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cope_0" table:style-name="ta1">
        <table:shapes>
          <draw:frame draw:z-index="0" draw:style-name="gr1" draw:text-style-name="P1" svg:width="6.2996in" svg:height="3.5394in" svg:x="2.0945in" svg:y="0.2425in">
            <draw:object draw:notify-on-update-of-ranges="scope_0.A1:scope_0.A2002 scope_0.B1:scope_0.B2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-ax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Volt</text:p>
          </table:table-cell>
        </table:table-row>
        <table:table-row table:style-name="ro1">
          <table:table-cell office:value-type="float" office:value="-0.0000138" calcext:value-type="float">
            <text:p>-0.0000138</text:p>
          </table:table-cell>
          <table:table-cell/>
        </table:table-row>
        <table:table-row table:style-name="ro1">
          <table:table-cell office:value-type="float" office:value="-0.00001375" calcext:value-type="float">
            <text:p>-0.00001375</text:p>
          </table:table-cell>
          <table:table-cell office:value-type="float" office:value="-0.024340452" calcext:value-type="float">
            <text:p>-0.024340452</text:p>
          </table:table-cell>
        </table:table-row>
        <table:table-row table:style-name="ro1">
          <table:table-cell office:value-type="float" office:value="-0.0000137" calcext:value-type="float">
            <text:p>-0.0000137</text:p>
          </table:table-cell>
          <table:table-cell office:value-type="float" office:value="-0.02145090831" calcext:value-type="float">
            <text:p>-0.02145090831</text:p>
          </table:table-cell>
        </table:table-row>
        <table:table-row table:style-name="ro1">
          <table:table-cell office:value-type="float" office:value="-0.00001365" calcext:value-type="float">
            <text:p>-0.00001365</text:p>
          </table:table-cell>
          <table:table-cell office:value-type="float" office:value="-0.02020682309" calcext:value-type="float">
            <text:p>-0.02020682309</text:p>
          </table:table-cell>
        </table:table-row>
        <table:table-row table:style-name="ro1">
          <table:table-cell office:value-type="float" office:value="-0.0000136" calcext:value-type="float">
            <text:p>-0.0000136</text:p>
          </table:table-cell>
          <table:table-cell office:value-type="float" office:value="-0.02449114788" calcext:value-type="float">
            <text:p>-0.02449114788</text:p>
          </table:table-cell>
        </table:table-row>
        <table:table-row table:style-name="ro1">
          <table:table-cell office:value-type="float" office:value="-0.00001355" calcext:value-type="float">
            <text:p>-0.00001355</text:p>
          </table:table-cell>
          <table:table-cell office:value-type="float" office:value="-0.02029460842" calcext:value-type="float">
            <text:p>-0.02029460842</text:p>
          </table:table-cell>
        </table:table-row>
        <table:table-row table:style-name="ro1">
          <table:table-cell office:value-type="float" office:value="-0.0000135" calcext:value-type="float">
            <text:p>-0.0000135</text:p>
          </table:table-cell>
          <table:table-cell office:value-type="float" office:value="-0.02377425702" calcext:value-type="float">
            <text:p>-0.02377425702</text:p>
          </table:table-cell>
        </table:table-row>
        <table:table-row table:style-name="ro1">
          <table:table-cell office:value-type="float" office:value="-0.00001345" calcext:value-type="float">
            <text:p>-0.00001345</text:p>
          </table:table-cell>
          <table:table-cell office:value-type="float" office:value="-0.0249685927" calcext:value-type="float">
            <text:p>-0.0249685927</text:p>
          </table:table-cell>
        </table:table-row>
        <table:table-row table:style-name="ro1">
          <table:table-cell office:value-type="float" office:value="-0.0000134" calcext:value-type="float">
            <text:p>-0.0000134</text:p>
          </table:table-cell>
          <table:table-cell office:value-type="float" office:value="-0.02459305905" calcext:value-type="float">
            <text:p>-0.02459305905</text:p>
          </table:table-cell>
        </table:table-row>
        <table:table-row table:style-name="ro1">
          <table:table-cell office:value-type="float" office:value="-0.00001335" calcext:value-type="float">
            <text:p>-0.00001335</text:p>
          </table:table-cell>
          <table:table-cell office:value-type="float" office:value="-0.02228045926" calcext:value-type="float">
            <text:p>-0.02228045926</text:p>
          </table:table-cell>
        </table:table-row>
        <table:table-row table:style-name="ro1">
          <table:table-cell office:value-type="float" office:value="-0.0000133" calcext:value-type="float">
            <text:p>-0.0000133</text:p>
          </table:table-cell>
          <table:table-cell office:value-type="float" office:value="-0.0215659805" calcext:value-type="float">
            <text:p>-0.0215659805</text:p>
          </table:table-cell>
        </table:table-row>
        <table:table-row table:style-name="ro1">
          <table:table-cell office:value-type="float" office:value="-0.00001325" calcext:value-type="float">
            <text:p>-0.00001325</text:p>
          </table:table-cell>
          <table:table-cell office:value-type="float" office:value="-0.02308224093" calcext:value-type="float">
            <text:p>-0.02308224093</text:p>
          </table:table-cell>
        </table:table-row>
        <table:table-row table:style-name="ro1">
          <table:table-cell office:value-type="float" office:value="-0.0000132" calcext:value-type="float">
            <text:p>-0.0000132</text:p>
          </table:table-cell>
          <table:table-cell office:value-type="float" office:value="-0.02589378337" calcext:value-type="float">
            <text:p>-0.02589378337</text:p>
          </table:table-cell>
        </table:table-row>
        <table:table-row table:style-name="ro1">
          <table:table-cell office:value-type="float" office:value="-0.00001315" calcext:value-type="float">
            <text:p>-0.00001315</text:p>
          </table:table-cell>
          <table:table-cell office:value-type="float" office:value="-0.02265309839" calcext:value-type="float">
            <text:p>-0.02265309839</text:p>
          </table:table-cell>
        </table:table-row>
        <table:table-row table:style-name="ro1">
          <table:table-cell office:value-type="float" office:value="-0.0000131" calcext:value-type="float">
            <text:p>-0.0000131</text:p>
          </table:table-cell>
          <table:table-cell office:value-type="float" office:value="-0.01990301924" calcext:value-type="float">
            <text:p>-0.01990301924</text:p>
          </table:table-cell>
        </table:table-row>
        <table:table-row table:style-name="ro1">
          <table:table-cell office:value-type="float" office:value="-0.00001305" calcext:value-type="float">
            <text:p>-0.00001305</text:p>
          </table:table-cell>
          <table:table-cell office:value-type="float" office:value="-0.02193028281" calcext:value-type="float">
            <text:p>-0.02193028281</text:p>
          </table:table-cell>
        </table:table-row>
        <table:table-row table:style-name="ro1">
          <table:table-cell office:value-type="float" office:value="-0.000013" calcext:value-type="float">
            <text:p>-0.000013</text:p>
          </table:table-cell>
          <table:table-cell office:value-type="float" office:value="-0.02359276165" calcext:value-type="float">
            <text:p>-0.02359276165</text:p>
          </table:table-cell>
        </table:table-row>
        <table:table-row table:style-name="ro1">
          <table:table-cell office:value-type="float" office:value="-0.00001295" calcext:value-type="float">
            <text:p>-0.00001295</text:p>
          </table:table-cell>
          <table:table-cell office:value-type="float" office:value="-0.02415509728" calcext:value-type="float">
            <text:p>-0.02415509728</text:p>
          </table:table-cell>
        </table:table-row>
        <table:table-row table:style-name="ro1">
          <table:table-cell office:value-type="float" office:value="-0.0000129" calcext:value-type="float">
            <text:p>-0.0000129</text:p>
          </table:table-cell>
          <table:table-cell office:value-type="float" office:value="-0.02021853685" calcext:value-type="float">
            <text:p>-0.02021853685</text:p>
          </table:table-cell>
        </table:table-row>
        <table:table-row table:style-name="ro1">
          <table:table-cell office:value-type="float" office:value="-0.00001285" calcext:value-type="float">
            <text:p>-0.00001285</text:p>
          </table:table-cell>
          <table:table-cell office:value-type="float" office:value="-0.01816336831" calcext:value-type="float">
            <text:p>-0.01816336831</text:p>
          </table:table-cell>
        </table:table-row>
        <table:table-row table:style-name="ro1">
          <table:table-cell office:value-type="float" office:value="-0.0000128" calcext:value-type="float">
            <text:p>-0.0000128</text:p>
          </table:table-cell>
          <table:table-cell office:value-type="float" office:value="-0.02078810877" calcext:value-type="float">
            <text:p>-0.02078810877</text:p>
          </table:table-cell>
        </table:table-row>
        <table:table-row table:style-name="ro1">
          <table:table-cell office:value-type="float" office:value="-0.00001275" calcext:value-type="float">
            <text:p>-0.00001275</text:p>
          </table:table-cell>
          <table:table-cell office:value-type="float" office:value="-0.02157045796" calcext:value-type="float">
            <text:p>-0.02157045796</text:p>
          </table:table-cell>
        </table:table-row>
        <table:table-row table:style-name="ro1">
          <table:table-cell office:value-type="float" office:value="-0.0000127" calcext:value-type="float">
            <text:p>-0.0000127</text:p>
          </table:table-cell>
          <table:table-cell office:value-type="float" office:value="-0.02402638165" calcext:value-type="float">
            <text:p>-0.02402638165</text:p>
          </table:table-cell>
        </table:table-row>
        <table:table-row table:style-name="ro1">
          <table:table-cell office:value-type="float" office:value="-0.00001265" calcext:value-type="float">
            <text:p>-0.00001265</text:p>
          </table:table-cell>
          <table:table-cell office:value-type="float" office:value="-0.02484084191" calcext:value-type="float">
            <text:p>-0.02484084191</text:p>
          </table:table-cell>
        </table:table-row>
        <table:table-row table:style-name="ro1">
          <table:table-cell office:value-type="float" office:value="-0.0000126" calcext:value-type="float">
            <text:p>-0.0000126</text:p>
          </table:table-cell>
          <table:table-cell office:value-type="float" office:value="-0.02245602991" calcext:value-type="float">
            <text:p>-0.02245602991</text:p>
          </table:table-cell>
        </table:table-row>
        <table:table-row table:style-name="ro1">
          <table:table-cell office:value-type="float" office:value="-0.00001255" calcext:value-type="float">
            <text:p>-0.00001255</text:p>
          </table:table-cell>
          <table:table-cell office:value-type="float" office:value="-0.02061253812" calcext:value-type="float">
            <text:p>-0.02061253812</text:p>
          </table:table-cell>
        </table:table-row>
        <table:table-row table:style-name="ro1">
          <table:table-cell office:value-type="float" office:value="-0.0000125" calcext:value-type="float">
            <text:p>-0.0000125</text:p>
          </table:table-cell>
          <table:table-cell office:value-type="float" office:value="-0.02621715537" calcext:value-type="float">
            <text:p>-0.02621715537</text:p>
          </table:table-cell>
        </table:table-row>
        <table:table-row table:style-name="ro1">
          <table:table-cell office:value-type="float" office:value="-0.00001245" calcext:value-type="float">
            <text:p>-0.00001245</text:p>
          </table:table-cell>
          <table:table-cell office:value-type="float" office:value="-0.02073642955" calcext:value-type="float">
            <text:p>-0.02073642955</text:p>
          </table:table-cell>
        </table:table-row>
        <table:table-row table:style-name="ro1">
          <table:table-cell office:value-type="float" office:value="-0.0000124" calcext:value-type="float">
            <text:p>-0.0000124</text:p>
          </table:table-cell>
          <table:table-cell office:value-type="float" office:value="-0.02445345883" calcext:value-type="float">
            <text:p>-0.02445345883</text:p>
          </table:table-cell>
        </table:table-row>
        <table:table-row table:style-name="ro1">
          <table:table-cell office:value-type="float" office:value="-0.00001235" calcext:value-type="float">
            <text:p>-0.00001235</text:p>
          </table:table-cell>
          <table:table-cell office:value-type="float" office:value="-0.0215274623" calcext:value-type="float">
            <text:p>-0.0215274623</text:p>
          </table:table-cell>
        </table:table-row>
        <table:table-row table:style-name="ro1">
          <table:table-cell office:value-type="float" office:value="-0.0000123" calcext:value-type="float">
            <text:p>-0.0000123</text:p>
          </table:table-cell>
          <table:table-cell office:value-type="float" office:value="-0.01892084273" calcext:value-type="float">
            <text:p>-0.01892084273</text:p>
          </table:table-cell>
        </table:table-row>
        <table:table-row table:style-name="ro1">
          <table:table-cell office:value-type="float" office:value="-0.00001225" calcext:value-type="float">
            <text:p>-0.00001225</text:p>
          </table:table-cell>
          <table:table-cell office:value-type="float" office:value="-0.0202459594" calcext:value-type="float">
            <text:p>-0.0202459594</text:p>
          </table:table-cell>
        </table:table-row>
        <table:table-row table:style-name="ro1">
          <table:table-cell office:value-type="float" office:value="-0.0000122" calcext:value-type="float">
            <text:p>-0.0000122</text:p>
          </table:table-cell>
          <table:table-cell office:value-type="float" office:value="-0.02392109354" calcext:value-type="float">
            <text:p>-0.02392109354</text:p>
          </table:table-cell>
        </table:table-row>
        <table:table-row table:style-name="ro1">
          <table:table-cell office:value-type="float" office:value="-0.00001215" calcext:value-type="float">
            <text:p>-0.00001215</text:p>
          </table:table-cell>
          <table:table-cell office:value-type="float" office:value="-0.02171461102" calcext:value-type="float">
            <text:p>-0.02171461102</text:p>
          </table:table-cell>
        </table:table-row>
        <table:table-row table:style-name="ro1">
          <table:table-cell office:value-type="float" office:value="-0.0000121" calcext:value-type="float">
            <text:p>-0.0000121</text:p>
          </table:table-cell>
          <table:table-cell office:value-type="float" office:value="-0.02327579679" calcext:value-type="float">
            <text:p>-0.02327579679</text:p>
          </table:table-cell>
        </table:table-row>
        <table:table-row table:style-name="ro1">
          <table:table-cell office:value-type="float" office:value="-0.00001205" calcext:value-type="float">
            <text:p>-0.00001205</text:p>
          </table:table-cell>
          <table:table-cell office:value-type="float" office:value="-0.02379031255" calcext:value-type="float">
            <text:p>-0.02379031255</text:p>
          </table:table-cell>
        </table:table-row>
        <table:table-row table:style-name="ro1">
          <table:table-cell office:value-type="float" office:value="-0.000012" calcext:value-type="float">
            <text:p>-0.000012</text:p>
          </table:table-cell>
          <table:table-cell office:value-type="float" office:value="-0.02370555743" calcext:value-type="float">
            <text:p>-0.02370555743</text:p>
          </table:table-cell>
        </table:table-row>
        <table:table-row table:style-name="ro1">
          <table:table-cell office:value-type="float" office:value="-0.00001195" calcext:value-type="float">
            <text:p>-0.00001195</text:p>
          </table:table-cell>
          <table:table-cell office:value-type="float" office:value="-0.02506423242" calcext:value-type="float">
            <text:p>-0.02506423242</text:p>
          </table:table-cell>
        </table:table-row>
        <table:table-row table:style-name="ro1">
          <table:table-cell office:value-type="float" office:value="-0.0000119" calcext:value-type="float">
            <text:p>-0.0000119</text:p>
          </table:table-cell>
          <table:table-cell office:value-type="float" office:value="-0.01538345451" calcext:value-type="float">
            <text:p>-0.01538345451</text:p>
          </table:table-cell>
        </table:table-row>
        <table:table-row table:style-name="ro1">
          <table:table-cell office:value-type="float" office:value="-0.00001185" calcext:value-type="float">
            <text:p>-0.00001185</text:p>
          </table:table-cell>
          <table:table-cell office:value-type="float" office:value="-0.02013557572" calcext:value-type="float">
            <text:p>-0.02013557572</text:p>
          </table:table-cell>
        </table:table-row>
        <table:table-row table:style-name="ro1">
          <table:table-cell office:value-type="float" office:value="-0.0000118" calcext:value-type="float">
            <text:p>-0.0000118</text:p>
          </table:table-cell>
          <table:table-cell office:value-type="float" office:value="-0.02326456545" calcext:value-type="float">
            <text:p>-0.02326456545</text:p>
          </table:table-cell>
        </table:table-row>
        <table:table-row table:style-name="ro1">
          <table:table-cell office:value-type="float" office:value="-0.00001175" calcext:value-type="float">
            <text:p>-0.00001175</text:p>
          </table:table-cell>
          <table:table-cell office:value-type="float" office:value="-0.02108261097" calcext:value-type="float">
            <text:p>-0.02108261097</text:p>
          </table:table-cell>
        </table:table-row>
        <table:table-row table:style-name="ro1">
          <table:table-cell office:value-type="float" office:value="-0.0000117" calcext:value-type="float">
            <text:p>-0.0000117</text:p>
          </table:table-cell>
          <table:table-cell office:value-type="float" office:value="-0.02164191639" calcext:value-type="float">
            <text:p>-0.02164191639</text:p>
          </table:table-cell>
        </table:table-row>
        <table:table-row table:style-name="ro1">
          <table:table-cell office:value-type="float" office:value="-0.00001165" calcext:value-type="float">
            <text:p>-0.00001165</text:p>
          </table:table-cell>
          <table:table-cell office:value-type="float" office:value="-0.0227632107" calcext:value-type="float">
            <text:p>-0.0227632107</text:p>
          </table:table-cell>
        </table:table-row>
        <table:table-row table:style-name="ro1">
          <table:table-cell office:value-type="float" office:value="-0.0000116" calcext:value-type="float">
            <text:p>-0.0000116</text:p>
          </table:table-cell>
          <table:table-cell office:value-type="float" office:value="-0.02445008189" calcext:value-type="float">
            <text:p>-0.02445008189</text:p>
          </table:table-cell>
        </table:table-row>
        <table:table-row table:style-name="ro1">
          <table:table-cell office:value-type="float" office:value="-0.00001155" calcext:value-type="float">
            <text:p>-0.00001155</text:p>
          </table:table-cell>
          <table:table-cell office:value-type="float" office:value="-0.02000423694" calcext:value-type="float">
            <text:p>-0.02000423694</text:p>
          </table:table-cell>
        </table:table-row>
        <table:table-row table:style-name="ro1">
          <table:table-cell office:value-type="float" office:value="-0.0000115" calcext:value-type="float">
            <text:p>-0.0000115</text:p>
          </table:table-cell>
          <table:table-cell office:value-type="float" office:value="-0.02212893423" calcext:value-type="float">
            <text:p>-0.02212893423</text:p>
          </table:table-cell>
        </table:table-row>
        <table:table-row table:style-name="ro1">
          <table:table-cell office:value-type="float" office:value="-0.00001145" calcext:value-type="float">
            <text:p>-0.00001145</text:p>
          </table:table-cell>
          <table:table-cell office:value-type="float" office:value="-0.01992100445" calcext:value-type="float">
            <text:p>-0.01992100445</text:p>
          </table:table-cell>
        </table:table-row>
        <table:table-row table:style-name="ro1">
          <table:table-cell office:value-type="float" office:value="-0.0000114" calcext:value-type="float">
            <text:p>-0.0000114</text:p>
          </table:table-cell>
          <table:table-cell office:value-type="float" office:value="-0.02170847524" calcext:value-type="float">
            <text:p>-0.02170847524</text:p>
          </table:table-cell>
        </table:table-row>
        <table:table-row table:style-name="ro1">
          <table:table-cell office:value-type="float" office:value="-0.00001135" calcext:value-type="float">
            <text:p>-0.00001135</text:p>
          </table:table-cell>
          <table:table-cell office:value-type="float" office:value="-0.02388222859" calcext:value-type="float">
            <text:p>-0.02388222859</text:p>
          </table:table-cell>
        </table:table-row>
        <table:table-row table:style-name="ro1">
          <table:table-cell office:value-type="float" office:value="-0.0000113" calcext:value-type="float">
            <text:p>-0.0000113</text:p>
          </table:table-cell>
          <table:table-cell office:value-type="float" office:value="-0.02044854555" calcext:value-type="float">
            <text:p>-0.02044854555</text:p>
          </table:table-cell>
        </table:table-row>
        <table:table-row table:style-name="ro1">
          <table:table-cell office:value-type="float" office:value="-0.00001125" calcext:value-type="float">
            <text:p>-0.00001125</text:p>
          </table:table-cell>
          <table:table-cell office:value-type="float" office:value="-0.02184043213" calcext:value-type="float">
            <text:p>-0.02184043213</text:p>
          </table:table-cell>
        </table:table-row>
        <table:table-row table:style-name="ro1">
          <table:table-cell office:value-type="float" office:value="-0.0000112" calcext:value-type="float">
            <text:p>-0.0000112</text:p>
          </table:table-cell>
          <table:table-cell office:value-type="float" office:value="-0.02345983993" calcext:value-type="float">
            <text:p>-0.02345983993</text:p>
          </table:table-cell>
        </table:table-row>
        <table:table-row table:style-name="ro1">
          <table:table-cell office:value-type="float" office:value="-0.00001115" calcext:value-type="float">
            <text:p>-0.00001115</text:p>
          </table:table-cell>
          <table:table-cell office:value-type="float" office:value="-0.02485352051" calcext:value-type="float">
            <text:p>-0.02485352051</text:p>
          </table:table-cell>
        </table:table-row>
        <table:table-row table:style-name="ro1">
          <table:table-cell office:value-type="float" office:value="-0.0000111" calcext:value-type="float">
            <text:p>-0.0000111</text:p>
          </table:table-cell>
          <table:table-cell office:value-type="float" office:value="-0.02583411407" calcext:value-type="float">
            <text:p>-0.02583411407</text:p>
          </table:table-cell>
        </table:table-row>
        <table:table-row table:style-name="ro1">
          <table:table-cell office:value-type="float" office:value="-0.00001105" calcext:value-type="float">
            <text:p>-0.00001105</text:p>
          </table:table-cell>
          <table:table-cell office:value-type="float" office:value="-0.02428394858" calcext:value-type="float">
            <text:p>-0.02428394858</text:p>
          </table:table-cell>
        </table:table-row>
        <table:table-row table:style-name="ro1">
          <table:table-cell office:value-type="float" office:value="-0.000011" calcext:value-type="float">
            <text:p>-0.000011</text:p>
          </table:table-cell>
          <table:table-cell office:value-type="float" office:value="-0.02378149331" calcext:value-type="float">
            <text:p>-0.02378149331</text:p>
          </table:table-cell>
        </table:table-row>
        <table:table-row table:style-name="ro1">
          <table:table-cell office:value-type="float" office:value="-0.00001095" calcext:value-type="float">
            <text:p>-0.00001095</text:p>
          </table:table-cell>
          <table:table-cell office:value-type="float" office:value="-0.02007990147" calcext:value-type="float">
            <text:p>-0.02007990147</text:p>
          </table:table-cell>
        </table:table-row>
        <table:table-row table:style-name="ro1">
          <table:table-cell office:value-type="float" office:value="-0.0000109" calcext:value-type="float">
            <text:p>-0.0000109</text:p>
          </table:table-cell>
          <table:table-cell office:value-type="float" office:value="-0.0249685927" calcext:value-type="float">
            <text:p>-0.0249685927</text:p>
          </table:table-cell>
        </table:table-row>
        <table:table-row table:style-name="ro1">
          <table:table-cell office:value-type="float" office:value="-0.00001085" calcext:value-type="float">
            <text:p>-0.00001085</text:p>
          </table:table-cell>
          <table:table-cell office:value-type="float" office:value="-0.02434803504" calcext:value-type="float">
            <text:p>-0.02434803504</text:p>
          </table:table-cell>
        </table:table-row>
        <table:table-row table:style-name="ro1">
          <table:table-cell office:value-type="float" office:value="-0.0000108" calcext:value-type="float">
            <text:p>-0.0000108</text:p>
          </table:table-cell>
          <table:table-cell office:value-type="float" office:value="-0.02627049291" calcext:value-type="float">
            <text:p>-0.02627049291</text:p>
          </table:table-cell>
        </table:table-row>
        <table:table-row table:style-name="ro1">
          <table:table-cell office:value-type="float" office:value="-0.00001075" calcext:value-type="float">
            <text:p>-0.00001075</text:p>
          </table:table-cell>
          <table:table-cell office:value-type="float" office:value="-0.02414158952" calcext:value-type="float">
            <text:p>-0.02414158952</text:p>
          </table:table-cell>
        </table:table-row>
        <table:table-row table:style-name="ro1">
          <table:table-cell office:value-type="float" office:value="-0.0000107" calcext:value-type="float">
            <text:p>-0.0000107</text:p>
          </table:table-cell>
          <table:table-cell office:value-type="float" office:value="-0.02362004852" calcext:value-type="float">
            <text:p>-0.02362004852</text:p>
          </table:table-cell>
        </table:table-row>
        <table:table-row table:style-name="ro1">
          <table:table-cell office:value-type="float" office:value="-0.00001065" calcext:value-type="float">
            <text:p>-0.00001065</text:p>
          </table:table-cell>
          <table:table-cell office:value-type="float" office:value="-0.02962520987" calcext:value-type="float">
            <text:p>-0.02962520987</text:p>
          </table:table-cell>
        </table:table-row>
        <table:table-row table:style-name="ro1">
          <table:table-cell office:value-type="float" office:value="-0.0000106" calcext:value-type="float">
            <text:p>-0.0000106</text:p>
          </table:table-cell>
          <table:table-cell office:value-type="float" office:value="-0.02484904305" calcext:value-type="float">
            <text:p>-0.02484904305</text:p>
          </table:table-cell>
        </table:table-row>
        <table:table-row table:style-name="ro1">
          <table:table-cell office:value-type="float" office:value="-0.00001055" calcext:value-type="float">
            <text:p>-0.00001055</text:p>
          </table:table-cell>
          <table:table-cell office:value-type="float" office:value="-0.02326745997" calcext:value-type="float">
            <text:p>-0.02326745997</text:p>
          </table:table-cell>
        </table:table-row>
        <table:table-row table:style-name="ro1">
          <table:table-cell office:value-type="float" office:value="-0.0000105" calcext:value-type="float">
            <text:p>-0.0000105</text:p>
          </table:table-cell>
          <table:table-cell office:value-type="float" office:value="-0.02435926637" calcext:value-type="float">
            <text:p>-0.02435926637</text:p>
          </table:table-cell>
        </table:table-row>
        <table:table-row table:style-name="ro1">
          <table:table-cell office:value-type="float" office:value="-0.00001045" calcext:value-type="float">
            <text:p>-0.00001045</text:p>
          </table:table-cell>
          <table:table-cell office:value-type="float" office:value="-0.02514209798" calcext:value-type="float">
            <text:p>-0.02514209798</text:p>
          </table:table-cell>
        </table:table-row>
        <table:table-row table:style-name="ro1">
          <table:table-cell office:value-type="float" office:value="-0.0000104" calcext:value-type="float">
            <text:p>-0.0000104</text:p>
          </table:table-cell>
          <table:table-cell office:value-type="float" office:value="-0.02546112821" calcext:value-type="float">
            <text:p>-0.02546112821</text:p>
          </table:table-cell>
        </table:table-row>
        <table:table-row table:style-name="ro1">
          <table:table-cell office:value-type="float" office:value="-0.00001035" calcext:value-type="float">
            <text:p>-0.00001035</text:p>
          </table:table-cell>
          <table:table-cell office:value-type="float" office:value="-0.02288916749" calcext:value-type="float">
            <text:p>-0.02288916749</text:p>
          </table:table-cell>
        </table:table-row>
        <table:table-row table:style-name="ro1">
          <table:table-cell office:value-type="float" office:value="-0.0000103" calcext:value-type="float">
            <text:p>-0.0000103</text:p>
          </table:table-cell>
          <table:table-cell office:value-type="float" office:value="-0.02423936998" calcext:value-type="float">
            <text:p>-0.02423936998</text:p>
          </table:table-cell>
        </table:table-row>
        <table:table-row table:style-name="ro1">
          <table:table-cell office:value-type="float" office:value="-0.00001025" calcext:value-type="float">
            <text:p>-0.00001025</text:p>
          </table:table-cell>
          <table:table-cell office:value-type="float" office:value="-0.02458630518" calcext:value-type="float">
            <text:p>-0.02458630518</text:p>
          </table:table-cell>
        </table:table-row>
        <table:table-row table:style-name="ro1">
          <table:table-cell office:value-type="float" office:value="-0.0000102" calcext:value-type="float">
            <text:p>-0.0000102</text:p>
          </table:table-cell>
          <table:table-cell office:value-type="float" office:value="-0.0181917557" calcext:value-type="float">
            <text:p>-0.0181917557</text:p>
          </table:table-cell>
        </table:table-row>
        <table:table-row table:style-name="ro1">
          <table:table-cell office:value-type="float" office:value="-0.00001015" calcext:value-type="float">
            <text:p>-0.00001015</text:p>
          </table:table-cell>
          <table:table-cell office:value-type="float" office:value="-0.02278966841" calcext:value-type="float">
            <text:p>-0.02278966841</text:p>
          </table:table-cell>
        </table:table-row>
        <table:table-row table:style-name="ro1">
          <table:table-cell office:value-type="float" office:value="-0.0000101" calcext:value-type="float">
            <text:p>-0.0000101</text:p>
          </table:table-cell>
          <table:table-cell office:value-type="float" office:value="-0.02130999651" calcext:value-type="float">
            <text:p>-0.02130999651</text:p>
          </table:table-cell>
        </table:table-row>
        <table:table-row table:style-name="ro1">
          <table:table-cell office:value-type="float" office:value="-0.00001005" calcext:value-type="float">
            <text:p>-0.00001005</text:p>
          </table:table-cell>
          <table:table-cell office:value-type="float" office:value="-0.02046025931" calcext:value-type="float">
            <text:p>-0.02046025931</text:p>
          </table:table-cell>
        </table:table-row>
        <table:table-row table:style-name="ro1">
          <table:table-cell office:value-type="float" office:value="-0.00001" calcext:value-type="float">
            <text:p>-0.00001</text:p>
          </table:table-cell>
          <table:table-cell office:value-type="float" office:value="-0.01994636164" calcext:value-type="float">
            <text:p>-0.01994636164</text:p>
          </table:table-cell>
        </table:table-row>
        <table:table-row table:style-name="ro1">
          <table:table-cell office:value-type="float" office:value="-0.00000995" calcext:value-type="float">
            <text:p>-0.00000995</text:p>
          </table:table-cell>
          <table:table-cell office:value-type="float" office:value="-0.01608311394" calcext:value-type="float">
            <text:p>-0.01608311394</text:p>
          </table:table-cell>
        </table:table-row>
        <table:table-row table:style-name="ro1">
          <table:table-cell office:value-type="float" office:value="-0.0000099" calcext:value-type="float">
            <text:p>-0.0000099</text:p>
          </table:table-cell>
          <table:table-cell office:value-type="float" office:value="-0.02018945598" calcext:value-type="float">
            <text:p>-0.02018945598</text:p>
          </table:table-cell>
        </table:table-row>
        <table:table-row table:style-name="ro1">
          <table:table-cell office:value-type="float" office:value="-0.00000985" calcext:value-type="float">
            <text:p>-0.00000985</text:p>
          </table:table-cell>
          <table:table-cell office:value-type="float" office:value="-0.0278730914" calcext:value-type="float">
            <text:p>-0.0278730914</text:p>
          </table:table-cell>
        </table:table-row>
        <table:table-row table:style-name="ro1">
          <table:table-cell office:value-type="float" office:value="-0.0000098" calcext:value-type="float">
            <text:p>-0.0000098</text:p>
          </table:table-cell>
          <table:table-cell office:value-type="float" office:value="-0.02008775586" calcext:value-type="float">
            <text:p>-0.02008775586</text:p>
          </table:table-cell>
        </table:table-row>
        <table:table-row table:style-name="ro1">
          <table:table-cell office:value-type="float" office:value="-0.00000975" calcext:value-type="float">
            <text:p>-0.00000975</text:p>
          </table:table-cell>
          <table:table-cell office:value-type="float" office:value="-0.01751069958" calcext:value-type="float">
            <text:p>-0.01751069958</text:p>
          </table:table-cell>
        </table:table-row>
        <table:table-row table:style-name="ro1">
          <table:table-cell office:value-type="float" office:value="-0.0000097" calcext:value-type="float">
            <text:p>-0.0000097</text:p>
          </table:table-cell>
          <table:table-cell office:value-type="float" office:value="-0.02178881321" calcext:value-type="float">
            <text:p>-0.02178881321</text:p>
          </table:table-cell>
        </table:table-row>
        <table:table-row table:style-name="ro1">
          <table:table-cell office:value-type="float" office:value="-0.00000965" calcext:value-type="float">
            <text:p>-0.00000965</text:p>
          </table:table-cell>
          <table:table-cell office:value-type="float" office:value="-0.01654656859" calcext:value-type="float">
            <text:p>-0.01654656859</text:p>
          </table:table-cell>
        </table:table-row>
        <table:table-row table:style-name="ro1">
          <table:table-cell office:value-type="float" office:value="-0.0000096" calcext:value-type="float">
            <text:p>-0.0000096</text:p>
          </table:table-cell>
          <table:table-cell office:value-type="float" office:value="-0.0213799323" calcext:value-type="float">
            <text:p>-0.0213799323</text:p>
          </table:table-cell>
        </table:table-row>
        <table:table-row table:style-name="ro1">
          <table:table-cell office:value-type="float" office:value="-0.00000955" calcext:value-type="float">
            <text:p>-0.00000955</text:p>
          </table:table-cell>
          <table:table-cell office:value-type="float" office:value="-0.02372609042" calcext:value-type="float">
            <text:p>-0.02372609042</text:p>
          </table:table-cell>
        </table:table-row>
        <table:table-row table:style-name="ro1">
          <table:table-cell office:value-type="float" office:value="-0.0000095" calcext:value-type="float">
            <text:p>-0.0000095</text:p>
          </table:table-cell>
          <table:table-cell office:value-type="float" office:value="-0.02215836183" calcext:value-type="float">
            <text:p>-0.02215836183</text:p>
          </table:table-cell>
        </table:table-row>
        <table:table-row table:style-name="ro1">
          <table:table-cell office:value-type="float" office:value="-0.00000945" calcext:value-type="float">
            <text:p>-0.00000945</text:p>
          </table:table-cell>
          <table:table-cell office:value-type="float" office:value="-0.01820719313" calcext:value-type="float">
            <text:p>-0.01820719313</text:p>
          </table:table-cell>
        </table:table-row>
        <table:table-row table:style-name="ro1">
          <table:table-cell office:value-type="float" office:value="-0.0000094" calcext:value-type="float">
            <text:p>-0.0000094</text:p>
          </table:table-cell>
          <table:table-cell office:value-type="float" office:value="-0.02415282086" calcext:value-type="float">
            <text:p>-0.02415282086</text:p>
          </table:table-cell>
        </table:table-row>
        <table:table-row table:style-name="ro1">
          <table:table-cell office:value-type="float" office:value="-0.00000935" calcext:value-type="float">
            <text:p>-0.00000935</text:p>
          </table:table-cell>
          <table:table-cell office:value-type="float" office:value="-0.02596717148" calcext:value-type="float">
            <text:p>-0.02596717148</text:p>
          </table:table-cell>
        </table:table-row>
        <table:table-row table:style-name="ro1">
          <table:table-cell office:value-type="float" office:value="-0.0000093" calcext:value-type="float">
            <text:p>-0.0000093</text:p>
          </table:table-cell>
          <table:table-cell office:value-type="float" office:value="-0.02337880848" calcext:value-type="float">
            <text:p>-0.02337880848</text:p>
          </table:table-cell>
        </table:table-row>
        <table:table-row table:style-name="ro1">
          <table:table-cell office:value-type="float" office:value="-0.00000925" calcext:value-type="float">
            <text:p>-0.00000925</text:p>
          </table:table-cell>
          <table:table-cell office:value-type="float" office:value="-0.02525661238" calcext:value-type="float">
            <text:p>-0.02525661238</text:p>
          </table:table-cell>
        </table:table-row>
        <table:table-row table:style-name="ro1">
          <table:table-cell office:value-type="float" office:value="-0.0000092" calcext:value-type="float">
            <text:p>-0.0000092</text:p>
          </table:table-cell>
          <table:table-cell office:value-type="float" office:value="-0.02102886639" calcext:value-type="float">
            <text:p>-0.02102886639</text:p>
          </table:table-cell>
        </table:table-row>
        <table:table-row table:style-name="ro1">
          <table:table-cell office:value-type="float" office:value="-0.00000915" calcext:value-type="float">
            <text:p>-0.00000915</text:p>
          </table:table-cell>
          <table:table-cell office:value-type="float" office:value="-0.02124426682" calcext:value-type="float">
            <text:p>-0.02124426682</text:p>
          </table:table-cell>
        </table:table-row>
        <table:table-row table:style-name="ro1">
          <table:table-cell office:value-type="float" office:value="-0.0000091" calcext:value-type="float">
            <text:p>-0.0000091</text:p>
          </table:table-cell>
          <table:table-cell office:value-type="float" office:value="-0.02418251983" calcext:value-type="float">
            <text:p>-0.02418251983</text:p>
          </table:table-cell>
        </table:table-row>
        <table:table-row table:style-name="ro1">
          <table:table-cell office:value-type="float" office:value="-0.00000905" calcext:value-type="float">
            <text:p>-0.00000905</text:p>
          </table:table-cell>
          <table:table-cell office:value-type="float" office:value="-0.02188163379" calcext:value-type="float">
            <text:p>-0.02188163379</text:p>
          </table:table-cell>
        </table:table-row>
        <table:table-row table:style-name="ro1">
          <table:table-cell office:value-type="float" office:value="-0.000009" calcext:value-type="float">
            <text:p>-0.000009</text:p>
          </table:table-cell>
          <table:table-cell office:value-type="float" office:value="-0.02561506535" calcext:value-type="float">
            <text:p>-0.02561506535</text:p>
          </table:table-cell>
        </table:table-row>
        <table:table-row table:style-name="ro1">
          <table:table-cell office:value-type="float" office:value="-0.00000895" calcext:value-type="float">
            <text:p>-0.00000895</text:p>
          </table:table-cell>
          <table:table-cell office:value-type="float" office:value="-0.02770358115" calcext:value-type="float">
            <text:p>-0.02770358115</text:p>
          </table:table-cell>
        </table:table-row>
        <table:table-row table:style-name="ro1">
          <table:table-cell office:value-type="float" office:value="-0.0000089" calcext:value-type="float">
            <text:p>-0.0000089</text:p>
          </table:table-cell>
          <table:table-cell office:value-type="float" office:value="-0.01901007531" calcext:value-type="float">
            <text:p>-0.01901007531</text:p>
          </table:table-cell>
        </table:table-row>
        <table:table-row table:style-name="ro1">
          <table:table-cell office:value-type="float" office:value="-0.00000885" calcext:value-type="float">
            <text:p>-0.00000885</text:p>
          </table:table-cell>
          <table:table-cell office:value-type="float" office:value="-0.02152759798" calcext:value-type="float">
            <text:p>-0.02152759798</text:p>
          </table:table-cell>
        </table:table-row>
        <table:table-row table:style-name="ro1">
          <table:table-cell office:value-type="float" office:value="-0.0000088" calcext:value-type="float">
            <text:p>-0.0000088</text:p>
          </table:table-cell>
          <table:table-cell office:value-type="float" office:value="-0.02345480467" calcext:value-type="float">
            <text:p>-0.02345480467</text:p>
          </table:table-cell>
        </table:table-row>
        <table:table-row table:style-name="ro1">
          <table:table-cell office:value-type="float" office:value="-0.00000875" calcext:value-type="float">
            <text:p>-0.00000875</text:p>
          </table:table-cell>
          <table:table-cell office:value-type="float" office:value="-0.02151574854" calcext:value-type="float">
            <text:p>-0.02151574854</text:p>
          </table:table-cell>
        </table:table-row>
        <table:table-row table:style-name="ro1">
          <table:table-cell office:value-type="float" office:value="-0.0000087" calcext:value-type="float">
            <text:p>-0.0000087</text:p>
          </table:table-cell>
          <table:table-cell office:value-type="float" office:value="-0.02690110601" calcext:value-type="float">
            <text:p>-0.02690110601</text:p>
          </table:table-cell>
        </table:table-row>
        <table:table-row table:style-name="ro1">
          <table:table-cell office:value-type="float" office:value="-0.00000865" calcext:value-type="float">
            <text:p>-0.00000865</text:p>
          </table:table-cell>
          <table:table-cell office:value-type="float" office:value="-0.02621867801" calcext:value-type="float">
            <text:p>-0.02621867801</text:p>
          </table:table-cell>
        </table:table-row>
        <table:table-row table:style-name="ro1">
          <table:table-cell office:value-type="float" office:value="-0.0000086" calcext:value-type="float">
            <text:p>-0.0000086</text:p>
          </table:table-cell>
          <table:table-cell office:value-type="float" office:value="-0.02212542161" calcext:value-type="float">
            <text:p>-0.02212542161</text:p>
          </table:table-cell>
        </table:table-row>
        <table:table-row table:style-name="ro1">
          <table:table-cell office:value-type="float" office:value="-0.00000855" calcext:value-type="float">
            <text:p>-0.00000855</text:p>
          </table:table-cell>
          <table:table-cell office:value-type="float" office:value="-0.02461125533" calcext:value-type="float">
            <text:p>-0.02461125533</text:p>
          </table:table-cell>
        </table:table-row>
        <table:table-row table:style-name="ro1">
          <table:table-cell office:value-type="float" office:value="-0.0000085" calcext:value-type="float">
            <text:p>-0.0000085</text:p>
          </table:table-cell>
          <table:table-cell office:value-type="float" office:value="-0.02224124758" calcext:value-type="float">
            <text:p>-0.02224124758</text:p>
          </table:table-cell>
        </table:table-row>
        <table:table-row table:style-name="ro1">
          <table:table-cell office:value-type="float" office:value="-0.00000845" calcext:value-type="float">
            <text:p>-0.00000845</text:p>
          </table:table-cell>
          <table:table-cell office:value-type="float" office:value="-0.02425280236" calcext:value-type="float">
            <text:p>-0.02425280236</text:p>
          </table:table-cell>
        </table:table-row>
        <table:table-row table:style-name="ro1">
          <table:table-cell office:value-type="float" office:value="-0.0000084" calcext:value-type="float">
            <text:p>-0.0000084</text:p>
          </table:table-cell>
          <table:table-cell office:value-type="float" office:value="-0.02526957741" calcext:value-type="float">
            <text:p>-0.02526957741</text:p>
          </table:table-cell>
        </table:table-row>
        <table:table-row table:style-name="ro1">
          <table:table-cell office:value-type="float" office:value="-0.00000835" calcext:value-type="float">
            <text:p>-0.00000835</text:p>
          </table:table-cell>
          <table:table-cell office:value-type="float" office:value="-0.02197244931" calcext:value-type="float">
            <text:p>-0.02197244931</text:p>
          </table:table-cell>
        </table:table-row>
        <table:table-row table:style-name="ro1">
          <table:table-cell office:value-type="float" office:value="-0.0000083" calcext:value-type="float">
            <text:p>-0.0000083</text:p>
          </table:table-cell>
          <table:table-cell office:value-type="float" office:value="-0.02144043076" calcext:value-type="float">
            <text:p>-0.02144043076</text:p>
          </table:table-cell>
        </table:table-row>
        <table:table-row table:style-name="ro1">
          <table:table-cell office:value-type="float" office:value="-0.00000825" calcext:value-type="float">
            <text:p>-0.00000825</text:p>
          </table:table-cell>
          <table:table-cell office:value-type="float" office:value="-0.02514429902" calcext:value-type="float">
            <text:p>-0.02514429902</text:p>
          </table:table-cell>
        </table:table-row>
        <table:table-row table:style-name="ro1">
          <table:table-cell office:value-type="float" office:value="-0.0000082" calcext:value-type="float">
            <text:p>-0.0000082</text:p>
          </table:table-cell>
          <table:table-cell office:value-type="float" office:value="-0.02034304638" calcext:value-type="float">
            <text:p>-0.02034304638</text:p>
          </table:table-cell>
        </table:table-row>
        <table:table-row table:style-name="ro1">
          <table:table-cell office:value-type="float" office:value="-0.00000815" calcext:value-type="float">
            <text:p>-0.00000815</text:p>
          </table:table-cell>
          <table:table-cell office:value-type="float" office:value="-0.02502370916" calcext:value-type="float">
            <text:p>-0.02502370916</text:p>
          </table:table-cell>
        </table:table-row>
        <table:table-row table:style-name="ro1">
          <table:table-cell office:value-type="float" office:value="-0.0000081" calcext:value-type="float">
            <text:p>-0.0000081</text:p>
          </table:table-cell>
          <table:table-cell office:value-type="float" office:value="-0.02063328217" calcext:value-type="float">
            <text:p>-0.02063328217</text:p>
          </table:table-cell>
        </table:table-row>
        <table:table-row table:style-name="ro1">
          <table:table-cell office:value-type="float" office:value="-0.00000805" calcext:value-type="float">
            <text:p>-0.00000805</text:p>
          </table:table-cell>
          <table:table-cell office:value-type="float" office:value="-0.02197424331" calcext:value-type="float">
            <text:p>-0.02197424331</text:p>
          </table:table-cell>
        </table:table-row>
        <table:table-row table:style-name="ro1">
          <table:table-cell office:value-type="float" office:value="-0.000008" calcext:value-type="float">
            <text:p>-0.000008</text:p>
          </table:table-cell>
          <table:table-cell office:value-type="float" office:value="-0.02048216418" calcext:value-type="float">
            <text:p>-0.02048216418</text:p>
          </table:table-cell>
        </table:table-row>
        <table:table-row table:style-name="ro1">
          <table:table-cell office:value-type="float" office:value="-0.00000795" calcext:value-type="float">
            <text:p>-0.00000795</text:p>
          </table:table-cell>
          <table:table-cell office:value-type="float" office:value="-0.02143981266" calcext:value-type="float">
            <text:p>-0.02143981266</text:p>
          </table:table-cell>
        </table:table-row>
        <table:table-row table:style-name="ro1">
          <table:table-cell office:value-type="float" office:value="-0.0000079" calcext:value-type="float">
            <text:p>-0.0000079</text:p>
          </table:table-cell>
          <table:table-cell office:value-type="float" office:value="-0.02345468407" calcext:value-type="float">
            <text:p>-0.02345468407</text:p>
          </table:table-cell>
        </table:table-row>
        <table:table-row table:style-name="ro1">
          <table:table-cell office:value-type="float" office:value="-0.00000785" calcext:value-type="float">
            <text:p>-0.00000785</text:p>
          </table:table-cell>
          <table:table-cell office:value-type="float" office:value="-0.02182223586" calcext:value-type="float">
            <text:p>-0.02182223586</text:p>
          </table:table-cell>
        </table:table-row>
        <table:table-row table:style-name="ro1">
          <table:table-cell office:value-type="float" office:value="-0.0000078" calcext:value-type="float">
            <text:p>-0.0000078</text:p>
          </table:table-cell>
          <table:table-cell office:value-type="float" office:value="-0.01577842063" calcext:value-type="float">
            <text:p>-0.01577842063</text:p>
          </table:table-cell>
        </table:table-row>
        <table:table-row table:style-name="ro1">
          <table:table-cell office:value-type="float" office:value="-0.00000775" calcext:value-type="float">
            <text:p>-0.00000775</text:p>
          </table:table-cell>
          <table:table-cell office:value-type="float" office:value="-0.02065526242" calcext:value-type="float">
            <text:p>-0.02065526242</text:p>
          </table:table-cell>
        </table:table-row>
        <table:table-row table:style-name="ro1">
          <table:table-cell office:value-type="float" office:value="-0.0000077" calcext:value-type="float">
            <text:p>-0.0000077</text:p>
          </table:table-cell>
          <table:table-cell office:value-type="float" office:value="-0.02118162762" calcext:value-type="float">
            <text:p>-0.02118162762</text:p>
          </table:table-cell>
        </table:table-row>
        <table:table-row table:style-name="ro1">
          <table:table-cell office:value-type="float" office:value="-0.00000765" calcext:value-type="float">
            <text:p>-0.00000765</text:p>
          </table:table-cell>
          <table:table-cell office:value-type="float" office:value="-0.02167478124" calcext:value-type="float">
            <text:p>-0.02167478124</text:p>
          </table:table-cell>
        </table:table-row>
        <table:table-row table:style-name="ro1">
          <table:table-cell office:value-type="float" office:value="-0.0000076" calcext:value-type="float">
            <text:p>-0.0000076</text:p>
          </table:table-cell>
          <table:table-cell office:value-type="float" office:value="-0.0204850587" calcext:value-type="float">
            <text:p>-0.0204850587</text:p>
          </table:table-cell>
        </table:table-row>
        <table:table-row table:style-name="ro1">
          <table:table-cell office:value-type="float" office:value="-0.00000755" calcext:value-type="float">
            <text:p>-0.00000755</text:p>
          </table:table-cell>
          <table:table-cell office:value-type="float" office:value="-0.01978553495" calcext:value-type="float">
            <text:p>-0.01978553495</text:p>
          </table:table-cell>
        </table:table-row>
        <table:table-row table:style-name="ro1">
          <table:table-cell office:value-type="float" office:value="-0.0000075" calcext:value-type="float">
            <text:p>-0.0000075</text:p>
          </table:table-cell>
          <table:table-cell office:value-type="float" office:value="-0.02589391905" calcext:value-type="float">
            <text:p>-0.02589391905</text:p>
          </table:table-cell>
        </table:table-row>
        <table:table-row table:style-name="ro1">
          <table:table-cell office:value-type="float" office:value="-0.00000745" calcext:value-type="float">
            <text:p>-0.00000745</text:p>
          </table:table-cell>
          <table:table-cell office:value-type="float" office:value="-0.02693446835" calcext:value-type="float">
            <text:p>-0.02693446835</text:p>
          </table:table-cell>
        </table:table-row>
        <table:table-row table:style-name="ro1">
          <table:table-cell office:value-type="float" office:value="-0.0000074" calcext:value-type="float">
            <text:p>-0.0000074</text:p>
          </table:table-cell>
          <table:table-cell office:value-type="float" office:value="-0.02520300348" calcext:value-type="float">
            <text:p>-0.02520300348</text:p>
          </table:table-cell>
        </table:table-row>
        <table:table-row table:style-name="ro1">
          <table:table-cell office:value-type="float" office:value="-0.00000735" calcext:value-type="float">
            <text:p>-0.00000735</text:p>
          </table:table-cell>
          <table:table-cell office:value-type="float" office:value="-0.02252604108" calcext:value-type="float">
            <text:p>-0.02252604108</text:p>
          </table:table-cell>
        </table:table-row>
        <table:table-row table:style-name="ro1">
          <table:table-cell office:value-type="float" office:value="-0.0000073" calcext:value-type="float">
            <text:p>-0.0000073</text:p>
          </table:table-cell>
          <table:table-cell office:value-type="float" office:value="-0.02358193736" calcext:value-type="float">
            <text:p>-0.02358193736</text:p>
          </table:table-cell>
        </table:table-row>
        <table:table-row table:style-name="ro1">
          <table:table-cell office:value-type="float" office:value="-0.00000725" calcext:value-type="float">
            <text:p>-0.00000725</text:p>
          </table:table-cell>
          <table:table-cell office:value-type="float" office:value="-0.02045350543" calcext:value-type="float">
            <text:p>-0.02045350543</text:p>
          </table:table-cell>
        </table:table-row>
        <table:table-row table:style-name="ro1">
          <table:table-cell office:value-type="float" office:value="-0.0000072" calcext:value-type="float">
            <text:p>-0.0000072</text:p>
          </table:table-cell>
          <table:table-cell office:value-type="float" office:value="-0.01825238983" calcext:value-type="float">
            <text:p>-0.01825238983</text:p>
          </table:table-cell>
        </table:table-row>
        <table:table-row table:style-name="ro1">
          <table:table-cell office:value-type="float" office:value="-0.00000715" calcext:value-type="float">
            <text:p>-0.00000715</text:p>
          </table:table-cell>
          <table:table-cell office:value-type="float" office:value="-0.01764395297" calcext:value-type="float">
            <text:p>-0.01764395297</text:p>
          </table:table-cell>
        </table:table-row>
        <table:table-row table:style-name="ro1">
          <table:table-cell office:value-type="float" office:value="-0.0000071" calcext:value-type="float">
            <text:p>-0.0000071</text:p>
          </table:table-cell>
          <table:table-cell office:value-type="float" office:value="-0.02514244472" calcext:value-type="float">
            <text:p>-0.02514244472</text:p>
          </table:table-cell>
        </table:table-row>
        <table:table-row table:style-name="ro1">
          <table:table-cell office:value-type="float" office:value="-0.00000705" calcext:value-type="float">
            <text:p>-0.00000705</text:p>
          </table:table-cell>
          <table:table-cell office:value-type="float" office:value="-0.02388375123" calcext:value-type="float">
            <text:p>-0.02388375123</text:p>
          </table:table-cell>
        </table:table-row>
        <table:table-row table:style-name="ro1">
          <table:table-cell office:value-type="float" office:value="-0.000007" calcext:value-type="float">
            <text:p>-0.000007</text:p>
          </table:table-cell>
          <table:table-cell office:value-type="float" office:value="-0.02424377206" calcext:value-type="float">
            <text:p>-0.02424377206</text:p>
          </table:table-cell>
        </table:table-row>
        <table:table-row table:style-name="ro1">
          <table:table-cell office:value-type="float" office:value="-0.00000695" calcext:value-type="float">
            <text:p>-0.00000695</text:p>
          </table:table-cell>
          <table:table-cell office:value-type="float" office:value="-0.02143581762" calcext:value-type="float">
            <text:p>-0.02143581762</text:p>
          </table:table-cell>
        </table:table-row>
        <table:table-row table:style-name="ro1">
          <table:table-cell office:value-type="float" office:value="-0.0000069" calcext:value-type="float">
            <text:p>-0.0000069</text:p>
          </table:table-cell>
          <table:table-cell office:value-type="float" office:value="-0.02005454428" calcext:value-type="float">
            <text:p>-0.02005454428</text:p>
          </table:table-cell>
        </table:table-row>
        <table:table-row table:style-name="ro1">
          <table:table-cell office:value-type="float" office:value="-0.00000685" calcext:value-type="float">
            <text:p>-0.00000685</text:p>
          </table:table-cell>
          <table:table-cell office:value-type="float" office:value="-0.01767758667" calcext:value-type="float">
            <text:p>-0.01767758667</text:p>
          </table:table-cell>
        </table:table-row>
        <table:table-row table:style-name="ro1">
          <table:table-cell office:value-type="float" office:value="-0.0000068" calcext:value-type="float">
            <text:p>-0.0000068</text:p>
          </table:table-cell>
          <table:table-cell office:value-type="float" office:value="-0.02242991894" calcext:value-type="float">
            <text:p>-0.02242991894</text:p>
          </table:table-cell>
        </table:table-row>
        <table:table-row table:style-name="ro1">
          <table:table-cell office:value-type="float" office:value="-0.00000675" calcext:value-type="float">
            <text:p>-0.00000675</text:p>
          </table:table-cell>
          <table:table-cell office:value-type="float" office:value="-0.02264717367" calcext:value-type="float">
            <text:p>-0.02264717367</text:p>
          </table:table-cell>
        </table:table-row>
        <table:table-row table:style-name="ro1">
          <table:table-cell office:value-type="float" office:value="-0.0000067" calcext:value-type="float">
            <text:p>-0.0000067</text:p>
          </table:table-cell>
          <table:table-cell office:value-type="float" office:value="-0.02009630374" calcext:value-type="float">
            <text:p>-0.02009630374</text:p>
          </table:table-cell>
        </table:table-row>
        <table:table-row table:style-name="ro1">
          <table:table-cell office:value-type="float" office:value="-0.00000665" calcext:value-type="float">
            <text:p>-0.00000665</text:p>
          </table:table-cell>
          <table:table-cell office:value-type="float" office:value="-0.02424977216" calcext:value-type="float">
            <text:p>-0.02424977216</text:p>
          </table:table-cell>
        </table:table-row>
        <table:table-row table:style-name="ro1">
          <table:table-cell office:value-type="float" office:value="-0.0000066" calcext:value-type="float">
            <text:p>-0.0000066</text:p>
          </table:table-cell>
          <table:table-cell office:value-type="float" office:value="-0.02140198793" calcext:value-type="float">
            <text:p>-0.02140198793</text:p>
          </table:table-cell>
        </table:table-row>
        <table:table-row table:style-name="ro1">
          <table:table-cell office:value-type="float" office:value="-0.00000655" calcext:value-type="float">
            <text:p>-0.00000655</text:p>
          </table:table-cell>
          <table:table-cell office:value-type="float" office:value="-0.02132694151" calcext:value-type="float">
            <text:p>-0.02132694151</text:p>
          </table:table-cell>
        </table:table-row>
        <table:table-row table:style-name="ro1">
          <table:table-cell office:value-type="float" office:value="-0.0000065" calcext:value-type="float">
            <text:p>-0.0000065</text:p>
          </table:table-cell>
          <table:table-cell office:value-type="float" office:value="-0.02448846442" calcext:value-type="float">
            <text:p>-0.02448846442</text:p>
          </table:table-cell>
        </table:table-row>
        <table:table-row table:style-name="ro1">
          <table:table-cell office:value-type="float" office:value="-0.00000645" calcext:value-type="float">
            <text:p>-0.00000645</text:p>
          </table:table-cell>
          <table:table-cell office:value-type="float" office:value="-0.02710685804" calcext:value-type="float">
            <text:p>-0.02710685804</text:p>
          </table:table-cell>
        </table:table-row>
        <table:table-row table:style-name="ro1">
          <table:table-cell office:value-type="float" office:value="-0.0000064" calcext:value-type="float">
            <text:p>-0.0000064</text:p>
          </table:table-cell>
          <table:table-cell office:value-type="float" office:value="-0.02649071754" calcext:value-type="float">
            <text:p>-0.02649071754</text:p>
          </table:table-cell>
        </table:table-row>
        <table:table-row table:style-name="ro1">
          <table:table-cell office:value-type="float" office:value="-0.00000635" calcext:value-type="float">
            <text:p>-0.00000635</text:p>
          </table:table-cell>
          <table:table-cell office:value-type="float" office:value="-0.02447177571" calcext:value-type="float">
            <text:p>-0.02447177571</text:p>
          </table:table-cell>
        </table:table-row>
        <table:table-row table:style-name="ro1">
          <table:table-cell office:value-type="float" office:value="-0.0000063" calcext:value-type="float">
            <text:p>-0.0000063</text:p>
          </table:table-cell>
          <table:table-cell office:value-type="float" office:value="-0.02166850978" calcext:value-type="float">
            <text:p>-0.02166850978</text:p>
          </table:table-cell>
        </table:table-row>
        <table:table-row table:style-name="ro1">
          <table:table-cell office:value-type="float" office:value="-0.00000625" calcext:value-type="float">
            <text:p>-0.00000625</text:p>
          </table:table-cell>
          <table:table-cell office:value-type="float" office:value="-0.0199405726" calcext:value-type="float">
            <text:p>-0.0199405726</text:p>
          </table:table-cell>
        </table:table-row>
        <table:table-row table:style-name="ro1">
          <table:table-cell office:value-type="float" office:value="-0.0000062" calcext:value-type="float">
            <text:p>-0.0000062</text:p>
          </table:table-cell>
          <table:table-cell office:value-type="float" office:value="-0.01967673422" calcext:value-type="float">
            <text:p>-0.01967673422</text:p>
          </table:table-cell>
        </table:table-row>
        <table:table-row table:style-name="ro1">
          <table:table-cell office:value-type="float" office:value="-0.00000615" calcext:value-type="float">
            <text:p>-0.00000615</text:p>
          </table:table-cell>
          <table:table-cell office:value-type="float" office:value="-0.02391669146" calcext:value-type="float">
            <text:p>-0.02391669146</text:p>
          </table:table-cell>
        </table:table-row>
        <table:table-row table:style-name="ro1">
          <table:table-cell office:value-type="float" office:value="-0.0000061" calcext:value-type="float">
            <text:p>-0.0000061</text:p>
          </table:table-cell>
          <table:table-cell office:value-type="float" office:value="-0.02010979642" calcext:value-type="float">
            <text:p>-0.02010979642</text:p>
          </table:table-cell>
        </table:table-row>
        <table:table-row table:style-name="ro1">
          <table:table-cell office:value-type="float" office:value="-0.00000605" calcext:value-type="float">
            <text:p>-0.00000605</text:p>
          </table:table-cell>
          <table:table-cell office:value-type="float" office:value="-0.0203874893" calcext:value-type="float">
            <text:p>-0.0203874893</text:p>
          </table:table-cell>
        </table:table-row>
        <table:table-row table:style-name="ro1">
          <table:table-cell office:value-type="float" office:value="-0.000006" calcext:value-type="float">
            <text:p>-0.000006</text:p>
          </table:table-cell>
          <table:table-cell office:value-type="float" office:value="-0.02083482811" calcext:value-type="float">
            <text:p>-0.02083482811</text:p>
          </table:table-cell>
        </table:table-row>
        <table:table-row table:style-name="ro1">
          <table:table-cell office:value-type="float" office:value="-0.00000595" calcext:value-type="float">
            <text:p>-0.00000595</text:p>
          </table:table-cell>
          <table:table-cell office:value-type="float" office:value="-0.01975398168" calcext:value-type="float">
            <text:p>-0.01975398168</text:p>
          </table:table-cell>
        </table:table-row>
        <table:table-row table:style-name="ro1">
          <table:table-cell office:value-type="float" office:value="-0.0000059" calcext:value-type="float">
            <text:p>-0.0000059</text:p>
          </table:table-cell>
          <table:table-cell office:value-type="float" office:value="-0.02147487854" calcext:value-type="float">
            <text:p>-0.02147487854</text:p>
          </table:table-cell>
        </table:table-row>
        <table:table-row table:style-name="ro1">
          <table:table-cell office:value-type="float" office:value="-0.00000585" calcext:value-type="float">
            <text:p>-0.00000585</text:p>
          </table:table-cell>
          <table:table-cell office:value-type="float" office:value="-0.02030011102" calcext:value-type="float">
            <text:p>-0.02030011102</text:p>
          </table:table-cell>
        </table:table-row>
        <table:table-row table:style-name="ro1">
          <table:table-cell office:value-type="float" office:value="-0.0000058" calcext:value-type="float">
            <text:p>-0.0000058</text:p>
          </table:table-cell>
          <table:table-cell office:value-type="float" office:value="-0.02545431403" calcext:value-type="float">
            <text:p>-0.02545431403</text:p>
          </table:table-cell>
        </table:table-row>
        <table:table-row table:style-name="ro1">
          <table:table-cell office:value-type="float" office:value="-0.00000575" calcext:value-type="float">
            <text:p>-0.00000575</text:p>
          </table:table-cell>
          <table:table-cell office:value-type="float" office:value="-0.02450004249" calcext:value-type="float">
            <text:p>-0.02450004249</text:p>
          </table:table-cell>
        </table:table-row>
        <table:table-row table:style-name="ro1">
          <table:table-cell office:value-type="float" office:value="-0.0000057" calcext:value-type="float">
            <text:p>-0.0000057</text:p>
          </table:table-cell>
          <table:table-cell office:value-type="float" office:value="-0.02575410777" calcext:value-type="float">
            <text:p>-0.02575410777</text:p>
          </table:table-cell>
        </table:table-row>
        <table:table-row table:style-name="ro1">
          <table:table-cell office:value-type="float" office:value="-0.00000565" calcext:value-type="float">
            <text:p>-0.00000565</text:p>
          </table:table-cell>
          <table:table-cell office:value-type="float" office:value="-0.01774167312" calcext:value-type="float">
            <text:p>-0.01774167312</text:p>
          </table:table-cell>
        </table:table-row>
        <table:table-row table:style-name="ro1">
          <table:table-cell office:value-type="float" office:value="-0.0000056" calcext:value-type="float">
            <text:p>-0.0000056</text:p>
          </table:table-cell>
          <table:table-cell office:value-type="float" office:value="-0.02416460999" calcext:value-type="float">
            <text:p>-0.02416460999</text:p>
          </table:table-cell>
        </table:table-row>
        <table:table-row table:style-name="ro1">
          <table:table-cell office:value-type="float" office:value="-0.00000555" calcext:value-type="float">
            <text:p>-0.00000555</text:p>
          </table:table-cell>
          <table:table-cell office:value-type="float" office:value="-0.0198208119" calcext:value-type="float">
            <text:p>-0.0198208119</text:p>
          </table:table-cell>
        </table:table-row>
        <table:table-row table:style-name="ro1">
          <table:table-cell office:value-type="float" office:value="-0.0000055" calcext:value-type="float">
            <text:p>-0.0000055</text:p>
          </table:table-cell>
          <table:table-cell office:value-type="float" office:value="-0.02324395708" calcext:value-type="float">
            <text:p>-0.02324395708</text:p>
          </table:table-cell>
        </table:table-row>
        <table:table-row table:style-name="ro1">
          <table:table-cell office:value-type="float" office:value="-0.00000545" calcext:value-type="float">
            <text:p>-0.00000545</text:p>
          </table:table-cell>
          <table:table-cell office:value-type="float" office:value="-0.02784152306" calcext:value-type="float">
            <text:p>-0.02784152306</text:p>
          </table:table-cell>
        </table:table-row>
        <table:table-row table:style-name="ro1">
          <table:table-cell office:value-type="float" office:value="-0.0000054" calcext:value-type="float">
            <text:p>-0.0000054</text:p>
          </table:table-cell>
          <table:table-cell office:value-type="float" office:value="-0.02513092695" calcext:value-type="float">
            <text:p>-0.02513092695</text:p>
          </table:table-cell>
        </table:table-row>
        <table:table-row table:style-name="ro1">
          <table:table-cell office:value-type="float" office:value="-0.00000535" calcext:value-type="float">
            <text:p>-0.00000535</text:p>
          </table:table-cell>
          <table:table-cell office:value-type="float" office:value="-0.02402638165" calcext:value-type="float">
            <text:p>-0.02402638165</text:p>
          </table:table-cell>
        </table:table-row>
        <table:table-row table:style-name="ro1">
          <table:table-cell office:value-type="float" office:value="-0.0000053" calcext:value-type="float">
            <text:p>-0.0000053</text:p>
          </table:table-cell>
          <table:table-cell office:value-type="float" office:value="-0.02189300081" calcext:value-type="float">
            <text:p>-0.02189300081</text:p>
          </table:table-cell>
        </table:table-row>
        <table:table-row table:style-name="ro1">
          <table:table-cell office:value-type="float" office:value="-0.00000525" calcext:value-type="float">
            <text:p>-0.00000525</text:p>
          </table:table-cell>
          <table:table-cell office:value-type="float" office:value="-0.02651221537" calcext:value-type="float">
            <text:p>-0.02651221537</text:p>
          </table:table-cell>
        </table:table-row>
        <table:table-row table:style-name="ro1">
          <table:table-cell office:value-type="float" office:value="-0.0000052" calcext:value-type="float">
            <text:p>-0.0000052</text:p>
          </table:table-cell>
          <table:table-cell office:value-type="float" office:value="-0.02212673319" calcext:value-type="float">
            <text:p>-0.02212673319</text:p>
          </table:table-cell>
        </table:table-row>
        <table:table-row table:style-name="ro1">
          <table:table-cell office:value-type="float" office:value="-0.00000515" calcext:value-type="float">
            <text:p>-0.00000515</text:p>
          </table:table-cell>
          <table:table-cell office:value-type="float" office:value="-0.02263972631" calcext:value-type="float">
            <text:p>-0.02263972631</text:p>
          </table:table-cell>
        </table:table-row>
        <table:table-row table:style-name="ro1">
          <table:table-cell office:value-type="float" office:value="-0.0000051" calcext:value-type="float">
            <text:p>-0.0000051</text:p>
          </table:table-cell>
          <table:table-cell office:value-type="float" office:value="-0.02096913679" calcext:value-type="float">
            <text:p>-0.02096913679</text:p>
          </table:table-cell>
        </table:table-row>
        <table:table-row table:style-name="ro1">
          <table:table-cell office:value-type="float" office:value="-0.00000505" calcext:value-type="float">
            <text:p>-0.00000505</text:p>
          </table:table-cell>
          <table:table-cell office:value-type="float" office:value="-0.02446283587" calcext:value-type="float">
            <text:p>-0.02446283587</text:p>
          </table:table-cell>
        </table:table-row>
        <table:table-row table:style-name="ro1">
          <table:table-cell office:value-type="float" office:value="-0.000005" calcext:value-type="float">
            <text:p>-0.000005</text:p>
          </table:table-cell>
          <table:table-cell office:value-type="float" office:value="-0.02028117604" calcext:value-type="float">
            <text:p>-0.02028117604</text:p>
          </table:table-cell>
        </table:table-row>
        <table:table-row table:style-name="ro1">
          <table:table-cell office:value-type="float" office:value="-0.00000495" calcext:value-type="float">
            <text:p>-0.00000495</text:p>
          </table:table-cell>
          <table:table-cell office:value-type="float" office:value="-0.01845291063" calcext:value-type="float">
            <text:p>-0.01845291063</text:p>
          </table:table-cell>
        </table:table-row>
        <table:table-row table:style-name="ro1">
          <table:table-cell office:value-type="float" office:value="-0.0000049" calcext:value-type="float">
            <text:p>-0.0000049</text:p>
          </table:table-cell>
          <table:table-cell office:value-type="float" office:value="-0.02465452235" calcext:value-type="float">
            <text:p>-0.02465452235</text:p>
          </table:table-cell>
        </table:table-row>
        <table:table-row table:style-name="ro1">
          <table:table-cell office:value-type="float" office:value="-0.00000485" calcext:value-type="float">
            <text:p>-0.00000485</text:p>
          </table:table-cell>
          <table:table-cell office:value-type="float" office:value="-0.02529395468" calcext:value-type="float">
            <text:p>-0.02529395468</text:p>
          </table:table-cell>
        </table:table-row>
        <table:table-row table:style-name="ro1">
          <table:table-cell office:value-type="float" office:value="-0.0000048" calcext:value-type="float">
            <text:p>-0.0000048</text:p>
          </table:table-cell>
          <table:table-cell office:value-type="float" office:value="-0.02340829639" calcext:value-type="float">
            <text:p>-0.02340829639</text:p>
          </table:table-cell>
        </table:table-row>
        <table:table-row table:style-name="ro1">
          <table:table-cell office:value-type="float" office:value="-0.00000475" calcext:value-type="float">
            <text:p>-0.00000475</text:p>
          </table:table-cell>
          <table:table-cell office:value-type="float" office:value="-0.02369494419" calcext:value-type="float">
            <text:p>-0.02369494419</text:p>
          </table:table-cell>
        </table:table-row>
        <table:table-row table:style-name="ro1">
          <table:table-cell office:value-type="float" office:value="-0.0000047" calcext:value-type="float">
            <text:p>-0.0000047</text:p>
          </table:table-cell>
          <table:table-cell office:value-type="float" office:value="-0.02736172644" calcext:value-type="float">
            <text:p>-0.02736172644</text:p>
          </table:table-cell>
        </table:table-row>
        <table:table-row table:style-name="ro1">
          <table:table-cell office:value-type="float" office:value="-0.00000465" calcext:value-type="float">
            <text:p>-0.00000465</text:p>
          </table:table-cell>
          <table:table-cell office:value-type="float" office:value="-0.02140480707" calcext:value-type="float">
            <text:p>-0.02140480707</text:p>
          </table:table-cell>
        </table:table-row>
        <table:table-row table:style-name="ro1">
          <table:table-cell office:value-type="float" office:value="-0.0000046" calcext:value-type="float">
            <text:p>-0.0000046</text:p>
          </table:table-cell>
          <table:table-cell office:value-type="float" office:value="-0.02220280476" calcext:value-type="float">
            <text:p>-0.02220280476</text:p>
          </table:table-cell>
        </table:table-row>
        <table:table-row table:style-name="ro1">
          <table:table-cell office:value-type="float" office:value="-0.00000455" calcext:value-type="float">
            <text:p>-0.00000455</text:p>
          </table:table-cell>
          <table:table-cell office:value-type="float" office:value="-0.02505708657" calcext:value-type="float">
            <text:p>-0.02505708657</text:p>
          </table:table-cell>
        </table:table-row>
        <table:table-row table:style-name="ro1">
          <table:table-cell office:value-type="float" office:value="-0.0000045" calcext:value-type="float">
            <text:p>-0.0000045</text:p>
          </table:table-cell>
          <table:table-cell office:value-type="float" office:value="-0.02681519006" calcext:value-type="float">
            <text:p>-0.02681519006</text:p>
          </table:table-cell>
        </table:table-row>
        <table:table-row table:style-name="ro1">
          <table:table-cell office:value-type="float" office:value="-0.00000445" calcext:value-type="float">
            <text:p>-0.00000445</text:p>
          </table:table-cell>
          <table:table-cell office:value-type="float" office:value="-0.02096643825" calcext:value-type="float">
            <text:p>-0.02096643825</text:p>
          </table:table-cell>
        </table:table-row>
        <table:table-row table:style-name="ro1">
          <table:table-cell office:value-type="float" office:value="-0.0000044" calcext:value-type="float">
            <text:p>-0.0000044</text:p>
          </table:table-cell>
          <table:table-cell office:value-type="float" office:value="-0.0201753452" calcext:value-type="float">
            <text:p>-0.0201753452</text:p>
          </table:table-cell>
        </table:table-row>
        <table:table-row table:style-name="ro1">
          <table:table-cell office:value-type="float" office:value="-0.00000435" calcext:value-type="float">
            <text:p>-0.00000435</text:p>
          </table:table-cell>
          <table:table-cell office:value-type="float" office:value="-0.02381980046" calcext:value-type="float">
            <text:p>-0.02381980046</text:p>
          </table:table-cell>
        </table:table-row>
        <table:table-row table:style-name="ro1">
          <table:table-cell office:value-type="float" office:value="-0.0000043" calcext:value-type="float">
            <text:p>-0.0000043</text:p>
          </table:table-cell>
          <table:table-cell office:value-type="float" office:value="-0.02302986823" calcext:value-type="float">
            <text:p>-0.02302986823</text:p>
          </table:table-cell>
        </table:table-row>
        <table:table-row table:style-name="ro1">
          <table:table-cell office:value-type="float" office:value="-0.00000425" calcext:value-type="float">
            <text:p>-0.00000425</text:p>
          </table:table-cell>
          <table:table-cell office:value-type="float" office:value="-0.023379909" calcext:value-type="float">
            <text:p>-0.023379909</text:p>
          </table:table-cell>
        </table:table-row>
        <table:table-row table:style-name="ro1">
          <table:table-cell office:value-type="float" office:value="-0.0000042" calcext:value-type="float">
            <text:p>-0.0000042</text:p>
          </table:table-cell>
          <table:table-cell office:value-type="float" office:value="-0.02452354538" calcext:value-type="float">
            <text:p>-0.02452354538</text:p>
          </table:table-cell>
        </table:table-row>
        <table:table-row table:style-name="ro1">
          <table:table-cell office:value-type="float" office:value="-0.00000415" calcext:value-type="float">
            <text:p>-0.00000415</text:p>
          </table:table-cell>
          <table:table-cell office:value-type="float" office:value="-0.0197477856" calcext:value-type="float">
            <text:p>-0.0197477856</text:p>
          </table:table-cell>
        </table:table-row>
        <table:table-row table:style-name="ro1">
          <table:table-cell office:value-type="float" office:value="-0.0000041" calcext:value-type="float">
            <text:p>-0.0000041</text:p>
          </table:table-cell>
          <table:table-cell office:value-type="float" office:value="-0.01897707479" calcext:value-type="float">
            <text:p>-0.01897707479</text:p>
          </table:table-cell>
        </table:table-row>
        <table:table-row table:style-name="ro1">
          <table:table-cell office:value-type="float" office:value="-0.00000405" calcext:value-type="float">
            <text:p>-0.00000405</text:p>
          </table:table-cell>
          <table:table-cell office:value-type="float" office:value="-0.02028399518" calcext:value-type="float">
            <text:p>-0.02028399518</text:p>
          </table:table-cell>
        </table:table-row>
        <table:table-row table:style-name="ro1">
          <table:table-cell office:value-type="float" office:value="-0.000004" calcext:value-type="float">
            <text:p>-0.000004</text:p>
          </table:table-cell>
          <table:table-cell office:value-type="float" office:value="-0.01737446122" calcext:value-type="float">
            <text:p>-0.01737446122</text:p>
          </table:table-cell>
        </table:table-row>
        <table:table-row table:style-name="ro1">
          <table:table-cell office:value-type="float" office:value="-0.00000395" calcext:value-type="float">
            <text:p>-0.00000395</text:p>
          </table:table-cell>
          <table:table-cell office:value-type="float" office:value="-0.02064050339" calcext:value-type="float">
            <text:p>-0.02064050339</text:p>
          </table:table-cell>
        </table:table-row>
        <table:table-row table:style-name="ro1">
          <table:table-cell office:value-type="float" office:value="-0.0000039" calcext:value-type="float">
            <text:p>-0.0000039</text:p>
          </table:table-cell>
          <table:table-cell office:value-type="float" office:value="-0.02573144912" calcext:value-type="float">
            <text:p>-0.02573144912</text:p>
          </table:table-cell>
        </table:table-row>
        <table:table-row table:style-name="ro1">
          <table:table-cell office:value-type="float" office:value="-0.00000385" calcext:value-type="float">
            <text:p>-0.00000385</text:p>
          </table:table-cell>
          <table:table-cell office:value-type="float" office:value="-0.01826439002" calcext:value-type="float">
            <text:p>-0.01826439002</text:p>
          </table:table-cell>
        </table:table-row>
        <table:table-row table:style-name="ro1">
          <table:table-cell office:value-type="float" office:value="-0.0000038" calcext:value-type="float">
            <text:p>-0.0000038</text:p>
          </table:table-cell>
          <table:table-cell office:value-type="float" office:value="-0.02346451337" calcext:value-type="float">
            <text:p>-0.02346451337</text:p>
          </table:table-cell>
        </table:table-row>
        <table:table-row table:style-name="ro1">
          <table:table-cell office:value-type="float" office:value="-0.00000375" calcext:value-type="float">
            <text:p>-0.00000375</text:p>
          </table:table-cell>
          <table:table-cell office:value-type="float" office:value="-0.0199550452" calcext:value-type="float">
            <text:p>-0.0199550452</text:p>
          </table:table-cell>
        </table:table-row>
        <table:table-row table:style-name="ro1">
          <table:table-cell office:value-type="float" office:value="-0.0000037" calcext:value-type="float">
            <text:p>-0.0000037</text:p>
          </table:table-cell>
          <table:table-cell office:value-type="float" office:value="-0.01946498209" calcext:value-type="float">
            <text:p>-0.01946498209</text:p>
          </table:table-cell>
        </table:table-row>
        <table:table-row table:style-name="ro1">
          <table:table-cell office:value-type="float" office:value="-0.00000365" calcext:value-type="float">
            <text:p>-0.00000365</text:p>
          </table:table-cell>
          <table:table-cell office:value-type="float" office:value="-0.01941150887" calcext:value-type="float">
            <text:p>-0.01941150887</text:p>
          </table:table-cell>
        </table:table-row>
        <table:table-row table:style-name="ro1">
          <table:table-cell office:value-type="float" office:value="-0.0000036" calcext:value-type="float">
            <text:p>-0.0000036</text:p>
          </table:table-cell>
          <table:table-cell office:value-type="float" office:value="-0.01860559649" calcext:value-type="float">
            <text:p>-0.01860559649</text:p>
          </table:table-cell>
        </table:table-row>
        <table:table-row table:style-name="ro1">
          <table:table-cell office:value-type="float" office:value="-0.00000355" calcext:value-type="float">
            <text:p>-0.00000355</text:p>
          </table:table-cell>
          <table:table-cell office:value-type="float" office:value="-0.02301030008" calcext:value-type="float">
            <text:p>-0.02301030008</text:p>
          </table:table-cell>
        </table:table-row>
        <table:table-row table:style-name="ro1">
          <table:table-cell office:value-type="float" office:value="-0.0000035" calcext:value-type="float">
            <text:p>-0.0000035</text:p>
          </table:table-cell>
          <table:table-cell office:value-type="float" office:value="-0.02439487498" calcext:value-type="float">
            <text:p>-0.02439487498</text:p>
          </table:table-cell>
        </table:table-row>
        <table:table-row table:style-name="ro1">
          <table:table-cell office:value-type="float" office:value="-0.00000345" calcext:value-type="float">
            <text:p>-0.00000345</text:p>
          </table:table-cell>
          <table:table-cell office:value-type="float" office:value="-0.01966247268" calcext:value-type="float">
            <text:p>-0.01966247268</text:p>
          </table:table-cell>
        </table:table-row>
        <table:table-row table:style-name="ro1">
          <table:table-cell office:value-type="float" office:value="-0.0000034" calcext:value-type="float">
            <text:p>-0.0000034</text:p>
          </table:table-cell>
          <table:table-cell office:value-type="float" office:value="-0.02499024128" calcext:value-type="float">
            <text:p>-0.02499024128</text:p>
          </table:table-cell>
        </table:table-row>
        <table:table-row table:style-name="ro1">
          <table:table-cell office:value-type="float" office:value="-0.00000335" calcext:value-type="float">
            <text:p>-0.00000335</text:p>
          </table:table-cell>
          <table:table-cell office:value-type="float" office:value="-0.02122138203" calcext:value-type="float">
            <text:p>-0.02122138203</text:p>
          </table:table-cell>
        </table:table-row>
        <table:table-row table:style-name="ro1">
          <table:table-cell office:value-type="float" office:value="-0.0000033" calcext:value-type="float">
            <text:p>-0.0000033</text:p>
          </table:table-cell>
          <table:table-cell office:value-type="float" office:value="-0.02156267894" calcext:value-type="float">
            <text:p>-0.02156267894</text:p>
          </table:table-cell>
        </table:table-row>
        <table:table-row table:style-name="ro1">
          <table:table-cell office:value-type="float" office:value="-0.00000325" calcext:value-type="float">
            <text:p>-0.00000325</text:p>
          </table:table-cell>
          <table:table-cell office:value-type="float" office:value="-0.02040140409" calcext:value-type="float">
            <text:p>-0.02040140409</text:p>
          </table:table-cell>
        </table:table-row>
        <table:table-row table:style-name="ro1">
          <table:table-cell office:value-type="float" office:value="-0.0000032" calcext:value-type="float">
            <text:p>-0.0000032</text:p>
          </table:table-cell>
          <table:table-cell office:value-type="float" office:value="-0.02020043103" calcext:value-type="float">
            <text:p>-0.02020043103</text:p>
          </table:table-cell>
        </table:table-row>
        <table:table-row table:style-name="ro1">
          <table:table-cell office:value-type="float" office:value="-0.00000315" calcext:value-type="float">
            <text:p>-0.00000315</text:p>
          </table:table-cell>
          <table:table-cell office:value-type="float" office:value="-0.02436966855" calcext:value-type="float">
            <text:p>-0.02436966855</text:p>
          </table:table-cell>
        </table:table-row>
        <table:table-row table:style-name="ro1">
          <table:table-cell office:value-type="float" office:value="-0.0000031" calcext:value-type="float">
            <text:p>-0.0000031</text:p>
          </table:table-cell>
          <table:table-cell office:value-type="float" office:value="-0.02480046941" calcext:value-type="float">
            <text:p>-0.02480046941</text:p>
          </table:table-cell>
        </table:table-row>
        <table:table-row table:style-name="ro1">
          <table:table-cell office:value-type="float" office:value="-0.00000305" calcext:value-type="float">
            <text:p>-0.00000305</text:p>
          </table:table-cell>
          <table:table-cell office:value-type="float" office:value="-0.0248813501" calcext:value-type="float">
            <text:p>-0.0248813501</text:p>
          </table:table-cell>
        </table:table-row>
        <table:table-row table:style-name="ro1">
          <table:table-cell office:value-type="float" office:value="-0.000003" calcext:value-type="float">
            <text:p>-0.000003</text:p>
          </table:table-cell>
          <table:table-cell office:value-type="float" office:value="-0.01951679698" calcext:value-type="float">
            <text:p>-0.01951679698</text:p>
          </table:table-cell>
        </table:table-row>
        <table:table-row table:style-name="ro1">
          <table:table-cell office:value-type="float" office:value="-0.00000295" calcext:value-type="float">
            <text:p>-0.00000295</text:p>
          </table:table-cell>
          <table:table-cell office:value-type="float" office:value="-0.02080642564" calcext:value-type="float">
            <text:p>-0.02080642564</text:p>
          </table:table-cell>
        </table:table-row>
        <table:table-row table:style-name="ro1">
          <table:table-cell office:value-type="float" office:value="-0.0000029" calcext:value-type="float">
            <text:p>-0.0000029</text:p>
          </table:table-cell>
          <table:table-cell office:value-type="float" office:value="-0.02173157109" calcext:value-type="float">
            <text:p>-0.02173157109</text:p>
          </table:table-cell>
        </table:table-row>
        <table:table-row table:style-name="ro1">
          <table:table-cell office:value-type="float" office:value="-0.00000285" calcext:value-type="float">
            <text:p>-0.00000285</text:p>
          </table:table-cell>
          <table:table-cell office:value-type="float" office:value="-0.01709602963" calcext:value-type="float">
            <text:p>-0.01709602963</text:p>
          </table:table-cell>
        </table:table-row>
        <table:table-row table:style-name="ro1">
          <table:table-cell office:value-type="float" office:value="-0.0000028" calcext:value-type="float">
            <text:p>-0.0000028</text:p>
          </table:table-cell>
          <table:table-cell office:value-type="float" office:value="-0.02087734135" calcext:value-type="float">
            <text:p>-0.02087734135</text:p>
          </table:table-cell>
        </table:table-row>
        <table:table-row table:style-name="ro1">
          <table:table-cell office:value-type="float" office:value="-0.00000275" calcext:value-type="float">
            <text:p>-0.00000275</text:p>
          </table:table-cell>
          <table:table-cell office:value-type="float" office:value="-0.02554327525" calcext:value-type="float">
            <text:p>-0.02554327525</text:p>
          </table:table-cell>
        </table:table-row>
        <table:table-row table:style-name="ro1">
          <table:table-cell office:value-type="float" office:value="-0.0000027" calcext:value-type="float">
            <text:p>-0.0000027</text:p>
          </table:table-cell>
          <table:table-cell office:value-type="float" office:value="-0.02100681076" calcext:value-type="float">
            <text:p>-0.02100681076</text:p>
          </table:table-cell>
        </table:table-row>
        <table:table-row table:style-name="ro1">
          <table:table-cell office:value-type="float" office:value="-0.00000265" calcext:value-type="float">
            <text:p>-0.00000265</text:p>
          </table:table-cell>
          <table:table-cell office:value-type="float" office:value="-0.02152979902" calcext:value-type="float">
            <text:p>-0.02152979902</text:p>
          </table:table-cell>
        </table:table-row>
        <table:table-row table:style-name="ro1">
          <table:table-cell office:value-type="float" office:value="-0.0000026" calcext:value-type="float">
            <text:p>-0.0000026</text:p>
          </table:table-cell>
          <table:table-cell office:value-type="float" office:value="-0.02099360452" calcext:value-type="float">
            <text:p>-0.02099360452</text:p>
          </table:table-cell>
        </table:table-row>
        <table:table-row table:style-name="ro1">
          <table:table-cell office:value-type="float" office:value="-0.00000255" calcext:value-type="float">
            <text:p>-0.00000255</text:p>
          </table:table-cell>
          <table:table-cell office:value-type="float" office:value="-0.02574708253" calcext:value-type="float">
            <text:p>-0.02574708253</text:p>
          </table:table-cell>
        </table:table-row>
        <table:table-row table:style-name="ro1">
          <table:table-cell office:value-type="float" office:value="-0.0000025" calcext:value-type="float">
            <text:p>-0.0000025</text:p>
          </table:table-cell>
          <table:table-cell office:value-type="float" office:value="-0.02187564877" calcext:value-type="float">
            <text:p>-0.02187564877</text:p>
          </table:table-cell>
        </table:table-row>
        <table:table-row table:style-name="ro1">
          <table:table-cell office:value-type="float" office:value="-0.00000245" calcext:value-type="float">
            <text:p>-0.00000245</text:p>
          </table:table-cell>
          <table:table-cell office:value-type="float" office:value="-0.02236424955" calcext:value-type="float">
            <text:p>-0.02236424955</text:p>
          </table:table-cell>
        </table:table-row>
        <table:table-row table:style-name="ro1">
          <table:table-cell office:value-type="float" office:value="-0.0000024" calcext:value-type="float">
            <text:p>-0.0000024</text:p>
          </table:table-cell>
          <table:table-cell office:value-type="float" office:value="-0.02194971528" calcext:value-type="float">
            <text:p>-0.02194971528</text:p>
          </table:table-cell>
        </table:table-row>
        <table:table-row table:style-name="ro1">
          <table:table-cell office:value-type="float" office:value="-0.00000235" calcext:value-type="float">
            <text:p>-0.00000235</text:p>
          </table:table-cell>
          <table:table-cell office:value-type="float" office:value="-0.02224558936" calcext:value-type="float">
            <text:p>-0.02224558936</text:p>
          </table:table-cell>
        </table:table-row>
        <table:table-row table:style-name="ro1">
          <table:table-cell office:value-type="float" office:value="-0.0000023" calcext:value-type="float">
            <text:p>-0.0000023</text:p>
          </table:table-cell>
          <table:table-cell office:value-type="float" office:value="-0.02084963237" calcext:value-type="float">
            <text:p>-0.02084963237</text:p>
          </table:table-cell>
        </table:table-row>
        <table:table-row table:style-name="ro1">
          <table:table-cell office:value-type="float" office:value="-0.00000225" calcext:value-type="float">
            <text:p>-0.00000225</text:p>
          </table:table-cell>
          <table:table-cell office:value-type="float" office:value="-0.02326305789" calcext:value-type="float">
            <text:p>-0.02326305789</text:p>
          </table:table-cell>
        </table:table-row>
        <table:table-row table:style-name="ro1">
          <table:table-cell office:value-type="float" office:value="-0.0000022" calcext:value-type="float">
            <text:p>-0.0000022</text:p>
          </table:table-cell>
          <table:table-cell office:value-type="float" office:value="-0.02417024827" calcext:value-type="float">
            <text:p>-0.02417024827</text:p>
          </table:table-cell>
        </table:table-row>
        <table:table-row table:style-name="ro1">
          <table:table-cell office:value-type="float" office:value="-0.00000215" calcext:value-type="float">
            <text:p>-0.00000215</text:p>
          </table:table-cell>
          <table:table-cell office:value-type="float" office:value="-0.01668796281" calcext:value-type="float">
            <text:p>-0.01668796281</text:p>
          </table:table-cell>
        </table:table-row>
        <table:table-row table:style-name="ro1">
          <table:table-cell office:value-type="float" office:value="-0.0000021" calcext:value-type="float">
            <text:p>-0.0000021</text:p>
          </table:table-cell>
          <table:table-cell office:value-type="float" office:value="-0.01881466515" calcext:value-type="float">
            <text:p>-0.01881466515</text:p>
          </table:table-cell>
        </table:table-row>
        <table:table-row table:style-name="ro1">
          <table:table-cell office:value-type="float" office:value="-0.00000205" calcext:value-type="float">
            <text:p>-0.00000205</text:p>
          </table:table-cell>
          <table:table-cell office:value-type="float" office:value="-0.02071176584" calcext:value-type="float">
            <text:p>-0.02071176584</text:p>
          </table:table-cell>
        </table:table-row>
        <table:table-row table:style-name="ro1">
          <table:table-cell office:value-type="float" office:value="-0.000002" calcext:value-type="float">
            <text:p>-0.000002</text:p>
          </table:table-cell>
          <table:table-cell office:value-type="float" office:value="-0.02073284155" calcext:value-type="float">
            <text:p>-0.02073284155</text:p>
          </table:table-cell>
        </table:table-row>
        <table:table-row table:style-name="ro1">
          <table:table-cell office:value-type="float" office:value="-0.00000195" calcext:value-type="float">
            <text:p>-0.00000195</text:p>
          </table:table-cell>
          <table:table-cell office:value-type="float" office:value="-0.02035442847" calcext:value-type="float">
            <text:p>-0.02035442847</text:p>
          </table:table-cell>
        </table:table-row>
        <table:table-row table:style-name="ro1">
          <table:table-cell office:value-type="float" office:value="-0.0000019" calcext:value-type="float">
            <text:p>-0.0000019</text:p>
          </table:table-cell>
          <table:table-cell office:value-type="float" office:value="-0.02263422371" calcext:value-type="float">
            <text:p>-0.02263422371</text:p>
          </table:table-cell>
        </table:table-row>
        <table:table-row table:style-name="ro1">
          <table:table-cell office:value-type="float" office:value="-0.00000185" calcext:value-type="float">
            <text:p>-0.00000185</text:p>
          </table:table-cell>
          <table:table-cell office:value-type="float" office:value="-0.01687882013" calcext:value-type="float">
            <text:p>-0.01687882013</text:p>
          </table:table-cell>
        </table:table-row>
        <table:table-row table:style-name="ro1">
          <table:table-cell office:value-type="float" office:value="-0.0000018" calcext:value-type="float">
            <text:p>-0.0000018</text:p>
          </table:table-cell>
          <table:table-cell office:value-type="float" office:value="-0.02185889976" calcext:value-type="float">
            <text:p>-0.02185889976</text:p>
          </table:table-cell>
        </table:table-row>
        <table:table-row table:style-name="ro1">
          <table:table-cell office:value-type="float" office:value="-0.00000175" calcext:value-type="float">
            <text:p>-0.00000175</text:p>
          </table:table-cell>
          <table:table-cell office:value-type="float" office:value="-0.02155752308" calcext:value-type="float">
            <text:p>-0.02155752308</text:p>
          </table:table-cell>
        </table:table-row>
        <table:table-row table:style-name="ro1">
          <table:table-cell office:value-type="float" office:value="-0.0000017" calcext:value-type="float">
            <text:p>-0.0000017</text:p>
          </table:table-cell>
          <table:table-cell office:value-type="float" office:value="-0.02399799426" calcext:value-type="float">
            <text:p>-0.02399799426</text:p>
          </table:table-cell>
        </table:table-row>
        <table:table-row table:style-name="ro1">
          <table:table-cell office:value-type="float" office:value="-0.00000165" calcext:value-type="float">
            <text:p>-0.00000165</text:p>
          </table:table-cell>
          <table:table-cell office:value-type="float" office:value="-0.01962939677" calcext:value-type="float">
            <text:p>-0.01962939677</text:p>
          </table:table-cell>
        </table:table-row>
        <table:table-row table:style-name="ro1">
          <table:table-cell office:value-type="float" office:value="-0.0000016" calcext:value-type="float">
            <text:p>-0.0000016</text:p>
          </table:table-cell>
          <table:table-cell office:value-type="float" office:value="-0.0223887022" calcext:value-type="float">
            <text:p>-0.0223887022</text:p>
          </table:table-cell>
        </table:table-row>
        <table:table-row table:style-name="ro1">
          <table:table-cell office:value-type="float" office:value="-0.00000155" calcext:value-type="float">
            <text:p>-0.00000155</text:p>
          </table:table-cell>
          <table:table-cell office:value-type="float" office:value="-0.02128614688" calcext:value-type="float">
            <text:p>-0.02128614688</text:p>
          </table:table-cell>
        </table:table-row>
        <table:table-row table:style-name="ro1">
          <table:table-cell office:value-type="float" office:value="-0.0000015" calcext:value-type="float">
            <text:p>-0.0000015</text:p>
          </table:table-cell>
          <table:table-cell office:value-type="float" office:value="-0.02143209394" calcext:value-type="float">
            <text:p>-0.02143209394</text:p>
          </table:table-cell>
        </table:table-row>
        <table:table-row table:style-name="ro1">
          <table:table-cell office:value-type="float" office:value="-0.00000145" calcext:value-type="float">
            <text:p>-0.00000145</text:p>
          </table:table-cell>
          <table:table-cell office:value-type="float" office:value="-0.02259700201" calcext:value-type="float">
            <text:p>-0.02259700201</text:p>
          </table:table-cell>
        </table:table-row>
        <table:table-row table:style-name="ro1">
          <table:table-cell office:value-type="float" office:value="-0.0000014" calcext:value-type="float">
            <text:p>-0.0000014</text:p>
          </table:table-cell>
          <table:table-cell office:value-type="float" office:value="-0.02278828145" calcext:value-type="float">
            <text:p>-0.02278828145</text:p>
          </table:table-cell>
        </table:table-row>
        <table:table-row table:style-name="ro1">
          <table:table-cell office:value-type="float" office:value="-0.00000135" calcext:value-type="float">
            <text:p>-0.00000135</text:p>
          </table:table-cell>
          <table:table-cell office:value-type="float" office:value="-0.0210926664" calcext:value-type="float">
            <text:p>-0.0210926664</text:p>
          </table:table-cell>
        </table:table-row>
        <table:table-row table:style-name="ro1">
          <table:table-cell office:value-type="float" office:value="-0.0000013" calcext:value-type="float">
            <text:p>-0.0000013</text:p>
          </table:table-cell>
          <table:table-cell office:value-type="float" office:value="-0.017855087" calcext:value-type="float">
            <text:p>-0.017855087</text:p>
          </table:table-cell>
        </table:table-row>
        <table:table-row table:style-name="ro1">
          <table:table-cell office:value-type="float" office:value="-0.00000125" calcext:value-type="float">
            <text:p>-0.00000125</text:p>
          </table:table-cell>
          <table:table-cell office:value-type="float" office:value="-0.01880296648" calcext:value-type="float">
            <text:p>-0.01880296648</text:p>
          </table:table-cell>
        </table:table-row>
        <table:table-row table:style-name="ro1">
          <table:table-cell office:value-type="float" office:value="-0.0000012" calcext:value-type="float">
            <text:p>-0.0000012</text:p>
          </table:table-cell>
          <table:table-cell office:value-type="float" office:value="-0.02291010752" calcext:value-type="float">
            <text:p>-0.02291010752</text:p>
          </table:table-cell>
        </table:table-row>
        <table:table-row table:style-name="ro1">
          <table:table-cell office:value-type="float" office:value="-0.00000115" calcext:value-type="float">
            <text:p>-0.00000115</text:p>
          </table:table-cell>
          <table:table-cell office:value-type="float" office:value="-0.02066846867" calcext:value-type="float">
            <text:p>-0.02066846867</text:p>
          </table:table-cell>
        </table:table-row>
        <table:table-row table:style-name="ro1">
          <table:table-cell office:value-type="float" office:value="-0.0000011" calcext:value-type="float">
            <text:p>-0.0000011</text:p>
          </table:table-cell>
          <table:table-cell office:value-type="float" office:value="-0.02318538831" calcext:value-type="float">
            <text:p>-0.02318538831</text:p>
          </table:table-cell>
        </table:table-row>
        <table:table-row table:style-name="ro1">
          <table:table-cell office:value-type="float" office:value="-0.00000105" calcext:value-type="float">
            <text:p>-0.00000105</text:p>
          </table:table-cell>
          <table:table-cell office:value-type="float" office:value="-0.02390993758" calcext:value-type="float">
            <text:p>-0.02390993758</text:p>
          </table:table-cell>
        </table:table-row>
        <table:table-row table:style-name="ro1">
          <table:table-cell office:value-type="float" office:value="-0.000001" calcext:value-type="float">
            <text:p>-0.000001</text:p>
          </table:table-cell>
          <table:table-cell office:value-type="float" office:value="-0.01786191625" calcext:value-type="float">
            <text:p>-0.01786191625</text:p>
          </table:table-cell>
        </table:table-row>
        <table:table-row table:style-name="ro1">
          <table:table-cell office:value-type="float" office:value="-0.00000095" calcext:value-type="float">
            <text:p>-0.00000095</text:p>
          </table:table-cell>
          <table:table-cell office:value-type="float" office:value="-0.01643716483" calcext:value-type="float">
            <text:p>-0.01643716483</text:p>
          </table:table-cell>
        </table:table-row>
        <table:table-row table:style-name="ro1">
          <table:table-cell office:value-type="float" office:value="-0.0000009" calcext:value-type="float">
            <text:p>-0.0000009</text:p>
          </table:table-cell>
          <table:table-cell office:value-type="float" office:value="-0.02391497284" calcext:value-type="float">
            <text:p>-0.02391497284</text:p>
          </table:table-cell>
        </table:table-row>
        <table:table-row table:style-name="ro1">
          <table:table-cell office:value-type="float" office:value="-0.00000085" calcext:value-type="float">
            <text:p>-0.00000085</text:p>
          </table:table-cell>
          <table:table-cell office:value-type="float" office:value="-0.02098641345" calcext:value-type="float">
            <text:p>-0.02098641345</text:p>
          </table:table-cell>
        </table:table-row>
        <table:table-row table:style-name="ro1">
          <table:table-cell office:value-type="float" office:value="-0.0000008" calcext:value-type="float">
            <text:p>-0.0000008</text:p>
          </table:table-cell>
          <table:table-cell office:value-type="float" office:value="-0.02476960962" calcext:value-type="float">
            <text:p>-0.02476960962</text:p>
          </table:table-cell>
        </table:table-row>
        <table:table-row table:style-name="ro1">
          <table:table-cell office:value-type="float" office:value="-0.00000075" calcext:value-type="float">
            <text:p>-0.00000075</text:p>
          </table:table-cell>
          <table:table-cell office:value-type="float" office:value="-0.01873735739" calcext:value-type="float">
            <text:p>-0.01873735739</text:p>
          </table:table-cell>
        </table:table-row>
        <table:table-row table:style-name="ro1">
          <table:table-cell office:value-type="float" office:value="-0.0000007" calcext:value-type="float">
            <text:p>-0.0000007</text:p>
          </table:table-cell>
          <table:table-cell office:value-type="float" office:value="-0.02082043089" calcext:value-type="float">
            <text:p>-0.02082043089</text:p>
          </table:table-cell>
        </table:table-row>
        <table:table-row table:style-name="ro1">
          <table:table-cell office:value-type="float" office:value="-0.00000065" calcext:value-type="float">
            <text:p>-0.00000065</text:p>
          </table:table-cell>
          <table:table-cell office:value-type="float" office:value="-0.02022735608" calcext:value-type="float">
            <text:p>-0.02022735608</text:p>
          </table:table-cell>
        </table:table-row>
        <table:table-row table:style-name="ro1">
          <table:table-cell office:value-type="float" office:value="-0.0000006" calcext:value-type="float">
            <text:p>-0.0000006</text:p>
          </table:table-cell>
          <table:table-cell office:value-type="float" office:value="-0.02387928885" calcext:value-type="float">
            <text:p>-0.02387928885</text:p>
          </table:table-cell>
        </table:table-row>
        <table:table-row table:style-name="ro1">
          <table:table-cell office:value-type="float" office:value="-0.00000055" calcext:value-type="float">
            <text:p>-0.00000055</text:p>
          </table:table-cell>
          <table:table-cell office:value-type="float" office:value="-0.01875746826" calcext:value-type="float">
            <text:p>-0.01875746826</text:p>
          </table:table-cell>
        </table:table-row>
        <table:table-row table:style-name="ro1">
          <table:table-cell office:value-type="float" office:value="-0.0000005" calcext:value-type="float">
            <text:p>-0.0000005</text:p>
          </table:table-cell>
          <table:table-cell office:value-type="float" office:value="-0.02103176091" calcext:value-type="float">
            <text:p>-0.02103176091</text:p>
          </table:table-cell>
        </table:table-row>
        <table:table-row table:style-name="ro1">
          <table:table-cell office:value-type="float" office:value="-0.00000045" calcext:value-type="float">
            <text:p>-0.00000045</text:p>
          </table:table-cell>
          <table:table-cell office:value-type="float" office:value="-0.02062645292" calcext:value-type="float">
            <text:p>-0.02062645292</text:p>
          </table:table-cell>
        </table:table-row>
        <table:table-row table:style-name="ro1">
          <table:table-cell office:value-type="float" office:value="-0.0000004" calcext:value-type="float">
            <text:p>-0.0000004</text:p>
          </table:table-cell>
          <table:table-cell office:value-type="float" office:value="-0.02391070644" calcext:value-type="float">
            <text:p>-0.02391070644</text:p>
          </table:table-cell>
        </table:table-row>
        <table:table-row table:style-name="ro1">
          <table:table-cell office:value-type="float" office:value="-0.00000035" calcext:value-type="float">
            <text:p>-0.00000035</text:p>
          </table:table-cell>
          <table:table-cell office:value-type="float" office:value="-0.02065732778" calcext:value-type="float">
            <text:p>-0.02065732778</text:p>
          </table:table-cell>
        </table:table-row>
        <table:table-row table:style-name="ro1">
          <table:table-cell office:value-type="float" office:value="-0.0000003" calcext:value-type="float">
            <text:p>-0.0000003</text:p>
          </table:table-cell>
          <table:table-cell office:value-type="float" office:value="-0.02344247282" calcext:value-type="float">
            <text:p>-0.02344247282</text:p>
          </table:table-cell>
        </table:table-row>
        <table:table-row table:style-name="ro1">
          <table:table-cell office:value-type="float" office:value="-0.00000025" calcext:value-type="float">
            <text:p>-0.00000025</text:p>
          </table:table-cell>
          <table:table-cell office:value-type="float" office:value="-0.01771892402" calcext:value-type="float">
            <text:p>-0.01771892402</text:p>
          </table:table-cell>
        </table:table-row>
        <table:table-row table:style-name="ro1">
          <table:table-cell office:value-type="float" office:value="-0.0000002" calcext:value-type="float">
            <text:p>-0.0000002</text:p>
          </table:table-cell>
          <table:table-cell office:value-type="float" office:value="-0.02109191262" calcext:value-type="float">
            <text:p>-0.02109191262</text:p>
          </table:table-cell>
        </table:table-row>
        <table:table-row table:style-name="ro1">
          <table:table-cell office:value-type="float" office:value="-0.00000015" calcext:value-type="float">
            <text:p>-0.00000015</text:p>
          </table:table-cell>
          <table:table-cell office:value-type="float" office:value="-0.01884112286" calcext:value-type="float">
            <text:p>-0.01884112286</text:p>
          </table:table-cell>
        </table:table-row>
        <table:table-row table:style-name="ro1">
          <table:table-cell office:value-type="float" office:value="-0.0000001" calcext:value-type="float">
            <text:p>-0.0000001</text:p>
          </table:table-cell>
          <table:table-cell office:value-type="float" office:value="-0.02015824945" calcext:value-type="float">
            <text:p>-0.02015824945</text:p>
          </table:table-cell>
        </table:table-row>
        <table:table-row table:style-name="ro1">
          <table:table-cell office:value-type="float" office:value="-0.00000005" calcext:value-type="float">
            <text:p>-0.00000005</text:p>
          </table:table-cell>
          <table:table-cell office:value-type="float" office:value="-0.02223582036" calcext:value-type="float">
            <text:p>-0.0222358203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02348845345" calcext:value-type="float">
            <text:p>-0.02348845345</text:p>
          </table:table-cell>
        </table:table-row>
        <table:table-row table:style-name="ro1">
          <table:table-cell office:value-type="float" office:value="0.00000005" calcext:value-type="float">
            <text:p>0.00000005</text:p>
          </table:table-cell>
          <table:table-cell office:value-type="float" office:value="-0.0233541297" calcext:value-type="float">
            <text:p>-0.0233541297</text:p>
          </table:table-cell>
        </table:table-row>
        <table:table-row table:style-name="ro1">
          <table:table-cell office:value-type="float" office:value="0.0000001" calcext:value-type="float">
            <text:p>0.0000001</text:p>
          </table:table-cell>
          <table:table-cell office:value-type="float" office:value="-1.17461955269" calcext:value-type="float">
            <text:p>-1.17461955269</text:p>
          </table:table-cell>
        </table:table-row>
        <table:table-row table:style-name="ro1">
          <table:table-cell office:value-type="float" office:value="0.00000015" calcext:value-type="float">
            <text:p>0.00000015</text:p>
          </table:table-cell>
          <table:table-cell office:value-type="float" office:value="-2.97272629811" calcext:value-type="float">
            <text:p>-2.97272629811</text:p>
          </table:table-cell>
        </table:table-row>
        <table:table-row table:style-name="ro1">
          <table:table-cell office:value-type="float" office:value="0.0000002" calcext:value-type="float">
            <text:p>0.0000002</text:p>
          </table:table-cell>
          <table:table-cell office:value-type="float" office:value="-4.03293679787" calcext:value-type="float">
            <text:p>-4.03293679787</text:p>
          </table:table-cell>
        </table:table-row>
        <table:table-row table:style-name="ro1">
          <table:table-cell office:value-type="float" office:value="0.00000025" calcext:value-type="float">
            <text:p>0.00000025</text:p>
          </table:table-cell>
          <table:table-cell office:value-type="float" office:value="-4.66635953891" calcext:value-type="float">
            <text:p>-4.66635953891</text:p>
          </table:table-cell>
        </table:table-row>
        <table:table-row table:style-name="ro1">
          <table:table-cell office:value-type="float" office:value="0.0000003" calcext:value-type="float">
            <text:p>0.0000003</text:p>
          </table:table-cell>
          <table:table-cell office:value-type="float" office:value="-5.0413981737" calcext:value-type="float">
            <text:p>-5.0413981737</text:p>
          </table:table-cell>
        </table:table-row>
        <table:table-row table:style-name="ro1">
          <table:table-cell office:value-type="float" office:value="0.00000035" calcext:value-type="float">
            <text:p>0.00000035</text:p>
          </table:table-cell>
          <table:table-cell office:value-type="float" office:value="-5.26874625607" calcext:value-type="float">
            <text:p>-5.26874625607</text:p>
          </table:table-cell>
        </table:table-row>
        <table:table-row table:style-name="ro1">
          <table:table-cell office:value-type="float" office:value="0.0000004" calcext:value-type="float">
            <text:p>0.0000004</text:p>
          </table:table-cell>
          <table:table-cell office:value-type="float" office:value="-5.39833198635" calcext:value-type="float">
            <text:p>-5.39833198635</text:p>
          </table:table-cell>
        </table:table-row>
        <table:table-row table:style-name="ro1">
          <table:table-cell office:value-type="float" office:value="0.00000045" calcext:value-type="float">
            <text:p>0.00000045</text:p>
          </table:table-cell>
          <table:table-cell office:value-type="float" office:value="-5.46486591953" calcext:value-type="float">
            <text:p>-5.46486591953</text:p>
          </table:table-cell>
        </table:table-row>
        <table:table-row table:style-name="ro1">
          <table:table-cell office:value-type="float" office:value="0.0000005" calcext:value-type="float">
            <text:p>0.0000005</text:p>
          </table:table-cell>
          <table:table-cell office:value-type="float" office:value="-5.51010995953" calcext:value-type="float">
            <text:p>-5.51010995953</text:p>
          </table:table-cell>
        </table:table-row>
        <table:table-row table:style-name="ro1">
          <table:table-cell office:value-type="float" office:value="0.00000055" calcext:value-type="float">
            <text:p>0.00000055</text:p>
          </table:table-cell>
          <table:table-cell office:value-type="float" office:value="-5.52605822961" calcext:value-type="float">
            <text:p>-5.52605822961</text:p>
          </table:table-cell>
        </table:table-row>
        <table:table-row table:style-name="ro1">
          <table:table-cell office:value-type="float" office:value="0.0000006" calcext:value-type="float">
            <text:p>0.0000006</text:p>
          </table:table-cell>
          <table:table-cell office:value-type="float" office:value="-5.53274410033" calcext:value-type="float">
            <text:p>-5.53274410033</text:p>
          </table:table-cell>
        </table:table-row>
        <table:table-row table:style-name="ro1">
          <table:table-cell office:value-type="float" office:value="0.00000065" calcext:value-type="float">
            <text:p>0.00000065</text:p>
          </table:table-cell>
          <table:table-cell office:value-type="float" office:value="-5.53024804534" calcext:value-type="float">
            <text:p>-5.53024804534</text:p>
          </table:table-cell>
        </table:table-row>
        <table:table-row table:style-name="ro1">
          <table:table-cell office:value-type="float" office:value="0.0000007" calcext:value-type="float">
            <text:p>0.0000007</text:p>
          </table:table-cell>
          <table:table-cell office:value-type="float" office:value="-5.52064146963" calcext:value-type="float">
            <text:p>-5.52064146963</text:p>
          </table:table-cell>
        </table:table-row>
        <table:table-row table:style-name="ro1">
          <table:table-cell office:value-type="float" office:value="0.00000075" calcext:value-type="float">
            <text:p>0.00000075</text:p>
          </table:table-cell>
          <table:table-cell office:value-type="float" office:value="-5.5020955349" calcext:value-type="float">
            <text:p>-5.5020955349</text:p>
          </table:table-cell>
        </table:table-row>
        <table:table-row table:style-name="ro1">
          <table:table-cell office:value-type="float" office:value="0.0000008" calcext:value-type="float">
            <text:p>0.0000008</text:p>
          </table:table-cell>
          <table:table-cell office:value-type="float" office:value="-5.47443308757" calcext:value-type="float">
            <text:p>-5.47443308757</text:p>
          </table:table-cell>
        </table:table-row>
        <table:table-row table:style-name="ro1">
          <table:table-cell office:value-type="float" office:value="0.00000085" calcext:value-type="float">
            <text:p>0.00000085</text:p>
          </table:table-cell>
          <table:table-cell office:value-type="float" office:value="-5.44963146488" calcext:value-type="float">
            <text:p>-5.44963146488</text:p>
          </table:table-cell>
        </table:table-row>
        <table:table-row table:style-name="ro1">
          <table:table-cell office:value-type="float" office:value="0.0000009" calcext:value-type="float">
            <text:p>0.0000009</text:p>
          </table:table-cell>
          <table:table-cell office:value-type="float" office:value="-5.4284402567" calcext:value-type="float">
            <text:p>-5.4284402567</text:p>
          </table:table-cell>
        </table:table-row>
        <table:table-row table:style-name="ro1">
          <table:table-cell office:value-type="float" office:value="0.00000095" calcext:value-type="float">
            <text:p>0.00000095</text:p>
          </table:table-cell>
          <table:table-cell office:value-type="float" office:value="-5.40706125155" calcext:value-type="float">
            <text:p>-5.40706125155</text:p>
          </table:table-cell>
        </table:table-row>
        <table:table-row table:style-name="ro1">
          <table:table-cell office:value-type="float" office:value="0.000001" calcext:value-type="float">
            <text:p>0.000001</text:p>
          </table:table-cell>
          <table:table-cell office:value-type="float" office:value="-5.37786975968" calcext:value-type="float">
            <text:p>-5.37786975968</text:p>
          </table:table-cell>
        </table:table-row>
        <table:table-row table:style-name="ro1">
          <table:table-cell office:value-type="float" office:value="0.00000105" calcext:value-type="float">
            <text:p>0.00000105</text:p>
          </table:table-cell>
          <table:table-cell office:value-type="float" office:value="-5.34671588969" calcext:value-type="float">
            <text:p>-5.34671588969</text:p>
          </table:table-cell>
        </table:table-row>
        <table:table-row table:style-name="ro1">
          <table:table-cell office:value-type="float" office:value="0.0000011" calcext:value-type="float">
            <text:p>0.0000011</text:p>
          </table:table-cell>
          <table:table-cell office:value-type="float" office:value="-5.31267018452" calcext:value-type="float">
            <text:p>-5.31267018452</text:p>
          </table:table-cell>
        </table:table-row>
        <table:table-row table:style-name="ro1">
          <table:table-cell office:value-type="float" office:value="0.00000115" calcext:value-type="float">
            <text:p>0.00000115</text:p>
          </table:table-cell>
          <table:table-cell office:value-type="float" office:value="-5.29186738456" calcext:value-type="float">
            <text:p>-5.29186738456</text:p>
          </table:table-cell>
        </table:table-row>
        <table:table-row table:style-name="ro1">
          <table:table-cell office:value-type="float" office:value="0.0000012" calcext:value-type="float">
            <text:p>0.0000012</text:p>
          </table:table-cell>
          <table:table-cell office:value-type="float" office:value="-5.26005107684" calcext:value-type="float">
            <text:p>-5.26005107684</text:p>
          </table:table-cell>
        </table:table-row>
        <table:table-row table:style-name="ro1">
          <table:table-cell office:value-type="float" office:value="0.00000125" calcext:value-type="float">
            <text:p>0.00000125</text:p>
          </table:table-cell>
          <table:table-cell office:value-type="float" office:value="-5.23620473576" calcext:value-type="float">
            <text:p>-5.23620473576</text:p>
          </table:table-cell>
        </table:table-row>
        <table:table-row table:style-name="ro1">
          <table:table-cell office:value-type="float" office:value="0.0000013" calcext:value-type="float">
            <text:p>0.0000013</text:p>
          </table:table-cell>
          <table:table-cell office:value-type="float" office:value="-5.21205667126" calcext:value-type="float">
            <text:p>-5.21205667126</text:p>
          </table:table-cell>
        </table:table-row>
        <table:table-row table:style-name="ro1">
          <table:table-cell office:value-type="float" office:value="0.00000135" calcext:value-type="float">
            <text:p>0.00000135</text:p>
          </table:table-cell>
          <table:table-cell office:value-type="float" office:value="-5.18358314061" calcext:value-type="float">
            <text:p>-5.18358314061</text:p>
          </table:table-cell>
        </table:table-row>
        <table:table-row table:style-name="ro1">
          <table:table-cell office:value-type="float" office:value="0.0000014" calcext:value-type="float">
            <text:p>0.0000014</text:p>
          </table:table-cell>
          <table:table-cell office:value-type="float" office:value="-5.161081017" calcext:value-type="float">
            <text:p>-5.161081017</text:p>
          </table:table-cell>
        </table:table-row>
        <table:table-row table:style-name="ro1">
          <table:table-cell office:value-type="float" office:value="0.00000145" calcext:value-type="float">
            <text:p>0.00000145</text:p>
          </table:table-cell>
          <table:table-cell office:value-type="float" office:value="-5.13506057582" calcext:value-type="float">
            <text:p>-5.13506057582</text:p>
          </table:table-cell>
        </table:table-row>
        <table:table-row table:style-name="ro1">
          <table:table-cell office:value-type="float" office:value="0.0000015" calcext:value-type="float">
            <text:p>0.0000015</text:p>
          </table:table-cell>
          <table:table-cell office:value-type="float" office:value="-5.11584294694" calcext:value-type="float">
            <text:p>-5.11584294694</text:p>
          </table:table-cell>
        </table:table-row>
        <table:table-row table:style-name="ro1">
          <table:table-cell office:value-type="float" office:value="0.00000155" calcext:value-type="float">
            <text:p>0.00000155</text:p>
          </table:table-cell>
          <table:table-cell office:value-type="float" office:value="-5.08648963338" calcext:value-type="float">
            <text:p>-5.08648963338</text:p>
          </table:table-cell>
        </table:table-row>
        <table:table-row table:style-name="ro1">
          <table:table-cell office:value-type="float" office:value="0.0000016" calcext:value-type="float">
            <text:p>0.0000016</text:p>
          </table:table-cell>
          <table:table-cell office:value-type="float" office:value="-5.06288290416" calcext:value-type="float">
            <text:p>-5.06288290416</text:p>
          </table:table-cell>
        </table:table-row>
        <table:table-row table:style-name="ro1">
          <table:table-cell office:value-type="float" office:value="0.00000165" calcext:value-type="float">
            <text:p>0.00000165</text:p>
          </table:table-cell>
          <table:table-cell office:value-type="float" office:value="-5.03466596053" calcext:value-type="float">
            <text:p>-5.03466596053</text:p>
          </table:table-cell>
        </table:table-row>
        <table:table-row table:style-name="ro1">
          <table:table-cell office:value-type="float" office:value="0.0000017" calcext:value-type="float">
            <text:p>0.0000017</text:p>
          </table:table-cell>
          <table:table-cell office:value-type="float" office:value="-5.01124867153" calcext:value-type="float">
            <text:p>-5.01124867153</text:p>
          </table:table-cell>
        </table:table-row>
        <table:table-row table:style-name="ro1">
          <table:table-cell office:value-type="float" office:value="0.00000175" calcext:value-type="float">
            <text:p>0.00000175</text:p>
          </table:table-cell>
          <table:table-cell office:value-type="float" office:value="-4.98303866269" calcext:value-type="float">
            <text:p>-4.98303866269</text:p>
          </table:table-cell>
        </table:table-row>
        <table:table-row table:style-name="ro1">
          <table:table-cell office:value-type="float" office:value="0.0000018" calcext:value-type="float">
            <text:p>0.0000018</text:p>
          </table:table-cell>
          <table:table-cell office:value-type="float" office:value="-4.95341899311" calcext:value-type="float">
            <text:p>-4.95341899311</text:p>
          </table:table-cell>
        </table:table-row>
        <table:table-row table:style-name="ro1">
          <table:table-cell office:value-type="float" office:value="0.00000185" calcext:value-type="float">
            <text:p>0.00000185</text:p>
          </table:table-cell>
          <table:table-cell office:value-type="float" office:value="-4.9226828685" calcext:value-type="float">
            <text:p>-4.9226828685</text:p>
          </table:table-cell>
        </table:table-row>
        <table:table-row table:style-name="ro1">
          <table:table-cell office:value-type="float" office:value="0.0000019" calcext:value-type="float">
            <text:p>0.0000019</text:p>
          </table:table-cell>
          <table:table-cell office:value-type="float" office:value="-4.89877990339" calcext:value-type="float">
            <text:p>-4.89877990339</text:p>
          </table:table-cell>
        </table:table-row>
        <table:table-row table:style-name="ro1">
          <table:table-cell office:value-type="float" office:value="0.00000195" calcext:value-type="float">
            <text:p>0.00000195</text:p>
          </table:table-cell>
          <table:table-cell office:value-type="float" office:value="-4.8709268701" calcext:value-type="float">
            <text:p>-4.8709268701</text:p>
          </table:table-cell>
        </table:table-row>
        <table:table-row table:style-name="ro1">
          <table:table-cell office:value-type="float" office:value="0.000002" calcext:value-type="float">
            <text:p>0.000002</text:p>
          </table:table-cell>
          <table:table-cell office:value-type="float" office:value="-4.84872847496" calcext:value-type="float">
            <text:p>-4.84872847496</text:p>
          </table:table-cell>
        </table:table-row>
        <table:table-row table:style-name="ro1">
          <table:table-cell office:value-type="float" office:value="0.00000205" calcext:value-type="float">
            <text:p>0.00000205</text:p>
          </table:table-cell>
          <table:table-cell office:value-type="float" office:value="-4.82561901501" calcext:value-type="float">
            <text:p>-4.82561901501</text:p>
          </table:table-cell>
        </table:table-row>
        <table:table-row table:style-name="ro1">
          <table:table-cell office:value-type="float" office:value="0.0000021" calcext:value-type="float">
            <text:p>0.0000021</text:p>
          </table:table-cell>
          <table:table-cell office:value-type="float" office:value="-4.8065350767" calcext:value-type="float">
            <text:p>-4.8065350767</text:p>
          </table:table-cell>
        </table:table-row>
        <table:table-row table:style-name="ro1">
          <table:table-cell office:value-type="float" office:value="0.00000215" calcext:value-type="float">
            <text:p>0.00000215</text:p>
          </table:table-cell>
          <table:table-cell office:value-type="float" office:value="-4.77724004548" calcext:value-type="float">
            <text:p>-4.77724004548</text:p>
          </table:table-cell>
        </table:table-row>
        <table:table-row table:style-name="ro1">
          <table:table-cell office:value-type="float" office:value="0.0000022" calcext:value-type="float">
            <text:p>0.0000022</text:p>
          </table:table-cell>
          <table:table-cell office:value-type="float" office:value="-4.75718826758" calcext:value-type="float">
            <text:p>-4.75718826758</text:p>
          </table:table-cell>
        </table:table-row>
        <table:table-row table:style-name="ro1">
          <table:table-cell office:value-type="float" office:value="0.00000225" calcext:value-type="float">
            <text:p>0.00000225</text:p>
          </table:table-cell>
          <table:table-cell office:value-type="float" office:value="-4.7358128052" calcext:value-type="float">
            <text:p>-4.7358128052</text:p>
          </table:table-cell>
        </table:table-row>
        <table:table-row table:style-name="ro1">
          <table:table-cell office:value-type="float" office:value="0.0000023" calcext:value-type="float">
            <text:p>0.0000023</text:p>
          </table:table-cell>
          <table:table-cell office:value-type="float" office:value="-4.71521447585" calcext:value-type="float">
            <text:p>-4.71521447585</text:p>
          </table:table-cell>
        </table:table-row>
        <table:table-row table:style-name="ro1">
          <table:table-cell office:value-type="float" office:value="0.00000235" calcext:value-type="float">
            <text:p>0.00000235</text:p>
          </table:table-cell>
          <table:table-cell office:value-type="float" office:value="-4.69142677891" calcext:value-type="float">
            <text:p>-4.69142677891</text:p>
          </table:table-cell>
        </table:table-row>
        <table:table-row table:style-name="ro1">
          <table:table-cell office:value-type="float" office:value="0.0000024" calcext:value-type="float">
            <text:p>0.0000024</text:p>
          </table:table-cell>
          <table:table-cell office:value-type="float" office:value="-4.67056590768" calcext:value-type="float">
            <text:p>-4.67056590768</text:p>
          </table:table-cell>
        </table:table-row>
        <table:table-row table:style-name="ro1">
          <table:table-cell office:value-type="float" office:value="0.00000245" calcext:value-type="float">
            <text:p>0.00000245</text:p>
          </table:table-cell>
          <table:table-cell office:value-type="float" office:value="-4.6461945582" calcext:value-type="float">
            <text:p>-4.6461945582</text:p>
          </table:table-cell>
        </table:table-row>
        <table:table-row table:style-name="ro1">
          <table:table-cell office:value-type="float" office:value="0.0000025" calcext:value-type="float">
            <text:p>0.0000025</text:p>
          </table:table-cell>
          <table:table-cell office:value-type="float" office:value="-4.62182186699" calcext:value-type="float">
            <text:p>-4.62182186699</text:p>
          </table:table-cell>
        </table:table-row>
        <table:table-row table:style-name="ro1">
          <table:table-cell office:value-type="float" office:value="0.00000255" calcext:value-type="float">
            <text:p>0.00000255</text:p>
          </table:table-cell>
          <table:table-cell office:value-type="float" office:value="-4.59923960139" calcext:value-type="float">
            <text:p>-4.59923960139</text:p>
          </table:table-cell>
        </table:table-row>
        <table:table-row table:style-name="ro1">
          <table:table-cell office:value-type="float" office:value="0.0000026" calcext:value-type="float">
            <text:p>0.0000026</text:p>
          </table:table-cell>
          <table:table-cell office:value-type="float" office:value="-4.5844529529" calcext:value-type="float">
            <text:p>-4.5844529529</text:p>
          </table:table-cell>
        </table:table-row>
        <table:table-row table:style-name="ro1">
          <table:table-cell office:value-type="float" office:value="0.00000265" calcext:value-type="float">
            <text:p>0.00000265</text:p>
          </table:table-cell>
          <table:table-cell office:value-type="float" office:value="-4.56366105261" calcext:value-type="float">
            <text:p>-4.56366105261</text:p>
          </table:table-cell>
        </table:table-row>
        <table:table-row table:style-name="ro1">
          <table:table-cell office:value-type="float" office:value="0.0000027" calcext:value-type="float">
            <text:p>0.0000027</text:p>
          </table:table-cell>
          <table:table-cell office:value-type="float" office:value="-4.53483723998" calcext:value-type="float">
            <text:p>-4.53483723998</text:p>
          </table:table-cell>
        </table:table-row>
        <table:table-row table:style-name="ro1">
          <table:table-cell office:value-type="float" office:value="0.00000275" calcext:value-type="float">
            <text:p>0.00000275</text:p>
          </table:table-cell>
          <table:table-cell office:value-type="float" office:value="-4.50916400537" calcext:value-type="float">
            <text:p>-4.50916400537</text:p>
          </table:table-cell>
        </table:table-row>
        <table:table-row table:style-name="ro1">
          <table:table-cell office:value-type="float" office:value="0.0000028" calcext:value-type="float">
            <text:p>0.0000028</text:p>
          </table:table-cell>
          <table:table-cell office:value-type="float" office:value="-4.48763207315" calcext:value-type="float">
            <text:p>-4.48763207315</text:p>
          </table:table-cell>
        </table:table-row>
        <table:table-row table:style-name="ro1">
          <table:table-cell office:value-type="float" office:value="0.00000285" calcext:value-type="float">
            <text:p>0.00000285</text:p>
          </table:table-cell>
          <table:table-cell office:value-type="float" office:value="-4.47145020637" calcext:value-type="float">
            <text:p>-4.47145020637</text:p>
          </table:table-cell>
        </table:table-row>
        <table:table-row table:style-name="ro1">
          <table:table-cell office:value-type="float" office:value="0.0000029" calcext:value-type="float">
            <text:p>0.0000029</text:p>
          </table:table-cell>
          <table:table-cell office:value-type="float" office:value="-4.44272045052" calcext:value-type="float">
            <text:p>-4.44272045052</text:p>
          </table:table-cell>
        </table:table-row>
        <table:table-row table:style-name="ro1">
          <table:table-cell office:value-type="float" office:value="0.00000295" calcext:value-type="float">
            <text:p>0.00000295</text:p>
          </table:table-cell>
          <table:table-cell office:value-type="float" office:value="-4.43066627286" calcext:value-type="float">
            <text:p>-4.43066627286</text:p>
          </table:table-cell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-4.40983962327" calcext:value-type="float">
            <text:p>-4.40983962327</text:p>
          </table:table-cell>
        </table:table-row>
        <table:table-row table:style-name="ro1">
          <table:table-cell office:value-type="float" office:value="0.00000305" calcext:value-type="float">
            <text:p>0.00000305</text:p>
          </table:table-cell>
          <table:table-cell office:value-type="float" office:value="-4.39116120401" calcext:value-type="float">
            <text:p>-4.39116120401</text:p>
          </table:table-cell>
        </table:table-row>
        <table:table-row table:style-name="ro1">
          <table:table-cell office:value-type="float" office:value="0.0000031" calcext:value-type="float">
            <text:p>0.0000031</text:p>
          </table:table-cell>
          <table:table-cell office:value-type="float" office:value="-4.37160289631" calcext:value-type="float">
            <text:p>-4.37160289631</text:p>
          </table:table-cell>
        </table:table-row>
        <table:table-row table:style-name="ro1">
          <table:table-cell office:value-type="float" office:value="0.00000315" calcext:value-type="float">
            <text:p>0.00000315</text:p>
          </table:table-cell>
          <table:table-cell office:value-type="float" office:value="-4.35241588601" calcext:value-type="float">
            <text:p>-4.35241588601</text:p>
          </table:table-cell>
        </table:table-row>
        <table:table-row table:style-name="ro1">
          <table:table-cell office:value-type="float" office:value="0.0000032" calcext:value-type="float">
            <text:p>0.0000032</text:p>
          </table:table-cell>
          <table:table-cell office:value-type="float" office:value="-4.33515386628" calcext:value-type="float">
            <text:p>-4.33515386628</text:p>
          </table:table-cell>
        </table:table-row>
        <table:table-row table:style-name="ro1">
          <table:table-cell office:value-type="float" office:value="0.00000325" calcext:value-type="float">
            <text:p>0.00000325</text:p>
          </table:table-cell>
          <table:table-cell office:value-type="float" office:value="-4.30971979127" calcext:value-type="float">
            <text:p>-4.30971979127</text:p>
          </table:table-cell>
        </table:table-row>
        <table:table-row table:style-name="ro1">
          <table:table-cell office:value-type="float" office:value="0.0000033" calcext:value-type="float">
            <text:p>0.0000033</text:p>
          </table:table-cell>
          <table:table-cell office:value-type="float" office:value="-4.29285322008" calcext:value-type="float">
            <text:p>-4.29285322008</text:p>
          </table:table-cell>
        </table:table-row>
        <table:table-row table:style-name="ro1">
          <table:table-cell office:value-type="float" office:value="0.00000335" calcext:value-type="float">
            <text:p>0.00000335</text:p>
          </table:table-cell>
          <table:table-cell office:value-type="float" office:value="-4.2689034904" calcext:value-type="float">
            <text:p>-4.2689034904</text:p>
          </table:table-cell>
        </table:table-row>
        <table:table-row table:style-name="ro1">
          <table:table-cell office:value-type="float" office:value="0.0000034" calcext:value-type="float">
            <text:p>0.0000034</text:p>
          </table:table-cell>
          <table:table-cell office:value-type="float" office:value="-4.25227862659" calcext:value-type="float">
            <text:p>-4.25227862659</text:p>
          </table:table-cell>
        </table:table-row>
        <table:table-row table:style-name="ro1">
          <table:table-cell office:value-type="float" office:value="0.00000345" calcext:value-type="float">
            <text:p>0.00000345</text:p>
          </table:table-cell>
          <table:table-cell office:value-type="float" office:value="-4.23047720263" calcext:value-type="float">
            <text:p>-4.23047720263</text:p>
          </table:table-cell>
        </table:table-row>
        <table:table-row table:style-name="ro1">
          <table:table-cell office:value-type="float" office:value="0.0000035" calcext:value-type="float">
            <text:p>0.0000035</text:p>
          </table:table-cell>
          <table:table-cell office:value-type="float" office:value="-4.2186043545" calcext:value-type="float">
            <text:p>-4.2186043545</text:p>
          </table:table-cell>
        </table:table-row>
        <table:table-row table:style-name="ro1">
          <table:table-cell office:value-type="float" office:value="0.00000355" calcext:value-type="float">
            <text:p>0.00000355</text:p>
          </table:table-cell>
          <table:table-cell office:value-type="float" office:value="-4.19994140282" calcext:value-type="float">
            <text:p>-4.19994140282</text:p>
          </table:table-cell>
        </table:table-row>
        <table:table-row table:style-name="ro1">
          <table:table-cell office:value-type="float" office:value="0.0000036" calcext:value-type="float">
            <text:p>0.0000036</text:p>
          </table:table-cell>
          <table:table-cell office:value-type="float" office:value="-4.17666286981" calcext:value-type="float">
            <text:p>-4.17666286981</text:p>
          </table:table-cell>
        </table:table-row>
        <table:table-row table:style-name="ro1">
          <table:table-cell office:value-type="float" office:value="0.00000365" calcext:value-type="float">
            <text:p>0.00000365</text:p>
          </table:table-cell>
          <table:table-cell office:value-type="float" office:value="-4.1570773657" calcext:value-type="float">
            <text:p>-4.1570773657</text:p>
          </table:table-cell>
        </table:table-row>
        <table:table-row table:style-name="ro1">
          <table:table-cell office:value-type="float" office:value="0.0000037" calcext:value-type="float">
            <text:p>0.0000037</text:p>
          </table:table-cell>
          <table:table-cell office:value-type="float" office:value="-4.13974863636" calcext:value-type="float">
            <text:p>-4.13974863636</text:p>
          </table:table-cell>
        </table:table-row>
        <table:table-row table:style-name="ro1">
          <table:table-cell office:value-type="float" office:value="0.00000375" calcext:value-type="float">
            <text:p>0.00000375</text:p>
          </table:table-cell>
          <table:table-cell office:value-type="float" office:value="-4.11714313924" calcext:value-type="float">
            <text:p>-4.11714313924</text:p>
          </table:table-cell>
        </table:table-row>
        <table:table-row table:style-name="ro1">
          <table:table-cell office:value-type="float" office:value="0.0000038" calcext:value-type="float">
            <text:p>0.0000038</text:p>
          </table:table-cell>
          <table:table-cell office:value-type="float" office:value="-4.09626710193" calcext:value-type="float">
            <text:p>-4.09626710193</text:p>
          </table:table-cell>
        </table:table-row>
        <table:table-row table:style-name="ro1">
          <table:table-cell office:value-type="float" office:value="0.00000385" calcext:value-type="float">
            <text:p>0.00000385</text:p>
          </table:table-cell>
          <table:table-cell office:value-type="float" office:value="-4.08404160495" calcext:value-type="float">
            <text:p>-4.08404160495</text:p>
          </table:table-cell>
        </table:table-row>
        <table:table-row table:style-name="ro1">
          <table:table-cell office:value-type="float" office:value="0.0000039" calcext:value-type="float">
            <text:p>0.0000039</text:p>
          </table:table-cell>
          <table:table-cell office:value-type="float" office:value="-4.06685749601" calcext:value-type="float">
            <text:p>-4.06685749601</text:p>
          </table:table-cell>
        </table:table-row>
        <table:table-row table:style-name="ro1">
          <table:table-cell office:value-type="float" office:value="0.00000395" calcext:value-type="float">
            <text:p>0.00000395</text:p>
          </table:table-cell>
          <table:table-cell office:value-type="float" office:value="-4.05064277946" calcext:value-type="float">
            <text:p>-4.05064277946</text:p>
          </table:table-cell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-4.03051906072" calcext:value-type="float">
            <text:p>-4.03051906072</text:p>
          </table:table-cell>
        </table:table-row>
        <table:table-row table:style-name="ro1">
          <table:table-cell office:value-type="float" office:value="0.00000405" calcext:value-type="float">
            <text:p>0.00000405</text:p>
          </table:table-cell>
          <table:table-cell office:value-type="float" office:value="-4.01140522746" calcext:value-type="float">
            <text:p>-4.01140522746</text:p>
          </table:table-cell>
        </table:table-row>
        <table:table-row table:style-name="ro1">
          <table:table-cell office:value-type="float" office:value="0.0000041" calcext:value-type="float">
            <text:p>0.0000041</text:p>
          </table:table-cell>
          <table:table-cell office:value-type="float" office:value="-3.99376496048" calcext:value-type="float">
            <text:p>-3.99376496048</text:p>
          </table:table-cell>
        </table:table-row>
        <table:table-row table:style-name="ro1">
          <table:table-cell office:value-type="float" office:value="0.00000415" calcext:value-type="float">
            <text:p>0.00000415</text:p>
          </table:table-cell>
          <table:table-cell office:value-type="float" office:value="-3.97795913992" calcext:value-type="float">
            <text:p>-3.97795913992</text:p>
          </table:table-cell>
        </table:table-row>
        <table:table-row table:style-name="ro1">
          <table:table-cell office:value-type="float" office:value="0.0000042" calcext:value-type="float">
            <text:p>0.0000042</text:p>
          </table:table-cell>
          <table:table-cell office:value-type="float" office:value="-3.96399216785" calcext:value-type="float">
            <text:p>-3.96399216785</text:p>
          </table:table-cell>
        </table:table-row>
        <table:table-row table:style-name="ro1">
          <table:table-cell office:value-type="float" office:value="0.00000425" calcext:value-type="float">
            <text:p>0.00000425</text:p>
          </table:table-cell>
          <table:table-cell office:value-type="float" office:value="-3.94461546105" calcext:value-type="float">
            <text:p>-3.94461546105</text:p>
          </table:table-cell>
        </table:table-row>
        <table:table-row table:style-name="ro1">
          <table:table-cell office:value-type="float" office:value="0.0000043" calcext:value-type="float">
            <text:p>0.0000043</text:p>
          </table:table-cell>
          <table:table-cell office:value-type="float" office:value="-3.92185583081" calcext:value-type="float">
            <text:p>-3.92185583081</text:p>
          </table:table-cell>
        </table:table-row>
        <table:table-row table:style-name="ro1">
          <table:table-cell office:value-type="float" office:value="0.00000435" calcext:value-type="float">
            <text:p>0.00000435</text:p>
          </table:table-cell>
          <table:table-cell office:value-type="float" office:value="-3.90555055502" calcext:value-type="float">
            <text:p>-3.90555055502</text:p>
          </table:table-cell>
        </table:table-row>
        <table:table-row table:style-name="ro1">
          <table:table-cell office:value-type="float" office:value="0.0000044" calcext:value-type="float">
            <text:p>0.0000044</text:p>
          </table:table-cell>
          <table:table-cell office:value-type="float" office:value="-3.89157925625" calcext:value-type="float">
            <text:p>-3.89157925625</text:p>
          </table:table-cell>
        </table:table-row>
        <table:table-row table:style-name="ro1">
          <table:table-cell office:value-type="float" office:value="0.00000445" calcext:value-type="float">
            <text:p>0.00000445</text:p>
          </table:table-cell>
          <table:table-cell office:value-type="float" office:value="-3.87783395607" calcext:value-type="float">
            <text:p>-3.87783395607</text:p>
          </table:table-cell>
        </table:table-row>
        <table:table-row table:style-name="ro1">
          <table:table-cell office:value-type="float" office:value="0.0000045" calcext:value-type="float">
            <text:p>0.0000045</text:p>
          </table:table-cell>
          <table:table-cell office:value-type="float" office:value="-3.86264233126" calcext:value-type="float">
            <text:p>-3.86264233126</text:p>
          </table:table-cell>
        </table:table-row>
        <table:table-row table:style-name="ro1">
          <table:table-cell office:value-type="float" office:value="0.00000455" calcext:value-type="float">
            <text:p>0.00000455</text:p>
          </table:table-cell>
          <table:table-cell office:value-type="float" office:value="-3.84386777479" calcext:value-type="float">
            <text:p>-3.84386777479</text:p>
          </table:table-cell>
        </table:table-row>
        <table:table-row table:style-name="ro1">
          <table:table-cell office:value-type="float" office:value="0.0000046" calcext:value-type="float">
            <text:p>0.0000046</text:p>
          </table:table-cell>
          <table:table-cell office:value-type="float" office:value="-3.8299148532" calcext:value-type="float">
            <text:p>-3.8299148532</text:p>
          </table:table-cell>
        </table:table-row>
        <table:table-row table:style-name="ro1">
          <table:table-cell office:value-type="float" office:value="0.00000465" calcext:value-type="float">
            <text:p>0.00000465</text:p>
          </table:table-cell>
          <table:table-cell office:value-type="float" office:value="-3.80301039286" calcext:value-type="float">
            <text:p>-3.80301039286</text:p>
          </table:table-cell>
        </table:table-row>
        <table:table-row table:style-name="ro1">
          <table:table-cell office:value-type="float" office:value="0.0000047" calcext:value-type="float">
            <text:p>0.0000047</text:p>
          </table:table-cell>
          <table:table-cell office:value-type="float" office:value="-3.78947565384" calcext:value-type="float">
            <text:p>-3.78947565384</text:p>
          </table:table-cell>
        </table:table-row>
        <table:table-row table:style-name="ro1">
          <table:table-cell office:value-type="float" office:value="0.00000475" calcext:value-type="float">
            <text:p>0.00000475</text:p>
          </table:table-cell>
          <table:table-cell office:value-type="float" office:value="-3.77356947489" calcext:value-type="float">
            <text:p>-3.77356947489</text:p>
          </table:table-cell>
        </table:table-row>
        <table:table-row table:style-name="ro1">
          <table:table-cell office:value-type="float" office:value="0.0000048" calcext:value-type="float">
            <text:p>0.0000048</text:p>
          </table:table-cell>
          <table:table-cell office:value-type="float" office:value="-3.75750111244" calcext:value-type="float">
            <text:p>-3.75750111244</text:p>
          </table:table-cell>
        </table:table-row>
        <table:table-row table:style-name="ro1">
          <table:table-cell office:value-type="float" office:value="0.00000485" calcext:value-type="float">
            <text:p>0.00000485</text:p>
          </table:table-cell>
          <table:table-cell office:value-type="float" office:value="-3.74199116595" calcext:value-type="float">
            <text:p>-3.74199116595</text:p>
          </table:table-cell>
        </table:table-row>
        <table:table-row table:style-name="ro1">
          <table:table-cell office:value-type="float" office:value="0.0000049" calcext:value-type="float">
            <text:p>0.0000049</text:p>
          </table:table-cell>
          <table:table-cell office:value-type="float" office:value="-3.72281481411" calcext:value-type="float">
            <text:p>-3.72281481411</text:p>
          </table:table-cell>
        </table:table-row>
        <table:table-row table:style-name="ro1">
          <table:table-cell office:value-type="float" office:value="0.00000495" calcext:value-type="float">
            <text:p>0.00000495</text:p>
          </table:table-cell>
          <table:table-cell office:value-type="float" office:value="-3.70607220972" calcext:value-type="float">
            <text:p>-3.70607220972</text:p>
          </table:table-cell>
        </table:table-row>
        <table:table-row table:style-name="ro1">
          <table:table-cell office:value-type="float" office:value="0.000005" calcext:value-type="float">
            <text:p>0.000005</text:p>
          </table:table-cell>
          <table:table-cell office:value-type="float" office:value="-3.68981930664" calcext:value-type="float">
            <text:p>-3.68981930664</text:p>
          </table:table-cell>
        </table:table-row>
        <table:table-row table:style-name="ro1">
          <table:table-cell office:value-type="float" office:value="0.00000505" calcext:value-type="float">
            <text:p>0.00000505</text:p>
          </table:table-cell>
          <table:table-cell office:value-type="float" office:value="-3.67702529302" calcext:value-type="float">
            <text:p>-3.67702529302</text:p>
          </table:table-cell>
        </table:table-row>
        <table:table-row table:style-name="ro1">
          <table:table-cell office:value-type="float" office:value="0.0000051" calcext:value-type="float">
            <text:p>0.0000051</text:p>
          </table:table-cell>
          <table:table-cell office:value-type="float" office:value="-3.66197200208" calcext:value-type="float">
            <text:p>-3.66197200208</text:p>
          </table:table-cell>
        </table:table-row>
        <table:table-row table:style-name="ro1">
          <table:table-cell office:value-type="float" office:value="0.00000515" calcext:value-type="float">
            <text:p>0.00000515</text:p>
          </table:table-cell>
          <table:table-cell office:value-type="float" office:value="-3.64426098523" calcext:value-type="float">
            <text:p>-3.64426098523</text:p>
          </table:table-cell>
        </table:table-row>
        <table:table-row table:style-name="ro1">
          <table:table-cell office:value-type="float" office:value="0.0000052" calcext:value-type="float">
            <text:p>0.0000052</text:p>
          </table:table-cell>
          <table:table-cell office:value-type="float" office:value="-3.6328992307" calcext:value-type="float">
            <text:p>-3.6328992307</text:p>
          </table:table-cell>
        </table:table-row>
        <table:table-row table:style-name="ro1">
          <table:table-cell office:value-type="float" office:value="0.00000525" calcext:value-type="float">
            <text:p>0.00000525</text:p>
          </table:table-cell>
          <table:table-cell office:value-type="float" office:value="-3.61419483615" calcext:value-type="float">
            <text:p>-3.61419483615</text:p>
          </table:table-cell>
        </table:table-row>
        <table:table-row table:style-name="ro1">
          <table:table-cell office:value-type="float" office:value="0.0000053" calcext:value-type="float">
            <text:p>0.0000053</text:p>
          </table:table-cell>
          <table:table-cell office:value-type="float" office:value="-3.59055408126" calcext:value-type="float">
            <text:p>-3.59055408126</text:p>
          </table:table-cell>
        </table:table-row>
        <table:table-row table:style-name="ro1">
          <table:table-cell office:value-type="float" office:value="0.00000535" calcext:value-type="float">
            <text:p>0.00000535</text:p>
          </table:table-cell>
          <table:table-cell office:value-type="float" office:value="-3.57173233811" calcext:value-type="float">
            <text:p>-3.57173233811</text:p>
          </table:table-cell>
        </table:table-row>
        <table:table-row table:style-name="ro1">
          <table:table-cell office:value-type="float" office:value="0.0000054" calcext:value-type="float">
            <text:p>0.0000054</text:p>
          </table:table-cell>
          <table:table-cell office:value-type="float" office:value="-3.55606222826" calcext:value-type="float">
            <text:p>-3.55606222826</text:p>
          </table:table-cell>
        </table:table-row>
        <table:table-row table:style-name="ro1">
          <table:table-cell office:value-type="float" office:value="0.00000545" calcext:value-type="float">
            <text:p>0.00000545</text:p>
          </table:table-cell>
          <table:table-cell office:value-type="float" office:value="-3.54635208305" calcext:value-type="float">
            <text:p>-3.54635208305</text:p>
          </table:table-cell>
        </table:table-row>
        <table:table-row table:style-name="ro1">
          <table:table-cell office:value-type="float" office:value="0.0000055" calcext:value-type="float">
            <text:p>0.0000055</text:p>
          </table:table-cell>
          <table:table-cell office:value-type="float" office:value="-3.53109056767" calcext:value-type="float">
            <text:p>-3.53109056767</text:p>
          </table:table-cell>
        </table:table-row>
        <table:table-row table:style-name="ro1">
          <table:table-cell office:value-type="float" office:value="0.00000555" calcext:value-type="float">
            <text:p>0.00000555</text:p>
          </table:table-cell>
          <table:table-cell office:value-type="float" office:value="-3.51962602758" calcext:value-type="float">
            <text:p>-3.51962602758</text:p>
          </table:table-cell>
        </table:table-row>
        <table:table-row table:style-name="ro1">
          <table:table-cell office:value-type="float" office:value="0.0000056" calcext:value-type="float">
            <text:p>0.0000056</text:p>
          </table:table-cell>
          <table:table-cell office:value-type="float" office:value="-3.49567409686" calcext:value-type="float">
            <text:p>-3.49567409686</text:p>
          </table:table-cell>
        </table:table-row>
        <table:table-row table:style-name="ro1">
          <table:table-cell office:value-type="float" office:value="0.00000565" calcext:value-type="float">
            <text:p>0.00000565</text:p>
          </table:table-cell>
          <table:table-cell office:value-type="float" office:value="-3.48266067271" calcext:value-type="float">
            <text:p>-3.48266067271</text:p>
          </table:table-cell>
        </table:table-row>
        <table:table-row table:style-name="ro1">
          <table:table-cell office:value-type="float" office:value="0.0000057" calcext:value-type="float">
            <text:p>0.0000057</text:p>
          </table:table-cell>
          <table:table-cell office:value-type="float" office:value="-3.4667377749" calcext:value-type="float">
            <text:p>-3.4667377749</text:p>
          </table:table-cell>
        </table:table-row>
        <table:table-row table:style-name="ro1">
          <table:table-cell office:value-type="float" office:value="0.00000575" calcext:value-type="float">
            <text:p>0.00000575</text:p>
          </table:table-cell>
          <table:table-cell office:value-type="float" office:value="-3.45807417909" calcext:value-type="float">
            <text:p>-3.45807417909</text:p>
          </table:table-cell>
        </table:table-row>
        <table:table-row table:style-name="ro1">
          <table:table-cell office:value-type="float" office:value="0.0000058" calcext:value-type="float">
            <text:p>0.0000058</text:p>
          </table:table-cell>
          <table:table-cell office:value-type="float" office:value="-3.44319957944" calcext:value-type="float">
            <text:p>-3.44319957944</text:p>
          </table:table-cell>
        </table:table-row>
        <table:table-row table:style-name="ro1">
          <table:table-cell office:value-type="float" office:value="0.00000585" calcext:value-type="float">
            <text:p>0.00000585</text:p>
          </table:table-cell>
          <table:table-cell office:value-type="float" office:value="-3.42916616913" calcext:value-type="float">
            <text:p>-3.42916616913</text:p>
          </table:table-cell>
        </table:table-row>
        <table:table-row table:style-name="ro1">
          <table:table-cell office:value-type="float" office:value="0.0000059" calcext:value-type="float">
            <text:p>0.0000059</text:p>
          </table:table-cell>
          <table:table-cell office:value-type="float" office:value="-3.40781748104" calcext:value-type="float">
            <text:p>-3.40781748104</text:p>
          </table:table-cell>
        </table:table-row>
        <table:table-row table:style-name="ro1">
          <table:table-cell office:value-type="float" office:value="0.00000595" calcext:value-type="float">
            <text:p>0.00000595</text:p>
          </table:table-cell>
          <table:table-cell office:value-type="float" office:value="-3.39435496931" calcext:value-type="float">
            <text:p>-3.39435496931</text:p>
          </table:table-cell>
        </table:table-row>
        <table:table-row table:style-name="ro1">
          <table:table-cell office:value-type="float" office:value="0.000006" calcext:value-type="float">
            <text:p>0.000006</text:p>
          </table:table-cell>
          <table:table-cell office:value-type="float" office:value="-3.37941861993" calcext:value-type="float">
            <text:p>-3.37941861993</text:p>
          </table:table-cell>
        </table:table-row>
        <table:table-row table:style-name="ro1">
          <table:table-cell office:value-type="float" office:value="0.00000605" calcext:value-type="float">
            <text:p>0.00000605</text:p>
          </table:table-cell>
          <table:table-cell office:value-type="float" office:value="-3.36721082172" calcext:value-type="float">
            <text:p>-3.36721082172</text:p>
          </table:table-cell>
        </table:table-row>
        <table:table-row table:style-name="ro1">
          <table:table-cell office:value-type="float" office:value="0.0000061" calcext:value-type="float">
            <text:p>0.0000061</text:p>
          </table:table-cell>
          <table:table-cell office:value-type="float" office:value="-3.35472035568" calcext:value-type="float">
            <text:p>-3.35472035568</text:p>
          </table:table-cell>
        </table:table-row>
        <table:table-row table:style-name="ro1">
          <table:table-cell office:value-type="float" office:value="0.00000615" calcext:value-type="float">
            <text:p>0.00000615</text:p>
          </table:table-cell>
          <table:table-cell office:value-type="float" office:value="-3.33680898386" calcext:value-type="float">
            <text:p>-3.33680898386</text:p>
          </table:table-cell>
        </table:table-row>
        <table:table-row table:style-name="ro1">
          <table:table-cell office:value-type="float" office:value="0.0000062" calcext:value-type="float">
            <text:p>0.0000062</text:p>
          </table:table-cell>
          <table:table-cell office:value-type="float" office:value="-3.32611907424" calcext:value-type="float">
            <text:p>-3.32611907424</text:p>
          </table:table-cell>
        </table:table-row>
        <table:table-row table:style-name="ro1">
          <table:table-cell office:value-type="float" office:value="0.00000625" calcext:value-type="float">
            <text:p>0.00000625</text:p>
          </table:table-cell>
          <table:table-cell office:value-type="float" office:value="-3.31132353114" calcext:value-type="float">
            <text:p>-3.31132353114</text:p>
          </table:table-cell>
        </table:table-row>
        <table:table-row table:style-name="ro1">
          <table:table-cell office:value-type="float" office:value="0.0000063" calcext:value-type="float">
            <text:p>0.0000063</text:p>
          </table:table-cell>
          <table:table-cell office:value-type="float" office:value="-3.29619088214" calcext:value-type="float">
            <text:p>-3.29619088214</text:p>
          </table:table-cell>
        </table:table-row>
        <table:table-row table:style-name="ro1">
          <table:table-cell office:value-type="float" office:value="0.00000635" calcext:value-type="float">
            <text:p>0.00000635</text:p>
          </table:table-cell>
          <table:table-cell office:value-type="float" office:value="-3.28620342094" calcext:value-type="float">
            <text:p>-3.28620342094</text:p>
          </table:table-cell>
        </table:table-row>
        <table:table-row table:style-name="ro1">
          <table:table-cell office:value-type="float" office:value="0.0000064" calcext:value-type="float">
            <text:p>0.0000064</text:p>
          </table:table-cell>
          <table:table-cell office:value-type="float" office:value="-3.27197562561" calcext:value-type="float">
            <text:p>-3.27197562561</text:p>
          </table:table-cell>
        </table:table-row>
        <table:table-row table:style-name="ro1">
          <table:table-cell office:value-type="float" office:value="0.00000645" calcext:value-type="float">
            <text:p>0.00000645</text:p>
          </table:table-cell>
          <table:table-cell office:value-type="float" office:value="-3.25694484257" calcext:value-type="float">
            <text:p>-3.25694484257</text:p>
          </table:table-cell>
        </table:table-row>
        <table:table-row table:style-name="ro1">
          <table:table-cell office:value-type="float" office:value="0.0000065" calcext:value-type="float">
            <text:p>0.0000065</text:p>
          </table:table-cell>
          <table:table-cell office:value-type="float" office:value="-3.24395520774" calcext:value-type="float">
            <text:p>-3.24395520774</text:p>
          </table:table-cell>
        </table:table-row>
        <table:table-row table:style-name="ro1">
          <table:table-cell office:value-type="float" office:value="0.00000655" calcext:value-type="float">
            <text:p>0.00000655</text:p>
          </table:table-cell>
          <table:table-cell office:value-type="float" office:value="-3.23216111463" calcext:value-type="float">
            <text:p>-3.23216111463</text:p>
          </table:table-cell>
        </table:table-row>
        <table:table-row table:style-name="ro1">
          <table:table-cell office:value-type="float" office:value="0.0000066" calcext:value-type="float">
            <text:p>0.0000066</text:p>
          </table:table-cell>
          <table:table-cell office:value-type="float" office:value="-3.21732878702" calcext:value-type="float">
            <text:p>-3.21732878702</text:p>
          </table:table-cell>
        </table:table-row>
        <table:table-row table:style-name="ro1">
          <table:table-cell office:value-type="float" office:value="0.00000665" calcext:value-type="float">
            <text:p>0.00000665</text:p>
          </table:table-cell>
          <table:table-cell office:value-type="float" office:value="-3.20308362458" calcext:value-type="float">
            <text:p>-3.20308362458</text:p>
          </table:table-cell>
        </table:table-row>
        <table:table-row table:style-name="ro1">
          <table:table-cell office:value-type="float" office:value="0.0000067" calcext:value-type="float">
            <text:p>0.0000067</text:p>
          </table:table-cell>
          <table:table-cell office:value-type="float" office:value="-3.18939758666" calcext:value-type="float">
            <text:p>-3.18939758666</text:p>
          </table:table-cell>
        </table:table-row>
        <table:table-row table:style-name="ro1">
          <table:table-cell office:value-type="float" office:value="0.00000675" calcext:value-type="float">
            <text:p>0.00000675</text:p>
          </table:table-cell>
          <table:table-cell office:value-type="float" office:value="-3.17395418395" calcext:value-type="float">
            <text:p>-3.17395418395</text:p>
          </table:table-cell>
        </table:table-row>
        <table:table-row table:style-name="ro1">
          <table:table-cell office:value-type="float" office:value="0.0000068" calcext:value-type="float">
            <text:p>0.0000068</text:p>
          </table:table-cell>
          <table:table-cell office:value-type="float" office:value="-3.15480790796" calcext:value-type="float">
            <text:p>-3.15480790796</text:p>
          </table:table-cell>
        </table:table-row>
        <table:table-row table:style-name="ro1">
          <table:table-cell office:value-type="float" office:value="0.00000685" calcext:value-type="float">
            <text:p>0.00000685</text:p>
          </table:table-cell>
          <table:table-cell office:value-type="float" office:value="-3.14509212447" calcext:value-type="float">
            <text:p>-3.14509212447</text:p>
          </table:table-cell>
        </table:table-row>
        <table:table-row table:style-name="ro1">
          <table:table-cell office:value-type="float" office:value="0.0000069" calcext:value-type="float">
            <text:p>0.0000069</text:p>
          </table:table-cell>
          <table:table-cell office:value-type="float" office:value="-3.13559520881" calcext:value-type="float">
            <text:p>-3.13559520881</text:p>
          </table:table-cell>
        </table:table-row>
        <table:table-row table:style-name="ro1">
          <table:table-cell office:value-type="float" office:value="0.00000695" calcext:value-type="float">
            <text:p>0.00000695</text:p>
          </table:table-cell>
          <table:table-cell office:value-type="float" office:value="-3.11905488906" calcext:value-type="float">
            <text:p>-3.11905488906</text:p>
          </table:table-cell>
        </table:table-row>
        <table:table-row table:style-name="ro1">
          <table:table-cell office:value-type="float" office:value="0.000007" calcext:value-type="float">
            <text:p>0.000007</text:p>
          </table:table-cell>
          <table:table-cell office:value-type="float" office:value="-3.10713361805" calcext:value-type="float">
            <text:p>-3.10713361805</text:p>
          </table:table-cell>
        </table:table-row>
        <table:table-row table:style-name="ro1">
          <table:table-cell office:value-type="float" office:value="0.00000705" calcext:value-type="float">
            <text:p>0.00000705</text:p>
          </table:table-cell>
          <table:table-cell office:value-type="float" office:value="-3.09157310794" calcext:value-type="float">
            <text:p>-3.09157310794</text:p>
          </table:table-cell>
        </table:table-row>
        <table:table-row table:style-name="ro1">
          <table:table-cell office:value-type="float" office:value="0.0000071" calcext:value-type="float">
            <text:p>0.0000071</text:p>
          </table:table-cell>
          <table:table-cell office:value-type="float" office:value="-3.07913686889" calcext:value-type="float">
            <text:p>-3.07913686889</text:p>
          </table:table-cell>
        </table:table-row>
        <table:table-row table:style-name="ro1">
          <table:table-cell office:value-type="float" office:value="0.00000715" calcext:value-type="float">
            <text:p>0.00000715</text:p>
          </table:table-cell>
          <table:table-cell office:value-type="float" office:value="-3.06651735556" calcext:value-type="float">
            <text:p>-3.06651735556</text:p>
          </table:table-cell>
        </table:table-row>
        <table:table-row table:style-name="ro1">
          <table:table-cell office:value-type="float" office:value="0.0000072" calcext:value-type="float">
            <text:p>0.0000072</text:p>
          </table:table-cell>
          <table:table-cell office:value-type="float" office:value="-3.05607943489" calcext:value-type="float">
            <text:p>-3.05607943489</text:p>
          </table:table-cell>
        </table:table-row>
        <table:table-row table:style-name="ro1">
          <table:table-cell office:value-type="float" office:value="0.00000725" calcext:value-type="float">
            <text:p>0.00000725</text:p>
          </table:table-cell>
          <table:table-cell office:value-type="float" office:value="-3.04291312889" calcext:value-type="float">
            <text:p>-3.04291312889</text:p>
          </table:table-cell>
        </table:table-row>
        <table:table-row table:style-name="ro1">
          <table:table-cell office:value-type="float" office:value="0.0000073" calcext:value-type="float">
            <text:p>0.0000073</text:p>
          </table:table-cell>
          <table:table-cell office:value-type="float" office:value="-3.0333472875" calcext:value-type="float">
            <text:p>-3.0333472875</text:p>
          </table:table-cell>
        </table:table-row>
        <table:table-row table:style-name="ro1">
          <table:table-cell office:value-type="float" office:value="0.00000735" calcext:value-type="float">
            <text:p>0.00000735</text:p>
          </table:table-cell>
          <table:table-cell office:value-type="float" office:value="-3.02211213801" calcext:value-type="float">
            <text:p>-3.02211213801</text:p>
          </table:table-cell>
        </table:table-row>
        <table:table-row table:style-name="ro1">
          <table:table-cell office:value-type="float" office:value="0.0000074" calcext:value-type="float">
            <text:p>0.0000074</text:p>
          </table:table-cell>
          <table:table-cell office:value-type="float" office:value="-3.00850438777" calcext:value-type="float">
            <text:p>-3.00850438777</text:p>
          </table:table-cell>
        </table:table-row>
        <table:table-row table:style-name="ro1">
          <table:table-cell office:value-type="float" office:value="0.00000745" calcext:value-type="float">
            <text:p>0.00000745</text:p>
          </table:table-cell>
          <table:table-cell office:value-type="float" office:value="-2.99393402917" calcext:value-type="float">
            <text:p>-2.99393402917</text:p>
          </table:table-cell>
        </table:table-row>
        <table:table-row table:style-name="ro1">
          <table:table-cell office:value-type="float" office:value="0.0000075" calcext:value-type="float">
            <text:p>0.0000075</text:p>
          </table:table-cell>
          <table:table-cell office:value-type="float" office:value="-2.98057802667" calcext:value-type="float">
            <text:p>-2.98057802667</text:p>
          </table:table-cell>
        </table:table-row>
        <table:table-row table:style-name="ro1">
          <table:table-cell office:value-type="float" office:value="0.00000755" calcext:value-type="float">
            <text:p>0.00000755</text:p>
          </table:table-cell>
          <table:table-cell office:value-type="float" office:value="-2.97153689216" calcext:value-type="float">
            <text:p>-2.97153689216</text:p>
          </table:table-cell>
        </table:table-row>
        <table:table-row table:style-name="ro1">
          <table:table-cell office:value-type="float" office:value="0.0000076" calcext:value-type="float">
            <text:p>0.0000076</text:p>
          </table:table-cell>
          <table:table-cell office:value-type="float" office:value="-2.96113771584" calcext:value-type="float">
            <text:p>-2.96113771584</text:p>
          </table:table-cell>
        </table:table-row>
        <table:table-row table:style-name="ro1">
          <table:table-cell office:value-type="float" office:value="0.00000765" calcext:value-type="float">
            <text:p>0.00000765</text:p>
          </table:table-cell>
          <table:table-cell office:value-type="float" office:value="-2.94156834263" calcext:value-type="float">
            <text:p>-2.94156834263</text:p>
          </table:table-cell>
        </table:table-row>
        <table:table-row table:style-name="ro1">
          <table:table-cell office:value-type="float" office:value="0.0000077" calcext:value-type="float">
            <text:p>0.0000077</text:p>
          </table:table-cell>
          <table:table-cell office:value-type="float" office:value="-2.92989805051" calcext:value-type="float">
            <text:p>-2.92989805051</text:p>
          </table:table-cell>
        </table:table-row>
        <table:table-row table:style-name="ro1">
          <table:table-cell office:value-type="float" office:value="0.00000775" calcext:value-type="float">
            <text:p>0.00000775</text:p>
          </table:table-cell>
          <table:table-cell office:value-type="float" office:value="-2.91942905899" calcext:value-type="float">
            <text:p>-2.91942905899</text:p>
          </table:table-cell>
        </table:table-row>
        <table:table-row table:style-name="ro1">
          <table:table-cell office:value-type="float" office:value="0.0000078" calcext:value-type="float">
            <text:p>0.0000078</text:p>
          </table:table-cell>
          <table:table-cell office:value-type="float" office:value="-2.90581062014" calcext:value-type="float">
            <text:p>-2.90581062014</text:p>
          </table:table-cell>
        </table:table-row>
        <table:table-row table:style-name="ro1">
          <table:table-cell office:value-type="float" office:value="0.00000785" calcext:value-type="float">
            <text:p>0.00000785</text:p>
          </table:table-cell>
          <table:table-cell office:value-type="float" office:value="-2.90090196879" calcext:value-type="float">
            <text:p>-2.90090196879</text:p>
          </table:table-cell>
        </table:table-row>
        <table:table-row table:style-name="ro1">
          <table:table-cell office:value-type="float" office:value="0.0000079" calcext:value-type="float">
            <text:p>0.0000079</text:p>
          </table:table-cell>
          <table:table-cell office:value-type="float" office:value="-2.8848008018" calcext:value-type="float">
            <text:p>-2.8848008018</text:p>
          </table:table-cell>
        </table:table-row>
        <table:table-row table:style-name="ro1">
          <table:table-cell office:value-type="float" office:value="0.00000795" calcext:value-type="float">
            <text:p>0.00000795</text:p>
          </table:table-cell>
          <table:table-cell office:value-type="float" office:value="-2.86974243037" calcext:value-type="float">
            <text:p>-2.86974243037</text:p>
          </table:table-cell>
        </table:table-row>
        <table:table-row table:style-name="ro1">
          <table:table-cell office:value-type="float" office:value="0.000008" calcext:value-type="float">
            <text:p>0.000008</text:p>
          </table:table-cell>
          <table:table-cell office:value-type="float" office:value="-2.85577263916" calcext:value-type="float">
            <text:p>-2.85577263916</text:p>
          </table:table-cell>
        </table:table-row>
        <table:table-row table:style-name="ro1">
          <table:table-cell office:value-type="float" office:value="0.00000805" calcext:value-type="float">
            <text:p>0.00000805</text:p>
          </table:table-cell>
          <table:table-cell office:value-type="float" office:value="-2.84875515007" calcext:value-type="float">
            <text:p>-2.84875515007</text:p>
          </table:table-cell>
        </table:table-row>
        <table:table-row table:style-name="ro1">
          <table:table-cell office:value-type="float" office:value="0.0000081" calcext:value-type="float">
            <text:p>0.0000081</text:p>
          </table:table-cell>
          <table:table-cell office:value-type="float" office:value="-2.84159965878" calcext:value-type="float">
            <text:p>-2.84159965878</text:p>
          </table:table-cell>
        </table:table-row>
        <table:table-row table:style-name="ro1">
          <table:table-cell office:value-type="float" office:value="0.00000815" calcext:value-type="float">
            <text:p>0.00000815</text:p>
          </table:table-cell>
          <table:table-cell office:value-type="float" office:value="-2.82768508956" calcext:value-type="float">
            <text:p>-2.82768508956</text:p>
          </table:table-cell>
        </table:table-row>
        <table:table-row table:style-name="ro1">
          <table:table-cell office:value-type="float" office:value="0.0000082" calcext:value-type="float">
            <text:p>0.0000082</text:p>
          </table:table-cell>
          <table:table-cell office:value-type="float" office:value="-2.81182261483" calcext:value-type="float">
            <text:p>-2.81182261483</text:p>
          </table:table-cell>
        </table:table-row>
        <table:table-row table:style-name="ro1">
          <table:table-cell office:value-type="float" office:value="0.00000825" calcext:value-type="float">
            <text:p>0.00000825</text:p>
          </table:table-cell>
          <table:table-cell office:value-type="float" office:value="-2.79777345049" calcext:value-type="float">
            <text:p>-2.79777345049</text:p>
          </table:table-cell>
        </table:table-row>
        <table:table-row table:style-name="ro1">
          <table:table-cell office:value-type="float" office:value="0.0000083" calcext:value-type="float">
            <text:p>0.0000083</text:p>
          </table:table-cell>
          <table:table-cell office:value-type="float" office:value="-2.78859558013" calcext:value-type="float">
            <text:p>-2.78859558013</text:p>
          </table:table-cell>
        </table:table-row>
        <table:table-row table:style-name="ro1">
          <table:table-cell office:value-type="float" office:value="0.00000835" calcext:value-type="float">
            <text:p>0.00000835</text:p>
          </table:table-cell>
          <table:table-cell office:value-type="float" office:value="-2.7744637411" calcext:value-type="float">
            <text:p>-2.7744637411</text:p>
          </table:table-cell>
        </table:table-row>
        <table:table-row table:style-name="ro1">
          <table:table-cell office:value-type="float" office:value="0.0000084" calcext:value-type="float">
            <text:p>0.0000084</text:p>
          </table:table-cell>
          <table:table-cell office:value-type="float" office:value="-2.76521320626" calcext:value-type="float">
            <text:p>-2.76521320626</text:p>
          </table:table-cell>
        </table:table-row>
        <table:table-row table:style-name="ro1">
          <table:table-cell office:value-type="float" office:value="0.00000845" calcext:value-type="float">
            <text:p>0.00000845</text:p>
          </table:table-cell>
          <table:table-cell office:value-type="float" office:value="-2.75711449385" calcext:value-type="float">
            <text:p>-2.75711449385</text:p>
          </table:table-cell>
        </table:table-row>
        <table:table-row table:style-name="ro1">
          <table:table-cell office:value-type="float" office:value="0.0000085" calcext:value-type="float">
            <text:p>0.0000085</text:p>
          </table:table-cell>
          <table:table-cell office:value-type="float" office:value="-2.74671352353" calcext:value-type="float">
            <text:p>-2.74671352353</text:p>
          </table:table-cell>
        </table:table-row>
        <table:table-row table:style-name="ro1">
          <table:table-cell office:value-type="float" office:value="0.00000855" calcext:value-type="float">
            <text:p>0.00000855</text:p>
          </table:table-cell>
          <table:table-cell office:value-type="float" office:value="-2.73204053012" calcext:value-type="float">
            <text:p>-2.73204053012</text:p>
          </table:table-cell>
        </table:table-row>
        <table:table-row table:style-name="ro1">
          <table:table-cell office:value-type="float" office:value="0.0000086" calcext:value-type="float">
            <text:p>0.0000086</text:p>
          </table:table-cell>
          <table:table-cell office:value-type="float" office:value="-2.72752049805" calcext:value-type="float">
            <text:p>-2.72752049805</text:p>
          </table:table-cell>
        </table:table-row>
        <table:table-row table:style-name="ro1">
          <table:table-cell office:value-type="float" office:value="0.00000865" calcext:value-type="float">
            <text:p>0.00000865</text:p>
          </table:table-cell>
          <table:table-cell office:value-type="float" office:value="-2.717631752" calcext:value-type="float">
            <text:p>-2.717631752</text:p>
          </table:table-cell>
        </table:table-row>
        <table:table-row table:style-name="ro1">
          <table:table-cell office:value-type="float" office:value="0.0000087" calcext:value-type="float">
            <text:p>0.0000087</text:p>
          </table:table-cell>
          <table:table-cell office:value-type="float" office:value="-2.70767866321" calcext:value-type="float">
            <text:p>-2.70767866321</text:p>
          </table:table-cell>
        </table:table-row>
        <table:table-row table:style-name="ro1">
          <table:table-cell office:value-type="float" office:value="0.00000875" calcext:value-type="float">
            <text:p>0.00000875</text:p>
          </table:table-cell>
          <table:table-cell office:value-type="float" office:value="-2.69699228128" calcext:value-type="float">
            <text:p>-2.69699228128</text:p>
          </table:table-cell>
        </table:table-row>
        <table:table-row table:style-name="ro1">
          <table:table-cell office:value-type="float" office:value="0.0000088" calcext:value-type="float">
            <text:p>0.0000088</text:p>
          </table:table-cell>
          <table:table-cell office:value-type="float" office:value="-2.68677466062" calcext:value-type="float">
            <text:p>-2.68677466062</text:p>
          </table:table-cell>
        </table:table-row>
        <table:table-row table:style-name="ro1">
          <table:table-cell office:value-type="float" office:value="0.00000885" calcext:value-type="float">
            <text:p>0.00000885</text:p>
          </table:table-cell>
          <table:table-cell office:value-type="float" office:value="-2.67386655474" calcext:value-type="float">
            <text:p>-2.67386655474</text:p>
          </table:table-cell>
        </table:table-row>
        <table:table-row table:style-name="ro1">
          <table:table-cell office:value-type="float" office:value="0.0000089" calcext:value-type="float">
            <text:p>0.0000089</text:p>
          </table:table-cell>
          <table:table-cell office:value-type="float" office:value="-2.66267339084" calcext:value-type="float">
            <text:p>-2.66267339084</text:p>
          </table:table-cell>
        </table:table-row>
        <table:table-row table:style-name="ro1">
          <table:table-cell office:value-type="float" office:value="0.00000895" calcext:value-type="float">
            <text:p>0.00000895</text:p>
          </table:table-cell>
          <table:table-cell office:value-type="float" office:value="-2.65421132589" calcext:value-type="float">
            <text:p>-2.65421132589</text:p>
          </table:table-cell>
        </table:table-row>
        <table:table-row table:style-name="ro1">
          <table:table-cell office:value-type="float" office:value="0.000009" calcext:value-type="float">
            <text:p>0.000009</text:p>
          </table:table-cell>
          <table:table-cell office:value-type="float" office:value="-2.6428280283" calcext:value-type="float">
            <text:p>-2.6428280283</text:p>
          </table:table-cell>
        </table:table-row>
        <table:table-row table:style-name="ro1">
          <table:table-cell office:value-type="float" office:value="0.00000905" calcext:value-type="float">
            <text:p>0.00000905</text:p>
          </table:table-cell>
          <table:table-cell office:value-type="float" office:value="-2.63390825251" calcext:value-type="float">
            <text:p>-2.63390825251</text:p>
          </table:table-cell>
        </table:table-row>
        <table:table-row table:style-name="ro1">
          <table:table-cell office:value-type="float" office:value="0.0000091" calcext:value-type="float">
            <text:p>0.0000091</text:p>
          </table:table-cell>
          <table:table-cell office:value-type="float" office:value="-2.62659000485" calcext:value-type="float">
            <text:p>-2.62659000485</text:p>
          </table:table-cell>
        </table:table-row>
        <table:table-row table:style-name="ro1">
          <table:table-cell office:value-type="float" office:value="0.00000915" calcext:value-type="float">
            <text:p>0.00000915</text:p>
          </table:table-cell>
          <table:table-cell office:value-type="float" office:value="-2.61432508512" calcext:value-type="float">
            <text:p>-2.61432508512</text:p>
          </table:table-cell>
        </table:table-row>
        <table:table-row table:style-name="ro1">
          <table:table-cell office:value-type="float" office:value="0.0000092" calcext:value-type="float">
            <text:p>0.0000092</text:p>
          </table:table-cell>
          <table:table-cell office:value-type="float" office:value="-2.60599889672" calcext:value-type="float">
            <text:p>-2.60599889672</text:p>
          </table:table-cell>
        </table:table-row>
        <table:table-row table:style-name="ro1">
          <table:table-cell office:value-type="float" office:value="0.00000925" calcext:value-type="float">
            <text:p>0.00000925</text:p>
          </table:table-cell>
          <table:table-cell office:value-type="float" office:value="-2.59374997222" calcext:value-type="float">
            <text:p>-2.59374997222</text:p>
          </table:table-cell>
        </table:table-row>
        <table:table-row table:style-name="ro1">
          <table:table-cell office:value-type="float" office:value="0.0000093" calcext:value-type="float">
            <text:p>0.0000093</text:p>
          </table:table-cell>
          <table:table-cell office:value-type="float" office:value="-2.58075798559" calcext:value-type="float">
            <text:p>-2.58075798559</text:p>
          </table:table-cell>
        </table:table-row>
        <table:table-row table:style-name="ro1">
          <table:table-cell office:value-type="float" office:value="0.00000935" calcext:value-type="float">
            <text:p>0.00000935</text:p>
          </table:table-cell>
          <table:table-cell office:value-type="float" office:value="-2.57198469959" calcext:value-type="float">
            <text:p>-2.57198469959</text:p>
          </table:table-cell>
        </table:table-row>
        <table:table-row table:style-name="ro1">
          <table:table-cell office:value-type="float" office:value="0.0000094" calcext:value-type="float">
            <text:p>0.0000094</text:p>
          </table:table-cell>
          <table:table-cell office:value-type="float" office:value="-2.56505623202" calcext:value-type="float">
            <text:p>-2.56505623202</text:p>
          </table:table-cell>
        </table:table-row>
        <table:table-row table:style-name="ro1">
          <table:table-cell office:value-type="float" office:value="0.00000945" calcext:value-type="float">
            <text:p>0.00000945</text:p>
          </table:table-cell>
          <table:table-cell office:value-type="float" office:value="-2.55427962252" calcext:value-type="float">
            <text:p>-2.55427962252</text:p>
          </table:table-cell>
        </table:table-row>
        <table:table-row table:style-name="ro1">
          <table:table-cell office:value-type="float" office:value="0.0000095" calcext:value-type="float">
            <text:p>0.0000095</text:p>
          </table:table-cell>
          <table:table-cell office:value-type="float" office:value="-2.54705220546" calcext:value-type="float">
            <text:p>-2.54705220546</text:p>
          </table:table-cell>
        </table:table-row>
        <table:table-row table:style-name="ro1">
          <table:table-cell office:value-type="float" office:value="0.00000955" calcext:value-type="float">
            <text:p>0.00000955</text:p>
          </table:table-cell>
          <table:table-cell office:value-type="float" office:value="-2.53444978787" calcext:value-type="float">
            <text:p>-2.53444978787</text:p>
          </table:table-cell>
        </table:table-row>
        <table:table-row table:style-name="ro1">
          <table:table-cell office:value-type="float" office:value="0.0000096" calcext:value-type="float">
            <text:p>0.0000096</text:p>
          </table:table-cell>
          <table:table-cell office:value-type="float" office:value="-2.51895071091" calcext:value-type="float">
            <text:p>-2.51895071091</text:p>
          </table:table-cell>
        </table:table-row>
        <table:table-row table:style-name="ro1">
          <table:table-cell office:value-type="float" office:value="0.00000965" calcext:value-type="float">
            <text:p>0.00000965</text:p>
          </table:table-cell>
          <table:table-cell office:value-type="float" office:value="-2.51294827825" calcext:value-type="float">
            <text:p>-2.51294827825</text:p>
          </table:table-cell>
        </table:table-row>
        <table:table-row table:style-name="ro1">
          <table:table-cell office:value-type="float" office:value="0.0000097" calcext:value-type="float">
            <text:p>0.0000097</text:p>
          </table:table-cell>
          <table:table-cell office:value-type="float" office:value="-2.50046054089" calcext:value-type="float">
            <text:p>-2.50046054089</text:p>
          </table:table-cell>
        </table:table-row>
        <table:table-row table:style-name="ro1">
          <table:table-cell office:value-type="float" office:value="0.00000975" calcext:value-type="float">
            <text:p>0.00000975</text:p>
          </table:table-cell>
          <table:table-cell office:value-type="float" office:value="-2.49389239567" calcext:value-type="float">
            <text:p>-2.49389239567</text:p>
          </table:table-cell>
        </table:table-row>
        <table:table-row table:style-name="ro1">
          <table:table-cell office:value-type="float" office:value="0.0000098" calcext:value-type="float">
            <text:p>0.0000098</text:p>
          </table:table-cell>
          <table:table-cell office:value-type="float" office:value="-2.48853426477" calcext:value-type="float">
            <text:p>-2.48853426477</text:p>
          </table:table-cell>
        </table:table-row>
        <table:table-row table:style-name="ro1">
          <table:table-cell office:value-type="float" office:value="0.00000985" calcext:value-type="float">
            <text:p>0.00000985</text:p>
          </table:table-cell>
          <table:table-cell office:value-type="float" office:value="-2.47456310168" calcext:value-type="float">
            <text:p>-2.47456310168</text:p>
          </table:table-cell>
        </table:table-row>
        <table:table-row table:style-name="ro1">
          <table:table-cell office:value-type="float" office:value="0.0000099" calcext:value-type="float">
            <text:p>0.0000099</text:p>
          </table:table-cell>
          <table:table-cell office:value-type="float" office:value="-2.46812772743" calcext:value-type="float">
            <text:p>-2.46812772743</text:p>
          </table:table-cell>
        </table:table-row>
        <table:table-row table:style-name="ro1">
          <table:table-cell office:value-type="float" office:value="0.00000995" calcext:value-type="float">
            <text:p>0.00000995</text:p>
          </table:table-cell>
          <table:table-cell office:value-type="float" office:value="-2.45737588717" calcext:value-type="float">
            <text:p>-2.45737588717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-2.45042390164" calcext:value-type="float">
            <text:p>-2.45042390164</text:p>
          </table:table-cell>
        </table:table-row>
        <table:table-row table:style-name="ro1">
          <table:table-cell office:value-type="float" office:value="0.00001005" calcext:value-type="float">
            <text:p>0.00001005</text:p>
          </table:table-cell>
          <table:table-cell office:value-type="float" office:value="-2.4384494137" calcext:value-type="float">
            <text:p>-2.4384494137</text:p>
          </table:table-cell>
        </table:table-row>
        <table:table-row table:style-name="ro1">
          <table:table-cell office:value-type="float" office:value="0.0000101" calcext:value-type="float">
            <text:p>0.0000101</text:p>
          </table:table-cell>
          <table:table-cell office:value-type="float" office:value="-2.42925012088" calcext:value-type="float">
            <text:p>-2.42925012088</text:p>
          </table:table-cell>
        </table:table-row>
        <table:table-row table:style-name="ro1">
          <table:table-cell office:value-type="float" office:value="0.00001015" calcext:value-type="float">
            <text:p>0.00001015</text:p>
          </table:table-cell>
          <table:table-cell office:value-type="float" office:value="-2.42249256559" calcext:value-type="float">
            <text:p>-2.42249256559</text:p>
          </table:table-cell>
        </table:table-row>
        <table:table-row table:style-name="ro1">
          <table:table-cell office:value-type="float" office:value="0.0000102" calcext:value-type="float">
            <text:p>0.0000102</text:p>
          </table:table-cell>
          <table:table-cell office:value-type="float" office:value="-2.41130829631" calcext:value-type="float">
            <text:p>-2.41130829631</text:p>
          </table:table-cell>
        </table:table-row>
        <table:table-row table:style-name="ro1">
          <table:table-cell office:value-type="float" office:value="0.00001025" calcext:value-type="float">
            <text:p>0.00001025</text:p>
          </table:table-cell>
          <table:table-cell office:value-type="float" office:value="-2.4010497152" calcext:value-type="float">
            <text:p>-2.4010497152</text:p>
          </table:table-cell>
        </table:table-row>
        <table:table-row table:style-name="ro1">
          <table:table-cell office:value-type="float" office:value="0.0000103" calcext:value-type="float">
            <text:p>0.0000103</text:p>
          </table:table-cell>
          <table:table-cell office:value-type="float" office:value="-2.39356969108" calcext:value-type="float">
            <text:p>-2.39356969108</text:p>
          </table:table-cell>
        </table:table-row>
        <table:table-row table:style-name="ro1">
          <table:table-cell office:value-type="float" office:value="0.00001035" calcext:value-type="float">
            <text:p>0.00001035</text:p>
          </table:table-cell>
          <table:table-cell office:value-type="float" office:value="-2.38512390779" calcext:value-type="float">
            <text:p>-2.38512390779</text:p>
          </table:table-cell>
        </table:table-row>
        <table:table-row table:style-name="ro1">
          <table:table-cell office:value-type="float" office:value="0.0000104" calcext:value-type="float">
            <text:p>0.0000104</text:p>
          </table:table-cell>
          <table:table-cell office:value-type="float" office:value="-2.37531424843" calcext:value-type="float">
            <text:p>-2.37531424843</text:p>
          </table:table-cell>
        </table:table-row>
        <table:table-row table:style-name="ro1">
          <table:table-cell office:value-type="float" office:value="0.00001045" calcext:value-type="float">
            <text:p>0.00001045</text:p>
          </table:table-cell>
          <table:table-cell office:value-type="float" office:value="-2.36935877632" calcext:value-type="float">
            <text:p>-2.36935877632</text:p>
          </table:table-cell>
        </table:table-row>
        <table:table-row table:style-name="ro1">
          <table:table-cell office:value-type="float" office:value="0.0000105" calcext:value-type="float">
            <text:p>0.0000105</text:p>
          </table:table-cell>
          <table:table-cell office:value-type="float" office:value="-2.3562191994" calcext:value-type="float">
            <text:p>-2.3562191994</text:p>
          </table:table-cell>
        </table:table-row>
        <table:table-row table:style-name="ro1">
          <table:table-cell office:value-type="float" office:value="0.00001055" calcext:value-type="float">
            <text:p>0.00001055</text:p>
          </table:table-cell>
          <table:table-cell office:value-type="float" office:value="-2.3449064557" calcext:value-type="float">
            <text:p>-2.3449064557</text:p>
          </table:table-cell>
        </table:table-row>
        <table:table-row table:style-name="ro1">
          <table:table-cell office:value-type="float" office:value="0.0000106" calcext:value-type="float">
            <text:p>0.0000106</text:p>
          </table:table-cell>
          <table:table-cell office:value-type="float" office:value="-2.33794853038" calcext:value-type="float">
            <text:p>-2.33794853038</text:p>
          </table:table-cell>
        </table:table-row>
        <table:table-row table:style-name="ro1">
          <table:table-cell office:value-type="float" office:value="0.00001065" calcext:value-type="float">
            <text:p>0.00001065</text:p>
          </table:table-cell>
          <table:table-cell office:value-type="float" office:value="-2.3315169401" calcext:value-type="float">
            <text:p>-2.3315169401</text:p>
          </table:table-cell>
        </table:table-row>
        <table:table-row table:style-name="ro1">
          <table:table-cell office:value-type="float" office:value="0.0000107" calcext:value-type="float">
            <text:p>0.0000107</text:p>
          </table:table-cell>
          <table:table-cell office:value-type="float" office:value="-2.32493702083" calcext:value-type="float">
            <text:p>-2.32493702083</text:p>
          </table:table-cell>
        </table:table-row>
        <table:table-row table:style-name="ro1">
          <table:table-cell office:value-type="float" office:value="0.00001075" calcext:value-type="float">
            <text:p>0.00001075</text:p>
          </table:table-cell>
          <table:table-cell office:value-type="float" office:value="-2.32004407827" calcext:value-type="float">
            <text:p>-2.32004407827</text:p>
          </table:table-cell>
        </table:table-row>
        <table:table-row table:style-name="ro1">
          <table:table-cell office:value-type="float" office:value="0.0000108" calcext:value-type="float">
            <text:p>0.0000108</text:p>
          </table:table-cell>
          <table:table-cell office:value-type="float" office:value="-2.31176877007" calcext:value-type="float">
            <text:p>-2.31176877007</text:p>
          </table:table-cell>
        </table:table-row>
        <table:table-row table:style-name="ro1">
          <table:table-cell office:value-type="float" office:value="0.00001085" calcext:value-type="float">
            <text:p>0.00001085</text:p>
          </table:table-cell>
          <table:table-cell office:value-type="float" office:value="-2.30091720461" calcext:value-type="float">
            <text:p>-2.30091720461</text:p>
          </table:table-cell>
        </table:table-row>
        <table:table-row table:style-name="ro1">
          <table:table-cell office:value-type="float" office:value="0.0000109" calcext:value-type="float">
            <text:p>0.0000109</text:p>
          </table:table-cell>
          <table:table-cell office:value-type="float" office:value="-2.28756406647" calcext:value-type="float">
            <text:p>-2.28756406647</text:p>
          </table:table-cell>
        </table:table-row>
        <table:table-row table:style-name="ro1">
          <table:table-cell office:value-type="float" office:value="0.00001095" calcext:value-type="float">
            <text:p>0.00001095</text:p>
          </table:table-cell>
          <table:table-cell office:value-type="float" office:value="-2.28442704144" calcext:value-type="float">
            <text:p>-2.28442704144</text:p>
          </table:table-cell>
        </table:table-row>
        <table:table-row table:style-name="ro1">
          <table:table-cell office:value-type="float" office:value="0.000011" calcext:value-type="float">
            <text:p>0.000011</text:p>
          </table:table-cell>
          <table:table-cell office:value-type="float" office:value="-2.27468201125" calcext:value-type="float">
            <text:p>-2.27468201125</text:p>
          </table:table-cell>
        </table:table-row>
        <table:table-row table:style-name="ro1">
          <table:table-cell office:value-type="float" office:value="0.00001105" calcext:value-type="float">
            <text:p>0.00001105</text:p>
          </table:table-cell>
          <table:table-cell office:value-type="float" office:value="-2.2708497741" calcext:value-type="float">
            <text:p>-2.2708497741</text:p>
          </table:table-cell>
        </table:table-row>
        <table:table-row table:style-name="ro1">
          <table:table-cell office:value-type="float" office:value="0.0000111" calcext:value-type="float">
            <text:p>0.0000111</text:p>
          </table:table-cell>
          <table:table-cell office:value-type="float" office:value="-2.26320085783" calcext:value-type="float">
            <text:p>-2.26320085783</text:p>
          </table:table-cell>
        </table:table-row>
        <table:table-row table:style-name="ro1">
          <table:table-cell office:value-type="float" office:value="0.00001115" calcext:value-type="float">
            <text:p>0.00001115</text:p>
          </table:table-cell>
          <table:table-cell office:value-type="float" office:value="-2.25492937884" calcext:value-type="float">
            <text:p>-2.25492937884</text:p>
          </table:table-cell>
        </table:table-row>
        <table:table-row table:style-name="ro1">
          <table:table-cell office:value-type="float" office:value="0.0000112" calcext:value-type="float">
            <text:p>0.0000112</text:p>
          </table:table-cell>
          <table:table-cell office:value-type="float" office:value="-2.24709085652" calcext:value-type="float">
            <text:p>-2.24709085652</text:p>
          </table:table-cell>
        </table:table-row>
        <table:table-row table:style-name="ro1">
          <table:table-cell office:value-type="float" office:value="0.00001125" calcext:value-type="float">
            <text:p>0.00001125</text:p>
          </table:table-cell>
          <table:table-cell office:value-type="float" office:value="-2.24067701025" calcext:value-type="float">
            <text:p>-2.24067701025</text:p>
          </table:table-cell>
        </table:table-row>
        <table:table-row table:style-name="ro1">
          <table:table-cell office:value-type="float" office:value="0.0000113" calcext:value-type="float">
            <text:p>0.0000113</text:p>
          </table:table-cell>
          <table:table-cell office:value-type="float" office:value="-2.23316722686" calcext:value-type="float">
            <text:p>-2.23316722686</text:p>
          </table:table-cell>
        </table:table-row>
        <table:table-row table:style-name="ro1">
          <table:table-cell office:value-type="float" office:value="0.00001135" calcext:value-type="float">
            <text:p>0.00001135</text:p>
          </table:table-cell>
          <table:table-cell office:value-type="float" office:value="-2.22317723296" calcext:value-type="float">
            <text:p>-2.22317723296</text:p>
          </table:table-cell>
        </table:table-row>
        <table:table-row table:style-name="ro1">
          <table:table-cell office:value-type="float" office:value="0.0000114" calcext:value-type="float">
            <text:p>0.0000114</text:p>
          </table:table-cell>
          <table:table-cell office:value-type="float" office:value="-2.21735264736" calcext:value-type="float">
            <text:p>-2.21735264736</text:p>
          </table:table-cell>
        </table:table-row>
        <table:table-row table:style-name="ro1">
          <table:table-cell office:value-type="float" office:value="0.00001145" calcext:value-type="float">
            <text:p>0.00001145</text:p>
          </table:table-cell>
          <table:table-cell office:value-type="float" office:value="-2.21061251949" calcext:value-type="float">
            <text:p>-2.21061251949</text:p>
          </table:table-cell>
        </table:table-row>
        <table:table-row table:style-name="ro1">
          <table:table-cell office:value-type="float" office:value="0.0000115" calcext:value-type="float">
            <text:p>0.0000115</text:p>
          </table:table-cell>
          <table:table-cell office:value-type="float" office:value="-2.19840796254" calcext:value-type="float">
            <text:p>-2.19840796254</text:p>
          </table:table-cell>
        </table:table-row>
        <table:table-row table:style-name="ro1">
          <table:table-cell office:value-type="float" office:value="0.00001155" calcext:value-type="float">
            <text:p>0.00001155</text:p>
          </table:table-cell>
          <table:table-cell office:value-type="float" office:value="-2.1961845501" calcext:value-type="float">
            <text:p>-2.1961845501</text:p>
          </table:table-cell>
        </table:table-row>
        <table:table-row table:style-name="ro1">
          <table:table-cell office:value-type="float" office:value="0.0000116" calcext:value-type="float">
            <text:p>0.0000116</text:p>
          </table:table-cell>
          <table:table-cell office:value-type="float" office:value="-2.18610744928" calcext:value-type="float">
            <text:p>-2.18610744928</text:p>
          </table:table-cell>
        </table:table-row>
        <table:table-row table:style-name="ro1">
          <table:table-cell office:value-type="float" office:value="0.00001165" calcext:value-type="float">
            <text:p>0.00001165</text:p>
          </table:table-cell>
          <table:table-cell office:value-type="float" office:value="-2.17996000425" calcext:value-type="float">
            <text:p>-2.17996000425</text:p>
          </table:table-cell>
        </table:table-row>
        <table:table-row table:style-name="ro1">
          <table:table-cell office:value-type="float" office:value="0.0000117" calcext:value-type="float">
            <text:p>0.0000117</text:p>
          </table:table-cell>
          <table:table-cell office:value-type="float" office:value="-2.17303777799" calcext:value-type="float">
            <text:p>-2.17303777799</text:p>
          </table:table-cell>
        </table:table-row>
        <table:table-row table:style-name="ro1">
          <table:table-cell office:value-type="float" office:value="0.00001175" calcext:value-type="float">
            <text:p>0.00001175</text:p>
          </table:table-cell>
          <table:table-cell office:value-type="float" office:value="-2.16338733223" calcext:value-type="float">
            <text:p>-2.16338733223</text:p>
          </table:table-cell>
        </table:table-row>
        <table:table-row table:style-name="ro1">
          <table:table-cell office:value-type="float" office:value="0.0000118" calcext:value-type="float">
            <text:p>0.0000118</text:p>
          </table:table-cell>
          <table:table-cell office:value-type="float" office:value="-2.15773968917" calcext:value-type="float">
            <text:p>-2.15773968917</text:p>
          </table:table-cell>
        </table:table-row>
        <table:table-row table:style-name="ro1">
          <table:table-cell office:value-type="float" office:value="0.00001185" calcext:value-type="float">
            <text:p>0.00001185</text:p>
          </table:table-cell>
          <table:table-cell office:value-type="float" office:value="-2.15069878764" calcext:value-type="float">
            <text:p>-2.15069878764</text:p>
          </table:table-cell>
        </table:table-row>
        <table:table-row table:style-name="ro1">
          <table:table-cell office:value-type="float" office:value="0.0000119" calcext:value-type="float">
            <text:p>0.0000119</text:p>
          </table:table-cell>
          <table:table-cell office:value-type="float" office:value="-2.1460074664" calcext:value-type="float">
            <text:p>-2.1460074664</text:p>
          </table:table-cell>
        </table:table-row>
        <table:table-row table:style-name="ro1">
          <table:table-cell office:value-type="float" office:value="0.00001195" calcext:value-type="float">
            <text:p>0.00001195</text:p>
          </table:table-cell>
          <table:table-cell office:value-type="float" office:value="-2.12990773159" calcext:value-type="float">
            <text:p>-2.12990773159</text:p>
          </table:table-cell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-2.12024795402" calcext:value-type="float">
            <text:p>-2.12024795402</text:p>
          </table:table-cell>
        </table:table-row>
        <table:table-row table:style-name="ro1">
          <table:table-cell office:value-type="float" office:value="0.00001205" calcext:value-type="float">
            <text:p>0.00001205</text:p>
          </table:table-cell>
          <table:table-cell office:value-type="float" office:value="-2.1228341009" calcext:value-type="float">
            <text:p>-2.1228341009</text:p>
          </table:table-cell>
        </table:table-row>
        <table:table-row table:style-name="ro1">
          <table:table-cell office:value-type="float" office:value="0.0000121" calcext:value-type="float">
            <text:p>0.0000121</text:p>
          </table:table-cell>
          <table:table-cell office:value-type="float" office:value="-2.1081362478" calcext:value-type="float">
            <text:p>-2.1081362478</text:p>
          </table:table-cell>
        </table:table-row>
        <table:table-row table:style-name="ro1">
          <table:table-cell office:value-type="float" office:value="0.00001215" calcext:value-type="float">
            <text:p>0.00001215</text:p>
          </table:table-cell>
          <table:table-cell office:value-type="float" office:value="-2.10244857897" calcext:value-type="float">
            <text:p>-2.10244857897</text:p>
          </table:table-cell>
        </table:table-row>
        <table:table-row table:style-name="ro1">
          <table:table-cell office:value-type="float" office:value="0.0000122" calcext:value-type="float">
            <text:p>0.0000122</text:p>
          </table:table-cell>
          <table:table-cell office:value-type="float" office:value="-2.09408443016" calcext:value-type="float">
            <text:p>-2.09408443016</text:p>
          </table:table-cell>
        </table:table-row>
        <table:table-row table:style-name="ro1">
          <table:table-cell office:value-type="float" office:value="0.00001225" calcext:value-type="float">
            <text:p>0.00001225</text:p>
          </table:table-cell>
          <table:table-cell office:value-type="float" office:value="-2.08820748694" calcext:value-type="float">
            <text:p>-2.08820748694</text:p>
          </table:table-cell>
        </table:table-row>
        <table:table-row table:style-name="ro1">
          <table:table-cell office:value-type="float" office:value="0.0000123" calcext:value-type="float">
            <text:p>0.0000123</text:p>
          </table:table-cell>
          <table:table-cell office:value-type="float" office:value="-2.07925238899" calcext:value-type="float">
            <text:p>-2.07925238899</text:p>
          </table:table-cell>
        </table:table-row>
        <table:table-row table:style-name="ro1">
          <table:table-cell office:value-type="float" office:value="0.00001235" calcext:value-type="float">
            <text:p>0.00001235</text:p>
          </table:table-cell>
          <table:table-cell office:value-type="float" office:value="-2.07652160663" calcext:value-type="float">
            <text:p>-2.07652160663</text:p>
          </table:table-cell>
        </table:table-row>
        <table:table-row table:style-name="ro1">
          <table:table-cell office:value-type="float" office:value="0.0000124" calcext:value-type="float">
            <text:p>0.0000124</text:p>
          </table:table-cell>
          <table:table-cell office:value-type="float" office:value="-2.06495269803" calcext:value-type="float">
            <text:p>-2.06495269803</text:p>
          </table:table-cell>
        </table:table-row>
        <table:table-row table:style-name="ro1">
          <table:table-cell office:value-type="float" office:value="0.00001245" calcext:value-type="float">
            <text:p>0.00001245</text:p>
          </table:table-cell>
          <table:table-cell office:value-type="float" office:value="-2.0588881689" calcext:value-type="float">
            <text:p>-2.0588881689</text:p>
          </table:table-cell>
        </table:table-row>
        <table:table-row table:style-name="ro1">
          <table:table-cell office:value-type="float" office:value="0.0000125" calcext:value-type="float">
            <text:p>0.0000125</text:p>
          </table:table-cell>
          <table:table-cell office:value-type="float" office:value="-2.04496776542" calcext:value-type="float">
            <text:p>-2.04496776542</text:p>
          </table:table-cell>
        </table:table-row>
        <table:table-row table:style-name="ro1">
          <table:table-cell office:value-type="float" office:value="0.00001255" calcext:value-type="float">
            <text:p>0.00001255</text:p>
          </table:table-cell>
          <table:table-cell office:value-type="float" office:value="-2.03981681874" calcext:value-type="float">
            <text:p>-2.03981681874</text:p>
          </table:table-cell>
        </table:table-row>
        <table:table-row table:style-name="ro1">
          <table:table-cell office:value-type="float" office:value="0.0000126" calcext:value-type="float">
            <text:p>0.0000126</text:p>
          </table:table-cell>
          <table:table-cell office:value-type="float" office:value="-2.03403773136" calcext:value-type="float">
            <text:p>-2.03403773136</text:p>
          </table:table-cell>
        </table:table-row>
        <table:table-row table:style-name="ro1">
          <table:table-cell office:value-type="float" office:value="0.00001265" calcext:value-type="float">
            <text:p>0.00001265</text:p>
          </table:table-cell>
          <table:table-cell office:value-type="float" office:value="-2.02792043757" calcext:value-type="float">
            <text:p>-2.02792043757</text:p>
          </table:table-cell>
        </table:table-row>
        <table:table-row table:style-name="ro1">
          <table:table-cell office:value-type="float" office:value="0.0000127" calcext:value-type="float">
            <text:p>0.0000127</text:p>
          </table:table-cell>
          <table:table-cell office:value-type="float" office:value="-2.02226521147" calcext:value-type="float">
            <text:p>-2.02226521147</text:p>
          </table:table-cell>
        </table:table-row>
        <table:table-row table:style-name="ro1">
          <table:table-cell office:value-type="float" office:value="0.00001275" calcext:value-type="float">
            <text:p>0.00001275</text:p>
          </table:table-cell>
          <table:table-cell office:value-type="float" office:value="-2.00952798771" calcext:value-type="float">
            <text:p>-2.00952798771</text:p>
          </table:table-cell>
        </table:table-row>
        <table:table-row table:style-name="ro1">
          <table:table-cell office:value-type="float" office:value="0.0000128" calcext:value-type="float">
            <text:p>0.0000128</text:p>
          </table:table-cell>
          <table:table-cell office:value-type="float" office:value="-2.00854041413" calcext:value-type="float">
            <text:p>-2.00854041413</text:p>
          </table:table-cell>
        </table:table-row>
        <table:table-row table:style-name="ro1">
          <table:table-cell office:value-type="float" office:value="0.00001285" calcext:value-type="float">
            <text:p>0.00001285</text:p>
          </table:table-cell>
          <table:table-cell office:value-type="float" office:value="-2.00475837878" calcext:value-type="float">
            <text:p>-2.00475837878</text:p>
          </table:table-cell>
        </table:table-row>
        <table:table-row table:style-name="ro1">
          <table:table-cell office:value-type="float" office:value="0.0000129" calcext:value-type="float">
            <text:p>0.0000129</text:p>
          </table:table-cell>
          <table:table-cell office:value-type="float" office:value="-1.99183242336" calcext:value-type="float">
            <text:p>-1.99183242336</text:p>
          </table:table-cell>
        </table:table-row>
        <table:table-row table:style-name="ro1">
          <table:table-cell office:value-type="float" office:value="0.00001295" calcext:value-type="float">
            <text:p>0.00001295</text:p>
          </table:table-cell>
          <table:table-cell office:value-type="float" office:value="-1.98659185213" calcext:value-type="float">
            <text:p>-1.98659185213</text:p>
          </table:table-cell>
        </table:table-row>
        <table:table-row table:style-name="ro1">
          <table:table-cell office:value-type="float" office:value="0.000013" calcext:value-type="float">
            <text:p>0.000013</text:p>
          </table:table-cell>
          <table:table-cell office:value-type="float" office:value="-1.98188931463" calcext:value-type="float">
            <text:p>-1.98188931463</text:p>
          </table:table-cell>
        </table:table-row>
        <table:table-row table:style-name="ro1">
          <table:table-cell office:value-type="float" office:value="0.00001305" calcext:value-type="float">
            <text:p>0.00001305</text:p>
          </table:table-cell>
          <table:table-cell office:value-type="float" office:value="-1.9709765723" calcext:value-type="float">
            <text:p>-1.9709765723</text:p>
          </table:table-cell>
        </table:table-row>
        <table:table-row table:style-name="ro1">
          <table:table-cell office:value-type="float" office:value="0.0000131" calcext:value-type="float">
            <text:p>0.0000131</text:p>
          </table:table-cell>
          <table:table-cell office:value-type="float" office:value="-1.96296008232" calcext:value-type="float">
            <text:p>-1.96296008232</text:p>
          </table:table-cell>
        </table:table-row>
        <table:table-row table:style-name="ro1">
          <table:table-cell office:value-type="float" office:value="0.00001315" calcext:value-type="float">
            <text:p>0.00001315</text:p>
          </table:table-cell>
          <table:table-cell office:value-type="float" office:value="-1.95691851336" calcext:value-type="float">
            <text:p>-1.95691851336</text:p>
          </table:table-cell>
        </table:table-row>
        <table:table-row table:style-name="ro1">
          <table:table-cell office:value-type="float" office:value="0.0000132" calcext:value-type="float">
            <text:p>0.0000132</text:p>
          </table:table-cell>
          <table:table-cell office:value-type="float" office:value="-1.9462343174" calcext:value-type="float">
            <text:p>-1.9462343174</text:p>
          </table:table-cell>
        </table:table-row>
        <table:table-row table:style-name="ro1">
          <table:table-cell office:value-type="float" office:value="0.00001325" calcext:value-type="float">
            <text:p>0.00001325</text:p>
          </table:table-cell>
          <table:table-cell office:value-type="float" office:value="-1.93966764959" calcext:value-type="float">
            <text:p>-1.93966764959</text:p>
          </table:table-cell>
        </table:table-row>
        <table:table-row table:style-name="ro1">
          <table:table-cell office:value-type="float" office:value="0.0000133" calcext:value-type="float">
            <text:p>0.0000133</text:p>
          </table:table-cell>
          <table:table-cell office:value-type="float" office:value="-1.93957505514" calcext:value-type="float">
            <text:p>-1.93957505514</text:p>
          </table:table-cell>
        </table:table-row>
        <table:table-row table:style-name="ro1">
          <table:table-cell office:value-type="float" office:value="0.00001335" calcext:value-type="float">
            <text:p>0.00001335</text:p>
          </table:table-cell>
          <table:table-cell office:value-type="float" office:value="-1.93376687182" calcext:value-type="float">
            <text:p>-1.93376687182</text:p>
          </table:table-cell>
        </table:table-row>
        <table:table-row table:style-name="ro1">
          <table:table-cell office:value-type="float" office:value="0.0000134" calcext:value-type="float">
            <text:p>0.0000134</text:p>
          </table:table-cell>
          <table:table-cell office:value-type="float" office:value="-1.92659328978" calcext:value-type="float">
            <text:p>-1.92659328978</text:p>
          </table:table-cell>
        </table:table-row>
        <table:table-row table:style-name="ro1">
          <table:table-cell office:value-type="float" office:value="0.00001345" calcext:value-type="float">
            <text:p>0.00001345</text:p>
          </table:table-cell>
          <table:table-cell office:value-type="float" office:value="-1.91976120064" calcext:value-type="float">
            <text:p>-1.91976120064</text:p>
          </table:table-cell>
        </table:table-row>
        <table:table-row table:style-name="ro1">
          <table:table-cell office:value-type="float" office:value="0.0000135" calcext:value-type="float">
            <text:p>0.0000135</text:p>
          </table:table-cell>
          <table:table-cell office:value-type="float" office:value="-1.91174520815" calcext:value-type="float">
            <text:p>-1.91174520815</text:p>
          </table:table-cell>
        </table:table-row>
        <table:table-row table:style-name="ro1">
          <table:table-cell office:value-type="float" office:value="0.00001355" calcext:value-type="float">
            <text:p>0.00001355</text:p>
          </table:table-cell>
          <table:table-cell office:value-type="float" office:value="-1.9043266624" calcext:value-type="float">
            <text:p>-1.9043266624</text:p>
          </table:table-cell>
        </table:table-row>
        <table:table-row table:style-name="ro1">
          <table:table-cell office:value-type="float" office:value="0.0000136" calcext:value-type="float">
            <text:p>0.0000136</text:p>
          </table:table-cell>
          <table:table-cell office:value-type="float" office:value="-1.90111483215" calcext:value-type="float">
            <text:p>-1.90111483215</text:p>
          </table:table-cell>
        </table:table-row>
        <table:table-row table:style-name="ro1">
          <table:table-cell office:value-type="float" office:value="0.00001365" calcext:value-type="float">
            <text:p>0.00001365</text:p>
          </table:table-cell>
          <table:table-cell office:value-type="float" office:value="-1.8959200908" calcext:value-type="float">
            <text:p>-1.8959200908</text:p>
          </table:table-cell>
        </table:table-row>
        <table:table-row table:style-name="ro1">
          <table:table-cell office:value-type="float" office:value="0.0000137" calcext:value-type="float">
            <text:p>0.0000137</text:p>
          </table:table-cell>
          <table:table-cell office:value-type="float" office:value="-1.89103144479" calcext:value-type="float">
            <text:p>-1.89103144479</text:p>
          </table:table-cell>
        </table:table-row>
        <table:table-row table:style-name="ro1">
          <table:table-cell office:value-type="float" office:value="0.00001375" calcext:value-type="float">
            <text:p>0.00001375</text:p>
          </table:table-cell>
          <table:table-cell office:value-type="float" office:value="-1.88324855151" calcext:value-type="float">
            <text:p>-1.88324855151</text:p>
          </table:table-cell>
        </table:table-row>
        <table:table-row table:style-name="ro1">
          <table:table-cell office:value-type="float" office:value="0.0000138" calcext:value-type="float">
            <text:p>0.0000138</text:p>
          </table:table-cell>
          <table:table-cell office:value-type="float" office:value="-1.87406208804" calcext:value-type="float">
            <text:p>-1.87406208804</text:p>
          </table:table-cell>
        </table:table-row>
        <table:table-row table:style-name="ro1">
          <table:table-cell office:value-type="float" office:value="0.00001385" calcext:value-type="float">
            <text:p>0.00001385</text:p>
          </table:table-cell>
          <table:table-cell office:value-type="float" office:value="-1.86694748182" calcext:value-type="float">
            <text:p>-1.86694748182</text:p>
          </table:table-cell>
        </table:table-row>
        <table:table-row table:style-name="ro1">
          <table:table-cell office:value-type="float" office:value="0.0000139" calcext:value-type="float">
            <text:p>0.0000139</text:p>
          </table:table-cell>
          <table:table-cell office:value-type="float" office:value="-1.85506097518" calcext:value-type="float">
            <text:p>-1.85506097518</text:p>
          </table:table-cell>
        </table:table-row>
        <table:table-row table:style-name="ro1">
          <table:table-cell office:value-type="float" office:value="0.00001395" calcext:value-type="float">
            <text:p>0.00001395</text:p>
          </table:table-cell>
          <table:table-cell office:value-type="float" office:value="-1.85260012176" calcext:value-type="float">
            <text:p>-1.85260012176</text:p>
          </table:table-cell>
        </table:table-row>
        <table:table-row table:style-name="ro1">
          <table:table-cell office:value-type="float" office:value="0.000014" calcext:value-type="float">
            <text:p>0.000014</text:p>
          </table:table-cell>
          <table:table-cell office:value-type="float" office:value="-1.84832036489" calcext:value-type="float">
            <text:p>-1.84832036489</text:p>
          </table:table-cell>
        </table:table-row>
        <table:table-row table:style-name="ro1">
          <table:table-cell office:value-type="float" office:value="0.00001405" calcext:value-type="float">
            <text:p>0.00001405</text:p>
          </table:table-cell>
          <table:table-cell office:value-type="float" office:value="-1.84320299161" calcext:value-type="float">
            <text:p>-1.84320299161</text:p>
          </table:table-cell>
        </table:table-row>
        <table:table-row table:style-name="ro1">
          <table:table-cell office:value-type="float" office:value="0.0000141" calcext:value-type="float">
            <text:p>0.0000141</text:p>
          </table:table-cell>
          <table:table-cell office:value-type="float" office:value="-1.83690352405" calcext:value-type="float">
            <text:p>-1.83690352405</text:p>
          </table:table-cell>
        </table:table-row>
        <table:table-row table:style-name="ro1">
          <table:table-cell office:value-type="float" office:value="0.00001415" calcext:value-type="float">
            <text:p>0.00001415</text:p>
          </table:table-cell>
          <table:table-cell office:value-type="float" office:value="-1.8240353384" calcext:value-type="float">
            <text:p>-1.8240353384</text:p>
          </table:table-cell>
        </table:table-row>
        <table:table-row table:style-name="ro1">
          <table:table-cell office:value-type="float" office:value="0.0000142" calcext:value-type="float">
            <text:p>0.0000142</text:p>
          </table:table-cell>
          <table:table-cell office:value-type="float" office:value="-1.82145986506" calcext:value-type="float">
            <text:p>-1.82145986506</text:p>
          </table:table-cell>
        </table:table-row>
        <table:table-row table:style-name="ro1">
          <table:table-cell office:value-type="float" office:value="0.00001425" calcext:value-type="float">
            <text:p>0.00001425</text:p>
          </table:table-cell>
          <table:table-cell office:value-type="float" office:value="-1.81130550169" calcext:value-type="float">
            <text:p>-1.81130550169</text:p>
          </table:table-cell>
        </table:table-row>
        <table:table-row table:style-name="ro1">
          <table:table-cell office:value-type="float" office:value="0.0000143" calcext:value-type="float">
            <text:p>0.0000143</text:p>
          </table:table-cell>
          <table:table-cell office:value-type="float" office:value="-1.80771809257" calcext:value-type="float">
            <text:p>-1.80771809257</text:p>
          </table:table-cell>
        </table:table-row>
        <table:table-row table:style-name="ro1">
          <table:table-cell office:value-type="float" office:value="0.00001435" calcext:value-type="float">
            <text:p>0.00001435</text:p>
          </table:table-cell>
          <table:table-cell office:value-type="float" office:value="-1.80507369351" calcext:value-type="float">
            <text:p>-1.80507369351</text:p>
          </table:table-cell>
        </table:table-row>
        <table:table-row table:style-name="ro1">
          <table:table-cell office:value-type="float" office:value="0.0000144" calcext:value-type="float">
            <text:p>0.0000144</text:p>
          </table:table-cell>
          <table:table-cell office:value-type="float" office:value="-1.80643297152" calcext:value-type="float">
            <text:p>-1.80643297152</text:p>
          </table:table-cell>
        </table:table-row>
        <table:table-row table:style-name="ro1">
          <table:table-cell office:value-type="float" office:value="0.00001445" calcext:value-type="float">
            <text:p>0.00001445</text:p>
          </table:table-cell>
          <table:table-cell office:value-type="float" office:value="-1.79049540513" calcext:value-type="float">
            <text:p>-1.79049540513</text:p>
          </table:table-cell>
        </table:table-row>
        <table:table-row table:style-name="ro1">
          <table:table-cell office:value-type="float" office:value="0.0000145" calcext:value-type="float">
            <text:p>0.0000145</text:p>
          </table:table-cell>
          <table:table-cell office:value-type="float" office:value="-1.78176909475" calcext:value-type="float">
            <text:p>-1.78176909475</text:p>
          </table:table-cell>
        </table:table-row>
        <table:table-row table:style-name="ro1">
          <table:table-cell office:value-type="float" office:value="0.00001455" calcext:value-type="float">
            <text:p>0.00001455</text:p>
          </table:table-cell>
          <table:table-cell office:value-type="float" office:value="-1.77366475914" calcext:value-type="float">
            <text:p>-1.77366475914</text:p>
          </table:table-cell>
        </table:table-row>
        <table:table-row table:style-name="ro1">
          <table:table-cell office:value-type="float" office:value="0.0000146" calcext:value-type="float">
            <text:p>0.0000146</text:p>
          </table:table-cell>
          <table:table-cell office:value-type="float" office:value="-1.77238630151" calcext:value-type="float">
            <text:p>-1.77238630151</text:p>
          </table:table-cell>
        </table:table-row>
        <table:table-row table:style-name="ro1">
          <table:table-cell office:value-type="float" office:value="0.00001465" calcext:value-type="float">
            <text:p>0.00001465</text:p>
          </table:table-cell>
          <table:table-cell office:value-type="float" office:value="-1.76386093404" calcext:value-type="float">
            <text:p>-1.76386093404</text:p>
          </table:table-cell>
        </table:table-row>
        <table:table-row table:style-name="ro1">
          <table:table-cell office:value-type="float" office:value="0.0000147" calcext:value-type="float">
            <text:p>0.0000147</text:p>
          </table:table-cell>
          <table:table-cell office:value-type="float" office:value="-1.76367470493" calcext:value-type="float">
            <text:p>-1.76367470493</text:p>
          </table:table-cell>
        </table:table-row>
        <table:table-row table:style-name="ro1">
          <table:table-cell office:value-type="float" office:value="0.00001475" calcext:value-type="float">
            <text:p>0.00001475</text:p>
          </table:table-cell>
          <table:table-cell office:value-type="float" office:value="-1.75277320902" calcext:value-type="float">
            <text:p>-1.75277320902</text:p>
          </table:table-cell>
        </table:table-row>
        <table:table-row table:style-name="ro1">
          <table:table-cell office:value-type="float" office:value="0.0000148" calcext:value-type="float">
            <text:p>0.0000148</text:p>
          </table:table-cell>
          <table:table-cell office:value-type="float" office:value="-1.74445617151" calcext:value-type="float">
            <text:p>-1.74445617151</text:p>
          </table:table-cell>
        </table:table-row>
        <table:table-row table:style-name="ro1">
          <table:table-cell office:value-type="float" office:value="0.00001485" calcext:value-type="float">
            <text:p>0.00001485</text:p>
          </table:table-cell>
          <table:table-cell office:value-type="float" office:value="-1.73680427027" calcext:value-type="float">
            <text:p>-1.73680427027</text:p>
          </table:table-cell>
        </table:table-row>
        <table:table-row table:style-name="ro1">
          <table:table-cell office:value-type="float" office:value="0.0000149" calcext:value-type="float">
            <text:p>0.0000149</text:p>
          </table:table-cell>
          <table:table-cell office:value-type="float" office:value="-1.73386657505" calcext:value-type="float">
            <text:p>-1.73386657505</text:p>
          </table:table-cell>
        </table:table-row>
        <table:table-row table:style-name="ro1">
          <table:table-cell office:value-type="float" office:value="0.00001495" calcext:value-type="float">
            <text:p>0.00001495</text:p>
          </table:table-cell>
          <table:table-cell office:value-type="float" office:value="-1.7295733255" calcext:value-type="float">
            <text:p>-1.7295733255</text:p>
          </table:table-cell>
        </table:table-row>
        <table:table-row table:style-name="ro1">
          <table:table-cell office:value-type="float" office:value="0.000015" calcext:value-type="float">
            <text:p>0.000015</text:p>
          </table:table-cell>
          <table:table-cell office:value-type="float" office:value="-1.71962561871" calcext:value-type="float">
            <text:p>-1.71962561871</text:p>
          </table:table-cell>
        </table:table-row>
        <table:table-row table:style-name="ro1">
          <table:table-cell office:value-type="float" office:value="0.00001505" calcext:value-type="float">
            <text:p>0.00001505</text:p>
          </table:table-cell>
          <table:table-cell office:value-type="float" office:value="-1.70983664309" calcext:value-type="float">
            <text:p>-1.70983664309</text:p>
          </table:table-cell>
        </table:table-row>
        <table:table-row table:style-name="ro1">
          <table:table-cell office:value-type="float" office:value="0.0000151" calcext:value-type="float">
            <text:p>0.0000151</text:p>
          </table:table-cell>
          <table:table-cell office:value-type="float" office:value="-1.71206769887" calcext:value-type="float">
            <text:p>-1.71206769887</text:p>
          </table:table-cell>
        </table:table-row>
        <table:table-row table:style-name="ro1">
          <table:table-cell office:value-type="float" office:value="0.00001515" calcext:value-type="float">
            <text:p>0.00001515</text:p>
          </table:table-cell>
          <table:table-cell office:value-type="float" office:value="-1.70671057804" calcext:value-type="float">
            <text:p>-1.70671057804</text:p>
          </table:table-cell>
        </table:table-row>
        <table:table-row table:style-name="ro1">
          <table:table-cell office:value-type="float" office:value="0.0000152" calcext:value-type="float">
            <text:p>0.0000152</text:p>
          </table:table-cell>
          <table:table-cell office:value-type="float" office:value="-1.70236662918" calcext:value-type="float">
            <text:p>-1.70236662918</text:p>
          </table:table-cell>
        </table:table-row>
        <table:table-row table:style-name="ro1">
          <table:table-cell office:value-type="float" office:value="0.00001525" calcext:value-type="float">
            <text:p>0.00001525</text:p>
          </table:table-cell>
          <table:table-cell office:value-type="float" office:value="-1.69307021923" calcext:value-type="float">
            <text:p>-1.69307021923</text:p>
          </table:table-cell>
        </table:table-row>
        <table:table-row table:style-name="ro1">
          <table:table-cell office:value-type="float" office:value="0.0000153" calcext:value-type="float">
            <text:p>0.0000153</text:p>
          </table:table-cell>
          <table:table-cell office:value-type="float" office:value="-1.69019335414" calcext:value-type="float">
            <text:p>-1.69019335414</text:p>
          </table:table-cell>
        </table:table-row>
        <table:table-row table:style-name="ro1">
          <table:table-cell office:value-type="float" office:value="0.00001535" calcext:value-type="float">
            <text:p>0.00001535</text:p>
          </table:table-cell>
          <table:table-cell office:value-type="float" office:value="-1.68318408126" calcext:value-type="float">
            <text:p>-1.68318408126</text:p>
          </table:table-cell>
        </table:table-row>
        <table:table-row table:style-name="ro1">
          <table:table-cell office:value-type="float" office:value="0.0000154" calcext:value-type="float">
            <text:p>0.0000154</text:p>
          </table:table-cell>
          <table:table-cell office:value-type="float" office:value="-1.68057215508" calcext:value-type="float">
            <text:p>-1.68057215508</text:p>
          </table:table-cell>
        </table:table-row>
        <table:table-row table:style-name="ro1">
          <table:table-cell office:value-type="float" office:value="0.00001545" calcext:value-type="float">
            <text:p>0.00001545</text:p>
          </table:table-cell>
          <table:table-cell office:value-type="float" office:value="-1.67690546328" calcext:value-type="float">
            <text:p>-1.67690546328</text:p>
          </table:table-cell>
        </table:table-row>
        <table:table-row table:style-name="ro1">
          <table:table-cell office:value-type="float" office:value="0.0000155" calcext:value-type="float">
            <text:p>0.0000155</text:p>
          </table:table-cell>
          <table:table-cell office:value-type="float" office:value="-1.66821651028" calcext:value-type="float">
            <text:p>-1.66821651028</text:p>
          </table:table-cell>
        </table:table-row>
        <table:table-row table:style-name="ro1">
          <table:table-cell office:value-type="float" office:value="0.00001555" calcext:value-type="float">
            <text:p>0.00001555</text:p>
          </table:table-cell>
          <table:table-cell office:value-type="float" office:value="-1.66423111992" calcext:value-type="float">
            <text:p>-1.66423111992</text:p>
          </table:table-cell>
        </table:table-row>
        <table:table-row table:style-name="ro1">
          <table:table-cell office:value-type="float" office:value="0.0000156" calcext:value-type="float">
            <text:p>0.0000156</text:p>
          </table:table-cell>
          <table:table-cell office:value-type="float" office:value="-1.65894480927" calcext:value-type="float">
            <text:p>-1.65894480927</text:p>
          </table:table-cell>
        </table:table-row>
        <table:table-row table:style-name="ro1">
          <table:table-cell office:value-type="float" office:value="0.00001565" calcext:value-type="float">
            <text:p>0.00001565</text:p>
          </table:table-cell>
          <table:table-cell office:value-type="float" office:value="-1.65440689752" calcext:value-type="float">
            <text:p>-1.65440689752</text:p>
          </table:table-cell>
        </table:table-row>
        <table:table-row table:style-name="ro1">
          <table:table-cell office:value-type="float" office:value="0.0000157" calcext:value-type="float">
            <text:p>0.0000157</text:p>
          </table:table-cell>
          <table:table-cell office:value-type="float" office:value="-1.64064040102" calcext:value-type="float">
            <text:p>-1.64064040102</text:p>
          </table:table-cell>
        </table:table-row>
        <table:table-row table:style-name="ro1">
          <table:table-cell office:value-type="float" office:value="0.00001575" calcext:value-type="float">
            <text:p>0.00001575</text:p>
          </table:table-cell>
          <table:table-cell office:value-type="float" office:value="-1.6358636764" calcext:value-type="float">
            <text:p>-1.6358636764</text:p>
          </table:table-cell>
        </table:table-row>
        <table:table-row table:style-name="ro1">
          <table:table-cell office:value-type="float" office:value="0.0000158" calcext:value-type="float">
            <text:p>0.0000158</text:p>
          </table:table-cell>
          <table:table-cell office:value-type="float" office:value="-1.62593475382" calcext:value-type="float">
            <text:p>-1.62593475382</text:p>
          </table:table-cell>
        </table:table-row>
        <table:table-row table:style-name="ro1">
          <table:table-cell office:value-type="float" office:value="0.00001585" calcext:value-type="float">
            <text:p>0.00001585</text:p>
          </table:table-cell>
          <table:table-cell office:value-type="float" office:value="-1.62831370141" calcext:value-type="float">
            <text:p>-1.62831370141</text:p>
          </table:table-cell>
        </table:table-row>
        <table:table-row table:style-name="ro1">
          <table:table-cell office:value-type="float" office:value="0.0000159" calcext:value-type="float">
            <text:p>0.0000159</text:p>
          </table:table-cell>
          <table:table-cell office:value-type="float" office:value="-1.6211530844" calcext:value-type="float">
            <text:p>-1.6211530844</text:p>
          </table:table-cell>
        </table:table-row>
        <table:table-row table:style-name="ro1">
          <table:table-cell office:value-type="float" office:value="0.00001595" calcext:value-type="float">
            <text:p>0.00001595</text:p>
          </table:table-cell>
          <table:table-cell office:value-type="float" office:value="-1.62077323913" calcext:value-type="float">
            <text:p>-1.62077323913</text:p>
          </table:table-cell>
        </table:table-row>
        <table:table-row table:style-name="ro1">
          <table:table-cell office:value-type="float" office:value="0.000016" calcext:value-type="float">
            <text:p>0.000016</text:p>
          </table:table-cell>
          <table:table-cell office:value-type="float" office:value="-1.61055578431" calcext:value-type="float">
            <text:p>-1.61055578431</text:p>
          </table:table-cell>
        </table:table-row>
        <table:table-row table:style-name="ro1">
          <table:table-cell office:value-type="float" office:value="0.00001605" calcext:value-type="float">
            <text:p>0.00001605</text:p>
          </table:table-cell>
          <table:table-cell office:value-type="float" office:value="-1.60700499386" calcext:value-type="float">
            <text:p>-1.60700499386</text:p>
          </table:table-cell>
        </table:table-row>
        <table:table-row table:style-name="ro1">
          <table:table-cell office:value-type="float" office:value="0.0000161" calcext:value-type="float">
            <text:p>0.0000161</text:p>
          </table:table-cell>
          <table:table-cell office:value-type="float" office:value="-1.60256490779" calcext:value-type="float">
            <text:p>-1.60256490779</text:p>
          </table:table-cell>
        </table:table-row>
        <table:table-row table:style-name="ro1">
          <table:table-cell office:value-type="float" office:value="0.00001615" calcext:value-type="float">
            <text:p>0.00001615</text:p>
          </table:table-cell>
          <table:table-cell office:value-type="float" office:value="-1.60113151804" calcext:value-type="float">
            <text:p>-1.60113151804</text:p>
          </table:table-cell>
        </table:table-row>
        <table:table-row table:style-name="ro1">
          <table:table-cell office:value-type="float" office:value="0.0000162" calcext:value-type="float">
            <text:p>0.0000162</text:p>
          </table:table-cell>
          <table:table-cell office:value-type="float" office:value="-1.59609719634" calcext:value-type="float">
            <text:p>-1.59609719634</text:p>
          </table:table-cell>
        </table:table-row>
        <table:table-row table:style-name="ro1">
          <table:table-cell office:value-type="float" office:value="0.00001625" calcext:value-type="float">
            <text:p>0.00001625</text:p>
          </table:table-cell>
          <table:table-cell office:value-type="float" office:value="-1.58978431148" calcext:value-type="float">
            <text:p>-1.58978431148</text:p>
          </table:table-cell>
        </table:table-row>
        <table:table-row table:style-name="ro1">
          <table:table-cell office:value-type="float" office:value="0.0000163" calcext:value-type="float">
            <text:p>0.0000163</text:p>
          </table:table-cell>
          <table:table-cell office:value-type="float" office:value="-1.57936553685" calcext:value-type="float">
            <text:p>-1.57936553685</text:p>
          </table:table-cell>
        </table:table-row>
        <table:table-row table:style-name="ro1">
          <table:table-cell office:value-type="float" office:value="0.00001635" calcext:value-type="float">
            <text:p>0.00001635</text:p>
          </table:table-cell>
          <table:table-cell office:value-type="float" office:value="-1.57270132979" calcext:value-type="float">
            <text:p>-1.57270132979</text:p>
          </table:table-cell>
        </table:table-row>
        <table:table-row table:style-name="ro1">
          <table:table-cell office:value-type="float" office:value="0.0000164" calcext:value-type="float">
            <text:p>0.0000164</text:p>
          </table:table-cell>
          <table:table-cell office:value-type="float" office:value="-1.57189995517" calcext:value-type="float">
            <text:p>-1.57189995517</text:p>
          </table:table-cell>
        </table:table-row>
        <table:table-row table:style-name="ro1">
          <table:table-cell office:value-type="float" office:value="0.00001645" calcext:value-type="float">
            <text:p>0.00001645</text:p>
          </table:table-cell>
          <table:table-cell office:value-type="float" office:value="-1.56529430181" calcext:value-type="float">
            <text:p>-1.56529430181</text:p>
          </table:table-cell>
        </table:table-row>
        <table:table-row table:style-name="ro1">
          <table:table-cell office:value-type="float" office:value="0.0000165" calcext:value-type="float">
            <text:p>0.0000165</text:p>
          </table:table-cell>
          <table:table-cell office:value-type="float" office:value="-1.5652501604" calcext:value-type="float">
            <text:p>-1.5652501604</text:p>
          </table:table-cell>
        </table:table-row>
        <table:table-row table:style-name="ro1">
          <table:table-cell office:value-type="float" office:value="0.00001655" calcext:value-type="float">
            <text:p>0.00001655</text:p>
          </table:table-cell>
          <table:table-cell office:value-type="float" office:value="-1.55219440391" calcext:value-type="float">
            <text:p>-1.55219440391</text:p>
          </table:table-cell>
        </table:table-row>
        <table:table-row table:style-name="ro1">
          <table:table-cell office:value-type="float" office:value="0.0000166" calcext:value-type="float">
            <text:p>0.0000166</text:p>
          </table:table-cell>
          <table:table-cell office:value-type="float" office:value="-1.55001391176" calcext:value-type="float">
            <text:p>-1.55001391176</text:p>
          </table:table-cell>
        </table:table-row>
        <table:table-row table:style-name="ro1">
          <table:table-cell office:value-type="float" office:value="0.00001665" calcext:value-type="float">
            <text:p>0.00001665</text:p>
          </table:table-cell>
          <table:table-cell office:value-type="float" office:value="-1.54837143826" calcext:value-type="float">
            <text:p>-1.54837143826</text:p>
          </table:table-cell>
        </table:table-row>
        <table:table-row table:style-name="ro1">
          <table:table-cell office:value-type="float" office:value="0.0000167" calcext:value-type="float">
            <text:p>0.0000167</text:p>
          </table:table-cell>
          <table:table-cell office:value-type="float" office:value="-1.54425330709" calcext:value-type="float">
            <text:p>-1.54425330709</text:p>
          </table:table-cell>
        </table:table-row>
        <table:table-row table:style-name="ro1">
          <table:table-cell office:value-type="float" office:value="0.00001675" calcext:value-type="float">
            <text:p>0.00001675</text:p>
          </table:table-cell>
          <table:table-cell office:value-type="float" office:value="-1.53821838648" calcext:value-type="float">
            <text:p>-1.53821838648</text:p>
          </table:table-cell>
        </table:table-row>
        <table:table-row table:style-name="ro1">
          <table:table-cell office:value-type="float" office:value="0.0000168" calcext:value-type="float">
            <text:p>0.0000168</text:p>
          </table:table-cell>
          <table:table-cell office:value-type="float" office:value="-1.53203717207" calcext:value-type="float">
            <text:p>-1.53203717207</text:p>
          </table:table-cell>
        </table:table-row>
        <table:table-row table:style-name="ro1">
          <table:table-cell office:value-type="float" office:value="0.00001685" calcext:value-type="float">
            <text:p>0.00001685</text:p>
          </table:table-cell>
          <table:table-cell office:value-type="float" office:value="-1.53036329606" calcext:value-type="float">
            <text:p>-1.53036329606</text:p>
          </table:table-cell>
        </table:table-row>
        <table:table-row table:style-name="ro1">
          <table:table-cell office:value-type="float" office:value="0.0000169" calcext:value-type="float">
            <text:p>0.0000169</text:p>
          </table:table-cell>
          <table:table-cell office:value-type="float" office:value="-1.5238053721" calcext:value-type="float">
            <text:p>-1.5238053721</text:p>
          </table:table-cell>
        </table:table-row>
        <table:table-row table:style-name="ro1">
          <table:table-cell office:value-type="float" office:value="0.00001695" calcext:value-type="float">
            <text:p>0.00001695</text:p>
          </table:table-cell>
          <table:table-cell office:value-type="float" office:value="-1.5191953989" calcext:value-type="float">
            <text:p>-1.5191953989</text:p>
          </table:table-cell>
        </table:table-row>
        <table:table-row table:style-name="ro1">
          <table:table-cell office:value-type="float" office:value="0.000017" calcext:value-type="float">
            <text:p>0.000017</text:p>
          </table:table-cell>
          <table:table-cell office:value-type="float" office:value="-1.51479965022" calcext:value-type="float">
            <text:p>-1.51479965022</text:p>
          </table:table-cell>
        </table:table-row>
        <table:table-row table:style-name="ro1">
          <table:table-cell office:value-type="float" office:value="0.00001705" calcext:value-type="float">
            <text:p>0.00001705</text:p>
          </table:table-cell>
          <table:table-cell office:value-type="float" office:value="-1.51077975177" calcext:value-type="float">
            <text:p>-1.51077975177</text:p>
          </table:table-cell>
        </table:table-row>
        <table:table-row table:style-name="ro1">
          <table:table-cell office:value-type="float" office:value="0.0000171" calcext:value-type="float">
            <text:p>0.0000171</text:p>
          </table:table-cell>
          <table:table-cell office:value-type="float" office:value="-1.50776737195" calcext:value-type="float">
            <text:p>-1.50776737195</text:p>
          </table:table-cell>
        </table:table-row>
        <table:table-row table:style-name="ro1">
          <table:table-cell office:value-type="float" office:value="0.00001715" calcext:value-type="float">
            <text:p>0.00001715</text:p>
          </table:table-cell>
          <table:table-cell office:value-type="float" office:value="-1.50139646104" calcext:value-type="float">
            <text:p>-1.50139646104</text:p>
          </table:table-cell>
        </table:table-row>
        <table:table-row table:style-name="ro1">
          <table:table-cell office:value-type="float" office:value="0.0000172" calcext:value-type="float">
            <text:p>0.0000172</text:p>
          </table:table-cell>
          <table:table-cell office:value-type="float" office:value="-1.49388426555" calcext:value-type="float">
            <text:p>-1.49388426555</text:p>
          </table:table-cell>
        </table:table-row>
        <table:table-row table:style-name="ro1">
          <table:table-cell office:value-type="float" office:value="0.00001725" calcext:value-type="float">
            <text:p>0.00001725</text:p>
          </table:table-cell>
          <table:table-cell office:value-type="float" office:value="-1.49107291909" calcext:value-type="float">
            <text:p>-1.49107291909</text:p>
          </table:table-cell>
        </table:table-row>
        <table:table-row table:style-name="ro1">
          <table:table-cell office:value-type="float" office:value="0.0000173" calcext:value-type="float">
            <text:p>0.0000173</text:p>
          </table:table-cell>
          <table:table-cell office:value-type="float" office:value="-1.48716822851" calcext:value-type="float">
            <text:p>-1.48716822851</text:p>
          </table:table-cell>
        </table:table-row>
        <table:table-row table:style-name="ro1">
          <table:table-cell office:value-type="float" office:value="0.00001735" calcext:value-type="float">
            <text:p>0.00001735</text:p>
          </table:table-cell>
          <table:table-cell office:value-type="float" office:value="-1.4832913223" calcext:value-type="float">
            <text:p>-1.4832913223</text:p>
          </table:table-cell>
        </table:table-row>
        <table:table-row table:style-name="ro1">
          <table:table-cell office:value-type="float" office:value="0.0000174" calcext:value-type="float">
            <text:p>0.0000174</text:p>
          </table:table-cell>
          <table:table-cell office:value-type="float" office:value="-1.47424372035" calcext:value-type="float">
            <text:p>-1.47424372035</text:p>
          </table:table-cell>
        </table:table-row>
        <table:table-row table:style-name="ro1">
          <table:table-cell office:value-type="float" office:value="0.00001745" calcext:value-type="float">
            <text:p>0.00001745</text:p>
          </table:table-cell>
          <table:table-cell office:value-type="float" office:value="-1.47333384651" calcext:value-type="float">
            <text:p>-1.47333384651</text:p>
          </table:table-cell>
        </table:table-row>
        <table:table-row table:style-name="ro1">
          <table:table-cell office:value-type="float" office:value="0.0000175" calcext:value-type="float">
            <text:p>0.0000175</text:p>
          </table:table-cell>
          <table:table-cell office:value-type="float" office:value="-1.46522284747" calcext:value-type="float">
            <text:p>-1.46522284747</text:p>
          </table:table-cell>
        </table:table-row>
        <table:table-row table:style-name="ro1">
          <table:table-cell office:value-type="float" office:value="0.00001755" calcext:value-type="float">
            <text:p>0.00001755</text:p>
          </table:table-cell>
          <table:table-cell office:value-type="float" office:value="-1.4664075046" calcext:value-type="float">
            <text:p>-1.4664075046</text:p>
          </table:table-cell>
        </table:table-row>
        <table:table-row table:style-name="ro1">
          <table:table-cell office:value-type="float" office:value="0.0000176" calcext:value-type="float">
            <text:p>0.0000176</text:p>
          </table:table-cell>
          <table:table-cell office:value-type="float" office:value="-1.45987692782" calcext:value-type="float">
            <text:p>-1.45987692782</text:p>
          </table:table-cell>
        </table:table-row>
        <table:table-row table:style-name="ro1">
          <table:table-cell office:value-type="float" office:value="0.00001765" calcext:value-type="float">
            <text:p>0.00001765</text:p>
          </table:table-cell>
          <table:table-cell office:value-type="float" office:value="-1.4526305607" calcext:value-type="float">
            <text:p>-1.4526305607</text:p>
          </table:table-cell>
        </table:table-row>
        <table:table-row table:style-name="ro1">
          <table:table-cell office:value-type="float" office:value="0.0000177" calcext:value-type="float">
            <text:p>0.0000177</text:p>
          </table:table-cell>
          <table:table-cell office:value-type="float" office:value="-1.44626849918" calcext:value-type="float">
            <text:p>-1.44626849918</text:p>
          </table:table-cell>
        </table:table-row>
        <table:table-row table:style-name="ro1">
          <table:table-cell office:value-type="float" office:value="0.00001775" calcext:value-type="float">
            <text:p>0.00001775</text:p>
          </table:table-cell>
          <table:table-cell office:value-type="float" office:value="-1.44181490536" calcext:value-type="float">
            <text:p>-1.44181490536</text:p>
          </table:table-cell>
        </table:table-row>
        <table:table-row table:style-name="ro1">
          <table:table-cell office:value-type="float" office:value="0.0000178" calcext:value-type="float">
            <text:p>0.0000178</text:p>
          </table:table-cell>
          <table:table-cell office:value-type="float" office:value="-1.437162238" calcext:value-type="float">
            <text:p>-1.437162238</text:p>
          </table:table-cell>
        </table:table-row>
        <table:table-row table:style-name="ro1">
          <table:table-cell office:value-type="float" office:value="0.00001785" calcext:value-type="float">
            <text:p>0.00001785</text:p>
          </table:table-cell>
          <table:table-cell office:value-type="float" office:value="-1.43583173934" calcext:value-type="float">
            <text:p>-1.43583173934</text:p>
          </table:table-cell>
        </table:table-row>
        <table:table-row table:style-name="ro1">
          <table:table-cell office:value-type="float" office:value="0.0000179" calcext:value-type="float">
            <text:p>0.0000179</text:p>
          </table:table-cell>
          <table:table-cell office:value-type="float" office:value="-1.4339216887" calcext:value-type="float">
            <text:p>-1.4339216887</text:p>
          </table:table-cell>
        </table:table-row>
        <table:table-row table:style-name="ro1">
          <table:table-cell office:value-type="float" office:value="0.00001795" calcext:value-type="float">
            <text:p>0.00001795</text:p>
          </table:table-cell>
          <table:table-cell office:value-type="float" office:value="-1.42722889827" calcext:value-type="float">
            <text:p>-1.42722889827</text:p>
          </table:table-cell>
        </table:table-row>
        <table:table-row table:style-name="ro1">
          <table:table-cell office:value-type="float" office:value="0.000018" calcext:value-type="float">
            <text:p>0.000018</text:p>
          </table:table-cell>
          <table:table-cell office:value-type="float" office:value="-1.41910390906" calcext:value-type="float">
            <text:p>-1.41910390906</text:p>
          </table:table-cell>
        </table:table-row>
        <table:table-row table:style-name="ro1">
          <table:table-cell office:value-type="float" office:value="0.00001805" calcext:value-type="float">
            <text:p>0.00001805</text:p>
          </table:table-cell>
          <table:table-cell office:value-type="float" office:value="-1.41435735075" calcext:value-type="float">
            <text:p>-1.41435735075</text:p>
          </table:table-cell>
        </table:table-row>
        <table:table-row table:style-name="ro1">
          <table:table-cell office:value-type="float" office:value="0.0000181" calcext:value-type="float">
            <text:p>0.0000181</text:p>
          </table:table-cell>
          <table:table-cell office:value-type="float" office:value="-1.41274793808" calcext:value-type="float">
            <text:p>-1.41274793808</text:p>
          </table:table-cell>
        </table:table-row>
        <table:table-row table:style-name="ro1">
          <table:table-cell office:value-type="float" office:value="0.00001815" calcext:value-type="float">
            <text:p>0.00001815</text:p>
          </table:table-cell>
          <table:table-cell office:value-type="float" office:value="-1.40463466263" calcext:value-type="float">
            <text:p>-1.40463466263</text:p>
          </table:table-cell>
        </table:table-row>
        <table:table-row table:style-name="ro1">
          <table:table-cell office:value-type="float" office:value="0.0000182" calcext:value-type="float">
            <text:p>0.0000182</text:p>
          </table:table-cell>
          <table:table-cell office:value-type="float" office:value="-1.40738017386" calcext:value-type="float">
            <text:p>-1.40738017386</text:p>
          </table:table-cell>
        </table:table-row>
        <table:table-row table:style-name="ro1">
          <table:table-cell office:value-type="float" office:value="0.00001825" calcext:value-type="float">
            <text:p>0.00001825</text:p>
          </table:table-cell>
          <table:table-cell office:value-type="float" office:value="-1.39627702648" calcext:value-type="float">
            <text:p>-1.39627702648</text:p>
          </table:table-cell>
        </table:table-row>
        <table:table-row table:style-name="ro1">
          <table:table-cell office:value-type="float" office:value="0.0000183" calcext:value-type="float">
            <text:p>0.0000183</text:p>
          </table:table-cell>
          <table:table-cell office:value-type="float" office:value="-1.3915663783" calcext:value-type="float">
            <text:p>-1.3915663783</text:p>
          </table:table-cell>
        </table:table-row>
        <table:table-row table:style-name="ro1">
          <table:table-cell office:value-type="float" office:value="0.00001835" calcext:value-type="float">
            <text:p>0.00001835</text:p>
          </table:table-cell>
          <table:table-cell office:value-type="float" office:value="-1.3875671636" calcext:value-type="float">
            <text:p>-1.3875671636</text:p>
          </table:table-cell>
        </table:table-row>
        <table:table-row table:style-name="ro1">
          <table:table-cell office:value-type="float" office:value="0.0000184" calcext:value-type="float">
            <text:p>0.0000184</text:p>
          </table:table-cell>
          <table:table-cell office:value-type="float" office:value="-1.38388740125" calcext:value-type="float">
            <text:p>-1.38388740125</text:p>
          </table:table-cell>
        </table:table-row>
        <table:table-row table:style-name="ro1">
          <table:table-cell office:value-type="float" office:value="0.00001845" calcext:value-type="float">
            <text:p>0.00001845</text:p>
          </table:table-cell>
          <table:table-cell office:value-type="float" office:value="-1.37735619129" calcext:value-type="float">
            <text:p>-1.37735619129</text:p>
          </table:table-cell>
        </table:table-row>
        <table:table-row table:style-name="ro1">
          <table:table-cell office:value-type="float" office:value="0.0000185" calcext:value-type="float">
            <text:p>0.0000185</text:p>
          </table:table-cell>
          <table:table-cell office:value-type="float" office:value="-1.37854665253" calcext:value-type="float">
            <text:p>-1.37854665253</text:p>
          </table:table-cell>
        </table:table-row>
        <table:table-row table:style-name="ro1">
          <table:table-cell office:value-type="float" office:value="0.00001855" calcext:value-type="float">
            <text:p>0.00001855</text:p>
          </table:table-cell>
          <table:table-cell office:value-type="float" office:value="-1.36977858269" calcext:value-type="float">
            <text:p>-1.36977858269</text:p>
          </table:table-cell>
        </table:table-row>
        <table:table-row table:style-name="ro1">
          <table:table-cell office:value-type="float" office:value="0.0000186" calcext:value-type="float">
            <text:p>0.0000186</text:p>
          </table:table-cell>
          <table:table-cell office:value-type="float" office:value="-1.36254263282" calcext:value-type="float">
            <text:p>-1.36254263282</text:p>
          </table:table-cell>
        </table:table-row>
        <table:table-row table:style-name="ro1">
          <table:table-cell office:value-type="float" office:value="0.00001865" calcext:value-type="float">
            <text:p>0.00001865</text:p>
          </table:table-cell>
          <table:table-cell office:value-type="float" office:value="-1.35817227149" calcext:value-type="float">
            <text:p>-1.35817227149</text:p>
          </table:table-cell>
        </table:table-row>
        <table:table-row table:style-name="ro1">
          <table:table-cell office:value-type="float" office:value="0.0000187" calcext:value-type="float">
            <text:p>0.0000187</text:p>
          </table:table-cell>
          <table:table-cell office:value-type="float" office:value="-1.356564291" calcext:value-type="float">
            <text:p>-1.356564291</text:p>
          </table:table-cell>
        </table:table-row>
        <table:table-row table:style-name="ro1">
          <table:table-cell office:value-type="float" office:value="0.00001875" calcext:value-type="float">
            <text:p>0.00001875</text:p>
          </table:table-cell>
          <table:table-cell office:value-type="float" office:value="-1.35598618628" calcext:value-type="float">
            <text:p>-1.35598618628</text:p>
          </table:table-cell>
        </table:table-row>
        <table:table-row table:style-name="ro1">
          <table:table-cell office:value-type="float" office:value="0.0000188" calcext:value-type="float">
            <text:p>0.0000188</text:p>
          </table:table-cell>
          <table:table-cell office:value-type="float" office:value="-1.34472990077" calcext:value-type="float">
            <text:p>-1.34472990077</text:p>
          </table:table-cell>
        </table:table-row>
        <table:table-row table:style-name="ro1">
          <table:table-cell office:value-type="float" office:value="0.00001885" calcext:value-type="float">
            <text:p>0.00001885</text:p>
          </table:table-cell>
          <table:table-cell office:value-type="float" office:value="-1.34206632552" calcext:value-type="float">
            <text:p>-1.34206632552</text:p>
          </table:table-cell>
        </table:table-row>
        <table:table-row table:style-name="ro1">
          <table:table-cell office:value-type="float" office:value="0.0000189" calcext:value-type="float">
            <text:p>0.0000189</text:p>
          </table:table-cell>
          <table:table-cell office:value-type="float" office:value="-1.34018191851" calcext:value-type="float">
            <text:p>-1.34018191851</text:p>
          </table:table-cell>
        </table:table-row>
        <table:table-row table:style-name="ro1">
          <table:table-cell office:value-type="float" office:value="0.00001895" calcext:value-type="float">
            <text:p>0.00001895</text:p>
          </table:table-cell>
          <table:table-cell office:value-type="float" office:value="-1.33508141484" calcext:value-type="float">
            <text:p>-1.33508141484</text:p>
          </table:table-cell>
        </table:table-row>
        <table:table-row table:style-name="ro1">
          <table:table-cell office:value-type="float" office:value="0.000019" calcext:value-type="float">
            <text:p>0.000019</text:p>
          </table:table-cell>
          <table:table-cell office:value-type="float" office:value="-1.33406283072" calcext:value-type="float">
            <text:p>-1.33406283072</text:p>
          </table:table-cell>
        </table:table-row>
        <table:table-row table:style-name="ro1">
          <table:table-cell office:value-type="float" office:value="0.00001905" calcext:value-type="float">
            <text:p>0.00001905</text:p>
          </table:table-cell>
          <table:table-cell office:value-type="float" office:value="-1.32392452288" calcext:value-type="float">
            <text:p>-1.32392452288</text:p>
          </table:table-cell>
        </table:table-row>
        <table:table-row table:style-name="ro1">
          <table:table-cell office:value-type="float" office:value="0.0000191" calcext:value-type="float">
            <text:p>0.0000191</text:p>
          </table:table-cell>
          <table:table-cell office:value-type="float" office:value="-1.32358839691" calcext:value-type="float">
            <text:p>-1.32358839691</text:p>
          </table:table-cell>
        </table:table-row>
        <table:table-row table:style-name="ro1">
          <table:table-cell office:value-type="float" office:value="0.00001915" calcext:value-type="float">
            <text:p>0.00001915</text:p>
          </table:table-cell>
          <table:table-cell office:value-type="float" office:value="-1.31901367049" calcext:value-type="float">
            <text:p>-1.31901367049</text:p>
          </table:table-cell>
        </table:table-row>
        <table:table-row table:style-name="ro1">
          <table:table-cell office:value-type="float" office:value="0.0000192" calcext:value-type="float">
            <text:p>0.0000192</text:p>
          </table:table-cell>
          <table:table-cell office:value-type="float" office:value="-1.31510338687" calcext:value-type="float">
            <text:p>-1.31510338687</text:p>
          </table:table-cell>
        </table:table-row>
        <table:table-row table:style-name="ro1">
          <table:table-cell office:value-type="float" office:value="0.00001925" calcext:value-type="float">
            <text:p>0.00001925</text:p>
          </table:table-cell>
          <table:table-cell office:value-type="float" office:value="-1.31155010895" calcext:value-type="float">
            <text:p>-1.31155010895</text:p>
          </table:table-cell>
        </table:table-row>
        <table:table-row table:style-name="ro1">
          <table:table-cell office:value-type="float" office:value="0.0000193" calcext:value-type="float">
            <text:p>0.0000193</text:p>
          </table:table-cell>
          <table:table-cell office:value-type="float" office:value="-1.30785783383" calcext:value-type="float">
            <text:p>-1.30785783383</text:p>
          </table:table-cell>
        </table:table-row>
        <table:table-row table:style-name="ro1">
          <table:table-cell office:value-type="float" office:value="0.00001935" calcext:value-type="float">
            <text:p>0.00001935</text:p>
          </table:table-cell>
          <table:table-cell office:value-type="float" office:value="-1.30401465178" calcext:value-type="float">
            <text:p>-1.30401465178</text:p>
          </table:table-cell>
        </table:table-row>
        <table:table-row table:style-name="ro1">
          <table:table-cell office:value-type="float" office:value="0.0000194" calcext:value-type="float">
            <text:p>0.0000194</text:p>
          </table:table-cell>
          <table:table-cell office:value-type="float" office:value="-1.3033089018" calcext:value-type="float">
            <text:p>-1.3033089018</text:p>
          </table:table-cell>
        </table:table-row>
        <table:table-row table:style-name="ro1">
          <table:table-cell office:value-type="float" office:value="0.00001945" calcext:value-type="float">
            <text:p>0.00001945</text:p>
          </table:table-cell>
          <table:table-cell office:value-type="float" office:value="-1.29827360018" calcext:value-type="float">
            <text:p>-1.29827360018</text:p>
          </table:table-cell>
        </table:table-row>
        <table:table-row table:style-name="ro1">
          <table:table-cell office:value-type="float" office:value="0.0000195" calcext:value-type="float">
            <text:p>0.0000195</text:p>
          </table:table-cell>
          <table:table-cell office:value-type="float" office:value="-1.29542299681" calcext:value-type="float">
            <text:p>-1.29542299681</text:p>
          </table:table-cell>
        </table:table-row>
        <table:table-row table:style-name="ro1">
          <table:table-cell office:value-type="float" office:value="0.00001955" calcext:value-type="float">
            <text:p>0.00001955</text:p>
          </table:table-cell>
          <table:table-cell office:value-type="float" office:value="-1.2935946108" calcext:value-type="float">
            <text:p>-1.2935946108</text:p>
          </table:table-cell>
        </table:table-row>
        <table:table-row table:style-name="ro1">
          <table:table-cell office:value-type="float" office:value="0.0000196" calcext:value-type="float">
            <text:p>0.0000196</text:p>
          </table:table-cell>
          <table:table-cell office:value-type="float" office:value="-1.28605021378" calcext:value-type="float">
            <text:p>-1.28605021378</text:p>
          </table:table-cell>
        </table:table-row>
        <table:table-row table:style-name="ro1">
          <table:table-cell office:value-type="float" office:value="0.00001965" calcext:value-type="float">
            <text:p>0.00001965</text:p>
          </table:table-cell>
          <table:table-cell office:value-type="float" office:value="-1.28501883046" calcext:value-type="float">
            <text:p>-1.28501883046</text:p>
          </table:table-cell>
        </table:table-row>
        <table:table-row table:style-name="ro1">
          <table:table-cell office:value-type="float" office:value="0.0000197" calcext:value-type="float">
            <text:p>0.0000197</text:p>
          </table:table-cell>
          <table:table-cell office:value-type="float" office:value="-1.27873430284" calcext:value-type="float">
            <text:p>-1.27873430284</text:p>
          </table:table-cell>
        </table:table-row>
        <table:table-row table:style-name="ro1">
          <table:table-cell office:value-type="float" office:value="0.00001975" calcext:value-type="float">
            <text:p>0.00001975</text:p>
          </table:table-cell>
          <table:table-cell office:value-type="float" office:value="-1.27518848735" calcext:value-type="float">
            <text:p>-1.27518848735</text:p>
          </table:table-cell>
        </table:table-row>
        <table:table-row table:style-name="ro1">
          <table:table-cell office:value-type="float" office:value="0.0000198" calcext:value-type="float">
            <text:p>0.0000198</text:p>
          </table:table-cell>
          <table:table-cell office:value-type="float" office:value="-1.27712591531" calcext:value-type="float">
            <text:p>-1.27712591531</text:p>
          </table:table-cell>
        </table:table-row>
        <table:table-row table:style-name="ro1">
          <table:table-cell office:value-type="float" office:value="0.00001985" calcext:value-type="float">
            <text:p>0.00001985</text:p>
          </table:table-cell>
          <table:table-cell office:value-type="float" office:value="-1.27401299619" calcext:value-type="float">
            <text:p>-1.27401299619</text:p>
          </table:table-cell>
        </table:table-row>
        <table:table-row table:style-name="ro1">
          <table:table-cell office:value-type="float" office:value="0.0000199" calcext:value-type="float">
            <text:p>0.0000199</text:p>
          </table:table-cell>
          <table:table-cell office:value-type="float" office:value="-1.26114948398" calcext:value-type="float">
            <text:p>-1.26114948398</text:p>
          </table:table-cell>
        </table:table-row>
        <table:table-row table:style-name="ro1">
          <table:table-cell office:value-type="float" office:value="0.00001995" calcext:value-type="float">
            <text:p>0.00001995</text:p>
          </table:table-cell>
          <table:table-cell office:value-type="float" office:value="-1.26372530406" calcext:value-type="float">
            <text:p>-1.26372530406</text:p>
          </table:table-cell>
        </table:table-row>
        <table:table-row table:style-name="ro1">
          <table:table-cell office:value-type="float" office:value="0.00002" calcext:value-type="float">
            <text:p>0.00002</text:p>
          </table:table-cell>
          <table:table-cell office:value-type="float" office:value="-1.26156921933" calcext:value-type="float">
            <text:p>-1.26156921933</text:p>
          </table:table-cell>
        </table:table-row>
        <table:table-row table:style-name="ro1">
          <table:table-cell office:value-type="float" office:value="0.00002005" calcext:value-type="float">
            <text:p>0.00002005</text:p>
          </table:table-cell>
          <table:table-cell office:value-type="float" office:value="-1.25521498206" calcext:value-type="float">
            <text:p>-1.25521498206</text:p>
          </table:table-cell>
        </table:table-row>
        <table:table-row table:style-name="ro1">
          <table:table-cell office:value-type="float" office:value="0.0000201" calcext:value-type="float">
            <text:p>0.0000201</text:p>
          </table:table-cell>
          <table:table-cell office:value-type="float" office:value="-1.25624393821" calcext:value-type="float">
            <text:p>-1.25624393821</text:p>
          </table:table-cell>
        </table:table-row>
        <table:table-row table:style-name="ro1">
          <table:table-cell office:value-type="float" office:value="0.00002015" calcext:value-type="float">
            <text:p>0.00002015</text:p>
          </table:table-cell>
          <table:table-cell office:value-type="float" office:value="-1.24838878748" calcext:value-type="float">
            <text:p>-1.24838878748</text:p>
          </table:table-cell>
        </table:table-row>
        <table:table-row table:style-name="ro1">
          <table:table-cell office:value-type="float" office:value="0.0000202" calcext:value-type="float">
            <text:p>0.0000202</text:p>
          </table:table-cell>
          <table:table-cell office:value-type="float" office:value="-1.23972556856" calcext:value-type="float">
            <text:p>-1.23972556856</text:p>
          </table:table-cell>
        </table:table-row>
        <table:table-row table:style-name="ro1">
          <table:table-cell office:value-type="float" office:value="0.00002025" calcext:value-type="float">
            <text:p>0.00002025</text:p>
          </table:table-cell>
          <table:table-cell office:value-type="float" office:value="-1.2390989505" calcext:value-type="float">
            <text:p>-1.2390989505</text:p>
          </table:table-cell>
        </table:table-row>
        <table:table-row table:style-name="ro1">
          <table:table-cell office:value-type="float" office:value="0.0000203" calcext:value-type="float">
            <text:p>0.0000203</text:p>
          </table:table-cell>
          <table:table-cell office:value-type="float" office:value="-1.23777413535" calcext:value-type="float">
            <text:p>-1.23777413535</text:p>
          </table:table-cell>
        </table:table-row>
        <table:table-row table:style-name="ro1">
          <table:table-cell office:value-type="float" office:value="0.00002035" calcext:value-type="float">
            <text:p>0.00002035</text:p>
          </table:table-cell>
          <table:table-cell office:value-type="float" office:value="-1.23360940544" calcext:value-type="float">
            <text:p>-1.23360940544</text:p>
          </table:table-cell>
        </table:table-row>
        <table:table-row table:style-name="ro1">
          <table:table-cell office:value-type="float" office:value="0.0000204" calcext:value-type="float">
            <text:p>0.0000204</text:p>
          </table:table-cell>
          <table:table-cell office:value-type="float" office:value="-1.22987693873" calcext:value-type="float">
            <text:p>-1.22987693873</text:p>
          </table:table-cell>
        </table:table-row>
        <table:table-row table:style-name="ro1">
          <table:table-cell office:value-type="float" office:value="0.00002045" calcext:value-type="float">
            <text:p>0.00002045</text:p>
          </table:table-cell>
          <table:table-cell office:value-type="float" office:value="-1.22371102607" calcext:value-type="float">
            <text:p>-1.22371102607</text:p>
          </table:table-cell>
        </table:table-row>
        <table:table-row table:style-name="ro1">
          <table:table-cell office:value-type="float" office:value="0.0000205" calcext:value-type="float">
            <text:p>0.0000205</text:p>
          </table:table-cell>
          <table:table-cell office:value-type="float" office:value="-1.21905073045" calcext:value-type="float">
            <text:p>-1.21905073045</text:p>
          </table:table-cell>
        </table:table-row>
        <table:table-row table:style-name="ro1">
          <table:table-cell office:value-type="float" office:value="0.00002055" calcext:value-type="float">
            <text:p>0.00002055</text:p>
          </table:table-cell>
          <table:table-cell office:value-type="float" office:value="-1.21483646206" calcext:value-type="float">
            <text:p>-1.21483646206</text:p>
          </table:table-cell>
        </table:table-row>
        <table:table-row table:style-name="ro1">
          <table:table-cell office:value-type="float" office:value="0.0000206" calcext:value-type="float">
            <text:p>0.0000206</text:p>
          </table:table-cell>
          <table:table-cell office:value-type="float" office:value="-1.21668767256" calcext:value-type="float">
            <text:p>-1.21668767256</text:p>
          </table:table-cell>
        </table:table-row>
        <table:table-row table:style-name="ro1">
          <table:table-cell office:value-type="float" office:value="0.00002065" calcext:value-type="float">
            <text:p>0.00002065</text:p>
          </table:table-cell>
          <table:table-cell office:value-type="float" office:value="-1.20861678975" calcext:value-type="float">
            <text:p>-1.20861678975</text:p>
          </table:table-cell>
        </table:table-row>
        <table:table-row table:style-name="ro1">
          <table:table-cell office:value-type="float" office:value="0.0000207" calcext:value-type="float">
            <text:p>0.0000207</text:p>
          </table:table-cell>
          <table:table-cell office:value-type="float" office:value="-1.20599360208" calcext:value-type="float">
            <text:p>-1.20599360208</text:p>
          </table:table-cell>
        </table:table-row>
        <table:table-row table:style-name="ro1">
          <table:table-cell office:value-type="float" office:value="0.00002075" calcext:value-type="float">
            <text:p>0.00002075</text:p>
          </table:table-cell>
          <table:table-cell office:value-type="float" office:value="-1.19862661494" calcext:value-type="float">
            <text:p>-1.19862661494</text:p>
          </table:table-cell>
        </table:table-row>
        <table:table-row table:style-name="ro1">
          <table:table-cell office:value-type="float" office:value="0.0000208" calcext:value-type="float">
            <text:p>0.0000208</text:p>
          </table:table-cell>
          <table:table-cell office:value-type="float" office:value="-1.19772931416" calcext:value-type="float">
            <text:p>-1.19772931416</text:p>
          </table:table-cell>
        </table:table-row>
        <table:table-row table:style-name="ro1">
          <table:table-cell office:value-type="float" office:value="0.00002085" calcext:value-type="float">
            <text:p>0.00002085</text:p>
          </table:table-cell>
          <table:table-cell office:value-type="float" office:value="-1.19612673074" calcext:value-type="float">
            <text:p>-1.19612673074</text:p>
          </table:table-cell>
        </table:table-row>
        <table:table-row table:style-name="ro1">
          <table:table-cell office:value-type="float" office:value="0.0000209" calcext:value-type="float">
            <text:p>0.0000209</text:p>
          </table:table-cell>
          <table:table-cell office:value-type="float" office:value="-1.19090755182" calcext:value-type="float">
            <text:p>-1.19090755182</text:p>
          </table:table-cell>
        </table:table-row>
        <table:table-row table:style-name="ro1">
          <table:table-cell office:value-type="float" office:value="0.00002095" calcext:value-type="float">
            <text:p>0.00002095</text:p>
          </table:table-cell>
          <table:table-cell office:value-type="float" office:value="-1.19173496203" calcext:value-type="float">
            <text:p>-1.19173496203</text:p>
          </table:table-cell>
        </table:table-row>
        <table:table-row table:style-name="ro1">
          <table:table-cell office:value-type="float" office:value="0.000021" calcext:value-type="float">
            <text:p>0.000021</text:p>
          </table:table-cell>
          <table:table-cell office:value-type="float" office:value="-1.17804783866" calcext:value-type="float">
            <text:p>-1.17804783866</text:p>
          </table:table-cell>
        </table:table-row>
        <table:table-row table:style-name="ro1">
          <table:table-cell office:value-type="float" office:value="0.00002105" calcext:value-type="float">
            <text:p>0.00002105</text:p>
          </table:table-cell>
          <table:table-cell office:value-type="float" office:value="-1.18196478571" calcext:value-type="float">
            <text:p>-1.18196478571</text:p>
          </table:table-cell>
        </table:table-row>
        <table:table-row table:style-name="ro1">
          <table:table-cell office:value-type="float" office:value="0.0000211" calcext:value-type="float">
            <text:p>0.0000211</text:p>
          </table:table-cell>
          <table:table-cell office:value-type="float" office:value="-1.17645734589" calcext:value-type="float">
            <text:p>-1.17645734589</text:p>
          </table:table-cell>
        </table:table-row>
        <table:table-row table:style-name="ro1">
          <table:table-cell office:value-type="float" office:value="0.00002115" calcext:value-type="float">
            <text:p>0.00002115</text:p>
          </table:table-cell>
          <table:table-cell office:value-type="float" office:value="-1.1716446207" calcext:value-type="float">
            <text:p>-1.1716446207</text:p>
          </table:table-cell>
        </table:table-row>
        <table:table-row table:style-name="ro1">
          <table:table-cell office:value-type="float" office:value="0.0000212" calcext:value-type="float">
            <text:p>0.0000212</text:p>
          </table:table-cell>
          <table:table-cell office:value-type="float" office:value="-1.16692375125" calcext:value-type="float">
            <text:p>-1.16692375125</text:p>
          </table:table-cell>
        </table:table-row>
        <table:table-row table:style-name="ro1">
          <table:table-cell office:value-type="float" office:value="0.00002125" calcext:value-type="float">
            <text:p>0.00002125</text:p>
          </table:table-cell>
          <table:table-cell office:value-type="float" office:value="-1.16505746513" calcext:value-type="float">
            <text:p>-1.16505746513</text:p>
          </table:table-cell>
        </table:table-row>
        <table:table-row table:style-name="ro1">
          <table:table-cell office:value-type="float" office:value="0.0000213" calcext:value-type="float">
            <text:p>0.0000213</text:p>
          </table:table-cell>
          <table:table-cell office:value-type="float" office:value="-1.15781651015" calcext:value-type="float">
            <text:p>-1.15781651015</text:p>
          </table:table-cell>
        </table:table-row>
        <table:table-row table:style-name="ro1">
          <table:table-cell office:value-type="float" office:value="0.00002135" calcext:value-type="float">
            <text:p>0.00002135</text:p>
          </table:table-cell>
          <table:table-cell office:value-type="float" office:value="-1.15893646273" calcext:value-type="float">
            <text:p>-1.15893646273</text:p>
          </table:table-cell>
        </table:table-row>
        <table:table-row table:style-name="ro1">
          <table:table-cell office:value-type="float" office:value="0.0000214" calcext:value-type="float">
            <text:p>0.0000214</text:p>
          </table:table-cell>
          <table:table-cell office:value-type="float" office:value="-1.15365455416" calcext:value-type="float">
            <text:p>-1.15365455416</text:p>
          </table:table-cell>
        </table:table-row>
        <table:table-row table:style-name="ro1">
          <table:table-cell office:value-type="float" office:value="0.00002145" calcext:value-type="float">
            <text:p>0.00002145</text:p>
          </table:table-cell>
          <table:table-cell office:value-type="float" office:value="-1.15277988188" calcext:value-type="float">
            <text:p>-1.15277988188</text:p>
          </table:table-cell>
        </table:table-row>
        <table:table-row table:style-name="ro1">
          <table:table-cell office:value-type="float" office:value="0.0000215" calcext:value-type="float">
            <text:p>0.0000215</text:p>
          </table:table-cell>
          <table:table-cell office:value-type="float" office:value="-1.14983253827" calcext:value-type="float">
            <text:p>-1.14983253827</text:p>
          </table:table-cell>
        </table:table-row>
        <table:table-row table:style-name="ro1">
          <table:table-cell office:value-type="float" office:value="0.00002155" calcext:value-type="float">
            <text:p>0.00002155</text:p>
          </table:table-cell>
          <table:table-cell office:value-type="float" office:value="-1.14549320256" calcext:value-type="float">
            <text:p>-1.14549320256</text:p>
          </table:table-cell>
        </table:table-row>
        <table:table-row table:style-name="ro1">
          <table:table-cell office:value-type="float" office:value="0.0000216" calcext:value-type="float">
            <text:p>0.0000216</text:p>
          </table:table-cell>
          <table:table-cell office:value-type="float" office:value="-1.13745385793" calcext:value-type="float">
            <text:p>-1.13745385793</text:p>
          </table:table-cell>
        </table:table-row>
        <table:table-row table:style-name="ro1">
          <table:table-cell office:value-type="float" office:value="0.00002165" calcext:value-type="float">
            <text:p>0.00002165</text:p>
          </table:table-cell>
          <table:table-cell office:value-type="float" office:value="-1.13457913358" calcext:value-type="float">
            <text:p>-1.13457913358</text:p>
          </table:table-cell>
        </table:table-row>
        <table:table-row table:style-name="ro1">
          <table:table-cell office:value-type="float" office:value="0.0000217" calcext:value-type="float">
            <text:p>0.0000217</text:p>
          </table:table-cell>
          <table:table-cell office:value-type="float" office:value="-1.13502330651" calcext:value-type="float">
            <text:p>-1.13502330651</text:p>
          </table:table-cell>
        </table:table-row>
        <table:table-row table:style-name="ro1">
          <table:table-cell office:value-type="float" office:value="0.00002175" calcext:value-type="float">
            <text:p>0.00002175</text:p>
          </table:table-cell>
          <table:table-cell office:value-type="float" office:value="-1.12756334803" calcext:value-type="float">
            <text:p>-1.12756334803</text:p>
          </table:table-cell>
        </table:table-row>
        <table:table-row table:style-name="ro1">
          <table:table-cell office:value-type="float" office:value="0.0000218" calcext:value-type="float">
            <text:p>0.0000218</text:p>
          </table:table-cell>
          <table:table-cell office:value-type="float" office:value="-1.12735105318" calcext:value-type="float">
            <text:p>-1.12735105318</text:p>
          </table:table-cell>
        </table:table-row>
        <table:table-row table:style-name="ro1">
          <table:table-cell office:value-type="float" office:value="0.00002185" calcext:value-type="float">
            <text:p>0.00002185</text:p>
          </table:table-cell>
          <table:table-cell office:value-type="float" office:value="-1.12358036977" calcext:value-type="float">
            <text:p>-1.12358036977</text:p>
          </table:table-cell>
        </table:table-row>
        <table:table-row table:style-name="ro1">
          <table:table-cell office:value-type="float" office:value="0.0000219" calcext:value-type="float">
            <text:p>0.0000219</text:p>
          </table:table-cell>
          <table:table-cell office:value-type="float" office:value="-1.11985192825" calcext:value-type="float">
            <text:p>-1.11985192825</text:p>
          </table:table-cell>
        </table:table-row>
        <table:table-row table:style-name="ro1">
          <table:table-cell office:value-type="float" office:value="0.00002195" calcext:value-type="float">
            <text:p>0.00002195</text:p>
          </table:table-cell>
          <table:table-cell office:value-type="float" office:value="-1.11705279304" calcext:value-type="float">
            <text:p>-1.11705279304</text:p>
          </table:table-cell>
        </table:table-row>
        <table:table-row table:style-name="ro1">
          <table:table-cell office:value-type="float" office:value="0.000022" calcext:value-type="float">
            <text:p>0.000022</text:p>
          </table:table-cell>
          <table:table-cell office:value-type="float" office:value="-1.11906115179" calcext:value-type="float">
            <text:p>-1.11906115179</text:p>
          </table:table-cell>
        </table:table-row>
        <table:table-row table:style-name="ro1">
          <table:table-cell office:value-type="float" office:value="0.00002205" calcext:value-type="float">
            <text:p>0.00002205</text:p>
          </table:table-cell>
          <table:table-cell office:value-type="float" office:value="-1.11881410764" calcext:value-type="float">
            <text:p>-1.11881410764</text:p>
          </table:table-cell>
        </table:table-row>
        <table:table-row table:style-name="ro1">
          <table:table-cell office:value-type="float" office:value="0.0000221" calcext:value-type="float">
            <text:p>0.0000221</text:p>
          </table:table-cell>
          <table:table-cell office:value-type="float" office:value="-1.10787441011" calcext:value-type="float">
            <text:p>-1.10787441011</text:p>
          </table:table-cell>
        </table:table-row>
        <table:table-row table:style-name="ro1">
          <table:table-cell office:value-type="float" office:value="0.00002215" calcext:value-type="float">
            <text:p>0.00002215</text:p>
          </table:table-cell>
          <table:table-cell office:value-type="float" office:value="-1.10794431575" calcext:value-type="float">
            <text:p>-1.10794431575</text:p>
          </table:table-cell>
        </table:table-row>
        <table:table-row table:style-name="ro1">
          <table:table-cell office:value-type="float" office:value="0.0000222" calcext:value-type="float">
            <text:p>0.0000222</text:p>
          </table:table-cell>
          <table:table-cell office:value-type="float" office:value="-1.10286458628" calcext:value-type="float">
            <text:p>-1.10286458628</text:p>
          </table:table-cell>
        </table:table-row>
        <table:table-row table:style-name="ro1">
          <table:table-cell office:value-type="float" office:value="0.00002225" calcext:value-type="float">
            <text:p>0.00002225</text:p>
          </table:table-cell>
          <table:table-cell office:value-type="float" office:value="-1.09814697316" calcext:value-type="float">
            <text:p>-1.09814697316</text:p>
          </table:table-cell>
        </table:table-row>
        <table:table-row table:style-name="ro1">
          <table:table-cell office:value-type="float" office:value="0.0000223" calcext:value-type="float">
            <text:p>0.0000223</text:p>
          </table:table-cell>
          <table:table-cell office:value-type="float" office:value="-1.09770105146" calcext:value-type="float">
            <text:p>-1.09770105146</text:p>
          </table:table-cell>
        </table:table-row>
        <table:table-row table:style-name="ro1">
          <table:table-cell office:value-type="float" office:value="0.00002235" calcext:value-type="float">
            <text:p>0.00002235</text:p>
          </table:table-cell>
          <table:table-cell office:value-type="float" office:value="-1.09029521445" calcext:value-type="float">
            <text:p>-1.09029521445</text:p>
          </table:table-cell>
        </table:table-row>
        <table:table-row table:style-name="ro1">
          <table:table-cell office:value-type="float" office:value="0.0000224" calcext:value-type="float">
            <text:p>0.0000224</text:p>
          </table:table-cell>
          <table:table-cell office:value-type="float" office:value="-1.08961120352" calcext:value-type="float">
            <text:p>-1.08961120352</text:p>
          </table:table-cell>
        </table:table-row>
        <table:table-row table:style-name="ro1">
          <table:table-cell office:value-type="float" office:value="0.00002245" calcext:value-type="float">
            <text:p>0.00002245</text:p>
          </table:table-cell>
          <table:table-cell office:value-type="float" office:value="-1.08556303829" calcext:value-type="float">
            <text:p>-1.08556303829</text:p>
          </table:table-cell>
        </table:table-row>
        <table:table-row table:style-name="ro1">
          <table:table-cell office:value-type="float" office:value="0.0000225" calcext:value-type="float">
            <text:p>0.0000225</text:p>
          </table:table-cell>
          <table:table-cell office:value-type="float" office:value="-1.08078287643" calcext:value-type="float">
            <text:p>-1.08078287643</text:p>
          </table:table-cell>
        </table:table-row>
        <table:table-row table:style-name="ro1">
          <table:table-cell office:value-type="float" office:value="0.00002255" calcext:value-type="float">
            <text:p>0.00002255</text:p>
          </table:table-cell>
          <table:table-cell office:value-type="float" office:value="-1.08238307789" calcext:value-type="float">
            <text:p>-1.08238307789</text:p>
          </table:table-cell>
        </table:table-row>
        <table:table-row table:style-name="ro1">
          <table:table-cell office:value-type="float" office:value="0.0000226" calcext:value-type="float">
            <text:p>0.0000226</text:p>
          </table:table-cell>
          <table:table-cell office:value-type="float" office:value="-1.07829689196" calcext:value-type="float">
            <text:p>-1.07829689196</text:p>
          </table:table-cell>
        </table:table-row>
        <table:table-row table:style-name="ro1">
          <table:table-cell office:value-type="float" office:value="0.00002265" calcext:value-type="float">
            <text:p>0.00002265</text:p>
          </table:table-cell>
          <table:table-cell office:value-type="float" office:value="-1.07510906209" calcext:value-type="float">
            <text:p>-1.07510906209</text:p>
          </table:table-cell>
        </table:table-row>
        <table:table-row table:style-name="ro1">
          <table:table-cell office:value-type="float" office:value="0.0000227" calcext:value-type="float">
            <text:p>0.0000227</text:p>
          </table:table-cell>
          <table:table-cell office:value-type="float" office:value="-1.06802593376" calcext:value-type="float">
            <text:p>-1.06802593376</text:p>
          </table:table-cell>
        </table:table-row>
        <table:table-row table:style-name="ro1">
          <table:table-cell office:value-type="float" office:value="0.00002275" calcext:value-type="float">
            <text:p>0.00002275</text:p>
          </table:table-cell>
          <table:table-cell office:value-type="float" office:value="-1.06595152873" calcext:value-type="float">
            <text:p>-1.06595152873</text:p>
          </table:table-cell>
        </table:table-row>
        <table:table-row table:style-name="ro1">
          <table:table-cell office:value-type="float" office:value="0.0000228" calcext:value-type="float">
            <text:p>0.0000228</text:p>
          </table:table-cell>
          <table:table-cell office:value-type="float" office:value="-1.06645253674" calcext:value-type="float">
            <text:p>-1.06645253674</text:p>
          </table:table-cell>
        </table:table-row>
        <table:table-row table:style-name="ro1">
          <table:table-cell office:value-type="float" office:value="0.00002285" calcext:value-type="float">
            <text:p>0.00002285</text:p>
          </table:table-cell>
          <table:table-cell office:value-type="float" office:value="-1.05961832194" calcext:value-type="float">
            <text:p>-1.05961832194</text:p>
          </table:table-cell>
        </table:table-row>
        <table:table-row table:style-name="ro1">
          <table:table-cell office:value-type="float" office:value="0.0000229" calcext:value-type="float">
            <text:p>0.0000229</text:p>
          </table:table-cell>
          <table:table-cell office:value-type="float" office:value="-1.06219536315" calcext:value-type="float">
            <text:p>-1.06219536315</text:p>
          </table:table-cell>
        </table:table-row>
        <table:table-row table:style-name="ro1">
          <table:table-cell office:value-type="float" office:value="0.00002295" calcext:value-type="float">
            <text:p>0.00002295</text:p>
          </table:table-cell>
          <table:table-cell office:value-type="float" office:value="-1.05864813055" calcext:value-type="float">
            <text:p>-1.05864813055</text:p>
          </table:table-cell>
        </table:table-row>
        <table:table-row table:style-name="ro1">
          <table:table-cell office:value-type="float" office:value="0.000023" calcext:value-type="float">
            <text:p>0.000023</text:p>
          </table:table-cell>
          <table:table-cell office:value-type="float" office:value="-1.05403529297" calcext:value-type="float">
            <text:p>-1.05403529297</text:p>
          </table:table-cell>
        </table:table-row>
        <table:table-row table:style-name="ro1">
          <table:table-cell office:value-type="float" office:value="0.00002305" calcext:value-type="float">
            <text:p>0.00002305</text:p>
          </table:table-cell>
          <table:table-cell office:value-type="float" office:value="-1.04802737279" calcext:value-type="float">
            <text:p>-1.04802737279</text:p>
          </table:table-cell>
        </table:table-row>
        <table:table-row table:style-name="ro1">
          <table:table-cell office:value-type="float" office:value="0.0000231" calcext:value-type="float">
            <text:p>0.0000231</text:p>
          </table:table-cell>
          <table:table-cell office:value-type="float" office:value="-1.04565858617" calcext:value-type="float">
            <text:p>-1.04565858617</text:p>
          </table:table-cell>
        </table:table-row>
        <table:table-row table:style-name="ro1">
          <table:table-cell office:value-type="float" office:value="0.00002315" calcext:value-type="float">
            <text:p>0.00002315</text:p>
          </table:table-cell>
          <table:table-cell office:value-type="float" office:value="-1.0454702314" calcext:value-type="float">
            <text:p>-1.0454702314</text:p>
          </table:table-cell>
        </table:table-row>
        <table:table-row table:style-name="ro1">
          <table:table-cell office:value-type="float" office:value="0.0000232" calcext:value-type="float">
            <text:p>0.0000232</text:p>
          </table:table-cell>
          <table:table-cell office:value-type="float" office:value="-1.04103879874" calcext:value-type="float">
            <text:p>-1.04103879874</text:p>
          </table:table-cell>
        </table:table-row>
        <table:table-row table:style-name="ro1">
          <table:table-cell office:value-type="float" office:value="0.00002325" calcext:value-type="float">
            <text:p>0.00002325</text:p>
          </table:table-cell>
          <table:table-cell office:value-type="float" office:value="-1.03845363177" calcext:value-type="float">
            <text:p>-1.03845363177</text:p>
          </table:table-cell>
        </table:table-row>
        <table:table-row table:style-name="ro1">
          <table:table-cell office:value-type="float" office:value="0.0000233" calcext:value-type="float">
            <text:p>0.0000233</text:p>
          </table:table-cell>
          <table:table-cell office:value-type="float" office:value="-1.03713756048" calcext:value-type="float">
            <text:p>-1.03713756048</text:p>
          </table:table-cell>
        </table:table-row>
        <table:table-row table:style-name="ro1">
          <table:table-cell office:value-type="float" office:value="0.00002335" calcext:value-type="float">
            <text:p>0.00002335</text:p>
          </table:table-cell>
          <table:table-cell office:value-type="float" office:value="-1.03092862201" calcext:value-type="float">
            <text:p>-1.03092862201</text:p>
          </table:table-cell>
        </table:table-row>
        <table:table-row table:style-name="ro1">
          <table:table-cell office:value-type="float" office:value="0.0000234" calcext:value-type="float">
            <text:p>0.0000234</text:p>
          </table:table-cell>
          <table:table-cell office:value-type="float" office:value="-1.02847346717" calcext:value-type="float">
            <text:p>-1.02847346717</text:p>
          </table:table-cell>
        </table:table-row>
        <table:table-row table:style-name="ro1">
          <table:table-cell office:value-type="float" office:value="0.00002345" calcext:value-type="float">
            <text:p>0.00002345</text:p>
          </table:table-cell>
          <table:table-cell office:value-type="float" office:value="-1.02778983313" calcext:value-type="float">
            <text:p>-1.02778983313</text:p>
          </table:table-cell>
        </table:table-row>
        <table:table-row table:style-name="ro1">
          <table:table-cell office:value-type="float" office:value="0.0000235" calcext:value-type="float">
            <text:p>0.0000235</text:p>
          </table:table-cell>
          <table:table-cell office:value-type="float" office:value="-1.02318103582" calcext:value-type="float">
            <text:p>-1.02318103582</text:p>
          </table:table-cell>
        </table:table-row>
        <table:table-row table:style-name="ro1">
          <table:table-cell office:value-type="float" office:value="0.00002355" calcext:value-type="float">
            <text:p>0.00002355</text:p>
          </table:table-cell>
          <table:table-cell office:value-type="float" office:value="-1.02204327893" calcext:value-type="float">
            <text:p>-1.02204327893</text:p>
          </table:table-cell>
        </table:table-row>
        <table:table-row table:style-name="ro1">
          <table:table-cell office:value-type="float" office:value="0.0000236" calcext:value-type="float">
            <text:p>0.0000236</text:p>
          </table:table-cell>
          <table:table-cell office:value-type="float" office:value="-1.01867090843" calcext:value-type="float">
            <text:p>-1.01867090843</text:p>
          </table:table-cell>
        </table:table-row>
        <table:table-row table:style-name="ro1">
          <table:table-cell office:value-type="float" office:value="0.00002365" calcext:value-type="float">
            <text:p>0.00002365</text:p>
          </table:table-cell>
          <table:table-cell office:value-type="float" office:value="-1.01674127456" calcext:value-type="float">
            <text:p>-1.01674127456</text:p>
          </table:table-cell>
        </table:table-row>
        <table:table-row table:style-name="ro1">
          <table:table-cell office:value-type="float" office:value="0.0000237" calcext:value-type="float">
            <text:p>0.0000237</text:p>
          </table:table-cell>
          <table:table-cell office:value-type="float" office:value="-1.00902515118" calcext:value-type="float">
            <text:p>-1.00902515118</text:p>
          </table:table-cell>
        </table:table-row>
        <table:table-row table:style-name="ro1">
          <table:table-cell office:value-type="float" office:value="0.00002375" calcext:value-type="float">
            <text:p>0.00002375</text:p>
          </table:table-cell>
          <table:table-cell office:value-type="float" office:value="-1.00845310686" calcext:value-type="float">
            <text:p>-1.00845310686</text:p>
          </table:table-cell>
        </table:table-row>
        <table:table-row table:style-name="ro1">
          <table:table-cell office:value-type="float" office:value="0.0000238" calcext:value-type="float">
            <text:p>0.0000238</text:p>
          </table:table-cell>
          <table:table-cell office:value-type="float" office:value="-1.00454154181" calcext:value-type="float">
            <text:p>-1.00454154181</text:p>
          </table:table-cell>
        </table:table-row>
        <table:table-row table:style-name="ro1">
          <table:table-cell office:value-type="float" office:value="0.00002385" calcext:value-type="float">
            <text:p>0.00002385</text:p>
          </table:table-cell>
          <table:table-cell office:value-type="float" office:value="-1.00135720948" calcext:value-type="float">
            <text:p>-1.00135720948</text:p>
          </table:table-cell>
        </table:table-row>
        <table:table-row table:style-name="ro1">
          <table:table-cell office:value-type="float" office:value="0.0000239" calcext:value-type="float">
            <text:p>0.0000239</text:p>
          </table:table-cell>
          <table:table-cell office:value-type="float" office:value="-0.9963087167" calcext:value-type="float">
            <text:p>-0.9963087167</text:p>
          </table:table-cell>
        </table:table-row>
        <table:table-row table:style-name="ro1">
          <table:table-cell office:value-type="float" office:value="0.00002395" calcext:value-type="float">
            <text:p>0.00002395</text:p>
          </table:table-cell>
          <table:table-cell office:value-type="float" office:value="-0.99426839765" calcext:value-type="float">
            <text:p>-0.99426839765</text:p>
          </table:table-cell>
        </table:table-row>
        <table:table-row table:style-name="ro1">
          <table:table-cell office:value-type="float" office:value="0.000024" calcext:value-type="float">
            <text:p>0.000024</text:p>
          </table:table-cell>
          <table:table-cell office:value-type="float" office:value="-0.99831797998" calcext:value-type="float">
            <text:p>-0.99831797998</text:p>
          </table:table-cell>
        </table:table-row>
        <table:table-row table:style-name="ro1">
          <table:table-cell office:value-type="float" office:value="0.00002405" calcext:value-type="float">
            <text:p>0.00002405</text:p>
          </table:table-cell>
          <table:table-cell office:value-type="float" office:value="-0.99067694826" calcext:value-type="float">
            <text:p>-0.99067694826</text:p>
          </table:table-cell>
        </table:table-row>
        <table:table-row table:style-name="ro1">
          <table:table-cell office:value-type="float" office:value="0.0000241" calcext:value-type="float">
            <text:p>0.0000241</text:p>
          </table:table-cell>
          <table:table-cell office:value-type="float" office:value="-0.98813002814" calcext:value-type="float">
            <text:p>-0.98813002814</text:p>
          </table:table-cell>
        </table:table-row>
        <table:table-row table:style-name="ro1">
          <table:table-cell office:value-type="float" office:value="0.00002415" calcext:value-type="float">
            <text:p>0.00002415</text:p>
          </table:table-cell>
          <table:table-cell office:value-type="float" office:value="-0.98510246717" calcext:value-type="float">
            <text:p>-0.98510246717</text:p>
          </table:table-cell>
        </table:table-row>
        <table:table-row table:style-name="ro1">
          <table:table-cell office:value-type="float" office:value="0.0000242" calcext:value-type="float">
            <text:p>0.0000242</text:p>
          </table:table-cell>
          <table:table-cell office:value-type="float" office:value="-0.98456663448" calcext:value-type="float">
            <text:p>-0.98456663448</text:p>
          </table:table-cell>
        </table:table-row>
        <table:table-row table:style-name="ro1">
          <table:table-cell office:value-type="float" office:value="0.00002425" calcext:value-type="float">
            <text:p>0.00002425</text:p>
          </table:table-cell>
          <table:table-cell office:value-type="float" office:value="-0.9831637427" calcext:value-type="float">
            <text:p>-0.9831637427</text:p>
          </table:table-cell>
        </table:table-row>
        <table:table-row table:style-name="ro1">
          <table:table-cell office:value-type="float" office:value="0.0000243" calcext:value-type="float">
            <text:p>0.0000243</text:p>
          </table:table-cell>
          <table:table-cell office:value-type="float" office:value="-0.97852547256" calcext:value-type="float">
            <text:p>-0.97852547256</text:p>
          </table:table-cell>
        </table:table-row>
        <table:table-row table:style-name="ro1">
          <table:table-cell office:value-type="float" office:value="0.00002435" calcext:value-type="float">
            <text:p>0.00002435</text:p>
          </table:table-cell>
          <table:table-cell office:value-type="float" office:value="-0.97317766846" calcext:value-type="float">
            <text:p>-0.97317766846</text:p>
          </table:table-cell>
        </table:table-row>
        <table:table-row table:style-name="ro1">
          <table:table-cell office:value-type="float" office:value="0.0000244" calcext:value-type="float">
            <text:p>0.0000244</text:p>
          </table:table-cell>
          <table:table-cell office:value-type="float" office:value="-0.97070722695" calcext:value-type="float">
            <text:p>-0.97070722695</text:p>
          </table:table-cell>
        </table:table-row>
        <table:table-row table:style-name="ro1">
          <table:table-cell office:value-type="float" office:value="0.00002445" calcext:value-type="float">
            <text:p>0.00002445</text:p>
          </table:table-cell>
          <table:table-cell office:value-type="float" office:value="-0.97208349519" calcext:value-type="float">
            <text:p>-0.97208349519</text:p>
          </table:table-cell>
        </table:table-row>
        <table:table-row table:style-name="ro1">
          <table:table-cell office:value-type="float" office:value="0.0000245" calcext:value-type="float">
            <text:p>0.0000245</text:p>
          </table:table-cell>
          <table:table-cell office:value-type="float" office:value="-0.96789981523" calcext:value-type="float">
            <text:p>-0.96789981523</text:p>
          </table:table-cell>
        </table:table-row>
        <table:table-row table:style-name="ro1">
          <table:table-cell office:value-type="float" office:value="0.00002455" calcext:value-type="float">
            <text:p>0.00002455</text:p>
          </table:table-cell>
          <table:table-cell office:value-type="float" office:value="-0.96435300475" calcext:value-type="float">
            <text:p>-0.96435300475</text:p>
          </table:table-cell>
        </table:table-row>
        <table:table-row table:style-name="ro1">
          <table:table-cell office:value-type="float" office:value="0.0000246" calcext:value-type="float">
            <text:p>0.0000246</text:p>
          </table:table-cell>
          <table:table-cell office:value-type="float" office:value="-0.96036698121" calcext:value-type="float">
            <text:p>-0.96036698121</text:p>
          </table:table-cell>
        </table:table-row>
        <table:table-row table:style-name="ro1">
          <table:table-cell office:value-type="float" office:value="0.00002465" calcext:value-type="float">
            <text:p>0.00002465</text:p>
          </table:table-cell>
          <table:table-cell office:value-type="float" office:value="-0.95226472604" calcext:value-type="float">
            <text:p>-0.95226472604</text:p>
          </table:table-cell>
        </table:table-row>
        <table:table-row table:style-name="ro1">
          <table:table-cell office:value-type="float" office:value="0.0000247" calcext:value-type="float">
            <text:p>0.0000247</text:p>
          </table:table-cell>
          <table:table-cell office:value-type="float" office:value="-0.95556814067" calcext:value-type="float">
            <text:p>-0.95556814067</text:p>
          </table:table-cell>
        </table:table-row>
        <table:table-row table:style-name="ro1">
          <table:table-cell office:value-type="float" office:value="0.00002475" calcext:value-type="float">
            <text:p>0.00002475</text:p>
          </table:table-cell>
          <table:table-cell office:value-type="float" office:value="-0.94782952447" calcext:value-type="float">
            <text:p>-0.94782952447</text:p>
          </table:table-cell>
        </table:table-row>
        <table:table-row table:style-name="ro1">
          <table:table-cell office:value-type="float" office:value="0.0000248" calcext:value-type="float">
            <text:p>0.0000248</text:p>
          </table:table-cell>
          <table:table-cell office:value-type="float" office:value="-0.94821772163" calcext:value-type="float">
            <text:p>-0.94821772163</text:p>
          </table:table-cell>
        </table:table-row>
        <table:table-row table:style-name="ro1">
          <table:table-cell office:value-type="float" office:value="0.00002485" calcext:value-type="float">
            <text:p>0.00002485</text:p>
          </table:table-cell>
          <table:table-cell office:value-type="float" office:value="-0.95041995282" calcext:value-type="float">
            <text:p>-0.95041995282</text:p>
          </table:table-cell>
        </table:table-row>
        <table:table-row table:style-name="ro1">
          <table:table-cell office:value-type="float" office:value="0.0000249" calcext:value-type="float">
            <text:p>0.0000249</text:p>
          </table:table-cell>
          <table:table-cell office:value-type="float" office:value="-0.94425250245" calcext:value-type="float">
            <text:p>-0.94425250245</text:p>
          </table:table-cell>
        </table:table-row>
        <table:table-row table:style-name="ro1">
          <table:table-cell office:value-type="float" office:value="0.00002495" calcext:value-type="float">
            <text:p>0.00002495</text:p>
          </table:table-cell>
          <table:table-cell office:value-type="float" office:value="-0.93808960491" calcext:value-type="float">
            <text:p>-0.93808960491</text:p>
          </table:table-cell>
        </table:table-row>
        <table:table-row table:style-name="ro1">
          <table:table-cell office:value-type="float" office:value="0.000025" calcext:value-type="float">
            <text:p>0.000025</text:p>
          </table:table-cell>
          <table:table-cell office:value-type="float" office:value="-0.93684942428" calcext:value-type="float">
            <text:p>-0.93684942428</text:p>
          </table:table-cell>
        </table:table-row>
        <table:table-row table:style-name="ro1">
          <table:table-cell office:value-type="float" office:value="0.00002505" calcext:value-type="float">
            <text:p>0.00002505</text:p>
          </table:table-cell>
          <table:table-cell office:value-type="float" office:value="-0.93448446687" calcext:value-type="float">
            <text:p>-0.93448446687</text:p>
          </table:table-cell>
        </table:table-row>
        <table:table-row table:style-name="ro1">
          <table:table-cell office:value-type="float" office:value="0.0000251" calcext:value-type="float">
            <text:p>0.0000251</text:p>
          </table:table-cell>
          <table:table-cell office:value-type="float" office:value="-0.93228663776" calcext:value-type="float">
            <text:p>-0.93228663776</text:p>
          </table:table-cell>
        </table:table-row>
        <table:table-row table:style-name="ro1">
          <table:table-cell office:value-type="float" office:value="0.00002515" calcext:value-type="float">
            <text:p>0.00002515</text:p>
          </table:table-cell>
          <table:table-cell office:value-type="float" office:value="-0.92466034999" calcext:value-type="float">
            <text:p>-0.92466034999</text:p>
          </table:table-cell>
        </table:table-row>
        <table:table-row table:style-name="ro1">
          <table:table-cell office:value-type="float" office:value="0.0000252" calcext:value-type="float">
            <text:p>0.0000252</text:p>
          </table:table-cell>
          <table:table-cell office:value-type="float" office:value="-0.92761912092" calcext:value-type="float">
            <text:p>-0.92761912092</text:p>
          </table:table-cell>
        </table:table-row>
        <table:table-row table:style-name="ro1">
          <table:table-cell office:value-type="float" office:value="0.00002525" calcext:value-type="float">
            <text:p>0.00002525</text:p>
          </table:table-cell>
          <table:table-cell office:value-type="float" office:value="-0.92226496998" calcext:value-type="float">
            <text:p>-0.92226496998</text:p>
          </table:table-cell>
        </table:table-row>
        <table:table-row table:style-name="ro1">
          <table:table-cell office:value-type="float" office:value="0.0000253" calcext:value-type="float">
            <text:p>0.0000253</text:p>
          </table:table-cell>
          <table:table-cell office:value-type="float" office:value="-0.91651120964" calcext:value-type="float">
            <text:p>-0.91651120964</text:p>
          </table:table-cell>
        </table:table-row>
        <table:table-row table:style-name="ro1">
          <table:table-cell office:value-type="float" office:value="0.00002535" calcext:value-type="float">
            <text:p>0.00002535</text:p>
          </table:table-cell>
          <table:table-cell office:value-type="float" office:value="-0.91251110548" calcext:value-type="float">
            <text:p>-0.91251110548</text:p>
          </table:table-cell>
        </table:table-row>
        <table:table-row table:style-name="ro1">
          <table:table-cell office:value-type="float" office:value="0.0000254" calcext:value-type="float">
            <text:p>0.0000254</text:p>
          </table:table-cell>
          <table:table-cell office:value-type="float" office:value="-0.91557652133" calcext:value-type="float">
            <text:p>-0.91557652133</text:p>
          </table:table-cell>
        </table:table-row>
        <table:table-row table:style-name="ro1">
          <table:table-cell office:value-type="float" office:value="0.00002545" calcext:value-type="float">
            <text:p>0.00002545</text:p>
          </table:table-cell>
          <table:table-cell office:value-type="float" office:value="-0.90786262914" calcext:value-type="float">
            <text:p>-0.90786262914</text:p>
          </table:table-cell>
        </table:table-row>
        <table:table-row table:style-name="ro1">
          <table:table-cell office:value-type="float" office:value="0.0000255" calcext:value-type="float">
            <text:p>0.0000255</text:p>
          </table:table-cell>
          <table:table-cell office:value-type="float" office:value="-0.90905521605" calcext:value-type="float">
            <text:p>-0.90905521605</text:p>
          </table:table-cell>
        </table:table-row>
        <table:table-row table:style-name="ro1">
          <table:table-cell office:value-type="float" office:value="0.00002555" calcext:value-type="float">
            <text:p>0.00002555</text:p>
          </table:table-cell>
          <table:table-cell office:value-type="float" office:value="-0.90553130544" calcext:value-type="float">
            <text:p>-0.90553130544</text:p>
          </table:table-cell>
        </table:table-row>
        <table:table-row table:style-name="ro1">
          <table:table-cell office:value-type="float" office:value="0.0000256" calcext:value-type="float">
            <text:p>0.0000256</text:p>
          </table:table-cell>
          <table:table-cell office:value-type="float" office:value="-0.9042446316" calcext:value-type="float">
            <text:p>-0.9042446316</text:p>
          </table:table-cell>
        </table:table-row>
        <table:table-row table:style-name="ro1">
          <table:table-cell office:value-type="float" office:value="0.00002565" calcext:value-type="float">
            <text:p>0.00002565</text:p>
          </table:table-cell>
          <table:table-cell office:value-type="float" office:value="-0.89990906479" calcext:value-type="float">
            <text:p>-0.89990906479</text:p>
          </table:table-cell>
        </table:table-row>
        <table:table-row table:style-name="ro1">
          <table:table-cell office:value-type="float" office:value="0.0000257" calcext:value-type="float">
            <text:p>0.0000257</text:p>
          </table:table-cell>
          <table:table-cell office:value-type="float" office:value="-0.89801069775" calcext:value-type="float">
            <text:p>-0.89801069775</text:p>
          </table:table-cell>
        </table:table-row>
        <table:table-row table:style-name="ro1">
          <table:table-cell office:value-type="float" office:value="0.00002575" calcext:value-type="float">
            <text:p>0.00002575</text:p>
          </table:table-cell>
          <table:table-cell office:value-type="float" office:value="-0.89542705342" calcext:value-type="float">
            <text:p>-0.89542705342</text:p>
          </table:table-cell>
        </table:table-row>
        <table:table-row table:style-name="ro1">
          <table:table-cell office:value-type="float" office:value="0.0000258" calcext:value-type="float">
            <text:p>0.0000258</text:p>
          </table:table-cell>
          <table:table-cell office:value-type="float" office:value="-0.89542530465" calcext:value-type="float">
            <text:p>-0.89542530465</text:p>
          </table:table-cell>
        </table:table-row>
        <table:table-row table:style-name="ro1">
          <table:table-cell office:value-type="float" office:value="0.00002585" calcext:value-type="float">
            <text:p>0.00002585</text:p>
          </table:table-cell>
          <table:table-cell office:value-type="float" office:value="-0.89297782331" calcext:value-type="float">
            <text:p>-0.89297782331</text:p>
          </table:table-cell>
        </table:table-row>
        <table:table-row table:style-name="ro1">
          <table:table-cell office:value-type="float" office:value="0.0000259" calcext:value-type="float">
            <text:p>0.0000259</text:p>
          </table:table-cell>
          <table:table-cell office:value-type="float" office:value="-0.88746650905" calcext:value-type="float">
            <text:p>-0.88746650905</text:p>
          </table:table-cell>
        </table:table-row>
        <table:table-row table:style-name="ro1">
          <table:table-cell office:value-type="float" office:value="0.00002595" calcext:value-type="float">
            <text:p>0.00002595</text:p>
          </table:table-cell>
          <table:table-cell office:value-type="float" office:value="-0.88644424648" calcext:value-type="float">
            <text:p>-0.88644424648</text:p>
          </table:table-cell>
        </table:table-row>
        <table:table-row table:style-name="ro1">
          <table:table-cell office:value-type="float" office:value="0.000026" calcext:value-type="float">
            <text:p>0.000026</text:p>
          </table:table-cell>
          <table:table-cell office:value-type="float" office:value="-0.88412264654" calcext:value-type="float">
            <text:p>-0.88412264654</text:p>
          </table:table-cell>
        </table:table-row>
        <table:table-row table:style-name="ro1">
          <table:table-cell office:value-type="float" office:value="0.00002605" calcext:value-type="float">
            <text:p>0.00002605</text:p>
          </table:table-cell>
          <table:table-cell office:value-type="float" office:value="-0.8818502082" calcext:value-type="float">
            <text:p>-0.8818502082</text:p>
          </table:table-cell>
        </table:table-row>
        <table:table-row table:style-name="ro1">
          <table:table-cell office:value-type="float" office:value="0.0000261" calcext:value-type="float">
            <text:p>0.0000261</text:p>
          </table:table-cell>
          <table:table-cell office:value-type="float" office:value="-0.88325006978" calcext:value-type="float">
            <text:p>-0.88325006978</text:p>
          </table:table-cell>
        </table:table-row>
        <table:table-row table:style-name="ro1">
          <table:table-cell office:value-type="float" office:value="0.00002615" calcext:value-type="float">
            <text:p>0.00002615</text:p>
          </table:table-cell>
          <table:table-cell office:value-type="float" office:value="-0.87832772977" calcext:value-type="float">
            <text:p>-0.87832772977</text:p>
          </table:table-cell>
        </table:table-row>
        <table:table-row table:style-name="ro1">
          <table:table-cell office:value-type="float" office:value="0.0000262" calcext:value-type="float">
            <text:p>0.0000262</text:p>
          </table:table-cell>
          <table:table-cell office:value-type="float" office:value="-0.87337538928" calcext:value-type="float">
            <text:p>-0.87337538928</text:p>
          </table:table-cell>
        </table:table-row>
        <table:table-row table:style-name="ro1">
          <table:table-cell office:value-type="float" office:value="0.00002625" calcext:value-type="float">
            <text:p>0.00002625</text:p>
          </table:table-cell>
          <table:table-cell office:value-type="float" office:value="-0.87418393989" calcext:value-type="float">
            <text:p>-0.87418393989</text:p>
          </table:table-cell>
        </table:table-row>
        <table:table-row table:style-name="ro1">
          <table:table-cell office:value-type="float" office:value="0.0000263" calcext:value-type="float">
            <text:p>0.0000263</text:p>
          </table:table-cell>
          <table:table-cell office:value-type="float" office:value="-0.86737577576" calcext:value-type="float">
            <text:p>-0.86737577576</text:p>
          </table:table-cell>
        </table:table-row>
        <table:table-row table:style-name="ro1">
          <table:table-cell office:value-type="float" office:value="0.00002635" calcext:value-type="float">
            <text:p>0.00002635</text:p>
          </table:table-cell>
          <table:table-cell office:value-type="float" office:value="-0.87054483648" calcext:value-type="float">
            <text:p>-0.87054483648</text:p>
          </table:table-cell>
        </table:table-row>
        <table:table-row table:style-name="ro1">
          <table:table-cell office:value-type="float" office:value="0.0000264" calcext:value-type="float">
            <text:p>0.0000264</text:p>
          </table:table-cell>
          <table:table-cell office:value-type="float" office:value="-0.8679196136" calcext:value-type="float">
            <text:p>-0.8679196136</text:p>
          </table:table-cell>
        </table:table-row>
        <table:table-row table:style-name="ro1">
          <table:table-cell office:value-type="float" office:value="0.00002645" calcext:value-type="float">
            <text:p>0.00002645</text:p>
          </table:table-cell>
          <table:table-cell office:value-type="float" office:value="-0.8660763781" calcext:value-type="float">
            <text:p>-0.8660763781</text:p>
          </table:table-cell>
        </table:table-row>
        <table:table-row table:style-name="ro1">
          <table:table-cell office:value-type="float" office:value="0.0000265" calcext:value-type="float">
            <text:p>0.0000265</text:p>
          </table:table-cell>
          <table:table-cell office:value-type="float" office:value="-0.85992766672" calcext:value-type="float">
            <text:p>-0.85992766672</text:p>
          </table:table-cell>
        </table:table-row>
        <table:table-row table:style-name="ro1">
          <table:table-cell office:value-type="float" office:value="0.00002655" calcext:value-type="float">
            <text:p>0.00002655</text:p>
          </table:table-cell>
          <table:table-cell office:value-type="float" office:value="-0.85874581365" calcext:value-type="float">
            <text:p>-0.85874581365</text:p>
          </table:table-cell>
        </table:table-row>
        <table:table-row table:style-name="ro1">
          <table:table-cell office:value-type="float" office:value="0.0000266" calcext:value-type="float">
            <text:p>0.0000266</text:p>
          </table:table-cell>
          <table:table-cell office:value-type="float" office:value="-0.85335347617" calcext:value-type="float">
            <text:p>-0.85335347617</text:p>
          </table:table-cell>
        </table:table-row>
        <table:table-row table:style-name="ro1">
          <table:table-cell office:value-type="float" office:value="0.00002665" calcext:value-type="float">
            <text:p>0.00002665</text:p>
          </table:table-cell>
          <table:table-cell office:value-type="float" office:value="-0.85172345514" calcext:value-type="float">
            <text:p>-0.85172345514</text:p>
          </table:table-cell>
        </table:table-row>
        <table:table-row table:style-name="ro1">
          <table:table-cell office:value-type="float" office:value="0.0000267" calcext:value-type="float">
            <text:p>0.0000267</text:p>
          </table:table-cell>
          <table:table-cell office:value-type="float" office:value="-0.84977829338" calcext:value-type="float">
            <text:p>-0.84977829338</text:p>
          </table:table-cell>
        </table:table-row>
        <table:table-row table:style-name="ro1">
          <table:table-cell office:value-type="float" office:value="0.00002675" calcext:value-type="float">
            <text:p>0.00002675</text:p>
          </table:table-cell>
          <table:table-cell office:value-type="float" office:value="-0.84561936759" calcext:value-type="float">
            <text:p>-0.84561936759</text:p>
          </table:table-cell>
        </table:table-row>
        <table:table-row table:style-name="ro1">
          <table:table-cell office:value-type="float" office:value="0.0000268" calcext:value-type="float">
            <text:p>0.0000268</text:p>
          </table:table-cell>
          <table:table-cell office:value-type="float" office:value="-0.84421416924" calcext:value-type="float">
            <text:p>-0.84421416924</text:p>
          </table:table-cell>
        </table:table-row>
        <table:table-row table:style-name="ro1">
          <table:table-cell office:value-type="float" office:value="0.00002685" calcext:value-type="float">
            <text:p>0.00002685</text:p>
          </table:table-cell>
          <table:table-cell office:value-type="float" office:value="-0.84110275768" calcext:value-type="float">
            <text:p>-0.84110275768</text:p>
          </table:table-cell>
        </table:table-row>
        <table:table-row table:style-name="ro1">
          <table:table-cell office:value-type="float" office:value="0.0000269" calcext:value-type="float">
            <text:p>0.0000269</text:p>
          </table:table-cell>
          <table:table-cell office:value-type="float" office:value="-0.83751577068" calcext:value-type="float">
            <text:p>-0.83751577068</text:p>
          </table:table-cell>
        </table:table-row>
        <table:table-row table:style-name="ro1">
          <table:table-cell office:value-type="float" office:value="0.00002695" calcext:value-type="float">
            <text:p>0.00002695</text:p>
          </table:table-cell>
          <table:table-cell office:value-type="float" office:value="-0.83609296401" calcext:value-type="float">
            <text:p>-0.83609296401</text:p>
          </table:table-cell>
        </table:table-row>
        <table:table-row table:style-name="ro1">
          <table:table-cell office:value-type="float" office:value="0.000027" calcext:value-type="float">
            <text:p>0.000027</text:p>
          </table:table-cell>
          <table:table-cell office:value-type="float" office:value="-0.83346383655" calcext:value-type="float">
            <text:p>-0.83346383655</text:p>
          </table:table-cell>
        </table:table-row>
        <table:table-row table:style-name="ro1">
          <table:table-cell office:value-type="float" office:value="0.00002705" calcext:value-type="float">
            <text:p>0.00002705</text:p>
          </table:table-cell>
          <table:table-cell office:value-type="float" office:value="-0.82554630291" calcext:value-type="float">
            <text:p>-0.82554630291</text:p>
          </table:table-cell>
        </table:table-row>
        <table:table-row table:style-name="ro1">
          <table:table-cell office:value-type="float" office:value="0.0000271" calcext:value-type="float">
            <text:p>0.0000271</text:p>
          </table:table-cell>
          <table:table-cell office:value-type="float" office:value="-0.82344798796" calcext:value-type="float">
            <text:p>-0.82344798796</text:p>
          </table:table-cell>
        </table:table-row>
        <table:table-row table:style-name="ro1">
          <table:table-cell office:value-type="float" office:value="0.00002715" calcext:value-type="float">
            <text:p>0.00002715</text:p>
          </table:table-cell>
          <table:table-cell office:value-type="float" office:value="-0.82175829762" calcext:value-type="float">
            <text:p>-0.82175829762</text:p>
          </table:table-cell>
        </table:table-row>
        <table:table-row table:style-name="ro1">
          <table:table-cell office:value-type="float" office:value="0.0000272" calcext:value-type="float">
            <text:p>0.0000272</text:p>
          </table:table-cell>
          <table:table-cell office:value-type="float" office:value="-0.82144127245" calcext:value-type="float">
            <text:p>-0.82144127245</text:p>
          </table:table-cell>
        </table:table-row>
        <table:table-row table:style-name="ro1">
          <table:table-cell office:value-type="float" office:value="0.00002725" calcext:value-type="float">
            <text:p>0.00002725</text:p>
          </table:table-cell>
          <table:table-cell office:value-type="float" office:value="-0.81669055328" calcext:value-type="float">
            <text:p>-0.81669055328</text:p>
          </table:table-cell>
        </table:table-row>
        <table:table-row table:style-name="ro1">
          <table:table-cell office:value-type="float" office:value="0.0000273" calcext:value-type="float">
            <text:p>0.0000273</text:p>
          </table:table-cell>
          <table:table-cell office:value-type="float" office:value="-0.81853475362" calcext:value-type="float">
            <text:p>-0.81853475362</text:p>
          </table:table-cell>
        </table:table-row>
        <table:table-row table:style-name="ro1">
          <table:table-cell office:value-type="float" office:value="0.00002735" calcext:value-type="float">
            <text:p>0.00002735</text:p>
          </table:table-cell>
          <table:table-cell office:value-type="float" office:value="-0.81594518458" calcext:value-type="float">
            <text:p>-0.81594518458</text:p>
          </table:table-cell>
        </table:table-row>
        <table:table-row table:style-name="ro1">
          <table:table-cell office:value-type="float" office:value="0.0000274" calcext:value-type="float">
            <text:p>0.0000274</text:p>
          </table:table-cell>
          <table:table-cell office:value-type="float" office:value="-0.81556496242" calcext:value-type="float">
            <text:p>-0.81556496242</text:p>
          </table:table-cell>
        </table:table-row>
        <table:table-row table:style-name="ro1">
          <table:table-cell office:value-type="float" office:value="0.00002745" calcext:value-type="float">
            <text:p>0.00002745</text:p>
          </table:table-cell>
          <table:table-cell office:value-type="float" office:value="-0.81065698947" calcext:value-type="float">
            <text:p>-0.81065698947</text:p>
          </table:table-cell>
        </table:table-row>
        <table:table-row table:style-name="ro1">
          <table:table-cell office:value-type="float" office:value="0.0000275" calcext:value-type="float">
            <text:p>0.0000275</text:p>
          </table:table-cell>
          <table:table-cell office:value-type="float" office:value="-0.80692416094" calcext:value-type="float">
            <text:p>-0.80692416094</text:p>
          </table:table-cell>
        </table:table-row>
        <table:table-row table:style-name="ro1">
          <table:table-cell office:value-type="float" office:value="0.00002755" calcext:value-type="float">
            <text:p>0.00002755</text:p>
          </table:table-cell>
          <table:table-cell office:value-type="float" office:value="-0.80682693828" calcext:value-type="float">
            <text:p>-0.80682693828</text:p>
          </table:table-cell>
        </table:table-row>
        <table:table-row table:style-name="ro1">
          <table:table-cell office:value-type="float" office:value="0.0000276" calcext:value-type="float">
            <text:p>0.0000276</text:p>
          </table:table-cell>
          <table:table-cell office:value-type="float" office:value="-0.8030899338" calcext:value-type="float">
            <text:p>-0.8030899338</text:p>
          </table:table-cell>
        </table:table-row>
        <table:table-row table:style-name="ro1">
          <table:table-cell office:value-type="float" office:value="0.00002765" calcext:value-type="float">
            <text:p>0.00002765</text:p>
          </table:table-cell>
          <table:table-cell office:value-type="float" office:value="-0.80328065545" calcext:value-type="float">
            <text:p>-0.80328065545</text:p>
          </table:table-cell>
        </table:table-row>
        <table:table-row table:style-name="ro1">
          <table:table-cell office:value-type="float" office:value="0.0000277" calcext:value-type="float">
            <text:p>0.0000277</text:p>
          </table:table-cell>
          <table:table-cell office:value-type="float" office:value="-0.80284772892" calcext:value-type="float">
            <text:p>-0.80284772892</text:p>
          </table:table-cell>
        </table:table-row>
        <table:table-row table:style-name="ro1">
          <table:table-cell office:value-type="float" office:value="0.00002775" calcext:value-type="float">
            <text:p>0.00002775</text:p>
          </table:table-cell>
          <table:table-cell office:value-type="float" office:value="-0.80103767486" calcext:value-type="float">
            <text:p>-0.80103767486</text:p>
          </table:table-cell>
        </table:table-row>
        <table:table-row table:style-name="ro1">
          <table:table-cell office:value-type="float" office:value="0.0000278" calcext:value-type="float">
            <text:p>0.0000278</text:p>
          </table:table-cell>
          <table:table-cell office:value-type="float" office:value="-0.79621097457" calcext:value-type="float">
            <text:p>-0.79621097457</text:p>
          </table:table-cell>
        </table:table-row>
        <table:table-row table:style-name="ro1">
          <table:table-cell office:value-type="float" office:value="0.00002785" calcext:value-type="float">
            <text:p>0.00002785</text:p>
          </table:table-cell>
          <table:table-cell office:value-type="float" office:value="-0.79352036873" calcext:value-type="float">
            <text:p>-0.79352036873</text:p>
          </table:table-cell>
        </table:table-row>
        <table:table-row table:style-name="ro1">
          <table:table-cell office:value-type="float" office:value="0.0000279" calcext:value-type="float">
            <text:p>0.0000279</text:p>
          </table:table-cell>
          <table:table-cell office:value-type="float" office:value="-0.79184855808" calcext:value-type="float">
            <text:p>-0.79184855808</text:p>
          </table:table-cell>
        </table:table-row>
        <table:table-row table:style-name="ro1">
          <table:table-cell office:value-type="float" office:value="0.00002795" calcext:value-type="float">
            <text:p>0.00002795</text:p>
          </table:table-cell>
          <table:table-cell office:value-type="float" office:value="-0.7957141425" calcext:value-type="float">
            <text:p>-0.7957141425</text:p>
          </table:table-cell>
        </table:table-row>
        <table:table-row table:style-name="ro1">
          <table:table-cell office:value-type="float" office:value="0.000028" calcext:value-type="float">
            <text:p>0.000028</text:p>
          </table:table-cell>
          <table:table-cell office:value-type="float" office:value="-0.79073327894" calcext:value-type="float">
            <text:p>-0.79073327894</text:p>
          </table:table-cell>
        </table:table-row>
        <table:table-row table:style-name="ro1">
          <table:table-cell office:value-type="float" office:value="0.00002805" calcext:value-type="float">
            <text:p>0.00002805</text:p>
          </table:table-cell>
          <table:table-cell office:value-type="float" office:value="-0.78529336282" calcext:value-type="float">
            <text:p>-0.78529336282</text:p>
          </table:table-cell>
        </table:table-row>
        <table:table-row table:style-name="ro1">
          <table:table-cell office:value-type="float" office:value="0.0000281" calcext:value-type="float">
            <text:p>0.0000281</text:p>
          </table:table-cell>
          <table:table-cell office:value-type="float" office:value="-0.78232501887" calcext:value-type="float">
            <text:p>-0.78232501887</text:p>
          </table:table-cell>
        </table:table-row>
        <table:table-row table:style-name="ro1">
          <table:table-cell office:value-type="float" office:value="0.00002815" calcext:value-type="float">
            <text:p>0.00002815</text:p>
          </table:table-cell>
          <table:table-cell office:value-type="float" office:value="-0.77727453611" calcext:value-type="float">
            <text:p>-0.77727453611</text:p>
          </table:table-cell>
        </table:table-row>
        <table:table-row table:style-name="ro1">
          <table:table-cell office:value-type="float" office:value="0.0000282" calcext:value-type="float">
            <text:p>0.0000282</text:p>
          </table:table-cell>
          <table:table-cell office:value-type="float" office:value="-0.77754033433" calcext:value-type="float">
            <text:p>-0.77754033433</text:p>
          </table:table-cell>
        </table:table-row>
        <table:table-row table:style-name="ro1">
          <table:table-cell office:value-type="float" office:value="0.00002825" calcext:value-type="float">
            <text:p>0.00002825</text:p>
          </table:table-cell>
          <table:table-cell office:value-type="float" office:value="-0.78027533786" calcext:value-type="float">
            <text:p>-0.78027533786</text:p>
          </table:table-cell>
        </table:table-row>
        <table:table-row table:style-name="ro1">
          <table:table-cell office:value-type="float" office:value="0.0000283" calcext:value-type="float">
            <text:p>0.0000283</text:p>
          </table:table-cell>
          <table:table-cell office:value-type="float" office:value="-0.78065846961" calcext:value-type="float">
            <text:p>-0.78065846961</text:p>
          </table:table-cell>
        </table:table-row>
        <table:table-row table:style-name="ro1">
          <table:table-cell office:value-type="float" office:value="0.00002835" calcext:value-type="float">
            <text:p>0.00002835</text:p>
          </table:table-cell>
          <table:table-cell office:value-type="float" office:value="-0.77423776393" calcext:value-type="float">
            <text:p>-0.77423776393</text:p>
          </table:table-cell>
        </table:table-row>
        <table:table-row table:style-name="ro1">
          <table:table-cell office:value-type="float" office:value="0.0000284" calcext:value-type="float">
            <text:p>0.0000284</text:p>
          </table:table-cell>
          <table:table-cell office:value-type="float" office:value="-0.77051764415" calcext:value-type="float">
            <text:p>-0.77051764415</text:p>
          </table:table-cell>
        </table:table-row>
        <table:table-row table:style-name="ro1">
          <table:table-cell office:value-type="float" office:value="0.00002845" calcext:value-type="float">
            <text:p>0.00002845</text:p>
          </table:table-cell>
          <table:table-cell office:value-type="float" office:value="-0.77306182051" calcext:value-type="float">
            <text:p>-0.77306182051</text:p>
          </table:table-cell>
        </table:table-row>
        <table:table-row table:style-name="ro1">
          <table:table-cell office:value-type="float" office:value="0.0000285" calcext:value-type="float">
            <text:p>0.0000285</text:p>
          </table:table-cell>
          <table:table-cell office:value-type="float" office:value="-0.76523184607" calcext:value-type="float">
            <text:p>-0.76523184607</text:p>
          </table:table-cell>
        </table:table-row>
        <table:table-row table:style-name="ro1">
          <table:table-cell office:value-type="float" office:value="0.00002855" calcext:value-type="float">
            <text:p>0.00002855</text:p>
          </table:table-cell>
          <table:table-cell office:value-type="float" office:value="-0.76518336288" calcext:value-type="float">
            <text:p>-0.76518336288</text:p>
          </table:table-cell>
        </table:table-row>
        <table:table-row table:style-name="ro1">
          <table:table-cell office:value-type="float" office:value="0.0000286" calcext:value-type="float">
            <text:p>0.0000286</text:p>
          </table:table-cell>
          <table:table-cell office:value-type="float" office:value="-0.76352117047" calcext:value-type="float">
            <text:p>-0.76352117047</text:p>
          </table:table-cell>
        </table:table-row>
        <table:table-row table:style-name="ro1">
          <table:table-cell office:value-type="float" office:value="0.00002865" calcext:value-type="float">
            <text:p>0.00002865</text:p>
          </table:table-cell>
          <table:table-cell office:value-type="float" office:value="-0.76252263692" calcext:value-type="float">
            <text:p>-0.76252263692</text:p>
          </table:table-cell>
        </table:table-row>
        <table:table-row table:style-name="ro1">
          <table:table-cell office:value-type="float" office:value="0.0000287" calcext:value-type="float">
            <text:p>0.0000287</text:p>
          </table:table-cell>
          <table:table-cell office:value-type="float" office:value="-0.75841792305" calcext:value-type="float">
            <text:p>-0.75841792305</text:p>
          </table:table-cell>
        </table:table-row>
        <table:table-row table:style-name="ro1">
          <table:table-cell office:value-type="float" office:value="0.00002875" calcext:value-type="float">
            <text:p>0.00002875</text:p>
          </table:table-cell>
          <table:table-cell office:value-type="float" office:value="-0.75505093454" calcext:value-type="float">
            <text:p>-0.75505093454</text:p>
          </table:table-cell>
        </table:table-row>
        <table:table-row table:style-name="ro1">
          <table:table-cell office:value-type="float" office:value="0.0000288" calcext:value-type="float">
            <text:p>0.0000288</text:p>
          </table:table-cell>
          <table:table-cell office:value-type="float" office:value="-0.7497222614" calcext:value-type="float">
            <text:p>-0.7497222614</text:p>
          </table:table-cell>
        </table:table-row>
        <table:table-row table:style-name="ro1">
          <table:table-cell office:value-type="float" office:value="0.00002885" calcext:value-type="float">
            <text:p>0.00002885</text:p>
          </table:table-cell>
          <table:table-cell office:value-type="float" office:value="-0.74683066742" calcext:value-type="float">
            <text:p>-0.74683066742</text:p>
          </table:table-cell>
        </table:table-row>
        <table:table-row table:style-name="ro1">
          <table:table-cell office:value-type="float" office:value="0.0000289" calcext:value-type="float">
            <text:p>0.0000289</text:p>
          </table:table-cell>
          <table:table-cell office:value-type="float" office:value="-0.74652463238" calcext:value-type="float">
            <text:p>-0.74652463238</text:p>
          </table:table-cell>
        </table:table-row>
        <table:table-row table:style-name="ro1">
          <table:table-cell office:value-type="float" office:value="0.00002895" calcext:value-type="float">
            <text:p>0.00002895</text:p>
          </table:table-cell>
          <table:table-cell office:value-type="float" office:value="-0.74642358051" calcext:value-type="float">
            <text:p>-0.74642358051</text:p>
          </table:table-cell>
        </table:table-row>
        <table:table-row table:style-name="ro1">
          <table:table-cell office:value-type="float" office:value="0.000029" calcext:value-type="float">
            <text:p>0.000029</text:p>
          </table:table-cell>
          <table:table-cell office:value-type="float" office:value="-0.74261615782" calcext:value-type="float">
            <text:p>-0.74261615782</text:p>
          </table:table-cell>
        </table:table-row>
        <table:table-row table:style-name="ro1">
          <table:table-cell office:value-type="float" office:value="0.00002905" calcext:value-type="float">
            <text:p>0.00002905</text:p>
          </table:table-cell>
          <table:table-cell office:value-type="float" office:value="-0.74335798376" calcext:value-type="float">
            <text:p>-0.74335798376</text:p>
          </table:table-cell>
        </table:table-row>
        <table:table-row table:style-name="ro1">
          <table:table-cell office:value-type="float" office:value="0.0000291" calcext:value-type="float">
            <text:p>0.0000291</text:p>
          </table:table-cell>
          <table:table-cell office:value-type="float" office:value="-0.73987411398" calcext:value-type="float">
            <text:p>-0.73987411398</text:p>
          </table:table-cell>
        </table:table-row>
        <table:table-row table:style-name="ro1">
          <table:table-cell office:value-type="float" office:value="0.00002915" calcext:value-type="float">
            <text:p>0.00002915</text:p>
          </table:table-cell>
          <table:table-cell office:value-type="float" office:value="-0.73949286668" calcext:value-type="float">
            <text:p>-0.73949286668</text:p>
          </table:table-cell>
        </table:table-row>
        <table:table-row table:style-name="ro1">
          <table:table-cell office:value-type="float" office:value="0.0000292" calcext:value-type="float">
            <text:p>0.0000292</text:p>
          </table:table-cell>
          <table:table-cell office:value-type="float" office:value="-0.73686452315" calcext:value-type="float">
            <text:p>-0.73686452315</text:p>
          </table:table-cell>
        </table:table-row>
        <table:table-row table:style-name="ro1">
          <table:table-cell office:value-type="float" office:value="0.00002925" calcext:value-type="float">
            <text:p>0.00002925</text:p>
          </table:table-cell>
          <table:table-cell office:value-type="float" office:value="-0.73433501536" calcext:value-type="float">
            <text:p>-0.73433501536</text:p>
          </table:table-cell>
        </table:table-row>
        <table:table-row table:style-name="ro1">
          <table:table-cell office:value-type="float" office:value="0.0000293" calcext:value-type="float">
            <text:p>0.0000293</text:p>
          </table:table-cell>
          <table:table-cell office:value-type="float" office:value="-0.73543381685" calcext:value-type="float">
            <text:p>-0.73543381685</text:p>
          </table:table-cell>
        </table:table-row>
        <table:table-row table:style-name="ro1">
          <table:table-cell office:value-type="float" office:value="0.00002935" calcext:value-type="float">
            <text:p>0.00002935</text:p>
          </table:table-cell>
          <table:table-cell office:value-type="float" office:value="-0.73169039016" calcext:value-type="float">
            <text:p>-0.73169039016</text:p>
          </table:table-cell>
        </table:table-row>
        <table:table-row table:style-name="ro1">
          <table:table-cell office:value-type="float" office:value="0.0000294" calcext:value-type="float">
            <text:p>0.0000294</text:p>
          </table:table-cell>
          <table:table-cell office:value-type="float" office:value="-0.73089706592" calcext:value-type="float">
            <text:p>-0.73089706592</text:p>
          </table:table-cell>
        </table:table-row>
        <table:table-row table:style-name="ro1">
          <table:table-cell office:value-type="float" office:value="0.00002945" calcext:value-type="float">
            <text:p>0.00002945</text:p>
          </table:table-cell>
          <table:table-cell office:value-type="float" office:value="-0.73294186244" calcext:value-type="float">
            <text:p>-0.73294186244</text:p>
          </table:table-cell>
        </table:table-row>
        <table:table-row table:style-name="ro1">
          <table:table-cell office:value-type="float" office:value="0.0000295" calcext:value-type="float">
            <text:p>0.0000295</text:p>
          </table:table-cell>
          <table:table-cell office:value-type="float" office:value="-0.7272681084" calcext:value-type="float">
            <text:p>-0.7272681084</text:p>
          </table:table-cell>
        </table:table-row>
        <table:table-row table:style-name="ro1">
          <table:table-cell office:value-type="float" office:value="0.00002955" calcext:value-type="float">
            <text:p>0.00002955</text:p>
          </table:table-cell>
          <table:table-cell office:value-type="float" office:value="-0.73055536197" calcext:value-type="float">
            <text:p>-0.73055536197</text:p>
          </table:table-cell>
        </table:table-row>
        <table:table-row table:style-name="ro1">
          <table:table-cell office:value-type="float" office:value="0.0000296" calcext:value-type="float">
            <text:p>0.0000296</text:p>
          </table:table-cell>
          <table:table-cell office:value-type="float" office:value="-0.7264972619" calcext:value-type="float">
            <text:p>-0.7264972619</text:p>
          </table:table-cell>
        </table:table-row>
        <table:table-row table:style-name="ro1">
          <table:table-cell office:value-type="float" office:value="0.00002965" calcext:value-type="float">
            <text:p>0.00002965</text:p>
          </table:table-cell>
          <table:table-cell office:value-type="float" office:value="-0.72418550635" calcext:value-type="float">
            <text:p>-0.72418550635</text:p>
          </table:table-cell>
        </table:table-row>
        <table:table-row table:style-name="ro1">
          <table:table-cell office:value-type="float" office:value="0.0000297" calcext:value-type="float">
            <text:p>0.0000297</text:p>
          </table:table-cell>
          <table:table-cell office:value-type="float" office:value="-0.7175105353" calcext:value-type="float">
            <text:p>-0.7175105353</text:p>
          </table:table-cell>
        </table:table-row>
        <table:table-row table:style-name="ro1">
          <table:table-cell office:value-type="float" office:value="0.00002975" calcext:value-type="float">
            <text:p>0.00002975</text:p>
          </table:table-cell>
          <table:table-cell office:value-type="float" office:value="-0.7141011843" calcext:value-type="float">
            <text:p>-0.7141011843</text:p>
          </table:table-cell>
        </table:table-row>
        <table:table-row table:style-name="ro1">
          <table:table-cell office:value-type="float" office:value="0.0000298" calcext:value-type="float">
            <text:p>0.0000298</text:p>
          </table:table-cell>
          <table:table-cell office:value-type="float" office:value="-0.71510270283" calcext:value-type="float">
            <text:p>-0.71510270283</text:p>
          </table:table-cell>
        </table:table-row>
        <table:table-row table:style-name="ro1">
          <table:table-cell office:value-type="float" office:value="0.00002985" calcext:value-type="float">
            <text:p>0.00002985</text:p>
          </table:table-cell>
          <table:table-cell office:value-type="float" office:value="-0.7151276379" calcext:value-type="float">
            <text:p>-0.7151276379</text:p>
          </table:table-cell>
        </table:table-row>
        <table:table-row table:style-name="ro1">
          <table:table-cell office:value-type="float" office:value="0.0000299" calcext:value-type="float">
            <text:p>0.0000299</text:p>
          </table:table-cell>
          <table:table-cell office:value-type="float" office:value="-0.7101975641" calcext:value-type="float">
            <text:p>-0.7101975641</text:p>
          </table:table-cell>
        </table:table-row>
        <table:table-row table:style-name="ro1">
          <table:table-cell office:value-type="float" office:value="0.00002995" calcext:value-type="float">
            <text:p>0.00002995</text:p>
          </table:table-cell>
          <table:table-cell office:value-type="float" office:value="-0.70692546153" calcext:value-type="float">
            <text:p>-0.70692546153</text:p>
          </table:table-cell>
        </table:table-row>
        <table:table-row table:style-name="ro1">
          <table:table-cell office:value-type="float" office:value="0.00003" calcext:value-type="float">
            <text:p>0.00003</text:p>
          </table:table-cell>
          <table:table-cell office:value-type="float" office:value="-0.70532265198" calcext:value-type="float">
            <text:p>-0.70532265198</text:p>
          </table:table-cell>
        </table:table-row>
        <table:table-row table:style-name="ro1">
          <table:table-cell office:value-type="float" office:value="0.00003005" calcext:value-type="float">
            <text:p>0.00003005</text:p>
          </table:table-cell>
          <table:table-cell office:value-type="float" office:value="-0.70051996715" calcext:value-type="float">
            <text:p>-0.70051996715</text:p>
          </table:table-cell>
        </table:table-row>
        <table:table-row table:style-name="ro1">
          <table:table-cell office:value-type="float" office:value="0.0000301" calcext:value-type="float">
            <text:p>0.0000301</text:p>
          </table:table-cell>
          <table:table-cell office:value-type="float" office:value="-0.70243858074" calcext:value-type="float">
            <text:p>-0.70243858074</text:p>
          </table:table-cell>
        </table:table-row>
        <table:table-row table:style-name="ro1">
          <table:table-cell office:value-type="float" office:value="0.00003015" calcext:value-type="float">
            <text:p>0.00003015</text:p>
          </table:table-cell>
          <table:table-cell office:value-type="float" office:value="-0.70566299913" calcext:value-type="float">
            <text:p>-0.70566299913</text:p>
          </table:table-cell>
        </table:table-row>
        <table:table-row table:style-name="ro1">
          <table:table-cell office:value-type="float" office:value="0.0000302" calcext:value-type="float">
            <text:p>0.0000302</text:p>
          </table:table-cell>
          <table:table-cell office:value-type="float" office:value="-0.70193024598" calcext:value-type="float">
            <text:p>-0.70193024598</text:p>
          </table:table-cell>
        </table:table-row>
        <table:table-row table:style-name="ro1">
          <table:table-cell office:value-type="float" office:value="0.00003025" calcext:value-type="float">
            <text:p>0.00003025</text:p>
          </table:table-cell>
          <table:table-cell office:value-type="float" office:value="-0.69936764722" calcext:value-type="float">
            <text:p>-0.69936764722</text:p>
          </table:table-cell>
        </table:table-row>
        <table:table-row table:style-name="ro1">
          <table:table-cell office:value-type="float" office:value="0.0000303" calcext:value-type="float">
            <text:p>0.0000303</text:p>
          </table:table-cell>
          <table:table-cell office:value-type="float" office:value="-0.69468482862" calcext:value-type="float">
            <text:p>-0.69468482862</text:p>
          </table:table-cell>
        </table:table-row>
        <table:table-row table:style-name="ro1">
          <table:table-cell office:value-type="float" office:value="0.00003035" calcext:value-type="float">
            <text:p>0.00003035</text:p>
          </table:table-cell>
          <table:table-cell office:value-type="float" office:value="-0.69281020568" calcext:value-type="float">
            <text:p>-0.69281020568</text:p>
          </table:table-cell>
        </table:table-row>
        <table:table-row table:style-name="ro1">
          <table:table-cell office:value-type="float" office:value="0.0000304" calcext:value-type="float">
            <text:p>0.0000304</text:p>
          </table:table-cell>
          <table:table-cell office:value-type="float" office:value="-0.69161807104" calcext:value-type="float">
            <text:p>-0.69161807104</text:p>
          </table:table-cell>
        </table:table-row>
        <table:table-row table:style-name="ro1">
          <table:table-cell office:value-type="float" office:value="0.00003045" calcext:value-type="float">
            <text:p>0.00003045</text:p>
          </table:table-cell>
          <table:table-cell office:value-type="float" office:value="-0.69004408608" calcext:value-type="float">
            <text:p>-0.69004408608</text:p>
          </table:table-cell>
        </table:table-row>
        <table:table-row table:style-name="ro1">
          <table:table-cell office:value-type="float" office:value="0.0000305" calcext:value-type="float">
            <text:p>0.0000305</text:p>
          </table:table-cell>
          <table:table-cell office:value-type="float" office:value="-0.6905403905" calcext:value-type="float">
            <text:p>-0.6905403905</text:p>
          </table:table-cell>
        </table:table-row>
        <table:table-row table:style-name="ro1">
          <table:table-cell office:value-type="float" office:value="0.00003055" calcext:value-type="float">
            <text:p>0.00003055</text:p>
          </table:table-cell>
          <table:table-cell office:value-type="float" office:value="-0.68335422032" calcext:value-type="float">
            <text:p>-0.68335422032</text:p>
          </table:table-cell>
        </table:table-row>
        <table:table-row table:style-name="ro1">
          <table:table-cell office:value-type="float" office:value="0.0000306" calcext:value-type="float">
            <text:p>0.0000306</text:p>
          </table:table-cell>
          <table:table-cell office:value-type="float" office:value="-0.6837192161" calcext:value-type="float">
            <text:p>-0.6837192161</text:p>
          </table:table-cell>
        </table:table-row>
        <table:table-row table:style-name="ro1">
          <table:table-cell office:value-type="float" office:value="0.00003065" calcext:value-type="float">
            <text:p>0.00003065</text:p>
          </table:table-cell>
          <table:table-cell office:value-type="float" office:value="-0.68480642444" calcext:value-type="float">
            <text:p>-0.68480642444</text:p>
          </table:table-cell>
        </table:table-row>
        <table:table-row table:style-name="ro1">
          <table:table-cell office:value-type="float" office:value="0.0000307" calcext:value-type="float">
            <text:p>0.0000307</text:p>
          </table:table-cell>
          <table:table-cell office:value-type="float" office:value="-0.67697863597" calcext:value-type="float">
            <text:p>-0.67697863597</text:p>
          </table:table-cell>
        </table:table-row>
        <table:table-row table:style-name="ro1">
          <table:table-cell office:value-type="float" office:value="0.00003075" calcext:value-type="float">
            <text:p>0.00003075</text:p>
          </table:table-cell>
          <table:table-cell office:value-type="float" office:value="-0.67818975081" calcext:value-type="float">
            <text:p>-0.67818975081</text:p>
          </table:table-cell>
        </table:table-row>
        <table:table-row table:style-name="ro1">
          <table:table-cell office:value-type="float" office:value="0.0000308" calcext:value-type="float">
            <text:p>0.0000308</text:p>
          </table:table-cell>
          <table:table-cell office:value-type="float" office:value="-0.6786878643" calcext:value-type="float">
            <text:p>-0.6786878643</text:p>
          </table:table-cell>
        </table:table-row>
        <table:table-row table:style-name="ro1">
          <table:table-cell office:value-type="float" office:value="0.00003085" calcext:value-type="float">
            <text:p>0.00003085</text:p>
          </table:table-cell>
          <table:table-cell office:value-type="float" office:value="-0.67405101127" calcext:value-type="float">
            <text:p>-0.67405101127</text:p>
          </table:table-cell>
        </table:table-row>
        <table:table-row table:style-name="ro1">
          <table:table-cell office:value-type="float" office:value="0.0000309" calcext:value-type="float">
            <text:p>0.0000309</text:p>
          </table:table-cell>
          <table:table-cell office:value-type="float" office:value="-0.67042262662" calcext:value-type="float">
            <text:p>-0.67042262662</text:p>
          </table:table-cell>
        </table:table-row>
        <table:table-row table:style-name="ro1">
          <table:table-cell office:value-type="float" office:value="0.00003095" calcext:value-type="float">
            <text:p>0.00003095</text:p>
          </table:table-cell>
          <table:table-cell office:value-type="float" office:value="-0.66445333017" calcext:value-type="float">
            <text:p>-0.66445333017</text:p>
          </table:table-cell>
        </table:table-row>
        <table:table-row table:style-name="ro1">
          <table:table-cell office:value-type="float" office:value="0.000031" calcext:value-type="float">
            <text:p>0.000031</text:p>
          </table:table-cell>
          <table:table-cell office:value-type="float" office:value="-0.66961365388" calcext:value-type="float">
            <text:p>-0.66961365388</text:p>
          </table:table-cell>
        </table:table-row>
        <table:table-row table:style-name="ro1">
          <table:table-cell office:value-type="float" office:value="0.00003105" calcext:value-type="float">
            <text:p>0.00003105</text:p>
          </table:table-cell>
          <table:table-cell office:value-type="float" office:value="-0.66567210342" calcext:value-type="float">
            <text:p>-0.66567210342</text:p>
          </table:table-cell>
        </table:table-row>
        <table:table-row table:style-name="ro1">
          <table:table-cell office:value-type="float" office:value="0.0000311" calcext:value-type="float">
            <text:p>0.0000311</text:p>
          </table:table-cell>
          <table:table-cell office:value-type="float" office:value="-0.66672459261" calcext:value-type="float">
            <text:p>-0.66672459261</text:p>
          </table:table-cell>
        </table:table-row>
        <table:table-row table:style-name="ro1">
          <table:table-cell office:value-type="float" office:value="0.00003115" calcext:value-type="float">
            <text:p>0.00003115</text:p>
          </table:table-cell>
          <table:table-cell office:value-type="float" office:value="-0.66139251238" calcext:value-type="float">
            <text:p>-0.66139251238</text:p>
          </table:table-cell>
        </table:table-row>
        <table:table-row table:style-name="ro1">
          <table:table-cell office:value-type="float" office:value="0.0000312" calcext:value-type="float">
            <text:p>0.0000312</text:p>
          </table:table-cell>
          <table:table-cell office:value-type="float" office:value="-0.6609849732" calcext:value-type="float">
            <text:p>-0.6609849732</text:p>
          </table:table-cell>
        </table:table-row>
        <table:table-row table:style-name="ro1">
          <table:table-cell office:value-type="float" office:value="0.00003125" calcext:value-type="float">
            <text:p>0.00003125</text:p>
          </table:table-cell>
          <table:table-cell office:value-type="float" office:value="-0.66328257275" calcext:value-type="float">
            <text:p>-0.66328257275</text:p>
          </table:table-cell>
        </table:table-row>
        <table:table-row table:style-name="ro1">
          <table:table-cell office:value-type="float" office:value="0.0000313" calcext:value-type="float">
            <text:p>0.0000313</text:p>
          </table:table-cell>
          <table:table-cell office:value-type="float" office:value="-0.65834989087" calcext:value-type="float">
            <text:p>-0.65834989087</text:p>
          </table:table-cell>
        </table:table-row>
        <table:table-row table:style-name="ro1">
          <table:table-cell office:value-type="float" office:value="0.00003135" calcext:value-type="float">
            <text:p>0.00003135</text:p>
          </table:table-cell>
          <table:table-cell office:value-type="float" office:value="-0.65508663769" calcext:value-type="float">
            <text:p>-0.65508663769</text:p>
          </table:table-cell>
        </table:table-row>
        <table:table-row table:style-name="ro1">
          <table:table-cell office:value-type="float" office:value="0.0000314" calcext:value-type="float">
            <text:p>0.0000314</text:p>
          </table:table-cell>
          <table:table-cell office:value-type="float" office:value="-0.65019674041" calcext:value-type="float">
            <text:p>-0.65019674041</text:p>
          </table:table-cell>
        </table:table-row>
        <table:table-row table:style-name="ro1">
          <table:table-cell office:value-type="float" office:value="0.00003145" calcext:value-type="float">
            <text:p>0.00003145</text:p>
          </table:table-cell>
          <table:table-cell office:value-type="float" office:value="-0.65149012289" calcext:value-type="float">
            <text:p>-0.65149012289</text:p>
          </table:table-cell>
        </table:table-row>
        <table:table-row table:style-name="ro1">
          <table:table-cell office:value-type="float" office:value="0.0000315" calcext:value-type="float">
            <text:p>0.0000315</text:p>
          </table:table-cell>
          <table:table-cell office:value-type="float" office:value="-0.64714899318" calcext:value-type="float">
            <text:p>-0.64714899318</text:p>
          </table:table-cell>
        </table:table-row>
        <table:table-row table:style-name="ro1">
          <table:table-cell office:value-type="float" office:value="0.00003155" calcext:value-type="float">
            <text:p>0.00003155</text:p>
          </table:table-cell>
          <table:table-cell office:value-type="float" office:value="-0.65135866351" calcext:value-type="float">
            <text:p>-0.65135866351</text:p>
          </table:table-cell>
        </table:table-row>
        <table:table-row table:style-name="ro1">
          <table:table-cell office:value-type="float" office:value="0.0000316" calcext:value-type="float">
            <text:p>0.0000316</text:p>
          </table:table-cell>
          <table:table-cell office:value-type="float" office:value="-0.64247127015" calcext:value-type="float">
            <text:p>-0.64247127015</text:p>
          </table:table-cell>
        </table:table-row>
        <table:table-row table:style-name="ro1">
          <table:table-cell office:value-type="float" office:value="0.00003165" calcext:value-type="float">
            <text:p>0.00003165</text:p>
          </table:table-cell>
          <table:table-cell office:value-type="float" office:value="-0.64546316221" calcext:value-type="float">
            <text:p>-0.64546316221</text:p>
          </table:table-cell>
        </table:table-row>
        <table:table-row table:style-name="ro1">
          <table:table-cell office:value-type="float" office:value="0.0000317" calcext:value-type="float">
            <text:p>0.0000317</text:p>
          </table:table-cell>
          <table:table-cell office:value-type="float" office:value="-0.64143890691" calcext:value-type="float">
            <text:p>-0.64143890691</text:p>
          </table:table-cell>
        </table:table-row>
        <table:table-row table:style-name="ro1">
          <table:table-cell office:value-type="float" office:value="0.00003175" calcext:value-type="float">
            <text:p>0.00003175</text:p>
          </table:table-cell>
          <table:table-cell office:value-type="float" office:value="-0.63895314857" calcext:value-type="float">
            <text:p>-0.63895314857</text:p>
          </table:table-cell>
        </table:table-row>
        <table:table-row table:style-name="ro1">
          <table:table-cell office:value-type="float" office:value="0.0000318" calcext:value-type="float">
            <text:p>0.0000318</text:p>
          </table:table-cell>
          <table:table-cell office:value-type="float" office:value="-0.6386747019" calcext:value-type="float">
            <text:p>-0.6386747019</text:p>
          </table:table-cell>
        </table:table-row>
        <table:table-row table:style-name="ro1">
          <table:table-cell office:value-type="float" office:value="0.00003185" calcext:value-type="float">
            <text:p>0.00003185</text:p>
          </table:table-cell>
          <table:table-cell office:value-type="float" office:value="-0.63674990731" calcext:value-type="float">
            <text:p>-0.63674990731</text:p>
          </table:table-cell>
        </table:table-row>
        <table:table-row table:style-name="ro1">
          <table:table-cell office:value-type="float" office:value="0.0000319" calcext:value-type="float">
            <text:p>0.0000319</text:p>
          </table:table-cell>
          <table:table-cell office:value-type="float" office:value="-0.63502083946" calcext:value-type="float">
            <text:p>-0.63502083946</text:p>
          </table:table-cell>
        </table:table-row>
        <table:table-row table:style-name="ro1">
          <table:table-cell office:value-type="float" office:value="0.00003195" calcext:value-type="float">
            <text:p>0.00003195</text:p>
          </table:table-cell>
          <table:table-cell office:value-type="float" office:value="-0.63377777939" calcext:value-type="float">
            <text:p>-0.63377777939</text:p>
          </table:table-cell>
        </table:table-row>
        <table:table-row table:style-name="ro1">
          <table:table-cell office:value-type="float" office:value="0.000032" calcext:value-type="float">
            <text:p>0.000032</text:p>
          </table:table-cell>
          <table:table-cell office:value-type="float" office:value="-0.62812116633" calcext:value-type="float">
            <text:p>-0.62812116633</text:p>
          </table:table-cell>
        </table:table-row>
        <table:table-row table:style-name="ro1">
          <table:table-cell office:value-type="float" office:value="0.00003205" calcext:value-type="float">
            <text:p>0.00003205</text:p>
          </table:table-cell>
          <table:table-cell office:value-type="float" office:value="-0.62673205366" calcext:value-type="float">
            <text:p>-0.62673205366</text:p>
          </table:table-cell>
        </table:table-row>
        <table:table-row table:style-name="ro1">
          <table:table-cell office:value-type="float" office:value="0.0000321" calcext:value-type="float">
            <text:p>0.0000321</text:p>
          </table:table-cell>
          <table:table-cell office:value-type="float" office:value="-0.63079328945" calcext:value-type="float">
            <text:p>-0.63079328945</text:p>
          </table:table-cell>
        </table:table-row>
        <table:table-row table:style-name="ro1">
          <table:table-cell office:value-type="float" office:value="0.00003215" calcext:value-type="float">
            <text:p>0.00003215</text:p>
          </table:table-cell>
          <table:table-cell office:value-type="float" office:value="-0.62323518871" calcext:value-type="float">
            <text:p>-0.62323518871</text:p>
          </table:table-cell>
        </table:table-row>
        <table:table-row table:style-name="ro1">
          <table:table-cell office:value-type="float" office:value="0.0000322" calcext:value-type="float">
            <text:p>0.0000322</text:p>
          </table:table-cell>
          <table:table-cell office:value-type="float" office:value="-0.62765924939" calcext:value-type="float">
            <text:p>-0.62765924939</text:p>
          </table:table-cell>
        </table:table-row>
        <table:table-row table:style-name="ro1">
          <table:table-cell office:value-type="float" office:value="0.00003225" calcext:value-type="float">
            <text:p>0.00003225</text:p>
          </table:table-cell>
          <table:table-cell office:value-type="float" office:value="-0.62632318783" calcext:value-type="float">
            <text:p>-0.62632318783</text:p>
          </table:table-cell>
        </table:table-row>
        <table:table-row table:style-name="ro1">
          <table:table-cell office:value-type="float" office:value="0.0000323" calcext:value-type="float">
            <text:p>0.0000323</text:p>
          </table:table-cell>
          <table:table-cell office:value-type="float" office:value="-0.62133180149" calcext:value-type="float">
            <text:p>-0.62133180149</text:p>
          </table:table-cell>
        </table:table-row>
        <table:table-row table:style-name="ro1">
          <table:table-cell office:value-type="float" office:value="0.00003235" calcext:value-type="float">
            <text:p>0.00003235</text:p>
          </table:table-cell>
          <table:table-cell office:value-type="float" office:value="-0.62269790876" calcext:value-type="float">
            <text:p>-0.62269790876</text:p>
          </table:table-cell>
        </table:table-row>
        <table:table-row table:style-name="ro1">
          <table:table-cell office:value-type="float" office:value="0.0000324" calcext:value-type="float">
            <text:p>0.0000324</text:p>
          </table:table-cell>
          <table:table-cell office:value-type="float" office:value="-0.62279075949" calcext:value-type="float">
            <text:p>-0.62279075949</text:p>
          </table:table-cell>
        </table:table-row>
        <table:table-row table:style-name="ro1">
          <table:table-cell office:value-type="float" office:value="0.00003245" calcext:value-type="float">
            <text:p>0.00003245</text:p>
          </table:table-cell>
          <table:table-cell office:value-type="float" office:value="-0.61836823652" calcext:value-type="float">
            <text:p>-0.61836823652</text:p>
          </table:table-cell>
        </table:table-row>
        <table:table-row table:style-name="ro1">
          <table:table-cell office:value-type="float" office:value="0.0000325" calcext:value-type="float">
            <text:p>0.0000325</text:p>
          </table:table-cell>
          <table:table-cell office:value-type="float" office:value="-0.61693765083" calcext:value-type="float">
            <text:p>-0.61693765083</text:p>
          </table:table-cell>
        </table:table-row>
        <table:table-row table:style-name="ro1">
          <table:table-cell office:value-type="float" office:value="0.00003255" calcext:value-type="float">
            <text:p>0.00003255</text:p>
          </table:table-cell>
          <table:table-cell office:value-type="float" office:value="-0.61542084768" calcext:value-type="float">
            <text:p>-0.61542084768</text:p>
          </table:table-cell>
        </table:table-row>
        <table:table-row table:style-name="ro1">
          <table:table-cell office:value-type="float" office:value="0.0000326" calcext:value-type="float">
            <text:p>0.0000326</text:p>
          </table:table-cell>
          <table:table-cell office:value-type="float" office:value="-0.60879259597" calcext:value-type="float">
            <text:p>-0.60879259597</text:p>
          </table:table-cell>
        </table:table-row>
        <table:table-row table:style-name="ro1">
          <table:table-cell office:value-type="float" office:value="0.00003265" calcext:value-type="float">
            <text:p>0.00003265</text:p>
          </table:table-cell>
          <table:table-cell office:value-type="float" office:value="-0.60696475267" calcext:value-type="float">
            <text:p>-0.60696475267</text:p>
          </table:table-cell>
        </table:table-row>
        <table:table-row table:style-name="ro1">
          <table:table-cell office:value-type="float" office:value="0.0000327" calcext:value-type="float">
            <text:p>0.0000327</text:p>
          </table:table-cell>
          <table:table-cell office:value-type="float" office:value="-0.6115746505" calcext:value-type="float">
            <text:p>-0.6115746505</text:p>
          </table:table-cell>
        </table:table-row>
        <table:table-row table:style-name="ro1">
          <table:table-cell office:value-type="float" office:value="0.00003275" calcext:value-type="float">
            <text:p>0.00003275</text:p>
          </table:table-cell>
          <table:table-cell office:value-type="float" office:value="-0.60528983645" calcext:value-type="float">
            <text:p>-0.60528983645</text:p>
          </table:table-cell>
        </table:table-row>
        <table:table-row table:style-name="ro1">
          <table:table-cell office:value-type="float" office:value="0.0000328" calcext:value-type="float">
            <text:p>0.0000328</text:p>
          </table:table-cell>
          <table:table-cell office:value-type="float" office:value="-0.60720275145" calcext:value-type="float">
            <text:p>-0.60720275145</text:p>
          </table:table-cell>
        </table:table-row>
        <table:table-row table:style-name="ro1">
          <table:table-cell office:value-type="float" office:value="0.00003285" calcext:value-type="float">
            <text:p>0.00003285</text:p>
          </table:table-cell>
          <table:table-cell office:value-type="float" office:value="-0.60476096869" calcext:value-type="float">
            <text:p>-0.60476096869</text:p>
          </table:table-cell>
        </table:table-row>
        <table:table-row table:style-name="ro1">
          <table:table-cell office:value-type="float" office:value="0.0000329" calcext:value-type="float">
            <text:p>0.0000329</text:p>
          </table:table-cell>
          <table:table-cell office:value-type="float" office:value="-0.59961434871" calcext:value-type="float">
            <text:p>-0.59961434871</text:p>
          </table:table-cell>
        </table:table-row>
        <table:table-row table:style-name="ro1">
          <table:table-cell office:value-type="float" office:value="0.00003295" calcext:value-type="float">
            <text:p>0.00003295</text:p>
          </table:table-cell>
          <table:table-cell office:value-type="float" office:value="-0.59674322743" calcext:value-type="float">
            <text:p>-0.59674322743</text:p>
          </table:table-cell>
        </table:table-row>
        <table:table-row table:style-name="ro1">
          <table:table-cell office:value-type="float" office:value="0.000033" calcext:value-type="float">
            <text:p>0.000033</text:p>
          </table:table-cell>
          <table:table-cell office:value-type="float" office:value="-0.59617234393" calcext:value-type="float">
            <text:p>-0.59617234393</text:p>
          </table:table-cell>
        </table:table-row>
        <table:table-row table:style-name="ro1">
          <table:table-cell office:value-type="float" office:value="0.00003305" calcext:value-type="float">
            <text:p>0.00003305</text:p>
          </table:table-cell>
          <table:table-cell office:value-type="float" office:value="-0.59453125739" calcext:value-type="float">
            <text:p>-0.59453125739</text:p>
          </table:table-cell>
        </table:table-row>
        <table:table-row table:style-name="ro1">
          <table:table-cell office:value-type="float" office:value="0.0000331" calcext:value-type="float">
            <text:p>0.0000331</text:p>
          </table:table-cell>
          <table:table-cell office:value-type="float" office:value="-0.59619938959" calcext:value-type="float">
            <text:p>-0.59619938959</text:p>
          </table:table-cell>
        </table:table-row>
        <table:table-row table:style-name="ro1">
          <table:table-cell office:value-type="float" office:value="0.00003315" calcext:value-type="float">
            <text:p>0.00003315</text:p>
          </table:table-cell>
          <table:table-cell office:value-type="float" office:value="-0.59220774285" calcext:value-type="float">
            <text:p>-0.59220774285</text:p>
          </table:table-cell>
        </table:table-row>
        <table:table-row table:style-name="ro1">
          <table:table-cell office:value-type="float" office:value="0.0000332" calcext:value-type="float">
            <text:p>0.0000332</text:p>
          </table:table-cell>
          <table:table-cell office:value-type="float" office:value="-0.59046530293" calcext:value-type="float">
            <text:p>-0.59046530293</text:p>
          </table:table-cell>
        </table:table-row>
        <table:table-row table:style-name="ro1">
          <table:table-cell office:value-type="float" office:value="0.00003325" calcext:value-type="float">
            <text:p>0.00003325</text:p>
          </table:table-cell>
          <table:table-cell office:value-type="float" office:value="-0.58516260508" calcext:value-type="float">
            <text:p>-0.58516260508</text:p>
          </table:table-cell>
        </table:table-row>
        <table:table-row table:style-name="ro1">
          <table:table-cell office:value-type="float" office:value="0.0000333" calcext:value-type="float">
            <text:p>0.0000333</text:p>
          </table:table-cell>
          <table:table-cell office:value-type="float" office:value="-0.58653735068" calcext:value-type="float">
            <text:p>-0.58653735068</text:p>
          </table:table-cell>
        </table:table-row>
        <table:table-row table:style-name="ro1">
          <table:table-cell office:value-type="float" office:value="0.00003335" calcext:value-type="float">
            <text:p>0.00003335</text:p>
          </table:table-cell>
          <table:table-cell office:value-type="float" office:value="-0.58390341409" calcext:value-type="float">
            <text:p>-0.58390341409</text:p>
          </table:table-cell>
        </table:table-row>
        <table:table-row table:style-name="ro1">
          <table:table-cell office:value-type="float" office:value="0.0000334" calcext:value-type="float">
            <text:p>0.0000334</text:p>
          </table:table-cell>
          <table:table-cell office:value-type="float" office:value="-0.57815268395" calcext:value-type="float">
            <text:p>-0.57815268395</text:p>
          </table:table-cell>
        </table:table-row>
        <table:table-row table:style-name="ro1">
          <table:table-cell office:value-type="float" office:value="0.00003345" calcext:value-type="float">
            <text:p>0.00003345</text:p>
          </table:table-cell>
          <table:table-cell office:value-type="float" office:value="-0.5787028837" calcext:value-type="float">
            <text:p>-0.5787028837</text:p>
          </table:table-cell>
        </table:table-row>
        <table:table-row table:style-name="ro1">
          <table:table-cell office:value-type="float" office:value="0.0000335" calcext:value-type="float">
            <text:p>0.0000335</text:p>
          </table:table-cell>
          <table:table-cell office:value-type="float" office:value="-0.57723396072" calcext:value-type="float">
            <text:p>-0.57723396072</text:p>
          </table:table-cell>
        </table:table-row>
        <table:table-row table:style-name="ro1">
          <table:table-cell office:value-type="float" office:value="0.00003355" calcext:value-type="float">
            <text:p>0.00003355</text:p>
          </table:table-cell>
          <table:table-cell office:value-type="float" office:value="-0.5720553955" calcext:value-type="float">
            <text:p>-0.5720553955</text:p>
          </table:table-cell>
        </table:table-row>
        <table:table-row table:style-name="ro1">
          <table:table-cell office:value-type="float" office:value="0.0000336" calcext:value-type="float">
            <text:p>0.0000336</text:p>
          </table:table-cell>
          <table:table-cell office:value-type="float" office:value="-0.57693636802" calcext:value-type="float">
            <text:p>-0.57693636802</text:p>
          </table:table-cell>
        </table:table-row>
        <table:table-row table:style-name="ro1">
          <table:table-cell office:value-type="float" office:value="0.00003365" calcext:value-type="float">
            <text:p>0.00003365</text:p>
          </table:table-cell>
          <table:table-cell office:value-type="float" office:value="-0.56960889407" calcext:value-type="float">
            <text:p>-0.56960889407</text:p>
          </table:table-cell>
        </table:table-row>
        <table:table-row table:style-name="ro1">
          <table:table-cell office:value-type="float" office:value="0.0000337" calcext:value-type="float">
            <text:p>0.0000337</text:p>
          </table:table-cell>
          <table:table-cell office:value-type="float" office:value="-0.57306116535" calcext:value-type="float">
            <text:p>-0.57306116535</text:p>
          </table:table-cell>
        </table:table-row>
        <table:table-row table:style-name="ro1">
          <table:table-cell office:value-type="float" office:value="0.00003375" calcext:value-type="float">
            <text:p>0.00003375</text:p>
          </table:table-cell>
          <table:table-cell office:value-type="float" office:value="-0.56893600894" calcext:value-type="float">
            <text:p>-0.56893600894</text:p>
          </table:table-cell>
        </table:table-row>
        <table:table-row table:style-name="ro1">
          <table:table-cell office:value-type="float" office:value="0.0000338" calcext:value-type="float">
            <text:p>0.0000338</text:p>
          </table:table-cell>
          <table:table-cell office:value-type="float" office:value="-0.56982177687" calcext:value-type="float">
            <text:p>-0.56982177687</text:p>
          </table:table-cell>
        </table:table-row>
        <table:table-row table:style-name="ro1">
          <table:table-cell office:value-type="float" office:value="0.00003385" calcext:value-type="float">
            <text:p>0.00003385</text:p>
          </table:table-cell>
          <table:table-cell office:value-type="float" office:value="-0.5654981198" calcext:value-type="float">
            <text:p>-0.5654981198</text:p>
          </table:table-cell>
        </table:table-row>
        <table:table-row table:style-name="ro1">
          <table:table-cell office:value-type="float" office:value="0.0000339" calcext:value-type="float">
            <text:p>0.0000339</text:p>
          </table:table-cell>
          <table:table-cell office:value-type="float" office:value="-0.56862436577" calcext:value-type="float">
            <text:p>-0.56862436577</text:p>
          </table:table-cell>
        </table:table-row>
        <table:table-row table:style-name="ro1">
          <table:table-cell office:value-type="float" office:value="0.00003395" calcext:value-type="float">
            <text:p>0.00003395</text:p>
          </table:table-cell>
          <table:table-cell office:value-type="float" office:value="-0.56142263755" calcext:value-type="float">
            <text:p>-0.56142263755</text:p>
          </table:table-cell>
        </table:table-row>
        <table:table-row table:style-name="ro1">
          <table:table-cell office:value-type="float" office:value="0.000034" calcext:value-type="float">
            <text:p>0.000034</text:p>
          </table:table-cell>
          <table:table-cell office:value-type="float" office:value="-0.56626338832" calcext:value-type="float">
            <text:p>-0.56626338832</text:p>
          </table:table-cell>
        </table:table-row>
        <table:table-row table:style-name="ro1">
          <table:table-cell office:value-type="float" office:value="0.00003405" calcext:value-type="float">
            <text:p>0.00003405</text:p>
          </table:table-cell>
          <table:table-cell office:value-type="float" office:value="-0.56775607048" calcext:value-type="float">
            <text:p>-0.56775607048</text:p>
          </table:table-cell>
        </table:table-row>
        <table:table-row table:style-name="ro1">
          <table:table-cell office:value-type="float" office:value="0.0000341" calcext:value-type="float">
            <text:p>0.0000341</text:p>
          </table:table-cell>
          <table:table-cell office:value-type="float" office:value="-0.56061230801" calcext:value-type="float">
            <text:p>-0.56061230801</text:p>
          </table:table-cell>
        </table:table-row>
        <table:table-row table:style-name="ro1">
          <table:table-cell office:value-type="float" office:value="0.00003415" calcext:value-type="float">
            <text:p>0.00003415</text:p>
          </table:table-cell>
          <table:table-cell office:value-type="float" office:value="-0.55703695939" calcext:value-type="float">
            <text:p>-0.55703695939</text:p>
          </table:table-cell>
        </table:table-row>
        <table:table-row table:style-name="ro1">
          <table:table-cell office:value-type="float" office:value="0.0000342" calcext:value-type="float">
            <text:p>0.0000342</text:p>
          </table:table-cell>
          <table:table-cell office:value-type="float" office:value="-0.55333933243" calcext:value-type="float">
            <text:p>-0.55333933243</text:p>
          </table:table-cell>
        </table:table-row>
        <table:table-row table:style-name="ro1">
          <table:table-cell office:value-type="float" office:value="0.00003425" calcext:value-type="float">
            <text:p>0.00003425</text:p>
          </table:table-cell>
          <table:table-cell office:value-type="float" office:value="-0.55696756632" calcext:value-type="float">
            <text:p>-0.55696756632</text:p>
          </table:table-cell>
        </table:table-row>
        <table:table-row table:style-name="ro1">
          <table:table-cell office:value-type="float" office:value="0.0000343" calcext:value-type="float">
            <text:p>0.0000343</text:p>
          </table:table-cell>
          <table:table-cell office:value-type="float" office:value="-0.55612616593" calcext:value-type="float">
            <text:p>-0.55612616593</text:p>
          </table:table-cell>
        </table:table-row>
        <table:table-row table:style-name="ro1">
          <table:table-cell office:value-type="float" office:value="0.00003435" calcext:value-type="float">
            <text:p>0.00003435</text:p>
          </table:table-cell>
          <table:table-cell office:value-type="float" office:value="-0.55329755789" calcext:value-type="float">
            <text:p>-0.55329755789</text:p>
          </table:table-cell>
        </table:table-row>
        <table:table-row table:style-name="ro1">
          <table:table-cell office:value-type="float" office:value="0.0000344" calcext:value-type="float">
            <text:p>0.0000344</text:p>
          </table:table-cell>
          <table:table-cell office:value-type="float" office:value="-0.55176270923" calcext:value-type="float">
            <text:p>-0.55176270923</text:p>
          </table:table-cell>
        </table:table-row>
        <table:table-row table:style-name="ro1">
          <table:table-cell office:value-type="float" office:value="0.00003445" calcext:value-type="float">
            <text:p>0.00003445</text:p>
          </table:table-cell>
          <table:table-cell office:value-type="float" office:value="-0.55578491424" calcext:value-type="float">
            <text:p>-0.55578491424</text:p>
          </table:table-cell>
        </table:table-row>
        <table:table-row table:style-name="ro1">
          <table:table-cell office:value-type="float" office:value="0.0000345" calcext:value-type="float">
            <text:p>0.0000345</text:p>
          </table:table-cell>
          <table:table-cell office:value-type="float" office:value="-0.5461044077" calcext:value-type="float">
            <text:p>-0.5461044077</text:p>
          </table:table-cell>
        </table:table-row>
        <table:table-row table:style-name="ro1">
          <table:table-cell office:value-type="float" office:value="0.00003455" calcext:value-type="float">
            <text:p>0.00003455</text:p>
          </table:table-cell>
          <table:table-cell office:value-type="float" office:value="-0.54349466748" calcext:value-type="float">
            <text:p>-0.54349466748</text:p>
          </table:table-cell>
        </table:table-row>
        <table:table-row table:style-name="ro1">
          <table:table-cell office:value-type="float" office:value="0.0000346" calcext:value-type="float">
            <text:p>0.0000346</text:p>
          </table:table-cell>
          <table:table-cell office:value-type="float" office:value="-0.54067210476" calcext:value-type="float">
            <text:p>-0.54067210476</text:p>
          </table:table-cell>
        </table:table-row>
        <table:table-row table:style-name="ro1">
          <table:table-cell office:value-type="float" office:value="0.00003465" calcext:value-type="float">
            <text:p>0.00003465</text:p>
          </table:table-cell>
          <table:table-cell office:value-type="float" office:value="-0.5395526949" calcext:value-type="float">
            <text:p>-0.5395526949</text:p>
          </table:table-cell>
        </table:table-row>
        <table:table-row table:style-name="ro1">
          <table:table-cell office:value-type="float" office:value="0.0000347" calcext:value-type="float">
            <text:p>0.0000347</text:p>
          </table:table-cell>
          <table:table-cell office:value-type="float" office:value="-0.54130024546" calcext:value-type="float">
            <text:p>-0.54130024546</text:p>
          </table:table-cell>
        </table:table-row>
        <table:table-row table:style-name="ro1">
          <table:table-cell office:value-type="float" office:value="0.00003475" calcext:value-type="float">
            <text:p>0.00003475</text:p>
          </table:table-cell>
          <table:table-cell office:value-type="float" office:value="-0.53816493905" calcext:value-type="float">
            <text:p>-0.53816493905</text:p>
          </table:table-cell>
        </table:table-row>
        <table:table-row table:style-name="ro1">
          <table:table-cell office:value-type="float" office:value="0.0000348" calcext:value-type="float">
            <text:p>0.0000348</text:p>
          </table:table-cell>
          <table:table-cell office:value-type="float" office:value="-0.53841251084" calcext:value-type="float">
            <text:p>-0.53841251084</text:p>
          </table:table-cell>
        </table:table-row>
        <table:table-row table:style-name="ro1">
          <table:table-cell office:value-type="float" office:value="0.00003485" calcext:value-type="float">
            <text:p>0.00003485</text:p>
          </table:table-cell>
          <table:table-cell office:value-type="float" office:value="-0.53709258019" calcext:value-type="float">
            <text:p>-0.53709258019</text:p>
          </table:table-cell>
        </table:table-row>
        <table:table-row table:style-name="ro1">
          <table:table-cell office:value-type="float" office:value="0.0000349" calcext:value-type="float">
            <text:p>0.0000349</text:p>
          </table:table-cell>
          <table:table-cell office:value-type="float" office:value="-0.53484807697" calcext:value-type="float">
            <text:p>-0.53484807697</text:p>
          </table:table-cell>
        </table:table-row>
        <table:table-row table:style-name="ro1">
          <table:table-cell office:value-type="float" office:value="0.00003495" calcext:value-type="float">
            <text:p>0.00003495</text:p>
          </table:table-cell>
          <table:table-cell office:value-type="float" office:value="-0.53282706978" calcext:value-type="float">
            <text:p>-0.53282706978</text:p>
          </table:table-cell>
        </table:table-row>
        <table:table-row table:style-name="ro1">
          <table:table-cell office:value-type="float" office:value="0.000035" calcext:value-type="float">
            <text:p>0.000035</text:p>
          </table:table-cell>
          <table:table-cell office:value-type="float" office:value="-0.52861150489" calcext:value-type="float">
            <text:p>-0.52861150489</text:p>
          </table:table-cell>
        </table:table-row>
        <table:table-row table:style-name="ro1">
          <table:table-cell office:value-type="float" office:value="0.00003505" calcext:value-type="float">
            <text:p>0.00003505</text:p>
          </table:table-cell>
          <table:table-cell office:value-type="float" office:value="-0.52647610391" calcext:value-type="float">
            <text:p>-0.52647610391</text:p>
          </table:table-cell>
        </table:table-row>
        <table:table-row table:style-name="ro1">
          <table:table-cell office:value-type="float" office:value="0.0000351" calcext:value-type="float">
            <text:p>0.0000351</text:p>
          </table:table-cell>
          <table:table-cell office:value-type="float" office:value="-0.52864325414" calcext:value-type="float">
            <text:p>-0.52864325414</text:p>
          </table:table-cell>
        </table:table-row>
        <table:table-row table:style-name="ro1">
          <table:table-cell office:value-type="float" office:value="0.00003515" calcext:value-type="float">
            <text:p>0.00003515</text:p>
          </table:table-cell>
          <table:table-cell office:value-type="float" office:value="-0.52622486874" calcext:value-type="float">
            <text:p>-0.52622486874</text:p>
          </table:table-cell>
        </table:table-row>
        <table:table-row table:style-name="ro1">
          <table:table-cell office:value-type="float" office:value="0.0000352" calcext:value-type="float">
            <text:p>0.0000352</text:p>
          </table:table-cell>
          <table:table-cell office:value-type="float" office:value="-0.52685300943" calcext:value-type="float">
            <text:p>-0.52685300943</text:p>
          </table:table-cell>
        </table:table-row>
        <table:table-row table:style-name="ro1">
          <table:table-cell office:value-type="float" office:value="0.00003525" calcext:value-type="float">
            <text:p>0.00003525</text:p>
          </table:table-cell>
          <table:table-cell office:value-type="float" office:value="-0.52318346835" calcext:value-type="float">
            <text:p>-0.52318346835</text:p>
          </table:table-cell>
        </table:table-row>
        <table:table-row table:style-name="ro1">
          <table:table-cell office:value-type="float" office:value="0.0000353" calcext:value-type="float">
            <text:p>0.0000353</text:p>
          </table:table-cell>
          <table:table-cell office:value-type="float" office:value="-0.52349357381" calcext:value-type="float">
            <text:p>-0.52349357381</text:p>
          </table:table-cell>
        </table:table-row>
        <table:table-row table:style-name="ro1">
          <table:table-cell office:value-type="float" office:value="0.00003535" calcext:value-type="float">
            <text:p>0.00003535</text:p>
          </table:table-cell>
          <table:table-cell office:value-type="float" office:value="-0.52824046378" calcext:value-type="float">
            <text:p>-0.52824046378</text:p>
          </table:table-cell>
        </table:table-row>
        <table:table-row table:style-name="ro1">
          <table:table-cell office:value-type="float" office:value="0.0000354" calcext:value-type="float">
            <text:p>0.0000354</text:p>
          </table:table-cell>
          <table:table-cell office:value-type="float" office:value="-0.52247940684" calcext:value-type="float">
            <text:p>-0.52247940684</text:p>
          </table:table-cell>
        </table:table-row>
        <table:table-row table:style-name="ro1">
          <table:table-cell office:value-type="float" office:value="0.00003545" calcext:value-type="float">
            <text:p>0.00003545</text:p>
          </table:table-cell>
          <table:table-cell office:value-type="float" office:value="-0.51818965483" calcext:value-type="float">
            <text:p>-0.51818965483</text:p>
          </table:table-cell>
        </table:table-row>
        <table:table-row table:style-name="ro1">
          <table:table-cell office:value-type="float" office:value="0.0000355" calcext:value-type="float">
            <text:p>0.0000355</text:p>
          </table:table-cell>
          <table:table-cell office:value-type="float" office:value="-0.51452986767" calcext:value-type="float">
            <text:p>-0.51452986767</text:p>
          </table:table-cell>
        </table:table-row>
        <table:table-row table:style-name="ro1">
          <table:table-cell office:value-type="float" office:value="0.00003555" calcext:value-type="float">
            <text:p>0.00003555</text:p>
          </table:table-cell>
          <table:table-cell office:value-type="float" office:value="-0.51168322919" calcext:value-type="float">
            <text:p>-0.51168322919</text:p>
          </table:table-cell>
        </table:table-row>
        <table:table-row table:style-name="ro1">
          <table:table-cell office:value-type="float" office:value="0.0000356" calcext:value-type="float">
            <text:p>0.0000356</text:p>
          </table:table-cell>
          <table:table-cell office:value-type="float" office:value="-0.51267567219" calcext:value-type="float">
            <text:p>-0.51267567219</text:p>
          </table:table-cell>
        </table:table-row>
        <table:table-row table:style-name="ro1">
          <table:table-cell office:value-type="float" office:value="0.00003565" calcext:value-type="float">
            <text:p>0.00003565</text:p>
          </table:table-cell>
          <table:table-cell office:value-type="float" office:value="-0.51054559291" calcext:value-type="float">
            <text:p>-0.51054559291</text:p>
          </table:table-cell>
        </table:table-row>
        <table:table-row table:style-name="ro1">
          <table:table-cell office:value-type="float" office:value="0.0000357" calcext:value-type="float">
            <text:p>0.0000357</text:p>
          </table:table-cell>
          <table:table-cell office:value-type="float" office:value="-0.51495094476" calcext:value-type="float">
            <text:p>-0.51495094476</text:p>
          </table:table-cell>
        </table:table-row>
        <table:table-row table:style-name="ro1">
          <table:table-cell office:value-type="float" office:value="0.00003575" calcext:value-type="float">
            <text:p>0.00003575</text:p>
          </table:table-cell>
          <table:table-cell office:value-type="float" office:value="-0.50531069011" calcext:value-type="float">
            <text:p>-0.50531069011</text:p>
          </table:table-cell>
        </table:table-row>
        <table:table-row table:style-name="ro1">
          <table:table-cell office:value-type="float" office:value="0.0000358" calcext:value-type="float">
            <text:p>0.0000358</text:p>
          </table:table-cell>
          <table:table-cell office:value-type="float" office:value="-0.50329438652" calcext:value-type="float">
            <text:p>-0.50329438652</text:p>
          </table:table-cell>
        </table:table-row>
        <table:table-row table:style-name="ro1">
          <table:table-cell office:value-type="float" office:value="0.00003585" calcext:value-type="float">
            <text:p>0.00003585</text:p>
          </table:table-cell>
          <table:table-cell office:value-type="float" office:value="-0.51011455084" calcext:value-type="float">
            <text:p>-0.51011455084</text:p>
          </table:table-cell>
        </table:table-row>
        <table:table-row table:style-name="ro1">
          <table:table-cell office:value-type="float" office:value="0.0000359" calcext:value-type="float">
            <text:p>0.0000359</text:p>
          </table:table-cell>
          <table:table-cell office:value-type="float" office:value="-0.50718306678" calcext:value-type="float">
            <text:p>-0.50718306678</text:p>
          </table:table-cell>
        </table:table-row>
        <table:table-row table:style-name="ro1">
          <table:table-cell office:value-type="float" office:value="0.00003595" calcext:value-type="float">
            <text:p>0.00003595</text:p>
          </table:table-cell>
          <table:table-cell office:value-type="float" office:value="-0.4995619801" calcext:value-type="float">
            <text:p>-0.4995619801</text:p>
          </table:table-cell>
        </table:table-row>
        <table:table-row table:style-name="ro1">
          <table:table-cell office:value-type="float" office:value="0.000036" calcext:value-type="float">
            <text:p>0.000036</text:p>
          </table:table-cell>
          <table:table-cell office:value-type="float" office:value="-0.50204145191" calcext:value-type="float">
            <text:p>-0.50204145191</text:p>
          </table:table-cell>
        </table:table-row>
        <table:table-row table:style-name="ro1">
          <table:table-cell office:value-type="float" office:value="0.00003605" calcext:value-type="float">
            <text:p>0.00003605</text:p>
          </table:table-cell>
          <table:table-cell office:value-type="float" office:value="-0.49804862927" calcext:value-type="float">
            <text:p>-0.49804862927</text:p>
          </table:table-cell>
        </table:table-row>
        <table:table-row table:style-name="ro1">
          <table:table-cell office:value-type="float" office:value="0.0000361" calcext:value-type="float">
            <text:p>0.0000361</text:p>
          </table:table-cell>
          <table:table-cell office:value-type="float" office:value="-0.50105882313" calcext:value-type="float">
            <text:p>-0.50105882313</text:p>
          </table:table-cell>
        </table:table-row>
        <table:table-row table:style-name="ro1">
          <table:table-cell office:value-type="float" office:value="0.00003615" calcext:value-type="float">
            <text:p>0.00003615</text:p>
          </table:table-cell>
          <table:table-cell office:value-type="float" office:value="-0.49848037989" calcext:value-type="float">
            <text:p>-0.49848037989</text:p>
          </table:table-cell>
        </table:table-row>
        <table:table-row table:style-name="ro1">
          <table:table-cell office:value-type="float" office:value="0.0000362" calcext:value-type="float">
            <text:p>0.0000362</text:p>
          </table:table-cell>
          <table:table-cell office:value-type="float" office:value="-0.49726086793" calcext:value-type="float">
            <text:p>-0.49726086793</text:p>
          </table:table-cell>
        </table:table-row>
        <table:table-row table:style-name="ro1">
          <table:table-cell office:value-type="float" office:value="0.00003625" calcext:value-type="float">
            <text:p>0.00003625</text:p>
          </table:table-cell>
          <table:table-cell office:value-type="float" office:value="-0.49347904365" calcext:value-type="float">
            <text:p>-0.49347904365</text:p>
          </table:table-cell>
        </table:table-row>
        <table:table-row table:style-name="ro1">
          <table:table-cell office:value-type="float" office:value="0.0000363" calcext:value-type="float">
            <text:p>0.0000363</text:p>
          </table:table-cell>
          <table:table-cell office:value-type="float" office:value="-0.49425156354" calcext:value-type="float">
            <text:p>-0.49425156354</text:p>
          </table:table-cell>
        </table:table-row>
        <table:table-row table:style-name="ro1">
          <table:table-cell office:value-type="float" office:value="0.00003635" calcext:value-type="float">
            <text:p>0.00003635</text:p>
          </table:table-cell>
          <table:table-cell office:value-type="float" office:value="-0.49404855526" calcext:value-type="float">
            <text:p>-0.49404855526</text:p>
          </table:table-cell>
        </table:table-row>
        <table:table-row table:style-name="ro1">
          <table:table-cell office:value-type="float" office:value="0.0000364" calcext:value-type="float">
            <text:p>0.0000364</text:p>
          </table:table-cell>
          <table:table-cell office:value-type="float" office:value="-0.49069008448" calcext:value-type="float">
            <text:p>-0.49069008448</text:p>
          </table:table-cell>
        </table:table-row>
        <table:table-row table:style-name="ro1">
          <table:table-cell office:value-type="float" office:value="0.00003645" calcext:value-type="float">
            <text:p>0.00003645</text:p>
          </table:table-cell>
          <table:table-cell office:value-type="float" office:value="-0.48657254126" calcext:value-type="float">
            <text:p>-0.48657254126</text:p>
          </table:table-cell>
        </table:table-row>
        <table:table-row table:style-name="ro1">
          <table:table-cell office:value-type="float" office:value="0.0000365" calcext:value-type="float">
            <text:p>0.0000365</text:p>
          </table:table-cell>
          <table:table-cell office:value-type="float" office:value="-0.48886525631" calcext:value-type="float">
            <text:p>-0.48886525631</text:p>
          </table:table-cell>
        </table:table-row>
        <table:table-row table:style-name="ro1">
          <table:table-cell office:value-type="float" office:value="0.00003655" calcext:value-type="float">
            <text:p>0.00003655</text:p>
          </table:table-cell>
          <table:table-cell office:value-type="float" office:value="-0.48759989939" calcext:value-type="float">
            <text:p>-0.48759989939</text:p>
          </table:table-cell>
        </table:table-row>
        <table:table-row table:style-name="ro1">
          <table:table-cell office:value-type="float" office:value="0.0000366" calcext:value-type="float">
            <text:p>0.0000366</text:p>
          </table:table-cell>
          <table:table-cell office:value-type="float" office:value="-0.48879943616" calcext:value-type="float">
            <text:p>-0.48879943616</text:p>
          </table:table-cell>
        </table:table-row>
        <table:table-row table:style-name="ro1">
          <table:table-cell office:value-type="float" office:value="0.00003665" calcext:value-type="float">
            <text:p>0.00003665</text:p>
          </table:table-cell>
          <table:table-cell office:value-type="float" office:value="-0.48812549573" calcext:value-type="float">
            <text:p>-0.48812549573</text:p>
          </table:table-cell>
        </table:table-row>
        <table:table-row table:style-name="ro1">
          <table:table-cell office:value-type="float" office:value="0.0000367" calcext:value-type="float">
            <text:p>0.0000367</text:p>
          </table:table-cell>
          <table:table-cell office:value-type="float" office:value="-0.48707724279" calcext:value-type="float">
            <text:p>-0.48707724279</text:p>
          </table:table-cell>
        </table:table-row>
        <table:table-row table:style-name="ro1">
          <table:table-cell office:value-type="float" office:value="0.00003675" calcext:value-type="float">
            <text:p>0.00003675</text:p>
          </table:table-cell>
          <table:table-cell office:value-type="float" office:value="-0.4857574629" calcext:value-type="float">
            <text:p>-0.4857574629</text:p>
          </table:table-cell>
        </table:table-row>
        <table:table-row table:style-name="ro1">
          <table:table-cell office:value-type="float" office:value="0.0000368" calcext:value-type="float">
            <text:p>0.0000368</text:p>
          </table:table-cell>
          <table:table-cell office:value-type="float" office:value="-0.48350465301" calcext:value-type="float">
            <text:p>-0.48350465301</text:p>
          </table:table-cell>
        </table:table-row>
        <table:table-row table:style-name="ro1">
          <table:table-cell office:value-type="float" office:value="0.00003685" calcext:value-type="float">
            <text:p>0.00003685</text:p>
          </table:table-cell>
          <table:table-cell office:value-type="float" office:value="-0.48248276732" calcext:value-type="float">
            <text:p>-0.48248276732</text:p>
          </table:table-cell>
        </table:table-row>
        <table:table-row table:style-name="ro1">
          <table:table-cell office:value-type="float" office:value="0.0000369" calcext:value-type="float">
            <text:p>0.0000369</text:p>
          </table:table-cell>
          <table:table-cell office:value-type="float" office:value="-0.47858100142" calcext:value-type="float">
            <text:p>-0.47858100142</text:p>
          </table:table-cell>
        </table:table-row>
        <table:table-row table:style-name="ro1">
          <table:table-cell office:value-type="float" office:value="0.00003695" calcext:value-type="float">
            <text:p>0.00003695</text:p>
          </table:table-cell>
          <table:table-cell office:value-type="float" office:value="-0.47809550622" calcext:value-type="float">
            <text:p>-0.47809550622</text:p>
          </table:table-cell>
        </table:table-row>
        <table:table-row table:style-name="ro1">
          <table:table-cell office:value-type="float" office:value="0.000037" calcext:value-type="float">
            <text:p>0.000037</text:p>
          </table:table-cell>
          <table:table-cell office:value-type="float" office:value="-0.47671996161" calcext:value-type="float">
            <text:p>-0.47671996161</text:p>
          </table:table-cell>
        </table:table-row>
        <table:table-row table:style-name="ro1">
          <table:table-cell office:value-type="float" office:value="0.00003705" calcext:value-type="float">
            <text:p>0.00003705</text:p>
          </table:table-cell>
          <table:table-cell office:value-type="float" office:value="-0.4772344623" calcext:value-type="float">
            <text:p>-0.4772344623</text:p>
          </table:table-cell>
        </table:table-row>
        <table:table-row table:style-name="ro1">
          <table:table-cell office:value-type="float" office:value="0.0000371" calcext:value-type="float">
            <text:p>0.0000371</text:p>
          </table:table-cell>
          <table:table-cell office:value-type="float" office:value="-0.47830553973" calcext:value-type="float">
            <text:p>-0.47830553973</text:p>
          </table:table-cell>
        </table:table-row>
        <table:table-row table:style-name="ro1">
          <table:table-cell office:value-type="float" office:value="0.00003715" calcext:value-type="float">
            <text:p>0.00003715</text:p>
          </table:table-cell>
          <table:table-cell office:value-type="float" office:value="-0.47257113648" calcext:value-type="float">
            <text:p>-0.47257113648</text:p>
          </table:table-cell>
        </table:table-row>
        <table:table-row table:style-name="ro1">
          <table:table-cell office:value-type="float" office:value="0.0000372" calcext:value-type="float">
            <text:p>0.0000372</text:p>
          </table:table-cell>
          <table:table-cell office:value-type="float" office:value="-0.47064151769" calcext:value-type="float">
            <text:p>-0.47064151769</text:p>
          </table:table-cell>
        </table:table-row>
        <table:table-row table:style-name="ro1">
          <table:table-cell office:value-type="float" office:value="0.00003725" calcext:value-type="float">
            <text:p>0.00003725</text:p>
          </table:table-cell>
          <table:table-cell office:value-type="float" office:value="-0.47143508314" calcext:value-type="float">
            <text:p>-0.47143508314</text:p>
          </table:table-cell>
        </table:table-row>
        <table:table-row table:style-name="ro1">
          <table:table-cell office:value-type="float" office:value="0.0000373" calcext:value-type="float">
            <text:p>0.0000373</text:p>
          </table:table-cell>
          <table:table-cell office:value-type="float" office:value="-0.46585540096" calcext:value-type="float">
            <text:p>-0.46585540096</text:p>
          </table:table-cell>
        </table:table-row>
        <table:table-row table:style-name="ro1">
          <table:table-cell office:value-type="float" office:value="0.00003735" calcext:value-type="float">
            <text:p>0.00003735</text:p>
          </table:table-cell>
          <table:table-cell office:value-type="float" office:value="-0.46849888041" calcext:value-type="float">
            <text:p>-0.46849888041</text:p>
          </table:table-cell>
        </table:table-row>
        <table:table-row table:style-name="ro1">
          <table:table-cell office:value-type="float" office:value="0.0000374" calcext:value-type="float">
            <text:p>0.0000374</text:p>
          </table:table-cell>
          <table:table-cell office:value-type="float" office:value="-0.46641152543" calcext:value-type="float">
            <text:p>-0.46641152543</text:p>
          </table:table-cell>
        </table:table-row>
        <table:table-row table:style-name="ro1">
          <table:table-cell office:value-type="float" office:value="0.00003745" calcext:value-type="float">
            <text:p>0.00003745</text:p>
          </table:table-cell>
          <table:table-cell office:value-type="float" office:value="-0.46626949803" calcext:value-type="float">
            <text:p>-0.46626949803</text:p>
          </table:table-cell>
        </table:table-row>
        <table:table-row table:style-name="ro1">
          <table:table-cell office:value-type="float" office:value="0.0000375" calcext:value-type="float">
            <text:p>0.0000375</text:p>
          </table:table-cell>
          <table:table-cell office:value-type="float" office:value="-0.46972936742" calcext:value-type="float">
            <text:p>-0.46972936742</text:p>
          </table:table-cell>
        </table:table-row>
        <table:table-row table:style-name="ro1">
          <table:table-cell office:value-type="float" office:value="0.00003755" calcext:value-type="float">
            <text:p>0.00003755</text:p>
          </table:table-cell>
          <table:table-cell office:value-type="float" office:value="-0.46500023653" calcext:value-type="float">
            <text:p>-0.46500023653</text:p>
          </table:table-cell>
        </table:table-row>
        <table:table-row table:style-name="ro1">
          <table:table-cell office:value-type="float" office:value="0.0000376" calcext:value-type="float">
            <text:p>0.0000376</text:p>
          </table:table-cell>
          <table:table-cell office:value-type="float" office:value="-0.4614283553" calcext:value-type="float">
            <text:p>-0.4614283553</text:p>
          </table:table-cell>
        </table:table-row>
        <table:table-row table:style-name="ro1">
          <table:table-cell office:value-type="float" office:value="0.00003765" calcext:value-type="float">
            <text:p>0.00003765</text:p>
          </table:table-cell>
          <table:table-cell office:value-type="float" office:value="-0.45676373298" calcext:value-type="float">
            <text:p>-0.45676373298</text:p>
          </table:table-cell>
        </table:table-row>
        <table:table-row table:style-name="ro1">
          <table:table-cell office:value-type="float" office:value="0.0000377" calcext:value-type="float">
            <text:p>0.0000377</text:p>
          </table:table-cell>
          <table:table-cell office:value-type="float" office:value="-0.4546650562" calcext:value-type="float">
            <text:p>-0.4546650562</text:p>
          </table:table-cell>
        </table:table-row>
        <table:table-row table:style-name="ro1">
          <table:table-cell office:value-type="float" office:value="0.00003775" calcext:value-type="float">
            <text:p>0.00003775</text:p>
          </table:table-cell>
          <table:table-cell office:value-type="float" office:value="-0.45792291231" calcext:value-type="float">
            <text:p>-0.45792291231</text:p>
          </table:table-cell>
        </table:table-row>
        <table:table-row table:style-name="ro1">
          <table:table-cell office:value-type="float" office:value="0.0000378" calcext:value-type="float">
            <text:p>0.0000378</text:p>
          </table:table-cell>
          <table:table-cell office:value-type="float" office:value="-0.45042603365" calcext:value-type="float">
            <text:p>-0.45042603365</text:p>
          </table:table-cell>
        </table:table-row>
        <table:table-row table:style-name="ro1">
          <table:table-cell office:value-type="float" office:value="0.00003785" calcext:value-type="float">
            <text:p>0.00003785</text:p>
          </table:table-cell>
          <table:table-cell office:value-type="float" office:value="-0.45240056271" calcext:value-type="float">
            <text:p>-0.45240056271</text:p>
          </table:table-cell>
        </table:table-row>
        <table:table-row table:style-name="ro1">
          <table:table-cell office:value-type="float" office:value="0.0000379" calcext:value-type="float">
            <text:p>0.0000379</text:p>
          </table:table-cell>
          <table:table-cell office:value-type="float" office:value="-0.45520913525" calcext:value-type="float">
            <text:p>-0.45520913525</text:p>
          </table:table-cell>
        </table:table-row>
        <table:table-row table:style-name="ro1">
          <table:table-cell office:value-type="float" office:value="0.00003795" calcext:value-type="float">
            <text:p>0.00003795</text:p>
          </table:table-cell>
          <table:table-cell office:value-type="float" office:value="-0.44849430427" calcext:value-type="float">
            <text:p>-0.44849430427</text:p>
          </table:table-cell>
        </table:table-row>
        <table:table-row table:style-name="ro1">
          <table:table-cell office:value-type="float" office:value="0.000038" calcext:value-type="float">
            <text:p>0.000038</text:p>
          </table:table-cell>
          <table:table-cell office:value-type="float" office:value="-0.44910916335" calcext:value-type="float">
            <text:p>-0.44910916335</text:p>
          </table:table-cell>
        </table:table-row>
        <table:table-row table:style-name="ro1">
          <table:table-cell office:value-type="float" office:value="0.00003805" calcext:value-type="float">
            <text:p>0.00003805</text:p>
          </table:table-cell>
          <table:table-cell office:value-type="float" office:value="-0.44808875507" calcext:value-type="float">
            <text:p>-0.44808875507</text:p>
          </table:table-cell>
        </table:table-row>
        <table:table-row table:style-name="ro1">
          <table:table-cell office:value-type="float" office:value="0.0000381" calcext:value-type="float">
            <text:p>0.0000381</text:p>
          </table:table-cell>
          <table:table-cell office:value-type="float" office:value="-0.4446549665" calcext:value-type="float">
            <text:p>-0.4446549665</text:p>
          </table:table-cell>
        </table:table-row>
        <table:table-row table:style-name="ro1">
          <table:table-cell office:value-type="float" office:value="0.00003815" calcext:value-type="float">
            <text:p>0.00003815</text:p>
          </table:table-cell>
          <table:table-cell office:value-type="float" office:value="-0.44677016615" calcext:value-type="float">
            <text:p>-0.44677016615</text:p>
          </table:table-cell>
        </table:table-row>
        <table:table-row table:style-name="ro1">
          <table:table-cell office:value-type="float" office:value="0.0000382" calcext:value-type="float">
            <text:p>0.0000382</text:p>
          </table:table-cell>
          <table:table-cell office:value-type="float" office:value="-0.44450960739" calcext:value-type="float">
            <text:p>-0.44450960739</text:p>
          </table:table-cell>
        </table:table-row>
        <table:table-row table:style-name="ro1">
          <table:table-cell office:value-type="float" office:value="0.00003825" calcext:value-type="float">
            <text:p>0.00003825</text:p>
          </table:table-cell>
          <table:table-cell office:value-type="float" office:value="-0.44184811258" calcext:value-type="float">
            <text:p>-0.44184811258</text:p>
          </table:table-cell>
        </table:table-row>
        <table:table-row table:style-name="ro1">
          <table:table-cell office:value-type="float" office:value="0.0000383" calcext:value-type="float">
            <text:p>0.0000383</text:p>
          </table:table-cell>
          <table:table-cell office:value-type="float" office:value="-0.43954394006" calcext:value-type="float">
            <text:p>-0.43954394006</text:p>
          </table:table-cell>
        </table:table-row>
        <table:table-row table:style-name="ro1">
          <table:table-cell office:value-type="float" office:value="0.00003835" calcext:value-type="float">
            <text:p>0.00003835</text:p>
          </table:table-cell>
          <table:table-cell office:value-type="float" office:value="-0.4437626256" calcext:value-type="float">
            <text:p>-0.4437626256</text:p>
          </table:table-cell>
        </table:table-row>
        <table:table-row table:style-name="ro1">
          <table:table-cell office:value-type="float" office:value="0.0000384" calcext:value-type="float">
            <text:p>0.0000384</text:p>
          </table:table-cell>
          <table:table-cell office:value-type="float" office:value="-0.4395164572" calcext:value-type="float">
            <text:p>-0.4395164572</text:p>
          </table:table-cell>
        </table:table-row>
        <table:table-row table:style-name="ro1">
          <table:table-cell office:value-type="float" office:value="0.00003845" calcext:value-type="float">
            <text:p>0.00003845</text:p>
          </table:table-cell>
          <table:table-cell office:value-type="float" office:value="-0.43693789336" calcext:value-type="float">
            <text:p>-0.43693789336</text:p>
          </table:table-cell>
        </table:table-row>
        <table:table-row table:style-name="ro1">
          <table:table-cell office:value-type="float" office:value="0.0000385" calcext:value-type="float">
            <text:p>0.0000385</text:p>
          </table:table-cell>
          <table:table-cell office:value-type="float" office:value="-0.434058782" calcext:value-type="float">
            <text:p>-0.434058782</text:p>
          </table:table-cell>
        </table:table-row>
        <table:table-row table:style-name="ro1">
          <table:table-cell office:value-type="float" office:value="0.00003855" calcext:value-type="float">
            <text:p>0.00003855</text:p>
          </table:table-cell>
          <table:table-cell office:value-type="float" office:value="-0.43537905939" calcext:value-type="float">
            <text:p>-0.43537905939</text:p>
          </table:table-cell>
        </table:table-row>
        <table:table-row table:style-name="ro1">
          <table:table-cell office:value-type="float" office:value="0.0000386" calcext:value-type="float">
            <text:p>0.0000386</text:p>
          </table:table-cell>
          <table:table-cell office:value-type="float" office:value="-0.43569296391" calcext:value-type="float">
            <text:p>-0.43569296391</text:p>
          </table:table-cell>
        </table:table-row>
        <table:table-row table:style-name="ro1">
          <table:table-cell office:value-type="float" office:value="0.00003865" calcext:value-type="float">
            <text:p>0.00003865</text:p>
          </table:table-cell>
          <table:table-cell office:value-type="float" office:value="-0.43589425356" calcext:value-type="float">
            <text:p>-0.43589425356</text:p>
          </table:table-cell>
        </table:table-row>
        <table:table-row table:style-name="ro1">
          <table:table-cell office:value-type="float" office:value="0.0000387" calcext:value-type="float">
            <text:p>0.0000387</text:p>
          </table:table-cell>
          <table:table-cell office:value-type="float" office:value="-0.42979897017" calcext:value-type="float">
            <text:p>-0.42979897017</text:p>
          </table:table-cell>
        </table:table-row>
        <table:table-row table:style-name="ro1">
          <table:table-cell office:value-type="float" office:value="0.00003875" calcext:value-type="float">
            <text:p>0.00003875</text:p>
          </table:table-cell>
          <table:table-cell office:value-type="float" office:value="-0.42500302414" calcext:value-type="float">
            <text:p>-0.42500302414</text:p>
          </table:table-cell>
        </table:table-row>
        <table:table-row table:style-name="ro1">
          <table:table-cell office:value-type="float" office:value="0.0000388" calcext:value-type="float">
            <text:p>0.0000388</text:p>
          </table:table-cell>
          <table:table-cell office:value-type="float" office:value="-0.43044901574" calcext:value-type="float">
            <text:p>-0.43044901574</text:p>
          </table:table-cell>
        </table:table-row>
        <table:table-row table:style-name="ro1">
          <table:table-cell office:value-type="float" office:value="0.00003885" calcext:value-type="float">
            <text:p>0.00003885</text:p>
          </table:table-cell>
          <table:table-cell office:value-type="float" office:value="-0.42989221287" calcext:value-type="float">
            <text:p>-0.42989221287</text:p>
          </table:table-cell>
        </table:table-row>
        <table:table-row table:style-name="ro1">
          <table:table-cell office:value-type="float" office:value="0.0000389" calcext:value-type="float">
            <text:p>0.0000389</text:p>
          </table:table-cell>
          <table:table-cell office:value-type="float" office:value="-0.42512338787" calcext:value-type="float">
            <text:p>-0.42512338787</text:p>
          </table:table-cell>
        </table:table-row>
        <table:table-row table:style-name="ro1">
          <table:table-cell office:value-type="float" office:value="0.00003895" calcext:value-type="float">
            <text:p>0.00003895</text:p>
          </table:table-cell>
          <table:table-cell office:value-type="float" office:value="-0.42024975718" calcext:value-type="float">
            <text:p>-0.42024975718</text:p>
          </table:table-cell>
        </table:table-row>
        <table:table-row table:style-name="ro1">
          <table:table-cell office:value-type="float" office:value="0.000039" calcext:value-type="float">
            <text:p>0.000039</text:p>
          </table:table-cell>
          <table:table-cell office:value-type="float" office:value="-0.42244262642" calcext:value-type="float">
            <text:p>-0.42244262642</text:p>
          </table:table-cell>
        </table:table-row>
        <table:table-row table:style-name="ro1">
          <table:table-cell office:value-type="float" office:value="0.00003905" calcext:value-type="float">
            <text:p>0.00003905</text:p>
          </table:table-cell>
          <table:table-cell office:value-type="float" office:value="-0.42547644377" calcext:value-type="float">
            <text:p>-0.42547644377</text:p>
          </table:table-cell>
        </table:table-row>
        <table:table-row table:style-name="ro1">
          <table:table-cell office:value-type="float" office:value="0.0000391" calcext:value-type="float">
            <text:p>0.0000391</text:p>
          </table:table-cell>
          <table:table-cell office:value-type="float" office:value="-0.42295041846" calcext:value-type="float">
            <text:p>-0.42295041846</text:p>
          </table:table-cell>
        </table:table-row>
        <table:table-row table:style-name="ro1">
          <table:table-cell office:value-type="float" office:value="0.00003915" calcext:value-type="float">
            <text:p>0.00003915</text:p>
          </table:table-cell>
          <table:table-cell office:value-type="float" office:value="-0.41908602501" calcext:value-type="float">
            <text:p>-0.41908602501</text:p>
          </table:table-cell>
        </table:table-row>
        <table:table-row table:style-name="ro1">
          <table:table-cell office:value-type="float" office:value="0.0000392" calcext:value-type="float">
            <text:p>0.0000392</text:p>
          </table:table-cell>
          <table:table-cell office:value-type="float" office:value="-0.41818500055" calcext:value-type="float">
            <text:p>-0.41818500055</text:p>
          </table:table-cell>
        </table:table-row>
        <table:table-row table:style-name="ro1">
          <table:table-cell office:value-type="float" office:value="0.00003925" calcext:value-type="float">
            <text:p>0.00003925</text:p>
          </table:table-cell>
          <table:table-cell office:value-type="float" office:value="-0.41590580833" calcext:value-type="float">
            <text:p>-0.41590580833</text:p>
          </table:table-cell>
        </table:table-row>
        <table:table-row table:style-name="ro1">
          <table:table-cell office:value-type="float" office:value="0.0000393" calcext:value-type="float">
            <text:p>0.0000393</text:p>
          </table:table-cell>
          <table:table-cell office:value-type="float" office:value="-0.41666735317" calcext:value-type="float">
            <text:p>-0.41666735317</text:p>
          </table:table-cell>
        </table:table-row>
        <table:table-row table:style-name="ro1">
          <table:table-cell office:value-type="float" office:value="0.00003935" calcext:value-type="float">
            <text:p>0.00003935</text:p>
          </table:table-cell>
          <table:table-cell office:value-type="float" office:value="-0.4135648513" calcext:value-type="float">
            <text:p>-0.4135648513</text:p>
          </table:table-cell>
        </table:table-row>
        <table:table-row table:style-name="ro1">
          <table:table-cell office:value-type="float" office:value="0.0000394" calcext:value-type="float">
            <text:p>0.0000394</text:p>
          </table:table-cell>
          <table:table-cell office:value-type="float" office:value="-0.41246681867" calcext:value-type="float">
            <text:p>-0.41246681867</text:p>
          </table:table-cell>
        </table:table-row>
        <table:table-row table:style-name="ro1">
          <table:table-cell office:value-type="float" office:value="0.00003945" calcext:value-type="float">
            <text:p>0.00003945</text:p>
          </table:table-cell>
          <table:table-cell office:value-type="float" office:value="-0.41617555636" calcext:value-type="float">
            <text:p>-0.41617555636</text:p>
          </table:table-cell>
        </table:table-row>
        <table:table-row table:style-name="ro1">
          <table:table-cell office:value-type="float" office:value="0.0000395" calcext:value-type="float">
            <text:p>0.0000395</text:p>
          </table:table-cell>
          <table:table-cell office:value-type="float" office:value="-0.41106380629" calcext:value-type="float">
            <text:p>-0.41106380629</text:p>
          </table:table-cell>
        </table:table-row>
        <table:table-row table:style-name="ro1">
          <table:table-cell office:value-type="float" office:value="0.00003955" calcext:value-type="float">
            <text:p>0.00003955</text:p>
          </table:table-cell>
          <table:table-cell office:value-type="float" office:value="-0.41267635468" calcext:value-type="float">
            <text:p>-0.41267635468</text:p>
          </table:table-cell>
        </table:table-row>
        <table:table-row table:style-name="ro1">
          <table:table-cell office:value-type="float" office:value="0.0000396" calcext:value-type="float">
            <text:p>0.0000396</text:p>
          </table:table-cell>
          <table:table-cell office:value-type="float" office:value="-0.41116659185" calcext:value-type="float">
            <text:p>-0.41116659185</text:p>
          </table:table-cell>
        </table:table-row>
        <table:table-row table:style-name="ro1">
          <table:table-cell office:value-type="float" office:value="0.00003965" calcext:value-type="float">
            <text:p>0.00003965</text:p>
          </table:table-cell>
          <table:table-cell office:value-type="float" office:value="-0.40492596443" calcext:value-type="float">
            <text:p>-0.40492596443</text:p>
          </table:table-cell>
        </table:table-row>
        <table:table-row table:style-name="ro1">
          <table:table-cell office:value-type="float" office:value="0.0000397" calcext:value-type="float">
            <text:p>0.0000397</text:p>
          </table:table-cell>
          <table:table-cell office:value-type="float" office:value="-0.4105421296" calcext:value-type="float">
            <text:p>-0.4105421296</text:p>
          </table:table-cell>
        </table:table-row>
        <table:table-row table:style-name="ro1">
          <table:table-cell office:value-type="float" office:value="0.00003975" calcext:value-type="float">
            <text:p>0.00003975</text:p>
          </table:table-cell>
          <table:table-cell office:value-type="float" office:value="-0.40769384788" calcext:value-type="float">
            <text:p>-0.40769384788</text:p>
          </table:table-cell>
        </table:table-row>
        <table:table-row table:style-name="ro1">
          <table:table-cell office:value-type="float" office:value="0.0000398" calcext:value-type="float">
            <text:p>0.0000398</text:p>
          </table:table-cell>
          <table:table-cell office:value-type="float" office:value="-0.40889183186" calcext:value-type="float">
            <text:p>-0.40889183186</text:p>
          </table:table-cell>
        </table:table-row>
        <table:table-row table:style-name="ro1">
          <table:table-cell office:value-type="float" office:value="0.00003985" calcext:value-type="float">
            <text:p>0.00003985</text:p>
          </table:table-cell>
          <table:table-cell office:value-type="float" office:value="-0.40242211535" calcext:value-type="float">
            <text:p>-0.40242211535</text:p>
          </table:table-cell>
        </table:table-row>
        <table:table-row table:style-name="ro1">
          <table:table-cell office:value-type="float" office:value="0.0000399" calcext:value-type="float">
            <text:p>0.0000399</text:p>
          </table:table-cell>
          <table:table-cell office:value-type="float" office:value="-0.40760003231" calcext:value-type="float">
            <text:p>-0.40760003231</text:p>
          </table:table-cell>
        </table:table-row>
        <table:table-row table:style-name="ro1">
          <table:table-cell office:value-type="float" office:value="0.00003995" calcext:value-type="float">
            <text:p>0.00003995</text:p>
          </table:table-cell>
          <table:table-cell office:value-type="float" office:value="-0.40131536901" calcext:value-type="float">
            <text:p>-0.40131536901</text:p>
          </table:table-cell>
        </table:table-row>
        <table:table-row table:style-name="ro1">
          <table:table-cell office:value-type="float" office:value="0.00004" calcext:value-type="float">
            <text:p>0.00004</text:p>
          </table:table-cell>
          <table:table-cell office:value-type="float" office:value="-0.40204261682" calcext:value-type="float">
            <text:p>-0.40204261682</text:p>
          </table:table-cell>
        </table:table-row>
        <table:table-row table:style-name="ro1">
          <table:table-cell office:value-type="float" office:value="0.00004005" calcext:value-type="float">
            <text:p>0.00004005</text:p>
          </table:table-cell>
          <table:table-cell office:value-type="float" office:value="-0.402736246" calcext:value-type="float">
            <text:p>-0.402736246</text:p>
          </table:table-cell>
        </table:table-row>
        <table:table-row table:style-name="ro1">
          <table:table-cell office:value-type="float" office:value="0.0000401" calcext:value-type="float">
            <text:p>0.0000401</text:p>
          </table:table-cell>
          <table:table-cell office:value-type="float" office:value="-0.40082627074" calcext:value-type="float">
            <text:p>-0.40082627074</text:p>
          </table:table-cell>
        </table:table-row>
        <table:table-row table:style-name="ro1">
          <table:table-cell office:value-type="float" office:value="0.00004015" calcext:value-type="float">
            <text:p>0.00004015</text:p>
          </table:table-cell>
          <table:table-cell office:value-type="float" office:value="-0.39760759616" calcext:value-type="float">
            <text:p>-0.39760759616</text:p>
          </table:table-cell>
        </table:table-row>
        <table:table-row table:style-name="ro1">
          <table:table-cell office:value-type="float" office:value="0.0000402" calcext:value-type="float">
            <text:p>0.0000402</text:p>
          </table:table-cell>
          <table:table-cell office:value-type="float" office:value="-0.3947219872" calcext:value-type="float">
            <text:p>-0.3947219872</text:p>
          </table:table-cell>
        </table:table-row>
        <table:table-row table:style-name="ro1">
          <table:table-cell office:value-type="float" office:value="0.00004025" calcext:value-type="float">
            <text:p>0.00004025</text:p>
          </table:table-cell>
          <table:table-cell office:value-type="float" office:value="-0.39538228419" calcext:value-type="float">
            <text:p>-0.39538228419</text:p>
          </table:table-cell>
        </table:table-row>
        <table:table-row table:style-name="ro1">
          <table:table-cell office:value-type="float" office:value="0.0000403" calcext:value-type="float">
            <text:p>0.0000403</text:p>
          </table:table-cell>
          <table:table-cell office:value-type="float" office:value="-0.39742260325" calcext:value-type="float">
            <text:p>-0.39742260325</text:p>
          </table:table-cell>
        </table:table-row>
        <table:table-row table:style-name="ro1">
          <table:table-cell office:value-type="float" office:value="0.00004035" calcext:value-type="float">
            <text:p>0.00004035</text:p>
          </table:table-cell>
          <table:table-cell office:value-type="float" office:value="-0.3911410003" calcext:value-type="float">
            <text:p>-0.3911410003</text:p>
          </table:table-cell>
        </table:table-row>
        <table:table-row table:style-name="ro1">
          <table:table-cell office:value-type="float" office:value="0.0000404" calcext:value-type="float">
            <text:p>0.0000404</text:p>
          </table:table-cell>
          <table:table-cell office:value-type="float" office:value="-0.39355309917" calcext:value-type="float">
            <text:p>-0.39355309917</text:p>
          </table:table-cell>
        </table:table-row>
        <table:table-row table:style-name="ro1">
          <table:table-cell office:value-type="float" office:value="0.00004045" calcext:value-type="float">
            <text:p>0.00004045</text:p>
          </table:table-cell>
          <table:table-cell office:value-type="float" office:value="-0.39517800957" calcext:value-type="float">
            <text:p>-0.39517800957</text:p>
          </table:table-cell>
        </table:table-row>
        <table:table-row table:style-name="ro1">
          <table:table-cell office:value-type="float" office:value="0.0000405" calcext:value-type="float">
            <text:p>0.0000405</text:p>
          </table:table-cell>
          <table:table-cell office:value-type="float" office:value="-0.38926927188" calcext:value-type="float">
            <text:p>-0.38926927188</text:p>
          </table:table-cell>
        </table:table-row>
        <table:table-row table:style-name="ro1">
          <table:table-cell office:value-type="float" office:value="0.00004055" calcext:value-type="float">
            <text:p>0.00004055</text:p>
          </table:table-cell>
          <table:table-cell office:value-type="float" office:value="-0.38957919643" calcext:value-type="float">
            <text:p>-0.38957919643</text:p>
          </table:table-cell>
        </table:table-row>
        <table:table-row table:style-name="ro1">
          <table:table-cell office:value-type="float" office:value="0.0000406" calcext:value-type="float">
            <text:p>0.0000406</text:p>
          </table:table-cell>
          <table:table-cell office:value-type="float" office:value="-0.38555881557" calcext:value-type="float">
            <text:p>-0.38555881557</text:p>
          </table:table-cell>
        </table:table-row>
        <table:table-row table:style-name="ro1">
          <table:table-cell office:value-type="float" office:value="0.00004065" calcext:value-type="float">
            <text:p>0.00004065</text:p>
          </table:table-cell>
          <table:table-cell office:value-type="float" office:value="-0.38515358296" calcext:value-type="float">
            <text:p>-0.38515358296</text:p>
          </table:table-cell>
        </table:table-row>
        <table:table-row table:style-name="ro1">
          <table:table-cell office:value-type="float" office:value="0.0000407" calcext:value-type="float">
            <text:p>0.0000407</text:p>
          </table:table-cell>
          <table:table-cell office:value-type="float" office:value="-0.38593204264" calcext:value-type="float">
            <text:p>-0.38593204264</text:p>
          </table:table-cell>
        </table:table-row>
        <table:table-row table:style-name="ro1">
          <table:table-cell office:value-type="float" office:value="0.00004075" calcext:value-type="float">
            <text:p>0.00004075</text:p>
          </table:table-cell>
          <table:table-cell office:value-type="float" office:value="-0.38771955866" calcext:value-type="float">
            <text:p>-0.38771955866</text:p>
          </table:table-cell>
        </table:table-row>
        <table:table-row table:style-name="ro1">
          <table:table-cell office:value-type="float" office:value="0.0000408" calcext:value-type="float">
            <text:p>0.0000408</text:p>
          </table:table-cell>
          <table:table-cell office:value-type="float" office:value="-0.38694129496" calcext:value-type="float">
            <text:p>-0.38694129496</text:p>
          </table:table-cell>
        </table:table-row>
        <table:table-row table:style-name="ro1">
          <table:table-cell office:value-type="float" office:value="0.00004085" calcext:value-type="float">
            <text:p>0.00004085</text:p>
          </table:table-cell>
          <table:table-cell office:value-type="float" office:value="-0.38411716437" calcext:value-type="float">
            <text:p>-0.38411716437</text:p>
          </table:table-cell>
        </table:table-row>
        <table:table-row table:style-name="ro1">
          <table:table-cell office:value-type="float" office:value="0.0000409" calcext:value-type="float">
            <text:p>0.0000409</text:p>
          </table:table-cell>
          <table:table-cell office:value-type="float" office:value="-0.38336146887" calcext:value-type="float">
            <text:p>-0.38336146887</text:p>
          </table:table-cell>
        </table:table-row>
        <table:table-row table:style-name="ro1">
          <table:table-cell office:value-type="float" office:value="0.00004095" calcext:value-type="float">
            <text:p>0.00004095</text:p>
          </table:table-cell>
          <table:table-cell office:value-type="float" office:value="-0.38215205758" calcext:value-type="float">
            <text:p>-0.38215205758</text:p>
          </table:table-cell>
        </table:table-row>
        <table:table-row table:style-name="ro1">
          <table:table-cell office:value-type="float" office:value="0.000041" calcext:value-type="float">
            <text:p>0.000041</text:p>
          </table:table-cell>
          <table:table-cell office:value-type="float" office:value="-0.3771054191" calcext:value-type="float">
            <text:p>-0.3771054191</text:p>
          </table:table-cell>
        </table:table-row>
        <table:table-row table:style-name="ro1">
          <table:table-cell office:value-type="float" office:value="0.00004105" calcext:value-type="float">
            <text:p>0.00004105</text:p>
          </table:table-cell>
          <table:table-cell office:value-type="float" office:value="-0.38208962944" calcext:value-type="float">
            <text:p>-0.38208962944</text:p>
          </table:table-cell>
        </table:table-row>
        <table:table-row table:style-name="ro1">
          <table:table-cell office:value-type="float" office:value="0.0000411" calcext:value-type="float">
            <text:p>0.0000411</text:p>
          </table:table-cell>
          <table:table-cell office:value-type="float" office:value="-0.37808931422" calcext:value-type="float">
            <text:p>-0.37808931422</text:p>
          </table:table-cell>
        </table:table-row>
        <table:table-row table:style-name="ro1">
          <table:table-cell office:value-type="float" office:value="0.00004115" calcext:value-type="float">
            <text:p>0.00004115</text:p>
          </table:table-cell>
          <table:table-cell office:value-type="float" office:value="-0.37959339355" calcext:value-type="float">
            <text:p>-0.37959339355</text:p>
          </table:table-cell>
        </table:table-row>
        <table:table-row table:style-name="ro1">
          <table:table-cell office:value-type="float" office:value="0.0000412" calcext:value-type="float">
            <text:p>0.0000412</text:p>
          </table:table-cell>
          <table:table-cell office:value-type="float" office:value="-0.37261623174" calcext:value-type="float">
            <text:p>-0.37261623174</text:p>
          </table:table-cell>
        </table:table-row>
        <table:table-row table:style-name="ro1">
          <table:table-cell office:value-type="float" office:value="0.00004125" calcext:value-type="float">
            <text:p>0.00004125</text:p>
          </table:table-cell>
          <table:table-cell office:value-type="float" office:value="-0.37696087407" calcext:value-type="float">
            <text:p>-0.37696087407</text:p>
          </table:table-cell>
        </table:table-row>
        <table:table-row table:style-name="ro1">
          <table:table-cell office:value-type="float" office:value="0.0000413" calcext:value-type="float">
            <text:p>0.0000413</text:p>
          </table:table-cell>
          <table:table-cell office:value-type="float" office:value="-0.37449988497" calcext:value-type="float">
            <text:p>-0.37449988497</text:p>
          </table:table-cell>
        </table:table-row>
        <table:table-row table:style-name="ro1">
          <table:table-cell office:value-type="float" office:value="0.00004135" calcext:value-type="float">
            <text:p>0.00004135</text:p>
          </table:table-cell>
          <table:table-cell office:value-type="float" office:value="-0.37515703116" calcext:value-type="float">
            <text:p>-0.37515703116</text:p>
          </table:table-cell>
        </table:table-row>
        <table:table-row table:style-name="ro1">
          <table:table-cell office:value-type="float" office:value="0.0000414" calcext:value-type="float">
            <text:p>0.0000414</text:p>
          </table:table-cell>
          <table:table-cell office:value-type="float" office:value="-0.37499163655" calcext:value-type="float">
            <text:p>-0.37499163655</text:p>
          </table:table-cell>
        </table:table-row>
        <table:table-row table:style-name="ro1">
          <table:table-cell office:value-type="float" office:value="0.00004145" calcext:value-type="float">
            <text:p>0.00004145</text:p>
          </table:table-cell>
          <table:table-cell office:value-type="float" office:value="-0.37519910721" calcext:value-type="float">
            <text:p>-0.37519910721</text:p>
          </table:table-cell>
        </table:table-row>
        <table:table-row table:style-name="ro1">
          <table:table-cell office:value-type="float" office:value="0.0000415" calcext:value-type="float">
            <text:p>0.0000415</text:p>
          </table:table-cell>
          <table:table-cell office:value-type="float" office:value="-0.37175814264" calcext:value-type="float">
            <text:p>-0.37175814264</text:p>
          </table:table-cell>
        </table:table-row>
        <table:table-row table:style-name="ro1">
          <table:table-cell office:value-type="float" office:value="0.00004155" calcext:value-type="float">
            <text:p>0.00004155</text:p>
          </table:table-cell>
          <table:table-cell office:value-type="float" office:value="-0.36785667825" calcext:value-type="float">
            <text:p>-0.36785667825</text:p>
          </table:table-cell>
        </table:table-row>
        <table:table-row table:style-name="ro1">
          <table:table-cell office:value-type="float" office:value="0.0000416" calcext:value-type="float">
            <text:p>0.0000416</text:p>
          </table:table-cell>
          <table:table-cell office:value-type="float" office:value="-0.36725243241" calcext:value-type="float">
            <text:p>-0.36725243241</text:p>
          </table:table-cell>
        </table:table-row>
        <table:table-row table:style-name="ro1">
          <table:table-cell office:value-type="float" office:value="0.00004165" calcext:value-type="float">
            <text:p>0.00004165</text:p>
          </table:table-cell>
          <table:table-cell office:value-type="float" office:value="-0.36520244988" calcext:value-type="float">
            <text:p>-0.36520244988</text:p>
          </table:table-cell>
        </table:table-row>
        <table:table-row table:style-name="ro1">
          <table:table-cell office:value-type="float" office:value="0.0000417" calcext:value-type="float">
            <text:p>0.0000417</text:p>
          </table:table-cell>
          <table:table-cell office:value-type="float" office:value="-0.36628257268" calcext:value-type="float">
            <text:p>-0.36628257268</text:p>
          </table:table-cell>
        </table:table-row>
        <table:table-row table:style-name="ro1">
          <table:table-cell office:value-type="float" office:value="0.00004175" calcext:value-type="float">
            <text:p>0.00004175</text:p>
          </table:table-cell>
          <table:table-cell office:value-type="float" office:value="-0.36688410491" calcext:value-type="float">
            <text:p>-0.36688410491</text:p>
          </table:table-cell>
        </table:table-row>
        <table:table-row table:style-name="ro1">
          <table:table-cell office:value-type="float" office:value="0.0000418" calcext:value-type="float">
            <text:p>0.0000418</text:p>
          </table:table-cell>
          <table:table-cell office:value-type="float" office:value="-0.36486590179" calcext:value-type="float">
            <text:p>-0.36486590179</text:p>
          </table:table-cell>
        </table:table-row>
        <table:table-row table:style-name="ro1">
          <table:table-cell office:value-type="float" office:value="0.00004185" calcext:value-type="float">
            <text:p>0.00004185</text:p>
          </table:table-cell>
          <table:table-cell office:value-type="float" office:value="-0.36268738454" calcext:value-type="float">
            <text:p>-0.36268738454</text:p>
          </table:table-cell>
        </table:table-row>
        <table:table-row table:style-name="ro1">
          <table:table-cell office:value-type="float" office:value="0.0000419" calcext:value-type="float">
            <text:p>0.0000419</text:p>
          </table:table-cell>
          <table:table-cell office:value-type="float" office:value="-0.36136712222" calcext:value-type="float">
            <text:p>-0.36136712222</text:p>
          </table:table-cell>
        </table:table-row>
        <table:table-row table:style-name="ro1">
          <table:table-cell office:value-type="float" office:value="0.00004195" calcext:value-type="float">
            <text:p>0.00004195</text:p>
          </table:table-cell>
          <table:table-cell office:value-type="float" office:value="-0.35826953501" calcext:value-type="float">
            <text:p>-0.35826953501</text:p>
          </table:table-cell>
        </table:table-row>
        <table:table-row table:style-name="ro1">
          <table:table-cell office:value-type="float" office:value="0.000042" calcext:value-type="float">
            <text:p>0.000042</text:p>
          </table:table-cell>
          <table:table-cell office:value-type="float" office:value="-0.35820416713" calcext:value-type="float">
            <text:p>-0.35820416713</text:p>
          </table:table-cell>
        </table:table-row>
        <table:table-row table:style-name="ro1">
          <table:table-cell office:value-type="float" office:value="0.00004205" calcext:value-type="float">
            <text:p>0.00004205</text:p>
          </table:table-cell>
          <table:table-cell office:value-type="float" office:value="-0.36103462947" calcext:value-type="float">
            <text:p>-0.36103462947</text:p>
          </table:table-cell>
        </table:table-row>
        <table:table-row table:style-name="ro1">
          <table:table-cell office:value-type="float" office:value="0.0000421" calcext:value-type="float">
            <text:p>0.0000421</text:p>
          </table:table-cell>
          <table:table-cell office:value-type="float" office:value="-0.36413574438" calcext:value-type="float">
            <text:p>-0.36413574438</text:p>
          </table:table-cell>
        </table:table-row>
        <table:table-row table:style-name="ro1">
          <table:table-cell office:value-type="float" office:value="0.00004215" calcext:value-type="float">
            <text:p>0.00004215</text:p>
          </table:table-cell>
          <table:table-cell office:value-type="float" office:value="-0.35810245193" calcext:value-type="float">
            <text:p>-0.35810245193</text:p>
          </table:table-cell>
        </table:table-row>
        <table:table-row table:style-name="ro1">
          <table:table-cell office:value-type="float" office:value="0.0000422" calcext:value-type="float">
            <text:p>0.0000422</text:p>
          </table:table-cell>
          <table:table-cell office:value-type="float" office:value="-0.35409625723" calcext:value-type="float">
            <text:p>-0.35409625723</text:p>
          </table:table-cell>
        </table:table-row>
        <table:table-row table:style-name="ro1">
          <table:table-cell office:value-type="float" office:value="0.00004225" calcext:value-type="float">
            <text:p>0.00004225</text:p>
          </table:table-cell>
          <table:table-cell office:value-type="float" office:value="-0.35364555655" calcext:value-type="float">
            <text:p>-0.35364555655</text:p>
          </table:table-cell>
        </table:table-row>
        <table:table-row table:style-name="ro1">
          <table:table-cell office:value-type="float" office:value="0.0000423" calcext:value-type="float">
            <text:p>0.0000423</text:p>
          </table:table-cell>
          <table:table-cell office:value-type="float" office:value="-0.35590730628" calcext:value-type="float">
            <text:p>-0.35590730628</text:p>
          </table:table-cell>
        </table:table-row>
        <table:table-row table:style-name="ro1">
          <table:table-cell office:value-type="float" office:value="0.00004235" calcext:value-type="float">
            <text:p>0.00004235</text:p>
          </table:table-cell>
          <table:table-cell office:value-type="float" office:value="-0.35750761328" calcext:value-type="float">
            <text:p>-0.35750761328</text:p>
          </table:table-cell>
        </table:table-row>
        <table:table-row table:style-name="ro1">
          <table:table-cell office:value-type="float" office:value="0.0000424" calcext:value-type="float">
            <text:p>0.0000424</text:p>
          </table:table-cell>
          <table:table-cell office:value-type="float" office:value="-0.35666081582" calcext:value-type="float">
            <text:p>-0.35666081582</text:p>
          </table:table-cell>
        </table:table-row>
        <table:table-row table:style-name="ro1">
          <table:table-cell office:value-type="float" office:value="0.00004245" calcext:value-type="float">
            <text:p>0.00004245</text:p>
          </table:table-cell>
          <table:table-cell office:value-type="float" office:value="-0.35011032415" calcext:value-type="float">
            <text:p>-0.35011032415</text:p>
          </table:table-cell>
        </table:table-row>
        <table:table-row table:style-name="ro1">
          <table:table-cell office:value-type="float" office:value="0.0000425" calcext:value-type="float">
            <text:p>0.0000425</text:p>
          </table:table-cell>
          <table:table-cell office:value-type="float" office:value="-0.35036718252" calcext:value-type="float">
            <text:p>-0.35036718252</text:p>
          </table:table-cell>
        </table:table-row>
        <table:table-row table:style-name="ro1">
          <table:table-cell office:value-type="float" office:value="0.00004255" calcext:value-type="float">
            <text:p>0.00004255</text:p>
          </table:table-cell>
          <table:table-cell office:value-type="float" office:value="-0.35145913968" calcext:value-type="float">
            <text:p>-0.35145913968</text:p>
          </table:table-cell>
        </table:table-row>
        <table:table-row table:style-name="ro1">
          <table:table-cell office:value-type="float" office:value="0.0000426" calcext:value-type="float">
            <text:p>0.0000426</text:p>
          </table:table-cell>
          <table:table-cell office:value-type="float" office:value="-0.34869636686" calcext:value-type="float">
            <text:p>-0.34869636686</text:p>
          </table:table-cell>
        </table:table-row>
        <table:table-row table:style-name="ro1">
          <table:table-cell office:value-type="float" office:value="0.00004265" calcext:value-type="float">
            <text:p>0.00004265</text:p>
          </table:table-cell>
          <table:table-cell office:value-type="float" office:value="-0.34784970509" calcext:value-type="float">
            <text:p>-0.34784970509</text:p>
          </table:table-cell>
        </table:table-row>
        <table:table-row table:style-name="ro1">
          <table:table-cell office:value-type="float" office:value="0.0000427" calcext:value-type="float">
            <text:p>0.0000427</text:p>
          </table:table-cell>
          <table:table-cell office:value-type="float" office:value="-0.34459997473" calcext:value-type="float">
            <text:p>-0.34459997473</text:p>
          </table:table-cell>
        </table:table-row>
        <table:table-row table:style-name="ro1">
          <table:table-cell office:value-type="float" office:value="0.00004275" calcext:value-type="float">
            <text:p>0.00004275</text:p>
          </table:table-cell>
          <table:table-cell office:value-type="float" office:value="-0.34755464509" calcext:value-type="float">
            <text:p>-0.34755464509</text:p>
          </table:table-cell>
        </table:table-row>
        <table:table-row table:style-name="ro1">
          <table:table-cell office:value-type="float" office:value="0.0000428" calcext:value-type="float">
            <text:p>0.0000428</text:p>
          </table:table-cell>
          <table:table-cell office:value-type="float" office:value="-0.33994218167" calcext:value-type="float">
            <text:p>-0.33994218167</text:p>
          </table:table-cell>
        </table:table-row>
        <table:table-row table:style-name="ro1">
          <table:table-cell office:value-type="float" office:value="0.00004285" calcext:value-type="float">
            <text:p>0.00004285</text:p>
          </table:table-cell>
          <table:table-cell office:value-type="float" office:value="-0.34196064107" calcext:value-type="float">
            <text:p>-0.34196064107</text:p>
          </table:table-cell>
        </table:table-row>
        <table:table-row table:style-name="ro1">
          <table:table-cell office:value-type="float" office:value="0.0000429" calcext:value-type="float">
            <text:p>0.0000429</text:p>
          </table:table-cell>
          <table:table-cell office:value-type="float" office:value="-0.34335353772" calcext:value-type="float">
            <text:p>-0.34335353772</text:p>
          </table:table-cell>
        </table:table-row>
        <table:table-row table:style-name="ro1">
          <table:table-cell office:value-type="float" office:value="0.00004295" calcext:value-type="float">
            <text:p>0.00004295</text:p>
          </table:table-cell>
          <table:table-cell office:value-type="float" office:value="-0.34198225951" calcext:value-type="float">
            <text:p>-0.34198225951</text:p>
          </table:table-cell>
        </table:table-row>
        <table:table-row table:style-name="ro1">
          <table:table-cell office:value-type="float" office:value="0.000043" calcext:value-type="float">
            <text:p>0.000043</text:p>
          </table:table-cell>
          <table:table-cell office:value-type="float" office:value="-0.34216518706" calcext:value-type="float">
            <text:p>-0.34216518706</text:p>
          </table:table-cell>
        </table:table-row>
        <table:table-row table:style-name="ro1">
          <table:table-cell office:value-type="float" office:value="0.00004305" calcext:value-type="float">
            <text:p>0.00004305</text:p>
          </table:table-cell>
          <table:table-cell office:value-type="float" office:value="-0.34125101666" calcext:value-type="float">
            <text:p>-0.34125101666</text:p>
          </table:table-cell>
        </table:table-row>
        <table:table-row table:style-name="ro1">
          <table:table-cell office:value-type="float" office:value="0.0000431" calcext:value-type="float">
            <text:p>0.0000431</text:p>
          </table:table-cell>
          <table:table-cell office:value-type="float" office:value="-0.33795553181" calcext:value-type="float">
            <text:p>-0.33795553181</text:p>
          </table:table-cell>
        </table:table-row>
        <table:table-row table:style-name="ro1">
          <table:table-cell office:value-type="float" office:value="0.00004315" calcext:value-type="float">
            <text:p>0.00004315</text:p>
          </table:table-cell>
          <table:table-cell office:value-type="float" office:value="-0.34024773429" calcext:value-type="float">
            <text:p>-0.34024773429</text:p>
          </table:table-cell>
        </table:table-row>
        <table:table-row table:style-name="ro1">
          <table:table-cell office:value-type="float" office:value="0.0000432" calcext:value-type="float">
            <text:p>0.0000432</text:p>
          </table:table-cell>
          <table:table-cell office:value-type="float" office:value="-0.33788313869" calcext:value-type="float">
            <text:p>-0.33788313869</text:p>
          </table:table-cell>
        </table:table-row>
        <table:table-row table:style-name="ro1">
          <table:table-cell office:value-type="float" office:value="0.00004325" calcext:value-type="float">
            <text:p>0.00004325</text:p>
          </table:table-cell>
          <table:table-cell office:value-type="float" office:value="-0.33461968953" calcext:value-type="float">
            <text:p>-0.33461968953</text:p>
          </table:table-cell>
        </table:table-row>
        <table:table-row table:style-name="ro1">
          <table:table-cell office:value-type="float" office:value="0.0000433" calcext:value-type="float">
            <text:p>0.0000433</text:p>
          </table:table-cell>
          <table:table-cell office:value-type="float" office:value="-0.3345134818" calcext:value-type="float">
            <text:p>-0.3345134818</text:p>
          </table:table-cell>
        </table:table-row>
        <table:table-row table:style-name="ro1">
          <table:table-cell office:value-type="float" office:value="0.00004335" calcext:value-type="float">
            <text:p>0.00004335</text:p>
          </table:table-cell>
          <table:table-cell office:value-type="float" office:value="-0.33514530095" calcext:value-type="float">
            <text:p>-0.33514530095</text:p>
          </table:table-cell>
        </table:table-row>
        <table:table-row table:style-name="ro1">
          <table:table-cell office:value-type="float" office:value="0.0000434" calcext:value-type="float">
            <text:p>0.0000434</text:p>
          </table:table-cell>
          <table:table-cell office:value-type="float" office:value="-0.3341470086" calcext:value-type="float">
            <text:p>-0.3341470086</text:p>
          </table:table-cell>
        </table:table-row>
        <table:table-row table:style-name="ro1">
          <table:table-cell office:value-type="float" office:value="0.00004345" calcext:value-type="float">
            <text:p>0.00004345</text:p>
          </table:table-cell>
          <table:table-cell office:value-type="float" office:value="-0.33348080197" calcext:value-type="float">
            <text:p>-0.33348080197</text:p>
          </table:table-cell>
        </table:table-row>
        <table:table-row table:style-name="ro1">
          <table:table-cell office:value-type="float" office:value="0.0000435" calcext:value-type="float">
            <text:p>0.0000435</text:p>
          </table:table-cell>
          <table:table-cell office:value-type="float" office:value="-0.33274585052" calcext:value-type="float">
            <text:p>-0.33274585052</text:p>
          </table:table-cell>
        </table:table-row>
        <table:table-row table:style-name="ro1">
          <table:table-cell office:value-type="float" office:value="0.00004355" calcext:value-type="float">
            <text:p>0.00004355</text:p>
          </table:table-cell>
          <table:table-cell office:value-type="float" office:value="-0.32962534836" calcext:value-type="float">
            <text:p>-0.32962534836</text:p>
          </table:table-cell>
        </table:table-row>
        <table:table-row table:style-name="ro1">
          <table:table-cell office:value-type="float" office:value="0.0000436" calcext:value-type="float">
            <text:p>0.0000436</text:p>
          </table:table-cell>
          <table:table-cell office:value-type="float" office:value="-0.3271676759" calcext:value-type="float">
            <text:p>-0.3271676759</text:p>
          </table:table-cell>
        </table:table-row>
        <table:table-row table:style-name="ro1">
          <table:table-cell office:value-type="float" office:value="0.00004365" calcext:value-type="float">
            <text:p>0.00004365</text:p>
          </table:table-cell>
          <table:table-cell office:value-type="float" office:value="-0.3274183382" calcext:value-type="float">
            <text:p>-0.3274183382</text:p>
          </table:table-cell>
        </table:table-row>
        <table:table-row table:style-name="ro1">
          <table:table-cell office:value-type="float" office:value="0.0000437" calcext:value-type="float">
            <text:p>0.0000437</text:p>
          </table:table-cell>
          <table:table-cell office:value-type="float" office:value="-0.32884384341" calcext:value-type="float">
            <text:p>-0.32884384341</text:p>
          </table:table-cell>
        </table:table-row>
        <table:table-row table:style-name="ro1">
          <table:table-cell office:value-type="float" office:value="0.00004375" calcext:value-type="float">
            <text:p>0.00004375</text:p>
          </table:table-cell>
          <table:table-cell office:value-type="float" office:value="-0.32780237449" calcext:value-type="float">
            <text:p>-0.32780237449</text:p>
          </table:table-cell>
        </table:table-row>
        <table:table-row table:style-name="ro1">
          <table:table-cell office:value-type="float" office:value="0.0000438" calcext:value-type="float">
            <text:p>0.0000438</text:p>
          </table:table-cell>
          <table:table-cell office:value-type="float" office:value="-0.32524226321" calcext:value-type="float">
            <text:p>-0.32524226321</text:p>
          </table:table-cell>
        </table:table-row>
        <table:table-row table:style-name="ro1">
          <table:table-cell office:value-type="float" office:value="0.00004385" calcext:value-type="float">
            <text:p>0.00004385</text:p>
          </table:table-cell>
          <table:table-cell office:value-type="float" office:value="-0.32647710707" calcext:value-type="float">
            <text:p>-0.32647710707</text:p>
          </table:table-cell>
        </table:table-row>
        <table:table-row table:style-name="ro1">
          <table:table-cell office:value-type="float" office:value="0.0000439" calcext:value-type="float">
            <text:p>0.0000439</text:p>
          </table:table-cell>
          <table:table-cell office:value-type="float" office:value="-0.32576216097" calcext:value-type="float">
            <text:p>-0.32576216097</text:p>
          </table:table-cell>
        </table:table-row>
        <table:table-row table:style-name="ro1">
          <table:table-cell office:value-type="float" office:value="0.00004395" calcext:value-type="float">
            <text:p>0.00004395</text:p>
          </table:table-cell>
          <table:table-cell office:value-type="float" office:value="-0.32767362872" calcext:value-type="float">
            <text:p>-0.32767362872</text:p>
          </table:table-cell>
        </table:table-row>
        <table:table-row table:style-name="ro1">
          <table:table-cell office:value-type="float" office:value="0.000044" calcext:value-type="float">
            <text:p>0.000044</text:p>
          </table:table-cell>
          <table:table-cell office:value-type="float" office:value="-0.32373459588" calcext:value-type="float">
            <text:p>-0.32373459588</text:p>
          </table:table-cell>
        </table:table-row>
        <table:table-row table:style-name="ro1">
          <table:table-cell office:value-type="float" office:value="0.00004405" calcext:value-type="float">
            <text:p>0.00004405</text:p>
          </table:table-cell>
          <table:table-cell office:value-type="float" office:value="-0.32392893567" calcext:value-type="float">
            <text:p>-0.32392893567</text:p>
          </table:table-cell>
        </table:table-row>
        <table:table-row table:style-name="ro1">
          <table:table-cell office:value-type="float" office:value="0.0000441" calcext:value-type="float">
            <text:p>0.0000441</text:p>
          </table:table-cell>
          <table:table-cell office:value-type="float" office:value="-0.32237785057" calcext:value-type="float">
            <text:p>-0.32237785057</text:p>
          </table:table-cell>
        </table:table-row>
        <table:table-row table:style-name="ro1">
          <table:table-cell office:value-type="float" office:value="0.00004415" calcext:value-type="float">
            <text:p>0.00004415</text:p>
          </table:table-cell>
          <table:table-cell office:value-type="float" office:value="-0.32215473143" calcext:value-type="float">
            <text:p>-0.32215473143</text:p>
          </table:table-cell>
        </table:table-row>
        <table:table-row table:style-name="ro1">
          <table:table-cell office:value-type="float" office:value="0.0000442" calcext:value-type="float">
            <text:p>0.0000442</text:p>
          </table:table-cell>
          <table:table-cell office:value-type="float" office:value="-0.32026153533" calcext:value-type="float">
            <text:p>-0.32026153533</text:p>
          </table:table-cell>
        </table:table-row>
        <table:table-row table:style-name="ro1">
          <table:table-cell office:value-type="float" office:value="0.00004425" calcext:value-type="float">
            <text:p>0.00004425</text:p>
          </table:table-cell>
          <table:table-cell office:value-type="float" office:value="-0.32076872434" calcext:value-type="float">
            <text:p>-0.32076872434</text:p>
          </table:table-cell>
        </table:table-row>
        <table:table-row table:style-name="ro1">
          <table:table-cell office:value-type="float" office:value="0.0000443" calcext:value-type="float">
            <text:p>0.0000443</text:p>
          </table:table-cell>
          <table:table-cell office:value-type="float" office:value="-0.31852072357" calcext:value-type="float">
            <text:p>-0.31852072357</text:p>
          </table:table-cell>
        </table:table-row>
        <table:table-row table:style-name="ro1">
          <table:table-cell office:value-type="float" office:value="0.00004435" calcext:value-type="float">
            <text:p>0.00004435</text:p>
          </table:table-cell>
          <table:table-cell office:value-type="float" office:value="-0.31697768885" calcext:value-type="float">
            <text:p>-0.31697768885</text:p>
          </table:table-cell>
        </table:table-row>
        <table:table-row table:style-name="ro1">
          <table:table-cell office:value-type="float" office:value="0.0000444" calcext:value-type="float">
            <text:p>0.0000444</text:p>
          </table:table-cell>
          <table:table-cell office:value-type="float" office:value="-0.31582725337" calcext:value-type="float">
            <text:p>-0.31582725337</text:p>
          </table:table-cell>
        </table:table-row>
        <table:table-row table:style-name="ro1">
          <table:table-cell office:value-type="float" office:value="0.00004445" calcext:value-type="float">
            <text:p>0.00004445</text:p>
          </table:table-cell>
          <table:table-cell office:value-type="float" office:value="-0.31584722856" calcext:value-type="float">
            <text:p>-0.31584722856</text:p>
          </table:table-cell>
        </table:table-row>
        <table:table-row table:style-name="ro1">
          <table:table-cell office:value-type="float" office:value="0.0000445" calcext:value-type="float">
            <text:p>0.0000445</text:p>
          </table:table-cell>
          <table:table-cell office:value-type="float" office:value="-0.31579773531" calcext:value-type="float">
            <text:p>-0.31579773531</text:p>
          </table:table-cell>
        </table:table-row>
        <table:table-row table:style-name="ro1">
          <table:table-cell office:value-type="float" office:value="0.00004455" calcext:value-type="float">
            <text:p>0.00004455</text:p>
          </table:table-cell>
          <table:table-cell office:value-type="float" office:value="-0.31608255896" calcext:value-type="float">
            <text:p>-0.31608255896</text:p>
          </table:table-cell>
        </table:table-row>
        <table:table-row table:style-name="ro1">
          <table:table-cell office:value-type="float" office:value="0.0000446" calcext:value-type="float">
            <text:p>0.0000446</text:p>
          </table:table-cell>
          <table:table-cell office:value-type="float" office:value="-0.31729885982" calcext:value-type="float">
            <text:p>-0.31729885982</text:p>
          </table:table-cell>
        </table:table-row>
        <table:table-row table:style-name="ro1">
          <table:table-cell office:value-type="float" office:value="0.00004465" calcext:value-type="float">
            <text:p>0.00004465</text:p>
          </table:table-cell>
          <table:table-cell office:value-type="float" office:value="-0.31301839439" calcext:value-type="float">
            <text:p>-0.31301839439</text:p>
          </table:table-cell>
        </table:table-row>
        <table:table-row table:style-name="ro1">
          <table:table-cell office:value-type="float" office:value="0.0000447" calcext:value-type="float">
            <text:p>0.0000447</text:p>
          </table:table-cell>
          <table:table-cell office:value-type="float" office:value="-0.31696406049" calcext:value-type="float">
            <text:p>-0.31696406049</text:p>
          </table:table-cell>
        </table:table-row>
        <table:table-row table:style-name="ro1">
          <table:table-cell office:value-type="float" office:value="0.00004475" calcext:value-type="float">
            <text:p>0.00004475</text:p>
          </table:table-cell>
          <table:table-cell office:value-type="float" office:value="-0.31202106688" calcext:value-type="float">
            <text:p>-0.31202106688</text:p>
          </table:table-cell>
        </table:table-row>
        <table:table-row table:style-name="ro1">
          <table:table-cell office:value-type="float" office:value="0.0000448" calcext:value-type="float">
            <text:p>0.0000448</text:p>
          </table:table-cell>
          <table:table-cell office:value-type="float" office:value="-0.31100135209" calcext:value-type="float">
            <text:p>-0.31100135209</text:p>
          </table:table-cell>
        </table:table-row>
        <table:table-row table:style-name="ro1">
          <table:table-cell office:value-type="float" office:value="0.00004485" calcext:value-type="float">
            <text:p>0.00004485</text:p>
          </table:table-cell>
          <table:table-cell office:value-type="float" office:value="-0.31069465372" calcext:value-type="float">
            <text:p>-0.31069465372</text:p>
          </table:table-cell>
        </table:table-row>
        <table:table-row table:style-name="ro1">
          <table:table-cell office:value-type="float" office:value="0.0000449" calcext:value-type="float">
            <text:p>0.0000449</text:p>
          </table:table-cell>
          <table:table-cell office:value-type="float" office:value="-0.31045853939" calcext:value-type="float">
            <text:p>-0.31045853939</text:p>
          </table:table-cell>
        </table:table-row>
        <table:table-row table:style-name="ro1">
          <table:table-cell office:value-type="float" office:value="0.00004495" calcext:value-type="float">
            <text:p>0.00004495</text:p>
          </table:table-cell>
          <table:table-cell office:value-type="float" office:value="-0.30531561294" calcext:value-type="float">
            <text:p>-0.30531561294</text:p>
          </table:table-cell>
        </table:table-row>
        <table:table-row table:style-name="ro1">
          <table:table-cell office:value-type="float" office:value="0.000045" calcext:value-type="float">
            <text:p>0.000045</text:p>
          </table:table-cell>
          <table:table-cell office:value-type="float" office:value="-0.30433584853" calcext:value-type="float">
            <text:p>-0.30433584853</text:p>
          </table:table-cell>
        </table:table-row>
        <table:table-row table:style-name="ro1">
          <table:table-cell office:value-type="float" office:value="0.00004505" calcext:value-type="float">
            <text:p>0.00004505</text:p>
          </table:table-cell>
          <table:table-cell office:value-type="float" office:value="-0.30895423393" calcext:value-type="float">
            <text:p>-0.30895423393</text:p>
          </table:table-cell>
        </table:table-row>
        <table:table-row table:style-name="ro1">
          <table:table-cell office:value-type="float" office:value="0.0000451" calcext:value-type="float">
            <text:p>0.0000451</text:p>
          </table:table-cell>
          <table:table-cell office:value-type="float" office:value="-0.30371039129" calcext:value-type="float">
            <text:p>-0.30371039129</text:p>
          </table:table-cell>
        </table:table-row>
        <table:table-row table:style-name="ro1">
          <table:table-cell office:value-type="float" office:value="0.00004515" calcext:value-type="float">
            <text:p>0.00004515</text:p>
          </table:table-cell>
          <table:table-cell office:value-type="float" office:value="-0.30279282888" calcext:value-type="float">
            <text:p>-0.30279282888</text:p>
          </table:table-cell>
        </table:table-row>
        <table:table-row table:style-name="ro1">
          <table:table-cell office:value-type="float" office:value="0.0000452" calcext:value-type="float">
            <text:p>0.0000452</text:p>
          </table:table-cell>
          <table:table-cell office:value-type="float" office:value="-0.30562867322" calcext:value-type="float">
            <text:p>-0.30562867322</text:p>
          </table:table-cell>
        </table:table-row>
        <table:table-row table:style-name="ro1">
          <table:table-cell office:value-type="float" office:value="0.00004525" calcext:value-type="float">
            <text:p>0.00004525</text:p>
          </table:table-cell>
          <table:table-cell office:value-type="float" office:value="-0.30529051203" calcext:value-type="float">
            <text:p>-0.30529051203</text:p>
          </table:table-cell>
        </table:table-row>
        <table:table-row table:style-name="ro1">
          <table:table-cell office:value-type="float" office:value="0.0000453" calcext:value-type="float">
            <text:p>0.0000453</text:p>
          </table:table-cell>
          <table:table-cell office:value-type="float" office:value="-0.30462031036" calcext:value-type="float">
            <text:p>-0.30462031036</text:p>
          </table:table-cell>
        </table:table-row>
        <table:table-row table:style-name="ro1">
          <table:table-cell office:value-type="float" office:value="0.00004535" calcext:value-type="float">
            <text:p>0.00004535</text:p>
          </table:table-cell>
          <table:table-cell office:value-type="float" office:value="-0.30167944927" calcext:value-type="float">
            <text:p>-0.30167944927</text:p>
          </table:table-cell>
        </table:table-row>
        <table:table-row table:style-name="ro1">
          <table:table-cell office:value-type="float" office:value="0.0000454" calcext:value-type="float">
            <text:p>0.0000454</text:p>
          </table:table-cell>
          <table:table-cell office:value-type="float" office:value="-0.29736334508" calcext:value-type="float">
            <text:p>-0.29736334508</text:p>
          </table:table-cell>
        </table:table-row>
        <table:table-row table:style-name="ro1">
          <table:table-cell office:value-type="float" office:value="0.00004545" calcext:value-type="float">
            <text:p>0.00004545</text:p>
          </table:table-cell>
          <table:table-cell office:value-type="float" office:value="-0.30031240731" calcext:value-type="float">
            <text:p>-0.30031240731</text:p>
          </table:table-cell>
        </table:table-row>
        <table:table-row table:style-name="ro1">
          <table:table-cell office:value-type="float" office:value="0.0000455" calcext:value-type="float">
            <text:p>0.0000455</text:p>
          </table:table-cell>
          <table:table-cell office:value-type="float" office:value="-0.29939775449" calcext:value-type="float">
            <text:p>-0.29939775449</text:p>
          </table:table-cell>
        </table:table-row>
        <table:table-row table:style-name="ro1">
          <table:table-cell office:value-type="float" office:value="0.00004555" calcext:value-type="float">
            <text:p>0.00004555</text:p>
          </table:table-cell>
          <table:table-cell office:value-type="float" office:value="-0.30113283751" calcext:value-type="float">
            <text:p>-0.30113283751</text:p>
          </table:table-cell>
        </table:table-row>
        <table:table-row table:style-name="ro1">
          <table:table-cell office:value-type="float" office:value="0.0000456" calcext:value-type="float">
            <text:p>0.0000456</text:p>
          </table:table-cell>
          <table:table-cell office:value-type="float" office:value="-0.2998540633" calcext:value-type="float">
            <text:p>-0.2998540633</text:p>
          </table:table-cell>
        </table:table-row>
        <table:table-row table:style-name="ro1">
          <table:table-cell office:value-type="float" office:value="0.00004565" calcext:value-type="float">
            <text:p>0.00004565</text:p>
          </table:table-cell>
          <table:table-cell office:value-type="float" office:value="-0.29255212745" calcext:value-type="float">
            <text:p>-0.29255212745</text:p>
          </table:table-cell>
        </table:table-row>
        <table:table-row table:style-name="ro1">
          <table:table-cell office:value-type="float" office:value="0.0000457" calcext:value-type="float">
            <text:p>0.0000457</text:p>
          </table:table-cell>
          <table:table-cell office:value-type="float" office:value="-0.29056776909" calcext:value-type="float">
            <text:p>-0.29056776909</text:p>
          </table:table-cell>
        </table:table-row>
        <table:table-row table:style-name="ro1">
          <table:table-cell office:value-type="float" office:value="0.00004575" calcext:value-type="float">
            <text:p>0.00004575</text:p>
          </table:table-cell>
          <table:table-cell office:value-type="float" office:value="-0.29504479042" calcext:value-type="float">
            <text:p>-0.29504479042</text:p>
          </table:table-cell>
        </table:table-row>
        <table:table-row table:style-name="ro1">
          <table:table-cell office:value-type="float" office:value="0.0000458" calcext:value-type="float">
            <text:p>0.0000458</text:p>
          </table:table-cell>
          <table:table-cell office:value-type="float" office:value="-0.29159776546" calcext:value-type="float">
            <text:p>-0.29159776546</text:p>
          </table:table-cell>
        </table:table-row>
        <table:table-row table:style-name="ro1">
          <table:table-cell office:value-type="float" office:value="0.00004585" calcext:value-type="float">
            <text:p>0.00004585</text:p>
          </table:table-cell>
          <table:table-cell office:value-type="float" office:value="-0.29222370511" calcext:value-type="float">
            <text:p>-0.29222370511</text:p>
          </table:table-cell>
        </table:table-row>
        <table:table-row table:style-name="ro1">
          <table:table-cell office:value-type="float" office:value="0.0000459" calcext:value-type="float">
            <text:p>0.0000459</text:p>
          </table:table-cell>
          <table:table-cell office:value-type="float" office:value="-0.29156413175" calcext:value-type="float">
            <text:p>-0.29156413175</text:p>
          </table:table-cell>
        </table:table-row>
        <table:table-row table:style-name="ro1">
          <table:table-cell office:value-type="float" office:value="0.00004595" calcext:value-type="float">
            <text:p>0.00004595</text:p>
          </table:table-cell>
          <table:table-cell office:value-type="float" office:value="-0.28620177968" calcext:value-type="float">
            <text:p>-0.28620177968</text:p>
          </table:table-cell>
        </table:table-row>
        <table:table-row table:style-name="ro1">
          <table:table-cell office:value-type="float" office:value="0.000046" calcext:value-type="float">
            <text:p>0.000046</text:p>
          </table:table-cell>
          <table:table-cell office:value-type="float" office:value="-0.29250884535" calcext:value-type="float">
            <text:p>-0.29250884535</text:p>
          </table:table-cell>
        </table:table-row>
        <table:table-row table:style-name="ro1">
          <table:table-cell office:value-type="float" office:value="0.00004605" calcext:value-type="float">
            <text:p>0.00004605</text:p>
          </table:table-cell>
          <table:table-cell office:value-type="float" office:value="-0.28543348096" calcext:value-type="float">
            <text:p>-0.28543348096</text:p>
          </table:table-cell>
        </table:table-row>
        <table:table-row table:style-name="ro1">
          <table:table-cell office:value-type="float" office:value="0.0000461" calcext:value-type="float">
            <text:p>0.0000461</text:p>
          </table:table-cell>
          <table:table-cell office:value-type="float" office:value="-0.28757640467" calcext:value-type="float">
            <text:p>-0.28757640467</text:p>
          </table:table-cell>
        </table:table-row>
        <table:table-row table:style-name="ro1">
          <table:table-cell office:value-type="float" office:value="0.00004615" calcext:value-type="float">
            <text:p>0.00004615</text:p>
          </table:table-cell>
          <table:table-cell office:value-type="float" office:value="-0.28467810205" calcext:value-type="float">
            <text:p>-0.28467810205</text:p>
          </table:table-cell>
        </table:table-row>
        <table:table-row table:style-name="ro1">
          <table:table-cell office:value-type="float" office:value="0.0000462" calcext:value-type="float">
            <text:p>0.0000462</text:p>
          </table:table-cell>
          <table:table-cell office:value-type="float" office:value="-0.2837302075" calcext:value-type="float">
            <text:p>-0.2837302075</text:p>
          </table:table-cell>
        </table:table-row>
        <table:table-row table:style-name="ro1">
          <table:table-cell office:value-type="float" office:value="0.00004625" calcext:value-type="float">
            <text:p>0.00004625</text:p>
          </table:table-cell>
          <table:table-cell office:value-type="float" office:value="-0.28645025602" calcext:value-type="float">
            <text:p>-0.28645025602</text:p>
          </table:table-cell>
        </table:table-row>
        <table:table-row table:style-name="ro1">
          <table:table-cell office:value-type="float" office:value="0.0000463" calcext:value-type="float">
            <text:p>0.0000463</text:p>
          </table:table-cell>
          <table:table-cell office:value-type="float" office:value="-0.28257126937" calcext:value-type="float">
            <text:p>-0.28257126937</text:p>
          </table:table-cell>
        </table:table-row>
        <table:table-row table:style-name="ro1">
          <table:table-cell office:value-type="float" office:value="0.00004635" calcext:value-type="float">
            <text:p>0.00004635</text:p>
          </table:table-cell>
          <table:table-cell office:value-type="float" office:value="-0.28745893546" calcext:value-type="float">
            <text:p>-0.28745893546</text:p>
          </table:table-cell>
        </table:table-row>
        <table:table-row table:style-name="ro1">
          <table:table-cell office:value-type="float" office:value="0.0000464" calcext:value-type="float">
            <text:p>0.0000464</text:p>
          </table:table-cell>
          <table:table-cell office:value-type="float" office:value="-0.28694149503" calcext:value-type="float">
            <text:p>-0.28694149503</text:p>
          </table:table-cell>
        </table:table-row>
        <table:table-row table:style-name="ro1">
          <table:table-cell office:value-type="float" office:value="0.00004645" calcext:value-type="float">
            <text:p>0.00004645</text:p>
          </table:table-cell>
          <table:table-cell office:value-type="float" office:value="-0.28677884418" calcext:value-type="float">
            <text:p>-0.28677884418</text:p>
          </table:table-cell>
        </table:table-row>
        <table:table-row table:style-name="ro1">
          <table:table-cell office:value-type="float" office:value="0.0000465" calcext:value-type="float">
            <text:p>0.0000465</text:p>
          </table:table-cell>
          <table:table-cell office:value-type="float" office:value="-0.2817663972" calcext:value-type="float">
            <text:p>-0.2817663972</text:p>
          </table:table-cell>
        </table:table-row>
        <table:table-row table:style-name="ro1">
          <table:table-cell office:value-type="float" office:value="0.00004655" calcext:value-type="float">
            <text:p>0.00004655</text:p>
          </table:table-cell>
          <table:table-cell office:value-type="float" office:value="-0.28140177831" calcext:value-type="float">
            <text:p>-0.28140177831</text:p>
          </table:table-cell>
        </table:table-row>
        <table:table-row table:style-name="ro1">
          <table:table-cell office:value-type="float" office:value="0.0000466" calcext:value-type="float">
            <text:p>0.0000466</text:p>
          </table:table-cell>
          <table:table-cell office:value-type="float" office:value="-0.2839614524" calcext:value-type="float">
            <text:p>-0.2839614524</text:p>
          </table:table-cell>
        </table:table-row>
        <table:table-row table:style-name="ro1">
          <table:table-cell office:value-type="float" office:value="0.00004665" calcext:value-type="float">
            <text:p>0.00004665</text:p>
          </table:table-cell>
          <table:table-cell office:value-type="float" office:value="-0.27578154272" calcext:value-type="float">
            <text:p>-0.27578154272</text:p>
          </table:table-cell>
        </table:table-row>
        <table:table-row table:style-name="ro1">
          <table:table-cell office:value-type="float" office:value="0.0000467" calcext:value-type="float">
            <text:p>0.0000467</text:p>
          </table:table-cell>
          <table:table-cell office:value-type="float" office:value="-0.27667712488" calcext:value-type="float">
            <text:p>-0.27667712488</text:p>
          </table:table-cell>
        </table:table-row>
        <table:table-row table:style-name="ro1">
          <table:table-cell office:value-type="float" office:value="0.00004675" calcext:value-type="float">
            <text:p>0.00004675</text:p>
          </table:table-cell>
          <table:table-cell office:value-type="float" office:value="-0.27647447842" calcext:value-type="float">
            <text:p>-0.27647447842</text:p>
          </table:table-cell>
        </table:table-row>
        <table:table-row table:style-name="ro1">
          <table:table-cell office:value-type="float" office:value="0.0000468" calcext:value-type="float">
            <text:p>0.0000468</text:p>
          </table:table-cell>
          <table:table-cell office:value-type="float" office:value="-0.28087285025" calcext:value-type="float">
            <text:p>-0.28087285025</text:p>
          </table:table-cell>
        </table:table-row>
        <table:table-row table:style-name="ro1">
          <table:table-cell office:value-type="float" office:value="0.00004685" calcext:value-type="float">
            <text:p>0.00004685</text:p>
          </table:table-cell>
          <table:table-cell office:value-type="float" office:value="-0.27472855603" calcext:value-type="float">
            <text:p>-0.27472855603</text:p>
          </table:table-cell>
        </table:table-row>
        <table:table-row table:style-name="ro1">
          <table:table-cell office:value-type="float" office:value="0.0000469" calcext:value-type="float">
            <text:p>0.0000469</text:p>
          </table:table-cell>
          <table:table-cell office:value-type="float" office:value="-0.27431810726" calcext:value-type="float">
            <text:p>-0.27431810726</text:p>
          </table:table-cell>
        </table:table-row>
        <table:table-row table:style-name="ro1">
          <table:table-cell office:value-type="float" office:value="0.00004695" calcext:value-type="float">
            <text:p>0.00004695</text:p>
          </table:table-cell>
          <table:table-cell office:value-type="float" office:value="-0.27030475163" calcext:value-type="float">
            <text:p>-0.27030475163</text:p>
          </table:table-cell>
        </table:table-row>
        <table:table-row table:style-name="ro1">
          <table:table-cell office:value-type="float" office:value="0.000047" calcext:value-type="float">
            <text:p>0.000047</text:p>
          </table:table-cell>
          <table:table-cell office:value-type="float" office:value="-0.27228927582" calcext:value-type="float">
            <text:p>-0.27228927582</text:p>
          </table:table-cell>
        </table:table-row>
        <table:table-row table:style-name="ro1">
          <table:table-cell office:value-type="float" office:value="0.00004705" calcext:value-type="float">
            <text:p>0.00004705</text:p>
          </table:table-cell>
          <table:table-cell office:value-type="float" office:value="-0.2759847319" calcext:value-type="float">
            <text:p>-0.2759847319</text:p>
          </table:table-cell>
        </table:table-row>
        <table:table-row table:style-name="ro1">
          <table:table-cell office:value-type="float" office:value="0.0000471" calcext:value-type="float">
            <text:p>0.0000471</text:p>
          </table:table-cell>
          <table:table-cell office:value-type="float" office:value="-0.27051100116" calcext:value-type="float">
            <text:p>-0.27051100116</text:p>
          </table:table-cell>
        </table:table-row>
        <table:table-row table:style-name="ro1">
          <table:table-cell office:value-type="float" office:value="0.00004715" calcext:value-type="float">
            <text:p>0.00004715</text:p>
          </table:table-cell>
          <table:table-cell office:value-type="float" office:value="-0.26648057993" calcext:value-type="float">
            <text:p>-0.26648057993</text:p>
          </table:table-cell>
        </table:table-row>
        <table:table-row table:style-name="ro1">
          <table:table-cell office:value-type="float" office:value="0.0000472" calcext:value-type="float">
            <text:p>0.0000472</text:p>
          </table:table-cell>
          <table:table-cell office:value-type="float" office:value="-0.26763914117" calcext:value-type="float">
            <text:p>-0.26763914117</text:p>
          </table:table-cell>
        </table:table-row>
        <table:table-row table:style-name="ro1">
          <table:table-cell office:value-type="float" office:value="0.00004725" calcext:value-type="float">
            <text:p>0.00004725</text:p>
          </table:table-cell>
          <table:table-cell office:value-type="float" office:value="-0.27010044686" calcext:value-type="float">
            <text:p>-0.27010044686</text:p>
          </table:table-cell>
        </table:table-row>
        <table:table-row table:style-name="ro1">
          <table:table-cell office:value-type="float" office:value="0.0000473" calcext:value-type="float">
            <text:p>0.0000473</text:p>
          </table:table-cell>
          <table:table-cell office:value-type="float" office:value="-0.26935926917" calcext:value-type="float">
            <text:p>-0.26935926917</text:p>
          </table:table-cell>
        </table:table-row>
        <table:table-row table:style-name="ro1">
          <table:table-cell office:value-type="float" office:value="0.00004735" calcext:value-type="float">
            <text:p>0.00004735</text:p>
          </table:table-cell>
          <table:table-cell office:value-type="float" office:value="-0.27050240806" calcext:value-type="float">
            <text:p>-0.27050240806</text:p>
          </table:table-cell>
        </table:table-row>
        <table:table-row table:style-name="ro1">
          <table:table-cell office:value-type="float" office:value="0.0000474" calcext:value-type="float">
            <text:p>0.0000474</text:p>
          </table:table-cell>
          <table:table-cell office:value-type="float" office:value="-0.26567821032" calcext:value-type="float">
            <text:p>-0.26567821032</text:p>
          </table:table-cell>
        </table:table-row>
        <table:table-row table:style-name="ro1">
          <table:table-cell office:value-type="float" office:value="0.00004745" calcext:value-type="float">
            <text:p>0.00004745</text:p>
          </table:table-cell>
          <table:table-cell office:value-type="float" office:value="-0.26584196168" calcext:value-type="float">
            <text:p>-0.26584196168</text:p>
          </table:table-cell>
        </table:table-row>
        <table:table-row table:style-name="ro1">
          <table:table-cell office:value-type="float" office:value="0.0000475" calcext:value-type="float">
            <text:p>0.0000475</text:p>
          </table:table-cell>
          <table:table-cell office:value-type="float" office:value="-0.26510744742" calcext:value-type="float">
            <text:p>-0.26510744742</text:p>
          </table:table-cell>
        </table:table-row>
        <table:table-row table:style-name="ro1">
          <table:table-cell office:value-type="float" office:value="0.00004755" calcext:value-type="float">
            <text:p>0.00004755</text:p>
          </table:table-cell>
          <table:table-cell office:value-type="float" office:value="-0.26348095408" calcext:value-type="float">
            <text:p>-0.26348095408</text:p>
          </table:table-cell>
        </table:table-row>
        <table:table-row table:style-name="ro1">
          <table:table-cell office:value-type="float" office:value="0.0000476" calcext:value-type="float">
            <text:p>0.0000476</text:p>
          </table:table-cell>
          <table:table-cell office:value-type="float" office:value="-0.2597395626" calcext:value-type="float">
            <text:p>-0.2597395626</text:p>
          </table:table-cell>
        </table:table-row>
        <table:table-row table:style-name="ro1">
          <table:table-cell office:value-type="float" office:value="0.00004765" calcext:value-type="float">
            <text:p>0.00004765</text:p>
          </table:table-cell>
          <table:table-cell office:value-type="float" office:value="-0.26120230458" calcext:value-type="float">
            <text:p>-0.26120230458</text:p>
          </table:table-cell>
        </table:table-row>
        <table:table-row table:style-name="ro1">
          <table:table-cell office:value-type="float" office:value="0.0000477" calcext:value-type="float">
            <text:p>0.0000477</text:p>
          </table:table-cell>
          <table:table-cell office:value-type="float" office:value="-0.25993372148" calcext:value-type="float">
            <text:p>-0.25993372148</text:p>
          </table:table-cell>
        </table:table-row>
        <table:table-row table:style-name="ro1">
          <table:table-cell office:value-type="float" office:value="0.00004775" calcext:value-type="float">
            <text:p>0.00004775</text:p>
          </table:table-cell>
          <table:table-cell office:value-type="float" office:value="-0.26270018783" calcext:value-type="float">
            <text:p>-0.26270018783</text:p>
          </table:table-cell>
        </table:table-row>
        <table:table-row table:style-name="ro1">
          <table:table-cell office:value-type="float" office:value="0.0000478" calcext:value-type="float">
            <text:p>0.0000478</text:p>
          </table:table-cell>
          <table:table-cell office:value-type="float" office:value="-0.25896378638" calcext:value-type="float">
            <text:p>-0.25896378638</text:p>
          </table:table-cell>
        </table:table-row>
        <table:table-row table:style-name="ro1">
          <table:table-cell office:value-type="float" office:value="0.00004785" calcext:value-type="float">
            <text:p>0.00004785</text:p>
          </table:table-cell>
          <table:table-cell office:value-type="float" office:value="-0.25585204315" calcext:value-type="float">
            <text:p>-0.25585204315</text:p>
          </table:table-cell>
        </table:table-row>
        <table:table-row table:style-name="ro1">
          <table:table-cell office:value-type="float" office:value="0.0000479" calcext:value-type="float">
            <text:p>0.0000479</text:p>
          </table:table-cell>
          <table:table-cell office:value-type="float" office:value="-0.25655340613" calcext:value-type="float">
            <text:p>-0.25655340613</text:p>
          </table:table-cell>
        </table:table-row>
        <table:table-row table:style-name="ro1">
          <table:table-cell office:value-type="float" office:value="0.00004795" calcext:value-type="float">
            <text:p>0.00004795</text:p>
          </table:table-cell>
          <table:table-cell office:value-type="float" office:value="-0.25843724027" calcext:value-type="float">
            <text:p>-0.25843724027</text:p>
          </table:table-cell>
        </table:table-row>
        <table:table-row table:style-name="ro1">
          <table:table-cell office:value-type="float" office:value="0.000048" calcext:value-type="float">
            <text:p>0.000048</text:p>
          </table:table-cell>
          <table:table-cell office:value-type="float" office:value="-0.25889039827" calcext:value-type="float">
            <text:p>-0.25889039827</text:p>
          </table:table-cell>
        </table:table-row>
        <table:table-row table:style-name="ro1">
          <table:table-cell office:value-type="float" office:value="0.00004805" calcext:value-type="float">
            <text:p>0.00004805</text:p>
          </table:table-cell>
          <table:table-cell office:value-type="float" office:value="-0.25766194646" calcext:value-type="float">
            <text:p>-0.25766194646</text:p>
          </table:table-cell>
        </table:table-row>
        <table:table-row table:style-name="ro1">
          <table:table-cell office:value-type="float" office:value="0.0000481" calcext:value-type="float">
            <text:p>0.0000481</text:p>
          </table:table-cell>
          <table:table-cell office:value-type="float" office:value="-0.25694849285" calcext:value-type="float">
            <text:p>-0.25694849285</text:p>
          </table:table-cell>
        </table:table-row>
        <table:table-row table:style-name="ro1">
          <table:table-cell office:value-type="float" office:value="0.00004815" calcext:value-type="float">
            <text:p>0.00004815</text:p>
          </table:table-cell>
          <table:table-cell office:value-type="float" office:value="-0.25893122304" calcext:value-type="float">
            <text:p>-0.25893122304</text:p>
          </table:table-cell>
        </table:table-row>
        <table:table-row table:style-name="ro1">
          <table:table-cell office:value-type="float" office:value="0.0000482" calcext:value-type="float">
            <text:p>0.0000482</text:p>
          </table:table-cell>
          <table:table-cell office:value-type="float" office:value="-0.25508974453" calcext:value-type="float">
            <text:p>-0.25508974453</text:p>
          </table:table-cell>
        </table:table-row>
        <table:table-row table:style-name="ro1">
          <table:table-cell office:value-type="float" office:value="0.00004825" calcext:value-type="float">
            <text:p>0.00004825</text:p>
          </table:table-cell>
          <table:table-cell office:value-type="float" office:value="-0.25422200704" calcext:value-type="float">
            <text:p>-0.25422200704</text:p>
          </table:table-cell>
        </table:table-row>
        <table:table-row table:style-name="ro1">
          <table:table-cell office:value-type="float" office:value="0.0000483" calcext:value-type="float">
            <text:p>0.0000483</text:p>
          </table:table-cell>
          <table:table-cell office:value-type="float" office:value="-0.25270021386" calcext:value-type="float">
            <text:p>-0.25270021386</text:p>
          </table:table-cell>
        </table:table-row>
        <table:table-row table:style-name="ro1">
          <table:table-cell office:value-type="float" office:value="0.00004835" calcext:value-type="float">
            <text:p>0.00004835</text:p>
          </table:table-cell>
          <table:table-cell office:value-type="float" office:value="-0.25383928233" calcext:value-type="float">
            <text:p>-0.25383928233</text:p>
          </table:table-cell>
        </table:table-row>
        <table:table-row table:style-name="ro1">
          <table:table-cell office:value-type="float" office:value="0.0000484" calcext:value-type="float">
            <text:p>0.0000484</text:p>
          </table:table-cell>
          <table:table-cell office:value-type="float" office:value="-0.25206424892" calcext:value-type="float">
            <text:p>-0.25206424892</text:p>
          </table:table-cell>
        </table:table-row>
        <table:table-row table:style-name="ro1">
          <table:table-cell office:value-type="float" office:value="0.00004845" calcext:value-type="float">
            <text:p>0.00004845</text:p>
          </table:table-cell>
          <table:table-cell office:value-type="float" office:value="-0.24966620053" calcext:value-type="float">
            <text:p>-0.24966620053</text:p>
          </table:table-cell>
        </table:table-row>
        <table:table-row table:style-name="ro1">
          <table:table-cell office:value-type="float" office:value="0.0000485" calcext:value-type="float">
            <text:p>0.0000485</text:p>
          </table:table-cell>
          <table:table-cell office:value-type="float" office:value="-0.24886571537" calcext:value-type="float">
            <text:p>-0.24886571537</text:p>
          </table:table-cell>
        </table:table-row>
        <table:table-row table:style-name="ro1">
          <table:table-cell office:value-type="float" office:value="0.00004855" calcext:value-type="float">
            <text:p>0.00004855</text:p>
          </table:table-cell>
          <table:table-cell office:value-type="float" office:value="-0.24952390177" calcext:value-type="float">
            <text:p>-0.24952390177</text:p>
          </table:table-cell>
        </table:table-row>
        <table:table-row table:style-name="ro1">
          <table:table-cell office:value-type="float" office:value="0.0000486" calcext:value-type="float">
            <text:p>0.0000486</text:p>
          </table:table-cell>
          <table:table-cell office:value-type="float" office:value="-0.24551410399" calcext:value-type="float">
            <text:p>-0.24551410399</text:p>
          </table:table-cell>
        </table:table-row>
        <table:table-row table:style-name="ro1">
          <table:table-cell office:value-type="float" office:value="0.00004865" calcext:value-type="float">
            <text:p>0.00004865</text:p>
          </table:table-cell>
          <table:table-cell office:value-type="float" office:value="-0.2497937101" calcext:value-type="float">
            <text:p>-0.2497937101</text:p>
          </table:table-cell>
        </table:table-row>
        <table:table-row table:style-name="ro1">
          <table:table-cell office:value-type="float" office:value="0.0000487" calcext:value-type="float">
            <text:p>0.0000487</text:p>
          </table:table-cell>
          <table:table-cell office:value-type="float" office:value="-0.24625614098" calcext:value-type="float">
            <text:p>-0.24625614098</text:p>
          </table:table-cell>
        </table:table-row>
        <table:table-row table:style-name="ro1">
          <table:table-cell office:value-type="float" office:value="0.00004875" calcext:value-type="float">
            <text:p>0.00004875</text:p>
          </table:table-cell>
          <table:table-cell office:value-type="float" office:value="-0.24667813768" calcext:value-type="float">
            <text:p>-0.24667813768</text:p>
          </table:table-cell>
        </table:table-row>
        <table:table-row table:style-name="ro1">
          <table:table-cell office:value-type="float" office:value="0.0000488" calcext:value-type="float">
            <text:p>0.0000488</text:p>
          </table:table-cell>
          <table:table-cell office:value-type="float" office:value="-0.24790631812" calcext:value-type="float">
            <text:p>-0.24790631812</text:p>
          </table:table-cell>
        </table:table-row>
        <table:table-row table:style-name="ro1">
          <table:table-cell office:value-type="float" office:value="0.00004885" calcext:value-type="float">
            <text:p>0.00004885</text:p>
          </table:table-cell>
          <table:table-cell office:value-type="float" office:value="-0.24532614118" calcext:value-type="float">
            <text:p>-0.24532614118</text:p>
          </table:table-cell>
        </table:table-row>
        <table:table-row table:style-name="ro1">
          <table:table-cell office:value-type="float" office:value="0.0000489" calcext:value-type="float">
            <text:p>0.0000489</text:p>
          </table:table-cell>
          <table:table-cell office:value-type="float" office:value="-0.25071951888" calcext:value-type="float">
            <text:p>-0.25071951888</text:p>
          </table:table-cell>
        </table:table-row>
        <table:table-row table:style-name="ro1">
          <table:table-cell office:value-type="float" office:value="0.00004895" calcext:value-type="float">
            <text:p>0.00004895</text:p>
          </table:table-cell>
          <table:table-cell office:value-type="float" office:value="-0.24395471222" calcext:value-type="float">
            <text:p>-0.24395471222</text:p>
          </table:table-cell>
        </table:table-row>
        <table:table-row table:style-name="ro1">
          <table:table-cell office:value-type="float" office:value="0.000049" calcext:value-type="float">
            <text:p>0.000049</text:p>
          </table:table-cell>
          <table:table-cell office:value-type="float" office:value="-0.24663414702" calcext:value-type="float">
            <text:p>-0.24663414702</text:p>
          </table:table-cell>
        </table:table-row>
        <table:table-row table:style-name="ro1">
          <table:table-cell office:value-type="float" office:value="0.00004905" calcext:value-type="float">
            <text:p>0.00004905</text:p>
          </table:table-cell>
          <table:table-cell office:value-type="float" office:value="-0.24563252297" calcext:value-type="float">
            <text:p>-0.24563252297</text:p>
          </table:table-cell>
        </table:table-row>
        <table:table-row table:style-name="ro1">
          <table:table-cell office:value-type="float" office:value="0.0000491" calcext:value-type="float">
            <text:p>0.0000491</text:p>
          </table:table-cell>
          <table:table-cell office:value-type="float" office:value="-0.24318032295" calcext:value-type="float">
            <text:p>-0.24318032295</text:p>
          </table:table-cell>
        </table:table-row>
        <table:table-row table:style-name="ro1">
          <table:table-cell office:value-type="float" office:value="0.00004915" calcext:value-type="float">
            <text:p>0.00004915</text:p>
          </table:table-cell>
          <table:table-cell office:value-type="float" office:value="-0.24112966202" calcext:value-type="float">
            <text:p>-0.24112966202</text:p>
          </table:table-cell>
        </table:table-row>
        <table:table-row table:style-name="ro1">
          <table:table-cell office:value-type="float" office:value="0.0000492" calcext:value-type="float">
            <text:p>0.0000492</text:p>
          </table:table-cell>
          <table:table-cell office:value-type="float" office:value="-0.23944075562" calcext:value-type="float">
            <text:p>-0.23944075562</text:p>
          </table:table-cell>
        </table:table-row>
        <table:table-row table:style-name="ro1">
          <table:table-cell office:value-type="float" office:value="0.00004925" calcext:value-type="float">
            <text:p>0.00004925</text:p>
          </table:table-cell>
          <table:table-cell office:value-type="float" office:value="-0.24148463252" calcext:value-type="float">
            <text:p>-0.24148463252</text:p>
          </table:table-cell>
        </table:table-row>
        <table:table-row table:style-name="ro1">
          <table:table-cell office:value-type="float" office:value="0.0000493" calcext:value-type="float">
            <text:p>0.0000493</text:p>
          </table:table-cell>
          <table:table-cell office:value-type="float" office:value="-0.2417219529" calcext:value-type="float">
            <text:p>-0.2417219529</text:p>
          </table:table-cell>
        </table:table-row>
        <table:table-row table:style-name="ro1">
          <table:table-cell office:value-type="float" office:value="0.00004935" calcext:value-type="float">
            <text:p>0.00004935</text:p>
          </table:table-cell>
          <table:table-cell office:value-type="float" office:value="-0.24133078584" calcext:value-type="float">
            <text:p>-0.24133078584</text:p>
          </table:table-cell>
        </table:table-row>
        <table:table-row table:style-name="ro1">
          <table:table-cell office:value-type="float" office:value="0.0000494" calcext:value-type="float">
            <text:p>0.0000494</text:p>
          </table:table-cell>
          <table:table-cell office:value-type="float" office:value="-0.23977235892" calcext:value-type="float">
            <text:p>-0.23977235892</text:p>
          </table:table-cell>
        </table:table-row>
        <table:table-row table:style-name="ro1">
          <table:table-cell office:value-type="float" office:value="0.00004945" calcext:value-type="float">
            <text:p>0.00004945</text:p>
          </table:table-cell>
          <table:table-cell office:value-type="float" office:value="-0.23838347239" calcext:value-type="float">
            <text:p>-0.23838347239</text:p>
          </table:table-cell>
        </table:table-row>
        <table:table-row table:style-name="ro1">
          <table:table-cell office:value-type="float" office:value="0.0000495" calcext:value-type="float">
            <text:p>0.0000495</text:p>
          </table:table-cell>
          <table:table-cell office:value-type="float" office:value="-0.23412902748" calcext:value-type="float">
            <text:p>-0.23412902748</text:p>
          </table:table-cell>
        </table:table-row>
        <table:table-row table:style-name="ro1">
          <table:table-cell office:value-type="float" office:value="0.00004955" calcext:value-type="float">
            <text:p>0.00004955</text:p>
          </table:table-cell>
          <table:table-cell office:value-type="float" office:value="-0.23761656063" calcext:value-type="float">
            <text:p>-0.23761656063</text:p>
          </table:table-cell>
        </table:table-row>
        <table:table-row table:style-name="ro1">
          <table:table-cell office:value-type="float" office:value="0.0000496" calcext:value-type="float">
            <text:p>0.0000496</text:p>
          </table:table-cell>
          <table:table-cell office:value-type="float" office:value="-0.23420564177" calcext:value-type="float">
            <text:p>-0.23420564177</text:p>
          </table:table-cell>
        </table:table-row>
        <table:table-row table:style-name="ro1">
          <table:table-cell office:value-type="float" office:value="0.00004965" calcext:value-type="float">
            <text:p>0.00004965</text:p>
          </table:table-cell>
          <table:table-cell office:value-type="float" office:value="-0.23206197935" calcext:value-type="float">
            <text:p>-0.23206197935</text:p>
          </table:table-cell>
        </table:table-row>
        <table:table-row table:style-name="ro1">
          <table:table-cell office:value-type="float" office:value="0.0000497" calcext:value-type="float">
            <text:p>0.0000497</text:p>
          </table:table-cell>
          <table:table-cell office:value-type="float" office:value="-0.23794406335" calcext:value-type="float">
            <text:p>-0.23794406335</text:p>
          </table:table-cell>
        </table:table-row>
        <table:table-row table:style-name="ro1">
          <table:table-cell office:value-type="float" office:value="0.00004975" calcext:value-type="float">
            <text:p>0.00004975</text:p>
          </table:table-cell>
          <table:table-cell office:value-type="float" office:value="-0.23295977763" calcext:value-type="float">
            <text:p>-0.23295977763</text:p>
          </table:table-cell>
        </table:table-row>
        <table:table-row table:style-name="ro1">
          <table:table-cell office:value-type="float" office:value="0.0000498" calcext:value-type="float">
            <text:p>0.0000498</text:p>
          </table:table-cell>
          <table:table-cell office:value-type="float" office:value="-0.23315714762" calcext:value-type="float">
            <text:p>-0.23315714762</text:p>
          </table:table-cell>
        </table:table-row>
        <table:table-row table:style-name="ro1">
          <table:table-cell office:value-type="float" office:value="0.00004985" calcext:value-type="float">
            <text:p>0.00004985</text:p>
          </table:table-cell>
          <table:table-cell office:value-type="float" office:value="-0.23123975515" calcext:value-type="float">
            <text:p>-0.23123975515</text:p>
          </table:table-cell>
        </table:table-row>
        <table:table-row table:style-name="ro1">
          <table:table-cell office:value-type="float" office:value="0.0000499" calcext:value-type="float">
            <text:p>0.0000499</text:p>
          </table:table-cell>
          <table:table-cell office:value-type="float" office:value="-0.22767464287" calcext:value-type="float">
            <text:p>-0.22767464287</text:p>
          </table:table-cell>
        </table:table-row>
        <table:table-row table:style-name="ro1">
          <table:table-cell office:value-type="float" office:value="0.00004995" calcext:value-type="float">
            <text:p>0.00004995</text:p>
          </table:table-cell>
          <table:table-cell office:value-type="float" office:value="-0.23216545839" calcext:value-type="float">
            <text:p>-0.23216545839</text:p>
          </table:table-cell>
        </table:table-row>
        <table:table-row table:style-name="ro1">
          <table:table-cell office:value-type="float" office:value="0.00005" calcext:value-type="float">
            <text:p>0.00005</text:p>
          </table:table-cell>
          <table:table-cell office:value-type="float" office:value="-0.23032139373" calcext:value-type="float">
            <text:p>-0.23032139373</text:p>
          </table:table-cell>
        </table:table-row>
        <table:table-row table:style-name="ro1">
          <table:table-cell office:value-type="float" office:value="0.00005005" calcext:value-type="float">
            <text:p>0.00005005</text:p>
          </table:table-cell>
          <table:table-cell office:value-type="float" office:value="-0.23033844425" calcext:value-type="float">
            <text:p>-0.23033844425</text:p>
          </table:table-cell>
        </table:table-row>
        <table:table-row table:style-name="ro1">
          <table:table-cell office:value-type="float" office:value="0.0000501" calcext:value-type="float">
            <text:p>0.0000501</text:p>
          </table:table-cell>
          <table:table-cell office:value-type="float" office:value="-0.23084702023" calcext:value-type="float">
            <text:p>-0.23084702023</text:p>
          </table:table-cell>
        </table:table-row>
        <table:table-row table:style-name="ro1">
          <table:table-cell office:value-type="float" office:value="0.00005015" calcext:value-type="float">
            <text:p>0.00005015</text:p>
          </table:table-cell>
          <table:table-cell office:value-type="float" office:value="-0.23106526995" calcext:value-type="float">
            <text:p>-0.23106526995</text:p>
          </table:table-cell>
        </table:table-row>
        <table:table-row table:style-name="ro1">
          <table:table-cell office:value-type="float" office:value="0.0000502" calcext:value-type="float">
            <text:p>0.0000502</text:p>
          </table:table-cell>
          <table:table-cell office:value-type="float" office:value="-0.22872309179" calcext:value-type="float">
            <text:p>-0.22872309179</text:p>
          </table:table-cell>
        </table:table-row>
        <table:table-row table:style-name="ro1">
          <table:table-cell office:value-type="float" office:value="0.00005025" calcext:value-type="float">
            <text:p>0.00005025</text:p>
          </table:table-cell>
          <table:table-cell office:value-type="float" office:value="-0.22923781862" calcext:value-type="float">
            <text:p>-0.22923781862</text:p>
          </table:table-cell>
        </table:table-row>
        <table:table-row table:style-name="ro1">
          <table:table-cell office:value-type="float" office:value="0.0000503" calcext:value-type="float">
            <text:p>0.0000503</text:p>
          </table:table-cell>
          <table:table-cell office:value-type="float" office:value="-0.23279278501" calcext:value-type="float">
            <text:p>-0.23279278501</text:p>
          </table:table-cell>
        </table:table-row>
        <table:table-row table:style-name="ro1">
          <table:table-cell office:value-type="float" office:value="0.00005035" calcext:value-type="float">
            <text:p>0.00005035</text:p>
          </table:table-cell>
          <table:table-cell office:value-type="float" office:value="-0.22815915815" calcext:value-type="float">
            <text:p>-0.22815915815</text:p>
          </table:table-cell>
        </table:table-row>
        <table:table-row table:style-name="ro1">
          <table:table-cell office:value-type="float" office:value="0.0000504" calcext:value-type="float">
            <text:p>0.0000504</text:p>
          </table:table-cell>
          <table:table-cell office:value-type="float" office:value="-0.22967743871" calcext:value-type="float">
            <text:p>-0.22967743871</text:p>
          </table:table-cell>
        </table:table-row>
        <table:table-row table:style-name="ro1">
          <table:table-cell office:value-type="float" office:value="0.00005045" calcext:value-type="float">
            <text:p>0.00005045</text:p>
          </table:table-cell>
          <table:table-cell office:value-type="float" office:value="-0.22823317944" calcext:value-type="float">
            <text:p>-0.22823317944</text:p>
          </table:table-cell>
        </table:table-row>
        <table:table-row table:style-name="ro1">
          <table:table-cell office:value-type="float" office:value="0.0000505" calcext:value-type="float">
            <text:p>0.0000505</text:p>
          </table:table-cell>
          <table:table-cell office:value-type="float" office:value="-0.22981355647" calcext:value-type="float">
            <text:p>-0.22981355647</text:p>
          </table:table-cell>
        </table:table-row>
        <table:table-row table:style-name="ro1">
          <table:table-cell office:value-type="float" office:value="0.00005055" calcext:value-type="float">
            <text:p>0.00005055</text:p>
          </table:table-cell>
          <table:table-cell office:value-type="float" office:value="-0.2231065045" calcext:value-type="float">
            <text:p>-0.2231065045</text:p>
          </table:table-cell>
        </table:table-row>
        <table:table-row table:style-name="ro1">
          <table:table-cell office:value-type="float" office:value="0.0000506" calcext:value-type="float">
            <text:p>0.0000506</text:p>
          </table:table-cell>
          <table:table-cell office:value-type="float" office:value="-0.228015186" calcext:value-type="float">
            <text:p>-0.228015186</text:p>
          </table:table-cell>
        </table:table-row>
        <table:table-row table:style-name="ro1">
          <table:table-cell office:value-type="float" office:value="0.00005065" calcext:value-type="float">
            <text:p>0.00005065</text:p>
          </table:table-cell>
          <table:table-cell office:value-type="float" office:value="-0.22220450013" calcext:value-type="float">
            <text:p>-0.22220450013</text:p>
          </table:table-cell>
        </table:table-row>
        <table:table-row table:style-name="ro1">
          <table:table-cell office:value-type="float" office:value="0.0000507" calcext:value-type="float">
            <text:p>0.0000507</text:p>
          </table:table-cell>
          <table:table-cell office:value-type="float" office:value="-0.223006523" calcext:value-type="float">
            <text:p>-0.223006523</text:p>
          </table:table-cell>
        </table:table-row>
        <table:table-row table:style-name="ro1">
          <table:table-cell office:value-type="float" office:value="0.00005075" calcext:value-type="float">
            <text:p>0.00005075</text:p>
          </table:table-cell>
          <table:table-cell office:value-type="float" office:value="-0.22466405704" calcext:value-type="float">
            <text:p>-0.22466405704</text:p>
          </table:table-cell>
        </table:table-row>
        <table:table-row table:style-name="ro1">
          <table:table-cell office:value-type="float" office:value="0.0000508" calcext:value-type="float">
            <text:p>0.0000508</text:p>
          </table:table-cell>
          <table:table-cell office:value-type="float" office:value="-0.22027180591" calcext:value-type="float">
            <text:p>-0.22027180591</text:p>
          </table:table-cell>
        </table:table-row>
        <table:table-row table:style-name="ro1">
          <table:table-cell office:value-type="float" office:value="0.00005085" calcext:value-type="float">
            <text:p>0.00005085</text:p>
          </table:table-cell>
          <table:table-cell office:value-type="float" office:value="-0.21811201258" calcext:value-type="float">
            <text:p>-0.21811201258</text:p>
          </table:table-cell>
        </table:table-row>
        <table:table-row table:style-name="ro1">
          <table:table-cell office:value-type="float" office:value="0.0000509" calcext:value-type="float">
            <text:p>0.0000509</text:p>
          </table:table-cell>
          <table:table-cell office:value-type="float" office:value="-0.21623393733" calcext:value-type="float">
            <text:p>-0.21623393733</text:p>
          </table:table-cell>
        </table:table-row>
        <table:table-row table:style-name="ro1">
          <table:table-cell office:value-type="float" office:value="0.00005095" calcext:value-type="float">
            <text:p>0.00005095</text:p>
          </table:table-cell>
          <table:table-cell office:value-type="float" office:value="-0.21876240489" calcext:value-type="float">
            <text:p>-0.21876240489</text:p>
          </table:table-cell>
        </table:table-row>
        <table:table-row table:style-name="ro1">
          <table:table-cell office:value-type="float" office:value="0.000051" calcext:value-type="float">
            <text:p>0.000051</text:p>
          </table:table-cell>
          <table:table-cell office:value-type="float" office:value="-0.2208613681" calcext:value-type="float">
            <text:p>-0.2208613681</text:p>
          </table:table-cell>
        </table:table-row>
        <table:table-row table:style-name="ro1">
          <table:table-cell office:value-type="float" office:value="0.00005105" calcext:value-type="float">
            <text:p>0.00005105</text:p>
          </table:table-cell>
          <table:table-cell office:value-type="float" office:value="-0.21978319006" calcext:value-type="float">
            <text:p>-0.21978319006</text:p>
          </table:table-cell>
        </table:table-row>
        <table:table-row table:style-name="ro1">
          <table:table-cell office:value-type="float" office:value="0.0000511" calcext:value-type="float">
            <text:p>0.0000511</text:p>
          </table:table-cell>
          <table:table-cell office:value-type="float" office:value="-0.21733206041" calcext:value-type="float">
            <text:p>-0.21733206041</text:p>
          </table:table-cell>
        </table:table-row>
        <table:table-row table:style-name="ro1">
          <table:table-cell office:value-type="float" office:value="0.00005115" calcext:value-type="float">
            <text:p>0.00005115</text:p>
          </table:table-cell>
          <table:table-cell office:value-type="float" office:value="-0.21573484392" calcext:value-type="float">
            <text:p>-0.21573484392</text:p>
          </table:table-cell>
        </table:table-row>
        <table:table-row table:style-name="ro1">
          <table:table-cell office:value-type="float" office:value="0.0000512" calcext:value-type="float">
            <text:p>0.0000512</text:p>
          </table:table-cell>
          <table:table-cell office:value-type="float" office:value="-0.21814745536" calcext:value-type="float">
            <text:p>-0.21814745536</text:p>
          </table:table-cell>
        </table:table-row>
        <table:table-row table:style-name="ro1">
          <table:table-cell office:value-type="float" office:value="0.00005125" calcext:value-type="float">
            <text:p>0.00005125</text:p>
          </table:table-cell>
          <table:table-cell office:value-type="float" office:value="-0.21074672899" calcext:value-type="float">
            <text:p>-0.21074672899</text:p>
          </table:table-cell>
        </table:table-row>
        <table:table-row table:style-name="ro1">
          <table:table-cell office:value-type="float" office:value="0.0000513" calcext:value-type="float">
            <text:p>0.0000513</text:p>
          </table:table-cell>
          <table:table-cell office:value-type="float" office:value="-0.21131340639" calcext:value-type="float">
            <text:p>-0.21131340639</text:p>
          </table:table-cell>
        </table:table-row>
        <table:table-row table:style-name="ro1">
          <table:table-cell office:value-type="float" office:value="0.00005135" calcext:value-type="float">
            <text:p>0.00005135</text:p>
          </table:table-cell>
          <table:table-cell office:value-type="float" office:value="-0.20893843877" calcext:value-type="float">
            <text:p>-0.20893843877</text:p>
          </table:table-cell>
        </table:table-row>
        <table:table-row table:style-name="ro1">
          <table:table-cell office:value-type="float" office:value="0.0000514" calcext:value-type="float">
            <text:p>0.0000514</text:p>
          </table:table-cell>
          <table:table-cell office:value-type="float" office:value="-0.21234316155" calcext:value-type="float">
            <text:p>-0.21234316155</text:p>
          </table:table-cell>
        </table:table-row>
        <table:table-row table:style-name="ro1">
          <table:table-cell office:value-type="float" office:value="0.00005145" calcext:value-type="float">
            <text:p>0.00005145</text:p>
          </table:table-cell>
          <table:table-cell office:value-type="float" office:value="-0.21266888535" calcext:value-type="float">
            <text:p>-0.21266888535</text:p>
          </table:table-cell>
        </table:table-row>
        <table:table-row table:style-name="ro1">
          <table:table-cell office:value-type="float" office:value="0.0000515" calcext:value-type="float">
            <text:p>0.0000515</text:p>
          </table:table-cell>
          <table:table-cell office:value-type="float" office:value="-0.21207868998" calcext:value-type="float">
            <text:p>-0.21207868998</text:p>
          </table:table-cell>
        </table:table-row>
        <table:table-row table:style-name="ro1">
          <table:table-cell office:value-type="float" office:value="0.00005155" calcext:value-type="float">
            <text:p>0.00005155</text:p>
          </table:table-cell>
          <table:table-cell office:value-type="float" office:value="-0.20937760659" calcext:value-type="float">
            <text:p>-0.20937760659</text:p>
          </table:table-cell>
        </table:table-row>
        <table:table-row table:style-name="ro1">
          <table:table-cell office:value-type="float" office:value="0.0000516" calcext:value-type="float">
            <text:p>0.0000516</text:p>
          </table:table-cell>
          <table:table-cell office:value-type="float" office:value="-0.21352300956" calcext:value-type="float">
            <text:p>-0.21352300956</text:p>
          </table:table-cell>
        </table:table-row>
        <table:table-row table:style-name="ro1">
          <table:table-cell office:value-type="float" office:value="0.00005165" calcext:value-type="float">
            <text:p>0.00005165</text:p>
          </table:table-cell>
          <table:table-cell office:value-type="float" office:value="-0.20982948316" calcext:value-type="float">
            <text:p>-0.20982948316</text:p>
          </table:table-cell>
        </table:table-row>
        <table:table-row table:style-name="ro1">
          <table:table-cell office:value-type="float" office:value="0.0000517" calcext:value-type="float">
            <text:p>0.0000517</text:p>
          </table:table-cell>
          <table:table-cell office:value-type="float" office:value="-0.20800812238" calcext:value-type="float">
            <text:p>-0.20800812238</text:p>
          </table:table-cell>
        </table:table-row>
        <table:table-row table:style-name="ro1">
          <table:table-cell office:value-type="float" office:value="0.00005175" calcext:value-type="float">
            <text:p>0.00005175</text:p>
          </table:table-cell>
          <table:table-cell office:value-type="float" office:value="-0.21299485036" calcext:value-type="float">
            <text:p>-0.21299485036</text:p>
          </table:table-cell>
        </table:table-row>
        <table:table-row table:style-name="ro1">
          <table:table-cell office:value-type="float" office:value="0.0000518" calcext:value-type="float">
            <text:p>0.0000518</text:p>
          </table:table-cell>
          <table:table-cell office:value-type="float" office:value="-0.21079756397" calcext:value-type="float">
            <text:p>-0.21079756397</text:p>
          </table:table-cell>
        </table:table-row>
        <table:table-row table:style-name="ro1">
          <table:table-cell office:value-type="float" office:value="0.00005185" calcext:value-type="float">
            <text:p>0.00005185</text:p>
          </table:table-cell>
          <table:table-cell office:value-type="float" office:value="-0.21123992783" calcext:value-type="float">
            <text:p>-0.21123992783</text:p>
          </table:table-cell>
        </table:table-row>
        <table:table-row table:style-name="ro1">
          <table:table-cell office:value-type="float" office:value="0.0000519" calcext:value-type="float">
            <text:p>0.0000519</text:p>
          </table:table-cell>
          <table:table-cell office:value-type="float" office:value="-0.20964491238" calcext:value-type="float">
            <text:p>-0.20964491238</text:p>
          </table:table-cell>
        </table:table-row>
        <table:table-row table:style-name="ro1">
          <table:table-cell office:value-type="float" office:value="0.00005195" calcext:value-type="float">
            <text:p>0.00005195</text:p>
          </table:table-cell>
          <table:table-cell office:value-type="float" office:value="-0.21306065543" calcext:value-type="float">
            <text:p>-0.21306065543</text:p>
          </table:table-cell>
        </table:table-row>
        <table:table-row table:style-name="ro1">
          <table:table-cell office:value-type="float" office:value="0.000052" calcext:value-type="float">
            <text:p>0.000052</text:p>
          </table:table-cell>
          <table:table-cell office:value-type="float" office:value="-0.20548541371" calcext:value-type="float">
            <text:p>-0.20548541371</text:p>
          </table:table-cell>
        </table:table-row>
        <table:table-row table:style-name="ro1">
          <table:table-cell office:value-type="float" office:value="0.00005205" calcext:value-type="float">
            <text:p>0.00005205</text:p>
          </table:table-cell>
          <table:table-cell office:value-type="float" office:value="-0.2058798371" calcext:value-type="float">
            <text:p>-0.2058798371</text:p>
          </table:table-cell>
        </table:table-row>
        <table:table-row table:style-name="ro1">
          <table:table-cell office:value-type="float" office:value="0.0000521" calcext:value-type="float">
            <text:p>0.0000521</text:p>
          </table:table-cell>
          <table:table-cell office:value-type="float" office:value="-0.20439951695" calcext:value-type="float">
            <text:p>-0.20439951695</text:p>
          </table:table-cell>
        </table:table-row>
        <table:table-row table:style-name="ro1">
          <table:table-cell office:value-type="float" office:value="0.00005215" calcext:value-type="float">
            <text:p>0.00005215</text:p>
          </table:table-cell>
          <table:table-cell office:value-type="float" office:value="-0.20449212647" calcext:value-type="float">
            <text:p>-0.20449212647</text:p>
          </table:table-cell>
        </table:table-row>
        <table:table-row table:style-name="ro1">
          <table:table-cell office:value-type="float" office:value="0.0000522" calcext:value-type="float">
            <text:p>0.0000522</text:p>
          </table:table-cell>
          <table:table-cell office:value-type="float" office:value="-0.20355389539" calcext:value-type="float">
            <text:p>-0.20355389539</text:p>
          </table:table-cell>
        </table:table-row>
        <table:table-row table:style-name="ro1">
          <table:table-cell office:value-type="float" office:value="0.00005225" calcext:value-type="float">
            <text:p>0.00005225</text:p>
          </table:table-cell>
          <table:table-cell office:value-type="float" office:value="-0.20439277815" calcext:value-type="float">
            <text:p>-0.20439277815</text:p>
          </table:table-cell>
        </table:table-row>
        <table:table-row table:style-name="ro1">
          <table:table-cell office:value-type="float" office:value="0.0000523" calcext:value-type="float">
            <text:p>0.0000523</text:p>
          </table:table-cell>
          <table:table-cell office:value-type="float" office:value="-0.20327896134" calcext:value-type="float">
            <text:p>-0.20327896134</text:p>
          </table:table-cell>
        </table:table-row>
        <table:table-row table:style-name="ro1">
          <table:table-cell office:value-type="float" office:value="0.00005235" calcext:value-type="float">
            <text:p>0.00005235</text:p>
          </table:table-cell>
          <table:table-cell office:value-type="float" office:value="-0.2040495817" calcext:value-type="float">
            <text:p>-0.2040495817</text:p>
          </table:table-cell>
        </table:table-row>
        <table:table-row table:style-name="ro1">
          <table:table-cell office:value-type="float" office:value="0.0000524" calcext:value-type="float">
            <text:p>0.0000524</text:p>
          </table:table-cell>
          <table:table-cell office:value-type="float" office:value="-0.19940770849" calcext:value-type="float">
            <text:p>-0.19940770849</text:p>
          </table:table-cell>
        </table:table-row>
        <table:table-row table:style-name="ro1">
          <table:table-cell office:value-type="float" office:value="0.00005245" calcext:value-type="float">
            <text:p>0.00005245</text:p>
          </table:table-cell>
          <table:table-cell office:value-type="float" office:value="-0.20215833036" calcext:value-type="float">
            <text:p>-0.20215833036</text:p>
          </table:table-cell>
        </table:table-row>
        <table:table-row table:style-name="ro1">
          <table:table-cell office:value-type="float" office:value="0.0000525" calcext:value-type="float">
            <text:p>0.0000525</text:p>
          </table:table-cell>
          <table:table-cell office:value-type="float" office:value="-0.2055662944" calcext:value-type="float">
            <text:p>-0.2055662944</text:p>
          </table:table-cell>
        </table:table-row>
        <table:table-row table:style-name="ro1">
          <table:table-cell office:value-type="float" office:value="0.00005255" calcext:value-type="float">
            <text:p>0.00005255</text:p>
          </table:table-cell>
          <table:table-cell office:value-type="float" office:value="-0.19951771527" calcext:value-type="float">
            <text:p>-0.19951771527</text:p>
          </table:table-cell>
        </table:table-row>
        <table:table-row table:style-name="ro1">
          <table:table-cell office:value-type="float" office:value="0.0000526" calcext:value-type="float">
            <text:p>0.0000526</text:p>
          </table:table-cell>
          <table:table-cell office:value-type="float" office:value="-0.19711057628" calcext:value-type="float">
            <text:p>-0.19711057628</text:p>
          </table:table-cell>
        </table:table-row>
        <table:table-row table:style-name="ro1">
          <table:table-cell office:value-type="float" office:value="0.00005265" calcext:value-type="float">
            <text:p>0.00005265</text:p>
          </table:table-cell>
          <table:table-cell office:value-type="float" office:value="-0.20197413646" calcext:value-type="float">
            <text:p>-0.20197413646</text:p>
          </table:table-cell>
        </table:table-row>
        <table:table-row table:style-name="ro1">
          <table:table-cell office:value-type="float" office:value="0.0000527" calcext:value-type="float">
            <text:p>0.0000527</text:p>
          </table:table-cell>
          <table:table-cell office:value-type="float" office:value="-0.19485977145" calcext:value-type="float">
            <text:p>-0.19485977145</text:p>
          </table:table-cell>
        </table:table-row>
        <table:table-row table:style-name="ro1">
          <table:table-cell office:value-type="float" office:value="0.00005275" calcext:value-type="float">
            <text:p>0.00005275</text:p>
          </table:table-cell>
          <table:table-cell office:value-type="float" office:value="-0.19614572166" calcext:value-type="float">
            <text:p>-0.19614572166</text:p>
          </table:table-cell>
        </table:table-row>
        <table:table-row table:style-name="ro1">
          <table:table-cell office:value-type="float" office:value="0.0000528" calcext:value-type="float">
            <text:p>0.0000528</text:p>
          </table:table-cell>
          <table:table-cell office:value-type="float" office:value="-0.20033458763" calcext:value-type="float">
            <text:p>-0.20033458763</text:p>
          </table:table-cell>
        </table:table-row>
        <table:table-row table:style-name="ro1">
          <table:table-cell office:value-type="float" office:value="0.00005285" calcext:value-type="float">
            <text:p>0.00005285</text:p>
          </table:table-cell>
          <table:table-cell office:value-type="float" office:value="-0.19694730734" calcext:value-type="float">
            <text:p>-0.19694730734</text:p>
          </table:table-cell>
        </table:table-row>
        <table:table-row table:style-name="ro1">
          <table:table-cell office:value-type="float" office:value="0.0000529" calcext:value-type="float">
            <text:p>0.0000529</text:p>
          </table:table-cell>
          <table:table-cell office:value-type="float" office:value="-0.19802135466" calcext:value-type="float">
            <text:p>-0.19802135466</text:p>
          </table:table-cell>
        </table:table-row>
        <table:table-row table:style-name="ro1">
          <table:table-cell office:value-type="float" office:value="0.00005295" calcext:value-type="float">
            <text:p>0.00005295</text:p>
          </table:table-cell>
          <table:table-cell office:value-type="float" office:value="-0.193488644" calcext:value-type="float">
            <text:p>-0.193488644</text:p>
          </table:table-cell>
        </table:table-row>
        <table:table-row table:style-name="ro1">
          <table:table-cell office:value-type="float" office:value="0.000053" calcext:value-type="float">
            <text:p>0.000053</text:p>
          </table:table-cell>
          <table:table-cell office:value-type="float" office:value="-0.19399489832" calcext:value-type="float">
            <text:p>-0.19399489832</text:p>
          </table:table-cell>
        </table:table-row>
        <table:table-row table:style-name="ro1">
          <table:table-cell office:value-type="float" office:value="0.00005305" calcext:value-type="float">
            <text:p>0.00005305</text:p>
          </table:table-cell>
          <table:table-cell office:value-type="float" office:value="-0.1976379214" calcext:value-type="float">
            <text:p>-0.1976379214</text:p>
          </table:table-cell>
        </table:table-row>
        <table:table-row table:style-name="ro1">
          <table:table-cell office:value-type="float" office:value="0.0000531" calcext:value-type="float">
            <text:p>0.0000531</text:p>
          </table:table-cell>
          <table:table-cell office:value-type="float" office:value="-0.19051755629" calcext:value-type="float">
            <text:p>-0.19051755629</text:p>
          </table:table-cell>
        </table:table-row>
        <table:table-row table:style-name="ro1">
          <table:table-cell office:value-type="float" office:value="0.00005315" calcext:value-type="float">
            <text:p>0.00005315</text:p>
          </table:table-cell>
          <table:table-cell office:value-type="float" office:value="-0.19268146526" calcext:value-type="float">
            <text:p>-0.19268146526</text:p>
          </table:table-cell>
        </table:table-row>
        <table:table-row table:style-name="ro1">
          <table:table-cell office:value-type="float" office:value="0.0000532" calcext:value-type="float">
            <text:p>0.0000532</text:p>
          </table:table-cell>
          <table:table-cell office:value-type="float" office:value="-0.18921054544" calcext:value-type="float">
            <text:p>-0.18921054544</text:p>
          </table:table-cell>
        </table:table-row>
        <table:table-row table:style-name="ro1">
          <table:table-cell office:value-type="float" office:value="0.00005325" calcext:value-type="float">
            <text:p>0.00005325</text:p>
          </table:table-cell>
          <table:table-cell office:value-type="float" office:value="-0.19550879188" calcext:value-type="float">
            <text:p>-0.19550879188</text:p>
          </table:table-cell>
        </table:table-row>
        <table:table-row table:style-name="ro1">
          <table:table-cell office:value-type="float" office:value="0.0000533" calcext:value-type="float">
            <text:p>0.0000533</text:p>
          </table:table-cell>
          <table:table-cell office:value-type="float" office:value="-0.19512439377" calcext:value-type="float">
            <text:p>-0.19512439377</text:p>
          </table:table-cell>
        </table:table-row>
        <table:table-row table:style-name="ro1">
          <table:table-cell office:value-type="float" office:value="0.00005335" calcext:value-type="float">
            <text:p>0.00005335</text:p>
          </table:table-cell>
          <table:table-cell office:value-type="float" office:value="-0.1890820258" calcext:value-type="float">
            <text:p>-0.1890820258</text:p>
          </table:table-cell>
        </table:table-row>
        <table:table-row table:style-name="ro1">
          <table:table-cell office:value-type="float" office:value="0.0000534" calcext:value-type="float">
            <text:p>0.0000534</text:p>
          </table:table-cell>
          <table:table-cell office:value-type="float" office:value="-0.19180750154" calcext:value-type="float">
            <text:p>-0.19180750154</text:p>
          </table:table-cell>
        </table:table-row>
        <table:table-row table:style-name="ro1">
          <table:table-cell office:value-type="float" office:value="0.00005345" calcext:value-type="float">
            <text:p>0.00005345</text:p>
          </table:table-cell>
          <table:table-cell office:value-type="float" office:value="-0.19022308425" calcext:value-type="float">
            <text:p>-0.19022308425</text:p>
          </table:table-cell>
        </table:table-row>
        <table:table-row table:style-name="ro1">
          <table:table-cell office:value-type="float" office:value="0.0000535" calcext:value-type="float">
            <text:p>0.0000535</text:p>
          </table:table-cell>
          <table:table-cell office:value-type="float" office:value="-0.18756259949" calcext:value-type="float">
            <text:p>-0.18756259949</text:p>
          </table:table-cell>
        </table:table-row>
        <table:table-row table:style-name="ro1">
          <table:table-cell office:value-type="float" office:value="0.00005355" calcext:value-type="float">
            <text:p>0.00005355</text:p>
          </table:table-cell>
          <table:table-cell office:value-type="float" office:value="-0.18988982264" calcext:value-type="float">
            <text:p>-0.18988982264</text:p>
          </table:table-cell>
        </table:table-row>
        <table:table-row table:style-name="ro1">
          <table:table-cell office:value-type="float" office:value="0.0000536" calcext:value-type="float">
            <text:p>0.0000536</text:p>
          </table:table-cell>
          <table:table-cell office:value-type="float" office:value="-0.18384745467" calcext:value-type="float">
            <text:p>-0.18384745467</text:p>
          </table:table-cell>
        </table:table-row>
        <table:table-row table:style-name="ro1">
          <table:table-cell office:value-type="float" office:value="0.00005365" calcext:value-type="float">
            <text:p>0.00005365</text:p>
          </table:table-cell>
          <table:table-cell office:value-type="float" office:value="-0.19008196139" calcext:value-type="float">
            <text:p>-0.19008196139</text:p>
          </table:table-cell>
        </table:table-row>
        <table:table-row table:style-name="ro1">
          <table:table-cell office:value-type="float" office:value="0.0000537" calcext:value-type="float">
            <text:p>0.0000537</text:p>
          </table:table-cell>
          <table:table-cell office:value-type="float" office:value="-0.18544960089" calcext:value-type="float">
            <text:p>-0.18544960089</text:p>
          </table:table-cell>
        </table:table-row>
        <table:table-row table:style-name="ro1">
          <table:table-cell office:value-type="float" office:value="0.00005375" calcext:value-type="float">
            <text:p>0.00005375</text:p>
          </table:table-cell>
          <table:table-cell office:value-type="float" office:value="-0.19095550299" calcext:value-type="float">
            <text:p>-0.19095550299</text:p>
          </table:table-cell>
        </table:table-row>
        <table:table-row table:style-name="ro1">
          <table:table-cell office:value-type="float" office:value="0.0000538" calcext:value-type="float">
            <text:p>0.0000538</text:p>
          </table:table-cell>
          <table:table-cell office:value-type="float" office:value="-0.19029021597" calcext:value-type="float">
            <text:p>-0.19029021597</text:p>
          </table:table-cell>
        </table:table-row>
        <table:table-row table:style-name="ro1">
          <table:table-cell office:value-type="float" office:value="0.00005385" calcext:value-type="float">
            <text:p>0.00005385</text:p>
          </table:table-cell>
          <table:table-cell office:value-type="float" office:value="-0.18945829815" calcext:value-type="float">
            <text:p>-0.18945829815</text:p>
          </table:table-cell>
        </table:table-row>
        <table:table-row table:style-name="ro1">
          <table:table-cell office:value-type="float" office:value="0.0000539" calcext:value-type="float">
            <text:p>0.0000539</text:p>
          </table:table-cell>
          <table:table-cell office:value-type="float" office:value="-0.18974562435" calcext:value-type="float">
            <text:p>-0.18974562435</text:p>
          </table:table-cell>
        </table:table-row>
        <table:table-row table:style-name="ro1">
          <table:table-cell office:value-type="float" office:value="0.00005395" calcext:value-type="float">
            <text:p>0.00005395</text:p>
          </table:table-cell>
          <table:table-cell office:value-type="float" office:value="-0.18776408513" calcext:value-type="float">
            <text:p>-0.18776408513</text:p>
          </table:table-cell>
        </table:table-row>
        <table:table-row table:style-name="ro1">
          <table:table-cell office:value-type="float" office:value="0.000054" calcext:value-type="float">
            <text:p>0.000054</text:p>
          </table:table-cell>
          <table:table-cell office:value-type="float" office:value="-0.18582520991" calcext:value-type="float">
            <text:p>-0.18582520991</text:p>
          </table:table-cell>
        </table:table-row>
        <table:table-row table:style-name="ro1">
          <table:table-cell office:value-type="float" office:value="0.00005405" calcext:value-type="float">
            <text:p>0.00005405</text:p>
          </table:table-cell>
          <table:table-cell office:value-type="float" office:value="-0.1849120948" calcext:value-type="float">
            <text:p>-0.1849120948</text:p>
          </table:table-cell>
        </table:table-row>
        <table:table-row table:style-name="ro1">
          <table:table-cell office:value-type="float" office:value="0.0000541" calcext:value-type="float">
            <text:p>0.0000541</text:p>
          </table:table-cell>
          <table:table-cell office:value-type="float" office:value="-0.18441280541" calcext:value-type="float">
            <text:p>-0.18441280541</text:p>
          </table:table-cell>
        </table:table-row>
        <table:table-row table:style-name="ro1">
          <table:table-cell office:value-type="float" office:value="0.00005415" calcext:value-type="float">
            <text:p>0.00005415</text:p>
          </table:table-cell>
          <table:table-cell office:value-type="float" office:value="-0.18276077397" calcext:value-type="float">
            <text:p>-0.18276077397</text:p>
          </table:table-cell>
        </table:table-row>
        <table:table-row table:style-name="ro1">
          <table:table-cell office:value-type="float" office:value="0.0000542" calcext:value-type="float">
            <text:p>0.0000542</text:p>
          </table:table-cell>
          <table:table-cell office:value-type="float" office:value="-0.18543671123" calcext:value-type="float">
            <text:p>-0.18543671123</text:p>
          </table:table-cell>
        </table:table-row>
        <table:table-row table:style-name="ro1">
          <table:table-cell office:value-type="float" office:value="0.00005425" calcext:value-type="float">
            <text:p>0.00005425</text:p>
          </table:table-cell>
          <table:table-cell office:value-type="float" office:value="-0.18063389072" calcext:value-type="float">
            <text:p>-0.18063389072</text:p>
          </table:table-cell>
        </table:table-row>
        <table:table-row table:style-name="ro1">
          <table:table-cell office:value-type="float" office:value="0.0000543" calcext:value-type="float">
            <text:p>0.0000543</text:p>
          </table:table-cell>
          <table:table-cell office:value-type="float" office:value="-0.17802249218" calcext:value-type="float">
            <text:p>-0.17802249218</text:p>
          </table:table-cell>
        </table:table-row>
        <table:table-row table:style-name="ro1">
          <table:table-cell office:value-type="float" office:value="0.00005435" calcext:value-type="float">
            <text:p>0.00005435</text:p>
          </table:table-cell>
          <table:table-cell office:value-type="float" office:value="-0.17838914629" calcext:value-type="float">
            <text:p>-0.17838914629</text:p>
          </table:table-cell>
        </table:table-row>
        <table:table-row table:style-name="ro1">
          <table:table-cell office:value-type="float" office:value="0.0000544" calcext:value-type="float">
            <text:p>0.0000544</text:p>
          </table:table-cell>
          <table:table-cell office:value-type="float" office:value="-0.18418932445" calcext:value-type="float">
            <text:p>-0.18418932445</text:p>
          </table:table-cell>
        </table:table-row>
        <table:table-row table:style-name="ro1">
          <table:table-cell office:value-type="float" office:value="0.00005445" calcext:value-type="float">
            <text:p>0.00005445</text:p>
          </table:table-cell>
          <table:table-cell office:value-type="float" office:value="-0.17633076664" calcext:value-type="float">
            <text:p>-0.17633076664</text:p>
          </table:table-cell>
        </table:table-row>
        <table:table-row table:style-name="ro1">
          <table:table-cell office:value-type="float" office:value="0.0000545" calcext:value-type="float">
            <text:p>0.0000545</text:p>
          </table:table-cell>
          <table:table-cell office:value-type="float" office:value="-0.17694622874" calcext:value-type="float">
            <text:p>-0.17694622874</text:p>
          </table:table-cell>
        </table:table-row>
        <table:table-row table:style-name="ro1">
          <table:table-cell office:value-type="float" office:value="0.00005455" calcext:value-type="float">
            <text:p>0.00005455</text:p>
          </table:table-cell>
          <table:table-cell office:value-type="float" office:value="-0.17847384111" calcext:value-type="float">
            <text:p>-0.17847384111</text:p>
          </table:table-cell>
        </table:table-row>
        <table:table-row table:style-name="ro1">
          <table:table-cell office:value-type="float" office:value="0.0000546" calcext:value-type="float">
            <text:p>0.0000546</text:p>
          </table:table-cell>
          <table:table-cell office:value-type="float" office:value="-0.1796344074" calcext:value-type="float">
            <text:p>-0.1796344074</text:p>
          </table:table-cell>
        </table:table-row>
        <table:table-row table:style-name="ro1">
          <table:table-cell office:value-type="float" office:value="0.00005465" calcext:value-type="float">
            <text:p>0.00005465</text:p>
          </table:table-cell>
          <table:table-cell office:value-type="float" office:value="-0.17938211694" calcext:value-type="float">
            <text:p>-0.17938211694</text:p>
          </table:table-cell>
        </table:table-row>
        <table:table-row table:style-name="ro1">
          <table:table-cell office:value-type="float" office:value="0.0000547" calcext:value-type="float">
            <text:p>0.0000547</text:p>
          </table:table-cell>
          <table:table-cell office:value-type="float" office:value="-0.17703405929" calcext:value-type="float">
            <text:p>-0.17703405929</text:p>
          </table:table-cell>
        </table:table-row>
        <table:table-row table:style-name="ro1">
          <table:table-cell office:value-type="float" office:value="0.00005475" calcext:value-type="float">
            <text:p>0.00005475</text:p>
          </table:table-cell>
          <table:table-cell office:value-type="float" office:value="-0.18002353925" calcext:value-type="float">
            <text:p>-0.18002353925</text:p>
          </table:table-cell>
        </table:table-row>
        <table:table-row table:style-name="ro1">
          <table:table-cell office:value-type="float" office:value="0.0000548" calcext:value-type="float">
            <text:p>0.0000548</text:p>
          </table:table-cell>
          <table:table-cell office:value-type="float" office:value="-0.17724896223" calcext:value-type="float">
            <text:p>-0.17724896223</text:p>
          </table:table-cell>
        </table:table-row>
        <table:table-row table:style-name="ro1">
          <table:table-cell office:value-type="float" office:value="0.00005485" calcext:value-type="float">
            <text:p>0.00005485</text:p>
          </table:table-cell>
          <table:table-cell office:value-type="float" office:value="-0.17880699719" calcext:value-type="float">
            <text:p>-0.17880699719</text:p>
          </table:table-cell>
        </table:table-row>
        <table:table-row table:style-name="ro1">
          <table:table-cell office:value-type="float" office:value="0.0000549" calcext:value-type="float">
            <text:p>0.0000549</text:p>
          </table:table-cell>
          <table:table-cell office:value-type="float" office:value="-0.17457254255" calcext:value-type="float">
            <text:p>-0.17457254255</text:p>
          </table:table-cell>
        </table:table-row>
        <table:table-row table:style-name="ro1">
          <table:table-cell office:value-type="float" office:value="0.00005495" calcext:value-type="float">
            <text:p>0.00005495</text:p>
          </table:table-cell>
          <table:table-cell office:value-type="float" office:value="-0.17432656876" calcext:value-type="float">
            <text:p>-0.17432656876</text:p>
          </table:table-cell>
        </table:table-row>
        <table:table-row table:style-name="ro1">
          <table:table-cell office:value-type="float" office:value="0.000055" calcext:value-type="float">
            <text:p>0.000055</text:p>
          </table:table-cell>
          <table:table-cell office:value-type="float" office:value="-0.17498808688" calcext:value-type="float">
            <text:p>-0.17498808688</text:p>
          </table:table-cell>
        </table:table-row>
        <table:table-row table:style-name="ro1">
          <table:table-cell office:value-type="float" office:value="0.00005505" calcext:value-type="float">
            <text:p>0.00005505</text:p>
          </table:table-cell>
          <table:table-cell office:value-type="float" office:value="-0.17380825394" calcext:value-type="float">
            <text:p>-0.17380825394</text:p>
          </table:table-cell>
        </table:table-row>
        <table:table-row table:style-name="ro1">
          <table:table-cell office:value-type="float" office:value="0.0000551" calcext:value-type="float">
            <text:p>0.0000551</text:p>
          </table:table-cell>
          <table:table-cell office:value-type="float" office:value="-0.1733576588" calcext:value-type="float">
            <text:p>-0.1733576588</text:p>
          </table:table-cell>
        </table:table-row>
        <table:table-row table:style-name="ro1">
          <table:table-cell office:value-type="float" office:value="0.00005515" calcext:value-type="float">
            <text:p>0.00005515</text:p>
          </table:table-cell>
          <table:table-cell office:value-type="float" office:value="-0.17559087039" calcext:value-type="float">
            <text:p>-0.17559087039</text:p>
          </table:table-cell>
        </table:table-row>
        <table:table-row table:style-name="ro1">
          <table:table-cell office:value-type="float" office:value="0.0000552" calcext:value-type="float">
            <text:p>0.0000552</text:p>
          </table:table-cell>
          <table:table-cell office:value-type="float" office:value="-0.17355858664" calcext:value-type="float">
            <text:p>-0.17355858664</text:p>
          </table:table-cell>
        </table:table-row>
        <table:table-row table:style-name="ro1">
          <table:table-cell office:value-type="float" office:value="0.00005525" calcext:value-type="float">
            <text:p>0.00005525</text:p>
          </table:table-cell>
          <table:table-cell office:value-type="float" office:value="-0.17581587398" calcext:value-type="float">
            <text:p>-0.17581587398</text:p>
          </table:table-cell>
        </table:table-row>
        <table:table-row table:style-name="ro1">
          <table:table-cell office:value-type="float" office:value="0.0000553" calcext:value-type="float">
            <text:p>0.0000553</text:p>
          </table:table-cell>
          <table:table-cell office:value-type="float" office:value="-0.1710113047" calcext:value-type="float">
            <text:p>-0.1710113047</text:p>
          </table:table-cell>
        </table:table-row>
        <table:table-row table:style-name="ro1">
          <table:table-cell office:value-type="float" office:value="0.00005535" calcext:value-type="float">
            <text:p>0.00005535</text:p>
          </table:table-cell>
          <table:table-cell office:value-type="float" office:value="-0.17354590804" calcext:value-type="float">
            <text:p>-0.17354590804</text:p>
          </table:table-cell>
        </table:table-row>
        <table:table-row table:style-name="ro1">
          <table:table-cell office:value-type="float" office:value="0.0000554" calcext:value-type="float">
            <text:p>0.0000554</text:p>
          </table:table-cell>
          <table:table-cell office:value-type="float" office:value="-0.17145568869" calcext:value-type="float">
            <text:p>-0.17145568869</text:p>
          </table:table-cell>
        </table:table-row>
        <table:table-row table:style-name="ro1">
          <table:table-cell office:value-type="float" office:value="0.00005545" calcext:value-type="float">
            <text:p>0.00005545</text:p>
          </table:table-cell>
          <table:table-cell office:value-type="float" office:value="-0.17075838106" calcext:value-type="float">
            <text:p>-0.17075838106</text:p>
          </table:table-cell>
        </table:table-row>
        <table:table-row table:style-name="ro1">
          <table:table-cell office:value-type="float" office:value="0.0000555" calcext:value-type="float">
            <text:p>0.0000555</text:p>
          </table:table-cell>
          <table:table-cell office:value-type="float" office:value="-0.16957458324" calcext:value-type="float">
            <text:p>-0.16957458324</text:p>
          </table:table-cell>
        </table:table-row>
        <table:table-row table:style-name="ro1">
          <table:table-cell office:value-type="float" office:value="0.00005555" calcext:value-type="float">
            <text:p>0.00005555</text:p>
          </table:table-cell>
          <table:table-cell office:value-type="float" office:value="-0.16840432332" calcext:value-type="float">
            <text:p>-0.16840432332</text:p>
          </table:table-cell>
        </table:table-row>
        <table:table-row table:style-name="ro1">
          <table:table-cell office:value-type="float" office:value="0.0000556" calcext:value-type="float">
            <text:p>0.0000556</text:p>
          </table:table-cell>
          <table:table-cell office:value-type="float" office:value="-0.16534985237" calcext:value-type="float">
            <text:p>-0.16534985237</text:p>
          </table:table-cell>
        </table:table-row>
        <table:table-row table:style-name="ro1">
          <table:table-cell office:value-type="float" office:value="0.00005565" calcext:value-type="float">
            <text:p>0.00005565</text:p>
          </table:table-cell>
          <table:table-cell office:value-type="float" office:value="-0.17256673158" calcext:value-type="float">
            <text:p>-0.17256673158</text:p>
          </table:table-cell>
        </table:table-row>
        <table:table-row table:style-name="ro1">
          <table:table-cell office:value-type="float" office:value="0.0000557" calcext:value-type="float">
            <text:p>0.0000557</text:p>
          </table:table-cell>
          <table:table-cell office:value-type="float" office:value="-0.16951547174" calcext:value-type="float">
            <text:p>-0.16951547174</text:p>
          </table:table-cell>
        </table:table-row>
        <table:table-row table:style-name="ro1">
          <table:table-cell office:value-type="float" office:value="0.00005575" calcext:value-type="float">
            <text:p>0.00005575</text:p>
          </table:table-cell>
          <table:table-cell office:value-type="float" office:value="-0.16617667463" calcext:value-type="float">
            <text:p>-0.16617667463</text:p>
          </table:table-cell>
        </table:table-row>
        <table:table-row table:style-name="ro1">
          <table:table-cell office:value-type="float" office:value="0.0000558" calcext:value-type="float">
            <text:p>0.0000558</text:p>
          </table:table-cell>
          <table:table-cell office:value-type="float" office:value="-0.16763650702" calcext:value-type="float">
            <text:p>-0.16763650702</text:p>
          </table:table-cell>
        </table:table-row>
        <table:table-row table:style-name="ro1">
          <table:table-cell office:value-type="float" office:value="0.00005585" calcext:value-type="float">
            <text:p>0.00005585</text:p>
          </table:table-cell>
          <table:table-cell office:value-type="float" office:value="-0.16889728095" calcext:value-type="float">
            <text:p>-0.16889728095</text:p>
          </table:table-cell>
        </table:table-row>
        <table:table-row table:style-name="ro1">
          <table:table-cell office:value-type="float" office:value="0.0000559" calcext:value-type="float">
            <text:p>0.0000559</text:p>
          </table:table-cell>
          <table:table-cell office:value-type="float" office:value="-0.16263107021" calcext:value-type="float">
            <text:p>-0.16263107021</text:p>
          </table:table-cell>
        </table:table-row>
        <table:table-row table:style-name="ro1">
          <table:table-cell office:value-type="float" office:value="0.00005595" calcext:value-type="float">
            <text:p>0.00005595</text:p>
          </table:table-cell>
          <table:table-cell office:value-type="float" office:value="-0.16651396143" calcext:value-type="float">
            <text:p>-0.16651396143</text:p>
          </table:table-cell>
        </table:table-row>
        <table:table-row table:style-name="ro1">
          <table:table-cell office:value-type="float" office:value="0.000056" calcext:value-type="float">
            <text:p>0.000056</text:p>
          </table:table-cell>
          <table:table-cell office:value-type="float" office:value="-0.16928838771" calcext:value-type="float">
            <text:p>-0.16928838771</text:p>
          </table:table-cell>
        </table:table-row>
        <table:table-row table:style-name="ro1">
          <table:table-cell office:value-type="float" office:value="0.00005605" calcext:value-type="float">
            <text:p>0.00005605</text:p>
          </table:table-cell>
          <table:table-cell office:value-type="float" office:value="-0.16838217724" calcext:value-type="float">
            <text:p>-0.16838217724</text:p>
          </table:table-cell>
        </table:table-row>
        <table:table-row table:style-name="ro1">
          <table:table-cell office:value-type="float" office:value="0.0000561" calcext:value-type="float">
            <text:p>0.0000561</text:p>
          </table:table-cell>
          <table:table-cell office:value-type="float" office:value="-0.16436217326" calcext:value-type="float">
            <text:p>-0.16436217326</text:p>
          </table:table-cell>
        </table:table-row>
        <table:table-row table:style-name="ro1">
          <table:table-cell office:value-type="float" office:value="0.00005615" calcext:value-type="float">
            <text:p>0.00005615</text:p>
          </table:table-cell>
          <table:table-cell office:value-type="float" office:value="-0.16421998003" calcext:value-type="float">
            <text:p>-0.16421998003</text:p>
          </table:table-cell>
        </table:table-row>
        <table:table-row table:style-name="ro1">
          <table:table-cell office:value-type="float" office:value="0.0000562" calcext:value-type="float">
            <text:p>0.0000562</text:p>
          </table:table-cell>
          <table:table-cell office:value-type="float" office:value="-0.16424101052" calcext:value-type="float">
            <text:p>-0.16424101052</text:p>
          </table:table-cell>
        </table:table-row>
        <table:table-row table:style-name="ro1">
          <table:table-cell office:value-type="float" office:value="0.00005625" calcext:value-type="float">
            <text:p>0.00005625</text:p>
          </table:table-cell>
          <table:table-cell office:value-type="float" office:value="-0.16490889054" calcext:value-type="float">
            <text:p>-0.16490889054</text:p>
          </table:table-cell>
        </table:table-row>
        <table:table-row table:style-name="ro1">
          <table:table-cell office:value-type="float" office:value="0.0000563" calcext:value-type="float">
            <text:p>0.0000563</text:p>
          </table:table-cell>
          <table:table-cell office:value-type="float" office:value="-0.1679292906" calcext:value-type="float">
            <text:p>-0.1679292906</text:p>
          </table:table-cell>
        </table:table-row>
        <table:table-row table:style-name="ro1">
          <table:table-cell office:value-type="float" office:value="0.00005635" calcext:value-type="float">
            <text:p>0.00005635</text:p>
          </table:table-cell>
          <table:table-cell office:value-type="float" office:value="-0.15939070181" calcext:value-type="float">
            <text:p>-0.15939070181</text:p>
          </table:table-cell>
        </table:table-row>
        <table:table-row table:style-name="ro1">
          <table:table-cell office:value-type="float" office:value="0.0000564" calcext:value-type="float">
            <text:p>0.0000564</text:p>
          </table:table-cell>
          <table:table-cell office:value-type="float" office:value="-0.16349309404" calcext:value-type="float">
            <text:p>-0.16349309404</text:p>
          </table:table-cell>
        </table:table-row>
        <table:table-row table:style-name="ro1">
          <table:table-cell office:value-type="float" office:value="0.00005645" calcext:value-type="float">
            <text:p>0.00005645</text:p>
          </table:table-cell>
          <table:table-cell office:value-type="float" office:value="-0.16138152761" calcext:value-type="float">
            <text:p>-0.16138152761</text:p>
          </table:table-cell>
        </table:table-row>
        <table:table-row table:style-name="ro1">
          <table:table-cell office:value-type="float" office:value="0.0000565" calcext:value-type="float">
            <text:p>0.0000565</text:p>
          </table:table-cell>
          <table:table-cell office:value-type="float" office:value="-0.16239718707" calcext:value-type="float">
            <text:p>-0.16239718707</text:p>
          </table:table-cell>
        </table:table-row>
        <table:table-row table:style-name="ro1">
          <table:table-cell office:value-type="float" office:value="0.00005655" calcext:value-type="float">
            <text:p>0.00005655</text:p>
          </table:table-cell>
          <table:table-cell office:value-type="float" office:value="-0.16512335629" calcext:value-type="float">
            <text:p>-0.16512335629</text:p>
          </table:table-cell>
        </table:table-row>
        <table:table-row table:style-name="ro1">
          <table:table-cell office:value-type="float" office:value="0.0000566" calcext:value-type="float">
            <text:p>0.0000566</text:p>
          </table:table-cell>
          <table:table-cell office:value-type="float" office:value="-0.16302255385" calcext:value-type="float">
            <text:p>-0.16302255385</text:p>
          </table:table-cell>
        </table:table-row>
        <table:table-row table:style-name="ro1">
          <table:table-cell office:value-type="float" office:value="0.00005665" calcext:value-type="float">
            <text:p>0.00005665</text:p>
          </table:table-cell>
          <table:table-cell office:value-type="float" office:value="-0.16226788349" calcext:value-type="float">
            <text:p>-0.16226788349</text:p>
          </table:table-cell>
        </table:table-row>
        <table:table-row table:style-name="ro1">
          <table:table-cell office:value-type="float" office:value="0.0000567" calcext:value-type="float">
            <text:p>0.0000567</text:p>
          </table:table-cell>
          <table:table-cell office:value-type="float" office:value="-0.1619953314" calcext:value-type="float">
            <text:p>-0.1619953314</text:p>
          </table:table-cell>
        </table:table-row>
        <table:table-row table:style-name="ro1">
          <table:table-cell office:value-type="float" office:value="0.00005675" calcext:value-type="float">
            <text:p>0.00005675</text:p>
          </table:table-cell>
          <table:table-cell office:value-type="float" office:value="-0.16289585836" calcext:value-type="float">
            <text:p>-0.16289585836</text:p>
          </table:table-cell>
        </table:table-row>
        <table:table-row table:style-name="ro1">
          <table:table-cell office:value-type="float" office:value="0.0000568" calcext:value-type="float">
            <text:p>0.0000568</text:p>
          </table:table-cell>
          <table:table-cell office:value-type="float" office:value="-0.15887142215" calcext:value-type="float">
            <text:p>-0.15887142215</text:p>
          </table:table-cell>
        </table:table-row>
        <table:table-row table:style-name="ro1">
          <table:table-cell office:value-type="float" office:value="0.00005685" calcext:value-type="float">
            <text:p>0.00005685</text:p>
          </table:table-cell>
          <table:table-cell office:value-type="float" office:value="-0.16038478806" calcext:value-type="float">
            <text:p>-0.16038478806</text:p>
          </table:table-cell>
        </table:table-row>
        <table:table-row table:style-name="ro1">
          <table:table-cell office:value-type="float" office:value="0.0000569" calcext:value-type="float">
            <text:p>0.0000569</text:p>
          </table:table-cell>
          <table:table-cell office:value-type="float" office:value="-0.15779466122" calcext:value-type="float">
            <text:p>-0.15779466122</text:p>
          </table:table-cell>
        </table:table-row>
        <table:table-row table:style-name="ro1">
          <table:table-cell office:value-type="float" office:value="0.00005695" calcext:value-type="float">
            <text:p>0.00005695</text:p>
          </table:table-cell>
          <table:table-cell office:value-type="float" office:value="-0.15687813902" calcext:value-type="float">
            <text:p>-0.15687813902</text:p>
          </table:table-cell>
        </table:table-row>
        <table:table-row table:style-name="ro1">
          <table:table-cell office:value-type="float" office:value="0.000057" calcext:value-type="float">
            <text:p>0.000057</text:p>
          </table:table-cell>
          <table:table-cell office:value-type="float" office:value="-0.15750627972" calcext:value-type="float">
            <text:p>-0.15750627972</text:p>
          </table:table-cell>
        </table:table-row>
        <table:table-row table:style-name="ro1">
          <table:table-cell office:value-type="float" office:value="0.00005705" calcext:value-type="float">
            <text:p>0.00005705</text:p>
          </table:table-cell>
          <table:table-cell office:value-type="float" office:value="-0.1585970459" calcext:value-type="float">
            <text:p>-0.1585970459</text:p>
          </table:table-cell>
        </table:table-row>
        <table:table-row table:style-name="ro1">
          <table:table-cell office:value-type="float" office:value="0.0000571" calcext:value-type="float">
            <text:p>0.0000571</text:p>
          </table:table-cell>
          <table:table-cell office:value-type="float" office:value="-0.15842854572" calcext:value-type="float">
            <text:p>-0.15842854572</text:p>
          </table:table-cell>
        </table:table-row>
        <table:table-row table:style-name="ro1">
          <table:table-cell office:value-type="float" office:value="0.00005715" calcext:value-type="float">
            <text:p>0.00005715</text:p>
          </table:table-cell>
          <table:table-cell office:value-type="float" office:value="-0.15725726066" calcext:value-type="float">
            <text:p>-0.15725726066</text:p>
          </table:table-cell>
        </table:table-row>
        <table:table-row table:style-name="ro1">
          <table:table-cell office:value-type="float" office:value="0.0000572" calcext:value-type="float">
            <text:p>0.0000572</text:p>
          </table:table-cell>
          <table:table-cell office:value-type="float" office:value="-0.15686331969" calcext:value-type="float">
            <text:p>-0.15686331969</text:p>
          </table:table-cell>
        </table:table-row>
        <table:table-row table:style-name="ro1">
          <table:table-cell office:value-type="float" office:value="0.00005725" calcext:value-type="float">
            <text:p>0.00005725</text:p>
          </table:table-cell>
          <table:table-cell office:value-type="float" office:value="-0.15478124117" calcext:value-type="float">
            <text:p>-0.15478124117</text:p>
          </table:table-cell>
        </table:table-row>
        <table:table-row table:style-name="ro1">
          <table:table-cell office:value-type="float" office:value="0.0000573" calcext:value-type="float">
            <text:p>0.0000573</text:p>
          </table:table-cell>
          <table:table-cell office:value-type="float" office:value="-0.1545652528" calcext:value-type="float">
            <text:p>-0.1545652528</text:p>
          </table:table-cell>
        </table:table-row>
        <table:table-row table:style-name="ro1">
          <table:table-cell office:value-type="float" office:value="0.00005735" calcext:value-type="float">
            <text:p>0.00005735</text:p>
          </table:table-cell>
          <table:table-cell office:value-type="float" office:value="-0.15751520449" calcext:value-type="float">
            <text:p>-0.15751520449</text:p>
          </table:table-cell>
        </table:table-row>
        <table:table-row table:style-name="ro1">
          <table:table-cell office:value-type="float" office:value="0.0000574" calcext:value-type="float">
            <text:p>0.0000574</text:p>
          </table:table-cell>
          <table:table-cell office:value-type="float" office:value="-0.15380725073" calcext:value-type="float">
            <text:p>-0.15380725073</text:p>
          </table:table-cell>
        </table:table-row>
        <table:table-row table:style-name="ro1">
          <table:table-cell office:value-type="float" office:value="0.00005745" calcext:value-type="float">
            <text:p>0.00005745</text:p>
          </table:table-cell>
          <table:table-cell office:value-type="float" office:value="-0.15437187784" calcext:value-type="float">
            <text:p>-0.15437187784</text:p>
          </table:table-cell>
        </table:table-row>
        <table:table-row table:style-name="ro1">
          <table:table-cell office:value-type="float" office:value="0.0000575" calcext:value-type="float">
            <text:p>0.0000575</text:p>
          </table:table-cell>
          <table:table-cell office:value-type="float" office:value="-0.15560595285" calcext:value-type="float">
            <text:p>-0.15560595285</text:p>
          </table:table-cell>
        </table:table-row>
        <table:table-row table:style-name="ro1">
          <table:table-cell office:value-type="float" office:value="0.00005755" calcext:value-type="float">
            <text:p>0.00005755</text:p>
          </table:table-cell>
          <table:table-cell office:value-type="float" office:value="-0.15622726429" calcext:value-type="float">
            <text:p>-0.15622726429</text:p>
          </table:table-cell>
        </table:table-row>
        <table:table-row table:style-name="ro1">
          <table:table-cell office:value-type="float" office:value="0.0000576" calcext:value-type="float">
            <text:p>0.0000576</text:p>
          </table:table-cell>
          <table:table-cell office:value-type="float" office:value="-0.14958790185" calcext:value-type="float">
            <text:p>-0.14958790185</text:p>
          </table:table-cell>
        </table:table-row>
        <table:table-row table:style-name="ro1">
          <table:table-cell office:value-type="float" office:value="0.00005765" calcext:value-type="float">
            <text:p>0.00005765</text:p>
          </table:table-cell>
          <table:table-cell office:value-type="float" office:value="-0.15538761268" calcext:value-type="float">
            <text:p>-0.15538761268</text:p>
          </table:table-cell>
        </table:table-row>
        <table:table-row table:style-name="ro1">
          <table:table-cell office:value-type="float" office:value="0.0000577" calcext:value-type="float">
            <text:p>0.0000577</text:p>
          </table:table-cell>
          <table:table-cell office:value-type="float" office:value="-0.15120156585" calcext:value-type="float">
            <text:p>-0.15120156585</text:p>
          </table:table-cell>
        </table:table-row>
        <table:table-row table:style-name="ro1">
          <table:table-cell office:value-type="float" office:value="0.00005775" calcext:value-type="float">
            <text:p>0.00005775</text:p>
          </table:table-cell>
          <table:table-cell office:value-type="float" office:value="-0.15234790076" calcext:value-type="float">
            <text:p>-0.15234790076</text:p>
          </table:table-cell>
        </table:table-row>
        <table:table-row table:style-name="ro1">
          <table:table-cell office:value-type="float" office:value="0.0000578" calcext:value-type="float">
            <text:p>0.0000578</text:p>
          </table:table-cell>
          <table:table-cell office:value-type="float" office:value="-0.15429990684" calcext:value-type="float">
            <text:p>-0.15429990684</text:p>
          </table:table-cell>
        </table:table-row>
        <table:table-row table:style-name="ro1">
          <table:table-cell office:value-type="float" office:value="0.00005785" calcext:value-type="float">
            <text:p>0.00005785</text:p>
          </table:table-cell>
          <table:table-cell office:value-type="float" office:value="-0.14999875767" calcext:value-type="float">
            <text:p>-0.14999875767</text:p>
          </table:table-cell>
        </table:table-row>
        <table:table-row table:style-name="ro1">
          <table:table-cell office:value-type="float" office:value="0.0000579" calcext:value-type="float">
            <text:p>0.0000579</text:p>
          </table:table-cell>
          <table:table-cell office:value-type="float" office:value="-0.15313456158" calcext:value-type="float">
            <text:p>-0.15313456158</text:p>
          </table:table-cell>
        </table:table-row>
        <table:table-row table:style-name="ro1">
          <table:table-cell office:value-type="float" office:value="0.00005795" calcext:value-type="float">
            <text:p>0.00005795</text:p>
          </table:table-cell>
          <table:table-cell office:value-type="float" office:value="-0.15289384919" calcext:value-type="float">
            <text:p>-0.15289384919</text:p>
          </table:table-cell>
        </table:table-row>
        <table:table-row table:style-name="ro1">
          <table:table-cell office:value-type="float" office:value="0.000058" calcext:value-type="float">
            <text:p>0.000058</text:p>
          </table:table-cell>
          <table:table-cell office:value-type="float" office:value="-0.15107155372" calcext:value-type="float">
            <text:p>-0.15107155372</text:p>
          </table:table-cell>
        </table:table-row>
        <table:table-row table:style-name="ro1">
          <table:table-cell office:value-type="float" office:value="0.00005805" calcext:value-type="float">
            <text:p>0.00005805</text:p>
          </table:table-cell>
          <table:table-cell office:value-type="float" office:value="-0.15204956936" calcext:value-type="float">
            <text:p>-0.15204956936</text:p>
          </table:table-cell>
        </table:table-row>
        <table:table-row table:style-name="ro1">
          <table:table-cell office:value-type="float" office:value="0.0000581" calcext:value-type="float">
            <text:p>0.0000581</text:p>
          </table:table-cell>
          <table:table-cell office:value-type="float" office:value="-0.15101345229" calcext:value-type="float">
            <text:p>-0.15101345229</text:p>
          </table:table-cell>
        </table:table-row>
        <table:table-row table:style-name="ro1">
          <table:table-cell office:value-type="float" office:value="0.00005815" calcext:value-type="float">
            <text:p>0.00005815</text:p>
          </table:table-cell>
          <table:table-cell office:value-type="float" office:value="-0.15243918363" calcext:value-type="float">
            <text:p>-0.15243918363</text:p>
          </table:table-cell>
        </table:table-row>
        <table:table-row table:style-name="ro1">
          <table:table-cell office:value-type="float" office:value="0.0000582" calcext:value-type="float">
            <text:p>0.0000582</text:p>
          </table:table-cell>
          <table:table-cell office:value-type="float" office:value="-0.15088238486" calcext:value-type="float">
            <text:p>-0.15088238486</text:p>
          </table:table-cell>
        </table:table-row>
        <table:table-row table:style-name="ro1">
          <table:table-cell office:value-type="float" office:value="0.00005825" calcext:value-type="float">
            <text:p>0.00005825</text:p>
          </table:table-cell>
          <table:table-cell office:value-type="float" office:value="-0.1498091064" calcext:value-type="float">
            <text:p>-0.1498091064</text:p>
          </table:table-cell>
        </table:table-row>
        <table:table-row table:style-name="ro1">
          <table:table-cell office:value-type="float" office:value="0.0000583" calcext:value-type="float">
            <text:p>0.0000583</text:p>
          </table:table-cell>
          <table:table-cell office:value-type="float" office:value="-0.14828601672" calcext:value-type="float">
            <text:p>-0.14828601672</text:p>
          </table:table-cell>
        </table:table-row>
        <table:table-row table:style-name="ro1">
          <table:table-cell office:value-type="float" office:value="0.00005835" calcext:value-type="float">
            <text:p>0.00005835</text:p>
          </table:table-cell>
          <table:table-cell office:value-type="float" office:value="-0.14367109871" calcext:value-type="float">
            <text:p>-0.14367109871</text:p>
          </table:table-cell>
        </table:table-row>
        <table:table-row table:style-name="ro1">
          <table:table-cell office:value-type="float" office:value="0.0000584" calcext:value-type="float">
            <text:p>0.0000584</text:p>
          </table:table-cell>
          <table:table-cell office:value-type="float" office:value="-0.14909191402" calcext:value-type="float">
            <text:p>-0.14909191402</text:p>
          </table:table-cell>
        </table:table-row>
        <table:table-row table:style-name="ro1">
          <table:table-cell office:value-type="float" office:value="0.00005845" calcext:value-type="float">
            <text:p>0.00005845</text:p>
          </table:table-cell>
          <table:table-cell office:value-type="float" office:value="-0.14793115175" calcext:value-type="float">
            <text:p>-0.14793115175</text:p>
          </table:table-cell>
        </table:table-row>
        <table:table-row table:style-name="ro1">
          <table:table-cell office:value-type="float" office:value="0.0000585" calcext:value-type="float">
            <text:p>0.0000585</text:p>
          </table:table-cell>
          <table:table-cell office:value-type="float" office:value="-0.14703777063" calcext:value-type="float">
            <text:p>-0.14703777063</text:p>
          </table:table-cell>
        </table:table-row>
        <table:table-row table:style-name="ro1">
          <table:table-cell office:value-type="float" office:value="0.00005855" calcext:value-type="float">
            <text:p>0.00005855</text:p>
          </table:table-cell>
          <table:table-cell office:value-type="float" office:value="-0.14408098968" calcext:value-type="float">
            <text:p>-0.14408098968</text:p>
          </table:table-cell>
        </table:table-row>
        <table:table-row table:style-name="ro1">
          <table:table-cell office:value-type="float" office:value="0.0000586" calcext:value-type="float">
            <text:p>0.0000586</text:p>
          </table:table-cell>
          <table:table-cell office:value-type="float" office:value="-0.1470931283" calcext:value-type="float">
            <text:p>-0.1470931283</text:p>
          </table:table-cell>
        </table:table-row>
        <table:table-row table:style-name="ro1">
          <table:table-cell office:value-type="float" office:value="0.00005865" calcext:value-type="float">
            <text:p>0.00005865</text:p>
          </table:table-cell>
          <table:table-cell office:value-type="float" office:value="-0.14318748796" calcext:value-type="float">
            <text:p>-0.14318748796</text:p>
          </table:table-cell>
        </table:table-row>
        <table:table-row table:style-name="ro1">
          <table:table-cell office:value-type="float" office:value="0.0000587" calcext:value-type="float">
            <text:p>0.0000587</text:p>
          </table:table-cell>
          <table:table-cell office:value-type="float" office:value="-0.14557160648" calcext:value-type="float">
            <text:p>-0.14557160648</text:p>
          </table:table-cell>
        </table:table-row>
        <table:table-row table:style-name="ro1">
          <table:table-cell office:value-type="float" office:value="0.00005875" calcext:value-type="float">
            <text:p>0.00005875</text:p>
          </table:table-cell>
          <table:table-cell office:value-type="float" office:value="-0.14211683265" calcext:value-type="float">
            <text:p>-0.14211683265</text:p>
          </table:table-cell>
        </table:table-row>
        <table:table-row table:style-name="ro1">
          <table:table-cell office:value-type="float" office:value="0.0000588" calcext:value-type="float">
            <text:p>0.0000588</text:p>
          </table:table-cell>
          <table:table-cell office:value-type="float" office:value="-0.14810896866" calcext:value-type="float">
            <text:p>-0.14810896866</text:p>
          </table:table-cell>
        </table:table-row>
        <table:table-row table:style-name="ro1">
          <table:table-cell office:value-type="float" office:value="0.00005885" calcext:value-type="float">
            <text:p>0.00005885</text:p>
          </table:table-cell>
          <table:table-cell office:value-type="float" office:value="-0.14158531159" calcext:value-type="float">
            <text:p>-0.14158531159</text:p>
          </table:table-cell>
        </table:table-row>
        <table:table-row table:style-name="ro1">
          <table:table-cell office:value-type="float" office:value="0.0000589" calcext:value-type="float">
            <text:p>0.0000589</text:p>
          </table:table-cell>
          <table:table-cell office:value-type="float" office:value="-0.14320670937" calcext:value-type="float">
            <text:p>-0.14320670937</text:p>
          </table:table-cell>
        </table:table-row>
        <table:table-row table:style-name="ro1">
          <table:table-cell office:value-type="float" office:value="0.00005895" calcext:value-type="float">
            <text:p>0.00005895</text:p>
          </table:table-cell>
          <table:table-cell office:value-type="float" office:value="-0.14425167583" calcext:value-type="float">
            <text:p>-0.14425167583</text:p>
          </table:table-cell>
        </table:table-row>
        <table:table-row table:style-name="ro1">
          <table:table-cell office:value-type="float" office:value="0.000059" calcext:value-type="float">
            <text:p>0.000059</text:p>
          </table:table-cell>
          <table:table-cell office:value-type="float" office:value="-0.14430722948" calcext:value-type="float">
            <text:p>-0.14430722948</text:p>
          </table:table-cell>
        </table:table-row>
        <table:table-row table:style-name="ro1">
          <table:table-cell office:value-type="float" office:value="0.00005905" calcext:value-type="float">
            <text:p>0.00005905</text:p>
          </table:table-cell>
          <table:table-cell office:value-type="float" office:value="-0.13922008281" calcext:value-type="float">
            <text:p>-0.13922008281</text:p>
          </table:table-cell>
        </table:table-row>
        <table:table-row table:style-name="ro1">
          <table:table-cell office:value-type="float" office:value="0.0000591" calcext:value-type="float">
            <text:p>0.0000591</text:p>
          </table:table-cell>
          <table:table-cell office:value-type="float" office:value="-0.14136424273" calcext:value-type="float">
            <text:p>-0.14136424273</text:p>
          </table:table-cell>
        </table:table-row>
        <table:table-row table:style-name="ro1">
          <table:table-cell office:value-type="float" office:value="0.00005915" calcext:value-type="float">
            <text:p>0.00005915</text:p>
          </table:table-cell>
          <table:table-cell office:value-type="float" office:value="-0.14165343831" calcext:value-type="float">
            <text:p>-0.14165343831</text:p>
          </table:table-cell>
        </table:table-row>
        <table:table-row table:style-name="ro1">
          <table:table-cell office:value-type="float" office:value="0.0000592" calcext:value-type="float">
            <text:p>0.0000592</text:p>
          </table:table-cell>
          <table:table-cell office:value-type="float" office:value="-0.14305679743" calcext:value-type="float">
            <text:p>-0.14305679743</text:p>
          </table:table-cell>
        </table:table-row>
        <table:table-row table:style-name="ro1">
          <table:table-cell office:value-type="float" office:value="0.00005925" calcext:value-type="float">
            <text:p>0.00005925</text:p>
          </table:table-cell>
          <table:table-cell office:value-type="float" office:value="-0.14068088004" calcext:value-type="float">
            <text:p>-0.14068088004</text:p>
          </table:table-cell>
        </table:table-row>
        <table:table-row table:style-name="ro1">
          <table:table-cell office:value-type="float" office:value="0.0000593" calcext:value-type="float">
            <text:p>0.0000593</text:p>
          </table:table-cell>
          <table:table-cell office:value-type="float" office:value="-0.14107441397" calcext:value-type="float">
            <text:p>-0.14107441397</text:p>
          </table:table-cell>
        </table:table-row>
        <table:table-row table:style-name="ro1">
          <table:table-cell office:value-type="float" office:value="0.00005935" calcext:value-type="float">
            <text:p>0.00005935</text:p>
          </table:table-cell>
          <table:table-cell office:value-type="float" office:value="-0.1395154594" calcext:value-type="float">
            <text:p>-0.1395154594</text:p>
          </table:table-cell>
        </table:table-row>
        <table:table-row table:style-name="ro1">
          <table:table-cell office:value-type="float" office:value="0.0000594" calcext:value-type="float">
            <text:p>0.0000594</text:p>
          </table:table-cell>
          <table:table-cell office:value-type="float" office:value="-0.13550272187" calcext:value-type="float">
            <text:p>-0.13550272187</text:p>
          </table:table-cell>
        </table:table-row>
        <table:table-row table:style-name="ro1">
          <table:table-cell office:value-type="float" office:value="0.00005945" calcext:value-type="float">
            <text:p>0.00005945</text:p>
          </table:table-cell>
          <table:table-cell office:value-type="float" office:value="-0.14060910502" calcext:value-type="float">
            <text:p>-0.14060910502</text:p>
          </table:table-cell>
        </table:table-row>
        <table:table-row table:style-name="ro1">
          <table:table-cell office:value-type="float" office:value="0.0000595" calcext:value-type="float">
            <text:p>0.0000595</text:p>
          </table:table-cell>
          <table:table-cell office:value-type="float" office:value="-0.13741515446" calcext:value-type="float">
            <text:p>-0.13741515446</text:p>
          </table:table-cell>
        </table:table-row>
        <table:table-row table:style-name="ro1">
          <table:table-cell office:value-type="float" office:value="0.00005955" calcext:value-type="float">
            <text:p>0.00005955</text:p>
          </table:table-cell>
          <table:table-cell office:value-type="float" office:value="-0.13483654539" calcext:value-type="float">
            <text:p>-0.13483654539</text:p>
          </table:table-cell>
        </table:table-row>
        <table:table-row table:style-name="ro1">
          <table:table-cell office:value-type="float" office:value="0.0000596" calcext:value-type="float">
            <text:p>0.0000596</text:p>
          </table:table-cell>
          <table:table-cell office:value-type="float" office:value="-0.13660426712" calcext:value-type="float">
            <text:p>-0.13660426712</text:p>
          </table:table-cell>
        </table:table-row>
        <table:table-row table:style-name="ro1">
          <table:table-cell office:value-type="float" office:value="0.00005965" calcext:value-type="float">
            <text:p>0.00005965</text:p>
          </table:table-cell>
          <table:table-cell office:value-type="float" office:value="-0.13495923077" calcext:value-type="float">
            <text:p>-0.13495923077</text:p>
          </table:table-cell>
        </table:table-row>
        <table:table-row table:style-name="ro1">
          <table:table-cell office:value-type="float" office:value="0.0000597" calcext:value-type="float">
            <text:p>0.0000597</text:p>
          </table:table-cell>
          <table:table-cell office:value-type="float" office:value="-0.13765509799" calcext:value-type="float">
            <text:p>-0.13765509799</text:p>
          </table:table-cell>
        </table:table-row>
        <table:table-row table:style-name="ro1">
          <table:table-cell office:value-type="float" office:value="0.00005975" calcext:value-type="float">
            <text:p>0.00005975</text:p>
          </table:table-cell>
          <table:table-cell office:value-type="float" office:value="-0.1336633005" calcext:value-type="float">
            <text:p>-0.1336633005</text:p>
          </table:table-cell>
        </table:table-row>
        <table:table-row table:style-name="ro1">
          <table:table-cell office:value-type="float" office:value="0.0000598" calcext:value-type="float">
            <text:p>0.0000598</text:p>
          </table:table-cell>
          <table:table-cell office:value-type="float" office:value="-0.13769519914" calcext:value-type="float">
            <text:p>-0.13769519914</text:p>
          </table:table-cell>
        </table:table-row>
        <table:table-row table:style-name="ro1">
          <table:table-cell office:value-type="float" office:value="0.00005985" calcext:value-type="float">
            <text:p>0.00005985</text:p>
          </table:table-cell>
          <table:table-cell office:value-type="float" office:value="-0.13395100359" calcext:value-type="float">
            <text:p>-0.13395100359</text:p>
          </table:table-cell>
        </table:table-row>
        <table:table-row table:style-name="ro1">
          <table:table-cell office:value-type="float" office:value="0.0000599" calcext:value-type="float">
            <text:p>0.0000599</text:p>
          </table:table-cell>
          <table:table-cell office:value-type="float" office:value="-0.13363693324" calcext:value-type="float">
            <text:p>-0.13363693324</text:p>
          </table:table-cell>
        </table:table-row>
        <table:table-row table:style-name="ro1">
          <table:table-cell office:value-type="float" office:value="0.00005995" calcext:value-type="float">
            <text:p>0.00005995</text:p>
          </table:table-cell>
          <table:table-cell office:value-type="float" office:value="-0.13199142955" calcext:value-type="float">
            <text:p>-0.13199142955</text:p>
          </table:table-cell>
        </table:table-row>
        <table:table-row table:style-name="ro1">
          <table:table-cell office:value-type="float" office:value="0.00006" calcext:value-type="float">
            <text:p>0.00006</text:p>
          </table:table-cell>
          <table:table-cell office:value-type="float" office:value="-0.13740675734" calcext:value-type="float">
            <text:p>-0.13740675734</text:p>
          </table:table-cell>
        </table:table-row>
        <table:table-row table:style-name="ro1">
          <table:table-cell office:value-type="float" office:value="0.00006005" calcext:value-type="float">
            <text:p>0.00006005</text:p>
          </table:table-cell>
          <table:table-cell office:value-type="float" office:value="-0.13464445186" calcext:value-type="float">
            <text:p>-0.13464445186</text:p>
          </table:table-cell>
        </table:table-row>
        <table:table-row table:style-name="ro1">
          <table:table-cell office:value-type="float" office:value="0.0000601" calcext:value-type="float">
            <text:p>0.0000601</text:p>
          </table:table-cell>
          <table:table-cell office:value-type="float" office:value="-0.13412107164" calcext:value-type="float">
            <text:p>-0.13412107164</text:p>
          </table:table-cell>
        </table:table-row>
        <table:table-row table:style-name="ro1">
          <table:table-cell office:value-type="float" office:value="0.00006015" calcext:value-type="float">
            <text:p>0.00006015</text:p>
          </table:table-cell>
          <table:table-cell office:value-type="float" office:value="-0.13491189333" calcext:value-type="float">
            <text:p>-0.13491189333</text:p>
          </table:table-cell>
        </table:table-row>
        <table:table-row table:style-name="ro1">
          <table:table-cell office:value-type="float" office:value="0.0000602" calcext:value-type="float">
            <text:p>0.0000602</text:p>
          </table:table-cell>
          <table:table-cell office:value-type="float" office:value="-0.13451742471" calcext:value-type="float">
            <text:p>-0.13451742471</text:p>
          </table:table-cell>
        </table:table-row>
        <table:table-row table:style-name="ro1">
          <table:table-cell office:value-type="float" office:value="0.00006025" calcext:value-type="float">
            <text:p>0.00006025</text:p>
          </table:table-cell>
          <table:table-cell office:value-type="float" office:value="-0.13074740463" calcext:value-type="float">
            <text:p>-0.13074740463</text:p>
          </table:table-cell>
        </table:table-row>
        <table:table-row table:style-name="ro1">
          <table:table-cell office:value-type="float" office:value="0.0000603" calcext:value-type="float">
            <text:p>0.0000603</text:p>
          </table:table-cell>
          <table:table-cell office:value-type="float" office:value="-0.13255623757" calcext:value-type="float">
            <text:p>-0.13255623757</text:p>
          </table:table-cell>
        </table:table-row>
        <table:table-row table:style-name="ro1">
          <table:table-cell office:value-type="float" office:value="0.00006035" calcext:value-type="float">
            <text:p>0.00006035</text:p>
          </table:table-cell>
          <table:table-cell office:value-type="float" office:value="-0.12955401871" calcext:value-type="float">
            <text:p>-0.12955401871</text:p>
          </table:table-cell>
        </table:table-row>
        <table:table-row table:style-name="ro1">
          <table:table-cell office:value-type="float" office:value="0.0000604" calcext:value-type="float">
            <text:p>0.0000604</text:p>
          </table:table-cell>
          <table:table-cell office:value-type="float" office:value="-0.12960639141" calcext:value-type="float">
            <text:p>-0.12960639141</text:p>
          </table:table-cell>
        </table:table-row>
        <table:table-row table:style-name="ro1">
          <table:table-cell office:value-type="float" office:value="0.00006045" calcext:value-type="float">
            <text:p>0.00006045</text:p>
          </table:table-cell>
          <table:table-cell office:value-type="float" office:value="-0.12929113009" calcext:value-type="float">
            <text:p>-0.12929113009</text:p>
          </table:table-cell>
        </table:table-row>
        <table:table-row table:style-name="ro1">
          <table:table-cell office:value-type="float" office:value="0.0000605" calcext:value-type="float">
            <text:p>0.0000605</text:p>
          </table:table-cell>
          <table:table-cell office:value-type="float" office:value="-0.12875508634" calcext:value-type="float">
            <text:p>-0.12875508634</text:p>
          </table:table-cell>
        </table:table-row>
        <table:table-row table:style-name="ro1">
          <table:table-cell office:value-type="float" office:value="0.00006055" calcext:value-type="float">
            <text:p>0.00006055</text:p>
          </table:table-cell>
          <table:table-cell office:value-type="float" office:value="-0.13038643403" calcext:value-type="float">
            <text:p>-0.13038643403</text:p>
          </table:table-cell>
        </table:table-row>
        <table:table-row table:style-name="ro1">
          <table:table-cell office:value-type="float" office:value="0.0000606" calcext:value-type="float">
            <text:p>0.0000606</text:p>
          </table:table-cell>
          <table:table-cell office:value-type="float" office:value="-0.12985039029" calcext:value-type="float">
            <text:p>-0.12985039029</text:p>
          </table:table-cell>
        </table:table-row>
        <table:table-row table:style-name="ro1">
          <table:table-cell office:value-type="float" office:value="0.00006065" calcext:value-type="float">
            <text:p>0.00006065</text:p>
          </table:table-cell>
          <table:table-cell office:value-type="float" office:value="-0.12638819925" calcext:value-type="float">
            <text:p>-0.12638819925</text:p>
          </table:table-cell>
        </table:table-row>
        <table:table-row table:style-name="ro1">
          <table:table-cell office:value-type="float" office:value="0.0000607" calcext:value-type="float">
            <text:p>0.0000607</text:p>
          </table:table-cell>
          <table:table-cell office:value-type="float" office:value="-0.12645995919" calcext:value-type="float">
            <text:p>-0.12645995919</text:p>
          </table:table-cell>
        </table:table-row>
        <table:table-row table:style-name="ro1">
          <table:table-cell office:value-type="float" office:value="0.00006075" calcext:value-type="float">
            <text:p>0.00006075</text:p>
          </table:table-cell>
          <table:table-cell office:value-type="float" office:value="-0.12568519303" calcext:value-type="float">
            <text:p>-0.12568519303</text:p>
          </table:table-cell>
        </table:table-row>
        <table:table-row table:style-name="ro1">
          <table:table-cell office:value-type="float" office:value="0.0000608" calcext:value-type="float">
            <text:p>0.0000608</text:p>
          </table:table-cell>
          <table:table-cell office:value-type="float" office:value="-0.12876704131" calcext:value-type="float">
            <text:p>-0.12876704131</text:p>
          </table:table-cell>
        </table:table-row>
        <table:table-row table:style-name="ro1">
          <table:table-cell office:value-type="float" office:value="0.00006085" calcext:value-type="float">
            <text:p>0.00006085</text:p>
          </table:table-cell>
          <table:table-cell office:value-type="float" office:value="-0.13146619502" calcext:value-type="float">
            <text:p>-0.13146619502</text:p>
          </table:table-cell>
        </table:table-row>
        <table:table-row table:style-name="ro1">
          <table:table-cell office:value-type="float" office:value="0.0000609" calcext:value-type="float">
            <text:p>0.0000609</text:p>
          </table:table-cell>
          <table:table-cell office:value-type="float" office:value="-0.12980159051" calcext:value-type="float">
            <text:p>-0.12980159051</text:p>
          </table:table-cell>
        </table:table-row>
        <table:table-row table:style-name="ro1">
          <table:table-cell office:value-type="float" office:value="0.00006095" calcext:value-type="float">
            <text:p>0.00006095</text:p>
          </table:table-cell>
          <table:table-cell office:value-type="float" office:value="-0.1281300663" calcext:value-type="float">
            <text:p>-0.1281300663</text:p>
          </table:table-cell>
        </table:table-row>
        <table:table-row table:style-name="ro1">
          <table:table-cell office:value-type="float" office:value="0.000061" calcext:value-type="float">
            <text:p>0.000061</text:p>
          </table:table-cell>
          <table:table-cell office:value-type="float" office:value="-0.12351875136" calcext:value-type="float">
            <text:p>-0.12351875136</text:p>
          </table:table-cell>
        </table:table-row>
        <table:table-row table:style-name="ro1">
          <table:table-cell office:value-type="float" office:value="0.00006105" calcext:value-type="float">
            <text:p>0.00006105</text:p>
          </table:table-cell>
          <table:table-cell office:value-type="float" office:value="-0.12748516151" calcext:value-type="float">
            <text:p>-0.12748516151</text:p>
          </table:table-cell>
        </table:table-row>
        <table:table-row table:style-name="ro1">
          <table:table-cell office:value-type="float" office:value="0.0000611" calcext:value-type="float">
            <text:p>0.0000611</text:p>
          </table:table-cell>
          <table:table-cell office:value-type="float" office:value="-0.12646093911" calcext:value-type="float">
            <text:p>-0.12646093911</text:p>
          </table:table-cell>
        </table:table-row>
        <table:table-row table:style-name="ro1">
          <table:table-cell office:value-type="float" office:value="0.00006115" calcext:value-type="float">
            <text:p>0.00006115</text:p>
          </table:table-cell>
          <table:table-cell office:value-type="float" office:value="-0.12203523518" calcext:value-type="float">
            <text:p>-0.12203523518</text:p>
          </table:table-cell>
        </table:table-row>
        <table:table-row table:style-name="ro1">
          <table:table-cell office:value-type="float" office:value="0.0000612" calcext:value-type="float">
            <text:p>0.0000612</text:p>
          </table:table-cell>
          <table:table-cell office:value-type="float" office:value="-0.12357612916" calcext:value-type="float">
            <text:p>-0.12357612916</text:p>
          </table:table-cell>
        </table:table-row>
        <table:table-row table:style-name="ro1">
          <table:table-cell office:value-type="float" office:value="0.00006125" calcext:value-type="float">
            <text:p>0.00006125</text:p>
          </table:table-cell>
          <table:table-cell office:value-type="float" office:value="-0.12244618145" calcext:value-type="float">
            <text:p>-0.12244618145</text:p>
          </table:table-cell>
        </table:table-row>
        <table:table-row table:style-name="ro1">
          <table:table-cell office:value-type="float" office:value="0.0000613" calcext:value-type="float">
            <text:p>0.0000613</text:p>
          </table:table-cell>
          <table:table-cell office:value-type="float" office:value="-0.12433731219" calcext:value-type="float">
            <text:p>-0.12433731219</text:p>
          </table:table-cell>
        </table:table-row>
        <table:table-row table:style-name="ro1">
          <table:table-cell office:value-type="float" office:value="0.00006135" calcext:value-type="float">
            <text:p>0.00006135</text:p>
          </table:table-cell>
          <table:table-cell office:value-type="float" office:value="-0.12301759259" calcext:value-type="float">
            <text:p>-0.12301759259</text:p>
          </table:table-cell>
        </table:table-row>
        <table:table-row table:style-name="ro1">
          <table:table-cell office:value-type="float" office:value="0.0000614" calcext:value-type="float">
            <text:p>0.0000614</text:p>
          </table:table-cell>
          <table:table-cell office:value-type="float" office:value="-0.12023427171" calcext:value-type="float">
            <text:p>-0.12023427171</text:p>
          </table:table-cell>
        </table:table-row>
        <table:table-row table:style-name="ro1">
          <table:table-cell office:value-type="float" office:value="0.00006145" calcext:value-type="float">
            <text:p>0.00006145</text:p>
          </table:table-cell>
          <table:table-cell office:value-type="float" office:value="-0.11824009912" calcext:value-type="float">
            <text:p>-0.11824009912</text:p>
          </table:table-cell>
        </table:table-row>
        <table:table-row table:style-name="ro1">
          <table:table-cell office:value-type="float" office:value="0.0000615" calcext:value-type="float">
            <text:p>0.0000615</text:p>
          </table:table-cell>
          <table:table-cell office:value-type="float" office:value="-0.11986238636" calcext:value-type="float">
            <text:p>-0.11986238636</text:p>
          </table:table-cell>
        </table:table-row>
        <table:table-row table:style-name="ro1">
          <table:table-cell office:value-type="float" office:value="0.00006155" calcext:value-type="float">
            <text:p>0.00006155</text:p>
          </table:table-cell>
          <table:table-cell office:value-type="float" office:value="-0.11896265841" calcext:value-type="float">
            <text:p>-0.11896265841</text:p>
          </table:table-cell>
        </table:table-row>
        <table:table-row table:style-name="ro1">
          <table:table-cell office:value-type="float" office:value="0.0000616" calcext:value-type="float">
            <text:p>0.0000616</text:p>
          </table:table-cell>
          <table:table-cell office:value-type="float" office:value="-0.12316070543" calcext:value-type="float">
            <text:p>-0.12316070543</text:p>
          </table:table-cell>
        </table:table-row>
        <table:table-row table:style-name="ro1">
          <table:table-cell office:value-type="float" office:value="0.00006165" calcext:value-type="float">
            <text:p>0.00006165</text:p>
          </table:table-cell>
          <table:table-cell office:value-type="float" office:value="-0.11997448866" calcext:value-type="float">
            <text:p>-0.11997448866</text:p>
          </table:table-cell>
        </table:table-row>
        <table:table-row table:style-name="ro1">
          <table:table-cell office:value-type="float" office:value="0.0000617" calcext:value-type="float">
            <text:p>0.0000617</text:p>
          </table:table-cell>
          <table:table-cell office:value-type="float" office:value="-0.12285871065" calcext:value-type="float">
            <text:p>-0.12285871065</text:p>
          </table:table-cell>
        </table:table-row>
        <table:table-row table:style-name="ro1">
          <table:table-cell office:value-type="float" office:value="0.00006175" calcext:value-type="float">
            <text:p>0.00006175</text:p>
          </table:table-cell>
          <table:table-cell office:value-type="float" office:value="-0.11966307162" calcext:value-type="float">
            <text:p>-0.11966307162</text:p>
          </table:table-cell>
        </table:table-row>
        <table:table-row table:style-name="ro1">
          <table:table-cell office:value-type="float" office:value="0.0000618" calcext:value-type="float">
            <text:p>0.0000618</text:p>
          </table:table-cell>
          <table:table-cell office:value-type="float" office:value="-0.11667713443" calcext:value-type="float">
            <text:p>-0.11667713443</text:p>
          </table:table-cell>
        </table:table-row>
        <table:table-row table:style-name="ro1">
          <table:table-cell office:value-type="float" office:value="0.00006185" calcext:value-type="float">
            <text:p>0.00006185</text:p>
          </table:table-cell>
          <table:table-cell office:value-type="float" office:value="-0.11771620632" calcext:value-type="float">
            <text:p>-0.11771620632</text:p>
          </table:table-cell>
        </table:table-row>
        <table:table-row table:style-name="ro1">
          <table:table-cell office:value-type="float" office:value="0.0000619" calcext:value-type="float">
            <text:p>0.0000619</text:p>
          </table:table-cell>
          <table:table-cell office:value-type="float" office:value="-0.11921819013" calcext:value-type="float">
            <text:p>-0.11921819013</text:p>
          </table:table-cell>
        </table:table-row>
        <table:table-row table:style-name="ro1">
          <table:table-cell office:value-type="float" office:value="0.00006195" calcext:value-type="float">
            <text:p>0.00006195</text:p>
          </table:table-cell>
          <table:table-cell office:value-type="float" office:value="-0.12020611045" calcext:value-type="float">
            <text:p>-0.12020611045</text:p>
          </table:table-cell>
        </table:table-row>
        <table:table-row table:style-name="ro1">
          <table:table-cell office:value-type="float" office:value="0.000062" calcext:value-type="float">
            <text:p>0.000062</text:p>
          </table:table-cell>
          <table:table-cell office:value-type="float" office:value="-0.11650607139" calcext:value-type="float">
            <text:p>-0.11650607139</text:p>
          </table:table-cell>
        </table:table-row>
        <table:table-row table:style-name="ro1">
          <table:table-cell office:value-type="float" office:value="0.00006205" calcext:value-type="float">
            <text:p>0.00006205</text:p>
          </table:table-cell>
          <table:table-cell office:value-type="float" office:value="-0.11008254657" calcext:value-type="float">
            <text:p>-0.11008254657</text:p>
          </table:table-cell>
        </table:table-row>
        <table:table-row table:style-name="ro1">
          <table:table-cell office:value-type="float" office:value="0.0000621" calcext:value-type="float">
            <text:p>0.0000621</text:p>
          </table:table-cell>
          <table:table-cell office:value-type="float" office:value="-0.11588970475" calcext:value-type="float">
            <text:p>-0.11588970475</text:p>
          </table:table-cell>
        </table:table-row>
        <table:table-row table:style-name="ro1">
          <table:table-cell office:value-type="float" office:value="0.00006215" calcext:value-type="float">
            <text:p>0.00006215</text:p>
          </table:table-cell>
          <table:table-cell office:value-type="float" office:value="-0.11317173667" calcext:value-type="float">
            <text:p>-0.11317173667</text:p>
          </table:table-cell>
        </table:table-row>
        <table:table-row table:style-name="ro1">
          <table:table-cell office:value-type="float" office:value="0.0000622" calcext:value-type="float">
            <text:p>0.0000622</text:p>
          </table:table-cell>
          <table:table-cell office:value-type="float" office:value="-0.1186787996" calcext:value-type="float">
            <text:p>-0.1186787996</text:p>
          </table:table-cell>
        </table:table-row>
        <table:table-row table:style-name="ro1">
          <table:table-cell office:value-type="float" office:value="0.00006225" calcext:value-type="float">
            <text:p>0.00006225</text:p>
          </table:table-cell>
          <table:table-cell office:value-type="float" office:value="-0.11880866097" calcext:value-type="float">
            <text:p>-0.11880866097</text:p>
          </table:table-cell>
        </table:table-row>
        <table:table-row table:style-name="ro1">
          <table:table-cell office:value-type="float" office:value="0.0000623" calcext:value-type="float">
            <text:p>0.0000623</text:p>
          </table:table-cell>
          <table:table-cell office:value-type="float" office:value="-0.11738843223" calcext:value-type="float">
            <text:p>-0.11738843223</text:p>
          </table:table-cell>
        </table:table-row>
        <table:table-row table:style-name="ro1">
          <table:table-cell office:value-type="float" office:value="0.00006235" calcext:value-type="float">
            <text:p>0.00006235</text:p>
          </table:table-cell>
          <table:table-cell office:value-type="float" office:value="-0.11681108129" calcext:value-type="float">
            <text:p>-0.11681108129</text:p>
          </table:table-cell>
        </table:table-row>
        <table:table-row table:style-name="ro1">
          <table:table-cell office:value-type="float" office:value="0.0000624" calcext:value-type="float">
            <text:p>0.0000624</text:p>
          </table:table-cell>
          <table:table-cell office:value-type="float" office:value="-0.11220454533" calcext:value-type="float">
            <text:p>-0.11220454533</text:p>
          </table:table-cell>
        </table:table-row>
        <table:table-row table:style-name="ro1">
          <table:table-cell office:value-type="float" office:value="0.00006245" calcext:value-type="float">
            <text:p>0.00006245</text:p>
          </table:table-cell>
          <table:table-cell office:value-type="float" office:value="-0.11892331105" calcext:value-type="float">
            <text:p>-0.11892331105</text:p>
          </table:table-cell>
        </table:table-row>
        <table:table-row table:style-name="ro1">
          <table:table-cell office:value-type="float" office:value="0.0000625" calcext:value-type="float">
            <text:p>0.0000625</text:p>
          </table:table-cell>
          <table:table-cell office:value-type="float" office:value="-0.11552893014" calcext:value-type="float">
            <text:p>-0.11552893014</text:p>
          </table:table-cell>
        </table:table-row>
        <table:table-row table:style-name="ro1">
          <table:table-cell office:value-type="float" office:value="0.00006255" calcext:value-type="float">
            <text:p>0.00006255</text:p>
          </table:table-cell>
          <table:table-cell office:value-type="float" office:value="-0.11569130962" calcext:value-type="float">
            <text:p>-0.11569130962</text:p>
          </table:table-cell>
        </table:table-row>
        <table:table-row table:style-name="ro1">
          <table:table-cell office:value-type="float" office:value="0.0000626" calcext:value-type="float">
            <text:p>0.0000626</text:p>
          </table:table-cell>
          <table:table-cell office:value-type="float" office:value="-0.11342428342" calcext:value-type="float">
            <text:p>-0.11342428342</text:p>
          </table:table-cell>
        </table:table-row>
        <table:table-row table:style-name="ro1">
          <table:table-cell office:value-type="float" office:value="0.00006265" calcext:value-type="float">
            <text:p>0.00006265</text:p>
          </table:table-cell>
          <table:table-cell office:value-type="float" office:value="-0.11341516267" calcext:value-type="float">
            <text:p>-0.11341516267</text:p>
          </table:table-cell>
        </table:table-row>
        <table:table-row table:style-name="ro1">
          <table:table-cell office:value-type="float" office:value="0.0000627" calcext:value-type="float">
            <text:p>0.0000627</text:p>
          </table:table-cell>
          <table:table-cell office:value-type="float" office:value="-0.11447448112" calcext:value-type="float">
            <text:p>-0.11447448112</text:p>
          </table:table-cell>
        </table:table-row>
        <table:table-row table:style-name="ro1">
          <table:table-cell office:value-type="float" office:value="0.00006275" calcext:value-type="float">
            <text:p>0.00006275</text:p>
          </table:table-cell>
          <table:table-cell office:value-type="float" office:value="-0.11021105114" calcext:value-type="float">
            <text:p>-0.11021105114</text:p>
          </table:table-cell>
        </table:table-row>
        <table:table-row table:style-name="ro1">
          <table:table-cell office:value-type="float" office:value="0.0000628" calcext:value-type="float">
            <text:p>0.0000628</text:p>
          </table:table-cell>
          <table:table-cell office:value-type="float" office:value="-0.11060280615" calcext:value-type="float">
            <text:p>-0.11060280615</text:p>
          </table:table-cell>
        </table:table-row>
        <table:table-row table:style-name="ro1">
          <table:table-cell office:value-type="float" office:value="0.00006285" calcext:value-type="float">
            <text:p>0.00006285</text:p>
          </table:table-cell>
          <table:table-cell office:value-type="float" office:value="-0.10988134738" calcext:value-type="float">
            <text:p>-0.10988134738</text:p>
          </table:table-cell>
        </table:table-row>
        <table:table-row table:style-name="ro1">
          <table:table-cell office:value-type="float" office:value="0.0000629" calcext:value-type="float">
            <text:p>0.0000629</text:p>
          </table:table-cell>
          <table:table-cell office:value-type="float" office:value="-0.11369770991" calcext:value-type="float">
            <text:p>-0.11369770991</text:p>
          </table:table-cell>
        </table:table-row>
        <table:table-row table:style-name="ro1">
          <table:table-cell office:value-type="float" office:value="0.00006295" calcext:value-type="float">
            <text:p>0.00006295</text:p>
          </table:table-cell>
          <table:table-cell office:value-type="float" office:value="-0.10827912578" calcext:value-type="float">
            <text:p>-0.10827912578</text:p>
          </table:table-cell>
        </table:table-row>
        <table:table-row table:style-name="ro1">
          <table:table-cell office:value-type="float" office:value="0.000063" calcext:value-type="float">
            <text:p>0.000063</text:p>
          </table:table-cell>
          <table:table-cell office:value-type="float" office:value="-0.11102744108" calcext:value-type="float">
            <text:p>-0.11102744108</text:p>
          </table:table-cell>
        </table:table-row>
        <table:table-row table:style-name="ro1">
          <table:table-cell office:value-type="float" office:value="0.00006305" calcext:value-type="float">
            <text:p>0.00006305</text:p>
          </table:table-cell>
          <table:table-cell office:value-type="float" office:value="-0.11028875088" calcext:value-type="float">
            <text:p>-0.11028875088</text:p>
          </table:table-cell>
        </table:table-row>
        <table:table-row table:style-name="ro1">
          <table:table-cell office:value-type="float" office:value="0.0000631" calcext:value-type="float">
            <text:p>0.0000631</text:p>
          </table:table-cell>
          <table:table-cell office:value-type="float" office:value="-0.10955221649" calcext:value-type="float">
            <text:p>-0.10955221649</text:p>
          </table:table-cell>
        </table:table-row>
        <table:table-row table:style-name="ro1">
          <table:table-cell office:value-type="float" office:value="0.00006315" calcext:value-type="float">
            <text:p>0.00006315</text:p>
          </table:table-cell>
          <table:table-cell office:value-type="float" office:value="-0.10942164656" calcext:value-type="float">
            <text:p>-0.10942164656</text:p>
          </table:table-cell>
        </table:table-row>
        <table:table-row table:style-name="ro1">
          <table:table-cell office:value-type="float" office:value="0.0000632" calcext:value-type="float">
            <text:p>0.0000632</text:p>
          </table:table-cell>
          <table:table-cell office:value-type="float" office:value="-0.1151467783" calcext:value-type="float">
            <text:p>-0.1151467783</text:p>
          </table:table-cell>
        </table:table-row>
        <table:table-row table:style-name="ro1">
          <table:table-cell office:value-type="float" office:value="0.00006325" calcext:value-type="float">
            <text:p>0.00006325</text:p>
          </table:table-cell>
          <table:table-cell office:value-type="float" office:value="-0.11219367581" calcext:value-type="float">
            <text:p>-0.11219367581</text:p>
          </table:table-cell>
        </table:table-row>
        <table:table-row table:style-name="ro1">
          <table:table-cell office:value-type="float" office:value="0.0000633" calcext:value-type="float">
            <text:p>0.0000633</text:p>
          </table:table-cell>
          <table:table-cell office:value-type="float" office:value="-0.10863566414" calcext:value-type="float">
            <text:p>-0.10863566414</text:p>
          </table:table-cell>
        </table:table-row>
        <table:table-row table:style-name="ro1">
          <table:table-cell office:value-type="float" office:value="0.00006335" calcext:value-type="float">
            <text:p>0.00006335</text:p>
          </table:table-cell>
          <table:table-cell office:value-type="float" office:value="-0.10690193793" calcext:value-type="float">
            <text:p>-0.10690193793</text:p>
          </table:table-cell>
        </table:table-row>
        <table:table-row table:style-name="ro1">
          <table:table-cell office:value-type="float" office:value="0.0000634" calcext:value-type="float">
            <text:p>0.0000634</text:p>
          </table:table-cell>
          <table:table-cell office:value-type="float" office:value="-0.10568467223" calcext:value-type="float">
            <text:p>-0.10568467223</text:p>
          </table:table-cell>
        </table:table-row>
        <table:table-row table:style-name="ro1">
          <table:table-cell office:value-type="float" office:value="0.00006345" calcext:value-type="float">
            <text:p>0.00006345</text:p>
          </table:table-cell>
          <table:table-cell office:value-type="float" office:value="-0.1064201061" calcext:value-type="float">
            <text:p>-0.1064201061</text:p>
          </table:table-cell>
        </table:table-row>
        <table:table-row table:style-name="ro1">
          <table:table-cell office:value-type="float" office:value="0.0000635" calcext:value-type="float">
            <text:p>0.0000635</text:p>
          </table:table-cell>
          <table:table-cell office:value-type="float" office:value="-0.10161882331" calcext:value-type="float">
            <text:p>-0.10161882331</text:p>
          </table:table-cell>
        </table:table-row>
        <table:table-row table:style-name="ro1">
          <table:table-cell office:value-type="float" office:value="0.00006355" calcext:value-type="float">
            <text:p>0.00006355</text:p>
          </table:table-cell>
          <table:table-cell office:value-type="float" office:value="-0.10390234223" calcext:value-type="float">
            <text:p>-0.10390234223</text:p>
          </table:table-cell>
        </table:table-row>
        <table:table-row table:style-name="ro1">
          <table:table-cell office:value-type="float" office:value="0.0000636" calcext:value-type="float">
            <text:p>0.0000636</text:p>
          </table:table-cell>
          <table:table-cell office:value-type="float" office:value="-0.10272457465" calcext:value-type="float">
            <text:p>-0.10272457465</text:p>
          </table:table-cell>
        </table:table-row>
        <table:table-row table:style-name="ro1">
          <table:table-cell office:value-type="float" office:value="0.00006365" calcext:value-type="float">
            <text:p>0.00006365</text:p>
          </table:table-cell>
          <table:table-cell office:value-type="float" office:value="-0.10775865514" calcext:value-type="float">
            <text:p>-0.10775865514</text:p>
          </table:table-cell>
        </table:table-row>
        <table:table-row table:style-name="ro1">
          <table:table-cell office:value-type="float" office:value="0.0000637" calcext:value-type="float">
            <text:p>0.0000637</text:p>
          </table:table-cell>
          <table:table-cell office:value-type="float" office:value="-0.10668753249" calcext:value-type="float">
            <text:p>-0.10668753249</text:p>
          </table:table-cell>
        </table:table-row>
        <table:table-row table:style-name="ro1">
          <table:table-cell office:value-type="float" office:value="0.00006375" calcext:value-type="float">
            <text:p>0.00006375</text:p>
          </table:table-cell>
          <table:table-cell office:value-type="float" office:value="-0.10966291675" calcext:value-type="float">
            <text:p>-0.10966291675</text:p>
          </table:table-cell>
        </table:table-row>
        <table:table-row table:style-name="ro1">
          <table:table-cell office:value-type="float" office:value="0.0000638" calcext:value-type="float">
            <text:p>0.0000638</text:p>
          </table:table-cell>
          <table:table-cell office:value-type="float" office:value="-0.11144878952" calcext:value-type="float">
            <text:p>-0.11144878952</text:p>
          </table:table-cell>
        </table:table-row>
        <table:table-row table:style-name="ro1">
          <table:table-cell office:value-type="float" office:value="0.00006385" calcext:value-type="float">
            <text:p>0.00006385</text:p>
          </table:table-cell>
          <table:table-cell office:value-type="float" office:value="-0.10126267691" calcext:value-type="float">
            <text:p>-0.10126267691</text:p>
          </table:table-cell>
        </table:table-row>
        <table:table-row table:style-name="ro1">
          <table:table-cell office:value-type="float" office:value="0.0000639" calcext:value-type="float">
            <text:p>0.0000639</text:p>
          </table:table-cell>
          <table:table-cell office:value-type="float" office:value="-0.10636096445" calcext:value-type="float">
            <text:p>-0.10636096445</text:p>
          </table:table-cell>
        </table:table-row>
        <table:table-row table:style-name="ro1">
          <table:table-cell office:value-type="float" office:value="0.00006395" calcext:value-type="float">
            <text:p>0.00006395</text:p>
          </table:table-cell>
          <table:table-cell office:value-type="float" office:value="-0.10345498834" calcext:value-type="float">
            <text:p>-0.10345498834</text:p>
          </table:table-cell>
        </table:table-row>
        <table:table-row table:style-name="ro1">
          <table:table-cell office:value-type="float" office:value="0.000064" calcext:value-type="float">
            <text:p>0.000064</text:p>
          </table:table-cell>
          <table:table-cell office:value-type="float" office:value="-0.10504893343" calcext:value-type="float">
            <text:p>-0.10504893343</text:p>
          </table:table-cell>
        </table:table-row>
        <table:table-row table:style-name="ro1">
          <table:table-cell office:value-type="float" office:value="0.00006405" calcext:value-type="float">
            <text:p>0.00006405</text:p>
          </table:table-cell>
          <table:table-cell office:value-type="float" office:value="-0.10143140322" calcext:value-type="float">
            <text:p>-0.10143140322</text:p>
          </table:table-cell>
        </table:table-row>
        <table:table-row table:style-name="ro1">
          <table:table-cell office:value-type="float" office:value="0.0000641" calcext:value-type="float">
            <text:p>0.0000641</text:p>
          </table:table-cell>
          <table:table-cell office:value-type="float" office:value="-0.09793992026" calcext:value-type="float">
            <text:p>-0.09793992026</text:p>
          </table:table-cell>
        </table:table-row>
        <table:table-row table:style-name="ro1">
          <table:table-cell office:value-type="float" office:value="0.00006415" calcext:value-type="float">
            <text:p>0.00006415</text:p>
          </table:table-cell>
          <table:table-cell office:value-type="float" office:value="-0.1012051182" calcext:value-type="float">
            <text:p>-0.1012051182</text:p>
          </table:table-cell>
        </table:table-row>
        <table:table-row table:style-name="ro1">
          <table:table-cell office:value-type="float" office:value="0.0000642" calcext:value-type="float">
            <text:p>0.0000642</text:p>
          </table:table-cell>
          <table:table-cell office:value-type="float" office:value="-0.1034861798" calcext:value-type="float">
            <text:p>-0.1034861798</text:p>
          </table:table-cell>
        </table:table-row>
        <table:table-row table:style-name="ro1">
          <table:table-cell office:value-type="float" office:value="0.00006425" calcext:value-type="float">
            <text:p>0.00006425</text:p>
          </table:table-cell>
          <table:table-cell office:value-type="float" office:value="-0.10300855407" calcext:value-type="float">
            <text:p>-0.10300855407</text:p>
          </table:table-cell>
        </table:table-row>
        <table:table-row table:style-name="ro1">
          <table:table-cell office:value-type="float" office:value="0.0000643" calcext:value-type="float">
            <text:p>0.0000643</text:p>
          </table:table-cell>
          <table:table-cell office:value-type="float" office:value="-0.09824277435" calcext:value-type="float">
            <text:p>-0.09824277435</text:p>
          </table:table-cell>
        </table:table-row>
        <table:table-row table:style-name="ro1">
          <table:table-cell office:value-type="float" office:value="0.00006435" calcext:value-type="float">
            <text:p>0.00006435</text:p>
          </table:table-cell>
          <table:table-cell office:value-type="float" office:value="-0.09888299062" calcext:value-type="float">
            <text:p>-0.09888299062</text:p>
          </table:table-cell>
        </table:table-row>
        <table:table-row table:style-name="ro1">
          <table:table-cell office:value-type="float" office:value="0.0000644" calcext:value-type="float">
            <text:p>0.0000644</text:p>
          </table:table-cell>
          <table:table-cell office:value-type="float" office:value="-0.10218458109" calcext:value-type="float">
            <text:p>-0.10218458109</text:p>
          </table:table-cell>
        </table:table-row>
        <table:table-row table:style-name="ro1">
          <table:table-cell office:value-type="float" office:value="0.00006445" calcext:value-type="float">
            <text:p>0.00006445</text:p>
          </table:table-cell>
          <table:table-cell office:value-type="float" office:value="-0.10267955886" calcext:value-type="float">
            <text:p>-0.10267955886</text:p>
          </table:table-cell>
        </table:table-row>
        <table:table-row table:style-name="ro1">
          <table:table-cell office:value-type="float" office:value="0.0000645" calcext:value-type="float">
            <text:p>0.0000645</text:p>
          </table:table-cell>
          <table:table-cell office:value-type="float" office:value="-0.09829798126" calcext:value-type="float">
            <text:p>-0.09829798126</text:p>
          </table:table-cell>
        </table:table-row>
        <table:table-row table:style-name="ro1">
          <table:table-cell office:value-type="float" office:value="0.00006455" calcext:value-type="float">
            <text:p>0.00006455</text:p>
          </table:table-cell>
          <table:table-cell office:value-type="float" office:value="-0.10174741833" calcext:value-type="float">
            <text:p>-0.10174741833</text:p>
          </table:table-cell>
        </table:table-row>
        <table:table-row table:style-name="ro1">
          <table:table-cell office:value-type="float" office:value="0.0000646" calcext:value-type="float">
            <text:p>0.0000646</text:p>
          </table:table-cell>
          <table:table-cell office:value-type="float" office:value="-0.10211493174" calcext:value-type="float">
            <text:p>-0.10211493174</text:p>
          </table:table-cell>
        </table:table-row>
        <table:table-row table:style-name="ro1">
          <table:table-cell office:value-type="float" office:value="0.00006465" calcext:value-type="float">
            <text:p>0.00006465</text:p>
          </table:table-cell>
          <table:table-cell office:value-type="float" office:value="-0.09854562844" calcext:value-type="float">
            <text:p>-0.09854562844</text:p>
          </table:table-cell>
        </table:table-row>
        <table:table-row table:style-name="ro1">
          <table:table-cell office:value-type="float" office:value="0.0000647" calcext:value-type="float">
            <text:p>0.0000647</text:p>
          </table:table-cell>
          <table:table-cell office:value-type="float" office:value="-0.09814698387" calcext:value-type="float">
            <text:p>-0.09814698387</text:p>
          </table:table-cell>
        </table:table-row>
        <table:table-row table:style-name="ro1">
          <table:table-cell office:value-type="float" office:value="0.00006475" calcext:value-type="float">
            <text:p>0.00006475</text:p>
          </table:table-cell>
          <table:table-cell office:value-type="float" office:value="-0.09617611819" calcext:value-type="float">
            <text:p>-0.09617611819</text:p>
          </table:table-cell>
        </table:table-row>
        <table:table-row table:style-name="ro1">
          <table:table-cell office:value-type="float" office:value="0.0000648" calcext:value-type="float">
            <text:p>0.0000648</text:p>
          </table:table-cell>
          <table:table-cell office:value-type="float" office:value="-0.10072726634" calcext:value-type="float">
            <text:p>-0.10072726634</text:p>
          </table:table-cell>
        </table:table-row>
        <table:table-row table:style-name="ro1">
          <table:table-cell office:value-type="float" office:value="0.00006485" calcext:value-type="float">
            <text:p>0.00006485</text:p>
          </table:table-cell>
          <table:table-cell office:value-type="float" office:value="-0.09114122362" calcext:value-type="float">
            <text:p>-0.09114122362</text:p>
          </table:table-cell>
        </table:table-row>
        <table:table-row table:style-name="ro1">
          <table:table-cell office:value-type="float" office:value="0.0000649" calcext:value-type="float">
            <text:p>0.0000649</text:p>
          </table:table-cell>
          <table:table-cell office:value-type="float" office:value="-0.09469221004" calcext:value-type="float">
            <text:p>-0.09469221004</text:p>
          </table:table-cell>
        </table:table-row>
        <table:table-row table:style-name="ro1">
          <table:table-cell office:value-type="float" office:value="0.00006495" calcext:value-type="float">
            <text:p>0.00006495</text:p>
          </table:table-cell>
          <table:table-cell office:value-type="float" office:value="-0.09633475892" calcext:value-type="float">
            <text:p>-0.09633475892</text:p>
          </table:table-cell>
        </table:table-row>
        <table:table-row table:style-name="ro1">
          <table:table-cell office:value-type="float" office:value="0.000065" calcext:value-type="float">
            <text:p>0.000065</text:p>
          </table:table-cell>
          <table:table-cell office:value-type="float" office:value="-0.0977315903" calcext:value-type="float">
            <text:p>-0.0977315903</text:p>
          </table:table-cell>
        </table:table-row>
        <table:table-row table:style-name="ro1">
          <table:table-cell office:value-type="float" office:value="0.00006505" calcext:value-type="float">
            <text:p>0.00006505</text:p>
          </table:table-cell>
          <table:table-cell office:value-type="float" office:value="-0.09697006053" calcext:value-type="float">
            <text:p>-0.09697006053</text:p>
          </table:table-cell>
        </table:table-row>
        <table:table-row table:style-name="ro1">
          <table:table-cell office:value-type="float" office:value="0.0000651" calcext:value-type="float">
            <text:p>0.0000651</text:p>
          </table:table-cell>
          <table:table-cell office:value-type="float" office:value="-0.09266764501" calcext:value-type="float">
            <text:p>-0.09266764501</text:p>
          </table:table-cell>
        </table:table-row>
        <table:table-row table:style-name="ro1">
          <table:table-cell office:value-type="float" office:value="0.00006515" calcext:value-type="float">
            <text:p>0.00006515</text:p>
          </table:table-cell>
          <table:table-cell office:value-type="float" office:value="-0.09101704575" calcext:value-type="float">
            <text:p>-0.09101704575</text:p>
          </table:table-cell>
        </table:table-row>
        <table:table-row table:style-name="ro1">
          <table:table-cell office:value-type="float" office:value="0.0000652" calcext:value-type="float">
            <text:p>0.0000652</text:p>
          </table:table-cell>
          <table:table-cell office:value-type="float" office:value="-0.09306785744" calcext:value-type="float">
            <text:p>-0.09306785744</text:p>
          </table:table-cell>
        </table:table-row>
        <table:table-row table:style-name="ro1">
          <table:table-cell office:value-type="float" office:value="0.00006525" calcext:value-type="float">
            <text:p>0.00006525</text:p>
          </table:table-cell>
          <table:table-cell office:value-type="float" office:value="-0.09341094835" calcext:value-type="float">
            <text:p>-0.09341094835</text:p>
          </table:table-cell>
        </table:table-row>
        <table:table-row table:style-name="ro1">
          <table:table-cell office:value-type="float" office:value="0.0000653" calcext:value-type="float">
            <text:p>0.0000653</text:p>
          </table:table-cell>
          <table:table-cell office:value-type="float" office:value="-0.09349157275" calcext:value-type="float">
            <text:p>-0.09349157275</text:p>
          </table:table-cell>
        </table:table-row>
        <table:table-row table:style-name="ro1">
          <table:table-cell office:value-type="float" office:value="0.00006535" calcext:value-type="float">
            <text:p>0.00006535</text:p>
          </table:table-cell>
          <table:table-cell office:value-type="float" office:value="-0.09307173187" calcext:value-type="float">
            <text:p>-0.09307173187</text:p>
          </table:table-cell>
        </table:table-row>
        <table:table-row table:style-name="ro1">
          <table:table-cell office:value-type="float" office:value="0.0000654" calcext:value-type="float">
            <text:p>0.0000654</text:p>
          </table:table-cell>
          <table:table-cell office:value-type="float" office:value="-0.09272647007" calcext:value-type="float">
            <text:p>-0.09272647007</text:p>
          </table:table-cell>
        </table:table-row>
        <table:table-row table:style-name="ro1">
          <table:table-cell office:value-type="float" office:value="0.00006545" calcext:value-type="float">
            <text:p>0.00006545</text:p>
          </table:table-cell>
          <table:table-cell office:value-type="float" office:value="-0.09160433152" calcext:value-type="float">
            <text:p>-0.09160433152</text:p>
          </table:table-cell>
        </table:table-row>
        <table:table-row table:style-name="ro1">
          <table:table-cell office:value-type="float" office:value="0.0000655" calcext:value-type="float">
            <text:p>0.0000655</text:p>
          </table:table-cell>
          <table:table-cell office:value-type="float" office:value="-0.09092172262" calcext:value-type="float">
            <text:p>-0.09092172262</text:p>
          </table:table-cell>
        </table:table-row>
        <table:table-row table:style-name="ro1">
          <table:table-cell office:value-type="float" office:value="0.00006555" calcext:value-type="float">
            <text:p>0.00006555</text:p>
          </table:table-cell>
          <table:table-cell office:value-type="float" office:value="-0.09104097076" calcext:value-type="float">
            <text:p>-0.09104097076</text:p>
          </table:table-cell>
        </table:table-row>
        <table:table-row table:style-name="ro1">
          <table:table-cell office:value-type="float" office:value="0.0000656" calcext:value-type="float">
            <text:p>0.0000656</text:p>
          </table:table-cell>
          <table:table-cell office:value-type="float" office:value="-0.09495053075" calcext:value-type="float">
            <text:p>-0.09495053075</text:p>
          </table:table-cell>
        </table:table-row>
        <table:table-row table:style-name="ro1">
          <table:table-cell office:value-type="float" office:value="0.00006565" calcext:value-type="float">
            <text:p>0.00006565</text:p>
          </table:table-cell>
          <table:table-cell office:value-type="float" office:value="-0.09587124397" calcext:value-type="float">
            <text:p>-0.09587124397</text:p>
          </table:table-cell>
        </table:table-row>
        <table:table-row table:style-name="ro1">
          <table:table-cell office:value-type="float" office:value="0.0000657" calcext:value-type="float">
            <text:p>0.0000657</text:p>
          </table:table-cell>
          <table:table-cell office:value-type="float" office:value="-0.09518727826" calcext:value-type="float">
            <text:p>-0.09518727826</text:p>
          </table:table-cell>
        </table:table-row>
        <table:table-row table:style-name="ro1">
          <table:table-cell office:value-type="float" office:value="0.00006575" calcext:value-type="float">
            <text:p>0.00006575</text:p>
          </table:table-cell>
          <table:table-cell office:value-type="float" office:value="-0.09287350257" calcext:value-type="float">
            <text:p>-0.09287350257</text:p>
          </table:table-cell>
        </table:table-row>
        <table:table-row table:style-name="ro1">
          <table:table-cell office:value-type="float" office:value="0.0000658" calcext:value-type="float">
            <text:p>0.0000658</text:p>
          </table:table-cell>
          <table:table-cell office:value-type="float" office:value="-0.0902211888" calcext:value-type="float">
            <text:p>-0.0902211888</text:p>
          </table:table-cell>
        </table:table-row>
        <table:table-row table:style-name="ro1">
          <table:table-cell office:value-type="float" office:value="0.00006585" calcext:value-type="float">
            <text:p>0.00006585</text:p>
          </table:table-cell>
          <table:table-cell office:value-type="float" office:value="-0.09534104956" calcext:value-type="float">
            <text:p>-0.09534104956</text:p>
          </table:table-cell>
        </table:table-row>
        <table:table-row table:style-name="ro1">
          <table:table-cell office:value-type="float" office:value="0.0000659" calcext:value-type="float">
            <text:p>0.0000659</text:p>
          </table:table-cell>
          <table:table-cell office:value-type="float" office:value="-0.09652049053" calcext:value-type="float">
            <text:p>-0.09652049053</text:p>
          </table:table-cell>
        </table:table-row>
        <table:table-row table:style-name="ro1">
          <table:table-cell office:value-type="float" office:value="0.00006595" calcext:value-type="float">
            <text:p>0.00006595</text:p>
          </table:table-cell>
          <table:table-cell office:value-type="float" office:value="-0.09312659204" calcext:value-type="float">
            <text:p>-0.09312659204</text:p>
          </table:table-cell>
        </table:table-row>
        <table:table-row table:style-name="ro1">
          <table:table-cell office:value-type="float" office:value="0.000066" calcext:value-type="float">
            <text:p>0.000066</text:p>
          </table:table-cell>
          <table:table-cell office:value-type="float" office:value="-0.09054522414" calcext:value-type="float">
            <text:p>-0.09054522414</text:p>
          </table:table-cell>
        </table:table-row>
        <table:table-row table:style-name="ro1">
          <table:table-cell office:value-type="float" office:value="0.00006605" calcext:value-type="float">
            <text:p>0.00006605</text:p>
          </table:table-cell>
          <table:table-cell office:value-type="float" office:value="-0.09173830854" calcext:value-type="float">
            <text:p>-0.09173830854</text:p>
          </table:table-cell>
        </table:table-row>
        <table:table-row table:style-name="ro1">
          <table:table-cell office:value-type="float" office:value="0.0000661" calcext:value-type="float">
            <text:p>0.0000661</text:p>
          </table:table-cell>
          <table:table-cell office:value-type="float" office:value="-0.09267528834" calcext:value-type="float">
            <text:p>-0.09267528834</text:p>
          </table:table-cell>
        </table:table-row>
        <table:table-row table:style-name="ro1">
          <table:table-cell office:value-type="float" office:value="0.00006615" calcext:value-type="float">
            <text:p>0.00006615</text:p>
          </table:table-cell>
          <table:table-cell office:value-type="float" office:value="-0.09016960004" calcext:value-type="float">
            <text:p>-0.09016960004</text:p>
          </table:table-cell>
        </table:table-row>
        <table:table-row table:style-name="ro1">
          <table:table-cell office:value-type="float" office:value="0.0000662" calcext:value-type="float">
            <text:p>0.0000662</text:p>
          </table:table-cell>
          <table:table-cell office:value-type="float" office:value="-0.08875594427" calcext:value-type="float">
            <text:p>-0.08875594427</text:p>
          </table:table-cell>
        </table:table-row>
        <table:table-row table:style-name="ro1">
          <table:table-cell office:value-type="float" office:value="0.00006625" calcext:value-type="float">
            <text:p>0.00006625</text:p>
          </table:table-cell>
          <table:table-cell office:value-type="float" office:value="-0.08356028331" calcext:value-type="float">
            <text:p>-0.08356028331</text:p>
          </table:table-cell>
        </table:table-row>
        <table:table-row table:style-name="ro1">
          <table:table-cell office:value-type="float" office:value="0.0000663" calcext:value-type="float">
            <text:p>0.0000663</text:p>
          </table:table-cell>
          <table:table-cell office:value-type="float" office:value="-0.08118282821" calcext:value-type="float">
            <text:p>-0.08118282821</text:p>
          </table:table-cell>
        </table:table-row>
        <table:table-row table:style-name="ro1">
          <table:table-cell office:value-type="float" office:value="0.00006635" calcext:value-type="float">
            <text:p>0.00006635</text:p>
          </table:table-cell>
          <table:table-cell office:value-type="float" office:value="-0.08509336812" calcext:value-type="float">
            <text:p>-0.08509336812</text:p>
          </table:table-cell>
        </table:table-row>
        <table:table-row table:style-name="ro1">
          <table:table-cell office:value-type="float" office:value="0.0000664" calcext:value-type="float">
            <text:p>0.0000664</text:p>
          </table:table-cell>
          <table:table-cell office:value-type="float" office:value="-0.08646463125" calcext:value-type="float">
            <text:p>-0.08646463125</text:p>
          </table:table-cell>
        </table:table-row>
        <table:table-row table:style-name="ro1">
          <table:table-cell office:value-type="float" office:value="0.00006645" calcext:value-type="float">
            <text:p>0.00006645</text:p>
          </table:table-cell>
          <table:table-cell office:value-type="float" office:value="-0.08254760882" calcext:value-type="float">
            <text:p>-0.08254760882</text:p>
          </table:table-cell>
        </table:table-row>
        <table:table-row table:style-name="ro1">
          <table:table-cell office:value-type="float" office:value="0.0000665" calcext:value-type="float">
            <text:p>0.0000665</text:p>
          </table:table-cell>
          <table:table-cell office:value-type="float" office:value="-0.08788080465" calcext:value-type="float">
            <text:p>-0.08788080465</text:p>
          </table:table-cell>
        </table:table-row>
        <table:table-row table:style-name="ro1">
          <table:table-cell office:value-type="float" office:value="0.00006655" calcext:value-type="float">
            <text:p>0.00006655</text:p>
          </table:table-cell>
          <table:table-cell office:value-type="float" office:value="-0.0866134879" calcext:value-type="float">
            <text:p>-0.0866134879</text:p>
          </table:table-cell>
        </table:table-row>
        <table:table-row table:style-name="ro1">
          <table:table-cell office:value-type="float" office:value="0.0000666" calcext:value-type="float">
            <text:p>0.0000666</text:p>
          </table:table-cell>
          <table:table-cell office:value-type="float" office:value="-0.08470874388" calcext:value-type="float">
            <text:p>-0.08470874388</text:p>
          </table:table-cell>
        </table:table-row>
        <table:table-row table:style-name="ro1">
          <table:table-cell office:value-type="float" office:value="0.00006665" calcext:value-type="float">
            <text:p>0.00006665</text:p>
          </table:table-cell>
          <table:table-cell office:value-type="float" office:value="-0.08509724255" calcext:value-type="float">
            <text:p>-0.08509724255</text:p>
          </table:table-cell>
        </table:table-row>
        <table:table-row table:style-name="ro1">
          <table:table-cell office:value-type="float" office:value="0.0000667" calcext:value-type="float">
            <text:p>0.0000667</text:p>
          </table:table-cell>
          <table:table-cell office:value-type="float" office:value="-0.08150861231" calcext:value-type="float">
            <text:p>-0.08150861231</text:p>
          </table:table-cell>
        </table:table-row>
        <table:table-row table:style-name="ro1">
          <table:table-cell office:value-type="float" office:value="0.00006675" calcext:value-type="float">
            <text:p>0.00006675</text:p>
          </table:table-cell>
          <table:table-cell office:value-type="float" office:value="-0.08573476029" calcext:value-type="float">
            <text:p>-0.08573476029</text:p>
          </table:table-cell>
        </table:table-row>
        <table:table-row table:style-name="ro1">
          <table:table-cell office:value-type="float" office:value="0.0000668" calcext:value-type="float">
            <text:p>0.0000668</text:p>
          </table:table-cell>
          <table:table-cell office:value-type="float" office:value="-0.09005036698" calcext:value-type="float">
            <text:p>-0.09005036698</text:p>
          </table:table-cell>
        </table:table-row>
        <table:table-row table:style-name="ro1">
          <table:table-cell office:value-type="float" office:value="0.00006685" calcext:value-type="float">
            <text:p>0.00006685</text:p>
          </table:table-cell>
          <table:table-cell office:value-type="float" office:value="-0.08748776821" calcext:value-type="float">
            <text:p>-0.08748776821</text:p>
          </table:table-cell>
        </table:table-row>
        <table:table-row table:style-name="ro1">
          <table:table-cell office:value-type="float" office:value="0.0000669" calcext:value-type="float">
            <text:p>0.0000669</text:p>
          </table:table-cell>
          <table:table-cell office:value-type="float" office:value="-0.08185132633" calcext:value-type="float">
            <text:p>-0.08185132633</text:p>
          </table:table-cell>
        </table:table-row>
        <table:table-row table:style-name="ro1">
          <table:table-cell office:value-type="float" office:value="0.00006695" calcext:value-type="float">
            <text:p>0.00006695</text:p>
          </table:table-cell>
          <table:table-cell office:value-type="float" office:value="-0.08416430301" calcext:value-type="float">
            <text:p>-0.08416430301</text:p>
          </table:table-cell>
        </table:table-row>
        <table:table-row table:style-name="ro1">
          <table:table-cell office:value-type="float" office:value="0.000067" calcext:value-type="float">
            <text:p>0.000067</text:p>
          </table:table-cell>
          <table:table-cell office:value-type="float" office:value="-0.08787469902" calcext:value-type="float">
            <text:p>-0.08787469902</text:p>
          </table:table-cell>
        </table:table-row>
        <table:table-row table:style-name="ro1">
          <table:table-cell office:value-type="float" office:value="0.00006705" calcext:value-type="float">
            <text:p>0.00006705</text:p>
          </table:table-cell>
          <table:table-cell office:value-type="float" office:value="-0.08466663768" calcext:value-type="float">
            <text:p>-0.08466663768</text:p>
          </table:table-cell>
        </table:table-row>
        <table:table-row table:style-name="ro1">
          <table:table-cell office:value-type="float" office:value="0.0000671" calcext:value-type="float">
            <text:p>0.0000671</text:p>
          </table:table-cell>
          <table:table-cell office:value-type="float" office:value="-0.0904358656" calcext:value-type="float">
            <text:p>-0.0904358656</text:p>
          </table:table-cell>
        </table:table-row>
        <table:table-row table:style-name="ro1">
          <table:table-cell office:value-type="float" office:value="0.00006715" calcext:value-type="float">
            <text:p>0.00006715</text:p>
          </table:table-cell>
          <table:table-cell office:value-type="float" office:value="-0.0827880197" calcext:value-type="float">
            <text:p>-0.0827880197</text:p>
          </table:table-cell>
        </table:table-row>
        <table:table-row table:style-name="ro1">
          <table:table-cell office:value-type="float" office:value="0.0000672" calcext:value-type="float">
            <text:p>0.0000672</text:p>
          </table:table-cell>
          <table:table-cell office:value-type="float" office:value="-0.08366239047" calcext:value-type="float">
            <text:p>-0.08366239047</text:p>
          </table:table-cell>
        </table:table-row>
        <table:table-row table:style-name="ro1">
          <table:table-cell office:value-type="float" office:value="0.00006725" calcext:value-type="float">
            <text:p>0.00006725</text:p>
          </table:table-cell>
          <table:table-cell office:value-type="float" office:value="-0.08640016791" calcext:value-type="float">
            <text:p>-0.08640016791</text:p>
          </table:table-cell>
        </table:table-row>
        <table:table-row table:style-name="ro1">
          <table:table-cell office:value-type="float" office:value="0.0000673" calcext:value-type="float">
            <text:p>0.0000673</text:p>
          </table:table-cell>
          <table:table-cell office:value-type="float" office:value="-0.08513267026" calcext:value-type="float">
            <text:p>-0.08513267026</text:p>
          </table:table-cell>
        </table:table-row>
        <table:table-row table:style-name="ro1">
          <table:table-cell office:value-type="float" office:value="0.00006735" calcext:value-type="float">
            <text:p>0.00006735</text:p>
          </table:table-cell>
          <table:table-cell office:value-type="float" office:value="-0.08655408997" calcext:value-type="float">
            <text:p>-0.08655408997</text:p>
          </table:table-cell>
        </table:table-row>
        <table:table-row table:style-name="ro1">
          <table:table-cell office:value-type="float" office:value="0.0000674" calcext:value-type="float">
            <text:p>0.0000674</text:p>
          </table:table-cell>
          <table:table-cell office:value-type="float" office:value="-0.08634413184" calcext:value-type="float">
            <text:p>-0.08634413184</text:p>
          </table:table-cell>
        </table:table-row>
        <table:table-row table:style-name="ro1">
          <table:table-cell office:value-type="float" office:value="0.00006745" calcext:value-type="float">
            <text:p>0.00006745</text:p>
          </table:table-cell>
          <table:table-cell office:value-type="float" office:value="-0.08432001907" calcext:value-type="float">
            <text:p>-0.08432001907</text:p>
          </table:table-cell>
        </table:table-row>
        <table:table-row table:style-name="ro1">
          <table:table-cell office:value-type="float" office:value="0.0000675" calcext:value-type="float">
            <text:p>0.0000675</text:p>
          </table:table-cell>
          <table:table-cell office:value-type="float" office:value="-0.08423331919" calcext:value-type="float">
            <text:p>-0.08423331919</text:p>
          </table:table-cell>
        </table:table-row>
        <table:table-row table:style-name="ro1">
          <table:table-cell office:value-type="float" office:value="0.00006755" calcext:value-type="float">
            <text:p>0.00006755</text:p>
          </table:table-cell>
          <table:table-cell office:value-type="float" office:value="-0.08925864075" calcext:value-type="float">
            <text:p>-0.08925864075</text:p>
          </table:table-cell>
        </table:table-row>
        <table:table-row table:style-name="ro1">
          <table:table-cell office:value-type="float" office:value="0.0000676" calcext:value-type="float">
            <text:p>0.0000676</text:p>
          </table:table-cell>
          <table:table-cell office:value-type="float" office:value="-0.08250639208" calcext:value-type="float">
            <text:p>-0.08250639208</text:p>
          </table:table-cell>
        </table:table-row>
        <table:table-row table:style-name="ro1">
          <table:table-cell office:value-type="float" office:value="0.00006765" calcext:value-type="float">
            <text:p>0.00006765</text:p>
          </table:table-cell>
          <table:table-cell office:value-type="float" office:value="-0.08061548748" calcext:value-type="float">
            <text:p>-0.08061548748</text:p>
          </table:table-cell>
        </table:table-row>
        <table:table-row table:style-name="ro1">
          <table:table-cell office:value-type="float" office:value="0.0000677" calcext:value-type="float">
            <text:p>0.0000677</text:p>
          </table:table-cell>
          <table:table-cell office:value-type="float" office:value="-0.08602359405" calcext:value-type="float">
            <text:p>-0.08602359405</text:p>
          </table:table-cell>
        </table:table-row>
        <table:table-row table:style-name="ro1">
          <table:table-cell office:value-type="float" office:value="0.00006775" calcext:value-type="float">
            <text:p>0.00006775</text:p>
          </table:table-cell>
          <table:table-cell office:value-type="float" office:value="-0.08316634233" calcext:value-type="float">
            <text:p>-0.08316634233</text:p>
          </table:table-cell>
        </table:table-row>
        <table:table-row table:style-name="ro1">
          <table:table-cell office:value-type="float" office:value="0.0000678" calcext:value-type="float">
            <text:p>0.0000678</text:p>
          </table:table-cell>
          <table:table-cell office:value-type="float" office:value="-0.08262542916" calcext:value-type="float">
            <text:p>-0.08262542916</text:p>
          </table:table-cell>
        </table:table-row>
        <table:table-row table:style-name="ro1">
          <table:table-cell office:value-type="float" office:value="0.00006785" calcext:value-type="float">
            <text:p>0.00006785</text:p>
          </table:table-cell>
          <table:table-cell office:value-type="float" office:value="-0.0787241909" calcext:value-type="float">
            <text:p>-0.0787241909</text:p>
          </table:table-cell>
        </table:table-row>
        <table:table-row table:style-name="ro1">
          <table:table-cell office:value-type="float" office:value="0.0000679" calcext:value-type="float">
            <text:p>0.0000679</text:p>
          </table:table-cell>
          <table:table-cell office:value-type="float" office:value="-0.07839248208" calcext:value-type="float">
            <text:p>-0.07839248208</text:p>
          </table:table-cell>
        </table:table-row>
        <table:table-row table:style-name="ro1">
          <table:table-cell office:value-type="float" office:value="0.00006795" calcext:value-type="float">
            <text:p>0.00006795</text:p>
          </table:table-cell>
          <table:table-cell office:value-type="float" office:value="-0.07942715189" calcext:value-type="float">
            <text:p>-0.07942715189</text:p>
          </table:table-cell>
        </table:table-row>
        <table:table-row table:style-name="ro1">
          <table:table-cell office:value-type="float" office:value="0.000068" calcext:value-type="float">
            <text:p>0.000068</text:p>
          </table:table-cell>
          <table:table-cell office:value-type="float" office:value="-0.07914816251" calcext:value-type="float">
            <text:p>-0.07914816251</text:p>
          </table:table-cell>
        </table:table-row>
        <table:table-row table:style-name="ro1">
          <table:table-cell office:value-type="float" office:value="0.00006805" calcext:value-type="float">
            <text:p>0.00006805</text:p>
          </table:table-cell>
          <table:table-cell office:value-type="float" office:value="-0.07992413471" calcext:value-type="float">
            <text:p>-0.07992413471</text:p>
          </table:table-cell>
        </table:table-row>
        <table:table-row table:style-name="ro1">
          <table:table-cell office:value-type="float" office:value="0.0000681" calcext:value-type="float">
            <text:p>0.0000681</text:p>
          </table:table-cell>
          <table:table-cell office:value-type="float" office:value="-0.07442156432" calcext:value-type="float">
            <text:p>-0.07442156432</text:p>
          </table:table-cell>
        </table:table-row>
        <table:table-row table:style-name="ro1">
          <table:table-cell office:value-type="float" office:value="0.00006815" calcext:value-type="float">
            <text:p>0.00006815</text:p>
          </table:table-cell>
          <table:table-cell office:value-type="float" office:value="-0.0789368325" calcext:value-type="float">
            <text:p>-0.0789368325</text:p>
          </table:table-cell>
        </table:table-row>
        <table:table-row table:style-name="ro1">
          <table:table-cell office:value-type="float" office:value="0.0000682" calcext:value-type="float">
            <text:p>0.0000682</text:p>
          </table:table-cell>
          <table:table-cell office:value-type="float" office:value="-0.08080589253" calcext:value-type="float">
            <text:p>-0.08080589253</text:p>
          </table:table-cell>
        </table:table-row>
        <table:table-row table:style-name="ro1">
          <table:table-cell office:value-type="float" office:value="0.00006825" calcext:value-type="float">
            <text:p>0.00006825</text:p>
          </table:table-cell>
          <table:table-cell office:value-type="float" office:value="-0.07830109369" calcext:value-type="float">
            <text:p>-0.07830109369</text:p>
          </table:table-cell>
        </table:table-row>
        <table:table-row table:style-name="ro1">
          <table:table-cell office:value-type="float" office:value="0.0000683" calcext:value-type="float">
            <text:p>0.0000683</text:p>
          </table:table-cell>
          <table:table-cell office:value-type="float" office:value="-0.07871626113" calcext:value-type="float">
            <text:p>-0.07871626113</text:p>
          </table:table-cell>
        </table:table-row>
        <table:table-row table:style-name="ro1">
          <table:table-cell office:value-type="float" office:value="0.00006835" calcext:value-type="float">
            <text:p>0.00006835</text:p>
          </table:table-cell>
          <table:table-cell office:value-type="float" office:value="-0.07557872353" calcext:value-type="float">
            <text:p>-0.07557872353</text:p>
          </table:table-cell>
        </table:table-row>
        <table:table-row table:style-name="ro1">
          <table:table-cell office:value-type="float" office:value="0.0000684" calcext:value-type="float">
            <text:p>0.0000684</text:p>
          </table:table-cell>
          <table:table-cell office:value-type="float" office:value="-0.07794059044" calcext:value-type="float">
            <text:p>-0.07794059044</text:p>
          </table:table-cell>
        </table:table-row>
        <table:table-row table:style-name="ro1">
          <table:table-cell office:value-type="float" office:value="0.00006845" calcext:value-type="float">
            <text:p>0.00006845</text:p>
          </table:table-cell>
          <table:table-cell office:value-type="float" office:value="-0.07610457615" calcext:value-type="float">
            <text:p>-0.07610457615</text:p>
          </table:table-cell>
        </table:table-row>
        <table:table-row table:style-name="ro1">
          <table:table-cell office:value-type="float" office:value="0.0000685" calcext:value-type="float">
            <text:p>0.0000685</text:p>
          </table:table-cell>
          <table:table-cell office:value-type="float" office:value="-0.07418106299" calcext:value-type="float">
            <text:p>-0.07418106299</text:p>
          </table:table-cell>
        </table:table-row>
        <table:table-row table:style-name="ro1">
          <table:table-cell office:value-type="float" office:value="0.00006855" calcext:value-type="float">
            <text:p>0.00006855</text:p>
          </table:table-cell>
          <table:table-cell office:value-type="float" office:value="-0.07674232002" calcext:value-type="float">
            <text:p>-0.07674232002</text:p>
          </table:table-cell>
        </table:table-row>
        <table:table-row table:style-name="ro1">
          <table:table-cell office:value-type="float" office:value="0.0000686" calcext:value-type="float">
            <text:p>0.0000686</text:p>
          </table:table-cell>
          <table:table-cell office:value-type="float" office:value="-0.07310995541" calcext:value-type="float">
            <text:p>-0.07310995541</text:p>
          </table:table-cell>
        </table:table-row>
        <table:table-row table:style-name="ro1">
          <table:table-cell office:value-type="float" office:value="0.00006865" calcext:value-type="float">
            <text:p>0.00006865</text:p>
          </table:table-cell>
          <table:table-cell office:value-type="float" office:value="-0.07761739934" calcext:value-type="float">
            <text:p>-0.07761739934</text:p>
          </table:table-cell>
        </table:table-row>
        <table:table-row table:style-name="ro1">
          <table:table-cell office:value-type="float" office:value="0.0000687" calcext:value-type="float">
            <text:p>0.0000687</text:p>
          </table:table-cell>
          <table:table-cell office:value-type="float" office:value="-0.08215782872" calcext:value-type="float">
            <text:p>-0.08215782872</text:p>
          </table:table-cell>
        </table:table-row>
        <table:table-row table:style-name="ro1">
          <table:table-cell office:value-type="float" office:value="0.00006875" calcext:value-type="float">
            <text:p>0.00006875</text:p>
          </table:table-cell>
          <table:table-cell office:value-type="float" office:value="-0.07870213528" calcext:value-type="float">
            <text:p>-0.07870213528</text:p>
          </table:table-cell>
        </table:table-row>
        <table:table-row table:style-name="ro1">
          <table:table-cell office:value-type="float" office:value="0.0000688" calcext:value-type="float">
            <text:p>0.0000688</text:p>
          </table:table-cell>
          <table:table-cell office:value-type="float" office:value="-0.07619884399" calcext:value-type="float">
            <text:p>-0.07619884399</text:p>
          </table:table-cell>
        </table:table-row>
        <table:table-row table:style-name="ro1">
          <table:table-cell office:value-type="float" office:value="0.00006885" calcext:value-type="float">
            <text:p>0.00006885</text:p>
          </table:table-cell>
          <table:table-cell office:value-type="float" office:value="-0.0741984904" calcext:value-type="float">
            <text:p>-0.0741984904</text:p>
          </table:table-cell>
        </table:table-row>
        <table:table-row table:style-name="ro1">
          <table:table-cell office:value-type="float" office:value="0.0000689" calcext:value-type="float">
            <text:p>0.0000689</text:p>
          </table:table-cell>
          <table:table-cell office:value-type="float" office:value="-0.07507577076" calcext:value-type="float">
            <text:p>-0.07507577076</text:p>
          </table:table-cell>
        </table:table-row>
        <table:table-row table:style-name="ro1">
          <table:table-cell office:value-type="float" office:value="0.00006895" calcext:value-type="float">
            <text:p>0.00006895</text:p>
          </table:table-cell>
          <table:table-cell office:value-type="float" office:value="-0.07753887044" calcext:value-type="float">
            <text:p>-0.07753887044</text:p>
          </table:table-cell>
        </table:table-row>
        <table:table-row table:style-name="ro1">
          <table:table-cell office:value-type="float" office:value="0.000069" calcext:value-type="float">
            <text:p>0.000069</text:p>
          </table:table-cell>
          <table:table-cell office:value-type="float" office:value="-0.07845530218" calcext:value-type="float">
            <text:p>-0.07845530218</text:p>
          </table:table-cell>
        </table:table-row>
        <table:table-row table:style-name="ro1">
          <table:table-cell office:value-type="float" office:value="0.00006905" calcext:value-type="float">
            <text:p>0.00006905</text:p>
          </table:table-cell>
          <table:table-cell office:value-type="float" office:value="-0.07827639982" calcext:value-type="float">
            <text:p>-0.07827639982</text:p>
          </table:table-cell>
        </table:table-row>
        <table:table-row table:style-name="ro1">
          <table:table-cell office:value-type="float" office:value="0.0000691" calcext:value-type="float">
            <text:p>0.0000691</text:p>
          </table:table-cell>
          <table:table-cell office:value-type="float" office:value="-0.07272442663" calcext:value-type="float">
            <text:p>-0.07272442663</text:p>
          </table:table-cell>
        </table:table-row>
        <table:table-row table:style-name="ro1">
          <table:table-cell office:value-type="float" office:value="0.00006915" calcext:value-type="float">
            <text:p>0.00006915</text:p>
          </table:table-cell>
          <table:table-cell office:value-type="float" office:value="-0.07207914496" calcext:value-type="float">
            <text:p>-0.07207914496</text:p>
          </table:table-cell>
        </table:table-row>
        <table:table-row table:style-name="ro1">
          <table:table-cell office:value-type="float" office:value="0.0000692" calcext:value-type="float">
            <text:p>0.0000692</text:p>
          </table:table-cell>
          <table:table-cell office:value-type="float" office:value="-0.07374674951" calcext:value-type="float">
            <text:p>-0.07374674951</text:p>
          </table:table-cell>
        </table:table-row>
        <table:table-row table:style-name="ro1">
          <table:table-cell office:value-type="float" office:value="0.00006925" calcext:value-type="float">
            <text:p>0.00006925</text:p>
          </table:table-cell>
          <table:table-cell office:value-type="float" office:value="-0.07036364517" calcext:value-type="float">
            <text:p>-0.07036364517</text:p>
          </table:table-cell>
        </table:table-row>
        <table:table-row table:style-name="ro1">
          <table:table-cell office:value-type="float" office:value="0.0000693" calcext:value-type="float">
            <text:p>0.0000693</text:p>
          </table:table-cell>
          <table:table-cell office:value-type="float" office:value="-0.07374870934" calcext:value-type="float">
            <text:p>-0.07374870934</text:p>
          </table:table-cell>
        </table:table-row>
        <table:table-row table:style-name="ro1">
          <table:table-cell office:value-type="float" office:value="0.00006935" calcext:value-type="float">
            <text:p>0.00006935</text:p>
          </table:table-cell>
          <table:table-cell office:value-type="float" office:value="-0.07453553599" calcext:value-type="float">
            <text:p>-0.07453553599</text:p>
          </table:table-cell>
        </table:table-row>
        <table:table-row table:style-name="ro1">
          <table:table-cell office:value-type="float" office:value="0.0000694" calcext:value-type="float">
            <text:p>0.0000694</text:p>
          </table:table-cell>
          <table:table-cell office:value-type="float" office:value="-0.07518502376" calcext:value-type="float">
            <text:p>-0.07518502376</text:p>
          </table:table-cell>
        </table:table-row>
        <table:table-row table:style-name="ro1">
          <table:table-cell office:value-type="float" office:value="0.00006945" calcext:value-type="float">
            <text:p>0.00006945</text:p>
          </table:table-cell>
          <table:table-cell office:value-type="float" office:value="-0.07026039226" calcext:value-type="float">
            <text:p>-0.07026039226</text:p>
          </table:table-cell>
        </table:table-row>
        <table:table-row table:style-name="ro1">
          <table:table-cell office:value-type="float" office:value="0.0000695" calcext:value-type="float">
            <text:p>0.0000695</text:p>
          </table:table-cell>
          <table:table-cell office:value-type="float" office:value="-0.07145822548" calcext:value-type="float">
            <text:p>-0.07145822548</text:p>
          </table:table-cell>
        </table:table-row>
        <table:table-row table:style-name="ro1">
          <table:table-cell office:value-type="float" office:value="0.00006955" calcext:value-type="float">
            <text:p>0.00006955</text:p>
          </table:table-cell>
          <table:table-cell office:value-type="float" office:value="-0.06887453593" calcext:value-type="float">
            <text:p>-0.06887453593</text:p>
          </table:table-cell>
        </table:table-row>
        <table:table-row table:style-name="ro1">
          <table:table-cell office:value-type="float" office:value="0.0000696" calcext:value-type="float">
            <text:p>0.0000696</text:p>
          </table:table-cell>
          <table:table-cell office:value-type="float" office:value="-0.07278114111" calcext:value-type="float">
            <text:p>-0.07278114111</text:p>
          </table:table-cell>
        </table:table-row>
        <table:table-row table:style-name="ro1">
          <table:table-cell office:value-type="float" office:value="0.00006965" calcext:value-type="float">
            <text:p>0.00006965</text:p>
          </table:table-cell>
          <table:table-cell office:value-type="float" office:value="-0.07476602711" calcext:value-type="float">
            <text:p>-0.07476602711</text:p>
          </table:table-cell>
        </table:table-row>
        <table:table-row table:style-name="ro1">
          <table:table-cell office:value-type="float" office:value="0.0000697" calcext:value-type="float">
            <text:p>0.0000697</text:p>
          </table:table-cell>
          <table:table-cell office:value-type="float" office:value="-0.07257000708" calcext:value-type="float">
            <text:p>-0.07257000708</text:p>
          </table:table-cell>
        </table:table-row>
        <table:table-row table:style-name="ro1">
          <table:table-cell office:value-type="float" office:value="0.00006975" calcext:value-type="float">
            <text:p>0.00006975</text:p>
          </table:table-cell>
          <table:table-cell office:value-type="float" office:value="-0.07227086159" calcext:value-type="float">
            <text:p>-0.07227086159</text:p>
          </table:table-cell>
        </table:table-row>
        <table:table-row table:style-name="ro1">
          <table:table-cell office:value-type="float" office:value="0.0000698" calcext:value-type="float">
            <text:p>0.0000698</text:p>
          </table:table-cell>
          <table:table-cell office:value-type="float" office:value="-0.06975585655" calcext:value-type="float">
            <text:p>-0.06975585655</text:p>
          </table:table-cell>
        </table:table-row>
        <table:table-row table:style-name="ro1">
          <table:table-cell office:value-type="float" office:value="0.00006985" calcext:value-type="float">
            <text:p>0.00006985</text:p>
          </table:table-cell>
          <table:table-cell office:value-type="float" office:value="-0.07134479653" calcext:value-type="float">
            <text:p>-0.07134479653</text:p>
          </table:table-cell>
        </table:table-row>
        <table:table-row table:style-name="ro1">
          <table:table-cell office:value-type="float" office:value="0.0000699" calcext:value-type="float">
            <text:p>0.0000699</text:p>
          </table:table-cell>
          <table:table-cell office:value-type="float" office:value="-0.06614759785" calcext:value-type="float">
            <text:p>-0.06614759785</text:p>
          </table:table-cell>
        </table:table-row>
        <table:table-row table:style-name="ro1">
          <table:table-cell office:value-type="float" office:value="0.00006995" calcext:value-type="float">
            <text:p>0.00006995</text:p>
          </table:table-cell>
          <table:table-cell office:value-type="float" office:value="-0.06749908178" calcext:value-type="float">
            <text:p>-0.06749908178</text:p>
          </table:table-cell>
        </table:table-row>
        <table:table-row table:style-name="ro1">
          <table:table-cell office:value-type="float" office:value="0.00007" calcext:value-type="float">
            <text:p>0.00007</text:p>
          </table:table-cell>
          <table:table-cell office:value-type="float" office:value="-0.074139198" calcext:value-type="float">
            <text:p>-0.074139198</text:p>
          </table:table-cell>
        </table:table-row>
        <table:table-row table:style-name="ro1">
          <table:table-cell office:value-type="float" office:value="0.00007005" calcext:value-type="float">
            <text:p>0.00007005</text:p>
          </table:table-cell>
          <table:table-cell office:value-type="float" office:value="-0.07585759231" calcext:value-type="float">
            <text:p>-0.07585759231</text:p>
          </table:table-cell>
        </table:table-row>
        <table:table-row table:style-name="ro1">
          <table:table-cell office:value-type="float" office:value="0.0000701" calcext:value-type="float">
            <text:p>0.0000701</text:p>
          </table:table-cell>
          <table:table-cell office:value-type="float" office:value="-0.06982737528" calcext:value-type="float">
            <text:p>-0.06982737528</text:p>
          </table:table-cell>
        </table:table-row>
        <table:table-row table:style-name="ro1">
          <table:table-cell office:value-type="float" office:value="0.00007015" calcext:value-type="float">
            <text:p>0.00007015</text:p>
          </table:table-cell>
          <table:table-cell office:value-type="float" office:value="-0.0680010094" calcext:value-type="float">
            <text:p>-0.0680010094</text:p>
          </table:table-cell>
        </table:table-row>
        <table:table-row table:style-name="ro1">
          <table:table-cell office:value-type="float" office:value="0.0000702" calcext:value-type="float">
            <text:p>0.0000702</text:p>
          </table:table-cell>
          <table:table-cell office:value-type="float" office:value="-0.07057821644" calcext:value-type="float">
            <text:p>-0.07057821644</text:p>
          </table:table-cell>
        </table:table-row>
        <table:table-row table:style-name="ro1">
          <table:table-cell office:value-type="float" office:value="0.00007025" calcext:value-type="float">
            <text:p>0.00007025</text:p>
          </table:table-cell>
          <table:table-cell office:value-type="float" office:value="-0.07163135388" calcext:value-type="float">
            <text:p>-0.07163135388</text:p>
          </table:table-cell>
        </table:table-row>
        <table:table-row table:style-name="ro1">
          <table:table-cell office:value-type="float" office:value="0.0000703" calcext:value-type="float">
            <text:p>0.0000703</text:p>
          </table:table-cell>
          <table:table-cell office:value-type="float" office:value="-0.06939031805" calcext:value-type="float">
            <text:p>-0.06939031805</text:p>
          </table:table-cell>
        </table:table-row>
        <table:table-row table:style-name="ro1">
          <table:table-cell office:value-type="float" office:value="0.00007035" calcext:value-type="float">
            <text:p>0.00007035</text:p>
          </table:table-cell>
          <table:table-cell office:value-type="float" office:value="-0.07609928461" calcext:value-type="float">
            <text:p>-0.07609928461</text:p>
          </table:table-cell>
        </table:table-row>
        <table:table-row table:style-name="ro1">
          <table:table-cell office:value-type="float" office:value="0.0000704" calcext:value-type="float">
            <text:p>0.0000704</text:p>
          </table:table-cell>
          <table:table-cell office:value-type="float" office:value="-0.07122981479" calcext:value-type="float">
            <text:p>-0.07122981479</text:p>
          </table:table-cell>
        </table:table-row>
        <table:table-row table:style-name="ro1">
          <table:table-cell office:value-type="float" office:value="0.00007045" calcext:value-type="float">
            <text:p>0.00007045</text:p>
          </table:table-cell>
          <table:table-cell office:value-type="float" office:value="-0.0706175035" calcext:value-type="float">
            <text:p>-0.0706175035</text:p>
          </table:table-cell>
        </table:table-row>
        <table:table-row table:style-name="ro1">
          <table:table-cell office:value-type="float" office:value="0.0000705" calcext:value-type="float">
            <text:p>0.0000705</text:p>
          </table:table-cell>
          <table:table-cell office:value-type="float" office:value="-0.06925251182" calcext:value-type="float">
            <text:p>-0.06925251182</text:p>
          </table:table-cell>
        </table:table-row>
        <table:table-row table:style-name="ro1">
          <table:table-cell office:value-type="float" office:value="0.00007055" calcext:value-type="float">
            <text:p>0.00007055</text:p>
          </table:table-cell>
          <table:table-cell office:value-type="float" office:value="-0.06614079875" calcext:value-type="float">
            <text:p>-0.06614079875</text:p>
          </table:table-cell>
        </table:table-row>
        <table:table-row table:style-name="ro1">
          <table:table-cell office:value-type="float" office:value="0.0000706" calcext:value-type="float">
            <text:p>0.0000706</text:p>
          </table:table-cell>
          <table:table-cell office:value-type="float" office:value="-0.06859869735" calcext:value-type="float">
            <text:p>-0.06859869735</text:p>
          </table:table-cell>
        </table:table-row>
        <table:table-row table:style-name="ro1">
          <table:table-cell office:value-type="float" office:value="0.00007065" calcext:value-type="float">
            <text:p>0.00007065</text:p>
          </table:table-cell>
          <table:table-cell office:value-type="float" office:value="-0.06662079135" calcext:value-type="float">
            <text:p>-0.06662079135</text:p>
          </table:table-cell>
        </table:table-row>
        <table:table-row table:style-name="ro1">
          <table:table-cell office:value-type="float" office:value="0.0000707" calcext:value-type="float">
            <text:p>0.0000707</text:p>
          </table:table-cell>
          <table:table-cell office:value-type="float" office:value="-0.06876730306" calcext:value-type="float">
            <text:p>-0.06876730306</text:p>
          </table:table-cell>
        </table:table-row>
        <table:table-row table:style-name="ro1">
          <table:table-cell office:value-type="float" office:value="0.00007075" calcext:value-type="float">
            <text:p>0.00007075</text:p>
          </table:table-cell>
          <table:table-cell office:value-type="float" office:value="-0.06140075311" calcext:value-type="float">
            <text:p>-0.06140075311</text:p>
          </table:table-cell>
        </table:table-row>
        <table:table-row table:style-name="ro1">
          <table:table-cell office:value-type="float" office:value="0.0000708" calcext:value-type="float">
            <text:p>0.0000708</text:p>
          </table:table-cell>
          <table:table-cell office:value-type="float" office:value="-0.06733513443" calcext:value-type="float">
            <text:p>-0.06733513443</text:p>
          </table:table-cell>
        </table:table-row>
        <table:table-row table:style-name="ro1">
          <table:table-cell office:value-type="float" office:value="0.00007085" calcext:value-type="float">
            <text:p>0.00007085</text:p>
          </table:table-cell>
          <table:table-cell office:value-type="float" office:value="-0.068456082" calcext:value-type="float">
            <text:p>-0.068456082</text:p>
          </table:table-cell>
        </table:table-row>
        <table:table-row table:style-name="ro1">
          <table:table-cell office:value-type="float" office:value="0.0000709" calcext:value-type="float">
            <text:p>0.0000709</text:p>
          </table:table-cell>
          <table:table-cell office:value-type="float" office:value="-0.06577017976" calcext:value-type="float">
            <text:p>-0.06577017976</text:p>
          </table:table-cell>
        </table:table-row>
        <table:table-row table:style-name="ro1">
          <table:table-cell office:value-type="float" office:value="0.00007095" calcext:value-type="float">
            <text:p>0.00007095</text:p>
          </table:table-cell>
          <table:table-cell office:value-type="float" office:value="-0.07099605226" calcext:value-type="float">
            <text:p>-0.07099605226</text:p>
          </table:table-cell>
        </table:table-row>
        <table:table-row table:style-name="ro1">
          <table:table-cell office:value-type="float" office:value="0.000071" calcext:value-type="float">
            <text:p>0.000071</text:p>
          </table:table-cell>
          <table:table-cell office:value-type="float" office:value="-0.06529002133" calcext:value-type="float">
            <text:p>-0.06529002133</text:p>
          </table:table-cell>
        </table:table-row>
        <table:table-row table:style-name="ro1">
          <table:table-cell office:value-type="float" office:value="0.00007105" calcext:value-type="float">
            <text:p>0.00007105</text:p>
          </table:table-cell>
          <table:table-cell office:value-type="float" office:value="-0.06620670935" calcext:value-type="float">
            <text:p>-0.06620670935</text:p>
          </table:table-cell>
        </table:table-row>
        <table:table-row table:style-name="ro1">
          <table:table-cell office:value-type="float" office:value="0.0000711" calcext:value-type="float">
            <text:p>0.0000711</text:p>
          </table:table-cell>
          <table:table-cell office:value-type="float" office:value="-0.06467553914" calcext:value-type="float">
            <text:p>-0.06467553914</text:p>
          </table:table-cell>
        </table:table-row>
        <table:table-row table:style-name="ro1">
          <table:table-cell office:value-type="float" office:value="0.00007115" calcext:value-type="float">
            <text:p>0.00007115</text:p>
          </table:table-cell>
          <table:table-cell office:value-type="float" office:value="-0.06637834526" calcext:value-type="float">
            <text:p>-0.06637834526</text:p>
          </table:table-cell>
        </table:table-row>
        <table:table-row table:style-name="ro1">
          <table:table-cell office:value-type="float" office:value="0.0000712" calcext:value-type="float">
            <text:p>0.0000712</text:p>
          </table:table-cell>
          <table:table-cell office:value-type="float" office:value="-0.06736808973" calcext:value-type="float">
            <text:p>-0.06736808973</text:p>
          </table:table-cell>
        </table:table-row>
        <table:table-row table:style-name="ro1">
          <table:table-cell office:value-type="float" office:value="0.00007125" calcext:value-type="float">
            <text:p>0.00007125</text:p>
          </table:table-cell>
          <table:table-cell office:value-type="float" office:value="-0.06414780206" calcext:value-type="float">
            <text:p>-0.06414780206</text:p>
          </table:table-cell>
        </table:table-row>
        <table:table-row table:style-name="ro1">
          <table:table-cell office:value-type="float" office:value="0.0000713" calcext:value-type="float">
            <text:p>0.0000713</text:p>
          </table:table-cell>
          <table:table-cell office:value-type="float" office:value="-0.0655533773" calcext:value-type="float">
            <text:p>-0.0655533773</text:p>
          </table:table-cell>
        </table:table-row>
        <table:table-row table:style-name="ro1">
          <table:table-cell office:value-type="float" office:value="0.00007135" calcext:value-type="float">
            <text:p>0.00007135</text:p>
          </table:table-cell>
          <table:table-cell office:value-type="float" office:value="-0.0633144219" calcext:value-type="float">
            <text:p>-0.0633144219</text:p>
          </table:table-cell>
        </table:table-row>
        <table:table-row table:style-name="ro1">
          <table:table-cell office:value-type="float" office:value="0.0000714" calcext:value-type="float">
            <text:p>0.0000714</text:p>
          </table:table-cell>
          <table:table-cell office:value-type="float" office:value="-0.06202981342" calcext:value-type="float">
            <text:p>-0.06202981342</text:p>
          </table:table-cell>
        </table:table-row>
        <table:table-row table:style-name="ro1">
          <table:table-cell office:value-type="float" office:value="0.00007145" calcext:value-type="float">
            <text:p>0.00007145</text:p>
          </table:table-cell>
          <table:table-cell office:value-type="float" office:value="-0.06358995897" calcext:value-type="float">
            <text:p>-0.06358995897</text:p>
          </table:table-cell>
        </table:table-row>
        <table:table-row table:style-name="ro1">
          <table:table-cell office:value-type="float" office:value="0.0000715" calcext:value-type="float">
            <text:p>0.0000715</text:p>
          </table:table-cell>
          <table:table-cell office:value-type="float" office:value="-0.06150845333" calcext:value-type="float">
            <text:p>-0.06150845333</text:p>
          </table:table-cell>
        </table:table-row>
        <table:table-row table:style-name="ro1">
          <table:table-cell office:value-type="float" office:value="0.00007155" calcext:value-type="float">
            <text:p>0.00007155</text:p>
          </table:table-cell>
          <table:table-cell office:value-type="float" office:value="-0.06369883508" calcext:value-type="float">
            <text:p>-0.06369883508</text:p>
          </table:table-cell>
        </table:table-row>
        <table:table-row table:style-name="ro1">
          <table:table-cell office:value-type="float" office:value="0.0000716" calcext:value-type="float">
            <text:p>0.0000716</text:p>
          </table:table-cell>
          <table:table-cell office:value-type="float" office:value="-0.0664781157" calcext:value-type="float">
            <text:p>-0.0664781157</text:p>
          </table:table-cell>
        </table:table-row>
        <table:table-row table:style-name="ro1">
          <table:table-cell office:value-type="float" office:value="0.00007165" calcext:value-type="float">
            <text:p>0.00007165</text:p>
          </table:table-cell>
          <table:table-cell office:value-type="float" office:value="-0.0640549061" calcext:value-type="float">
            <text:p>-0.0640549061</text:p>
          </table:table-cell>
        </table:table-row>
        <table:table-row table:style-name="ro1">
          <table:table-cell office:value-type="float" office:value="0.0000717" calcext:value-type="float">
            <text:p>0.0000717</text:p>
          </table:table-cell>
          <table:table-cell office:value-type="float" office:value="-0.06590295073" calcext:value-type="float">
            <text:p>-0.06590295073</text:p>
          </table:table-cell>
        </table:table-row>
        <table:table-row table:style-name="ro1">
          <table:table-cell office:value-type="float" office:value="0.00007175" calcext:value-type="float">
            <text:p>0.00007175</text:p>
          </table:table-cell>
          <table:table-cell office:value-type="float" office:value="-0.06277748869" calcext:value-type="float">
            <text:p>-0.06277748869</text:p>
          </table:table-cell>
        </table:table-row>
        <table:table-row table:style-name="ro1">
          <table:table-cell office:value-type="float" office:value="0.0000718" calcext:value-type="float">
            <text:p>0.0000718</text:p>
          </table:table-cell>
          <table:table-cell office:value-type="float" office:value="-0.06393553736" calcext:value-type="float">
            <text:p>-0.06393553736</text:p>
          </table:table-cell>
        </table:table-row>
        <table:table-row table:style-name="ro1">
          <table:table-cell office:value-type="float" office:value="0.00007185" calcext:value-type="float">
            <text:p>0.00007185</text:p>
          </table:table-cell>
          <table:table-cell office:value-type="float" office:value="-0.06181950855" calcext:value-type="float">
            <text:p>-0.06181950855</text:p>
          </table:table-cell>
        </table:table-row>
        <table:table-row table:style-name="ro1">
          <table:table-cell office:value-type="float" office:value="0.0000719" calcext:value-type="float">
            <text:p>0.0000719</text:p>
          </table:table-cell>
          <table:table-cell office:value-type="float" office:value="-0.06548366764" calcext:value-type="float">
            <text:p>-0.06548366764</text:p>
          </table:table-cell>
        </table:table-row>
        <table:table-row table:style-name="ro1">
          <table:table-cell office:value-type="float" office:value="0.00007195" calcext:value-type="float">
            <text:p>0.00007195</text:p>
          </table:table-cell>
          <table:table-cell office:value-type="float" office:value="-0.06937302631" calcext:value-type="float">
            <text:p>-0.06937302631</text:p>
          </table:table-cell>
        </table:table-row>
        <table:table-row table:style-name="ro1">
          <table:table-cell office:value-type="float" office:value="0.000072" calcext:value-type="float">
            <text:p>0.000072</text:p>
          </table:table-cell>
          <table:table-cell office:value-type="float" office:value="-0.06245236792" calcext:value-type="float">
            <text:p>-0.06245236792</text:p>
          </table:table-cell>
        </table:table-row>
        <table:table-row table:style-name="ro1">
          <table:table-cell office:value-type="float" office:value="0.00007205" calcext:value-type="float">
            <text:p>0.00007205</text:p>
          </table:table-cell>
          <table:table-cell office:value-type="float" office:value="-0.06062977093" calcext:value-type="float">
            <text:p>-0.06062977093</text:p>
          </table:table-cell>
        </table:table-row>
        <table:table-row table:style-name="ro1">
          <table:table-cell office:value-type="float" office:value="0.0000721" calcext:value-type="float">
            <text:p>0.0000721</text:p>
          </table:table-cell>
          <table:table-cell office:value-type="float" office:value="-0.05791961202" calcext:value-type="float">
            <text:p>-0.05791961202</text:p>
          </table:table-cell>
        </table:table-row>
        <table:table-row table:style-name="ro1">
          <table:table-cell office:value-type="float" office:value="0.00007215" calcext:value-type="float">
            <text:p>0.00007215</text:p>
          </table:table-cell>
          <table:table-cell office:value-type="float" office:value="-0.06032628367" calcext:value-type="float">
            <text:p>-0.06032628367</text:p>
          </table:table-cell>
        </table:table-row>
        <table:table-row table:style-name="ro1">
          <table:table-cell office:value-type="float" office:value="0.0000722" calcext:value-type="float">
            <text:p>0.0000722</text:p>
          </table:table-cell>
          <table:table-cell office:value-type="float" office:value="-0.06276502116" calcext:value-type="float">
            <text:p>-0.06276502116</text:p>
          </table:table-cell>
        </table:table-row>
        <table:table-row table:style-name="ro1">
          <table:table-cell office:value-type="float" office:value="0.00007225" calcext:value-type="float">
            <text:p>0.00007225</text:p>
          </table:table-cell>
          <table:table-cell office:value-type="float" office:value="-0.05730000413" calcext:value-type="float">
            <text:p>-0.05730000413</text:p>
          </table:table-cell>
        </table:table-row>
        <table:table-row table:style-name="ro1">
          <table:table-cell office:value-type="float" office:value="0.0000723" calcext:value-type="float">
            <text:p>0.0000723</text:p>
          </table:table-cell>
          <table:table-cell office:value-type="float" office:value="-0.06272618636" calcext:value-type="float">
            <text:p>-0.06272618636</text:p>
          </table:table-cell>
        </table:table-row>
        <table:table-row table:style-name="ro1">
          <table:table-cell office:value-type="float" office:value="0.00007235" calcext:value-type="float">
            <text:p>0.00007235</text:p>
          </table:table-cell>
          <table:table-cell office:value-type="float" office:value="-0.06096028878" calcext:value-type="float">
            <text:p>-0.06096028878</text:p>
          </table:table-cell>
        </table:table-row>
        <table:table-row table:style-name="ro1">
          <table:table-cell office:value-type="float" office:value="0.0000724" calcext:value-type="float">
            <text:p>0.0000724</text:p>
          </table:table-cell>
          <table:table-cell office:value-type="float" office:value="-0.05801529697" calcext:value-type="float">
            <text:p>-0.05801529697</text:p>
          </table:table-cell>
        </table:table-row>
        <table:table-row table:style-name="ro1">
          <table:table-cell office:value-type="float" office:value="0.00007245" calcext:value-type="float">
            <text:p>0.00007245</text:p>
          </table:table-cell>
          <table:table-cell office:value-type="float" office:value="-0.05920575822" calcext:value-type="float">
            <text:p>-0.05920575822</text:p>
          </table:table-cell>
        </table:table-row>
        <table:table-row table:style-name="ro1">
          <table:table-cell office:value-type="float" office:value="0.0000725" calcext:value-type="float">
            <text:p>0.0000725</text:p>
          </table:table-cell>
          <table:table-cell office:value-type="float" office:value="-0.05745098644" calcext:value-type="float">
            <text:p>-0.05745098644</text:p>
          </table:table-cell>
        </table:table-row>
        <table:table-row table:style-name="ro1">
          <table:table-cell office:value-type="float" office:value="0.00007255" calcext:value-type="float">
            <text:p>0.00007255</text:p>
          </table:table-cell>
          <table:table-cell office:value-type="float" office:value="-0.06607791835" calcext:value-type="float">
            <text:p>-0.06607791835</text:p>
          </table:table-cell>
        </table:table-row>
        <table:table-row table:style-name="ro1">
          <table:table-cell office:value-type="float" office:value="0.0000726" calcext:value-type="float">
            <text:p>0.0000726</text:p>
          </table:table-cell>
          <table:table-cell office:value-type="float" office:value="-0.06207425634" calcext:value-type="float">
            <text:p>-0.06207425634</text:p>
          </table:table-cell>
        </table:table-row>
        <table:table-row table:style-name="ro1">
          <table:table-cell office:value-type="float" office:value="0.00007265" calcext:value-type="float">
            <text:p>0.00007265</text:p>
          </table:table-cell>
          <table:table-cell office:value-type="float" office:value="-0.0592815132" calcext:value-type="float">
            <text:p>-0.0592815132</text:p>
          </table:table-cell>
        </table:table-row>
        <table:table-row table:style-name="ro1">
          <table:table-cell office:value-type="float" office:value="0.0000727" calcext:value-type="float">
            <text:p>0.0000727</text:p>
          </table:table-cell>
          <table:table-cell office:value-type="float" office:value="-0.06000009252" calcext:value-type="float">
            <text:p>-0.06000009252</text:p>
          </table:table-cell>
        </table:table-row>
        <table:table-row table:style-name="ro1">
          <table:table-cell office:value-type="float" office:value="0.00007275" calcext:value-type="float">
            <text:p>0.00007275</text:p>
          </table:table-cell>
          <table:table-cell office:value-type="float" office:value="-0.05442048572" calcext:value-type="float">
            <text:p>-0.05442048572</text:p>
          </table:table-cell>
        </table:table-row>
        <table:table-row table:style-name="ro1">
          <table:table-cell office:value-type="float" office:value="0.0000728" calcext:value-type="float">
            <text:p>0.0000728</text:p>
          </table:table-cell>
          <table:table-cell office:value-type="float" office:value="-0.06224334447" calcext:value-type="float">
            <text:p>-0.06224334447</text:p>
          </table:table-cell>
        </table:table-row>
        <table:table-row table:style-name="ro1">
          <table:table-cell office:value-type="float" office:value="0.00007285" calcext:value-type="float">
            <text:p>0.00007285</text:p>
          </table:table-cell>
          <table:table-cell office:value-type="float" office:value="-0.05853572238" calcext:value-type="float">
            <text:p>-0.05853572238</text:p>
          </table:table-cell>
        </table:table-row>
        <table:table-row table:style-name="ro1">
          <table:table-cell office:value-type="float" office:value="0.0000729" calcext:value-type="float">
            <text:p>0.0000729</text:p>
          </table:table-cell>
          <table:table-cell office:value-type="float" office:value="-0.05857411998" calcext:value-type="float">
            <text:p>-0.05857411998</text:p>
          </table:table-cell>
        </table:table-row>
        <table:table-row table:style-name="ro1">
          <table:table-cell office:value-type="float" office:value="0.00007295" calcext:value-type="float">
            <text:p>0.00007295</text:p>
          </table:table-cell>
          <table:table-cell office:value-type="float" office:value="-0.05867848848" calcext:value-type="float">
            <text:p>-0.05867848848</text:p>
          </table:table-cell>
        </table:table-row>
        <table:table-row table:style-name="ro1">
          <table:table-cell office:value-type="float" office:value="0.000073" calcext:value-type="float">
            <text:p>0.000073</text:p>
          </table:table-cell>
          <table:table-cell office:value-type="float" office:value="-0.05950389364" calcext:value-type="float">
            <text:p>-0.05950389364</text:p>
          </table:table-cell>
        </table:table-row>
        <table:table-row table:style-name="ro1">
          <table:table-cell office:value-type="float" office:value="0.00007305" calcext:value-type="float">
            <text:p>0.00007305</text:p>
          </table:table-cell>
          <table:table-cell office:value-type="float" office:value="-0.05631698338" calcext:value-type="float">
            <text:p>-0.05631698338</text:p>
          </table:table-cell>
        </table:table-row>
        <table:table-row table:style-name="ro1">
          <table:table-cell office:value-type="float" office:value="0.0000731" calcext:value-type="float">
            <text:p>0.0000731</text:p>
          </table:table-cell>
          <table:table-cell office:value-type="float" office:value="-0.06183211177" calcext:value-type="float">
            <text:p>-0.06183211177</text:p>
          </table:table-cell>
        </table:table-row>
        <table:table-row table:style-name="ro1">
          <table:table-cell office:value-type="float" office:value="0.00007315" calcext:value-type="float">
            <text:p>0.00007315</text:p>
          </table:table-cell>
          <table:table-cell office:value-type="float" office:value="-0.06098573642" calcext:value-type="float">
            <text:p>-0.06098573642</text:p>
          </table:table-cell>
        </table:table-row>
        <table:table-row table:style-name="ro1">
          <table:table-cell office:value-type="float" office:value="0.0000732" calcext:value-type="float">
            <text:p>0.0000732</text:p>
          </table:table-cell>
          <table:table-cell office:value-type="float" office:value="-0.0564601113" calcext:value-type="float">
            <text:p>-0.0564601113</text:p>
          </table:table-cell>
        </table:table-row>
        <table:table-row table:style-name="ro1">
          <table:table-cell office:value-type="float" office:value="0.00007325" calcext:value-type="float">
            <text:p>0.00007325</text:p>
          </table:table-cell>
          <table:table-cell office:value-type="float" office:value="-0.05985209518" calcext:value-type="float">
            <text:p>-0.05985209518</text:p>
          </table:table-cell>
        </table:table-row>
        <table:table-row table:style-name="ro1">
          <table:table-cell office:value-type="float" office:value="0.0000733" calcext:value-type="float">
            <text:p>0.0000733</text:p>
          </table:table-cell>
          <table:table-cell office:value-type="float" office:value="-0.0557422556" calcext:value-type="float">
            <text:p>-0.0557422556</text:p>
          </table:table-cell>
        </table:table-row>
        <table:table-row table:style-name="ro1">
          <table:table-cell office:value-type="float" office:value="0.00007335" calcext:value-type="float">
            <text:p>0.00007335</text:p>
          </table:table-cell>
          <table:table-cell office:value-type="float" office:value="-0.0559807368" calcext:value-type="float">
            <text:p>-0.0559807368</text:p>
          </table:table-cell>
        </table:table-row>
        <table:table-row table:style-name="ro1">
          <table:table-cell office:value-type="float" office:value="0.0000734" calcext:value-type="float">
            <text:p>0.0000734</text:p>
          </table:table-cell>
          <table:table-cell office:value-type="float" office:value="-0.0543197806" calcext:value-type="float">
            <text:p>-0.0543197806</text:p>
          </table:table-cell>
        </table:table-row>
        <table:table-row table:style-name="ro1">
          <table:table-cell office:value-type="float" office:value="0.00007345" calcext:value-type="float">
            <text:p>0.00007345</text:p>
          </table:table-cell>
          <table:table-cell office:value-type="float" office:value="-0.05263016564" calcext:value-type="float">
            <text:p>-0.05263016564</text:p>
          </table:table-cell>
        </table:table-row>
        <table:table-row table:style-name="ro1">
          <table:table-cell office:value-type="float" office:value="0.0000735" calcext:value-type="float">
            <text:p>0.0000735</text:p>
          </table:table-cell>
          <table:table-cell office:value-type="float" office:value="-0.0527524892" calcext:value-type="float">
            <text:p>-0.0527524892</text:p>
          </table:table-cell>
        </table:table-row>
        <table:table-row table:style-name="ro1">
          <table:table-cell office:value-type="float" office:value="0.00007355" calcext:value-type="float">
            <text:p>0.00007355</text:p>
          </table:table-cell>
          <table:table-cell office:value-type="float" office:value="-0.05144698592" calcext:value-type="float">
            <text:p>-0.05144698592</text:p>
          </table:table-cell>
        </table:table-row>
        <table:table-row table:style-name="ro1">
          <table:table-cell office:value-type="float" office:value="0.0000736" calcext:value-type="float">
            <text:p>0.0000736</text:p>
          </table:table-cell>
          <table:table-cell office:value-type="float" office:value="-0.05705862841" calcext:value-type="float">
            <text:p>-0.05705862841</text:p>
          </table:table-cell>
        </table:table-row>
        <table:table-row table:style-name="ro1">
          <table:table-cell office:value-type="float" office:value="0.00007365" calcext:value-type="float">
            <text:p>0.00007365</text:p>
          </table:table-cell>
          <table:table-cell office:value-type="float" office:value="-0.05489648328" calcext:value-type="float">
            <text:p>-0.05489648328</text:p>
          </table:table-cell>
        </table:table-row>
        <table:table-row table:style-name="ro1">
          <table:table-cell office:value-type="float" office:value="0.0000737" calcext:value-type="float">
            <text:p>0.0000737</text:p>
          </table:table-cell>
          <table:table-cell office:value-type="float" office:value="-0.05357092943" calcext:value-type="float">
            <text:p>-0.05357092943</text:p>
          </table:table-cell>
        </table:table-row>
        <table:table-row table:style-name="ro1">
          <table:table-cell office:value-type="float" office:value="0.00007375" calcext:value-type="float">
            <text:p>0.00007375</text:p>
          </table:table-cell>
          <table:table-cell office:value-type="float" office:value="-0.05495049922" calcext:value-type="float">
            <text:p>-0.05495049922</text:p>
          </table:table-cell>
        </table:table-row>
        <table:table-row table:style-name="ro1">
          <table:table-cell office:value-type="float" office:value="0.0000738" calcext:value-type="float">
            <text:p>0.0000738</text:p>
          </table:table-cell>
          <table:table-cell office:value-type="float" office:value="-0.05095283731" calcext:value-type="float">
            <text:p>-0.05095283731</text:p>
          </table:table-cell>
        </table:table-row>
        <table:table-row table:style-name="ro1">
          <table:table-cell office:value-type="float" office:value="0.00007385" calcext:value-type="float">
            <text:p>0.00007385</text:p>
          </table:table-cell>
          <table:table-cell office:value-type="float" office:value="-0.04844868672" calcext:value-type="float">
            <text:p>-0.04844868672</text:p>
          </table:table-cell>
        </table:table-row>
        <table:table-row table:style-name="ro1">
          <table:table-cell office:value-type="float" office:value="0.0000739" calcext:value-type="float">
            <text:p>0.0000739</text:p>
          </table:table-cell>
          <table:table-cell office:value-type="float" office:value="-0.05500241965" calcext:value-type="float">
            <text:p>-0.05500241965</text:p>
          </table:table-cell>
        </table:table-row>
        <table:table-row table:style-name="ro1">
          <table:table-cell office:value-type="float" office:value="0.00007395" calcext:value-type="float">
            <text:p>0.00007395</text:p>
          </table:table-cell>
          <table:table-cell office:value-type="float" office:value="-0.05272826269" calcext:value-type="float">
            <text:p>-0.05272826269</text:p>
          </table:table-cell>
        </table:table-row>
        <table:table-row table:style-name="ro1">
          <table:table-cell office:value-type="float" office:value="0.000074" calcext:value-type="float">
            <text:p>0.000074</text:p>
          </table:table-cell>
          <table:table-cell office:value-type="float" office:value="-0.05195461212" calcext:value-type="float">
            <text:p>-0.05195461212</text:p>
          </table:table-cell>
        </table:table-row>
        <table:table-row table:style-name="ro1">
          <table:table-cell office:value-type="float" office:value="0.00007405" calcext:value-type="float">
            <text:p>0.00007405</text:p>
          </table:table-cell>
          <table:table-cell office:value-type="float" office:value="-0.04767455374" calcext:value-type="float">
            <text:p>-0.04767455374</text:p>
          </table:table-cell>
        </table:table-row>
        <table:table-row table:style-name="ro1">
          <table:table-cell office:value-type="float" office:value="0.0000741" calcext:value-type="float">
            <text:p>0.0000741</text:p>
          </table:table-cell>
          <table:table-cell office:value-type="float" office:value="-0.04722974763" calcext:value-type="float">
            <text:p>-0.04722974763</text:p>
          </table:table-cell>
        </table:table-row>
        <table:table-row table:style-name="ro1">
          <table:table-cell office:value-type="float" office:value="0.00007415" calcext:value-type="float">
            <text:p>0.00007415</text:p>
          </table:table-cell>
          <table:table-cell office:value-type="float" office:value="-0.05370101693" calcext:value-type="float">
            <text:p>-0.05370101693</text:p>
          </table:table-cell>
        </table:table-row>
        <table:table-row table:style-name="ro1">
          <table:table-cell office:value-type="float" office:value="0.0000742" calcext:value-type="float">
            <text:p>0.0000742</text:p>
          </table:table-cell>
          <table:table-cell office:value-type="float" office:value="-0.05260943667" calcext:value-type="float">
            <text:p>-0.05260943667</text:p>
          </table:table-cell>
        </table:table-row>
        <table:table-row table:style-name="ro1">
          <table:table-cell office:value-type="float" office:value="0.00007425" calcext:value-type="float">
            <text:p>0.00007425</text:p>
          </table:table-cell>
          <table:table-cell office:value-type="float" office:value="-0.05492909184" calcext:value-type="float">
            <text:p>-0.05492909184</text:p>
          </table:table-cell>
        </table:table-row>
        <table:table-row table:style-name="ro1">
          <table:table-cell office:value-type="float" office:value="0.0000743" calcext:value-type="float">
            <text:p>0.0000743</text:p>
          </table:table-cell>
          <table:table-cell office:value-type="float" office:value="-0.05094107833" calcext:value-type="float">
            <text:p>-0.05094107833</text:p>
          </table:table-cell>
        </table:table-row>
        <table:table-row table:style-name="ro1">
          <table:table-cell office:value-type="float" office:value="0.00007435" calcext:value-type="float">
            <text:p>0.00007435</text:p>
          </table:table-cell>
          <table:table-cell office:value-type="float" office:value="-0.05046360336" calcext:value-type="float">
            <text:p>-0.05046360336</text:p>
          </table:table-cell>
        </table:table-row>
        <table:table-row table:style-name="ro1">
          <table:table-cell office:value-type="float" office:value="0.0000744" calcext:value-type="float">
            <text:p>0.0000744</text:p>
          </table:table-cell>
          <table:table-cell office:value-type="float" office:value="-0.04559663609" calcext:value-type="float">
            <text:p>-0.04559663609</text:p>
          </table:table-cell>
        </table:table-row>
        <table:table-row table:style-name="ro1">
          <table:table-cell office:value-type="float" office:value="0.00007445" calcext:value-type="float">
            <text:p>0.00007445</text:p>
          </table:table-cell>
          <table:table-cell office:value-type="float" office:value="-0.05379655112" calcext:value-type="float">
            <text:p>-0.05379655112</text:p>
          </table:table-cell>
        </table:table-row>
        <table:table-row table:style-name="ro1">
          <table:table-cell office:value-type="float" office:value="0.0000745" calcext:value-type="float">
            <text:p>0.0000745</text:p>
          </table:table-cell>
          <table:table-cell office:value-type="float" office:value="-0.05365423729" calcext:value-type="float">
            <text:p>-0.05365423729</text:p>
          </table:table-cell>
        </table:table-row>
        <table:table-row table:style-name="ro1">
          <table:table-cell office:value-type="float" office:value="0.00007455" calcext:value-type="float">
            <text:p>0.00007455</text:p>
          </table:table-cell>
          <table:table-cell office:value-type="float" office:value="-0.05041882877" calcext:value-type="float">
            <text:p>-0.05041882877</text:p>
          </table:table-cell>
        </table:table-row>
        <table:table-row table:style-name="ro1">
          <table:table-cell office:value-type="float" office:value="0.0000746" calcext:value-type="float">
            <text:p>0.0000746</text:p>
          </table:table-cell>
          <table:table-cell office:value-type="float" office:value="-0.0490299724" calcext:value-type="float">
            <text:p>-0.0490299724</text:p>
          </table:table-cell>
        </table:table-row>
        <table:table-row table:style-name="ro1">
          <table:table-cell office:value-type="float" office:value="0.00007465" calcext:value-type="float">
            <text:p>0.00007465</text:p>
          </table:table-cell>
          <table:table-cell office:value-type="float" office:value="-0.04631601443" calcext:value-type="float">
            <text:p>-0.04631601443</text:p>
          </table:table-cell>
        </table:table-row>
        <table:table-row table:style-name="ro1">
          <table:table-cell office:value-type="float" office:value="0.0000747" calcext:value-type="float">
            <text:p>0.0000747</text:p>
          </table:table-cell>
          <table:table-cell office:value-type="float" office:value="-0.05134097417" calcext:value-type="float">
            <text:p>-0.05134097417</text:p>
          </table:table-cell>
        </table:table-row>
        <table:table-row table:style-name="ro1">
          <table:table-cell office:value-type="float" office:value="0.00007475" calcext:value-type="float">
            <text:p>0.00007475</text:p>
          </table:table-cell>
          <table:table-cell office:value-type="float" office:value="-0.05126452571" calcext:value-type="float">
            <text:p>-0.05126452571</text:p>
          </table:table-cell>
        </table:table-row>
        <table:table-row table:style-name="ro1">
          <table:table-cell office:value-type="float" office:value="0.0000748" calcext:value-type="float">
            <text:p>0.0000748</text:p>
          </table:table-cell>
          <table:table-cell office:value-type="float" office:value="-0.0500108524" calcext:value-type="float">
            <text:p>-0.0500108524</text:p>
          </table:table-cell>
        </table:table-row>
        <table:table-row table:style-name="ro1">
          <table:table-cell office:value-type="float" office:value="0.00007485" calcext:value-type="float">
            <text:p>0.00007485</text:p>
          </table:table-cell>
          <table:table-cell office:value-type="float" office:value="-0.05120049956" calcext:value-type="float">
            <text:p>-0.05120049956</text:p>
          </table:table-cell>
        </table:table-row>
        <table:table-row table:style-name="ro1">
          <table:table-cell office:value-type="float" office:value="0.0000749" calcext:value-type="float">
            <text:p>0.0000749</text:p>
          </table:table-cell>
          <table:table-cell office:value-type="float" office:value="-0.04955375967" calcext:value-type="float">
            <text:p>-0.04955375967</text:p>
          </table:table-cell>
        </table:table-row>
        <table:table-row table:style-name="ro1">
          <table:table-cell office:value-type="float" office:value="0.00007495" calcext:value-type="float">
            <text:p>0.00007495</text:p>
          </table:table-cell>
          <table:table-cell office:value-type="float" office:value="-0.05193091325" calcext:value-type="float">
            <text:p>-0.05193091325</text:p>
          </table:table-cell>
        </table:table-row>
        <table:table-row table:style-name="ro1">
          <table:table-cell office:value-type="float" office:value="0.000075" calcext:value-type="float">
            <text:p>0.000075</text:p>
          </table:table-cell>
          <table:table-cell office:value-type="float" office:value="-0.05176732772" calcext:value-type="float">
            <text:p>-0.05176732772</text:p>
          </table:table-cell>
        </table:table-row>
        <table:table-row table:style-name="ro1">
          <table:table-cell office:value-type="float" office:value="0.00007505" calcext:value-type="float">
            <text:p>0.00007505</text:p>
          </table:table-cell>
          <table:table-cell office:value-type="float" office:value="-0.05243100165" calcext:value-type="float">
            <text:p>-0.05243100165</text:p>
          </table:table-cell>
        </table:table-row>
        <table:table-row table:style-name="ro1">
          <table:table-cell office:value-type="float" office:value="0.0000751" calcext:value-type="float">
            <text:p>0.0000751</text:p>
          </table:table-cell>
          <table:table-cell office:value-type="float" office:value="-0.05057469559" calcext:value-type="float">
            <text:p>-0.05057469559</text:p>
          </table:table-cell>
        </table:table-row>
        <table:table-row table:style-name="ro1">
          <table:table-cell office:value-type="float" office:value="0.00007515" calcext:value-type="float">
            <text:p>0.00007515</text:p>
          </table:table-cell>
          <table:table-cell office:value-type="float" office:value="-0.04940950108" calcext:value-type="float">
            <text:p>-0.04940950108</text:p>
          </table:table-cell>
        </table:table-row>
        <table:table-row table:style-name="ro1">
          <table:table-cell office:value-type="float" office:value="0.0000752" calcext:value-type="float">
            <text:p>0.0000752</text:p>
          </table:table-cell>
          <table:table-cell office:value-type="float" office:value="-0.0477359115" calcext:value-type="float">
            <text:p>-0.0477359115</text:p>
          </table:table-cell>
        </table:table-row>
        <table:table-row table:style-name="ro1">
          <table:table-cell office:value-type="float" office:value="0.00007525" calcext:value-type="float">
            <text:p>0.00007525</text:p>
          </table:table-cell>
          <table:table-cell office:value-type="float" office:value="-0.0468269422" calcext:value-type="float">
            <text:p>-0.0468269422</text:p>
          </table:table-cell>
        </table:table-row>
        <table:table-row table:style-name="ro1">
          <table:table-cell office:value-type="float" office:value="0.0000753" calcext:value-type="float">
            <text:p>0.0000753</text:p>
          </table:table-cell>
          <table:table-cell office:value-type="float" office:value="-0.04772244898" calcext:value-type="float">
            <text:p>-0.04772244898</text:p>
          </table:table-cell>
        </table:table-row>
        <table:table-row table:style-name="ro1">
          <table:table-cell office:value-type="float" office:value="0.00007535" calcext:value-type="float">
            <text:p>0.00007535</text:p>
          </table:table-cell>
          <table:table-cell office:value-type="float" office:value="-0.04605092476" calcext:value-type="float">
            <text:p>-0.04605092476</text:p>
          </table:table-cell>
        </table:table-row>
        <table:table-row table:style-name="ro1">
          <table:table-cell office:value-type="float" office:value="0.0000754" calcext:value-type="float">
            <text:p>0.0000754</text:p>
          </table:table-cell>
          <table:table-cell office:value-type="float" office:value="-0.04819553694" calcext:value-type="float">
            <text:p>-0.04819553694</text:p>
          </table:table-cell>
        </table:table-row>
        <table:table-row table:style-name="ro1">
          <table:table-cell office:value-type="float" office:value="0.00007545" calcext:value-type="float">
            <text:p>0.00007545</text:p>
          </table:table-cell>
          <table:table-cell office:value-type="float" office:value="-0.04621051525" calcext:value-type="float">
            <text:p>-0.04621051525</text:p>
          </table:table-cell>
        </table:table-row>
        <table:table-row table:style-name="ro1">
          <table:table-cell office:value-type="float" office:value="0.0000755" calcext:value-type="float">
            <text:p>0.0000755</text:p>
          </table:table-cell>
          <table:table-cell office:value-type="float" office:value="-0.04724328554" calcext:value-type="float">
            <text:p>-0.04724328554</text:p>
          </table:table-cell>
        </table:table-row>
        <table:table-row table:style-name="ro1">
          <table:table-cell office:value-type="float" office:value="0.00007555" calcext:value-type="float">
            <text:p>0.00007555</text:p>
          </table:table-cell>
          <table:table-cell office:value-type="float" office:value="-0.04408052642" calcext:value-type="float">
            <text:p>-0.04408052642</text:p>
          </table:table-cell>
        </table:table-row>
        <table:table-row table:style-name="ro1">
          <table:table-cell office:value-type="float" office:value="0.0000756" calcext:value-type="float">
            <text:p>0.0000756</text:p>
          </table:table-cell>
          <table:table-cell office:value-type="float" office:value="-0.04628179278" calcext:value-type="float">
            <text:p>-0.04628179278</text:p>
          </table:table-cell>
        </table:table-row>
        <table:table-row table:style-name="ro1">
          <table:table-cell office:value-type="float" office:value="0.00007565" calcext:value-type="float">
            <text:p>0.00007565</text:p>
          </table:table-cell>
          <table:table-cell office:value-type="float" office:value="-0.04880980807" calcext:value-type="float">
            <text:p>-0.04880980807</text:p>
          </table:table-cell>
        </table:table-row>
        <table:table-row table:style-name="ro1">
          <table:table-cell office:value-type="float" office:value="0.0000757" calcext:value-type="float">
            <text:p>0.0000757</text:p>
          </table:table-cell>
          <table:table-cell office:value-type="float" office:value="-0.05136581879" calcext:value-type="float">
            <text:p>-0.05136581879</text:p>
          </table:table-cell>
        </table:table-row>
        <table:table-row table:style-name="ro1">
          <table:table-cell office:value-type="float" office:value="0.00007575" calcext:value-type="float">
            <text:p>0.00007575</text:p>
          </table:table-cell>
          <table:table-cell office:value-type="float" office:value="-0.04466393776" calcext:value-type="float">
            <text:p>-0.04466393776</text:p>
          </table:table-cell>
        </table:table-row>
        <table:table-row table:style-name="ro1">
          <table:table-cell office:value-type="float" office:value="0.0000758" calcext:value-type="float">
            <text:p>0.0000758</text:p>
          </table:table-cell>
          <table:table-cell office:value-type="float" office:value="-0.05001576705" calcext:value-type="float">
            <text:p>-0.05001576705</text:p>
          </table:table-cell>
        </table:table-row>
        <table:table-row table:style-name="ro1">
          <table:table-cell office:value-type="float" office:value="0.00007585" calcext:value-type="float">
            <text:p>0.00007585</text:p>
          </table:table-cell>
          <table:table-cell office:value-type="float" office:value="-0.04945053691" calcext:value-type="float">
            <text:p>-0.04945053691</text:p>
          </table:table-cell>
        </table:table-row>
        <table:table-row table:style-name="ro1">
          <table:table-cell office:value-type="float" office:value="0.0000759" calcext:value-type="float">
            <text:p>0.0000759</text:p>
          </table:table-cell>
          <table:table-cell office:value-type="float" office:value="-0.04983246261" calcext:value-type="float">
            <text:p>-0.04983246261</text:p>
          </table:table-cell>
        </table:table-row>
        <table:table-row table:style-name="ro1">
          <table:table-cell office:value-type="float" office:value="0.00007595" calcext:value-type="float">
            <text:p>0.00007595</text:p>
          </table:table-cell>
          <table:table-cell office:value-type="float" office:value="-0.04859003571" calcext:value-type="float">
            <text:p>-0.04859003571</text:p>
          </table:table-cell>
        </table:table-row>
        <table:table-row table:style-name="ro1">
          <table:table-cell office:value-type="float" office:value="0.000076" calcext:value-type="float">
            <text:p>0.000076</text:p>
          </table:table-cell>
          <table:table-cell office:value-type="float" office:value="-0.04778302281" calcext:value-type="float">
            <text:p>-0.04778302281</text:p>
          </table:table-cell>
        </table:table-row>
        <table:table-row table:style-name="ro1">
          <table:table-cell office:value-type="float" office:value="0.00007605" calcext:value-type="float">
            <text:p>0.00007605</text:p>
          </table:table-cell>
          <table:table-cell office:value-type="float" office:value="-0.04585361508" calcext:value-type="float">
            <text:p>-0.04585361508</text:p>
          </table:table-cell>
        </table:table-row>
        <table:table-row table:style-name="ro1">
          <table:table-cell office:value-type="float" office:value="0.0000761" calcext:value-type="float">
            <text:p>0.0000761</text:p>
          </table:table-cell>
          <table:table-cell office:value-type="float" office:value="-0.04532637549" calcext:value-type="float">
            <text:p>-0.04532637549</text:p>
          </table:table-cell>
        </table:table-row>
        <table:table-row table:style-name="ro1">
          <table:table-cell office:value-type="float" office:value="0.00007615" calcext:value-type="float">
            <text:p>0.00007615</text:p>
          </table:table-cell>
          <table:table-cell office:value-type="float" office:value="-0.04533949128" calcext:value-type="float">
            <text:p>-0.04533949128</text:p>
          </table:table-cell>
        </table:table-row>
        <table:table-row table:style-name="ro1">
          <table:table-cell office:value-type="float" office:value="0.0000762" calcext:value-type="float">
            <text:p>0.0000762</text:p>
          </table:table-cell>
          <table:table-cell office:value-type="float" office:value="-0.0430663293" calcext:value-type="float">
            <text:p>-0.0430663293</text:p>
          </table:table-cell>
        </table:table-row>
        <table:table-row table:style-name="ro1">
          <table:table-cell office:value-type="float" office:value="0.00007625" calcext:value-type="float">
            <text:p>0.00007625</text:p>
          </table:table-cell>
          <table:table-cell office:value-type="float" office:value="-0.04185892306" calcext:value-type="float">
            <text:p>-0.04185892306</text:p>
          </table:table-cell>
        </table:table-row>
        <table:table-row table:style-name="ro1">
          <table:table-cell office:value-type="float" office:value="0.0000763" calcext:value-type="float">
            <text:p>0.0000763</text:p>
          </table:table-cell>
          <table:table-cell office:value-type="float" office:value="-0.04616628339" calcext:value-type="float">
            <text:p>-0.04616628339</text:p>
          </table:table-cell>
        </table:table-row>
        <table:table-row table:style-name="ro1">
          <table:table-cell office:value-type="float" office:value="0.00007635" calcext:value-type="float">
            <text:p>0.00007635</text:p>
          </table:table-cell>
          <table:table-cell office:value-type="float" office:value="-0.04861875477" calcext:value-type="float">
            <text:p>-0.04861875477</text:p>
          </table:table-cell>
        </table:table-row>
        <table:table-row table:style-name="ro1">
          <table:table-cell office:value-type="float" office:value="0.0000764" calcext:value-type="float">
            <text:p>0.0000764</text:p>
          </table:table-cell>
          <table:table-cell office:value-type="float" office:value="-0.04482265387" calcext:value-type="float">
            <text:p>-0.04482265387</text:p>
          </table:table-cell>
        </table:table-row>
        <table:table-row table:style-name="ro1">
          <table:table-cell office:value-type="float" office:value="0.00007645" calcext:value-type="float">
            <text:p>0.00007645</text:p>
          </table:table-cell>
          <table:table-cell office:value-type="float" office:value="-0.04732253806" calcext:value-type="float">
            <text:p>-0.04732253806</text:p>
          </table:table-cell>
        </table:table-row>
        <table:table-row table:style-name="ro1">
          <table:table-cell office:value-type="float" office:value="0.0000765" calcext:value-type="float">
            <text:p>0.0000765</text:p>
          </table:table-cell>
          <table:table-cell office:value-type="float" office:value="-0.04349070795" calcext:value-type="float">
            <text:p>-0.04349070795</text:p>
          </table:table-cell>
        </table:table-row>
        <table:table-row table:style-name="ro1">
          <table:table-cell office:value-type="float" office:value="0.00007655" calcext:value-type="float">
            <text:p>0.00007655</text:p>
          </table:table-cell>
          <table:table-cell office:value-type="float" office:value="-0.04307202789" calcext:value-type="float">
            <text:p>-0.04307202789</text:p>
          </table:table-cell>
        </table:table-row>
        <table:table-row table:style-name="ro1">
          <table:table-cell office:value-type="float" office:value="0.0000766" calcext:value-type="float">
            <text:p>0.0000766</text:p>
          </table:table-cell>
          <table:table-cell office:value-type="float" office:value="-0.04228474897" calcext:value-type="float">
            <text:p>-0.04228474897</text:p>
          </table:table-cell>
        </table:table-row>
        <table:table-row table:style-name="ro1">
          <table:table-cell office:value-type="float" office:value="0.00007665" calcext:value-type="float">
            <text:p>0.00007665</text:p>
          </table:table-cell>
          <table:table-cell office:value-type="float" office:value="-0.03576155924" calcext:value-type="float">
            <text:p>-0.03576155924</text:p>
          </table:table-cell>
        </table:table-row>
        <table:table-row table:style-name="ro1">
          <table:table-cell office:value-type="float" office:value="0.0000767" calcext:value-type="float">
            <text:p>0.0000767</text:p>
          </table:table-cell>
          <table:table-cell office:value-type="float" office:value="-0.04665633143" calcext:value-type="float">
            <text:p>-0.04665633143</text:p>
          </table:table-cell>
        </table:table-row>
        <table:table-row table:style-name="ro1">
          <table:table-cell office:value-type="float" office:value="0.00007675" calcext:value-type="float">
            <text:p>0.00007675</text:p>
          </table:table-cell>
          <table:table-cell office:value-type="float" office:value="-0.04978719053" calcext:value-type="float">
            <text:p>-0.04978719053</text:p>
          </table:table-cell>
        </table:table-row>
        <table:table-row table:style-name="ro1">
          <table:table-cell office:value-type="float" office:value="0.0000768" calcext:value-type="float">
            <text:p>0.0000768</text:p>
          </table:table-cell>
          <table:table-cell office:value-type="float" office:value="-0.03972989907" calcext:value-type="float">
            <text:p>-0.03972989907</text:p>
          </table:table-cell>
        </table:table-row>
        <table:table-row table:style-name="ro1">
          <table:table-cell office:value-type="float" office:value="0.00007685" calcext:value-type="float">
            <text:p>0.00007685</text:p>
          </table:table-cell>
          <table:table-cell office:value-type="float" office:value="-0.04418697536" calcext:value-type="float">
            <text:p>-0.04418697536</text:p>
          </table:table-cell>
        </table:table-row>
        <table:table-row table:style-name="ro1">
          <table:table-cell office:value-type="float" office:value="0.0000769" calcext:value-type="float">
            <text:p>0.0000769</text:p>
          </table:table-cell>
          <table:table-cell office:value-type="float" office:value="-0.03982849361" calcext:value-type="float">
            <text:p>-0.03982849361</text:p>
          </table:table-cell>
        </table:table-row>
        <table:table-row table:style-name="ro1">
          <table:table-cell office:value-type="float" office:value="0.00007695" calcext:value-type="float">
            <text:p>0.00007695</text:p>
          </table:table-cell>
          <table:table-cell office:value-type="float" office:value="-0.04297390069" calcext:value-type="float">
            <text:p>-0.04297390069</text:p>
          </table:table-cell>
        </table:table-row>
        <table:table-row table:style-name="ro1">
          <table:table-cell office:value-type="float" office:value="0.000077" calcext:value-type="float">
            <text:p>0.000077</text:p>
          </table:table-cell>
          <table:table-cell office:value-type="float" office:value="-0.04056932455" calcext:value-type="float">
            <text:p>-0.04056932455</text:p>
          </table:table-cell>
        </table:table-row>
        <table:table-row table:style-name="ro1">
          <table:table-cell office:value-type="float" office:value="0.00007705" calcext:value-type="float">
            <text:p>0.00007705</text:p>
          </table:table-cell>
          <table:table-cell office:value-type="float" office:value="-0.04093263187" calcext:value-type="float">
            <text:p>-0.04093263187</text:p>
          </table:table-cell>
        </table:table-row>
        <table:table-row table:style-name="ro1">
          <table:table-cell office:value-type="float" office:value="0.0000771" calcext:value-type="float">
            <text:p>0.0000771</text:p>
          </table:table-cell>
          <table:table-cell office:value-type="float" office:value="-0.03952569983" calcext:value-type="float">
            <text:p>-0.03952569983</text:p>
          </table:table-cell>
        </table:table-row>
        <table:table-row table:style-name="ro1">
          <table:table-cell office:value-type="float" office:value="0.00007715" calcext:value-type="float">
            <text:p>0.00007715</text:p>
          </table:table-cell>
          <table:table-cell office:value-type="float" office:value="-0.03973369813" calcext:value-type="float">
            <text:p>-0.03973369813</text:p>
          </table:table-cell>
        </table:table-row>
        <table:table-row table:style-name="ro1">
          <table:table-cell office:value-type="float" office:value="0.0000772" calcext:value-type="float">
            <text:p>0.0000772</text:p>
          </table:table-cell>
          <table:table-cell office:value-type="float" office:value="-0.04035803977" calcext:value-type="float">
            <text:p>-0.04035803977</text:p>
          </table:table-cell>
        </table:table-row>
        <table:table-row table:style-name="ro1">
          <table:table-cell office:value-type="float" office:value="0.00007725" calcext:value-type="float">
            <text:p>0.00007725</text:p>
          </table:table-cell>
          <table:table-cell office:value-type="float" office:value="-0.03723559286" calcext:value-type="float">
            <text:p>-0.03723559286</text:p>
          </table:table-cell>
        </table:table-row>
        <table:table-row table:style-name="ro1">
          <table:table-cell office:value-type="float" office:value="0.0000773" calcext:value-type="float">
            <text:p>0.0000773</text:p>
          </table:table-cell>
          <table:table-cell office:value-type="float" office:value="-0.03893643915" calcext:value-type="float">
            <text:p>-0.03893643915</text:p>
          </table:table-cell>
        </table:table-row>
        <table:table-row table:style-name="ro1">
          <table:table-cell office:value-type="float" office:value="0.00007735" calcext:value-type="float">
            <text:p>0.00007735</text:p>
          </table:table-cell>
          <table:table-cell office:value-type="float" office:value="-0.03871728489" calcext:value-type="float">
            <text:p>-0.03871728489</text:p>
          </table:table-cell>
        </table:table-row>
        <table:table-row table:style-name="ro1">
          <table:table-cell office:value-type="float" office:value="0.0000774" calcext:value-type="float">
            <text:p>0.0000774</text:p>
          </table:table-cell>
          <table:table-cell office:value-type="float" office:value="-0.0351042623" calcext:value-type="float">
            <text:p>-0.0351042623</text:p>
          </table:table-cell>
        </table:table-row>
        <table:table-row table:style-name="ro1">
          <table:table-cell office:value-type="float" office:value="0.00007745" calcext:value-type="float">
            <text:p>0.00007745</text:p>
          </table:table-cell>
          <table:table-cell office:value-type="float" office:value="-0.0421292892" calcext:value-type="float">
            <text:p>-0.0421292892</text:p>
          </table:table-cell>
        </table:table-row>
        <table:table-row table:style-name="ro1">
          <table:table-cell office:value-type="float" office:value="0.0000775" calcext:value-type="float">
            <text:p>0.0000775</text:p>
          </table:table-cell>
          <table:table-cell office:value-type="float" office:value="-0.039835549" calcext:value-type="float">
            <text:p>-0.039835549</text:p>
          </table:table-cell>
        </table:table-row>
        <table:table-row table:style-name="ro1">
          <table:table-cell office:value-type="float" office:value="0.00007755" calcext:value-type="float">
            <text:p>0.00007755</text:p>
          </table:table-cell>
          <table:table-cell office:value-type="float" office:value="-0.04231753844" calcext:value-type="float">
            <text:p>-0.04231753844</text:p>
          </table:table-cell>
        </table:table-row>
        <table:table-row table:style-name="ro1">
          <table:table-cell office:value-type="float" office:value="0.0000776" calcext:value-type="float">
            <text:p>0.0000776</text:p>
          </table:table-cell>
          <table:table-cell office:value-type="float" office:value="-0.04310284245" calcext:value-type="float">
            <text:p>-0.04310284245</text:p>
          </table:table-cell>
        </table:table-row>
        <table:table-row table:style-name="ro1">
          <table:table-cell office:value-type="float" office:value="0.00007765" calcext:value-type="float">
            <text:p>0.00007765</text:p>
          </table:table-cell>
          <table:table-cell office:value-type="float" office:value="-0.03591031036" calcext:value-type="float">
            <text:p>-0.03591031036</text:p>
          </table:table-cell>
        </table:table-row>
        <table:table-row table:style-name="ro1">
          <table:table-cell office:value-type="float" office:value="0.0000777" calcext:value-type="float">
            <text:p>0.0000777</text:p>
          </table:table-cell>
          <table:table-cell office:value-type="float" office:value="-0.03687810473" calcext:value-type="float">
            <text:p>-0.03687810473</text:p>
          </table:table-cell>
        </table:table-row>
        <table:table-row table:style-name="ro1">
          <table:table-cell office:value-type="float" office:value="0.00007775" calcext:value-type="float">
            <text:p>0.00007775</text:p>
          </table:table-cell>
          <table:table-cell office:value-type="float" office:value="-0.03486165038" calcext:value-type="float">
            <text:p>-0.03486165038</text:p>
          </table:table-cell>
        </table:table-row>
        <table:table-row table:style-name="ro1">
          <table:table-cell office:value-type="float" office:value="0.0000778" calcext:value-type="float">
            <text:p>0.0000778</text:p>
          </table:table-cell>
          <table:table-cell office:value-type="float" office:value="-0.03755810555" calcext:value-type="float">
            <text:p>-0.03755810555</text:p>
          </table:table-cell>
        </table:table-row>
        <table:table-row table:style-name="ro1">
          <table:table-cell office:value-type="float" office:value="0.00007785" calcext:value-type="float">
            <text:p>0.00007785</text:p>
          </table:table-cell>
          <table:table-cell office:value-type="float" office:value="-0.04129324065" calcext:value-type="float">
            <text:p>-0.04129324065</text:p>
          </table:table-cell>
        </table:table-row>
        <table:table-row table:style-name="ro1">
          <table:table-cell office:value-type="float" office:value="0.0000779" calcext:value-type="float">
            <text:p>0.0000779</text:p>
          </table:table-cell>
          <table:table-cell office:value-type="float" office:value="-0.0395708513" calcext:value-type="float">
            <text:p>-0.0395708513</text:p>
          </table:table-cell>
        </table:table-row>
        <table:table-row table:style-name="ro1">
          <table:table-cell office:value-type="float" office:value="0.00007795" calcext:value-type="float">
            <text:p>0.00007795</text:p>
          </table:table-cell>
          <table:table-cell office:value-type="float" office:value="-0.0389932893" calcext:value-type="float">
            <text:p>-0.0389932893</text:p>
          </table:table-cell>
        </table:table-row>
        <table:table-row table:style-name="ro1">
          <table:table-cell office:value-type="float" office:value="0.000078" calcext:value-type="float">
            <text:p>0.000078</text:p>
          </table:table-cell>
          <table:table-cell office:value-type="float" office:value="-0.03971388877" calcext:value-type="float">
            <text:p>-0.03971388877</text:p>
          </table:table-cell>
        </table:table-row>
        <table:table-row table:style-name="ro1">
          <table:table-cell office:value-type="float" office:value="0.00007805" calcext:value-type="float">
            <text:p>0.00007805</text:p>
          </table:table-cell>
          <table:table-cell office:value-type="float" office:value="-0.04045049853" calcext:value-type="float">
            <text:p>-0.04045049853</text:p>
          </table:table-cell>
        </table:table-row>
        <table:table-row table:style-name="ro1">
          <table:table-cell office:value-type="float" office:value="0.0000781" calcext:value-type="float">
            <text:p>0.0000781</text:p>
          </table:table-cell>
          <table:table-cell office:value-type="float" office:value="-0.04236360952" calcext:value-type="float">
            <text:p>-0.04236360952</text:p>
          </table:table-cell>
        </table:table-row>
        <table:table-row table:style-name="ro1">
          <table:table-cell office:value-type="float" office:value="0.00007815" calcext:value-type="float">
            <text:p>0.00007815</text:p>
          </table:table-cell>
          <table:table-cell office:value-type="float" office:value="-0.0432260404" calcext:value-type="float">
            <text:p>-0.0432260404</text:p>
          </table:table-cell>
        </table:table-row>
        <table:table-row table:style-name="ro1">
          <table:table-cell office:value-type="float" office:value="0.0000782" calcext:value-type="float">
            <text:p>0.0000782</text:p>
          </table:table-cell>
          <table:table-cell office:value-type="float" office:value="-0.03960517849" calcext:value-type="float">
            <text:p>-0.03960517849</text:p>
          </table:table-cell>
        </table:table-row>
        <table:table-row table:style-name="ro1">
          <table:table-cell office:value-type="float" office:value="0.00007825" calcext:value-type="float">
            <text:p>0.00007825</text:p>
          </table:table-cell>
          <table:table-cell office:value-type="float" office:value="-0.03538204563" calcext:value-type="float">
            <text:p>-0.03538204563</text:p>
          </table:table-cell>
        </table:table-row>
        <table:table-row table:style-name="ro1">
          <table:table-cell office:value-type="float" office:value="0.0000783" calcext:value-type="float">
            <text:p>0.0000783</text:p>
          </table:table-cell>
          <table:table-cell office:value-type="float" office:value="-0.03424344451" calcext:value-type="float">
            <text:p>-0.03424344451</text:p>
          </table:table-cell>
        </table:table-row>
        <table:table-row table:style-name="ro1">
          <table:table-cell office:value-type="float" office:value="0.00007835" calcext:value-type="float">
            <text:p>0.00007835</text:p>
          </table:table-cell>
          <table:table-cell office:value-type="float" office:value="-0.03057898391" calcext:value-type="float">
            <text:p>-0.03057898391</text:p>
          </table:table-cell>
        </table:table-row>
        <table:table-row table:style-name="ro1">
          <table:table-cell office:value-type="float" office:value="0.0000784" calcext:value-type="float">
            <text:p>0.0000784</text:p>
          </table:table-cell>
          <table:table-cell office:value-type="float" office:value="-0.03495566193" calcext:value-type="float">
            <text:p>-0.03495566193</text:p>
          </table:table-cell>
        </table:table-row>
        <table:table-row table:style-name="ro1">
          <table:table-cell office:value-type="float" office:value="0.00007845" calcext:value-type="float">
            <text:p>0.00007845</text:p>
          </table:table-cell>
          <table:table-cell office:value-type="float" office:value="-0.03383984007" calcext:value-type="float">
            <text:p>-0.03383984007</text:p>
          </table:table-cell>
        </table:table-row>
        <table:table-row table:style-name="ro1">
          <table:table-cell office:value-type="float" office:value="0.0000785" calcext:value-type="float">
            <text:p>0.0000785</text:p>
          </table:table-cell>
          <table:table-cell office:value-type="float" office:value="-0.03295640886" calcext:value-type="float">
            <text:p>-0.03295640886</text:p>
          </table:table-cell>
        </table:table-row>
        <table:table-row table:style-name="ro1">
          <table:table-cell office:value-type="float" office:value="0.00007855" calcext:value-type="float">
            <text:p>0.00007855</text:p>
          </table:table-cell>
          <table:table-cell office:value-type="float" office:value="-0.03572013144" calcext:value-type="float">
            <text:p>-0.03572013144</text:p>
          </table:table-cell>
        </table:table-row>
        <table:table-row table:style-name="ro1">
          <table:table-cell office:value-type="float" office:value="0.0000786" calcext:value-type="float">
            <text:p>0.0000786</text:p>
          </table:table-cell>
          <table:table-cell office:value-type="float" office:value="-0.03385199102" calcext:value-type="float">
            <text:p>-0.03385199102</text:p>
          </table:table-cell>
        </table:table-row>
        <table:table-row table:style-name="ro1">
          <table:table-cell office:value-type="float" office:value="0.00007865" calcext:value-type="float">
            <text:p>0.00007865</text:p>
          </table:table-cell>
          <table:table-cell office:value-type="float" office:value="-0.03611710261" calcext:value-type="float">
            <text:p>-0.03611710261</text:p>
          </table:table-cell>
        </table:table-row>
        <table:table-row table:style-name="ro1">
          <table:table-cell office:value-type="float" office:value="0.0000787" calcext:value-type="float">
            <text:p>0.0000787</text:p>
          </table:table-cell>
          <table:table-cell office:value-type="float" office:value="-0.03884699551" calcext:value-type="float">
            <text:p>-0.03884699551</text:p>
          </table:table-cell>
        </table:table-row>
        <table:table-row table:style-name="ro1">
          <table:table-cell office:value-type="float" office:value="0.00007875" calcext:value-type="float">
            <text:p>0.00007875</text:p>
          </table:table-cell>
          <table:table-cell office:value-type="float" office:value="-0.03962280188" calcext:value-type="float">
            <text:p>-0.03962280188</text:p>
          </table:table-cell>
        </table:table-row>
        <table:table-row table:style-name="ro1">
          <table:table-cell office:value-type="float" office:value="0.0000788" calcext:value-type="float">
            <text:p>0.0000788</text:p>
          </table:table-cell>
          <table:table-cell office:value-type="float" office:value="-0.03555978717" calcext:value-type="float">
            <text:p>-0.03555978717</text:p>
          </table:table-cell>
        </table:table-row>
        <table:table-row table:style-name="ro1">
          <table:table-cell office:value-type="float" office:value="0.00007885" calcext:value-type="float">
            <text:p>0.00007885</text:p>
          </table:table-cell>
          <table:table-cell office:value-type="float" office:value="-0.0327298374" calcext:value-type="float">
            <text:p>-0.0327298374</text:p>
          </table:table-cell>
        </table:table-row>
        <table:table-row table:style-name="ro1">
          <table:table-cell office:value-type="float" office:value="0.0000789" calcext:value-type="float">
            <text:p>0.0000789</text:p>
          </table:table-cell>
          <table:table-cell office:value-type="float" office:value="-0.03351033229" calcext:value-type="float">
            <text:p>-0.03351033229</text:p>
          </table:table-cell>
        </table:table-row>
        <table:table-row table:style-name="ro1">
          <table:table-cell office:value-type="float" office:value="0.00007895" calcext:value-type="float">
            <text:p>0.00007895</text:p>
          </table:table-cell>
          <table:table-cell office:value-type="float" office:value="-0.03453818792" calcext:value-type="float">
            <text:p>-0.03453818792</text:p>
          </table:table-cell>
        </table:table-row>
        <table:table-row table:style-name="ro1">
          <table:table-cell office:value-type="float" office:value="0.000079" calcext:value-type="float">
            <text:p>0.000079</text:p>
          </table:table-cell>
          <table:table-cell office:value-type="float" office:value="-0.03594281339" calcext:value-type="float">
            <text:p>-0.03594281339</text:p>
          </table:table-cell>
        </table:table-row>
        <table:table-row table:style-name="ro1">
          <table:table-cell office:value-type="float" office:value="0.00007905" calcext:value-type="float">
            <text:p>0.00007905</text:p>
          </table:table-cell>
          <table:table-cell office:value-type="float" office:value="-0.03501884385" calcext:value-type="float">
            <text:p>-0.03501884385</text:p>
          </table:table-cell>
        </table:table-row>
        <table:table-row table:style-name="ro1">
          <table:table-cell office:value-type="float" office:value="0.0000791" calcext:value-type="float">
            <text:p>0.0000791</text:p>
          </table:table-cell>
          <table:table-cell office:value-type="float" office:value="-0.03405994409" calcext:value-type="float">
            <text:p>-0.03405994409</text:p>
          </table:table-cell>
        </table:table-row>
        <table:table-row table:style-name="ro1">
          <table:table-cell office:value-type="float" office:value="0.00007915" calcext:value-type="float">
            <text:p>0.00007915</text:p>
          </table:table-cell>
          <table:table-cell office:value-type="float" office:value="-0.04051895692" calcext:value-type="float">
            <text:p>-0.04051895692</text:p>
          </table:table-cell>
        </table:table-row>
        <table:table-row table:style-name="ro1">
          <table:table-cell office:value-type="float" office:value="0.0000792" calcext:value-type="float">
            <text:p>0.0000792</text:p>
          </table:table-cell>
          <table:table-cell office:value-type="float" office:value="-0.03722445198" calcext:value-type="float">
            <text:p>-0.03722445198</text:p>
          </table:table-cell>
        </table:table-row>
        <table:table-row table:style-name="ro1">
          <table:table-cell office:value-type="float" office:value="0.00007925" calcext:value-type="float">
            <text:p>0.00007925</text:p>
          </table:table-cell>
          <table:table-cell office:value-type="float" office:value="-0.03550340436" calcext:value-type="float">
            <text:p>-0.03550340436</text:p>
          </table:table-cell>
        </table:table-row>
        <table:table-row table:style-name="ro1">
          <table:table-cell office:value-type="float" office:value="0.0000793" calcext:value-type="float">
            <text:p>0.0000793</text:p>
          </table:table-cell>
          <table:table-cell office:value-type="float" office:value="-0.03694285451" calcext:value-type="float">
            <text:p>-0.03694285451</text:p>
          </table:table-cell>
        </table:table-row>
        <table:table-row table:style-name="ro1">
          <table:table-cell office:value-type="float" office:value="0.00007935" calcext:value-type="float">
            <text:p>0.00007935</text:p>
          </table:table-cell>
          <table:table-cell office:value-type="float" office:value="-0.03646708308" calcext:value-type="float">
            <text:p>-0.03646708308</text:p>
          </table:table-cell>
        </table:table-row>
        <table:table-row table:style-name="ro1">
          <table:table-cell office:value-type="float" office:value="0.0000794" calcext:value-type="float">
            <text:p>0.0000794</text:p>
          </table:table-cell>
          <table:table-cell office:value-type="float" office:value="-0.03419570003" calcext:value-type="float">
            <text:p>-0.03419570003</text:p>
          </table:table-cell>
        </table:table-row>
        <table:table-row table:style-name="ro1">
          <table:table-cell office:value-type="float" office:value="0.00007945" calcext:value-type="float">
            <text:p>0.00007945</text:p>
          </table:table-cell>
          <table:table-cell office:value-type="float" office:value="-0.03941344678" calcext:value-type="float">
            <text:p>-0.03941344678</text:p>
          </table:table-cell>
        </table:table-row>
        <table:table-row table:style-name="ro1">
          <table:table-cell office:value-type="float" office:value="0.0000795" calcext:value-type="float">
            <text:p>0.0000795</text:p>
          </table:table-cell>
          <table:table-cell office:value-type="float" office:value="-0.03380837726" calcext:value-type="float">
            <text:p>-0.03380837726</text:p>
          </table:table-cell>
        </table:table-row>
        <table:table-row table:style-name="ro1">
          <table:table-cell office:value-type="float" office:value="0.00007955" calcext:value-type="float">
            <text:p>0.00007955</text:p>
          </table:table-cell>
          <table:table-cell office:value-type="float" office:value="-0.03218964786" calcext:value-type="float">
            <text:p>-0.03218964786</text:p>
          </table:table-cell>
        </table:table-row>
        <table:table-row table:style-name="ro1">
          <table:table-cell office:value-type="float" office:value="0.0000796" calcext:value-type="float">
            <text:p>0.0000796</text:p>
          </table:table-cell>
          <table:table-cell office:value-type="float" office:value="-0.03048127883" calcext:value-type="float">
            <text:p>-0.03048127883</text:p>
          </table:table-cell>
        </table:table-row>
        <table:table-row table:style-name="ro1">
          <table:table-cell office:value-type="float" office:value="0.00007965" calcext:value-type="float">
            <text:p>0.00007965</text:p>
          </table:table-cell>
          <table:table-cell office:value-type="float" office:value="-0.03237515333" calcext:value-type="float">
            <text:p>-0.03237515333</text:p>
          </table:table-cell>
        </table:table-row>
        <table:table-row table:style-name="ro1">
          <table:table-cell office:value-type="float" office:value="0.0000797" calcext:value-type="float">
            <text:p>0.0000797</text:p>
          </table:table-cell>
          <table:table-cell office:value-type="float" office:value="-0.03203412778" calcext:value-type="float">
            <text:p>-0.03203412778</text:p>
          </table:table-cell>
        </table:table-row>
        <table:table-row table:style-name="ro1">
          <table:table-cell office:value-type="float" office:value="0.00007975" calcext:value-type="float">
            <text:p>0.00007975</text:p>
          </table:table-cell>
          <table:table-cell office:value-type="float" office:value="-0.03344181361" calcext:value-type="float">
            <text:p>-0.03344181361</text:p>
          </table:table-cell>
        </table:table-row>
        <table:table-row table:style-name="ro1">
          <table:table-cell office:value-type="float" office:value="0.0000798" calcext:value-type="float">
            <text:p>0.0000798</text:p>
          </table:table-cell>
          <table:table-cell office:value-type="float" office:value="-0.0309110244" calcext:value-type="float">
            <text:p>-0.0309110244</text:p>
          </table:table-cell>
        </table:table-row>
        <table:table-row table:style-name="ro1">
          <table:table-cell office:value-type="float" office:value="0.00007985" calcext:value-type="float">
            <text:p>0.00007985</text:p>
          </table:table-cell>
          <table:table-cell office:value-type="float" office:value="-0.03113063092" calcext:value-type="float">
            <text:p>-0.03113063092</text:p>
          </table:table-cell>
        </table:table-row>
        <table:table-row table:style-name="ro1">
          <table:table-cell office:value-type="float" office:value="0.0000799" calcext:value-type="float">
            <text:p>0.0000799</text:p>
          </table:table-cell>
          <table:table-cell office:value-type="float" office:value="-0.0289678074" calcext:value-type="float">
            <text:p>-0.0289678074</text:p>
          </table:table-cell>
        </table:table-row>
        <table:table-row table:style-name="ro1">
          <table:table-cell office:value-type="float" office:value="0.00007995" calcext:value-type="float">
            <text:p>0.00007995</text:p>
          </table:table-cell>
          <table:table-cell office:value-type="float" office:value="-0.02908309065" calcext:value-type="float">
            <text:p>-0.02908309065</text:p>
          </table:table-cell>
        </table:table-row>
        <table:table-row table:style-name="ro1">
          <table:table-cell office:value-type="float" office:value="0.00008" calcext:value-type="float">
            <text:p>0.00008</text:p>
          </table:table-cell>
          <table:table-cell office:value-type="float" office:value="-0.030572622" calcext:value-type="float">
            <text:p>-0.030572622</text:p>
          </table:table-cell>
        </table:table-row>
        <table:table-row table:style-name="ro1">
          <table:table-cell office:value-type="float" office:value="0.00008005" calcext:value-type="float">
            <text:p>0.00008005</text:p>
          </table:table-cell>
          <table:table-cell office:value-type="float" office:value="-0.02839526558" calcext:value-type="float">
            <text:p>-0.02839526558</text:p>
          </table:table-cell>
        </table:table-row>
        <table:table-row table:style-name="ro1">
          <table:table-cell office:value-type="float" office:value="0.0000801" calcext:value-type="float">
            <text:p>0.0000801</text:p>
          </table:table-cell>
          <table:table-cell office:value-type="float" office:value="-0.02925169636" calcext:value-type="float">
            <text:p>-0.02925169636</text:p>
          </table:table-cell>
        </table:table-row>
        <table:table-row table:style-name="ro1">
          <table:table-cell office:value-type="float" office:value="0.00008015" calcext:value-type="float">
            <text:p>0.00008015</text:p>
          </table:table-cell>
          <table:table-cell office:value-type="float" office:value="-0.03330788182" calcext:value-type="float">
            <text:p>-0.03330788182</text:p>
          </table:table-cell>
        </table:table-row>
        <table:table-row table:style-name="ro1">
          <table:table-cell office:value-type="float" office:value="0.0000802" calcext:value-type="float">
            <text:p>0.0000802</text:p>
          </table:table-cell>
          <table:table-cell office:value-type="float" office:value="-0.03252170342" calcext:value-type="float">
            <text:p>-0.03252170342</text:p>
          </table:table-cell>
        </table:table-row>
        <table:table-row table:style-name="ro1">
          <table:table-cell office:value-type="float" office:value="0.00008025" calcext:value-type="float">
            <text:p>0.00008025</text:p>
          </table:table-cell>
          <table:table-cell office:value-type="float" office:value="-0.02463605472" calcext:value-type="float">
            <text:p>-0.02463605472</text:p>
          </table:table-cell>
        </table:table-row>
        <table:table-row table:style-name="ro1">
          <table:table-cell office:value-type="float" office:value="0.0000803" calcext:value-type="float">
            <text:p>0.0000803</text:p>
          </table:table-cell>
          <table:table-cell office:value-type="float" office:value="-0.02666461479" calcext:value-type="float">
            <text:p>-0.02666461479</text:p>
          </table:table-cell>
        </table:table-row>
        <table:table-row table:style-name="ro1">
          <table:table-cell office:value-type="float" office:value="0.00008035" calcext:value-type="float">
            <text:p>0.00008035</text:p>
          </table:table-cell>
          <table:table-cell office:value-type="float" office:value="-0.03468831092" calcext:value-type="float">
            <text:p>-0.03468831092</text:p>
          </table:table-cell>
        </table:table-row>
        <table:table-row table:style-name="ro1">
          <table:table-cell office:value-type="float" office:value="0.0000804" calcext:value-type="float">
            <text:p>0.0000804</text:p>
          </table:table-cell>
          <table:table-cell office:value-type="float" office:value="-0.02448636891" calcext:value-type="float">
            <text:p>-0.02448636891</text:p>
          </table:table-cell>
        </table:table-row>
        <table:table-row table:style-name="ro1">
          <table:table-cell office:value-type="float" office:value="0.00008045" calcext:value-type="float">
            <text:p>0.00008045</text:p>
          </table:table-cell>
          <table:table-cell office:value-type="float" office:value="-0.02844049243" calcext:value-type="float">
            <text:p>-0.02844049243</text:p>
          </table:table-cell>
        </table:table-row>
        <table:table-row table:style-name="ro1">
          <table:table-cell office:value-type="float" office:value="0.0000805" calcext:value-type="float">
            <text:p>0.0000805</text:p>
          </table:table-cell>
          <table:table-cell office:value-type="float" office:value="-0.02839356203" calcext:value-type="float">
            <text:p>-0.02839356203</text:p>
          </table:table-cell>
        </table:table-row>
        <table:table-row table:style-name="ro1">
          <table:table-cell office:value-type="float" office:value="0.00008055" calcext:value-type="float">
            <text:p>0.00008055</text:p>
          </table:table-cell>
          <table:table-cell office:value-type="float" office:value="-0.02774717984" calcext:value-type="float">
            <text:p>-0.02774717984</text:p>
          </table:table-cell>
        </table:table-row>
        <table:table-row table:style-name="ro1">
          <table:table-cell office:value-type="float" office:value="0.0000806" calcext:value-type="float">
            <text:p>0.0000806</text:p>
          </table:table-cell>
          <table:table-cell office:value-type="float" office:value="-0.02948865492" calcext:value-type="float">
            <text:p>-0.02948865492</text:p>
          </table:table-cell>
        </table:table-row>
        <table:table-row table:style-name="ro1">
          <table:table-cell office:value-type="float" office:value="0.00008065" calcext:value-type="float">
            <text:p>0.00008065</text:p>
          </table:table-cell>
          <table:table-cell office:value-type="float" office:value="-0.02720100528" calcext:value-type="float">
            <text:p>-0.02720100528</text:p>
          </table:table-cell>
        </table:table-row>
        <table:table-row table:style-name="ro1">
          <table:table-cell office:value-type="float" office:value="0.0000807" calcext:value-type="float">
            <text:p>0.0000807</text:p>
          </table:table-cell>
          <table:table-cell office:value-type="float" office:value="-0.03117481756" calcext:value-type="float">
            <text:p>-0.03117481756</text:p>
          </table:table-cell>
        </table:table-row>
        <table:table-row table:style-name="ro1">
          <table:table-cell office:value-type="float" office:value="0.00008075" calcext:value-type="float">
            <text:p>0.00008075</text:p>
          </table:table-cell>
          <table:table-cell office:value-type="float" office:value="-0.03103316705" calcext:value-type="float">
            <text:p>-0.03103316705</text:p>
          </table:table-cell>
        </table:table-row>
        <table:table-row table:style-name="ro1">
          <table:table-cell office:value-type="float" office:value="0.0000808" calcext:value-type="float">
            <text:p>0.0000808</text:p>
          </table:table-cell>
          <table:table-cell office:value-type="float" office:value="-0.02936379865" calcext:value-type="float">
            <text:p>-0.02936379865</text:p>
          </table:table-cell>
        </table:table-row>
        <table:table-row table:style-name="ro1">
          <table:table-cell office:value-type="float" office:value="0.00008085" calcext:value-type="float">
            <text:p>0.00008085</text:p>
          </table:table-cell>
          <table:table-cell office:value-type="float" office:value="-0.02930630025" calcext:value-type="float">
            <text:p>-0.02930630025</text:p>
          </table:table-cell>
        </table:table-row>
        <table:table-row table:style-name="ro1">
          <table:table-cell office:value-type="float" office:value="0.0000809" calcext:value-type="float">
            <text:p>0.0000809</text:p>
          </table:table-cell>
          <table:table-cell office:value-type="float" office:value="-0.0285373985" calcext:value-type="float">
            <text:p>-0.0285373985</text:p>
          </table:table-cell>
        </table:table-row>
        <table:table-row table:style-name="ro1">
          <table:table-cell office:value-type="float" office:value="0.00008095" calcext:value-type="float">
            <text:p>0.00008095</text:p>
          </table:table-cell>
          <table:table-cell office:value-type="float" office:value="-0.03018786208" calcext:value-type="float">
            <text:p>-0.03018786208</text:p>
          </table:table-cell>
        </table:table-row>
        <table:table-row table:style-name="ro1">
          <table:table-cell office:value-type="float" office:value="0.000081" calcext:value-type="float">
            <text:p>0.000081</text:p>
          </table:table-cell>
          <table:table-cell office:value-type="float" office:value="-0.02070195161" calcext:value-type="float">
            <text:p>-0.02070195161</text:p>
          </table:table-cell>
        </table:table-row>
        <table:table-row table:style-name="ro1">
          <table:table-cell office:value-type="float" office:value="0.00008105" calcext:value-type="float">
            <text:p>0.00008105</text:p>
          </table:table-cell>
          <table:table-cell office:value-type="float" office:value="-0.02961948113" calcext:value-type="float">
            <text:p>-0.02961948113</text:p>
          </table:table-cell>
        </table:table-row>
        <table:table-row table:style-name="ro1">
          <table:table-cell office:value-type="float" office:value="0.0000811" calcext:value-type="float">
            <text:p>0.0000811</text:p>
          </table:table-cell>
          <table:table-cell office:value-type="float" office:value="-0.02673712851" calcext:value-type="float">
            <text:p>-0.02673712851</text:p>
          </table:table-cell>
        </table:table-row>
        <table:table-row table:style-name="ro1">
          <table:table-cell office:value-type="float" office:value="0.00008115" calcext:value-type="float">
            <text:p>0.00008115</text:p>
          </table:table-cell>
          <table:table-cell office:value-type="float" office:value="-0.02251797562" calcext:value-type="float">
            <text:p>-0.02251797562</text:p>
          </table:table-cell>
        </table:table-row>
        <table:table-row table:style-name="ro1">
          <table:table-cell office:value-type="float" office:value="0.0000812" calcext:value-type="float">
            <text:p>0.0000812</text:p>
          </table:table-cell>
          <table:table-cell office:value-type="float" office:value="-0.02858351482" calcext:value-type="float">
            <text:p>-0.02858351482</text:p>
          </table:table-cell>
        </table:table-row>
        <table:table-row table:style-name="ro1">
          <table:table-cell office:value-type="float" office:value="0.00008125" calcext:value-type="float">
            <text:p>0.00008125</text:p>
          </table:table-cell>
          <table:table-cell office:value-type="float" office:value="-0.02721965382" calcext:value-type="float">
            <text:p>-0.02721965382</text:p>
          </table:table-cell>
        </table:table-row>
        <table:table-row table:style-name="ro1">
          <table:table-cell office:value-type="float" office:value="0.0000813" calcext:value-type="float">
            <text:p>0.0000813</text:p>
          </table:table-cell>
          <table:table-cell office:value-type="float" office:value="-0.02204698317" calcext:value-type="float">
            <text:p>-0.02204698317</text:p>
          </table:table-cell>
        </table:table-row>
        <table:table-row table:style-name="ro1">
          <table:table-cell office:value-type="float" office:value="0.00008135" calcext:value-type="float">
            <text:p>0.00008135</text:p>
          </table:table-cell>
          <table:table-cell office:value-type="float" office:value="-0.02271122997" calcext:value-type="float">
            <text:p>-0.02271122997</text:p>
          </table:table-cell>
        </table:table-row>
        <table:table-row table:style-name="ro1">
          <table:table-cell office:value-type="float" office:value="0.0000814" calcext:value-type="float">
            <text:p>0.0000814</text:p>
          </table:table-cell>
          <table:table-cell office:value-type="float" office:value="-0.02616882294" calcext:value-type="float">
            <text:p>-0.02616882294</text:p>
          </table:table-cell>
        </table:table-row>
        <table:table-row table:style-name="ro1">
          <table:table-cell office:value-type="float" office:value="0.00008145" calcext:value-type="float">
            <text:p>0.00008145</text:p>
          </table:table-cell>
          <table:table-cell office:value-type="float" office:value="-0.02453363097" calcext:value-type="float">
            <text:p>-0.02453363097</text:p>
          </table:table-cell>
        </table:table-row>
        <table:table-row table:style-name="ro1">
          <table:table-cell office:value-type="float" office:value="0.0000815" calcext:value-type="float">
            <text:p>0.0000815</text:p>
          </table:table-cell>
          <table:table-cell office:value-type="float" office:value="-0.02396499374" calcext:value-type="float">
            <text:p>-0.02396499374</text:p>
          </table:table-cell>
        </table:table-row>
        <table:table-row table:style-name="ro1">
          <table:table-cell office:value-type="float" office:value="0.00008155" calcext:value-type="float">
            <text:p>0.00008155</text:p>
          </table:table-cell>
          <table:table-cell office:value-type="float" office:value="-0.0278132412" calcext:value-type="float">
            <text:p>-0.0278132412</text:p>
          </table:table-cell>
        </table:table-row>
        <table:table-row table:style-name="ro1">
          <table:table-cell office:value-type="float" office:value="0.0000816" calcext:value-type="float">
            <text:p>0.0000816</text:p>
          </table:table-cell>
          <table:table-cell office:value-type="float" office:value="-0.02433778362" calcext:value-type="float">
            <text:p>-0.02433778362</text:p>
          </table:table-cell>
        </table:table-row>
        <table:table-row table:style-name="ro1">
          <table:table-cell office:value-type="float" office:value="0.00008165" calcext:value-type="float">
            <text:p>0.00008165</text:p>
          </table:table-cell>
          <table:table-cell office:value-type="float" office:value="-0.02575009766" calcext:value-type="float">
            <text:p>-0.02575009766</text:p>
          </table:table-cell>
        </table:table-row>
        <table:table-row table:style-name="ro1">
          <table:table-cell office:value-type="float" office:value="0.0000817" calcext:value-type="float">
            <text:p>0.0000817</text:p>
          </table:table-cell>
          <table:table-cell office:value-type="float" office:value="-0.03097597016" calcext:value-type="float">
            <text:p>-0.03097597016</text:p>
          </table:table-cell>
        </table:table-row>
        <table:table-row table:style-name="ro1">
          <table:table-cell office:value-type="float" office:value="0.00008175" calcext:value-type="float">
            <text:p>0.00008175</text:p>
          </table:table-cell>
          <table:table-cell office:value-type="float" office:value="-0.02803299848" calcext:value-type="float">
            <text:p>-0.02803299848</text:p>
          </table:table-cell>
        </table:table-row>
        <table:table-row table:style-name="ro1">
          <table:table-cell office:value-type="float" office:value="0.0000818" calcext:value-type="float">
            <text:p>0.0000818</text:p>
          </table:table-cell>
          <table:table-cell office:value-type="float" office:value="-0.02510353455" calcext:value-type="float">
            <text:p>-0.02510353455</text:p>
          </table:table-cell>
        </table:table-row>
        <table:table-row table:style-name="ro1">
          <table:table-cell office:value-type="float" office:value="0.00008185" calcext:value-type="float">
            <text:p>0.00008185</text:p>
          </table:table-cell>
          <table:table-cell office:value-type="float" office:value="-0.02257610721" calcext:value-type="float">
            <text:p>-0.02257610721</text:p>
          </table:table-cell>
        </table:table-row>
        <table:table-row table:style-name="ro1">
          <table:table-cell office:value-type="float" office:value="0.0000819" calcext:value-type="float">
            <text:p>0.0000819</text:p>
          </table:table-cell>
          <table:table-cell office:value-type="float" office:value="-0.02265220893" calcext:value-type="float">
            <text:p>-0.02265220893</text:p>
          </table:table-cell>
        </table:table-row>
        <table:table-row table:style-name="ro1">
          <table:table-cell office:value-type="float" office:value="0.00008195" calcext:value-type="float">
            <text:p>0.00008195</text:p>
          </table:table-cell>
          <table:table-cell office:value-type="float" office:value="-0.0240329094" calcext:value-type="float">
            <text:p>-0.0240329094</text:p>
          </table:table-cell>
        </table:table-row>
        <table:table-row table:style-name="ro1">
          <table:table-cell office:value-type="float" office:value="0.000082" calcext:value-type="float">
            <text:p>0.000082</text:p>
          </table:table-cell>
          <table:table-cell office:value-type="float" office:value="-0.02592563815" calcext:value-type="float">
            <text:p>-0.02592563815</text:p>
          </table:table-cell>
        </table:table-row>
        <table:table-row table:style-name="ro1">
          <table:table-cell office:value-type="float" office:value="0.00008205" calcext:value-type="float">
            <text:p>0.00008205</text:p>
          </table:table-cell>
          <table:table-cell office:value-type="float" office:value="-0.0273723849" calcext:value-type="float">
            <text:p>-0.0273723849</text:p>
          </table:table-cell>
        </table:table-row>
        <table:table-row table:style-name="ro1">
          <table:table-cell office:value-type="float" office:value="0.0000821" calcext:value-type="float">
            <text:p>0.0000821</text:p>
          </table:table-cell>
          <table:table-cell office:value-type="float" office:value="-0.02610690738" calcext:value-type="float">
            <text:p>-0.02610690738</text:p>
          </table:table-cell>
        </table:table-row>
        <table:table-row table:style-name="ro1">
          <table:table-cell office:value-type="float" office:value="0.00008215" calcext:value-type="float">
            <text:p>0.00008215</text:p>
          </table:table-cell>
          <table:table-cell office:value-type="float" office:value="-0.0249533211" calcext:value-type="float">
            <text:p>-0.0249533211</text:p>
          </table:table-cell>
        </table:table-row>
        <table:table-row table:style-name="ro1">
          <table:table-cell office:value-type="float" office:value="0.0000822" calcext:value-type="float">
            <text:p>0.0000822</text:p>
          </table:table-cell>
          <table:table-cell office:value-type="float" office:value="-0.02525819532" calcext:value-type="float">
            <text:p>-0.02525819532</text:p>
          </table:table-cell>
        </table:table-row>
        <table:table-row table:style-name="ro1">
          <table:table-cell office:value-type="float" office:value="0.00008225" calcext:value-type="float">
            <text:p>0.00008225</text:p>
          </table:table-cell>
          <table:table-cell office:value-type="float" office:value="-0.02596723178" calcext:value-type="float">
            <text:p>-0.02596723178</text:p>
          </table:table-cell>
        </table:table-row>
        <table:table-row table:style-name="ro1">
          <table:table-cell office:value-type="float" office:value="0.0000823" calcext:value-type="float">
            <text:p>0.0000823</text:p>
          </table:table-cell>
          <table:table-cell office:value-type="float" office:value="-0.02298800324" calcext:value-type="float">
            <text:p>-0.02298800324</text:p>
          </table:table-cell>
        </table:table-row>
        <table:table-row table:style-name="ro1">
          <table:table-cell office:value-type="float" office:value="0.00008235" calcext:value-type="float">
            <text:p>0.00008235</text:p>
          </table:table-cell>
          <table:table-cell office:value-type="float" office:value="-0.02477775045" calcext:value-type="float">
            <text:p>-0.02477775045</text:p>
          </table:table-cell>
        </table:table-row>
        <table:table-row table:style-name="ro1">
          <table:table-cell office:value-type="float" office:value="0.0000824" calcext:value-type="float">
            <text:p>0.0000824</text:p>
          </table:table-cell>
          <table:table-cell office:value-type="float" office:value="-0.02504302102" calcext:value-type="float">
            <text:p>-0.02504302102</text:p>
          </table:table-cell>
        </table:table-row>
        <table:table-row table:style-name="ro1">
          <table:table-cell office:value-type="float" office:value="0.00008245" calcext:value-type="float">
            <text:p>0.00008245</text:p>
          </table:table-cell>
          <table:table-cell office:value-type="float" office:value="-0.02765345472" calcext:value-type="float">
            <text:p>-0.02765345472</text:p>
          </table:table-cell>
        </table:table-row>
        <table:table-row table:style-name="ro1">
          <table:table-cell office:value-type="float" office:value="0.0000825" calcext:value-type="float">
            <text:p>0.0000825</text:p>
          </table:table-cell>
          <table:table-cell office:value-type="float" office:value="-0.02332394831" calcext:value-type="float">
            <text:p>-0.02332394831</text:p>
          </table:table-cell>
        </table:table-row>
        <table:table-row table:style-name="ro1">
          <table:table-cell office:value-type="float" office:value="0.00008255" calcext:value-type="float">
            <text:p>0.00008255</text:p>
          </table:table-cell>
          <table:table-cell office:value-type="float" office:value="-0.02456290782" calcext:value-type="float">
            <text:p>-0.02456290782</text:p>
          </table:table-cell>
        </table:table-row>
        <table:table-row table:style-name="ro1">
          <table:table-cell office:value-type="float" office:value="0.0000826" calcext:value-type="float">
            <text:p>0.0000826</text:p>
          </table:table-cell>
          <table:table-cell office:value-type="float" office:value="-0.02390981697" calcext:value-type="float">
            <text:p>-0.02390981697</text:p>
          </table:table-cell>
        </table:table-row>
        <table:table-row table:style-name="ro1">
          <table:table-cell office:value-type="float" office:value="0.00008265" calcext:value-type="float">
            <text:p>0.00008265</text:p>
          </table:table-cell>
          <table:table-cell office:value-type="float" office:value="-0.02116593391" calcext:value-type="float">
            <text:p>-0.02116593391</text:p>
          </table:table-cell>
        </table:table-row>
        <table:table-row table:style-name="ro1">
          <table:table-cell office:value-type="float" office:value="0.0000827" calcext:value-type="float">
            <text:p>0.0000827</text:p>
          </table:table-cell>
          <table:table-cell office:value-type="float" office:value="-0.02458518958" calcext:value-type="float">
            <text:p>-0.02458518958</text:p>
          </table:table-cell>
        </table:table-row>
        <table:table-row table:style-name="ro1">
          <table:table-cell office:value-type="float" office:value="0.00008275" calcext:value-type="float">
            <text:p>0.00008275</text:p>
          </table:table-cell>
          <table:table-cell office:value-type="float" office:value="-0.02202800297" calcext:value-type="float">
            <text:p>-0.02202800297</text:p>
          </table:table-cell>
        </table:table-row>
        <table:table-row table:style-name="ro1">
          <table:table-cell office:value-type="float" office:value="0.0000828" calcext:value-type="float">
            <text:p>0.0000828</text:p>
          </table:table-cell>
          <table:table-cell office:value-type="float" office:value="-0.02143821464" calcext:value-type="float">
            <text:p>-0.02143821464</text:p>
          </table:table-cell>
        </table:table-row>
        <table:table-row table:style-name="ro1">
          <table:table-cell office:value-type="float" office:value="0.00008285" calcext:value-type="float">
            <text:p>0.00008285</text:p>
          </table:table-cell>
          <table:table-cell office:value-type="float" office:value="-0.02590754741" calcext:value-type="float">
            <text:p>-0.02590754741</text:p>
          </table:table-cell>
        </table:table-row>
        <table:table-row table:style-name="ro1">
          <table:table-cell office:value-type="float" office:value="0.0000829" calcext:value-type="float">
            <text:p>0.0000829</text:p>
          </table:table-cell>
          <table:table-cell office:value-type="float" office:value="-0.0217470839" calcext:value-type="float">
            <text:p>-0.0217470839</text:p>
          </table:table-cell>
        </table:table-row>
        <table:table-row table:style-name="ro1">
          <table:table-cell office:value-type="float" office:value="0.00008295" calcext:value-type="float">
            <text:p>0.00008295</text:p>
          </table:table-cell>
          <table:table-cell office:value-type="float" office:value="-0.0206266489" calcext:value-type="float">
            <text:p>-0.0206266489</text:p>
          </table:table-cell>
        </table:table-row>
        <table:table-row table:style-name="ro1">
          <table:table-cell office:value-type="float" office:value="0.000083" calcext:value-type="float">
            <text:p>0.000083</text:p>
          </table:table-cell>
          <table:table-cell office:value-type="float" office:value="-0.02353747936" calcext:value-type="float">
            <text:p>-0.02353747936</text:p>
          </table:table-cell>
        </table:table-row>
        <table:table-row table:style-name="ro1">
          <table:table-cell office:value-type="float" office:value="0.00008305" calcext:value-type="float">
            <text:p>0.00008305</text:p>
          </table:table-cell>
          <table:table-cell office:value-type="float" office:value="-0.02339824096" calcext:value-type="float">
            <text:p>-0.02339824096</text:p>
          </table:table-cell>
        </table:table-row>
        <table:table-row table:style-name="ro1">
          <table:table-cell office:value-type="float" office:value="0.0000831" calcext:value-type="float">
            <text:p>0.0000831</text:p>
          </table:table-cell>
          <table:table-cell office:value-type="float" office:value="-0.01931687921" calcext:value-type="float">
            <text:p>-0.01931687921</text:p>
          </table:table-cell>
        </table:table-row>
        <table:table-row table:style-name="ro1">
          <table:table-cell office:value-type="float" office:value="0.00008315" calcext:value-type="float">
            <text:p>0.00008315</text:p>
          </table:table-cell>
          <table:table-cell office:value-type="float" office:value="-0.01776951779" calcext:value-type="float">
            <text:p>-0.01776951779</text:p>
          </table:table-cell>
        </table:table-row>
        <table:table-row table:style-name="ro1">
          <table:table-cell office:value-type="float" office:value="0.0000832" calcext:value-type="float">
            <text:p>0.0000832</text:p>
          </table:table-cell>
          <table:table-cell office:value-type="float" office:value="-0.01982958591" calcext:value-type="float">
            <text:p>-0.01982958591</text:p>
          </table:table-cell>
        </table:table-row>
        <table:table-row table:style-name="ro1">
          <table:table-cell office:value-type="float" office:value="0.00008325" calcext:value-type="float">
            <text:p>0.00008325</text:p>
          </table:table-cell>
          <table:table-cell office:value-type="float" office:value="-0.02403717579" calcext:value-type="float">
            <text:p>-0.02403717579</text:p>
          </table:table-cell>
        </table:table-row>
        <table:table-row table:style-name="ro1">
          <table:table-cell office:value-type="float" office:value="0.0000833" calcext:value-type="float">
            <text:p>0.0000833</text:p>
          </table:table-cell>
          <table:table-cell office:value-type="float" office:value="-0.02035874009" calcext:value-type="float">
            <text:p>-0.02035874009</text:p>
          </table:table-cell>
        </table:table-row>
        <table:table-row table:style-name="ro1">
          <table:table-cell office:value-type="float" office:value="0.00008335" calcext:value-type="float">
            <text:p>0.00008335</text:p>
          </table:table-cell>
          <table:table-cell office:value-type="float" office:value="-0.02019643599" calcext:value-type="float">
            <text:p>-0.02019643599</text:p>
          </table:table-cell>
        </table:table-row>
        <table:table-row table:style-name="ro1">
          <table:table-cell office:value-type="float" office:value="0.0000834" calcext:value-type="float">
            <text:p>0.0000834</text:p>
          </table:table-cell>
          <table:table-cell office:value-type="float" office:value="-0.02132342889" calcext:value-type="float">
            <text:p>-0.02132342889</text:p>
          </table:table-cell>
        </table:table-row>
        <table:table-row table:style-name="ro1">
          <table:table-cell office:value-type="float" office:value="0.00008345" calcext:value-type="float">
            <text:p>0.00008345</text:p>
          </table:table-cell>
          <table:table-cell office:value-type="float" office:value="-0.01602053505" calcext:value-type="float">
            <text:p>-0.01602053505</text:p>
          </table:table-cell>
        </table:table-row>
        <table:table-row table:style-name="ro1">
          <table:table-cell office:value-type="float" office:value="0.0000835" calcext:value-type="float">
            <text:p>0.0000835</text:p>
          </table:table-cell>
          <table:table-cell office:value-type="float" office:value="-0.02499387451" calcext:value-type="float">
            <text:p>-0.02499387451</text:p>
          </table:table-cell>
        </table:table-row>
        <table:table-row table:style-name="ro1">
          <table:table-cell office:value-type="float" office:value="0.00008355" calcext:value-type="float">
            <text:p>0.00008355</text:p>
          </table:table-cell>
          <table:table-cell office:value-type="float" office:value="-0.0201459779" calcext:value-type="float">
            <text:p>-0.0201459779</text:p>
          </table:table-cell>
        </table:table-row>
        <table:table-row table:style-name="ro1">
          <table:table-cell office:value-type="float" office:value="0.0000836" calcext:value-type="float">
            <text:p>0.0000836</text:p>
          </table:table-cell>
          <table:table-cell office:value-type="float" office:value="-0.02094943296" calcext:value-type="float">
            <text:p>-0.02094943296</text:p>
          </table:table-cell>
        </table:table-row>
        <table:table-row table:style-name="ro1">
          <table:table-cell office:value-type="float" office:value="0.00008365" calcext:value-type="float">
            <text:p>0.00008365</text:p>
          </table:table-cell>
          <table:table-cell office:value-type="float" office:value="-0.0193043363" calcext:value-type="float">
            <text:p>-0.0193043363</text:p>
          </table:table-cell>
        </table:table-row>
        <table:table-row table:style-name="ro1">
          <table:table-cell office:value-type="float" office:value="0.0000837" calcext:value-type="float">
            <text:p>0.0000837</text:p>
          </table:table-cell>
          <table:table-cell office:value-type="float" office:value="-0.0138882698" calcext:value-type="float">
            <text:p>-0.0138882698</text:p>
          </table:table-cell>
        </table:table-row>
        <table:table-row table:style-name="ro1">
          <table:table-cell office:value-type="float" office:value="0.00008375" calcext:value-type="float">
            <text:p>0.00008375</text:p>
          </table:table-cell>
          <table:table-cell office:value-type="float" office:value="-0.0200056842" calcext:value-type="float">
            <text:p>-0.0200056842</text:p>
          </table:table-cell>
        </table:table-row>
        <table:table-row table:style-name="ro1">
          <table:table-cell office:value-type="float" office:value="0.0000838" calcext:value-type="float">
            <text:p>0.0000838</text:p>
          </table:table-cell>
          <table:table-cell office:value-type="float" office:value="-0.02317239312" calcext:value-type="float">
            <text:p>-0.02317239312</text:p>
          </table:table-cell>
        </table:table-row>
        <table:table-row table:style-name="ro1">
          <table:table-cell office:value-type="float" office:value="0.00008385" calcext:value-type="float">
            <text:p>0.00008385</text:p>
          </table:table-cell>
          <table:table-cell office:value-type="float" office:value="-0.01944057466" calcext:value-type="float">
            <text:p>-0.01944057466</text:p>
          </table:table-cell>
        </table:table-row>
        <table:table-row table:style-name="ro1">
          <table:table-cell office:value-type="float" office:value="0.0000839" calcext:value-type="float">
            <text:p>0.0000839</text:p>
          </table:table-cell>
          <table:table-cell office:value-type="float" office:value="-0.01950378673" calcext:value-type="float">
            <text:p>-0.01950378673</text:p>
          </table:table-cell>
        </table:table-row>
        <table:table-row table:style-name="ro1">
          <table:table-cell office:value-type="float" office:value="0.00008395" calcext:value-type="float">
            <text:p>0.00008395</text:p>
          </table:table-cell>
          <table:table-cell office:value-type="float" office:value="-0.01858652583" calcext:value-type="float">
            <text:p>-0.01858652583</text:p>
          </table:table-cell>
        </table:table-row>
        <table:table-row table:style-name="ro1">
          <table:table-cell office:value-type="float" office:value="0.000084" calcext:value-type="float">
            <text:p>0.000084</text:p>
          </table:table-cell>
          <table:table-cell office:value-type="float" office:value="-0.01617462294" calcext:value-type="float">
            <text:p>-0.01617462294</text:p>
          </table:table-cell>
        </table:table-row>
        <table:table-row table:style-name="ro1">
          <table:table-cell office:value-type="float" office:value="0.00008405" calcext:value-type="float">
            <text:p>0.00008405</text:p>
          </table:table-cell>
          <table:table-cell office:value-type="float" office:value="-0.02001822711" calcext:value-type="float">
            <text:p>-0.02001822711</text:p>
          </table:table-cell>
        </table:table-row>
        <table:table-row table:style-name="ro1">
          <table:table-cell office:value-type="float" office:value="0.0000841" calcext:value-type="float">
            <text:p>0.0000841</text:p>
          </table:table-cell>
          <table:table-cell office:value-type="float" office:value="-0.01805866814" calcext:value-type="float">
            <text:p>-0.01805866814</text:p>
          </table:table-cell>
        </table:table-row>
        <table:table-row table:style-name="ro1">
          <table:table-cell office:value-type="float" office:value="0.00008415" calcext:value-type="float">
            <text:p>0.00008415</text:p>
          </table:table-cell>
          <table:table-cell office:value-type="float" office:value="-0.01449082718" calcext:value-type="float">
            <text:p>-0.01449082718</text:p>
          </table:table-cell>
        </table:table-row>
        <table:table-row table:style-name="ro1">
          <table:table-cell office:value-type="float" office:value="0.0000842" calcext:value-type="float">
            <text:p>0.0000842</text:p>
          </table:table-cell>
          <table:table-cell office:value-type="float" office:value="-0.01723012726" calcext:value-type="float">
            <text:p>-0.01723012726</text:p>
          </table:table-cell>
        </table:table-row>
        <table:table-row table:style-name="ro1">
          <table:table-cell office:value-type="float" office:value="0.00008425" calcext:value-type="float">
            <text:p>0.00008425</text:p>
          </table:table-cell>
          <table:table-cell office:value-type="float" office:value="-0.01760718354" calcext:value-type="float">
            <text:p>-0.01760718354</text:p>
          </table:table-cell>
        </table:table-row>
        <table:table-row table:style-name="ro1">
          <table:table-cell office:value-type="float" office:value="0.0000843" calcext:value-type="float">
            <text:p>0.0000843</text:p>
          </table:table-cell>
          <table:table-cell office:value-type="float" office:value="-0.01820873084" calcext:value-type="float">
            <text:p>-0.01820873084</text:p>
          </table:table-cell>
        </table:table-row>
        <table:table-row table:style-name="ro1">
          <table:table-cell office:value-type="float" office:value="0.00008435" calcext:value-type="float">
            <text:p>0.00008435</text:p>
          </table:table-cell>
          <table:table-cell office:value-type="float" office:value="-0.01855777662" calcext:value-type="float">
            <text:p>-0.01855777662</text:p>
          </table:table-cell>
        </table:table-row>
        <table:table-row table:style-name="ro1">
          <table:table-cell office:value-type="float" office:value="0.0000844" calcext:value-type="float">
            <text:p>0.0000844</text:p>
          </table:table-cell>
          <table:table-cell office:value-type="float" office:value="-0.01648869329" calcext:value-type="float">
            <text:p>-0.01648869329</text:p>
          </table:table-cell>
        </table:table-row>
        <table:table-row table:style-name="ro1">
          <table:table-cell office:value-type="float" office:value="0.00008445" calcext:value-type="float">
            <text:p>0.00008445</text:p>
          </table:table-cell>
          <table:table-cell office:value-type="float" office:value="-0.01861222976" calcext:value-type="float">
            <text:p>-0.01861222976</text:p>
          </table:table-cell>
        </table:table-row>
        <table:table-row table:style-name="ro1">
          <table:table-cell office:value-type="float" office:value="0.0000845" calcext:value-type="float">
            <text:p>0.0000845</text:p>
          </table:table-cell>
          <table:table-cell office:value-type="float" office:value="-0.01709423564" calcext:value-type="float">
            <text:p>-0.01709423564</text:p>
          </table:table-cell>
        </table:table-row>
        <table:table-row table:style-name="ro1">
          <table:table-cell office:value-type="float" office:value="0.00008455" calcext:value-type="float">
            <text:p>0.00008455</text:p>
          </table:table-cell>
          <table:table-cell office:value-type="float" office:value="-0.0161364364" calcext:value-type="float">
            <text:p>-0.0161364364</text:p>
          </table:table-cell>
        </table:table-row>
        <table:table-row table:style-name="ro1">
          <table:table-cell office:value-type="float" office:value="0.0000846" calcext:value-type="float">
            <text:p>0.0000846</text:p>
          </table:table-cell>
          <table:table-cell office:value-type="float" office:value="-0.01843673449" calcext:value-type="float">
            <text:p>-0.01843673449</text:p>
          </table:table-cell>
        </table:table-row>
        <table:table-row table:style-name="ro1">
          <table:table-cell office:value-type="float" office:value="0.00008465" calcext:value-type="float">
            <text:p>0.00008465</text:p>
          </table:table-cell>
          <table:table-cell office:value-type="float" office:value="-0.01333657756" calcext:value-type="float">
            <text:p>-0.01333657756</text:p>
          </table:table-cell>
        </table:table-row>
        <table:table-row table:style-name="ro1">
          <table:table-cell office:value-type="float" office:value="0.0000847" calcext:value-type="float">
            <text:p>0.0000847</text:p>
          </table:table-cell>
          <table:table-cell office:value-type="float" office:value="-0.0159711624" calcext:value-type="float">
            <text:p>-0.0159711624</text:p>
          </table:table-cell>
        </table:table-row>
        <table:table-row table:style-name="ro1">
          <table:table-cell office:value-type="float" office:value="0.00008475" calcext:value-type="float">
            <text:p>0.00008475</text:p>
          </table:table-cell>
          <table:table-cell office:value-type="float" office:value="-0.01448859598" calcext:value-type="float">
            <text:p>-0.01448859598</text:p>
          </table:table-cell>
        </table:table-row>
        <table:table-row table:style-name="ro1">
          <table:table-cell office:value-type="float" office:value="0.0000848" calcext:value-type="float">
            <text:p>0.0000848</text:p>
          </table:table-cell>
          <table:table-cell office:value-type="float" office:value="-0.01182477952" calcext:value-type="float">
            <text:p>-0.01182477952</text:p>
          </table:table-cell>
        </table:table-row>
        <table:table-row table:style-name="ro1">
          <table:table-cell office:value-type="float" office:value="0.00008485" calcext:value-type="float">
            <text:p>0.00008485</text:p>
          </table:table-cell>
          <table:table-cell office:value-type="float" office:value="-0.01994346712" calcext:value-type="float">
            <text:p>-0.01994346712</text:p>
          </table:table-cell>
        </table:table-row>
        <table:table-row table:style-name="ro1">
          <table:table-cell office:value-type="float" office:value="0.0000849" calcext:value-type="float">
            <text:p>0.0000849</text:p>
          </table:table-cell>
          <table:table-cell office:value-type="float" office:value="-0.01626667466" calcext:value-type="float">
            <text:p>-0.01626667466</text:p>
          </table:table-cell>
        </table:table-row>
        <table:table-row table:style-name="ro1">
          <table:table-cell office:value-type="float" office:value="0.00008495" calcext:value-type="float">
            <text:p>0.00008495</text:p>
          </table:table-cell>
          <table:table-cell office:value-type="float" office:value="-0.01554648225" calcext:value-type="float">
            <text:p>-0.01554648225</text:p>
          </table:table-cell>
        </table:table-row>
        <table:table-row table:style-name="ro1">
          <table:table-cell office:value-type="float" office:value="0.000085" calcext:value-type="float">
            <text:p>0.000085</text:p>
          </table:table-cell>
          <table:table-cell office:value-type="float" office:value="-0.01835336632" calcext:value-type="float">
            <text:p>-0.01835336632</text:p>
          </table:table-cell>
        </table:table-row>
        <table:table-row table:style-name="ro1">
          <table:table-cell office:value-type="float" office:value="0.00008505" calcext:value-type="float">
            <text:p>0.00008505</text:p>
          </table:table-cell>
          <table:table-cell office:value-type="float" office:value="-0.0114161549" calcext:value-type="float">
            <text:p>-0.0114161549</text:p>
          </table:table-cell>
        </table:table-row>
        <table:table-row table:style-name="ro1">
          <table:table-cell office:value-type="float" office:value="0.0000851" calcext:value-type="float">
            <text:p>0.0000851</text:p>
          </table:table-cell>
          <table:table-cell office:value-type="float" office:value="-0.01730158568" calcext:value-type="float">
            <text:p>-0.01730158568</text:p>
          </table:table-cell>
        </table:table-row>
        <table:table-row table:style-name="ro1">
          <table:table-cell office:value-type="float" office:value="0.00008515" calcext:value-type="float">
            <text:p>0.00008515</text:p>
          </table:table-cell>
          <table:table-cell office:value-type="float" office:value="-0.01261309866" calcext:value-type="float">
            <text:p>-0.01261309866</text:p>
          </table:table-cell>
        </table:table-row>
        <table:table-row table:style-name="ro1">
          <table:table-cell office:value-type="float" office:value="0.0000852" calcext:value-type="float">
            <text:p>0.0000852</text:p>
          </table:table-cell>
          <table:table-cell office:value-type="float" office:value="-0.01308017145" calcext:value-type="float">
            <text:p>-0.01308017145</text:p>
          </table:table-cell>
        </table:table-row>
        <table:table-row table:style-name="ro1">
          <table:table-cell office:value-type="float" office:value="0.00008525" calcext:value-type="float">
            <text:p>0.00008525</text:p>
          </table:table-cell>
          <table:table-cell office:value-type="float" office:value="-0.01030830804" calcext:value-type="float">
            <text:p>-0.01030830804</text:p>
          </table:table-cell>
        </table:table-row>
        <table:table-row table:style-name="ro1">
          <table:table-cell office:value-type="float" office:value="0.0000853" calcext:value-type="float">
            <text:p>0.0000853</text:p>
          </table:table-cell>
          <table:table-cell office:value-type="float" office:value="-0.01365272835" calcext:value-type="float">
            <text:p>-0.01365272835</text:p>
          </table:table-cell>
        </table:table-row>
        <table:table-row table:style-name="ro1">
          <table:table-cell office:value-type="float" office:value="0.00008535" calcext:value-type="float">
            <text:p>0.00008535</text:p>
          </table:table-cell>
          <table:table-cell office:value-type="float" office:value="-0.01743201993" calcext:value-type="float">
            <text:p>-0.01743201993</text:p>
          </table:table-cell>
        </table:table-row>
        <table:table-row table:style-name="ro1">
          <table:table-cell office:value-type="float" office:value="0.0000854" calcext:value-type="float">
            <text:p>0.0000854</text:p>
          </table:table-cell>
          <table:table-cell office:value-type="float" office:value="-0.01553045686" calcext:value-type="float">
            <text:p>-0.01553045686</text:p>
          </table:table-cell>
        </table:table-row>
        <table:table-row table:style-name="ro1">
          <table:table-cell office:value-type="float" office:value="0.00008545" calcext:value-type="float">
            <text:p>0.00008545</text:p>
          </table:table-cell>
          <table:table-cell office:value-type="float" office:value="-0.01554648225" calcext:value-type="float">
            <text:p>-0.01554648225</text:p>
          </table:table-cell>
        </table:table-row>
        <table:table-row table:style-name="ro1">
          <table:table-cell office:value-type="float" office:value="0.0000855" calcext:value-type="float">
            <text:p>0.0000855</text:p>
          </table:table-cell>
          <table:table-cell office:value-type="float" office:value="-0.01479579185" calcext:value-type="float">
            <text:p>-0.01479579185</text:p>
          </table:table-cell>
        </table:table-row>
        <table:table-row table:style-name="ro1">
          <table:table-cell office:value-type="float" office:value="0.00008555" calcext:value-type="float">
            <text:p>0.00008555</text:p>
          </table:table-cell>
          <table:table-cell office:value-type="float" office:value="-0.0132342895" calcext:value-type="float">
            <text:p>-0.0132342895</text:p>
          </table:table-cell>
        </table:table-row>
        <table:table-row table:style-name="ro1">
          <table:table-cell office:value-type="float" office:value="0.0000856" calcext:value-type="float">
            <text:p>0.0000856</text:p>
          </table:table-cell>
          <table:table-cell office:value-type="float" office:value="-0.01492161296" calcext:value-type="float">
            <text:p>-0.01492161296</text:p>
          </table:table-cell>
        </table:table-row>
        <table:table-row table:style-name="ro1">
          <table:table-cell office:value-type="float" office:value="0.00008565" calcext:value-type="float">
            <text:p>0.00008565</text:p>
          </table:table-cell>
          <table:table-cell office:value-type="float" office:value="-0.01326857145" calcext:value-type="float">
            <text:p>-0.01326857145</text:p>
          </table:table-cell>
        </table:table-row>
        <table:table-row table:style-name="ro1">
          <table:table-cell office:value-type="float" office:value="0.0000857" calcext:value-type="float">
            <text:p>0.0000857</text:p>
          </table:table-cell>
          <table:table-cell office:value-type="float" office:value="-0.0146420507" calcext:value-type="float">
            <text:p>-0.0146420507</text:p>
          </table:table-cell>
        </table:table-row>
        <table:table-row table:style-name="ro1">
          <table:table-cell office:value-type="float" office:value="0.00008575" calcext:value-type="float">
            <text:p>0.00008575</text:p>
          </table:table-cell>
          <table:table-cell office:value-type="float" office:value="-0.01308605094" calcext:value-type="float">
            <text:p>-0.01308605094</text:p>
          </table:table-cell>
        </table:table-row>
        <table:table-row table:style-name="ro1">
          <table:table-cell office:value-type="float" office:value="0.0000858" calcext:value-type="float">
            <text:p>0.0000858</text:p>
          </table:table-cell>
          <table:table-cell office:value-type="float" office:value="-0.00969745908" calcext:value-type="float">
            <text:p>-0.00969745908</text:p>
          </table:table-cell>
        </table:table-row>
        <table:table-row table:style-name="ro1">
          <table:table-cell office:value-type="float" office:value="0.00008585" calcext:value-type="float">
            <text:p>0.00008585</text:p>
          </table:table-cell>
          <table:table-cell office:value-type="float" office:value="-0.01322911856" calcext:value-type="float">
            <text:p>-0.01322911856</text:p>
          </table:table-cell>
        </table:table-row>
        <table:table-row table:style-name="ro1">
          <table:table-cell office:value-type="float" office:value="0.0000859" calcext:value-type="float">
            <text:p>0.0000859</text:p>
          </table:table-cell>
          <table:table-cell office:value-type="float" office:value="-0.01009320912" calcext:value-type="float">
            <text:p>-0.01009320912</text:p>
          </table:table-cell>
        </table:table-row>
        <table:table-row table:style-name="ro1">
          <table:table-cell office:value-type="float" office:value="0.00008595" calcext:value-type="float">
            <text:p>0.00008595</text:p>
          </table:table-cell>
          <table:table-cell office:value-type="float" office:value="-0.01588955808" calcext:value-type="float">
            <text:p>-0.01588955808</text:p>
          </table:table-cell>
        </table:table-row>
        <table:table-row table:style-name="ro1">
          <table:table-cell office:value-type="float" office:value="0.000086" calcext:value-type="float">
            <text:p>0.000086</text:p>
          </table:table-cell>
          <table:table-cell office:value-type="float" office:value="-0.01037750512" calcext:value-type="float">
            <text:p>-0.01037750512</text:p>
          </table:table-cell>
        </table:table-row>
        <table:table-row table:style-name="ro1">
          <table:table-cell office:value-type="float" office:value="0.00008605" calcext:value-type="float">
            <text:p>0.00008605</text:p>
          </table:table-cell>
          <table:table-cell office:value-type="float" office:value="-0.01648869329" calcext:value-type="float">
            <text:p>-0.01648869329</text:p>
          </table:table-cell>
        </table:table-row>
        <table:table-row table:style-name="ro1">
          <table:table-cell office:value-type="float" office:value="0.0000861" calcext:value-type="float">
            <text:p>0.0000861</text:p>
          </table:table-cell>
          <table:table-cell office:value-type="float" office:value="-0.01811931735" calcext:value-type="float">
            <text:p>-0.01811931735</text:p>
          </table:table-cell>
        </table:table-row>
        <table:table-row table:style-name="ro1">
          <table:table-cell office:value-type="float" office:value="0.00008615" calcext:value-type="float">
            <text:p>0.00008615</text:p>
          </table:table-cell>
          <table:table-cell office:value-type="float" office:value="-0.01241530655" calcext:value-type="float">
            <text:p>-0.012415306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4T18:19:57.900496000</dc:date>
    <meta:editing-duration>PT9M53S</meta:editing-duration>
    <meta:editing-cycles>1</meta:editing-cycles>
    <meta:generator>LibreOffice/25.8.3.2$MacOSX_AARCH64 LibreOffice_project/8ca8d55c161d602844f5428fa4b58097424e324e</meta:generator>
    <meta:document-statistic meta:table-count="1" meta:cell-count="400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8.991cm" xlink:href=".." xlink:type="simple" chart:class="chart:scatter" chart:style-name="ch1">
        <chart:legend chart:legend-position="end" svg:x="13.666cm" svg:y="4.194cm" style:legend-expansion="high" chart:style-name="ch2"/>
        <chart:plot-area chart:style-name="ch3" svg:x="0.32cm" svg:y="0.179cm" svg:width="13.026cm" svg:height="8.633cm">
          <chart:coordinate-region svg:x="1.031cm" svg:y="0.381cm" svg:width="11.764cm" svg:height="8.2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cope_0.B1:scope_0.B2002" chart:class="chart:scatter">
            <chart:domain table:cell-range-address="scope_0.A1:scope_0.A2002"/>
            <chart:data-point chart:repeated="929"/>
            <chart:data-point chart:style-name="ch8"/>
            <chart:data-point chart:repeated="107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cope_0.A1:scope_0.A2002</svg:desc>
                </draw:g>
              </table:table-cell>
              <table:table-cell office:value-type="float" office:value="1">
                <text:p>1</text:p>
                <draw:g>
                  <svg:desc>scope_0.B1:scope_0.B2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0138">
                <text:p>-0.0000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1375">
                <text:p>-0.00001375</text:p>
              </table:table-cell>
              <table:table-cell office:value-type="float" office:value="-0.024340452">
                <text:p>-0.0243404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0137">
                <text:p>-0.0000137</text:p>
              </table:table-cell>
              <table:table-cell office:value-type="float" office:value="-0.02145090831">
                <text:p>-0.021450908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1365">
                <text:p>-0.00001365</text:p>
              </table:table-cell>
              <table:table-cell office:value-type="float" office:value="-0.02020682309">
                <text:p>-0.02020682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0136">
                <text:p>-0.0000136</text:p>
              </table:table-cell>
              <table:table-cell office:value-type="float" office:value="-0.02449114788">
                <text:p>-0.024491147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1355">
                <text:p>-0.00001355</text:p>
              </table:table-cell>
              <table:table-cell office:value-type="float" office:value="-0.02029460842">
                <text:p>-0.020294608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135">
                <text:p>-0.0000135</text:p>
              </table:table-cell>
              <table:table-cell office:value-type="float" office:value="-0.02377425702">
                <text:p>-0.023774257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01345">
                <text:p>-0.00001345</text:p>
              </table:table-cell>
              <table:table-cell office:value-type="float" office:value="-0.0249685927">
                <text:p>-0.02496859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134">
                <text:p>-0.0000134</text:p>
              </table:table-cell>
              <table:table-cell office:value-type="float" office:value="-0.02459305905">
                <text:p>-0.024593059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01335">
                <text:p>-0.00001335</text:p>
              </table:table-cell>
              <table:table-cell office:value-type="float" office:value="-0.02228045926">
                <text:p>-0.022280459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0133">
                <text:p>-0.0000133</text:p>
              </table:table-cell>
              <table:table-cell office:value-type="float" office:value="-0.0215659805">
                <text:p>-0.0215659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01325">
                <text:p>-0.00001325</text:p>
              </table:table-cell>
              <table:table-cell office:value-type="float" office:value="-0.02308224093">
                <text:p>-0.023082240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0132">
                <text:p>-0.0000132</text:p>
              </table:table-cell>
              <table:table-cell office:value-type="float" office:value="-0.02589378337">
                <text:p>-0.025893783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01315">
                <text:p>-0.00001315</text:p>
              </table:table-cell>
              <table:table-cell office:value-type="float" office:value="-0.02265309839">
                <text:p>-0.022653098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0131">
                <text:p>-0.0000131</text:p>
              </table:table-cell>
              <table:table-cell office:value-type="float" office:value="-0.01990301924">
                <text:p>-0.019903019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01305">
                <text:p>-0.00001305</text:p>
              </table:table-cell>
              <table:table-cell office:value-type="float" office:value="-0.02193028281">
                <text:p>-0.021930282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013">
                <text:p>-0.000013</text:p>
              </table:table-cell>
              <table:table-cell office:value-type="float" office:value="-0.02359276165">
                <text:p>-0.023592761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01295">
                <text:p>-0.00001295</text:p>
              </table:table-cell>
              <table:table-cell office:value-type="float" office:value="-0.02415509728">
                <text:p>-0.024155097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0129">
                <text:p>-0.0000129</text:p>
              </table:table-cell>
              <table:table-cell office:value-type="float" office:value="-0.02021853685">
                <text:p>-0.020218536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01285">
                <text:p>-0.00001285</text:p>
              </table:table-cell>
              <table:table-cell office:value-type="float" office:value="-0.01816336831">
                <text:p>-0.018163368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0128">
                <text:p>-0.0000128</text:p>
              </table:table-cell>
              <table:table-cell office:value-type="float" office:value="-0.02078810877">
                <text:p>-0.02078810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01275">
                <text:p>-0.00001275</text:p>
              </table:table-cell>
              <table:table-cell office:value-type="float" office:value="-0.02157045796">
                <text:p>-0.021570457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0127">
                <text:p>-0.0000127</text:p>
              </table:table-cell>
              <table:table-cell office:value-type="float" office:value="-0.02402638165">
                <text:p>-0.024026381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01265">
                <text:p>-0.00001265</text:p>
              </table:table-cell>
              <table:table-cell office:value-type="float" office:value="-0.02484084191">
                <text:p>-0.024840841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0126">
                <text:p>-0.0000126</text:p>
              </table:table-cell>
              <table:table-cell office:value-type="float" office:value="-0.02245602991">
                <text:p>-0.02245602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01255">
                <text:p>-0.00001255</text:p>
              </table:table-cell>
              <table:table-cell office:value-type="float" office:value="-0.02061253812">
                <text:p>-0.020612538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0125">
                <text:p>-0.0000125</text:p>
              </table:table-cell>
              <table:table-cell office:value-type="float" office:value="-0.02621715537">
                <text:p>-0.026217155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01245">
                <text:p>-0.00001245</text:p>
              </table:table-cell>
              <table:table-cell office:value-type="float" office:value="-0.02073642955">
                <text:p>-0.020736429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0124">
                <text:p>-0.0000124</text:p>
              </table:table-cell>
              <table:table-cell office:value-type="float" office:value="-0.02445345883">
                <text:p>-0.024453458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01235">
                <text:p>-0.00001235</text:p>
              </table:table-cell>
              <table:table-cell office:value-type="float" office:value="-0.0215274623">
                <text:p>-0.02152746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0123">
                <text:p>-0.0000123</text:p>
              </table:table-cell>
              <table:table-cell office:value-type="float" office:value="-0.01892084273">
                <text:p>-0.018920842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01225">
                <text:p>-0.00001225</text:p>
              </table:table-cell>
              <table:table-cell office:value-type="float" office:value="-0.0202459594">
                <text:p>-0.02024595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0122">
                <text:p>-0.0000122</text:p>
              </table:table-cell>
              <table:table-cell office:value-type="float" office:value="-0.02392109354">
                <text:p>-0.023921093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01215">
                <text:p>-0.00001215</text:p>
              </table:table-cell>
              <table:table-cell office:value-type="float" office:value="-0.02171461102">
                <text:p>-0.021714611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00121">
                <text:p>-0.0000121</text:p>
              </table:table-cell>
              <table:table-cell office:value-type="float" office:value="-0.02327579679">
                <text:p>-0.023275796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001205">
                <text:p>-0.00001205</text:p>
              </table:table-cell>
              <table:table-cell office:value-type="float" office:value="-0.02379031255">
                <text:p>-0.023790312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0012">
                <text:p>-0.000012</text:p>
              </table:table-cell>
              <table:table-cell office:value-type="float" office:value="-0.02370555743">
                <text:p>-0.023705557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01195">
                <text:p>-0.00001195</text:p>
              </table:table-cell>
              <table:table-cell office:value-type="float" office:value="-0.02506423242">
                <text:p>-0.025064232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0119">
                <text:p>-0.0000119</text:p>
              </table:table-cell>
              <table:table-cell office:value-type="float" office:value="-0.01538345451">
                <text:p>-0.015383454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01185">
                <text:p>-0.00001185</text:p>
              </table:table-cell>
              <table:table-cell office:value-type="float" office:value="-0.02013557572">
                <text:p>-0.020135575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0118">
                <text:p>-0.0000118</text:p>
              </table:table-cell>
              <table:table-cell office:value-type="float" office:value="-0.02326456545">
                <text:p>-0.023264565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01175">
                <text:p>-0.00001175</text:p>
              </table:table-cell>
              <table:table-cell office:value-type="float" office:value="-0.02108261097">
                <text:p>-0.021082610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0117">
                <text:p>-0.0000117</text:p>
              </table:table-cell>
              <table:table-cell office:value-type="float" office:value="-0.02164191639">
                <text:p>-0.021641916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01165">
                <text:p>-0.00001165</text:p>
              </table:table-cell>
              <table:table-cell office:value-type="float" office:value="-0.0227632107">
                <text:p>-0.02276321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0116">
                <text:p>-0.0000116</text:p>
              </table:table-cell>
              <table:table-cell office:value-type="float" office:value="-0.02445008189">
                <text:p>-0.024450081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01155">
                <text:p>-0.00001155</text:p>
              </table:table-cell>
              <table:table-cell office:value-type="float" office:value="-0.02000423694">
                <text:p>-0.020004236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0115">
                <text:p>-0.0000115</text:p>
              </table:table-cell>
              <table:table-cell office:value-type="float" office:value="-0.02212893423">
                <text:p>-0.022128934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01145">
                <text:p>-0.00001145</text:p>
              </table:table-cell>
              <table:table-cell office:value-type="float" office:value="-0.01992100445">
                <text:p>-0.019921004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00114">
                <text:p>-0.0000114</text:p>
              </table:table-cell>
              <table:table-cell office:value-type="float" office:value="-0.02170847524">
                <text:p>-0.021708475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001135">
                <text:p>-0.00001135</text:p>
              </table:table-cell>
              <table:table-cell office:value-type="float" office:value="-0.02388222859">
                <text:p>-0.023882228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00113">
                <text:p>-0.0000113</text:p>
              </table:table-cell>
              <table:table-cell office:value-type="float" office:value="-0.02044854555">
                <text:p>-0.020448545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001125">
                <text:p>-0.00001125</text:p>
              </table:table-cell>
              <table:table-cell office:value-type="float" office:value="-0.02184043213">
                <text:p>-0.021840432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00112">
                <text:p>-0.0000112</text:p>
              </table:table-cell>
              <table:table-cell office:value-type="float" office:value="-0.02345983993">
                <text:p>-0.023459839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001115">
                <text:p>-0.00001115</text:p>
              </table:table-cell>
              <table:table-cell office:value-type="float" office:value="-0.02485352051">
                <text:p>-0.024853520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00111">
                <text:p>-0.0000111</text:p>
              </table:table-cell>
              <table:table-cell office:value-type="float" office:value="-0.02583411407">
                <text:p>-0.025834114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001105">
                <text:p>-0.00001105</text:p>
              </table:table-cell>
              <table:table-cell office:value-type="float" office:value="-0.02428394858">
                <text:p>-0.024283948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0011">
                <text:p>-0.000011</text:p>
              </table:table-cell>
              <table:table-cell office:value-type="float" office:value="-0.02378149331">
                <text:p>-0.023781493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001095">
                <text:p>-0.00001095</text:p>
              </table:table-cell>
              <table:table-cell office:value-type="float" office:value="-0.02007990147">
                <text:p>-0.020079901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00109">
                <text:p>-0.0000109</text:p>
              </table:table-cell>
              <table:table-cell office:value-type="float" office:value="-0.0249685927">
                <text:p>-0.02496859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001085">
                <text:p>-0.00001085</text:p>
              </table:table-cell>
              <table:table-cell office:value-type="float" office:value="-0.02434803504">
                <text:p>-0.024348035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00108">
                <text:p>-0.0000108</text:p>
              </table:table-cell>
              <table:table-cell office:value-type="float" office:value="-0.02627049291">
                <text:p>-0.026270492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001075">
                <text:p>-0.00001075</text:p>
              </table:table-cell>
              <table:table-cell office:value-type="float" office:value="-0.02414158952">
                <text:p>-0.024141589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00107">
                <text:p>-0.0000107</text:p>
              </table:table-cell>
              <table:table-cell office:value-type="float" office:value="-0.02362004852">
                <text:p>-0.023620048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001065">
                <text:p>-0.00001065</text:p>
              </table:table-cell>
              <table:table-cell office:value-type="float" office:value="-0.02962520987">
                <text:p>-0.029625209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00106">
                <text:p>-0.0000106</text:p>
              </table:table-cell>
              <table:table-cell office:value-type="float" office:value="-0.02484904305">
                <text:p>-0.024849043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001055">
                <text:p>-0.00001055</text:p>
              </table:table-cell>
              <table:table-cell office:value-type="float" office:value="-0.02326745997">
                <text:p>-0.023267459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00105">
                <text:p>-0.0000105</text:p>
              </table:table-cell>
              <table:table-cell office:value-type="float" office:value="-0.02435926637">
                <text:p>-0.024359266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001045">
                <text:p>-0.00001045</text:p>
              </table:table-cell>
              <table:table-cell office:value-type="float" office:value="-0.02514209798">
                <text:p>-0.025142097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00104">
                <text:p>-0.0000104</text:p>
              </table:table-cell>
              <table:table-cell office:value-type="float" office:value="-0.02546112821">
                <text:p>-0.025461128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001035">
                <text:p>-0.00001035</text:p>
              </table:table-cell>
              <table:table-cell office:value-type="float" office:value="-0.02288916749">
                <text:p>-0.022889167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00103">
                <text:p>-0.0000103</text:p>
              </table:table-cell>
              <table:table-cell office:value-type="float" office:value="-0.02423936998">
                <text:p>-0.024239369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001025">
                <text:p>-0.00001025</text:p>
              </table:table-cell>
              <table:table-cell office:value-type="float" office:value="-0.02458630518">
                <text:p>-0.024586305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00102">
                <text:p>-0.0000102</text:p>
              </table:table-cell>
              <table:table-cell office:value-type="float" office:value="-0.0181917557">
                <text:p>-0.01819175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001015">
                <text:p>-0.00001015</text:p>
              </table:table-cell>
              <table:table-cell office:value-type="float" office:value="-0.02278966841">
                <text:p>-0.022789668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000101">
                <text:p>-0.0000101</text:p>
              </table:table-cell>
              <table:table-cell office:value-type="float" office:value="-0.02130999651">
                <text:p>-0.021309996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0001005">
                <text:p>-0.00001005</text:p>
              </table:table-cell>
              <table:table-cell office:value-type="float" office:value="-0.02046025931">
                <text:p>-0.020460259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001">
                <text:p>-0.00001</text:p>
              </table:table-cell>
              <table:table-cell office:value-type="float" office:value="-0.01994636164">
                <text:p>-0.019946361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000995">
                <text:p>-0.00000995</text:p>
              </table:table-cell>
              <table:table-cell office:value-type="float" office:value="-0.01608311394">
                <text:p>-0.016083113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00099">
                <text:p>-0.0000099</text:p>
              </table:table-cell>
              <table:table-cell office:value-type="float" office:value="-0.02018945598">
                <text:p>-0.020189455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000985">
                <text:p>-0.00000985</text:p>
              </table:table-cell>
              <table:table-cell office:value-type="float" office:value="-0.0278730914">
                <text:p>-0.02787309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00098">
                <text:p>-0.0000098</text:p>
              </table:table-cell>
              <table:table-cell office:value-type="float" office:value="-0.02008775586">
                <text:p>-0.020087755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000975">
                <text:p>-0.00000975</text:p>
              </table:table-cell>
              <table:table-cell office:value-type="float" office:value="-0.01751069958">
                <text:p>-0.017510699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00097">
                <text:p>-0.0000097</text:p>
              </table:table-cell>
              <table:table-cell office:value-type="float" office:value="-0.02178881321">
                <text:p>-0.021788813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000965">
                <text:p>-0.00000965</text:p>
              </table:table-cell>
              <table:table-cell office:value-type="float" office:value="-0.01654656859">
                <text:p>-0.016546568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00096">
                <text:p>-0.0000096</text:p>
              </table:table-cell>
              <table:table-cell office:value-type="float" office:value="-0.0213799323">
                <text:p>-0.02137993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000955">
                <text:p>-0.00000955</text:p>
              </table:table-cell>
              <table:table-cell office:value-type="float" office:value="-0.02372609042">
                <text:p>-0.023726090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00095">
                <text:p>-0.0000095</text:p>
              </table:table-cell>
              <table:table-cell office:value-type="float" office:value="-0.02215836183">
                <text:p>-0.022158361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000945">
                <text:p>-0.00000945</text:p>
              </table:table-cell>
              <table:table-cell office:value-type="float" office:value="-0.01820719313">
                <text:p>-0.018207193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00094">
                <text:p>-0.0000094</text:p>
              </table:table-cell>
              <table:table-cell office:value-type="float" office:value="-0.02415282086">
                <text:p>-0.024152820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000935">
                <text:p>-0.00000935</text:p>
              </table:table-cell>
              <table:table-cell office:value-type="float" office:value="-0.02596717148">
                <text:p>-0.025967171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00093">
                <text:p>-0.0000093</text:p>
              </table:table-cell>
              <table:table-cell office:value-type="float" office:value="-0.02337880848">
                <text:p>-0.023378808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000925">
                <text:p>-0.00000925</text:p>
              </table:table-cell>
              <table:table-cell office:value-type="float" office:value="-0.02525661238">
                <text:p>-0.025256612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00092">
                <text:p>-0.0000092</text:p>
              </table:table-cell>
              <table:table-cell office:value-type="float" office:value="-0.02102886639">
                <text:p>-0.021028866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000915">
                <text:p>-0.00000915</text:p>
              </table:table-cell>
              <table:table-cell office:value-type="float" office:value="-0.02124426682">
                <text:p>-0.021244266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00091">
                <text:p>-0.0000091</text:p>
              </table:table-cell>
              <table:table-cell office:value-type="float" office:value="-0.02418251983">
                <text:p>-0.024182519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000905">
                <text:p>-0.00000905</text:p>
              </table:table-cell>
              <table:table-cell office:value-type="float" office:value="-0.02188163379">
                <text:p>-0.021881633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0009">
                <text:p>-0.000009</text:p>
              </table:table-cell>
              <table:table-cell office:value-type="float" office:value="-0.02561506535">
                <text:p>-0.025615065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000895">
                <text:p>-0.00000895</text:p>
              </table:table-cell>
              <table:table-cell office:value-type="float" office:value="-0.02770358115">
                <text:p>-0.027703581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0089">
                <text:p>-0.0000089</text:p>
              </table:table-cell>
              <table:table-cell office:value-type="float" office:value="-0.01901007531">
                <text:p>-0.019010075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000885">
                <text:p>-0.00000885</text:p>
              </table:table-cell>
              <table:table-cell office:value-type="float" office:value="-0.02152759798">
                <text:p>-0.021527597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00088">
                <text:p>-0.0000088</text:p>
              </table:table-cell>
              <table:table-cell office:value-type="float" office:value="-0.02345480467">
                <text:p>-0.023454804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000875">
                <text:p>-0.00000875</text:p>
              </table:table-cell>
              <table:table-cell office:value-type="float" office:value="-0.02151574854">
                <text:p>-0.021515748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00087">
                <text:p>-0.0000087</text:p>
              </table:table-cell>
              <table:table-cell office:value-type="float" office:value="-0.02690110601">
                <text:p>-0.026901106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000865">
                <text:p>-0.00000865</text:p>
              </table:table-cell>
              <table:table-cell office:value-type="float" office:value="-0.02621867801">
                <text:p>-0.026218678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00086">
                <text:p>-0.0000086</text:p>
              </table:table-cell>
              <table:table-cell office:value-type="float" office:value="-0.02212542161">
                <text:p>-0.022125421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000855">
                <text:p>-0.00000855</text:p>
              </table:table-cell>
              <table:table-cell office:value-type="float" office:value="-0.02461125533">
                <text:p>-0.024611255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00085">
                <text:p>-0.0000085</text:p>
              </table:table-cell>
              <table:table-cell office:value-type="float" office:value="-0.02224124758">
                <text:p>-0.022241247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000845">
                <text:p>-0.00000845</text:p>
              </table:table-cell>
              <table:table-cell office:value-type="float" office:value="-0.02425280236">
                <text:p>-0.024252802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00084">
                <text:p>-0.0000084</text:p>
              </table:table-cell>
              <table:table-cell office:value-type="float" office:value="-0.02526957741">
                <text:p>-0.025269577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000835">
                <text:p>-0.00000835</text:p>
              </table:table-cell>
              <table:table-cell office:value-type="float" office:value="-0.02197244931">
                <text:p>-0.021972449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00083">
                <text:p>-0.0000083</text:p>
              </table:table-cell>
              <table:table-cell office:value-type="float" office:value="-0.02144043076">
                <text:p>-0.021440430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000825">
                <text:p>-0.00000825</text:p>
              </table:table-cell>
              <table:table-cell office:value-type="float" office:value="-0.02514429902">
                <text:p>-0.025144299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00082">
                <text:p>-0.0000082</text:p>
              </table:table-cell>
              <table:table-cell office:value-type="float" office:value="-0.02034304638">
                <text:p>-0.020343046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000815">
                <text:p>-0.00000815</text:p>
              </table:table-cell>
              <table:table-cell office:value-type="float" office:value="-0.02502370916">
                <text:p>-0.025023709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00081">
                <text:p>-0.0000081</text:p>
              </table:table-cell>
              <table:table-cell office:value-type="float" office:value="-0.02063328217">
                <text:p>-0.020633282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000805">
                <text:p>-0.00000805</text:p>
              </table:table-cell>
              <table:table-cell office:value-type="float" office:value="-0.02197424331">
                <text:p>-0.021974243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0008">
                <text:p>-0.000008</text:p>
              </table:table-cell>
              <table:table-cell office:value-type="float" office:value="-0.02048216418">
                <text:p>-0.020482164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000795">
                <text:p>-0.00000795</text:p>
              </table:table-cell>
              <table:table-cell office:value-type="float" office:value="-0.02143981266">
                <text:p>-0.021439812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00079">
                <text:p>-0.0000079</text:p>
              </table:table-cell>
              <table:table-cell office:value-type="float" office:value="-0.02345468407">
                <text:p>-0.023454684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000785">
                <text:p>-0.00000785</text:p>
              </table:table-cell>
              <table:table-cell office:value-type="float" office:value="-0.02182223586">
                <text:p>-0.021822235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000078">
                <text:p>-0.0000078</text:p>
              </table:table-cell>
              <table:table-cell office:value-type="float" office:value="-0.01577842063">
                <text:p>-0.015778420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0000775">
                <text:p>-0.00000775</text:p>
              </table:table-cell>
              <table:table-cell office:value-type="float" office:value="-0.02065526242">
                <text:p>-0.020655262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00077">
                <text:p>-0.0000077</text:p>
              </table:table-cell>
              <table:table-cell office:value-type="float" office:value="-0.02118162762">
                <text:p>-0.021181627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0000765">
                <text:p>-0.00000765</text:p>
              </table:table-cell>
              <table:table-cell office:value-type="float" office:value="-0.02167478124">
                <text:p>-0.021674781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000076">
                <text:p>-0.0000076</text:p>
              </table:table-cell>
              <table:table-cell office:value-type="float" office:value="-0.0204850587">
                <text:p>-0.02048505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000755">
                <text:p>-0.00000755</text:p>
              </table:table-cell>
              <table:table-cell office:value-type="float" office:value="-0.01978553495">
                <text:p>-0.019785534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00075">
                <text:p>-0.0000075</text:p>
              </table:table-cell>
              <table:table-cell office:value-type="float" office:value="-0.02589391905">
                <text:p>-0.025893919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0000745">
                <text:p>-0.00000745</text:p>
              </table:table-cell>
              <table:table-cell office:value-type="float" office:value="-0.02693446835">
                <text:p>-0.026934468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00074">
                <text:p>-0.0000074</text:p>
              </table:table-cell>
              <table:table-cell office:value-type="float" office:value="-0.02520300348">
                <text:p>-0.025203003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000735">
                <text:p>-0.00000735</text:p>
              </table:table-cell>
              <table:table-cell office:value-type="float" office:value="-0.02252604108">
                <text:p>-0.022526041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00073">
                <text:p>-0.0000073</text:p>
              </table:table-cell>
              <table:table-cell office:value-type="float" office:value="-0.02358193736">
                <text:p>-0.023581937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000725">
                <text:p>-0.00000725</text:p>
              </table:table-cell>
              <table:table-cell office:value-type="float" office:value="-0.02045350543">
                <text:p>-0.020453505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000072">
                <text:p>-0.0000072</text:p>
              </table:table-cell>
              <table:table-cell office:value-type="float" office:value="-0.01825238983">
                <text:p>-0.018252389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0000715">
                <text:p>-0.00000715</text:p>
              </table:table-cell>
              <table:table-cell office:value-type="float" office:value="-0.01764395297">
                <text:p>-0.017643952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00071">
                <text:p>-0.0000071</text:p>
              </table:table-cell>
              <table:table-cell office:value-type="float" office:value="-0.02514244472">
                <text:p>-0.025142444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000705">
                <text:p>-0.00000705</text:p>
              </table:table-cell>
              <table:table-cell office:value-type="float" office:value="-0.02388375123">
                <text:p>-0.023883751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0007">
                <text:p>-0.000007</text:p>
              </table:table-cell>
              <table:table-cell office:value-type="float" office:value="-0.02424377206">
                <text:p>-0.024243772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000695">
                <text:p>-0.00000695</text:p>
              </table:table-cell>
              <table:table-cell office:value-type="float" office:value="-0.02143581762">
                <text:p>-0.021435817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00069">
                <text:p>-0.0000069</text:p>
              </table:table-cell>
              <table:table-cell office:value-type="float" office:value="-0.02005454428">
                <text:p>-0.020054544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000685">
                <text:p>-0.00000685</text:p>
              </table:table-cell>
              <table:table-cell office:value-type="float" office:value="-0.01767758667">
                <text:p>-0.017677586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000068">
                <text:p>-0.0000068</text:p>
              </table:table-cell>
              <table:table-cell office:value-type="float" office:value="-0.02242991894">
                <text:p>-0.022429918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000675">
                <text:p>-0.00000675</text:p>
              </table:table-cell>
              <table:table-cell office:value-type="float" office:value="-0.02264717367">
                <text:p>-0.022647173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00067">
                <text:p>-0.0000067</text:p>
              </table:table-cell>
              <table:table-cell office:value-type="float" office:value="-0.02009630374">
                <text:p>-0.020096303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000665">
                <text:p>-0.00000665</text:p>
              </table:table-cell>
              <table:table-cell office:value-type="float" office:value="-0.02424977216">
                <text:p>-0.024249772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00066">
                <text:p>-0.0000066</text:p>
              </table:table-cell>
              <table:table-cell office:value-type="float" office:value="-0.02140198793">
                <text:p>-0.021401987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000655">
                <text:p>-0.00000655</text:p>
              </table:table-cell>
              <table:table-cell office:value-type="float" office:value="-0.02132694151">
                <text:p>-0.021326941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00065">
                <text:p>-0.0000065</text:p>
              </table:table-cell>
              <table:table-cell office:value-type="float" office:value="-0.02448846442">
                <text:p>-0.024488464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000645">
                <text:p>-0.00000645</text:p>
              </table:table-cell>
              <table:table-cell office:value-type="float" office:value="-0.02710685804">
                <text:p>-0.027106858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00064">
                <text:p>-0.0000064</text:p>
              </table:table-cell>
              <table:table-cell office:value-type="float" office:value="-0.02649071754">
                <text:p>-0.026490717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000635">
                <text:p>-0.00000635</text:p>
              </table:table-cell>
              <table:table-cell office:value-type="float" office:value="-0.02447177571">
                <text:p>-0.024471775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00063">
                <text:p>-0.0000063</text:p>
              </table:table-cell>
              <table:table-cell office:value-type="float" office:value="-0.02166850978">
                <text:p>-0.021668509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000625">
                <text:p>-0.00000625</text:p>
              </table:table-cell>
              <table:table-cell office:value-type="float" office:value="-0.0199405726">
                <text:p>-0.01994057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00062">
                <text:p>-0.0000062</text:p>
              </table:table-cell>
              <table:table-cell office:value-type="float" office:value="-0.01967673422">
                <text:p>-0.019676734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000615">
                <text:p>-0.00000615</text:p>
              </table:table-cell>
              <table:table-cell office:value-type="float" office:value="-0.02391669146">
                <text:p>-0.023916691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0061">
                <text:p>-0.0000061</text:p>
              </table:table-cell>
              <table:table-cell office:value-type="float" office:value="-0.02010979642">
                <text:p>-0.020109796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000605">
                <text:p>-0.00000605</text:p>
              </table:table-cell>
              <table:table-cell office:value-type="float" office:value="-0.0203874893">
                <text:p>-0.02038748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0006">
                <text:p>-0.000006</text:p>
              </table:table-cell>
              <table:table-cell office:value-type="float" office:value="-0.02083482811">
                <text:p>-0.020834828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000595">
                <text:p>-0.00000595</text:p>
              </table:table-cell>
              <table:table-cell office:value-type="float" office:value="-0.01975398168">
                <text:p>-0.019753981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00059">
                <text:p>-0.0000059</text:p>
              </table:table-cell>
              <table:table-cell office:value-type="float" office:value="-0.02147487854">
                <text:p>-0.021474878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000585">
                <text:p>-0.00000585</text:p>
              </table:table-cell>
              <table:table-cell office:value-type="float" office:value="-0.02030011102">
                <text:p>-0.020300111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00058">
                <text:p>-0.0000058</text:p>
              </table:table-cell>
              <table:table-cell office:value-type="float" office:value="-0.02545431403">
                <text:p>-0.025454314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000575">
                <text:p>-0.00000575</text:p>
              </table:table-cell>
              <table:table-cell office:value-type="float" office:value="-0.02450004249">
                <text:p>-0.024500042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00057">
                <text:p>-0.0000057</text:p>
              </table:table-cell>
              <table:table-cell office:value-type="float" office:value="-0.02575410777">
                <text:p>-0.025754107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000565">
                <text:p>-0.00000565</text:p>
              </table:table-cell>
              <table:table-cell office:value-type="float" office:value="-0.01774167312">
                <text:p>-0.017741673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00056">
                <text:p>-0.0000056</text:p>
              </table:table-cell>
              <table:table-cell office:value-type="float" office:value="-0.02416460999">
                <text:p>-0.024164609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000555">
                <text:p>-0.00000555</text:p>
              </table:table-cell>
              <table:table-cell office:value-type="float" office:value="-0.0198208119">
                <text:p>-0.01982081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00055">
                <text:p>-0.0000055</text:p>
              </table:table-cell>
              <table:table-cell office:value-type="float" office:value="-0.02324395708">
                <text:p>-0.023243957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000545">
                <text:p>-0.00000545</text:p>
              </table:table-cell>
              <table:table-cell office:value-type="float" office:value="-0.02784152306">
                <text:p>-0.027841523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00054">
                <text:p>-0.0000054</text:p>
              </table:table-cell>
              <table:table-cell office:value-type="float" office:value="-0.02513092695">
                <text:p>-0.025130926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00535">
                <text:p>-0.00000535</text:p>
              </table:table-cell>
              <table:table-cell office:value-type="float" office:value="-0.02402638165">
                <text:p>-0.024026381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0053">
                <text:p>-0.0000053</text:p>
              </table:table-cell>
              <table:table-cell office:value-type="float" office:value="-0.02189300081">
                <text:p>-0.021893000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000525">
                <text:p>-0.00000525</text:p>
              </table:table-cell>
              <table:table-cell office:value-type="float" office:value="-0.02651221537">
                <text:p>-0.026512215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0052">
                <text:p>-0.0000052</text:p>
              </table:table-cell>
              <table:table-cell office:value-type="float" office:value="-0.02212673319">
                <text:p>-0.022126733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000515">
                <text:p>-0.00000515</text:p>
              </table:table-cell>
              <table:table-cell office:value-type="float" office:value="-0.02263972631">
                <text:p>-0.022639726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00051">
                <text:p>-0.0000051</text:p>
              </table:table-cell>
              <table:table-cell office:value-type="float" office:value="-0.02096913679">
                <text:p>-0.020969136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000505">
                <text:p>-0.00000505</text:p>
              </table:table-cell>
              <table:table-cell office:value-type="float" office:value="-0.02446283587">
                <text:p>-0.024462835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0005">
                <text:p>-0.000005</text:p>
              </table:table-cell>
              <table:table-cell office:value-type="float" office:value="-0.02028117604">
                <text:p>-0.020281176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00495">
                <text:p>-0.00000495</text:p>
              </table:table-cell>
              <table:table-cell office:value-type="float" office:value="-0.01845291063">
                <text:p>-0.018452910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00049">
                <text:p>-0.0000049</text:p>
              </table:table-cell>
              <table:table-cell office:value-type="float" office:value="-0.02465452235">
                <text:p>-0.024654522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000485">
                <text:p>-0.00000485</text:p>
              </table:table-cell>
              <table:table-cell office:value-type="float" office:value="-0.02529395468">
                <text:p>-0.025293954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00048">
                <text:p>-0.0000048</text:p>
              </table:table-cell>
              <table:table-cell office:value-type="float" office:value="-0.02340829639">
                <text:p>-0.023408296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00475">
                <text:p>-0.00000475</text:p>
              </table:table-cell>
              <table:table-cell office:value-type="float" office:value="-0.02369494419">
                <text:p>-0.023694944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00047">
                <text:p>-0.0000047</text:p>
              </table:table-cell>
              <table:table-cell office:value-type="float" office:value="-0.02736172644">
                <text:p>-0.027361726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000465">
                <text:p>-0.00000465</text:p>
              </table:table-cell>
              <table:table-cell office:value-type="float" office:value="-0.02140480707">
                <text:p>-0.021404807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00046">
                <text:p>-0.0000046</text:p>
              </table:table-cell>
              <table:table-cell office:value-type="float" office:value="-0.02220280476">
                <text:p>-0.022202804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000455">
                <text:p>-0.00000455</text:p>
              </table:table-cell>
              <table:table-cell office:value-type="float" office:value="-0.02505708657">
                <text:p>-0.025057086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00045">
                <text:p>-0.0000045</text:p>
              </table:table-cell>
              <table:table-cell office:value-type="float" office:value="-0.02681519006">
                <text:p>-0.026815190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000445">
                <text:p>-0.00000445</text:p>
              </table:table-cell>
              <table:table-cell office:value-type="float" office:value="-0.02096643825">
                <text:p>-0.020966438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00044">
                <text:p>-0.0000044</text:p>
              </table:table-cell>
              <table:table-cell office:value-type="float" office:value="-0.0201753452">
                <text:p>-0.02017534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000435">
                <text:p>-0.00000435</text:p>
              </table:table-cell>
              <table:table-cell office:value-type="float" office:value="-0.02381980046">
                <text:p>-0.023819800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00043">
                <text:p>-0.0000043</text:p>
              </table:table-cell>
              <table:table-cell office:value-type="float" office:value="-0.02302986823">
                <text:p>-0.023029868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000425">
                <text:p>-0.00000425</text:p>
              </table:table-cell>
              <table:table-cell office:value-type="float" office:value="-0.023379909">
                <text:p>-0.0233799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00042">
                <text:p>-0.0000042</text:p>
              </table:table-cell>
              <table:table-cell office:value-type="float" office:value="-0.02452354538">
                <text:p>-0.024523545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000415">
                <text:p>-0.00000415</text:p>
              </table:table-cell>
              <table:table-cell office:value-type="float" office:value="-0.0197477856">
                <text:p>-0.01974778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00041">
                <text:p>-0.0000041</text:p>
              </table:table-cell>
              <table:table-cell office:value-type="float" office:value="-0.01897707479">
                <text:p>-0.018977074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000405">
                <text:p>-0.00000405</text:p>
              </table:table-cell>
              <table:table-cell office:value-type="float" office:value="-0.02028399518">
                <text:p>-0.020283995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0004">
                <text:p>-0.000004</text:p>
              </table:table-cell>
              <table:table-cell office:value-type="float" office:value="-0.01737446122">
                <text:p>-0.017374461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000395">
                <text:p>-0.00000395</text:p>
              </table:table-cell>
              <table:table-cell office:value-type="float" office:value="-0.02064050339">
                <text:p>-0.020640503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00039">
                <text:p>-0.0000039</text:p>
              </table:table-cell>
              <table:table-cell office:value-type="float" office:value="-0.02573144912">
                <text:p>-0.025731449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000385">
                <text:p>-0.00000385</text:p>
              </table:table-cell>
              <table:table-cell office:value-type="float" office:value="-0.01826439002">
                <text:p>-0.018264390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00038">
                <text:p>-0.0000038</text:p>
              </table:table-cell>
              <table:table-cell office:value-type="float" office:value="-0.02346451337">
                <text:p>-0.023464513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000375">
                <text:p>-0.00000375</text:p>
              </table:table-cell>
              <table:table-cell office:value-type="float" office:value="-0.0199550452">
                <text:p>-0.01995504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00037">
                <text:p>-0.0000037</text:p>
              </table:table-cell>
              <table:table-cell office:value-type="float" office:value="-0.01946498209">
                <text:p>-0.019464982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000365">
                <text:p>-0.00000365</text:p>
              </table:table-cell>
              <table:table-cell office:value-type="float" office:value="-0.01941150887">
                <text:p>-0.019411508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00036">
                <text:p>-0.0000036</text:p>
              </table:table-cell>
              <table:table-cell office:value-type="float" office:value="-0.01860559649">
                <text:p>-0.018605596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000355">
                <text:p>-0.00000355</text:p>
              </table:table-cell>
              <table:table-cell office:value-type="float" office:value="-0.02301030008">
                <text:p>-0.023010300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00035">
                <text:p>-0.0000035</text:p>
              </table:table-cell>
              <table:table-cell office:value-type="float" office:value="-0.02439487498">
                <text:p>-0.024394874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000345">
                <text:p>-0.00000345</text:p>
              </table:table-cell>
              <table:table-cell office:value-type="float" office:value="-0.01966247268">
                <text:p>-0.019662472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00034">
                <text:p>-0.0000034</text:p>
              </table:table-cell>
              <table:table-cell office:value-type="float" office:value="-0.02499024128">
                <text:p>-0.024990241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000335">
                <text:p>-0.00000335</text:p>
              </table:table-cell>
              <table:table-cell office:value-type="float" office:value="-0.02122138203">
                <text:p>-0.021221382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00033">
                <text:p>-0.0000033</text:p>
              </table:table-cell>
              <table:table-cell office:value-type="float" office:value="-0.02156267894">
                <text:p>-0.021562678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000325">
                <text:p>-0.00000325</text:p>
              </table:table-cell>
              <table:table-cell office:value-type="float" office:value="-0.02040140409">
                <text:p>-0.0204014040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00032">
                <text:p>-0.0000032</text:p>
              </table:table-cell>
              <table:table-cell office:value-type="float" office:value="-0.02020043103">
                <text:p>-0.020200431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0000315">
                <text:p>-0.00000315</text:p>
              </table:table-cell>
              <table:table-cell office:value-type="float" office:value="-0.02436966855">
                <text:p>-0.024369668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000031">
                <text:p>-0.0000031</text:p>
              </table:table-cell>
              <table:table-cell office:value-type="float" office:value="-0.02480046941">
                <text:p>-0.024800469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0000305">
                <text:p>-0.00000305</text:p>
              </table:table-cell>
              <table:table-cell office:value-type="float" office:value="-0.0248813501">
                <text:p>-0.02488135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00003">
                <text:p>-0.000003</text:p>
              </table:table-cell>
              <table:table-cell office:value-type="float" office:value="-0.01951679698">
                <text:p>-0.019516796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0000295">
                <text:p>-0.00000295</text:p>
              </table:table-cell>
              <table:table-cell office:value-type="float" office:value="-0.02080642564">
                <text:p>-0.020806425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000029">
                <text:p>-0.0000029</text:p>
              </table:table-cell>
              <table:table-cell office:value-type="float" office:value="-0.02173157109">
                <text:p>-0.021731571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0000285">
                <text:p>-0.00000285</text:p>
              </table:table-cell>
              <table:table-cell office:value-type="float" office:value="-0.01709602963">
                <text:p>-0.017096029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000028">
                <text:p>-0.0000028</text:p>
              </table:table-cell>
              <table:table-cell office:value-type="float" office:value="-0.02087734135">
                <text:p>-0.020877341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0000275">
                <text:p>-0.00000275</text:p>
              </table:table-cell>
              <table:table-cell office:value-type="float" office:value="-0.02554327525">
                <text:p>-0.025543275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000027">
                <text:p>-0.0000027</text:p>
              </table:table-cell>
              <table:table-cell office:value-type="float" office:value="-0.02100681076">
                <text:p>-0.021006810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0000265">
                <text:p>-0.00000265</text:p>
              </table:table-cell>
              <table:table-cell office:value-type="float" office:value="-0.02152979902">
                <text:p>-0.021529799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000026">
                <text:p>-0.0000026</text:p>
              </table:table-cell>
              <table:table-cell office:value-type="float" office:value="-0.02099360452">
                <text:p>-0.020993604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0000255">
                <text:p>-0.00000255</text:p>
              </table:table-cell>
              <table:table-cell office:value-type="float" office:value="-0.02574708253">
                <text:p>-0.025747082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000025">
                <text:p>-0.0000025</text:p>
              </table:table-cell>
              <table:table-cell office:value-type="float" office:value="-0.02187564877">
                <text:p>-0.021875648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0000245">
                <text:p>-0.00000245</text:p>
              </table:table-cell>
              <table:table-cell office:value-type="float" office:value="-0.02236424955">
                <text:p>-0.022364249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000024">
                <text:p>-0.0000024</text:p>
              </table:table-cell>
              <table:table-cell office:value-type="float" office:value="-0.02194971528">
                <text:p>-0.021949715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0000235">
                <text:p>-0.00000235</text:p>
              </table:table-cell>
              <table:table-cell office:value-type="float" office:value="-0.02224558936">
                <text:p>-0.022245589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000023">
                <text:p>-0.0000023</text:p>
              </table:table-cell>
              <table:table-cell office:value-type="float" office:value="-0.02084963237">
                <text:p>-0.020849632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0000225">
                <text:p>-0.00000225</text:p>
              </table:table-cell>
              <table:table-cell office:value-type="float" office:value="-0.02326305789">
                <text:p>-0.023263057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000022">
                <text:p>-0.0000022</text:p>
              </table:table-cell>
              <table:table-cell office:value-type="float" office:value="-0.02417024827">
                <text:p>-0.024170248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0000215">
                <text:p>-0.00000215</text:p>
              </table:table-cell>
              <table:table-cell office:value-type="float" office:value="-0.01668796281">
                <text:p>-0.016687962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000021">
                <text:p>-0.0000021</text:p>
              </table:table-cell>
              <table:table-cell office:value-type="float" office:value="-0.01881466515">
                <text:p>-0.018814665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0000205">
                <text:p>-0.00000205</text:p>
              </table:table-cell>
              <table:table-cell office:value-type="float" office:value="-0.02071176584">
                <text:p>-0.020711765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00002">
                <text:p>-0.000002</text:p>
              </table:table-cell>
              <table:table-cell office:value-type="float" office:value="-0.02073284155">
                <text:p>-0.020732841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0000195">
                <text:p>-0.00000195</text:p>
              </table:table-cell>
              <table:table-cell office:value-type="float" office:value="-0.02035442847">
                <text:p>-0.020354428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000019">
                <text:p>-0.0000019</text:p>
              </table:table-cell>
              <table:table-cell office:value-type="float" office:value="-0.02263422371">
                <text:p>-0.022634223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0000185">
                <text:p>-0.00000185</text:p>
              </table:table-cell>
              <table:table-cell office:value-type="float" office:value="-0.01687882013">
                <text:p>-0.016878820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000018">
                <text:p>-0.0000018</text:p>
              </table:table-cell>
              <table:table-cell office:value-type="float" office:value="-0.02185889976">
                <text:p>-0.021858899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0000175">
                <text:p>-0.00000175</text:p>
              </table:table-cell>
              <table:table-cell office:value-type="float" office:value="-0.02155752308">
                <text:p>-0.021557523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000017">
                <text:p>-0.0000017</text:p>
              </table:table-cell>
              <table:table-cell office:value-type="float" office:value="-0.02399799426">
                <text:p>-0.023997994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0000165">
                <text:p>-0.00000165</text:p>
              </table:table-cell>
              <table:table-cell office:value-type="float" office:value="-0.01962939677">
                <text:p>-0.019629396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000016">
                <text:p>-0.0000016</text:p>
              </table:table-cell>
              <table:table-cell office:value-type="float" office:value="-0.0223887022">
                <text:p>-0.02238870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0000155">
                <text:p>-0.00000155</text:p>
              </table:table-cell>
              <table:table-cell office:value-type="float" office:value="-0.02128614688">
                <text:p>-0.021286146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000015">
                <text:p>-0.0000015</text:p>
              </table:table-cell>
              <table:table-cell office:value-type="float" office:value="-0.02143209394">
                <text:p>-0.021432093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0000145">
                <text:p>-0.00000145</text:p>
              </table:table-cell>
              <table:table-cell office:value-type="float" office:value="-0.02259700201">
                <text:p>-0.022597002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000014">
                <text:p>-0.0000014</text:p>
              </table:table-cell>
              <table:table-cell office:value-type="float" office:value="-0.02278828145">
                <text:p>-0.022788281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0000135">
                <text:p>-0.00000135</text:p>
              </table:table-cell>
              <table:table-cell office:value-type="float" office:value="-0.0210926664">
                <text:p>-0.02109266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000013">
                <text:p>-0.0000013</text:p>
              </table:table-cell>
              <table:table-cell office:value-type="float" office:value="-0.017855087">
                <text:p>-0.01785508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0000125">
                <text:p>-0.00000125</text:p>
              </table:table-cell>
              <table:table-cell office:value-type="float" office:value="-0.01880296648">
                <text:p>-0.018802966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000012">
                <text:p>-0.0000012</text:p>
              </table:table-cell>
              <table:table-cell office:value-type="float" office:value="-0.02291010752">
                <text:p>-0.022910107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0000115">
                <text:p>-0.00000115</text:p>
              </table:table-cell>
              <table:table-cell office:value-type="float" office:value="-0.02066846867">
                <text:p>-0.020668468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000011">
                <text:p>-0.0000011</text:p>
              </table:table-cell>
              <table:table-cell office:value-type="float" office:value="-0.02318538831">
                <text:p>-0.023185388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0000105">
                <text:p>-0.00000105</text:p>
              </table:table-cell>
              <table:table-cell office:value-type="float" office:value="-0.02390993758">
                <text:p>-0.023909937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00001">
                <text:p>-0.000001</text:p>
              </table:table-cell>
              <table:table-cell office:value-type="float" office:value="-0.01786191625">
                <text:p>-0.017861916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0000095">
                <text:p>-0.00000095</text:p>
              </table:table-cell>
              <table:table-cell office:value-type="float" office:value="-0.01643716483">
                <text:p>-0.016437164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000009">
                <text:p>-0.0000009</text:p>
              </table:table-cell>
              <table:table-cell office:value-type="float" office:value="-0.02391497284">
                <text:p>-0.023914972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0000085">
                <text:p>-0.00000085</text:p>
              </table:table-cell>
              <table:table-cell office:value-type="float" office:value="-0.02098641345">
                <text:p>-0.020986413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000008">
                <text:p>-0.0000008</text:p>
              </table:table-cell>
              <table:table-cell office:value-type="float" office:value="-0.02476960962">
                <text:p>-0.024769609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0000075">
                <text:p>-0.00000075</text:p>
              </table:table-cell>
              <table:table-cell office:value-type="float" office:value="-0.01873735739">
                <text:p>-0.018737357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000007">
                <text:p>-0.0000007</text:p>
              </table:table-cell>
              <table:table-cell office:value-type="float" office:value="-0.02082043089">
                <text:p>-0.020820430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0000065">
                <text:p>-0.00000065</text:p>
              </table:table-cell>
              <table:table-cell office:value-type="float" office:value="-0.02022735608">
                <text:p>-0.020227356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000006">
                <text:p>-0.0000006</text:p>
              </table:table-cell>
              <table:table-cell office:value-type="float" office:value="-0.02387928885">
                <text:p>-0.0238792888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0000055">
                <text:p>-0.00000055</text:p>
              </table:table-cell>
              <table:table-cell office:value-type="float" office:value="-0.01875746826">
                <text:p>-0.018757468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000005">
                <text:p>-0.0000005</text:p>
              </table:table-cell>
              <table:table-cell office:value-type="float" office:value="-0.02103176091">
                <text:p>-0.021031760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0000045">
                <text:p>-0.00000045</text:p>
              </table:table-cell>
              <table:table-cell office:value-type="float" office:value="-0.02062645292">
                <text:p>-0.020626452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000004">
                <text:p>-0.0000004</text:p>
              </table:table-cell>
              <table:table-cell office:value-type="float" office:value="-0.02391070644">
                <text:p>-0.023910706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0000035">
                <text:p>-0.00000035</text:p>
              </table:table-cell>
              <table:table-cell office:value-type="float" office:value="-0.02065732778">
                <text:p>-0.020657327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000003">
                <text:p>-0.0000003</text:p>
              </table:table-cell>
              <table:table-cell office:value-type="float" office:value="-0.02344247282">
                <text:p>-0.023442472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0000025">
                <text:p>-0.00000025</text:p>
              </table:table-cell>
              <table:table-cell office:value-type="float" office:value="-0.01771892402">
                <text:p>-0.017718924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000002">
                <text:p>-0.0000002</text:p>
              </table:table-cell>
              <table:table-cell office:value-type="float" office:value="-0.02109191262">
                <text:p>-0.0210919126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0000015">
                <text:p>-0.00000015</text:p>
              </table:table-cell>
              <table:table-cell office:value-type="float" office:value="-0.01884112286">
                <text:p>-0.0188411228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000001">
                <text:p>-0.0000001</text:p>
              </table:table-cell>
              <table:table-cell office:value-type="float" office:value="-0.02015824945">
                <text:p>-0.020158249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0000005">
                <text:p>-0.00000005</text:p>
              </table:table-cell>
              <table:table-cell office:value-type="float" office:value="-0.02223582036">
                <text:p>-0.022235820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">
                <text:p>-0</text:p>
              </table:table-cell>
              <table:table-cell office:value-type="float" office:value="-0.02348845345">
                <text:p>-0.023488453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00005">
                <text:p>0.00000005</text:p>
              </table:table-cell>
              <table:table-cell office:value-type="float" office:value="-0.0233541297">
                <text:p>-0.023354129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0001">
                <text:p>0.0000001</text:p>
              </table:table-cell>
              <table:table-cell office:value-type="float" office:value="-1.17461955269">
                <text:p>-1.1746195526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00015">
                <text:p>0.00000015</text:p>
              </table:table-cell>
              <table:table-cell office:value-type="float" office:value="-2.97272629811">
                <text:p>-2.972726298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0002">
                <text:p>0.0000002</text:p>
              </table:table-cell>
              <table:table-cell office:value-type="float" office:value="-4.03293679787">
                <text:p>-4.032936797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00025">
                <text:p>0.00000025</text:p>
              </table:table-cell>
              <table:table-cell office:value-type="float" office:value="-4.66635953891">
                <text:p>-4.666359538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0003">
                <text:p>0.0000003</text:p>
              </table:table-cell>
              <table:table-cell office:value-type="float" office:value="-5.0413981737">
                <text:p>-5.041398173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00035">
                <text:p>0.00000035</text:p>
              </table:table-cell>
              <table:table-cell office:value-type="float" office:value="-5.26874625607">
                <text:p>-5.268746256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0004">
                <text:p>0.0000004</text:p>
              </table:table-cell>
              <table:table-cell office:value-type="float" office:value="-5.39833198635">
                <text:p>-5.398331986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00045">
                <text:p>0.00000045</text:p>
              </table:table-cell>
              <table:table-cell office:value-type="float" office:value="-5.46486591953">
                <text:p>-5.4648659195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0005">
                <text:p>0.0000005</text:p>
              </table:table-cell>
              <table:table-cell office:value-type="float" office:value="-5.51010995953">
                <text:p>-5.510109959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00055">
                <text:p>0.00000055</text:p>
              </table:table-cell>
              <table:table-cell office:value-type="float" office:value="-5.52605822961">
                <text:p>-5.526058229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0006">
                <text:p>0.0000006</text:p>
              </table:table-cell>
              <table:table-cell office:value-type="float" office:value="-5.53274410033">
                <text:p>-5.532744100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00065">
                <text:p>0.00000065</text:p>
              </table:table-cell>
              <table:table-cell office:value-type="float" office:value="-5.53024804534">
                <text:p>-5.530248045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0007">
                <text:p>0.0000007</text:p>
              </table:table-cell>
              <table:table-cell office:value-type="float" office:value="-5.52064146963">
                <text:p>-5.520641469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00075">
                <text:p>0.00000075</text:p>
              </table:table-cell>
              <table:table-cell office:value-type="float" office:value="-5.5020955349">
                <text:p>-5.50209553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0008">
                <text:p>0.0000008</text:p>
              </table:table-cell>
              <table:table-cell office:value-type="float" office:value="-5.47443308757">
                <text:p>-5.4744330875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00085">
                <text:p>0.00000085</text:p>
              </table:table-cell>
              <table:table-cell office:value-type="float" office:value="-5.44963146488">
                <text:p>-5.4496314648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0009">
                <text:p>0.0000009</text:p>
              </table:table-cell>
              <table:table-cell office:value-type="float" office:value="-5.4284402567">
                <text:p>-5.42844025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00095">
                <text:p>0.00000095</text:p>
              </table:table-cell>
              <table:table-cell office:value-type="float" office:value="-5.40706125155">
                <text:p>-5.407061251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001">
                <text:p>0.000001</text:p>
              </table:table-cell>
              <table:table-cell office:value-type="float" office:value="-5.37786975968">
                <text:p>-5.377869759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00105">
                <text:p>0.00000105</text:p>
              </table:table-cell>
              <table:table-cell office:value-type="float" office:value="-5.34671588969">
                <text:p>-5.346715889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0011">
                <text:p>0.0000011</text:p>
              </table:table-cell>
              <table:table-cell office:value-type="float" office:value="-5.31267018452">
                <text:p>-5.312670184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00115">
                <text:p>0.00000115</text:p>
              </table:table-cell>
              <table:table-cell office:value-type="float" office:value="-5.29186738456">
                <text:p>-5.291867384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0012">
                <text:p>0.0000012</text:p>
              </table:table-cell>
              <table:table-cell office:value-type="float" office:value="-5.26005107684">
                <text:p>-5.260051076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00125">
                <text:p>0.00000125</text:p>
              </table:table-cell>
              <table:table-cell office:value-type="float" office:value="-5.23620473576">
                <text:p>-5.2362047357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0013">
                <text:p>0.0000013</text:p>
              </table:table-cell>
              <table:table-cell office:value-type="float" office:value="-5.21205667126">
                <text:p>-5.212056671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00135">
                <text:p>0.00000135</text:p>
              </table:table-cell>
              <table:table-cell office:value-type="float" office:value="-5.18358314061">
                <text:p>-5.1835831406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0014">
                <text:p>0.0000014</text:p>
              </table:table-cell>
              <table:table-cell office:value-type="float" office:value="-5.161081017">
                <text:p>-5.1610810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00145">
                <text:p>0.00000145</text:p>
              </table:table-cell>
              <table:table-cell office:value-type="float" office:value="-5.13506057582">
                <text:p>-5.1350605758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0015">
                <text:p>0.0000015</text:p>
              </table:table-cell>
              <table:table-cell office:value-type="float" office:value="-5.11584294694">
                <text:p>-5.1158429469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00155">
                <text:p>0.00000155</text:p>
              </table:table-cell>
              <table:table-cell office:value-type="float" office:value="-5.08648963338">
                <text:p>-5.086489633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0016">
                <text:p>0.0000016</text:p>
              </table:table-cell>
              <table:table-cell office:value-type="float" office:value="-5.06288290416">
                <text:p>-5.062882904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00165">
                <text:p>0.00000165</text:p>
              </table:table-cell>
              <table:table-cell office:value-type="float" office:value="-5.03466596053">
                <text:p>-5.0346659605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0017">
                <text:p>0.0000017</text:p>
              </table:table-cell>
              <table:table-cell office:value-type="float" office:value="-5.01124867153">
                <text:p>-5.0112486715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00175">
                <text:p>0.00000175</text:p>
              </table:table-cell>
              <table:table-cell office:value-type="float" office:value="-4.98303866269">
                <text:p>-4.9830386626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0018">
                <text:p>0.0000018</text:p>
              </table:table-cell>
              <table:table-cell office:value-type="float" office:value="-4.95341899311">
                <text:p>-4.953418993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00185">
                <text:p>0.00000185</text:p>
              </table:table-cell>
              <table:table-cell office:value-type="float" office:value="-4.9226828685">
                <text:p>-4.92268286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0019">
                <text:p>0.0000019</text:p>
              </table:table-cell>
              <table:table-cell office:value-type="float" office:value="-4.89877990339">
                <text:p>-4.898779903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00195">
                <text:p>0.00000195</text:p>
              </table:table-cell>
              <table:table-cell office:value-type="float" office:value="-4.8709268701">
                <text:p>-4.87092687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002">
                <text:p>0.000002</text:p>
              </table:table-cell>
              <table:table-cell office:value-type="float" office:value="-4.84872847496">
                <text:p>-4.8487284749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00205">
                <text:p>0.00000205</text:p>
              </table:table-cell>
              <table:table-cell office:value-type="float" office:value="-4.82561901501">
                <text:p>-4.825619015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0021">
                <text:p>0.0000021</text:p>
              </table:table-cell>
              <table:table-cell office:value-type="float" office:value="-4.8065350767">
                <text:p>-4.80653507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00215">
                <text:p>0.00000215</text:p>
              </table:table-cell>
              <table:table-cell office:value-type="float" office:value="-4.77724004548">
                <text:p>-4.777240045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0022">
                <text:p>0.0000022</text:p>
              </table:table-cell>
              <table:table-cell office:value-type="float" office:value="-4.75718826758">
                <text:p>-4.757188267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00225">
                <text:p>0.00000225</text:p>
              </table:table-cell>
              <table:table-cell office:value-type="float" office:value="-4.7358128052">
                <text:p>-4.73581280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0023">
                <text:p>0.0000023</text:p>
              </table:table-cell>
              <table:table-cell office:value-type="float" office:value="-4.71521447585">
                <text:p>-4.715214475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00235">
                <text:p>0.00000235</text:p>
              </table:table-cell>
              <table:table-cell office:value-type="float" office:value="-4.69142677891">
                <text:p>-4.691426778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0024">
                <text:p>0.0000024</text:p>
              </table:table-cell>
              <table:table-cell office:value-type="float" office:value="-4.67056590768">
                <text:p>-4.6705659076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00245">
                <text:p>0.00000245</text:p>
              </table:table-cell>
              <table:table-cell office:value-type="float" office:value="-4.6461945582">
                <text:p>-4.64619455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0025">
                <text:p>0.0000025</text:p>
              </table:table-cell>
              <table:table-cell office:value-type="float" office:value="-4.62182186699">
                <text:p>-4.621821866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00255">
                <text:p>0.00000255</text:p>
              </table:table-cell>
              <table:table-cell office:value-type="float" office:value="-4.59923960139">
                <text:p>-4.5992396013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0026">
                <text:p>0.0000026</text:p>
              </table:table-cell>
              <table:table-cell office:value-type="float" office:value="-4.5844529529">
                <text:p>-4.584452952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00265">
                <text:p>0.00000265</text:p>
              </table:table-cell>
              <table:table-cell office:value-type="float" office:value="-4.56366105261">
                <text:p>-4.5636610526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0027">
                <text:p>0.0000027</text:p>
              </table:table-cell>
              <table:table-cell office:value-type="float" office:value="-4.53483723998">
                <text:p>-4.534837239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00275">
                <text:p>0.00000275</text:p>
              </table:table-cell>
              <table:table-cell office:value-type="float" office:value="-4.50916400537">
                <text:p>-4.5091640053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0028">
                <text:p>0.0000028</text:p>
              </table:table-cell>
              <table:table-cell office:value-type="float" office:value="-4.48763207315">
                <text:p>-4.487632073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00285">
                <text:p>0.00000285</text:p>
              </table:table-cell>
              <table:table-cell office:value-type="float" office:value="-4.47145020637">
                <text:p>-4.471450206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0029">
                <text:p>0.0000029</text:p>
              </table:table-cell>
              <table:table-cell office:value-type="float" office:value="-4.44272045052">
                <text:p>-4.442720450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00295">
                <text:p>0.00000295</text:p>
              </table:table-cell>
              <table:table-cell office:value-type="float" office:value="-4.43066627286">
                <text:p>-4.430666272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003">
                <text:p>0.000003</text:p>
              </table:table-cell>
              <table:table-cell office:value-type="float" office:value="-4.40983962327">
                <text:p>-4.409839623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00305">
                <text:p>0.00000305</text:p>
              </table:table-cell>
              <table:table-cell office:value-type="float" office:value="-4.39116120401">
                <text:p>-4.391161204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0031">
                <text:p>0.0000031</text:p>
              </table:table-cell>
              <table:table-cell office:value-type="float" office:value="-4.37160289631">
                <text:p>-4.3716028963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00315">
                <text:p>0.00000315</text:p>
              </table:table-cell>
              <table:table-cell office:value-type="float" office:value="-4.35241588601">
                <text:p>-4.352415886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0032">
                <text:p>0.0000032</text:p>
              </table:table-cell>
              <table:table-cell office:value-type="float" office:value="-4.33515386628">
                <text:p>-4.335153866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00325">
                <text:p>0.00000325</text:p>
              </table:table-cell>
              <table:table-cell office:value-type="float" office:value="-4.30971979127">
                <text:p>-4.309719791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0033">
                <text:p>0.0000033</text:p>
              </table:table-cell>
              <table:table-cell office:value-type="float" office:value="-4.29285322008">
                <text:p>-4.292853220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00335">
                <text:p>0.00000335</text:p>
              </table:table-cell>
              <table:table-cell office:value-type="float" office:value="-4.2689034904">
                <text:p>-4.26890349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0034">
                <text:p>0.0000034</text:p>
              </table:table-cell>
              <table:table-cell office:value-type="float" office:value="-4.25227862659">
                <text:p>-4.252278626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00345">
                <text:p>0.00000345</text:p>
              </table:table-cell>
              <table:table-cell office:value-type="float" office:value="-4.23047720263">
                <text:p>-4.230477202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0035">
                <text:p>0.0000035</text:p>
              </table:table-cell>
              <table:table-cell office:value-type="float" office:value="-4.2186043545">
                <text:p>-4.21860435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00355">
                <text:p>0.00000355</text:p>
              </table:table-cell>
              <table:table-cell office:value-type="float" office:value="-4.19994140282">
                <text:p>-4.1999414028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0036">
                <text:p>0.0000036</text:p>
              </table:table-cell>
              <table:table-cell office:value-type="float" office:value="-4.17666286981">
                <text:p>-4.1766628698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00365">
                <text:p>0.00000365</text:p>
              </table:table-cell>
              <table:table-cell office:value-type="float" office:value="-4.1570773657">
                <text:p>-4.157077365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0037">
                <text:p>0.0000037</text:p>
              </table:table-cell>
              <table:table-cell office:value-type="float" office:value="-4.13974863636">
                <text:p>-4.139748636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00375">
                <text:p>0.00000375</text:p>
              </table:table-cell>
              <table:table-cell office:value-type="float" office:value="-4.11714313924">
                <text:p>-4.117143139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0038">
                <text:p>0.0000038</text:p>
              </table:table-cell>
              <table:table-cell office:value-type="float" office:value="-4.09626710193">
                <text:p>-4.0962671019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00385">
                <text:p>0.00000385</text:p>
              </table:table-cell>
              <table:table-cell office:value-type="float" office:value="-4.08404160495">
                <text:p>-4.084041604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0039">
                <text:p>0.0000039</text:p>
              </table:table-cell>
              <table:table-cell office:value-type="float" office:value="-4.06685749601">
                <text:p>-4.066857496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00395">
                <text:p>0.00000395</text:p>
              </table:table-cell>
              <table:table-cell office:value-type="float" office:value="-4.05064277946">
                <text:p>-4.0506427794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004">
                <text:p>0.000004</text:p>
              </table:table-cell>
              <table:table-cell office:value-type="float" office:value="-4.03051906072">
                <text:p>-4.0305190607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00405">
                <text:p>0.00000405</text:p>
              </table:table-cell>
              <table:table-cell office:value-type="float" office:value="-4.01140522746">
                <text:p>-4.0114052274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0041">
                <text:p>0.0000041</text:p>
              </table:table-cell>
              <table:table-cell office:value-type="float" office:value="-3.99376496048">
                <text:p>-3.9937649604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00415">
                <text:p>0.00000415</text:p>
              </table:table-cell>
              <table:table-cell office:value-type="float" office:value="-3.97795913992">
                <text:p>-3.9779591399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0042">
                <text:p>0.0000042</text:p>
              </table:table-cell>
              <table:table-cell office:value-type="float" office:value="-3.96399216785">
                <text:p>-3.963992167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00425">
                <text:p>0.00000425</text:p>
              </table:table-cell>
              <table:table-cell office:value-type="float" office:value="-3.94461546105">
                <text:p>-3.9446154610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0043">
                <text:p>0.0000043</text:p>
              </table:table-cell>
              <table:table-cell office:value-type="float" office:value="-3.92185583081">
                <text:p>-3.9218558308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00435">
                <text:p>0.00000435</text:p>
              </table:table-cell>
              <table:table-cell office:value-type="float" office:value="-3.90555055502">
                <text:p>-3.905550555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00044">
                <text:p>0.0000044</text:p>
              </table:table-cell>
              <table:table-cell office:value-type="float" office:value="-3.89157925625">
                <text:p>-3.891579256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00445">
                <text:p>0.00000445</text:p>
              </table:table-cell>
              <table:table-cell office:value-type="float" office:value="-3.87783395607">
                <text:p>-3.877833956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0045">
                <text:p>0.0000045</text:p>
              </table:table-cell>
              <table:table-cell office:value-type="float" office:value="-3.86264233126">
                <text:p>-3.862642331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00455">
                <text:p>0.00000455</text:p>
              </table:table-cell>
              <table:table-cell office:value-type="float" office:value="-3.84386777479">
                <text:p>-3.8438677747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0046">
                <text:p>0.0000046</text:p>
              </table:table-cell>
              <table:table-cell office:value-type="float" office:value="-3.8299148532">
                <text:p>-3.82991485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00465">
                <text:p>0.00000465</text:p>
              </table:table-cell>
              <table:table-cell office:value-type="float" office:value="-3.80301039286">
                <text:p>-3.8030103928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0047">
                <text:p>0.0000047</text:p>
              </table:table-cell>
              <table:table-cell office:value-type="float" office:value="-3.78947565384">
                <text:p>-3.789475653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00475">
                <text:p>0.00000475</text:p>
              </table:table-cell>
              <table:table-cell office:value-type="float" office:value="-3.77356947489">
                <text:p>-3.7735694748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0048">
                <text:p>0.0000048</text:p>
              </table:table-cell>
              <table:table-cell office:value-type="float" office:value="-3.75750111244">
                <text:p>-3.757501112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00485">
                <text:p>0.00000485</text:p>
              </table:table-cell>
              <table:table-cell office:value-type="float" office:value="-3.74199116595">
                <text:p>-3.741991165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0049">
                <text:p>0.0000049</text:p>
              </table:table-cell>
              <table:table-cell office:value-type="float" office:value="-3.72281481411">
                <text:p>-3.7228148141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00495">
                <text:p>0.00000495</text:p>
              </table:table-cell>
              <table:table-cell office:value-type="float" office:value="-3.70607220972">
                <text:p>-3.7060722097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005">
                <text:p>0.000005</text:p>
              </table:table-cell>
              <table:table-cell office:value-type="float" office:value="-3.68981930664">
                <text:p>-3.6898193066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00505">
                <text:p>0.00000505</text:p>
              </table:table-cell>
              <table:table-cell office:value-type="float" office:value="-3.67702529302">
                <text:p>-3.677025293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0051">
                <text:p>0.0000051</text:p>
              </table:table-cell>
              <table:table-cell office:value-type="float" office:value="-3.66197200208">
                <text:p>-3.661972002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00515">
                <text:p>0.00000515</text:p>
              </table:table-cell>
              <table:table-cell office:value-type="float" office:value="-3.64426098523">
                <text:p>-3.6442609852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0052">
                <text:p>0.0000052</text:p>
              </table:table-cell>
              <table:table-cell office:value-type="float" office:value="-3.6328992307">
                <text:p>-3.63289923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00525">
                <text:p>0.00000525</text:p>
              </table:table-cell>
              <table:table-cell office:value-type="float" office:value="-3.61419483615">
                <text:p>-3.614194836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0053">
                <text:p>0.0000053</text:p>
              </table:table-cell>
              <table:table-cell office:value-type="float" office:value="-3.59055408126">
                <text:p>-3.590554081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00535">
                <text:p>0.00000535</text:p>
              </table:table-cell>
              <table:table-cell office:value-type="float" office:value="-3.57173233811">
                <text:p>-3.571732338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0054">
                <text:p>0.0000054</text:p>
              </table:table-cell>
              <table:table-cell office:value-type="float" office:value="-3.55606222826">
                <text:p>-3.5560622282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000545">
                <text:p>0.00000545</text:p>
              </table:table-cell>
              <table:table-cell office:value-type="float" office:value="-3.54635208305">
                <text:p>-3.546352083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0055">
                <text:p>0.0000055</text:p>
              </table:table-cell>
              <table:table-cell office:value-type="float" office:value="-3.53109056767">
                <text:p>-3.531090567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00555">
                <text:p>0.00000555</text:p>
              </table:table-cell>
              <table:table-cell office:value-type="float" office:value="-3.51962602758">
                <text:p>-3.5196260275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0056">
                <text:p>0.0000056</text:p>
              </table:table-cell>
              <table:table-cell office:value-type="float" office:value="-3.49567409686">
                <text:p>-3.4956740968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00565">
                <text:p>0.00000565</text:p>
              </table:table-cell>
              <table:table-cell office:value-type="float" office:value="-3.48266067271">
                <text:p>-3.4826606727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0057">
                <text:p>0.0000057</text:p>
              </table:table-cell>
              <table:table-cell office:value-type="float" office:value="-3.4667377749">
                <text:p>-3.46673777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00575">
                <text:p>0.00000575</text:p>
              </table:table-cell>
              <table:table-cell office:value-type="float" office:value="-3.45807417909">
                <text:p>-3.458074179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0058">
                <text:p>0.0000058</text:p>
              </table:table-cell>
              <table:table-cell office:value-type="float" office:value="-3.44319957944">
                <text:p>-3.443199579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00585">
                <text:p>0.00000585</text:p>
              </table:table-cell>
              <table:table-cell office:value-type="float" office:value="-3.42916616913">
                <text:p>-3.4291661691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0059">
                <text:p>0.0000059</text:p>
              </table:table-cell>
              <table:table-cell office:value-type="float" office:value="-3.40781748104">
                <text:p>-3.407817481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00595">
                <text:p>0.00000595</text:p>
              </table:table-cell>
              <table:table-cell office:value-type="float" office:value="-3.39435496931">
                <text:p>-3.3943549693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006">
                <text:p>0.000006</text:p>
              </table:table-cell>
              <table:table-cell office:value-type="float" office:value="-3.37941861993">
                <text:p>-3.379418619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00605">
                <text:p>0.00000605</text:p>
              </table:table-cell>
              <table:table-cell office:value-type="float" office:value="-3.36721082172">
                <text:p>-3.3672108217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0061">
                <text:p>0.0000061</text:p>
              </table:table-cell>
              <table:table-cell office:value-type="float" office:value="-3.35472035568">
                <text:p>-3.3547203556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00615">
                <text:p>0.00000615</text:p>
              </table:table-cell>
              <table:table-cell office:value-type="float" office:value="-3.33680898386">
                <text:p>-3.3368089838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0062">
                <text:p>0.0000062</text:p>
              </table:table-cell>
              <table:table-cell office:value-type="float" office:value="-3.32611907424">
                <text:p>-3.3261190742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00625">
                <text:p>0.00000625</text:p>
              </table:table-cell>
              <table:table-cell office:value-type="float" office:value="-3.31132353114">
                <text:p>-3.311323531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0063">
                <text:p>0.0000063</text:p>
              </table:table-cell>
              <table:table-cell office:value-type="float" office:value="-3.29619088214">
                <text:p>-3.2961908821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00635">
                <text:p>0.00000635</text:p>
              </table:table-cell>
              <table:table-cell office:value-type="float" office:value="-3.28620342094">
                <text:p>-3.2862034209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0064">
                <text:p>0.0000064</text:p>
              </table:table-cell>
              <table:table-cell office:value-type="float" office:value="-3.27197562561">
                <text:p>-3.2719756256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00645">
                <text:p>0.00000645</text:p>
              </table:table-cell>
              <table:table-cell office:value-type="float" office:value="-3.25694484257">
                <text:p>-3.2569448425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0065">
                <text:p>0.0000065</text:p>
              </table:table-cell>
              <table:table-cell office:value-type="float" office:value="-3.24395520774">
                <text:p>-3.2439552077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00655">
                <text:p>0.00000655</text:p>
              </table:table-cell>
              <table:table-cell office:value-type="float" office:value="-3.23216111463">
                <text:p>-3.232161114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0066">
                <text:p>0.0000066</text:p>
              </table:table-cell>
              <table:table-cell office:value-type="float" office:value="-3.21732878702">
                <text:p>-3.217328787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000665">
                <text:p>0.00000665</text:p>
              </table:table-cell>
              <table:table-cell office:value-type="float" office:value="-3.20308362458">
                <text:p>-3.203083624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0067">
                <text:p>0.0000067</text:p>
              </table:table-cell>
              <table:table-cell office:value-type="float" office:value="-3.18939758666">
                <text:p>-3.1893975866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00675">
                <text:p>0.00000675</text:p>
              </table:table-cell>
              <table:table-cell office:value-type="float" office:value="-3.17395418395">
                <text:p>-3.173954183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0068">
                <text:p>0.0000068</text:p>
              </table:table-cell>
              <table:table-cell office:value-type="float" office:value="-3.15480790796">
                <text:p>-3.154807907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00685">
                <text:p>0.00000685</text:p>
              </table:table-cell>
              <table:table-cell office:value-type="float" office:value="-3.14509212447">
                <text:p>-3.1450921244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00069">
                <text:p>0.0000069</text:p>
              </table:table-cell>
              <table:table-cell office:value-type="float" office:value="-3.13559520881">
                <text:p>-3.1355952088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00695">
                <text:p>0.00000695</text:p>
              </table:table-cell>
              <table:table-cell office:value-type="float" office:value="-3.11905488906">
                <text:p>-3.1190548890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007">
                <text:p>0.000007</text:p>
              </table:table-cell>
              <table:table-cell office:value-type="float" office:value="-3.10713361805">
                <text:p>-3.107133618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00705">
                <text:p>0.00000705</text:p>
              </table:table-cell>
              <table:table-cell office:value-type="float" office:value="-3.09157310794">
                <text:p>-3.0915731079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0071">
                <text:p>0.0000071</text:p>
              </table:table-cell>
              <table:table-cell office:value-type="float" office:value="-3.07913686889">
                <text:p>-3.0791368688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00715">
                <text:p>0.00000715</text:p>
              </table:table-cell>
              <table:table-cell office:value-type="float" office:value="-3.06651735556">
                <text:p>-3.0665173555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0072">
                <text:p>0.0000072</text:p>
              </table:table-cell>
              <table:table-cell office:value-type="float" office:value="-3.05607943489">
                <text:p>-3.0560794348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00725">
                <text:p>0.00000725</text:p>
              </table:table-cell>
              <table:table-cell office:value-type="float" office:value="-3.04291312889">
                <text:p>-3.0429131288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0073">
                <text:p>0.0000073</text:p>
              </table:table-cell>
              <table:table-cell office:value-type="float" office:value="-3.0333472875">
                <text:p>-3.03334728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00735">
                <text:p>0.00000735</text:p>
              </table:table-cell>
              <table:table-cell office:value-type="float" office:value="-3.02211213801">
                <text:p>-3.0221121380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0074">
                <text:p>0.0000074</text:p>
              </table:table-cell>
              <table:table-cell office:value-type="float" office:value="-3.00850438777">
                <text:p>-3.0085043877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00745">
                <text:p>0.00000745</text:p>
              </table:table-cell>
              <table:table-cell office:value-type="float" office:value="-2.99393402917">
                <text:p>-2.9939340291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0075">
                <text:p>0.0000075</text:p>
              </table:table-cell>
              <table:table-cell office:value-type="float" office:value="-2.98057802667">
                <text:p>-2.9805780266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00755">
                <text:p>0.00000755</text:p>
              </table:table-cell>
              <table:table-cell office:value-type="float" office:value="-2.97153689216">
                <text:p>-2.971536892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0076">
                <text:p>0.0000076</text:p>
              </table:table-cell>
              <table:table-cell office:value-type="float" office:value="-2.96113771584">
                <text:p>-2.9611377158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00765">
                <text:p>0.00000765</text:p>
              </table:table-cell>
              <table:table-cell office:value-type="float" office:value="-2.94156834263">
                <text:p>-2.941568342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0077">
                <text:p>0.0000077</text:p>
              </table:table-cell>
              <table:table-cell office:value-type="float" office:value="-2.92989805051">
                <text:p>-2.9298980505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00775">
                <text:p>0.00000775</text:p>
              </table:table-cell>
              <table:table-cell office:value-type="float" office:value="-2.91942905899">
                <text:p>-2.9194290589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0078">
                <text:p>0.0000078</text:p>
              </table:table-cell>
              <table:table-cell office:value-type="float" office:value="-2.90581062014">
                <text:p>-2.9058106201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00785">
                <text:p>0.00000785</text:p>
              </table:table-cell>
              <table:table-cell office:value-type="float" office:value="-2.90090196879">
                <text:p>-2.9009019687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0079">
                <text:p>0.0000079</text:p>
              </table:table-cell>
              <table:table-cell office:value-type="float" office:value="-2.8848008018">
                <text:p>-2.88480080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00795">
                <text:p>0.00000795</text:p>
              </table:table-cell>
              <table:table-cell office:value-type="float" office:value="-2.86974243037">
                <text:p>-2.8697424303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008">
                <text:p>0.000008</text:p>
              </table:table-cell>
              <table:table-cell office:value-type="float" office:value="-2.85577263916">
                <text:p>-2.855772639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00805">
                <text:p>0.00000805</text:p>
              </table:table-cell>
              <table:table-cell office:value-type="float" office:value="-2.84875515007">
                <text:p>-2.8487551500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0081">
                <text:p>0.0000081</text:p>
              </table:table-cell>
              <table:table-cell office:value-type="float" office:value="-2.84159965878">
                <text:p>-2.8415996587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00815">
                <text:p>0.00000815</text:p>
              </table:table-cell>
              <table:table-cell office:value-type="float" office:value="-2.82768508956">
                <text:p>-2.8276850895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0082">
                <text:p>0.0000082</text:p>
              </table:table-cell>
              <table:table-cell office:value-type="float" office:value="-2.81182261483">
                <text:p>-2.8118226148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00825">
                <text:p>0.00000825</text:p>
              </table:table-cell>
              <table:table-cell office:value-type="float" office:value="-2.79777345049">
                <text:p>-2.7977734504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0083">
                <text:p>0.0000083</text:p>
              </table:table-cell>
              <table:table-cell office:value-type="float" office:value="-2.78859558013">
                <text:p>-2.788595580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00835">
                <text:p>0.00000835</text:p>
              </table:table-cell>
              <table:table-cell office:value-type="float" office:value="-2.7744637411">
                <text:p>-2.774463741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0084">
                <text:p>0.0000084</text:p>
              </table:table-cell>
              <table:table-cell office:value-type="float" office:value="-2.76521320626">
                <text:p>-2.7652132062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00845">
                <text:p>0.00000845</text:p>
              </table:table-cell>
              <table:table-cell office:value-type="float" office:value="-2.75711449385">
                <text:p>-2.7571144938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0085">
                <text:p>0.0000085</text:p>
              </table:table-cell>
              <table:table-cell office:value-type="float" office:value="-2.74671352353">
                <text:p>-2.7467135235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00855">
                <text:p>0.00000855</text:p>
              </table:table-cell>
              <table:table-cell office:value-type="float" office:value="-2.73204053012">
                <text:p>-2.732040530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0086">
                <text:p>0.0000086</text:p>
              </table:table-cell>
              <table:table-cell office:value-type="float" office:value="-2.72752049805">
                <text:p>-2.727520498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00865">
                <text:p>0.00000865</text:p>
              </table:table-cell>
              <table:table-cell office:value-type="float" office:value="-2.717631752">
                <text:p>-2.71763175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0087">
                <text:p>0.0000087</text:p>
              </table:table-cell>
              <table:table-cell office:value-type="float" office:value="-2.70767866321">
                <text:p>-2.7076786632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00875">
                <text:p>0.00000875</text:p>
              </table:table-cell>
              <table:table-cell office:value-type="float" office:value="-2.69699228128">
                <text:p>-2.6969922812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0088">
                <text:p>0.0000088</text:p>
              </table:table-cell>
              <table:table-cell office:value-type="float" office:value="-2.68677466062">
                <text:p>-2.6867746606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00885">
                <text:p>0.00000885</text:p>
              </table:table-cell>
              <table:table-cell office:value-type="float" office:value="-2.67386655474">
                <text:p>-2.6738665547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0089">
                <text:p>0.0000089</text:p>
              </table:table-cell>
              <table:table-cell office:value-type="float" office:value="-2.66267339084">
                <text:p>-2.6626733908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00895">
                <text:p>0.00000895</text:p>
              </table:table-cell>
              <table:table-cell office:value-type="float" office:value="-2.65421132589">
                <text:p>-2.6542113258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009">
                <text:p>0.000009</text:p>
              </table:table-cell>
              <table:table-cell office:value-type="float" office:value="-2.6428280283">
                <text:p>-2.642828028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00905">
                <text:p>0.00000905</text:p>
              </table:table-cell>
              <table:table-cell office:value-type="float" office:value="-2.63390825251">
                <text:p>-2.6339082525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0091">
                <text:p>0.0000091</text:p>
              </table:table-cell>
              <table:table-cell office:value-type="float" office:value="-2.62659000485">
                <text:p>-2.6265900048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00915">
                <text:p>0.00000915</text:p>
              </table:table-cell>
              <table:table-cell office:value-type="float" office:value="-2.61432508512">
                <text:p>-2.6143250851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0092">
                <text:p>0.0000092</text:p>
              </table:table-cell>
              <table:table-cell office:value-type="float" office:value="-2.60599889672">
                <text:p>-2.6059988967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00925">
                <text:p>0.00000925</text:p>
              </table:table-cell>
              <table:table-cell office:value-type="float" office:value="-2.59374997222">
                <text:p>-2.5937499722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0093">
                <text:p>0.0000093</text:p>
              </table:table-cell>
              <table:table-cell office:value-type="float" office:value="-2.58075798559">
                <text:p>-2.5807579855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00935">
                <text:p>0.00000935</text:p>
              </table:table-cell>
              <table:table-cell office:value-type="float" office:value="-2.57198469959">
                <text:p>-2.5719846995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0094">
                <text:p>0.0000094</text:p>
              </table:table-cell>
              <table:table-cell office:value-type="float" office:value="-2.56505623202">
                <text:p>-2.5650562320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00945">
                <text:p>0.00000945</text:p>
              </table:table-cell>
              <table:table-cell office:value-type="float" office:value="-2.55427962252">
                <text:p>-2.554279622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0095">
                <text:p>0.0000095</text:p>
              </table:table-cell>
              <table:table-cell office:value-type="float" office:value="-2.54705220546">
                <text:p>-2.5470522054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00955">
                <text:p>0.00000955</text:p>
              </table:table-cell>
              <table:table-cell office:value-type="float" office:value="-2.53444978787">
                <text:p>-2.5344497878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0096">
                <text:p>0.0000096</text:p>
              </table:table-cell>
              <table:table-cell office:value-type="float" office:value="-2.51895071091">
                <text:p>-2.518950710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00965">
                <text:p>0.00000965</text:p>
              </table:table-cell>
              <table:table-cell office:value-type="float" office:value="-2.51294827825">
                <text:p>-2.512948278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0097">
                <text:p>0.0000097</text:p>
              </table:table-cell>
              <table:table-cell office:value-type="float" office:value="-2.50046054089">
                <text:p>-2.5004605408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00975">
                <text:p>0.00000975</text:p>
              </table:table-cell>
              <table:table-cell office:value-type="float" office:value="-2.49389239567">
                <text:p>-2.4938923956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0098">
                <text:p>0.0000098</text:p>
              </table:table-cell>
              <table:table-cell office:value-type="float" office:value="-2.48853426477">
                <text:p>-2.4885342647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00985">
                <text:p>0.00000985</text:p>
              </table:table-cell>
              <table:table-cell office:value-type="float" office:value="-2.47456310168">
                <text:p>-2.4745631016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0099">
                <text:p>0.0000099</text:p>
              </table:table-cell>
              <table:table-cell office:value-type="float" office:value="-2.46812772743">
                <text:p>-2.4681277274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00995">
                <text:p>0.00000995</text:p>
              </table:table-cell>
              <table:table-cell office:value-type="float" office:value="-2.45737588717">
                <text:p>-2.457375887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01">
                <text:p>0.00001</text:p>
              </table:table-cell>
              <table:table-cell office:value-type="float" office:value="-2.45042390164">
                <text:p>-2.450423901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01005">
                <text:p>0.00001005</text:p>
              </table:table-cell>
              <table:table-cell office:value-type="float" office:value="-2.4384494137">
                <text:p>-2.438449413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0101">
                <text:p>0.0000101</text:p>
              </table:table-cell>
              <table:table-cell office:value-type="float" office:value="-2.42925012088">
                <text:p>-2.429250120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001015">
                <text:p>0.00001015</text:p>
              </table:table-cell>
              <table:table-cell office:value-type="float" office:value="-2.42249256559">
                <text:p>-2.4224925655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0102">
                <text:p>0.0000102</text:p>
              </table:table-cell>
              <table:table-cell office:value-type="float" office:value="-2.41130829631">
                <text:p>-2.411308296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01025">
                <text:p>0.00001025</text:p>
              </table:table-cell>
              <table:table-cell office:value-type="float" office:value="-2.4010497152">
                <text:p>-2.40104971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0103">
                <text:p>0.0000103</text:p>
              </table:table-cell>
              <table:table-cell office:value-type="float" office:value="-2.39356969108">
                <text:p>-2.3935696910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01035">
                <text:p>0.00001035</text:p>
              </table:table-cell>
              <table:table-cell office:value-type="float" office:value="-2.38512390779">
                <text:p>-2.3851239077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0104">
                <text:p>0.0000104</text:p>
              </table:table-cell>
              <table:table-cell office:value-type="float" office:value="-2.37531424843">
                <text:p>-2.3753142484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01045">
                <text:p>0.00001045</text:p>
              </table:table-cell>
              <table:table-cell office:value-type="float" office:value="-2.36935877632">
                <text:p>-2.369358776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0105">
                <text:p>0.0000105</text:p>
              </table:table-cell>
              <table:table-cell office:value-type="float" office:value="-2.3562191994">
                <text:p>-2.35621919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01055">
                <text:p>0.00001055</text:p>
              </table:table-cell>
              <table:table-cell office:value-type="float" office:value="-2.3449064557">
                <text:p>-2.344906455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0106">
                <text:p>0.0000106</text:p>
              </table:table-cell>
              <table:table-cell office:value-type="float" office:value="-2.33794853038">
                <text:p>-2.3379485303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01065">
                <text:p>0.00001065</text:p>
              </table:table-cell>
              <table:table-cell office:value-type="float" office:value="-2.3315169401">
                <text:p>-2.331516940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0107">
                <text:p>0.0000107</text:p>
              </table:table-cell>
              <table:table-cell office:value-type="float" office:value="-2.32493702083">
                <text:p>-2.3249370208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01075">
                <text:p>0.00001075</text:p>
              </table:table-cell>
              <table:table-cell office:value-type="float" office:value="-2.32004407827">
                <text:p>-2.3200440782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0108">
                <text:p>0.0000108</text:p>
              </table:table-cell>
              <table:table-cell office:value-type="float" office:value="-2.31176877007">
                <text:p>-2.3117687700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01085">
                <text:p>0.00001085</text:p>
              </table:table-cell>
              <table:table-cell office:value-type="float" office:value="-2.30091720461">
                <text:p>-2.3009172046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0109">
                <text:p>0.0000109</text:p>
              </table:table-cell>
              <table:table-cell office:value-type="float" office:value="-2.28756406647">
                <text:p>-2.2875640664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01095">
                <text:p>0.00001095</text:p>
              </table:table-cell>
              <table:table-cell office:value-type="float" office:value="-2.28442704144">
                <text:p>-2.284427041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011">
                <text:p>0.000011</text:p>
              </table:table-cell>
              <table:table-cell office:value-type="float" office:value="-2.27468201125">
                <text:p>-2.274682011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01105">
                <text:p>0.00001105</text:p>
              </table:table-cell>
              <table:table-cell office:value-type="float" office:value="-2.2708497741">
                <text:p>-2.270849774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0111">
                <text:p>0.0000111</text:p>
              </table:table-cell>
              <table:table-cell office:value-type="float" office:value="-2.26320085783">
                <text:p>-2.2632008578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01115">
                <text:p>0.00001115</text:p>
              </table:table-cell>
              <table:table-cell office:value-type="float" office:value="-2.25492937884">
                <text:p>-2.2549293788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00112">
                <text:p>0.0000112</text:p>
              </table:table-cell>
              <table:table-cell office:value-type="float" office:value="-2.24709085652">
                <text:p>-2.2470908565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01125">
                <text:p>0.00001125</text:p>
              </table:table-cell>
              <table:table-cell office:value-type="float" office:value="-2.24067701025">
                <text:p>-2.240677010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00113">
                <text:p>0.0000113</text:p>
              </table:table-cell>
              <table:table-cell office:value-type="float" office:value="-2.23316722686">
                <text:p>-2.2331672268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01135">
                <text:p>0.00001135</text:p>
              </table:table-cell>
              <table:table-cell office:value-type="float" office:value="-2.22317723296">
                <text:p>-2.2231772329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0114">
                <text:p>0.0000114</text:p>
              </table:table-cell>
              <table:table-cell office:value-type="float" office:value="-2.21735264736">
                <text:p>-2.2173526473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01145">
                <text:p>0.00001145</text:p>
              </table:table-cell>
              <table:table-cell office:value-type="float" office:value="-2.21061251949">
                <text:p>-2.2106125194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0115">
                <text:p>0.0000115</text:p>
              </table:table-cell>
              <table:table-cell office:value-type="float" office:value="-2.19840796254">
                <text:p>-2.1984079625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01155">
                <text:p>0.00001155</text:p>
              </table:table-cell>
              <table:table-cell office:value-type="float" office:value="-2.1961845501">
                <text:p>-2.196184550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0116">
                <text:p>0.0000116</text:p>
              </table:table-cell>
              <table:table-cell office:value-type="float" office:value="-2.18610744928">
                <text:p>-2.186107449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01165">
                <text:p>0.00001165</text:p>
              </table:table-cell>
              <table:table-cell office:value-type="float" office:value="-2.17996000425">
                <text:p>-2.179960004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0117">
                <text:p>0.0000117</text:p>
              </table:table-cell>
              <table:table-cell office:value-type="float" office:value="-2.17303777799">
                <text:p>-2.1730377779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01175">
                <text:p>0.00001175</text:p>
              </table:table-cell>
              <table:table-cell office:value-type="float" office:value="-2.16338733223">
                <text:p>-2.1633873322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0118">
                <text:p>0.0000118</text:p>
              </table:table-cell>
              <table:table-cell office:value-type="float" office:value="-2.15773968917">
                <text:p>-2.1577396891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01185">
                <text:p>0.00001185</text:p>
              </table:table-cell>
              <table:table-cell office:value-type="float" office:value="-2.15069878764">
                <text:p>-2.1506987876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0119">
                <text:p>0.0000119</text:p>
              </table:table-cell>
              <table:table-cell office:value-type="float" office:value="-2.1460074664">
                <text:p>-2.146007466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01195">
                <text:p>0.00001195</text:p>
              </table:table-cell>
              <table:table-cell office:value-type="float" office:value="-2.12990773159">
                <text:p>-2.1299077315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012">
                <text:p>0.000012</text:p>
              </table:table-cell>
              <table:table-cell office:value-type="float" office:value="-2.12024795402">
                <text:p>-2.1202479540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01205">
                <text:p>0.00001205</text:p>
              </table:table-cell>
              <table:table-cell office:value-type="float" office:value="-2.1228341009">
                <text:p>-2.122834100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0121">
                <text:p>0.0000121</text:p>
              </table:table-cell>
              <table:table-cell office:value-type="float" office:value="-2.1081362478">
                <text:p>-2.108136247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01215">
                <text:p>0.00001215</text:p>
              </table:table-cell>
              <table:table-cell office:value-type="float" office:value="-2.10244857897">
                <text:p>-2.1024485789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0122">
                <text:p>0.0000122</text:p>
              </table:table-cell>
              <table:table-cell office:value-type="float" office:value="-2.09408443016">
                <text:p>-2.094084430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01225">
                <text:p>0.00001225</text:p>
              </table:table-cell>
              <table:table-cell office:value-type="float" office:value="-2.08820748694">
                <text:p>-2.0882074869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0123">
                <text:p>0.0000123</text:p>
              </table:table-cell>
              <table:table-cell office:value-type="float" office:value="-2.07925238899">
                <text:p>-2.0792523889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01235">
                <text:p>0.00001235</text:p>
              </table:table-cell>
              <table:table-cell office:value-type="float" office:value="-2.07652160663">
                <text:p>-2.0765216066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0124">
                <text:p>0.0000124</text:p>
              </table:table-cell>
              <table:table-cell office:value-type="float" office:value="-2.06495269803">
                <text:p>-2.0649526980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001245">
                <text:p>0.00001245</text:p>
              </table:table-cell>
              <table:table-cell office:value-type="float" office:value="-2.0588881689">
                <text:p>-2.058888168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0125">
                <text:p>0.0000125</text:p>
              </table:table-cell>
              <table:table-cell office:value-type="float" office:value="-2.04496776542">
                <text:p>-2.0449677654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01255">
                <text:p>0.00001255</text:p>
              </table:table-cell>
              <table:table-cell office:value-type="float" office:value="-2.03981681874">
                <text:p>-2.039816818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0126">
                <text:p>0.0000126</text:p>
              </table:table-cell>
              <table:table-cell office:value-type="float" office:value="-2.03403773136">
                <text:p>-2.0340377313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001265">
                <text:p>0.00001265</text:p>
              </table:table-cell>
              <table:table-cell office:value-type="float" office:value="-2.02792043757">
                <text:p>-2.0279204375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0127">
                <text:p>0.0000127</text:p>
              </table:table-cell>
              <table:table-cell office:value-type="float" office:value="-2.02226521147">
                <text:p>-2.0222652114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01275">
                <text:p>0.00001275</text:p>
              </table:table-cell>
              <table:table-cell office:value-type="float" office:value="-2.00952798771">
                <text:p>-2.0095279877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00128">
                <text:p>0.0000128</text:p>
              </table:table-cell>
              <table:table-cell office:value-type="float" office:value="-2.00854041413">
                <text:p>-2.0085404141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01285">
                <text:p>0.00001285</text:p>
              </table:table-cell>
              <table:table-cell office:value-type="float" office:value="-2.00475837878">
                <text:p>-2.0047583787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00129">
                <text:p>0.0000129</text:p>
              </table:table-cell>
              <table:table-cell office:value-type="float" office:value="-1.99183242336">
                <text:p>-1.991832423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001295">
                <text:p>0.00001295</text:p>
              </table:table-cell>
              <table:table-cell office:value-type="float" office:value="-1.98659185213">
                <text:p>-1.986591852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0013">
                <text:p>0.000013</text:p>
              </table:table-cell>
              <table:table-cell office:value-type="float" office:value="-1.98188931463">
                <text:p>-1.9818893146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001305">
                <text:p>0.00001305</text:p>
              </table:table-cell>
              <table:table-cell office:value-type="float" office:value="-1.9709765723">
                <text:p>-1.970976572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00131">
                <text:p>0.0000131</text:p>
              </table:table-cell>
              <table:table-cell office:value-type="float" office:value="-1.96296008232">
                <text:p>-1.9629600823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001315">
                <text:p>0.00001315</text:p>
              </table:table-cell>
              <table:table-cell office:value-type="float" office:value="-1.95691851336">
                <text:p>-1.9569185133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00132">
                <text:p>0.0000132</text:p>
              </table:table-cell>
              <table:table-cell office:value-type="float" office:value="-1.9462343174">
                <text:p>-1.946234317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001325">
                <text:p>0.00001325</text:p>
              </table:table-cell>
              <table:table-cell office:value-type="float" office:value="-1.93966764959">
                <text:p>-1.9396676495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00133">
                <text:p>0.0000133</text:p>
              </table:table-cell>
              <table:table-cell office:value-type="float" office:value="-1.93957505514">
                <text:p>-1.9395750551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001335">
                <text:p>0.00001335</text:p>
              </table:table-cell>
              <table:table-cell office:value-type="float" office:value="-1.93376687182">
                <text:p>-1.9337668718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00134">
                <text:p>0.0000134</text:p>
              </table:table-cell>
              <table:table-cell office:value-type="float" office:value="-1.92659328978">
                <text:p>-1.9265932897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001345">
                <text:p>0.00001345</text:p>
              </table:table-cell>
              <table:table-cell office:value-type="float" office:value="-1.91976120064">
                <text:p>-1.9197612006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00135">
                <text:p>0.0000135</text:p>
              </table:table-cell>
              <table:table-cell office:value-type="float" office:value="-1.91174520815">
                <text:p>-1.9117452081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001355">
                <text:p>0.00001355</text:p>
              </table:table-cell>
              <table:table-cell office:value-type="float" office:value="-1.9043266624">
                <text:p>-1.904326662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00136">
                <text:p>0.0000136</text:p>
              </table:table-cell>
              <table:table-cell office:value-type="float" office:value="-1.90111483215">
                <text:p>-1.9011148321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001365">
                <text:p>0.00001365</text:p>
              </table:table-cell>
              <table:table-cell office:value-type="float" office:value="-1.8959200908">
                <text:p>-1.895920090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00137">
                <text:p>0.0000137</text:p>
              </table:table-cell>
              <table:table-cell office:value-type="float" office:value="-1.89103144479">
                <text:p>-1.8910314447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001375">
                <text:p>0.00001375</text:p>
              </table:table-cell>
              <table:table-cell office:value-type="float" office:value="-1.88324855151">
                <text:p>-1.8832485515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00138">
                <text:p>0.0000138</text:p>
              </table:table-cell>
              <table:table-cell office:value-type="float" office:value="-1.87406208804">
                <text:p>-1.8740620880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001385">
                <text:p>0.00001385</text:p>
              </table:table-cell>
              <table:table-cell office:value-type="float" office:value="-1.86694748182">
                <text:p>-1.8669474818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0139">
                <text:p>0.0000139</text:p>
              </table:table-cell>
              <table:table-cell office:value-type="float" office:value="-1.85506097518">
                <text:p>-1.8550609751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001395">
                <text:p>0.00001395</text:p>
              </table:table-cell>
              <table:table-cell office:value-type="float" office:value="-1.85260012176">
                <text:p>-1.8526001217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0014">
                <text:p>0.000014</text:p>
              </table:table-cell>
              <table:table-cell office:value-type="float" office:value="-1.84832036489">
                <text:p>-1.8483203648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001405">
                <text:p>0.00001405</text:p>
              </table:table-cell>
              <table:table-cell office:value-type="float" office:value="-1.84320299161">
                <text:p>-1.8432029916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00141">
                <text:p>0.0000141</text:p>
              </table:table-cell>
              <table:table-cell office:value-type="float" office:value="-1.83690352405">
                <text:p>-1.8369035240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001415">
                <text:p>0.00001415</text:p>
              </table:table-cell>
              <table:table-cell office:value-type="float" office:value="-1.8240353384">
                <text:p>-1.824035338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00142">
                <text:p>0.0000142</text:p>
              </table:table-cell>
              <table:table-cell office:value-type="float" office:value="-1.82145986506">
                <text:p>-1.8214598650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001425">
                <text:p>0.00001425</text:p>
              </table:table-cell>
              <table:table-cell office:value-type="float" office:value="-1.81130550169">
                <text:p>-1.8113055016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00143">
                <text:p>0.0000143</text:p>
              </table:table-cell>
              <table:table-cell office:value-type="float" office:value="-1.80771809257">
                <text:p>-1.8077180925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001435">
                <text:p>0.00001435</text:p>
              </table:table-cell>
              <table:table-cell office:value-type="float" office:value="-1.80507369351">
                <text:p>-1.8050736935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00144">
                <text:p>0.0000144</text:p>
              </table:table-cell>
              <table:table-cell office:value-type="float" office:value="-1.80643297152">
                <text:p>-1.8064329715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001445">
                <text:p>0.00001445</text:p>
              </table:table-cell>
              <table:table-cell office:value-type="float" office:value="-1.79049540513">
                <text:p>-1.790495405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00145">
                <text:p>0.0000145</text:p>
              </table:table-cell>
              <table:table-cell office:value-type="float" office:value="-1.78176909475">
                <text:p>-1.7817690947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001455">
                <text:p>0.00001455</text:p>
              </table:table-cell>
              <table:table-cell office:value-type="float" office:value="-1.77366475914">
                <text:p>-1.7736647591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00146">
                <text:p>0.0000146</text:p>
              </table:table-cell>
              <table:table-cell office:value-type="float" office:value="-1.77238630151">
                <text:p>-1.7723863015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001465">
                <text:p>0.00001465</text:p>
              </table:table-cell>
              <table:table-cell office:value-type="float" office:value="-1.76386093404">
                <text:p>-1.7638609340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00147">
                <text:p>0.0000147</text:p>
              </table:table-cell>
              <table:table-cell office:value-type="float" office:value="-1.76367470493">
                <text:p>-1.7636747049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001475">
                <text:p>0.00001475</text:p>
              </table:table-cell>
              <table:table-cell office:value-type="float" office:value="-1.75277320902">
                <text:p>-1.7527732090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00148">
                <text:p>0.0000148</text:p>
              </table:table-cell>
              <table:table-cell office:value-type="float" office:value="-1.74445617151">
                <text:p>-1.7444561715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001485">
                <text:p>0.00001485</text:p>
              </table:table-cell>
              <table:table-cell office:value-type="float" office:value="-1.73680427027">
                <text:p>-1.7368042702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00149">
                <text:p>0.0000149</text:p>
              </table:table-cell>
              <table:table-cell office:value-type="float" office:value="-1.73386657505">
                <text:p>-1.7338665750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001495">
                <text:p>0.00001495</text:p>
              </table:table-cell>
              <table:table-cell office:value-type="float" office:value="-1.7295733255">
                <text:p>-1.729573325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0015">
                <text:p>0.000015</text:p>
              </table:table-cell>
              <table:table-cell office:value-type="float" office:value="-1.71962561871">
                <text:p>-1.7196256187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001505">
                <text:p>0.00001505</text:p>
              </table:table-cell>
              <table:table-cell office:value-type="float" office:value="-1.70983664309">
                <text:p>-1.7098366430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00151">
                <text:p>0.0000151</text:p>
              </table:table-cell>
              <table:table-cell office:value-type="float" office:value="-1.71206769887">
                <text:p>-1.7120676988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001515">
                <text:p>0.00001515</text:p>
              </table:table-cell>
              <table:table-cell office:value-type="float" office:value="-1.70671057804">
                <text:p>-1.7067105780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00152">
                <text:p>0.0000152</text:p>
              </table:table-cell>
              <table:table-cell office:value-type="float" office:value="-1.70236662918">
                <text:p>-1.7023666291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001525">
                <text:p>0.00001525</text:p>
              </table:table-cell>
              <table:table-cell office:value-type="float" office:value="-1.69307021923">
                <text:p>-1.6930702192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00153">
                <text:p>0.0000153</text:p>
              </table:table-cell>
              <table:table-cell office:value-type="float" office:value="-1.69019335414">
                <text:p>-1.6901933541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001535">
                <text:p>0.00001535</text:p>
              </table:table-cell>
              <table:table-cell office:value-type="float" office:value="-1.68318408126">
                <text:p>-1.6831840812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00154">
                <text:p>0.0000154</text:p>
              </table:table-cell>
              <table:table-cell office:value-type="float" office:value="-1.68057215508">
                <text:p>-1.6805721550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001545">
                <text:p>0.00001545</text:p>
              </table:table-cell>
              <table:table-cell office:value-type="float" office:value="-1.67690546328">
                <text:p>-1.6769054632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00155">
                <text:p>0.0000155</text:p>
              </table:table-cell>
              <table:table-cell office:value-type="float" office:value="-1.66821651028">
                <text:p>-1.6682165102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001555">
                <text:p>0.00001555</text:p>
              </table:table-cell>
              <table:table-cell office:value-type="float" office:value="-1.66423111992">
                <text:p>-1.6642311199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00156">
                <text:p>0.0000156</text:p>
              </table:table-cell>
              <table:table-cell office:value-type="float" office:value="-1.65894480927">
                <text:p>-1.6589448092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001565">
                <text:p>0.00001565</text:p>
              </table:table-cell>
              <table:table-cell office:value-type="float" office:value="-1.65440689752">
                <text:p>-1.6544068975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00157">
                <text:p>0.0000157</text:p>
              </table:table-cell>
              <table:table-cell office:value-type="float" office:value="-1.64064040102">
                <text:p>-1.6406404010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001575">
                <text:p>0.00001575</text:p>
              </table:table-cell>
              <table:table-cell office:value-type="float" office:value="-1.6358636764">
                <text:p>-1.635863676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00158">
                <text:p>0.0000158</text:p>
              </table:table-cell>
              <table:table-cell office:value-type="float" office:value="-1.62593475382">
                <text:p>-1.6259347538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001585">
                <text:p>0.00001585</text:p>
              </table:table-cell>
              <table:table-cell office:value-type="float" office:value="-1.62831370141">
                <text:p>-1.6283137014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00159">
                <text:p>0.0000159</text:p>
              </table:table-cell>
              <table:table-cell office:value-type="float" office:value="-1.6211530844">
                <text:p>-1.621153084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001595">
                <text:p>0.00001595</text:p>
              </table:table-cell>
              <table:table-cell office:value-type="float" office:value="-1.62077323913">
                <text:p>-1.6207732391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0016">
                <text:p>0.000016</text:p>
              </table:table-cell>
              <table:table-cell office:value-type="float" office:value="-1.61055578431">
                <text:p>-1.6105557843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001605">
                <text:p>0.00001605</text:p>
              </table:table-cell>
              <table:table-cell office:value-type="float" office:value="-1.60700499386">
                <text:p>-1.6070049938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00161">
                <text:p>0.0000161</text:p>
              </table:table-cell>
              <table:table-cell office:value-type="float" office:value="-1.60256490779">
                <text:p>-1.6025649077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001615">
                <text:p>0.00001615</text:p>
              </table:table-cell>
              <table:table-cell office:value-type="float" office:value="-1.60113151804">
                <text:p>-1.6011315180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00162">
                <text:p>0.0000162</text:p>
              </table:table-cell>
              <table:table-cell office:value-type="float" office:value="-1.59609719634">
                <text:p>-1.5960971963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001625">
                <text:p>0.00001625</text:p>
              </table:table-cell>
              <table:table-cell office:value-type="float" office:value="-1.58978431148">
                <text:p>-1.5897843114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00163">
                <text:p>0.0000163</text:p>
              </table:table-cell>
              <table:table-cell office:value-type="float" office:value="-1.57936553685">
                <text:p>-1.5793655368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001635">
                <text:p>0.00001635</text:p>
              </table:table-cell>
              <table:table-cell office:value-type="float" office:value="-1.57270132979">
                <text:p>-1.5727013297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00164">
                <text:p>0.0000164</text:p>
              </table:table-cell>
              <table:table-cell office:value-type="float" office:value="-1.57189995517">
                <text:p>-1.5718999551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001645">
                <text:p>0.00001645</text:p>
              </table:table-cell>
              <table:table-cell office:value-type="float" office:value="-1.56529430181">
                <text:p>-1.5652943018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00165">
                <text:p>0.0000165</text:p>
              </table:table-cell>
              <table:table-cell office:value-type="float" office:value="-1.5652501604">
                <text:p>-1.565250160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01655">
                <text:p>0.00001655</text:p>
              </table:table-cell>
              <table:table-cell office:value-type="float" office:value="-1.55219440391">
                <text:p>-1.5521944039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00166">
                <text:p>0.0000166</text:p>
              </table:table-cell>
              <table:table-cell office:value-type="float" office:value="-1.55001391176">
                <text:p>-1.5500139117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001665">
                <text:p>0.00001665</text:p>
              </table:table-cell>
              <table:table-cell office:value-type="float" office:value="-1.54837143826">
                <text:p>-1.5483714382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00167">
                <text:p>0.0000167</text:p>
              </table:table-cell>
              <table:table-cell office:value-type="float" office:value="-1.54425330709">
                <text:p>-1.5442533070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001675">
                <text:p>0.00001675</text:p>
              </table:table-cell>
              <table:table-cell office:value-type="float" office:value="-1.53821838648">
                <text:p>-1.5382183864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00168">
                <text:p>0.0000168</text:p>
              </table:table-cell>
              <table:table-cell office:value-type="float" office:value="-1.53203717207">
                <text:p>-1.5320371720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001685">
                <text:p>0.00001685</text:p>
              </table:table-cell>
              <table:table-cell office:value-type="float" office:value="-1.53036329606">
                <text:p>-1.5303632960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00169">
                <text:p>0.0000169</text:p>
              </table:table-cell>
              <table:table-cell office:value-type="float" office:value="-1.5238053721">
                <text:p>-1.523805372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001695">
                <text:p>0.00001695</text:p>
              </table:table-cell>
              <table:table-cell office:value-type="float" office:value="-1.5191953989">
                <text:p>-1.519195398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0017">
                <text:p>0.000017</text:p>
              </table:table-cell>
              <table:table-cell office:value-type="float" office:value="-1.51479965022">
                <text:p>-1.5147996502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001705">
                <text:p>0.00001705</text:p>
              </table:table-cell>
              <table:table-cell office:value-type="float" office:value="-1.51077975177">
                <text:p>-1.5107797517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00171">
                <text:p>0.0000171</text:p>
              </table:table-cell>
              <table:table-cell office:value-type="float" office:value="-1.50776737195">
                <text:p>-1.5077673719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001715">
                <text:p>0.00001715</text:p>
              </table:table-cell>
              <table:table-cell office:value-type="float" office:value="-1.50139646104">
                <text:p>-1.5013964610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00172">
                <text:p>0.0000172</text:p>
              </table:table-cell>
              <table:table-cell office:value-type="float" office:value="-1.49388426555">
                <text:p>-1.4938842655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001725">
                <text:p>0.00001725</text:p>
              </table:table-cell>
              <table:table-cell office:value-type="float" office:value="-1.49107291909">
                <text:p>-1.4910729190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00173">
                <text:p>0.0000173</text:p>
              </table:table-cell>
              <table:table-cell office:value-type="float" office:value="-1.48716822851">
                <text:p>-1.4871682285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001735">
                <text:p>0.00001735</text:p>
              </table:table-cell>
              <table:table-cell office:value-type="float" office:value="-1.4832913223">
                <text:p>-1.483291322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00174">
                <text:p>0.0000174</text:p>
              </table:table-cell>
              <table:table-cell office:value-type="float" office:value="-1.47424372035">
                <text:p>-1.4742437203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001745">
                <text:p>0.00001745</text:p>
              </table:table-cell>
              <table:table-cell office:value-type="float" office:value="-1.47333384651">
                <text:p>-1.4733338465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00175">
                <text:p>0.0000175</text:p>
              </table:table-cell>
              <table:table-cell office:value-type="float" office:value="-1.46522284747">
                <text:p>-1.4652228474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001755">
                <text:p>0.00001755</text:p>
              </table:table-cell>
              <table:table-cell office:value-type="float" office:value="-1.4664075046">
                <text:p>-1.466407504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00176">
                <text:p>0.0000176</text:p>
              </table:table-cell>
              <table:table-cell office:value-type="float" office:value="-1.45987692782">
                <text:p>-1.4598769278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001765">
                <text:p>0.00001765</text:p>
              </table:table-cell>
              <table:table-cell office:value-type="float" office:value="-1.4526305607">
                <text:p>-1.452630560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00177">
                <text:p>0.0000177</text:p>
              </table:table-cell>
              <table:table-cell office:value-type="float" office:value="-1.44626849918">
                <text:p>-1.446268499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001775">
                <text:p>0.00001775</text:p>
              </table:table-cell>
              <table:table-cell office:value-type="float" office:value="-1.44181490536">
                <text:p>-1.4418149053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00178">
                <text:p>0.0000178</text:p>
              </table:table-cell>
              <table:table-cell office:value-type="float" office:value="-1.437162238">
                <text:p>-1.43716223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001785">
                <text:p>0.00001785</text:p>
              </table:table-cell>
              <table:table-cell office:value-type="float" office:value="-1.43583173934">
                <text:p>-1.4358317393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00179">
                <text:p>0.0000179</text:p>
              </table:table-cell>
              <table:table-cell office:value-type="float" office:value="-1.4339216887">
                <text:p>-1.433921688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001795">
                <text:p>0.00001795</text:p>
              </table:table-cell>
              <table:table-cell office:value-type="float" office:value="-1.42722889827">
                <text:p>-1.4272288982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0018">
                <text:p>0.000018</text:p>
              </table:table-cell>
              <table:table-cell office:value-type="float" office:value="-1.41910390906">
                <text:p>-1.4191039090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01805">
                <text:p>0.00001805</text:p>
              </table:table-cell>
              <table:table-cell office:value-type="float" office:value="-1.41435735075">
                <text:p>-1.4143573507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00181">
                <text:p>0.0000181</text:p>
              </table:table-cell>
              <table:table-cell office:value-type="float" office:value="-1.41274793808">
                <text:p>-1.4127479380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001815">
                <text:p>0.00001815</text:p>
              </table:table-cell>
              <table:table-cell office:value-type="float" office:value="-1.40463466263">
                <text:p>-1.4046346626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00182">
                <text:p>0.0000182</text:p>
              </table:table-cell>
              <table:table-cell office:value-type="float" office:value="-1.40738017386">
                <text:p>-1.4073801738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001825">
                <text:p>0.00001825</text:p>
              </table:table-cell>
              <table:table-cell office:value-type="float" office:value="-1.39627702648">
                <text:p>-1.3962770264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00183">
                <text:p>0.0000183</text:p>
              </table:table-cell>
              <table:table-cell office:value-type="float" office:value="-1.3915663783">
                <text:p>-1.391566378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001835">
                <text:p>0.00001835</text:p>
              </table:table-cell>
              <table:table-cell office:value-type="float" office:value="-1.3875671636">
                <text:p>-1.387567163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00184">
                <text:p>0.0000184</text:p>
              </table:table-cell>
              <table:table-cell office:value-type="float" office:value="-1.38388740125">
                <text:p>-1.3838874012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001845">
                <text:p>0.00001845</text:p>
              </table:table-cell>
              <table:table-cell office:value-type="float" office:value="-1.37735619129">
                <text:p>-1.3773561912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00185">
                <text:p>0.0000185</text:p>
              </table:table-cell>
              <table:table-cell office:value-type="float" office:value="-1.37854665253">
                <text:p>-1.3785466525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01855">
                <text:p>0.00001855</text:p>
              </table:table-cell>
              <table:table-cell office:value-type="float" office:value="-1.36977858269">
                <text:p>-1.3697785826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00186">
                <text:p>0.0000186</text:p>
              </table:table-cell>
              <table:table-cell office:value-type="float" office:value="-1.36254263282">
                <text:p>-1.3625426328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001865">
                <text:p>0.00001865</text:p>
              </table:table-cell>
              <table:table-cell office:value-type="float" office:value="-1.35817227149">
                <text:p>-1.3581722714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00187">
                <text:p>0.0000187</text:p>
              </table:table-cell>
              <table:table-cell office:value-type="float" office:value="-1.356564291">
                <text:p>-1.35656429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001875">
                <text:p>0.00001875</text:p>
              </table:table-cell>
              <table:table-cell office:value-type="float" office:value="-1.35598618628">
                <text:p>-1.3559861862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00188">
                <text:p>0.0000188</text:p>
              </table:table-cell>
              <table:table-cell office:value-type="float" office:value="-1.34472990077">
                <text:p>-1.3447299007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001885">
                <text:p>0.00001885</text:p>
              </table:table-cell>
              <table:table-cell office:value-type="float" office:value="-1.34206632552">
                <text:p>-1.3420663255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00189">
                <text:p>0.0000189</text:p>
              </table:table-cell>
              <table:table-cell office:value-type="float" office:value="-1.34018191851">
                <text:p>-1.3401819185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001895">
                <text:p>0.00001895</text:p>
              </table:table-cell>
              <table:table-cell office:value-type="float" office:value="-1.33508141484">
                <text:p>-1.3350814148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0019">
                <text:p>0.000019</text:p>
              </table:table-cell>
              <table:table-cell office:value-type="float" office:value="-1.33406283072">
                <text:p>-1.3340628307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01905">
                <text:p>0.00001905</text:p>
              </table:table-cell>
              <table:table-cell office:value-type="float" office:value="-1.32392452288">
                <text:p>-1.3239245228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00191">
                <text:p>0.0000191</text:p>
              </table:table-cell>
              <table:table-cell office:value-type="float" office:value="-1.32358839691">
                <text:p>-1.3235883969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001915">
                <text:p>0.00001915</text:p>
              </table:table-cell>
              <table:table-cell office:value-type="float" office:value="-1.31901367049">
                <text:p>-1.3190136704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00192">
                <text:p>0.0000192</text:p>
              </table:table-cell>
              <table:table-cell office:value-type="float" office:value="-1.31510338687">
                <text:p>-1.3151033868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001925">
                <text:p>0.00001925</text:p>
              </table:table-cell>
              <table:table-cell office:value-type="float" office:value="-1.31155010895">
                <text:p>-1.3115501089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00193">
                <text:p>0.0000193</text:p>
              </table:table-cell>
              <table:table-cell office:value-type="float" office:value="-1.30785783383">
                <text:p>-1.3078578338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001935">
                <text:p>0.00001935</text:p>
              </table:table-cell>
              <table:table-cell office:value-type="float" office:value="-1.30401465178">
                <text:p>-1.3040146517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00194">
                <text:p>0.0000194</text:p>
              </table:table-cell>
              <table:table-cell office:value-type="float" office:value="-1.3033089018">
                <text:p>-1.303308901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001945">
                <text:p>0.00001945</text:p>
              </table:table-cell>
              <table:table-cell office:value-type="float" office:value="-1.29827360018">
                <text:p>-1.2982736001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00195">
                <text:p>0.0000195</text:p>
              </table:table-cell>
              <table:table-cell office:value-type="float" office:value="-1.29542299681">
                <text:p>-1.2954229968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001955">
                <text:p>0.00001955</text:p>
              </table:table-cell>
              <table:table-cell office:value-type="float" office:value="-1.2935946108">
                <text:p>-1.293594610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00196">
                <text:p>0.0000196</text:p>
              </table:table-cell>
              <table:table-cell office:value-type="float" office:value="-1.28605021378">
                <text:p>-1.2860502137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001965">
                <text:p>0.00001965</text:p>
              </table:table-cell>
              <table:table-cell office:value-type="float" office:value="-1.28501883046">
                <text:p>-1.2850188304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00197">
                <text:p>0.0000197</text:p>
              </table:table-cell>
              <table:table-cell office:value-type="float" office:value="-1.27873430284">
                <text:p>-1.2787343028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001975">
                <text:p>0.00001975</text:p>
              </table:table-cell>
              <table:table-cell office:value-type="float" office:value="-1.27518848735">
                <text:p>-1.2751884873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00198">
                <text:p>0.0000198</text:p>
              </table:table-cell>
              <table:table-cell office:value-type="float" office:value="-1.27712591531">
                <text:p>-1.2771259153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001985">
                <text:p>0.00001985</text:p>
              </table:table-cell>
              <table:table-cell office:value-type="float" office:value="-1.27401299619">
                <text:p>-1.2740129961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00199">
                <text:p>0.0000199</text:p>
              </table:table-cell>
              <table:table-cell office:value-type="float" office:value="-1.26114948398">
                <text:p>-1.2611494839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001995">
                <text:p>0.00001995</text:p>
              </table:table-cell>
              <table:table-cell office:value-type="float" office:value="-1.26372530406">
                <text:p>-1.2637253040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002">
                <text:p>0.00002</text:p>
              </table:table-cell>
              <table:table-cell office:value-type="float" office:value="-1.26156921933">
                <text:p>-1.2615692193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002005">
                <text:p>0.00002005</text:p>
              </table:table-cell>
              <table:table-cell office:value-type="float" office:value="-1.25521498206">
                <text:p>-1.2552149820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00201">
                <text:p>0.0000201</text:p>
              </table:table-cell>
              <table:table-cell office:value-type="float" office:value="-1.25624393821">
                <text:p>-1.2562439382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002015">
                <text:p>0.00002015</text:p>
              </table:table-cell>
              <table:table-cell office:value-type="float" office:value="-1.24838878748">
                <text:p>-1.2483887874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00202">
                <text:p>0.0000202</text:p>
              </table:table-cell>
              <table:table-cell office:value-type="float" office:value="-1.23972556856">
                <text:p>-1.2397255685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002025">
                <text:p>0.00002025</text:p>
              </table:table-cell>
              <table:table-cell office:value-type="float" office:value="-1.2390989505">
                <text:p>-1.239098950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00203">
                <text:p>0.0000203</text:p>
              </table:table-cell>
              <table:table-cell office:value-type="float" office:value="-1.23777413535">
                <text:p>-1.2377741353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002035">
                <text:p>0.00002035</text:p>
              </table:table-cell>
              <table:table-cell office:value-type="float" office:value="-1.23360940544">
                <text:p>-1.2336094054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00204">
                <text:p>0.0000204</text:p>
              </table:table-cell>
              <table:table-cell office:value-type="float" office:value="-1.22987693873">
                <text:p>-1.2298769387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002045">
                <text:p>0.00002045</text:p>
              </table:table-cell>
              <table:table-cell office:value-type="float" office:value="-1.22371102607">
                <text:p>-1.2237110260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00205">
                <text:p>0.0000205</text:p>
              </table:table-cell>
              <table:table-cell office:value-type="float" office:value="-1.21905073045">
                <text:p>-1.2190507304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002055">
                <text:p>0.00002055</text:p>
              </table:table-cell>
              <table:table-cell office:value-type="float" office:value="-1.21483646206">
                <text:p>-1.2148364620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00206">
                <text:p>0.0000206</text:p>
              </table:table-cell>
              <table:table-cell office:value-type="float" office:value="-1.21668767256">
                <text:p>-1.2166876725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002065">
                <text:p>0.00002065</text:p>
              </table:table-cell>
              <table:table-cell office:value-type="float" office:value="-1.20861678975">
                <text:p>-1.2086167897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00207">
                <text:p>0.0000207</text:p>
              </table:table-cell>
              <table:table-cell office:value-type="float" office:value="-1.20599360208">
                <text:p>-1.2059936020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002075">
                <text:p>0.00002075</text:p>
              </table:table-cell>
              <table:table-cell office:value-type="float" office:value="-1.19862661494">
                <text:p>-1.1986266149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00208">
                <text:p>0.0000208</text:p>
              </table:table-cell>
              <table:table-cell office:value-type="float" office:value="-1.19772931416">
                <text:p>-1.1977293141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002085">
                <text:p>0.00002085</text:p>
              </table:table-cell>
              <table:table-cell office:value-type="float" office:value="-1.19612673074">
                <text:p>-1.1961267307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00209">
                <text:p>0.0000209</text:p>
              </table:table-cell>
              <table:table-cell office:value-type="float" office:value="-1.19090755182">
                <text:p>-1.1909075518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002095">
                <text:p>0.00002095</text:p>
              </table:table-cell>
              <table:table-cell office:value-type="float" office:value="-1.19173496203">
                <text:p>-1.1917349620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0021">
                <text:p>0.000021</text:p>
              </table:table-cell>
              <table:table-cell office:value-type="float" office:value="-1.17804783866">
                <text:p>-1.1780478386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002105">
                <text:p>0.00002105</text:p>
              </table:table-cell>
              <table:table-cell office:value-type="float" office:value="-1.18196478571">
                <text:p>-1.1819647857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00211">
                <text:p>0.0000211</text:p>
              </table:table-cell>
              <table:table-cell office:value-type="float" office:value="-1.17645734589">
                <text:p>-1.1764573458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002115">
                <text:p>0.00002115</text:p>
              </table:table-cell>
              <table:table-cell office:value-type="float" office:value="-1.1716446207">
                <text:p>-1.171644620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00212">
                <text:p>0.0000212</text:p>
              </table:table-cell>
              <table:table-cell office:value-type="float" office:value="-1.16692375125">
                <text:p>-1.1669237512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002125">
                <text:p>0.00002125</text:p>
              </table:table-cell>
              <table:table-cell office:value-type="float" office:value="-1.16505746513">
                <text:p>-1.1650574651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00213">
                <text:p>0.0000213</text:p>
              </table:table-cell>
              <table:table-cell office:value-type="float" office:value="-1.15781651015">
                <text:p>-1.1578165101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002135">
                <text:p>0.00002135</text:p>
              </table:table-cell>
              <table:table-cell office:value-type="float" office:value="-1.15893646273">
                <text:p>-1.1589364627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00214">
                <text:p>0.0000214</text:p>
              </table:table-cell>
              <table:table-cell office:value-type="float" office:value="-1.15365455416">
                <text:p>-1.1536545541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002145">
                <text:p>0.00002145</text:p>
              </table:table-cell>
              <table:table-cell office:value-type="float" office:value="-1.15277988188">
                <text:p>-1.1527798818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00215">
                <text:p>0.0000215</text:p>
              </table:table-cell>
              <table:table-cell office:value-type="float" office:value="-1.14983253827">
                <text:p>-1.1498325382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002155">
                <text:p>0.00002155</text:p>
              </table:table-cell>
              <table:table-cell office:value-type="float" office:value="-1.14549320256">
                <text:p>-1.1454932025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00216">
                <text:p>0.0000216</text:p>
              </table:table-cell>
              <table:table-cell office:value-type="float" office:value="-1.13745385793">
                <text:p>-1.1374538579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002165">
                <text:p>0.00002165</text:p>
              </table:table-cell>
              <table:table-cell office:value-type="float" office:value="-1.13457913358">
                <text:p>-1.1345791335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00217">
                <text:p>0.0000217</text:p>
              </table:table-cell>
              <table:table-cell office:value-type="float" office:value="-1.13502330651">
                <text:p>-1.1350233065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002175">
                <text:p>0.00002175</text:p>
              </table:table-cell>
              <table:table-cell office:value-type="float" office:value="-1.12756334803">
                <text:p>-1.1275633480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00218">
                <text:p>0.0000218</text:p>
              </table:table-cell>
              <table:table-cell office:value-type="float" office:value="-1.12735105318">
                <text:p>-1.1273510531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002185">
                <text:p>0.00002185</text:p>
              </table:table-cell>
              <table:table-cell office:value-type="float" office:value="-1.12358036977">
                <text:p>-1.1235803697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00219">
                <text:p>0.0000219</text:p>
              </table:table-cell>
              <table:table-cell office:value-type="float" office:value="-1.11985192825">
                <text:p>-1.1198519282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002195">
                <text:p>0.00002195</text:p>
              </table:table-cell>
              <table:table-cell office:value-type="float" office:value="-1.11705279304">
                <text:p>-1.1170527930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0022">
                <text:p>0.000022</text:p>
              </table:table-cell>
              <table:table-cell office:value-type="float" office:value="-1.11906115179">
                <text:p>-1.1190611517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002205">
                <text:p>0.00002205</text:p>
              </table:table-cell>
              <table:table-cell office:value-type="float" office:value="-1.11881410764">
                <text:p>-1.1188141076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00221">
                <text:p>0.0000221</text:p>
              </table:table-cell>
              <table:table-cell office:value-type="float" office:value="-1.10787441011">
                <text:p>-1.1078744101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002215">
                <text:p>0.00002215</text:p>
              </table:table-cell>
              <table:table-cell office:value-type="float" office:value="-1.10794431575">
                <text:p>-1.1079443157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00222">
                <text:p>0.0000222</text:p>
              </table:table-cell>
              <table:table-cell office:value-type="float" office:value="-1.10286458628">
                <text:p>-1.1028645862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002225">
                <text:p>0.00002225</text:p>
              </table:table-cell>
              <table:table-cell office:value-type="float" office:value="-1.09814697316">
                <text:p>-1.0981469731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00223">
                <text:p>0.0000223</text:p>
              </table:table-cell>
              <table:table-cell office:value-type="float" office:value="-1.09770105146">
                <text:p>-1.0977010514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002235">
                <text:p>0.00002235</text:p>
              </table:table-cell>
              <table:table-cell office:value-type="float" office:value="-1.09029521445">
                <text:p>-1.0902952144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00224">
                <text:p>0.0000224</text:p>
              </table:table-cell>
              <table:table-cell office:value-type="float" office:value="-1.08961120352">
                <text:p>-1.0896112035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002245">
                <text:p>0.00002245</text:p>
              </table:table-cell>
              <table:table-cell office:value-type="float" office:value="-1.08556303829">
                <text:p>-1.0855630382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00225">
                <text:p>0.0000225</text:p>
              </table:table-cell>
              <table:table-cell office:value-type="float" office:value="-1.08078287643">
                <text:p>-1.0807828764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002255">
                <text:p>0.00002255</text:p>
              </table:table-cell>
              <table:table-cell office:value-type="float" office:value="-1.08238307789">
                <text:p>-1.0823830778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00226">
                <text:p>0.0000226</text:p>
              </table:table-cell>
              <table:table-cell office:value-type="float" office:value="-1.07829689196">
                <text:p>-1.0782968919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002265">
                <text:p>0.00002265</text:p>
              </table:table-cell>
              <table:table-cell office:value-type="float" office:value="-1.07510906209">
                <text:p>-1.0751090620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00227">
                <text:p>0.0000227</text:p>
              </table:table-cell>
              <table:table-cell office:value-type="float" office:value="-1.06802593376">
                <text:p>-1.0680259337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002275">
                <text:p>0.00002275</text:p>
              </table:table-cell>
              <table:table-cell office:value-type="float" office:value="-1.06595152873">
                <text:p>-1.0659515287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00228">
                <text:p>0.0000228</text:p>
              </table:table-cell>
              <table:table-cell office:value-type="float" office:value="-1.06645253674">
                <text:p>-1.0664525367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002285">
                <text:p>0.00002285</text:p>
              </table:table-cell>
              <table:table-cell office:value-type="float" office:value="-1.05961832194">
                <text:p>-1.0596183219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00229">
                <text:p>0.0000229</text:p>
              </table:table-cell>
              <table:table-cell office:value-type="float" office:value="-1.06219536315">
                <text:p>-1.0621953631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002295">
                <text:p>0.00002295</text:p>
              </table:table-cell>
              <table:table-cell office:value-type="float" office:value="-1.05864813055">
                <text:p>-1.0586481305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0023">
                <text:p>0.000023</text:p>
              </table:table-cell>
              <table:table-cell office:value-type="float" office:value="-1.05403529297">
                <text:p>-1.0540352929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002305">
                <text:p>0.00002305</text:p>
              </table:table-cell>
              <table:table-cell office:value-type="float" office:value="-1.04802737279">
                <text:p>-1.0480273727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00231">
                <text:p>0.0000231</text:p>
              </table:table-cell>
              <table:table-cell office:value-type="float" office:value="-1.04565858617">
                <text:p>-1.0456585861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002315">
                <text:p>0.00002315</text:p>
              </table:table-cell>
              <table:table-cell office:value-type="float" office:value="-1.0454702314">
                <text:p>-1.045470231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00232">
                <text:p>0.0000232</text:p>
              </table:table-cell>
              <table:table-cell office:value-type="float" office:value="-1.04103879874">
                <text:p>-1.0410387987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002325">
                <text:p>0.00002325</text:p>
              </table:table-cell>
              <table:table-cell office:value-type="float" office:value="-1.03845363177">
                <text:p>-1.0384536317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00233">
                <text:p>0.0000233</text:p>
              </table:table-cell>
              <table:table-cell office:value-type="float" office:value="-1.03713756048">
                <text:p>-1.0371375604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002335">
                <text:p>0.00002335</text:p>
              </table:table-cell>
              <table:table-cell office:value-type="float" office:value="-1.03092862201">
                <text:p>-1.0309286220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00234">
                <text:p>0.0000234</text:p>
              </table:table-cell>
              <table:table-cell office:value-type="float" office:value="-1.02847346717">
                <text:p>-1.0284734671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002345">
                <text:p>0.00002345</text:p>
              </table:table-cell>
              <table:table-cell office:value-type="float" office:value="-1.02778983313">
                <text:p>-1.0277898331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00235">
                <text:p>0.0000235</text:p>
              </table:table-cell>
              <table:table-cell office:value-type="float" office:value="-1.02318103582">
                <text:p>-1.0231810358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002355">
                <text:p>0.00002355</text:p>
              </table:table-cell>
              <table:table-cell office:value-type="float" office:value="-1.02204327893">
                <text:p>-1.0220432789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00236">
                <text:p>0.0000236</text:p>
              </table:table-cell>
              <table:table-cell office:value-type="float" office:value="-1.01867090843">
                <text:p>-1.0186709084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002365">
                <text:p>0.00002365</text:p>
              </table:table-cell>
              <table:table-cell office:value-type="float" office:value="-1.01674127456">
                <text:p>-1.0167412745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00237">
                <text:p>0.0000237</text:p>
              </table:table-cell>
              <table:table-cell office:value-type="float" office:value="-1.00902515118">
                <text:p>-1.0090251511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002375">
                <text:p>0.00002375</text:p>
              </table:table-cell>
              <table:table-cell office:value-type="float" office:value="-1.00845310686">
                <text:p>-1.0084531068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00238">
                <text:p>0.0000238</text:p>
              </table:table-cell>
              <table:table-cell office:value-type="float" office:value="-1.00454154181">
                <text:p>-1.0045415418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002385">
                <text:p>0.00002385</text:p>
              </table:table-cell>
              <table:table-cell office:value-type="float" office:value="-1.00135720948">
                <text:p>-1.0013572094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00239">
                <text:p>0.0000239</text:p>
              </table:table-cell>
              <table:table-cell office:value-type="float" office:value="-0.9963087167">
                <text:p>-0.996308716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002395">
                <text:p>0.00002395</text:p>
              </table:table-cell>
              <table:table-cell office:value-type="float" office:value="-0.99426839765">
                <text:p>-0.9942683976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0024">
                <text:p>0.000024</text:p>
              </table:table-cell>
              <table:table-cell office:value-type="float" office:value="-0.99831797998">
                <text:p>-0.9983179799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002405">
                <text:p>0.00002405</text:p>
              </table:table-cell>
              <table:table-cell office:value-type="float" office:value="-0.99067694826">
                <text:p>-0.9906769482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00241">
                <text:p>0.0000241</text:p>
              </table:table-cell>
              <table:table-cell office:value-type="float" office:value="-0.98813002814">
                <text:p>-0.9881300281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002415">
                <text:p>0.00002415</text:p>
              </table:table-cell>
              <table:table-cell office:value-type="float" office:value="-0.98510246717">
                <text:p>-0.9851024671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00242">
                <text:p>0.0000242</text:p>
              </table:table-cell>
              <table:table-cell office:value-type="float" office:value="-0.98456663448">
                <text:p>-0.9845666344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002425">
                <text:p>0.00002425</text:p>
              </table:table-cell>
              <table:table-cell office:value-type="float" office:value="-0.9831637427">
                <text:p>-0.983163742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00243">
                <text:p>0.0000243</text:p>
              </table:table-cell>
              <table:table-cell office:value-type="float" office:value="-0.97852547256">
                <text:p>-0.9785254725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002435">
                <text:p>0.00002435</text:p>
              </table:table-cell>
              <table:table-cell office:value-type="float" office:value="-0.97317766846">
                <text:p>-0.9731776684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00244">
                <text:p>0.0000244</text:p>
              </table:table-cell>
              <table:table-cell office:value-type="float" office:value="-0.97070722695">
                <text:p>-0.9707072269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002445">
                <text:p>0.00002445</text:p>
              </table:table-cell>
              <table:table-cell office:value-type="float" office:value="-0.97208349519">
                <text:p>-0.9720834951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00245">
                <text:p>0.0000245</text:p>
              </table:table-cell>
              <table:table-cell office:value-type="float" office:value="-0.96789981523">
                <text:p>-0.9678998152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002455">
                <text:p>0.00002455</text:p>
              </table:table-cell>
              <table:table-cell office:value-type="float" office:value="-0.96435300475">
                <text:p>-0.9643530047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00246">
                <text:p>0.0000246</text:p>
              </table:table-cell>
              <table:table-cell office:value-type="float" office:value="-0.96036698121">
                <text:p>-0.9603669812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002465">
                <text:p>0.00002465</text:p>
              </table:table-cell>
              <table:table-cell office:value-type="float" office:value="-0.95226472604">
                <text:p>-0.9522647260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00247">
                <text:p>0.0000247</text:p>
              </table:table-cell>
              <table:table-cell office:value-type="float" office:value="-0.95556814067">
                <text:p>-0.9555681406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002475">
                <text:p>0.00002475</text:p>
              </table:table-cell>
              <table:table-cell office:value-type="float" office:value="-0.94782952447">
                <text:p>-0.9478295244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00248">
                <text:p>0.0000248</text:p>
              </table:table-cell>
              <table:table-cell office:value-type="float" office:value="-0.94821772163">
                <text:p>-0.9482177216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002485">
                <text:p>0.00002485</text:p>
              </table:table-cell>
              <table:table-cell office:value-type="float" office:value="-0.95041995282">
                <text:p>-0.9504199528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00249">
                <text:p>0.0000249</text:p>
              </table:table-cell>
              <table:table-cell office:value-type="float" office:value="-0.94425250245">
                <text:p>-0.9442525024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002495">
                <text:p>0.00002495</text:p>
              </table:table-cell>
              <table:table-cell office:value-type="float" office:value="-0.93808960491">
                <text:p>-0.9380896049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0025">
                <text:p>0.000025</text:p>
              </table:table-cell>
              <table:table-cell office:value-type="float" office:value="-0.93684942428">
                <text:p>-0.9368494242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002505">
                <text:p>0.00002505</text:p>
              </table:table-cell>
              <table:table-cell office:value-type="float" office:value="-0.93448446687">
                <text:p>-0.9344844668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00251">
                <text:p>0.0000251</text:p>
              </table:table-cell>
              <table:table-cell office:value-type="float" office:value="-0.93228663776">
                <text:p>-0.9322866377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002515">
                <text:p>0.00002515</text:p>
              </table:table-cell>
              <table:table-cell office:value-type="float" office:value="-0.92466034999">
                <text:p>-0.9246603499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00252">
                <text:p>0.0000252</text:p>
              </table:table-cell>
              <table:table-cell office:value-type="float" office:value="-0.92761912092">
                <text:p>-0.9276191209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002525">
                <text:p>0.00002525</text:p>
              </table:table-cell>
              <table:table-cell office:value-type="float" office:value="-0.92226496998">
                <text:p>-0.9222649699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00253">
                <text:p>0.0000253</text:p>
              </table:table-cell>
              <table:table-cell office:value-type="float" office:value="-0.91651120964">
                <text:p>-0.9165112096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002535">
                <text:p>0.00002535</text:p>
              </table:table-cell>
              <table:table-cell office:value-type="float" office:value="-0.91251110548">
                <text:p>-0.9125111054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00254">
                <text:p>0.0000254</text:p>
              </table:table-cell>
              <table:table-cell office:value-type="float" office:value="-0.91557652133">
                <text:p>-0.9155765213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002545">
                <text:p>0.00002545</text:p>
              </table:table-cell>
              <table:table-cell office:value-type="float" office:value="-0.90786262914">
                <text:p>-0.9078626291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00255">
                <text:p>0.0000255</text:p>
              </table:table-cell>
              <table:table-cell office:value-type="float" office:value="-0.90905521605">
                <text:p>-0.9090552160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02555">
                <text:p>0.00002555</text:p>
              </table:table-cell>
              <table:table-cell office:value-type="float" office:value="-0.90553130544">
                <text:p>-0.9055313054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00256">
                <text:p>0.0000256</text:p>
              </table:table-cell>
              <table:table-cell office:value-type="float" office:value="-0.9042446316">
                <text:p>-0.904244631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002565">
                <text:p>0.00002565</text:p>
              </table:table-cell>
              <table:table-cell office:value-type="float" office:value="-0.89990906479">
                <text:p>-0.8999090647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00257">
                <text:p>0.0000257</text:p>
              </table:table-cell>
              <table:table-cell office:value-type="float" office:value="-0.89801069775">
                <text:p>-0.8980106977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002575">
                <text:p>0.00002575</text:p>
              </table:table-cell>
              <table:table-cell office:value-type="float" office:value="-0.89542705342">
                <text:p>-0.8954270534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00258">
                <text:p>0.0000258</text:p>
              </table:table-cell>
              <table:table-cell office:value-type="float" office:value="-0.89542530465">
                <text:p>-0.8954253046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002585">
                <text:p>0.00002585</text:p>
              </table:table-cell>
              <table:table-cell office:value-type="float" office:value="-0.89297782331">
                <text:p>-0.8929778233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00259">
                <text:p>0.0000259</text:p>
              </table:table-cell>
              <table:table-cell office:value-type="float" office:value="-0.88746650905">
                <text:p>-0.8874665090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002595">
                <text:p>0.00002595</text:p>
              </table:table-cell>
              <table:table-cell office:value-type="float" office:value="-0.88644424648">
                <text:p>-0.8864442464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0026">
                <text:p>0.000026</text:p>
              </table:table-cell>
              <table:table-cell office:value-type="float" office:value="-0.88412264654">
                <text:p>-0.8841226465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002605">
                <text:p>0.00002605</text:p>
              </table:table-cell>
              <table:table-cell office:value-type="float" office:value="-0.8818502082">
                <text:p>-0.881850208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00261">
                <text:p>0.0000261</text:p>
              </table:table-cell>
              <table:table-cell office:value-type="float" office:value="-0.88325006978">
                <text:p>-0.8832500697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002615">
                <text:p>0.00002615</text:p>
              </table:table-cell>
              <table:table-cell office:value-type="float" office:value="-0.87832772977">
                <text:p>-0.8783277297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00262">
                <text:p>0.0000262</text:p>
              </table:table-cell>
              <table:table-cell office:value-type="float" office:value="-0.87337538928">
                <text:p>-0.8733753892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002625">
                <text:p>0.00002625</text:p>
              </table:table-cell>
              <table:table-cell office:value-type="float" office:value="-0.87418393989">
                <text:p>-0.8741839398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00263">
                <text:p>0.0000263</text:p>
              </table:table-cell>
              <table:table-cell office:value-type="float" office:value="-0.86737577576">
                <text:p>-0.8673757757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002635">
                <text:p>0.00002635</text:p>
              </table:table-cell>
              <table:table-cell office:value-type="float" office:value="-0.87054483648">
                <text:p>-0.8705448364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00264">
                <text:p>0.0000264</text:p>
              </table:table-cell>
              <table:table-cell office:value-type="float" office:value="-0.8679196136">
                <text:p>-0.867919613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002645">
                <text:p>0.00002645</text:p>
              </table:table-cell>
              <table:table-cell office:value-type="float" office:value="-0.8660763781">
                <text:p>-0.866076378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00265">
                <text:p>0.0000265</text:p>
              </table:table-cell>
              <table:table-cell office:value-type="float" office:value="-0.85992766672">
                <text:p>-0.8599276667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002655">
                <text:p>0.00002655</text:p>
              </table:table-cell>
              <table:table-cell office:value-type="float" office:value="-0.85874581365">
                <text:p>-0.8587458136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00266">
                <text:p>0.0000266</text:p>
              </table:table-cell>
              <table:table-cell office:value-type="float" office:value="-0.85335347617">
                <text:p>-0.8533534761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002665">
                <text:p>0.00002665</text:p>
              </table:table-cell>
              <table:table-cell office:value-type="float" office:value="-0.85172345514">
                <text:p>-0.8517234551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00267">
                <text:p>0.0000267</text:p>
              </table:table-cell>
              <table:table-cell office:value-type="float" office:value="-0.84977829338">
                <text:p>-0.8497782933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002675">
                <text:p>0.00002675</text:p>
              </table:table-cell>
              <table:table-cell office:value-type="float" office:value="-0.84561936759">
                <text:p>-0.8456193675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00268">
                <text:p>0.0000268</text:p>
              </table:table-cell>
              <table:table-cell office:value-type="float" office:value="-0.84421416924">
                <text:p>-0.8442141692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002685">
                <text:p>0.00002685</text:p>
              </table:table-cell>
              <table:table-cell office:value-type="float" office:value="-0.84110275768">
                <text:p>-0.8411027576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00269">
                <text:p>0.0000269</text:p>
              </table:table-cell>
              <table:table-cell office:value-type="float" office:value="-0.83751577068">
                <text:p>-0.8375157706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002695">
                <text:p>0.00002695</text:p>
              </table:table-cell>
              <table:table-cell office:value-type="float" office:value="-0.83609296401">
                <text:p>-0.8360929640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0027">
                <text:p>0.000027</text:p>
              </table:table-cell>
              <table:table-cell office:value-type="float" office:value="-0.83346383655">
                <text:p>-0.8334638365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002705">
                <text:p>0.00002705</text:p>
              </table:table-cell>
              <table:table-cell office:value-type="float" office:value="-0.82554630291">
                <text:p>-0.8255463029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00271">
                <text:p>0.0000271</text:p>
              </table:table-cell>
              <table:table-cell office:value-type="float" office:value="-0.82344798796">
                <text:p>-0.8234479879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002715">
                <text:p>0.00002715</text:p>
              </table:table-cell>
              <table:table-cell office:value-type="float" office:value="-0.82175829762">
                <text:p>-0.8217582976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00272">
                <text:p>0.0000272</text:p>
              </table:table-cell>
              <table:table-cell office:value-type="float" office:value="-0.82144127245">
                <text:p>-0.8214412724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002725">
                <text:p>0.00002725</text:p>
              </table:table-cell>
              <table:table-cell office:value-type="float" office:value="-0.81669055328">
                <text:p>-0.8166905532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00273">
                <text:p>0.0000273</text:p>
              </table:table-cell>
              <table:table-cell office:value-type="float" office:value="-0.81853475362">
                <text:p>-0.8185347536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002735">
                <text:p>0.00002735</text:p>
              </table:table-cell>
              <table:table-cell office:value-type="float" office:value="-0.81594518458">
                <text:p>-0.8159451845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00274">
                <text:p>0.0000274</text:p>
              </table:table-cell>
              <table:table-cell office:value-type="float" office:value="-0.81556496242">
                <text:p>-0.8155649624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002745">
                <text:p>0.00002745</text:p>
              </table:table-cell>
              <table:table-cell office:value-type="float" office:value="-0.81065698947">
                <text:p>-0.8106569894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00275">
                <text:p>0.0000275</text:p>
              </table:table-cell>
              <table:table-cell office:value-type="float" office:value="-0.80692416094">
                <text:p>-0.8069241609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02755">
                <text:p>0.00002755</text:p>
              </table:table-cell>
              <table:table-cell office:value-type="float" office:value="-0.80682693828">
                <text:p>-0.8068269382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00276">
                <text:p>0.0000276</text:p>
              </table:table-cell>
              <table:table-cell office:value-type="float" office:value="-0.8030899338">
                <text:p>-0.803089933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002765">
                <text:p>0.00002765</text:p>
              </table:table-cell>
              <table:table-cell office:value-type="float" office:value="-0.80328065545">
                <text:p>-0.8032806554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00277">
                <text:p>0.0000277</text:p>
              </table:table-cell>
              <table:table-cell office:value-type="float" office:value="-0.80284772892">
                <text:p>-0.8028477289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002775">
                <text:p>0.00002775</text:p>
              </table:table-cell>
              <table:table-cell office:value-type="float" office:value="-0.80103767486">
                <text:p>-0.8010376748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00278">
                <text:p>0.0000278</text:p>
              </table:table-cell>
              <table:table-cell office:value-type="float" office:value="-0.79621097457">
                <text:p>-0.7962109745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002785">
                <text:p>0.00002785</text:p>
              </table:table-cell>
              <table:table-cell office:value-type="float" office:value="-0.79352036873">
                <text:p>-0.7935203687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00279">
                <text:p>0.0000279</text:p>
              </table:table-cell>
              <table:table-cell office:value-type="float" office:value="-0.79184855808">
                <text:p>-0.7918485580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002795">
                <text:p>0.00002795</text:p>
              </table:table-cell>
              <table:table-cell office:value-type="float" office:value="-0.7957141425">
                <text:p>-0.795714142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0028">
                <text:p>0.000028</text:p>
              </table:table-cell>
              <table:table-cell office:value-type="float" office:value="-0.79073327894">
                <text:p>-0.7907332789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002805">
                <text:p>0.00002805</text:p>
              </table:table-cell>
              <table:table-cell office:value-type="float" office:value="-0.78529336282">
                <text:p>-0.7852933628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00281">
                <text:p>0.0000281</text:p>
              </table:table-cell>
              <table:table-cell office:value-type="float" office:value="-0.78232501887">
                <text:p>-0.7823250188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002815">
                <text:p>0.00002815</text:p>
              </table:table-cell>
              <table:table-cell office:value-type="float" office:value="-0.77727453611">
                <text:p>-0.7772745361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00282">
                <text:p>0.0000282</text:p>
              </table:table-cell>
              <table:table-cell office:value-type="float" office:value="-0.77754033433">
                <text:p>-0.7775403343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002825">
                <text:p>0.00002825</text:p>
              </table:table-cell>
              <table:table-cell office:value-type="float" office:value="-0.78027533786">
                <text:p>-0.7802753378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00283">
                <text:p>0.0000283</text:p>
              </table:table-cell>
              <table:table-cell office:value-type="float" office:value="-0.78065846961">
                <text:p>-0.7806584696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002835">
                <text:p>0.00002835</text:p>
              </table:table-cell>
              <table:table-cell office:value-type="float" office:value="-0.77423776393">
                <text:p>-0.7742377639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00284">
                <text:p>0.0000284</text:p>
              </table:table-cell>
              <table:table-cell office:value-type="float" office:value="-0.77051764415">
                <text:p>-0.7705176441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002845">
                <text:p>0.00002845</text:p>
              </table:table-cell>
              <table:table-cell office:value-type="float" office:value="-0.77306182051">
                <text:p>-0.7730618205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00285">
                <text:p>0.0000285</text:p>
              </table:table-cell>
              <table:table-cell office:value-type="float" office:value="-0.76523184607">
                <text:p>-0.7652318460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002855">
                <text:p>0.00002855</text:p>
              </table:table-cell>
              <table:table-cell office:value-type="float" office:value="-0.76518336288">
                <text:p>-0.7651833628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00286">
                <text:p>0.0000286</text:p>
              </table:table-cell>
              <table:table-cell office:value-type="float" office:value="-0.76352117047">
                <text:p>-0.7635211704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002865">
                <text:p>0.00002865</text:p>
              </table:table-cell>
              <table:table-cell office:value-type="float" office:value="-0.76252263692">
                <text:p>-0.7625226369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00287">
                <text:p>0.0000287</text:p>
              </table:table-cell>
              <table:table-cell office:value-type="float" office:value="-0.75841792305">
                <text:p>-0.7584179230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002875">
                <text:p>0.00002875</text:p>
              </table:table-cell>
              <table:table-cell office:value-type="float" office:value="-0.75505093454">
                <text:p>-0.7550509345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00288">
                <text:p>0.0000288</text:p>
              </table:table-cell>
              <table:table-cell office:value-type="float" office:value="-0.7497222614">
                <text:p>-0.749722261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002885">
                <text:p>0.00002885</text:p>
              </table:table-cell>
              <table:table-cell office:value-type="float" office:value="-0.74683066742">
                <text:p>-0.7468306674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00289">
                <text:p>0.0000289</text:p>
              </table:table-cell>
              <table:table-cell office:value-type="float" office:value="-0.74652463238">
                <text:p>-0.7465246323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002895">
                <text:p>0.00002895</text:p>
              </table:table-cell>
              <table:table-cell office:value-type="float" office:value="-0.74642358051">
                <text:p>-0.7464235805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0029">
                <text:p>0.000029</text:p>
              </table:table-cell>
              <table:table-cell office:value-type="float" office:value="-0.74261615782">
                <text:p>-0.7426161578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002905">
                <text:p>0.00002905</text:p>
              </table:table-cell>
              <table:table-cell office:value-type="float" office:value="-0.74335798376">
                <text:p>-0.7433579837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00291">
                <text:p>0.0000291</text:p>
              </table:table-cell>
              <table:table-cell office:value-type="float" office:value="-0.73987411398">
                <text:p>-0.7398741139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002915">
                <text:p>0.00002915</text:p>
              </table:table-cell>
              <table:table-cell office:value-type="float" office:value="-0.73949286668">
                <text:p>-0.7394928666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00292">
                <text:p>0.0000292</text:p>
              </table:table-cell>
              <table:table-cell office:value-type="float" office:value="-0.73686452315">
                <text:p>-0.7368645231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002925">
                <text:p>0.00002925</text:p>
              </table:table-cell>
              <table:table-cell office:value-type="float" office:value="-0.73433501536">
                <text:p>-0.7343350153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00293">
                <text:p>0.0000293</text:p>
              </table:table-cell>
              <table:table-cell office:value-type="float" office:value="-0.73543381685">
                <text:p>-0.7354338168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002935">
                <text:p>0.00002935</text:p>
              </table:table-cell>
              <table:table-cell office:value-type="float" office:value="-0.73169039016">
                <text:p>-0.7316903901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00294">
                <text:p>0.0000294</text:p>
              </table:table-cell>
              <table:table-cell office:value-type="float" office:value="-0.73089706592">
                <text:p>-0.7308970659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002945">
                <text:p>0.00002945</text:p>
              </table:table-cell>
              <table:table-cell office:value-type="float" office:value="-0.73294186244">
                <text:p>-0.7329418624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00295">
                <text:p>0.0000295</text:p>
              </table:table-cell>
              <table:table-cell office:value-type="float" office:value="-0.7272681084">
                <text:p>-0.727268108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02955">
                <text:p>0.00002955</text:p>
              </table:table-cell>
              <table:table-cell office:value-type="float" office:value="-0.73055536197">
                <text:p>-0.7305553619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00296">
                <text:p>0.0000296</text:p>
              </table:table-cell>
              <table:table-cell office:value-type="float" office:value="-0.7264972619">
                <text:p>-0.726497261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002965">
                <text:p>0.00002965</text:p>
              </table:table-cell>
              <table:table-cell office:value-type="float" office:value="-0.72418550635">
                <text:p>-0.7241855063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00297">
                <text:p>0.0000297</text:p>
              </table:table-cell>
              <table:table-cell office:value-type="float" office:value="-0.7175105353">
                <text:p>-0.717510535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002975">
                <text:p>0.00002975</text:p>
              </table:table-cell>
              <table:table-cell office:value-type="float" office:value="-0.7141011843">
                <text:p>-0.714101184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00298">
                <text:p>0.0000298</text:p>
              </table:table-cell>
              <table:table-cell office:value-type="float" office:value="-0.71510270283">
                <text:p>-0.7151027028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002985">
                <text:p>0.00002985</text:p>
              </table:table-cell>
              <table:table-cell office:value-type="float" office:value="-0.7151276379">
                <text:p>-0.715127637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00299">
                <text:p>0.0000299</text:p>
              </table:table-cell>
              <table:table-cell office:value-type="float" office:value="-0.7101975641">
                <text:p>-0.710197564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002995">
                <text:p>0.00002995</text:p>
              </table:table-cell>
              <table:table-cell office:value-type="float" office:value="-0.70692546153">
                <text:p>-0.7069254615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003">
                <text:p>0.00003</text:p>
              </table:table-cell>
              <table:table-cell office:value-type="float" office:value="-0.70532265198">
                <text:p>-0.7053226519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003005">
                <text:p>0.00003005</text:p>
              </table:table-cell>
              <table:table-cell office:value-type="float" office:value="-0.70051996715">
                <text:p>-0.7005199671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00301">
                <text:p>0.0000301</text:p>
              </table:table-cell>
              <table:table-cell office:value-type="float" office:value="-0.70243858074">
                <text:p>-0.7024385807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003015">
                <text:p>0.00003015</text:p>
              </table:table-cell>
              <table:table-cell office:value-type="float" office:value="-0.70566299913">
                <text:p>-0.7056629991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00302">
                <text:p>0.0000302</text:p>
              </table:table-cell>
              <table:table-cell office:value-type="float" office:value="-0.70193024598">
                <text:p>-0.7019302459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003025">
                <text:p>0.00003025</text:p>
              </table:table-cell>
              <table:table-cell office:value-type="float" office:value="-0.69936764722">
                <text:p>-0.6993676472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00303">
                <text:p>0.0000303</text:p>
              </table:table-cell>
              <table:table-cell office:value-type="float" office:value="-0.69468482862">
                <text:p>-0.6946848286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003035">
                <text:p>0.00003035</text:p>
              </table:table-cell>
              <table:table-cell office:value-type="float" office:value="-0.69281020568">
                <text:p>-0.6928102056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00304">
                <text:p>0.0000304</text:p>
              </table:table-cell>
              <table:table-cell office:value-type="float" office:value="-0.69161807104">
                <text:p>-0.6916180710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003045">
                <text:p>0.00003045</text:p>
              </table:table-cell>
              <table:table-cell office:value-type="float" office:value="-0.69004408608">
                <text:p>-0.6900440860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00305">
                <text:p>0.0000305</text:p>
              </table:table-cell>
              <table:table-cell office:value-type="float" office:value="-0.6905403905">
                <text:p>-0.690540390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003055">
                <text:p>0.00003055</text:p>
              </table:table-cell>
              <table:table-cell office:value-type="float" office:value="-0.68335422032">
                <text:p>-0.6833542203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00306">
                <text:p>0.0000306</text:p>
              </table:table-cell>
              <table:table-cell office:value-type="float" office:value="-0.6837192161">
                <text:p>-0.683719216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003065">
                <text:p>0.00003065</text:p>
              </table:table-cell>
              <table:table-cell office:value-type="float" office:value="-0.68480642444">
                <text:p>-0.6848064244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00307">
                <text:p>0.0000307</text:p>
              </table:table-cell>
              <table:table-cell office:value-type="float" office:value="-0.67697863597">
                <text:p>-0.6769786359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003075">
                <text:p>0.00003075</text:p>
              </table:table-cell>
              <table:table-cell office:value-type="float" office:value="-0.67818975081">
                <text:p>-0.6781897508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00308">
                <text:p>0.0000308</text:p>
              </table:table-cell>
              <table:table-cell office:value-type="float" office:value="-0.6786878643">
                <text:p>-0.678687864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003085">
                <text:p>0.00003085</text:p>
              </table:table-cell>
              <table:table-cell office:value-type="float" office:value="-0.67405101127">
                <text:p>-0.6740510112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00309">
                <text:p>0.0000309</text:p>
              </table:table-cell>
              <table:table-cell office:value-type="float" office:value="-0.67042262662">
                <text:p>-0.6704226266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003095">
                <text:p>0.00003095</text:p>
              </table:table-cell>
              <table:table-cell office:value-type="float" office:value="-0.66445333017">
                <text:p>-0.6644533301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0031">
                <text:p>0.000031</text:p>
              </table:table-cell>
              <table:table-cell office:value-type="float" office:value="-0.66961365388">
                <text:p>-0.6696136538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003105">
                <text:p>0.00003105</text:p>
              </table:table-cell>
              <table:table-cell office:value-type="float" office:value="-0.66567210342">
                <text:p>-0.6656721034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00311">
                <text:p>0.0000311</text:p>
              </table:table-cell>
              <table:table-cell office:value-type="float" office:value="-0.66672459261">
                <text:p>-0.6667245926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003115">
                <text:p>0.00003115</text:p>
              </table:table-cell>
              <table:table-cell office:value-type="float" office:value="-0.66139251238">
                <text:p>-0.6613925123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00312">
                <text:p>0.0000312</text:p>
              </table:table-cell>
              <table:table-cell office:value-type="float" office:value="-0.6609849732">
                <text:p>-0.660984973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003125">
                <text:p>0.00003125</text:p>
              </table:table-cell>
              <table:table-cell office:value-type="float" office:value="-0.66328257275">
                <text:p>-0.6632825727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00313">
                <text:p>0.0000313</text:p>
              </table:table-cell>
              <table:table-cell office:value-type="float" office:value="-0.65834989087">
                <text:p>-0.6583498908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003135">
                <text:p>0.00003135</text:p>
              </table:table-cell>
              <table:table-cell office:value-type="float" office:value="-0.65508663769">
                <text:p>-0.6550866376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00314">
                <text:p>0.0000314</text:p>
              </table:table-cell>
              <table:table-cell office:value-type="float" office:value="-0.65019674041">
                <text:p>-0.6501967404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003145">
                <text:p>0.00003145</text:p>
              </table:table-cell>
              <table:table-cell office:value-type="float" office:value="-0.65149012289">
                <text:p>-0.6514901228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00315">
                <text:p>0.0000315</text:p>
              </table:table-cell>
              <table:table-cell office:value-type="float" office:value="-0.64714899318">
                <text:p>-0.6471489931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003155">
                <text:p>0.00003155</text:p>
              </table:table-cell>
              <table:table-cell office:value-type="float" office:value="-0.65135866351">
                <text:p>-0.6513586635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00316">
                <text:p>0.0000316</text:p>
              </table:table-cell>
              <table:table-cell office:value-type="float" office:value="-0.64247127015">
                <text:p>-0.6424712701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003165">
                <text:p>0.00003165</text:p>
              </table:table-cell>
              <table:table-cell office:value-type="float" office:value="-0.64546316221">
                <text:p>-0.6454631622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00317">
                <text:p>0.0000317</text:p>
              </table:table-cell>
              <table:table-cell office:value-type="float" office:value="-0.64143890691">
                <text:p>-0.6414389069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003175">
                <text:p>0.00003175</text:p>
              </table:table-cell>
              <table:table-cell office:value-type="float" office:value="-0.63895314857">
                <text:p>-0.6389531485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00318">
                <text:p>0.0000318</text:p>
              </table:table-cell>
              <table:table-cell office:value-type="float" office:value="-0.6386747019">
                <text:p>-0.638674701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003185">
                <text:p>0.00003185</text:p>
              </table:table-cell>
              <table:table-cell office:value-type="float" office:value="-0.63674990731">
                <text:p>-0.6367499073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00319">
                <text:p>0.0000319</text:p>
              </table:table-cell>
              <table:table-cell office:value-type="float" office:value="-0.63502083946">
                <text:p>-0.6350208394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003195">
                <text:p>0.00003195</text:p>
              </table:table-cell>
              <table:table-cell office:value-type="float" office:value="-0.63377777939">
                <text:p>-0.6337777793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0032">
                <text:p>0.000032</text:p>
              </table:table-cell>
              <table:table-cell office:value-type="float" office:value="-0.62812116633">
                <text:p>-0.6281211663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003205">
                <text:p>0.00003205</text:p>
              </table:table-cell>
              <table:table-cell office:value-type="float" office:value="-0.62673205366">
                <text:p>-0.6267320536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00321">
                <text:p>0.0000321</text:p>
              </table:table-cell>
              <table:table-cell office:value-type="float" office:value="-0.63079328945">
                <text:p>-0.6307932894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003215">
                <text:p>0.00003215</text:p>
              </table:table-cell>
              <table:table-cell office:value-type="float" office:value="-0.62323518871">
                <text:p>-0.6232351887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00322">
                <text:p>0.0000322</text:p>
              </table:table-cell>
              <table:table-cell office:value-type="float" office:value="-0.62765924939">
                <text:p>-0.6276592493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003225">
                <text:p>0.00003225</text:p>
              </table:table-cell>
              <table:table-cell office:value-type="float" office:value="-0.62632318783">
                <text:p>-0.6263231878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00323">
                <text:p>0.0000323</text:p>
              </table:table-cell>
              <table:table-cell office:value-type="float" office:value="-0.62133180149">
                <text:p>-0.6213318014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003235">
                <text:p>0.00003235</text:p>
              </table:table-cell>
              <table:table-cell office:value-type="float" office:value="-0.62269790876">
                <text:p>-0.6226979087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00324">
                <text:p>0.0000324</text:p>
              </table:table-cell>
              <table:table-cell office:value-type="float" office:value="-0.62279075949">
                <text:p>-0.6227907594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003245">
                <text:p>0.00003245</text:p>
              </table:table-cell>
              <table:table-cell office:value-type="float" office:value="-0.61836823652">
                <text:p>-0.6183682365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00325">
                <text:p>0.0000325</text:p>
              </table:table-cell>
              <table:table-cell office:value-type="float" office:value="-0.61693765083">
                <text:p>-0.6169376508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003255">
                <text:p>0.00003255</text:p>
              </table:table-cell>
              <table:table-cell office:value-type="float" office:value="-0.61542084768">
                <text:p>-0.6154208476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00326">
                <text:p>0.0000326</text:p>
              </table:table-cell>
              <table:table-cell office:value-type="float" office:value="-0.60879259597">
                <text:p>-0.6087925959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003265">
                <text:p>0.00003265</text:p>
              </table:table-cell>
              <table:table-cell office:value-type="float" office:value="-0.60696475267">
                <text:p>-0.6069647526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00327">
                <text:p>0.0000327</text:p>
              </table:table-cell>
              <table:table-cell office:value-type="float" office:value="-0.6115746505">
                <text:p>-0.611574650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003275">
                <text:p>0.00003275</text:p>
              </table:table-cell>
              <table:table-cell office:value-type="float" office:value="-0.60528983645">
                <text:p>-0.6052898364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00328">
                <text:p>0.0000328</text:p>
              </table:table-cell>
              <table:table-cell office:value-type="float" office:value="-0.60720275145">
                <text:p>-0.6072027514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003285">
                <text:p>0.00003285</text:p>
              </table:table-cell>
              <table:table-cell office:value-type="float" office:value="-0.60476096869">
                <text:p>-0.6047609686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00329">
                <text:p>0.0000329</text:p>
              </table:table-cell>
              <table:table-cell office:value-type="float" office:value="-0.59961434871">
                <text:p>-0.5996143487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003295">
                <text:p>0.00003295</text:p>
              </table:table-cell>
              <table:table-cell office:value-type="float" office:value="-0.59674322743">
                <text:p>-0.5967432274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0033">
                <text:p>0.000033</text:p>
              </table:table-cell>
              <table:table-cell office:value-type="float" office:value="-0.59617234393">
                <text:p>-0.5961723439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003305">
                <text:p>0.00003305</text:p>
              </table:table-cell>
              <table:table-cell office:value-type="float" office:value="-0.59453125739">
                <text:p>-0.5945312573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00331">
                <text:p>0.0000331</text:p>
              </table:table-cell>
              <table:table-cell office:value-type="float" office:value="-0.59619938959">
                <text:p>-0.5961993895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003315">
                <text:p>0.00003315</text:p>
              </table:table-cell>
              <table:table-cell office:value-type="float" office:value="-0.59220774285">
                <text:p>-0.5922077428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00332">
                <text:p>0.0000332</text:p>
              </table:table-cell>
              <table:table-cell office:value-type="float" office:value="-0.59046530293">
                <text:p>-0.5904653029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003325">
                <text:p>0.00003325</text:p>
              </table:table-cell>
              <table:table-cell office:value-type="float" office:value="-0.58516260508">
                <text:p>-0.5851626050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00333">
                <text:p>0.0000333</text:p>
              </table:table-cell>
              <table:table-cell office:value-type="float" office:value="-0.58653735068">
                <text:p>-0.5865373506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003335">
                <text:p>0.00003335</text:p>
              </table:table-cell>
              <table:table-cell office:value-type="float" office:value="-0.58390341409">
                <text:p>-0.5839034140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00334">
                <text:p>0.0000334</text:p>
              </table:table-cell>
              <table:table-cell office:value-type="float" office:value="-0.57815268395">
                <text:p>-0.5781526839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003345">
                <text:p>0.00003345</text:p>
              </table:table-cell>
              <table:table-cell office:value-type="float" office:value="-0.5787028837">
                <text:p>-0.578702883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00335">
                <text:p>0.0000335</text:p>
              </table:table-cell>
              <table:table-cell office:value-type="float" office:value="-0.57723396072">
                <text:p>-0.5772339607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003355">
                <text:p>0.00003355</text:p>
              </table:table-cell>
              <table:table-cell office:value-type="float" office:value="-0.5720553955">
                <text:p>-0.572055395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00336">
                <text:p>0.0000336</text:p>
              </table:table-cell>
              <table:table-cell office:value-type="float" office:value="-0.57693636802">
                <text:p>-0.5769363680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003365">
                <text:p>0.00003365</text:p>
              </table:table-cell>
              <table:table-cell office:value-type="float" office:value="-0.56960889407">
                <text:p>-0.5696088940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00337">
                <text:p>0.0000337</text:p>
              </table:table-cell>
              <table:table-cell office:value-type="float" office:value="-0.57306116535">
                <text:p>-0.5730611653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003375">
                <text:p>0.00003375</text:p>
              </table:table-cell>
              <table:table-cell office:value-type="float" office:value="-0.56893600894">
                <text:p>-0.5689360089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00338">
                <text:p>0.0000338</text:p>
              </table:table-cell>
              <table:table-cell office:value-type="float" office:value="-0.56982177687">
                <text:p>-0.5698217768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003385">
                <text:p>0.00003385</text:p>
              </table:table-cell>
              <table:table-cell office:value-type="float" office:value="-0.5654981198">
                <text:p>-0.565498119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00339">
                <text:p>0.0000339</text:p>
              </table:table-cell>
              <table:table-cell office:value-type="float" office:value="-0.56862436577">
                <text:p>-0.5686243657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003395">
                <text:p>0.00003395</text:p>
              </table:table-cell>
              <table:table-cell office:value-type="float" office:value="-0.56142263755">
                <text:p>-0.5614226375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0034">
                <text:p>0.000034</text:p>
              </table:table-cell>
              <table:table-cell office:value-type="float" office:value="-0.56626338832">
                <text:p>-0.5662633883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003405">
                <text:p>0.00003405</text:p>
              </table:table-cell>
              <table:table-cell office:value-type="float" office:value="-0.56775607048">
                <text:p>-0.5677560704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00341">
                <text:p>0.0000341</text:p>
              </table:table-cell>
              <table:table-cell office:value-type="float" office:value="-0.56061230801">
                <text:p>-0.5606123080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003415">
                <text:p>0.00003415</text:p>
              </table:table-cell>
              <table:table-cell office:value-type="float" office:value="-0.55703695939">
                <text:p>-0.5570369593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00342">
                <text:p>0.0000342</text:p>
              </table:table-cell>
              <table:table-cell office:value-type="float" office:value="-0.55333933243">
                <text:p>-0.5533393324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003425">
                <text:p>0.00003425</text:p>
              </table:table-cell>
              <table:table-cell office:value-type="float" office:value="-0.55696756632">
                <text:p>-0.5569675663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00343">
                <text:p>0.0000343</text:p>
              </table:table-cell>
              <table:table-cell office:value-type="float" office:value="-0.55612616593">
                <text:p>-0.5561261659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003435">
                <text:p>0.00003435</text:p>
              </table:table-cell>
              <table:table-cell office:value-type="float" office:value="-0.55329755789">
                <text:p>-0.5532975578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00344">
                <text:p>0.0000344</text:p>
              </table:table-cell>
              <table:table-cell office:value-type="float" office:value="-0.55176270923">
                <text:p>-0.5517627092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003445">
                <text:p>0.00003445</text:p>
              </table:table-cell>
              <table:table-cell office:value-type="float" office:value="-0.55578491424">
                <text:p>-0.5557849142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00345">
                <text:p>0.0000345</text:p>
              </table:table-cell>
              <table:table-cell office:value-type="float" office:value="-0.5461044077">
                <text:p>-0.546104407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003455">
                <text:p>0.00003455</text:p>
              </table:table-cell>
              <table:table-cell office:value-type="float" office:value="-0.54349466748">
                <text:p>-0.5434946674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00346">
                <text:p>0.0000346</text:p>
              </table:table-cell>
              <table:table-cell office:value-type="float" office:value="-0.54067210476">
                <text:p>-0.5406721047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003465">
                <text:p>0.00003465</text:p>
              </table:table-cell>
              <table:table-cell office:value-type="float" office:value="-0.5395526949">
                <text:p>-0.539552694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00347">
                <text:p>0.0000347</text:p>
              </table:table-cell>
              <table:table-cell office:value-type="float" office:value="-0.54130024546">
                <text:p>-0.5413002454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003475">
                <text:p>0.00003475</text:p>
              </table:table-cell>
              <table:table-cell office:value-type="float" office:value="-0.53816493905">
                <text:p>-0.5381649390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00348">
                <text:p>0.0000348</text:p>
              </table:table-cell>
              <table:table-cell office:value-type="float" office:value="-0.53841251084">
                <text:p>-0.5384125108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003485">
                <text:p>0.00003485</text:p>
              </table:table-cell>
              <table:table-cell office:value-type="float" office:value="-0.53709258019">
                <text:p>-0.5370925801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00349">
                <text:p>0.0000349</text:p>
              </table:table-cell>
              <table:table-cell office:value-type="float" office:value="-0.53484807697">
                <text:p>-0.5348480769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003495">
                <text:p>0.00003495</text:p>
              </table:table-cell>
              <table:table-cell office:value-type="float" office:value="-0.53282706978">
                <text:p>-0.5328270697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0035">
                <text:p>0.000035</text:p>
              </table:table-cell>
              <table:table-cell office:value-type="float" office:value="-0.52861150489">
                <text:p>-0.5286115048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003505">
                <text:p>0.00003505</text:p>
              </table:table-cell>
              <table:table-cell office:value-type="float" office:value="-0.52647610391">
                <text:p>-0.5264761039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00351">
                <text:p>0.0000351</text:p>
              </table:table-cell>
              <table:table-cell office:value-type="float" office:value="-0.52864325414">
                <text:p>-0.5286432541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003515">
                <text:p>0.00003515</text:p>
              </table:table-cell>
              <table:table-cell office:value-type="float" office:value="-0.52622486874">
                <text:p>-0.5262248687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00352">
                <text:p>0.0000352</text:p>
              </table:table-cell>
              <table:table-cell office:value-type="float" office:value="-0.52685300943">
                <text:p>-0.5268530094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003525">
                <text:p>0.00003525</text:p>
              </table:table-cell>
              <table:table-cell office:value-type="float" office:value="-0.52318346835">
                <text:p>-0.5231834683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00353">
                <text:p>0.0000353</text:p>
              </table:table-cell>
              <table:table-cell office:value-type="float" office:value="-0.52349357381">
                <text:p>-0.5234935738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003535">
                <text:p>0.00003535</text:p>
              </table:table-cell>
              <table:table-cell office:value-type="float" office:value="-0.52824046378">
                <text:p>-0.5282404637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00354">
                <text:p>0.0000354</text:p>
              </table:table-cell>
              <table:table-cell office:value-type="float" office:value="-0.52247940684">
                <text:p>-0.5224794068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003545">
                <text:p>0.00003545</text:p>
              </table:table-cell>
              <table:table-cell office:value-type="float" office:value="-0.51818965483">
                <text:p>-0.5181896548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00355">
                <text:p>0.0000355</text:p>
              </table:table-cell>
              <table:table-cell office:value-type="float" office:value="-0.51452986767">
                <text:p>-0.5145298676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003555">
                <text:p>0.00003555</text:p>
              </table:table-cell>
              <table:table-cell office:value-type="float" office:value="-0.51168322919">
                <text:p>-0.5116832291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00356">
                <text:p>0.0000356</text:p>
              </table:table-cell>
              <table:table-cell office:value-type="float" office:value="-0.51267567219">
                <text:p>-0.5126756721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003565">
                <text:p>0.00003565</text:p>
              </table:table-cell>
              <table:table-cell office:value-type="float" office:value="-0.51054559291">
                <text:p>-0.5105455929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00357">
                <text:p>0.0000357</text:p>
              </table:table-cell>
              <table:table-cell office:value-type="float" office:value="-0.51495094476">
                <text:p>-0.5149509447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003575">
                <text:p>0.00003575</text:p>
              </table:table-cell>
              <table:table-cell office:value-type="float" office:value="-0.50531069011">
                <text:p>-0.5053106901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00358">
                <text:p>0.0000358</text:p>
              </table:table-cell>
              <table:table-cell office:value-type="float" office:value="-0.50329438652">
                <text:p>-0.5032943865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003585">
                <text:p>0.00003585</text:p>
              </table:table-cell>
              <table:table-cell office:value-type="float" office:value="-0.51011455084">
                <text:p>-0.5101145508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00359">
                <text:p>0.0000359</text:p>
              </table:table-cell>
              <table:table-cell office:value-type="float" office:value="-0.50718306678">
                <text:p>-0.5071830667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003595">
                <text:p>0.00003595</text:p>
              </table:table-cell>
              <table:table-cell office:value-type="float" office:value="-0.4995619801">
                <text:p>-0.499561980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0036">
                <text:p>0.000036</text:p>
              </table:table-cell>
              <table:table-cell office:value-type="float" office:value="-0.50204145191">
                <text:p>-0.502041451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003605">
                <text:p>0.00003605</text:p>
              </table:table-cell>
              <table:table-cell office:value-type="float" office:value="-0.49804862927">
                <text:p>-0.4980486292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00361">
                <text:p>0.0000361</text:p>
              </table:table-cell>
              <table:table-cell office:value-type="float" office:value="-0.50105882313">
                <text:p>-0.5010588231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003615">
                <text:p>0.00003615</text:p>
              </table:table-cell>
              <table:table-cell office:value-type="float" office:value="-0.49848037989">
                <text:p>-0.4984803798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00362">
                <text:p>0.0000362</text:p>
              </table:table-cell>
              <table:table-cell office:value-type="float" office:value="-0.49726086793">
                <text:p>-0.4972608679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003625">
                <text:p>0.00003625</text:p>
              </table:table-cell>
              <table:table-cell office:value-type="float" office:value="-0.49347904365">
                <text:p>-0.4934790436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00363">
                <text:p>0.0000363</text:p>
              </table:table-cell>
              <table:table-cell office:value-type="float" office:value="-0.49425156354">
                <text:p>-0.4942515635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003635">
                <text:p>0.00003635</text:p>
              </table:table-cell>
              <table:table-cell office:value-type="float" office:value="-0.49404855526">
                <text:p>-0.4940485552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00364">
                <text:p>0.0000364</text:p>
              </table:table-cell>
              <table:table-cell office:value-type="float" office:value="-0.49069008448">
                <text:p>-0.4906900844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003645">
                <text:p>0.00003645</text:p>
              </table:table-cell>
              <table:table-cell office:value-type="float" office:value="-0.48657254126">
                <text:p>-0.4865725412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00365">
                <text:p>0.0000365</text:p>
              </table:table-cell>
              <table:table-cell office:value-type="float" office:value="-0.48886525631">
                <text:p>-0.4888652563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003655">
                <text:p>0.00003655</text:p>
              </table:table-cell>
              <table:table-cell office:value-type="float" office:value="-0.48759989939">
                <text:p>-0.4875998993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00366">
                <text:p>0.0000366</text:p>
              </table:table-cell>
              <table:table-cell office:value-type="float" office:value="-0.48879943616">
                <text:p>-0.4887994361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003665">
                <text:p>0.00003665</text:p>
              </table:table-cell>
              <table:table-cell office:value-type="float" office:value="-0.48812549573">
                <text:p>-0.4881254957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00367">
                <text:p>0.0000367</text:p>
              </table:table-cell>
              <table:table-cell office:value-type="float" office:value="-0.48707724279">
                <text:p>-0.4870772427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003675">
                <text:p>0.00003675</text:p>
              </table:table-cell>
              <table:table-cell office:value-type="float" office:value="-0.4857574629">
                <text:p>-0.485757462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00368">
                <text:p>0.0000368</text:p>
              </table:table-cell>
              <table:table-cell office:value-type="float" office:value="-0.48350465301">
                <text:p>-0.4835046530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003685">
                <text:p>0.00003685</text:p>
              </table:table-cell>
              <table:table-cell office:value-type="float" office:value="-0.48248276732">
                <text:p>-0.4824827673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00369">
                <text:p>0.0000369</text:p>
              </table:table-cell>
              <table:table-cell office:value-type="float" office:value="-0.47858100142">
                <text:p>-0.4785810014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003695">
                <text:p>0.00003695</text:p>
              </table:table-cell>
              <table:table-cell office:value-type="float" office:value="-0.47809550622">
                <text:p>-0.4780955062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0037">
                <text:p>0.000037</text:p>
              </table:table-cell>
              <table:table-cell office:value-type="float" office:value="-0.47671996161">
                <text:p>-0.4767199616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003705">
                <text:p>0.00003705</text:p>
              </table:table-cell>
              <table:table-cell office:value-type="float" office:value="-0.4772344623">
                <text:p>-0.477234462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00371">
                <text:p>0.0000371</text:p>
              </table:table-cell>
              <table:table-cell office:value-type="float" office:value="-0.47830553973">
                <text:p>-0.4783055397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003715">
                <text:p>0.00003715</text:p>
              </table:table-cell>
              <table:table-cell office:value-type="float" office:value="-0.47257113648">
                <text:p>-0.4725711364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00372">
                <text:p>0.0000372</text:p>
              </table:table-cell>
              <table:table-cell office:value-type="float" office:value="-0.47064151769">
                <text:p>-0.4706415176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003725">
                <text:p>0.00003725</text:p>
              </table:table-cell>
              <table:table-cell office:value-type="float" office:value="-0.47143508314">
                <text:p>-0.4714350831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00373">
                <text:p>0.0000373</text:p>
              </table:table-cell>
              <table:table-cell office:value-type="float" office:value="-0.46585540096">
                <text:p>-0.4658554009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003735">
                <text:p>0.00003735</text:p>
              </table:table-cell>
              <table:table-cell office:value-type="float" office:value="-0.46849888041">
                <text:p>-0.4684988804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00374">
                <text:p>0.0000374</text:p>
              </table:table-cell>
              <table:table-cell office:value-type="float" office:value="-0.46641152543">
                <text:p>-0.4664115254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003745">
                <text:p>0.00003745</text:p>
              </table:table-cell>
              <table:table-cell office:value-type="float" office:value="-0.46626949803">
                <text:p>-0.4662694980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00375">
                <text:p>0.0000375</text:p>
              </table:table-cell>
              <table:table-cell office:value-type="float" office:value="-0.46972936742">
                <text:p>-0.4697293674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003755">
                <text:p>0.00003755</text:p>
              </table:table-cell>
              <table:table-cell office:value-type="float" office:value="-0.46500023653">
                <text:p>-0.4650002365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00376">
                <text:p>0.0000376</text:p>
              </table:table-cell>
              <table:table-cell office:value-type="float" office:value="-0.4614283553">
                <text:p>-0.461428355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003765">
                <text:p>0.00003765</text:p>
              </table:table-cell>
              <table:table-cell office:value-type="float" office:value="-0.45676373298">
                <text:p>-0.4567637329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00377">
                <text:p>0.0000377</text:p>
              </table:table-cell>
              <table:table-cell office:value-type="float" office:value="-0.4546650562">
                <text:p>-0.454665056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003775">
                <text:p>0.00003775</text:p>
              </table:table-cell>
              <table:table-cell office:value-type="float" office:value="-0.45792291231">
                <text:p>-0.4579229123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00378">
                <text:p>0.0000378</text:p>
              </table:table-cell>
              <table:table-cell office:value-type="float" office:value="-0.45042603365">
                <text:p>-0.4504260336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003785">
                <text:p>0.00003785</text:p>
              </table:table-cell>
              <table:table-cell office:value-type="float" office:value="-0.45240056271">
                <text:p>-0.4524005627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00379">
                <text:p>0.0000379</text:p>
              </table:table-cell>
              <table:table-cell office:value-type="float" office:value="-0.45520913525">
                <text:p>-0.4552091352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003795">
                <text:p>0.00003795</text:p>
              </table:table-cell>
              <table:table-cell office:value-type="float" office:value="-0.44849430427">
                <text:p>-0.4484943042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0038">
                <text:p>0.000038</text:p>
              </table:table-cell>
              <table:table-cell office:value-type="float" office:value="-0.44910916335">
                <text:p>-0.4491091633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003805">
                <text:p>0.00003805</text:p>
              </table:table-cell>
              <table:table-cell office:value-type="float" office:value="-0.44808875507">
                <text:p>-0.4480887550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00381">
                <text:p>0.0000381</text:p>
              </table:table-cell>
              <table:table-cell office:value-type="float" office:value="-0.4446549665">
                <text:p>-0.444654966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003815">
                <text:p>0.00003815</text:p>
              </table:table-cell>
              <table:table-cell office:value-type="float" office:value="-0.44677016615">
                <text:p>-0.4467701661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00382">
                <text:p>0.0000382</text:p>
              </table:table-cell>
              <table:table-cell office:value-type="float" office:value="-0.44450960739">
                <text:p>-0.4445096073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003825">
                <text:p>0.00003825</text:p>
              </table:table-cell>
              <table:table-cell office:value-type="float" office:value="-0.44184811258">
                <text:p>-0.4418481125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00383">
                <text:p>0.0000383</text:p>
              </table:table-cell>
              <table:table-cell office:value-type="float" office:value="-0.43954394006">
                <text:p>-0.4395439400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003835">
                <text:p>0.00003835</text:p>
              </table:table-cell>
              <table:table-cell office:value-type="float" office:value="-0.4437626256">
                <text:p>-0.443762625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00384">
                <text:p>0.0000384</text:p>
              </table:table-cell>
              <table:table-cell office:value-type="float" office:value="-0.4395164572">
                <text:p>-0.439516457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003845">
                <text:p>0.00003845</text:p>
              </table:table-cell>
              <table:table-cell office:value-type="float" office:value="-0.43693789336">
                <text:p>-0.4369378933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00385">
                <text:p>0.0000385</text:p>
              </table:table-cell>
              <table:table-cell office:value-type="float" office:value="-0.434058782">
                <text:p>-0.43405878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003855">
                <text:p>0.00003855</text:p>
              </table:table-cell>
              <table:table-cell office:value-type="float" office:value="-0.43537905939">
                <text:p>-0.4353790593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00386">
                <text:p>0.0000386</text:p>
              </table:table-cell>
              <table:table-cell office:value-type="float" office:value="-0.43569296391">
                <text:p>-0.4356929639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003865">
                <text:p>0.00003865</text:p>
              </table:table-cell>
              <table:table-cell office:value-type="float" office:value="-0.43589425356">
                <text:p>-0.4358942535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00387">
                <text:p>0.0000387</text:p>
              </table:table-cell>
              <table:table-cell office:value-type="float" office:value="-0.42979897017">
                <text:p>-0.4297989701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003875">
                <text:p>0.00003875</text:p>
              </table:table-cell>
              <table:table-cell office:value-type="float" office:value="-0.42500302414">
                <text:p>-0.4250030241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00388">
                <text:p>0.0000388</text:p>
              </table:table-cell>
              <table:table-cell office:value-type="float" office:value="-0.43044901574">
                <text:p>-0.4304490157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003885">
                <text:p>0.00003885</text:p>
              </table:table-cell>
              <table:table-cell office:value-type="float" office:value="-0.42989221287">
                <text:p>-0.4298922128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00389">
                <text:p>0.0000389</text:p>
              </table:table-cell>
              <table:table-cell office:value-type="float" office:value="-0.42512338787">
                <text:p>-0.4251233878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003895">
                <text:p>0.00003895</text:p>
              </table:table-cell>
              <table:table-cell office:value-type="float" office:value="-0.42024975718">
                <text:p>-0.4202497571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0039">
                <text:p>0.000039</text:p>
              </table:table-cell>
              <table:table-cell office:value-type="float" office:value="-0.42244262642">
                <text:p>-0.4224426264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003905">
                <text:p>0.00003905</text:p>
              </table:table-cell>
              <table:table-cell office:value-type="float" office:value="-0.42547644377">
                <text:p>-0.4254764437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00391">
                <text:p>0.0000391</text:p>
              </table:table-cell>
              <table:table-cell office:value-type="float" office:value="-0.42295041846">
                <text:p>-0.4229504184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003915">
                <text:p>0.00003915</text:p>
              </table:table-cell>
              <table:table-cell office:value-type="float" office:value="-0.41908602501">
                <text:p>-0.4190860250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00392">
                <text:p>0.0000392</text:p>
              </table:table-cell>
              <table:table-cell office:value-type="float" office:value="-0.41818500055">
                <text:p>-0.4181850005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003925">
                <text:p>0.00003925</text:p>
              </table:table-cell>
              <table:table-cell office:value-type="float" office:value="-0.41590580833">
                <text:p>-0.4159058083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00393">
                <text:p>0.0000393</text:p>
              </table:table-cell>
              <table:table-cell office:value-type="float" office:value="-0.41666735317">
                <text:p>-0.4166673531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003935">
                <text:p>0.00003935</text:p>
              </table:table-cell>
              <table:table-cell office:value-type="float" office:value="-0.4135648513">
                <text:p>-0.413564851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00394">
                <text:p>0.0000394</text:p>
              </table:table-cell>
              <table:table-cell office:value-type="float" office:value="-0.41246681867">
                <text:p>-0.4124668186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003945">
                <text:p>0.00003945</text:p>
              </table:table-cell>
              <table:table-cell office:value-type="float" office:value="-0.41617555636">
                <text:p>-0.4161755563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00395">
                <text:p>0.0000395</text:p>
              </table:table-cell>
              <table:table-cell office:value-type="float" office:value="-0.41106380629">
                <text:p>-0.4110638062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003955">
                <text:p>0.00003955</text:p>
              </table:table-cell>
              <table:table-cell office:value-type="float" office:value="-0.41267635468">
                <text:p>-0.4126763546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00396">
                <text:p>0.0000396</text:p>
              </table:table-cell>
              <table:table-cell office:value-type="float" office:value="-0.41116659185">
                <text:p>-0.4111665918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003965">
                <text:p>0.00003965</text:p>
              </table:table-cell>
              <table:table-cell office:value-type="float" office:value="-0.40492596443">
                <text:p>-0.4049259644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00397">
                <text:p>0.0000397</text:p>
              </table:table-cell>
              <table:table-cell office:value-type="float" office:value="-0.4105421296">
                <text:p>-0.410542129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003975">
                <text:p>0.00003975</text:p>
              </table:table-cell>
              <table:table-cell office:value-type="float" office:value="-0.40769384788">
                <text:p>-0.4076938478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00398">
                <text:p>0.0000398</text:p>
              </table:table-cell>
              <table:table-cell office:value-type="float" office:value="-0.40889183186">
                <text:p>-0.4088918318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003985">
                <text:p>0.00003985</text:p>
              </table:table-cell>
              <table:table-cell office:value-type="float" office:value="-0.40242211535">
                <text:p>-0.4024221153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00399">
                <text:p>0.0000399</text:p>
              </table:table-cell>
              <table:table-cell office:value-type="float" office:value="-0.40760003231">
                <text:p>-0.4076000323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003995">
                <text:p>0.00003995</text:p>
              </table:table-cell>
              <table:table-cell office:value-type="float" office:value="-0.40131536901">
                <text:p>-0.4013153690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004">
                <text:p>0.00004</text:p>
              </table:table-cell>
              <table:table-cell office:value-type="float" office:value="-0.40204261682">
                <text:p>-0.4020426168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004005">
                <text:p>0.00004005</text:p>
              </table:table-cell>
              <table:table-cell office:value-type="float" office:value="-0.402736246">
                <text:p>-0.40273624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00401">
                <text:p>0.0000401</text:p>
              </table:table-cell>
              <table:table-cell office:value-type="float" office:value="-0.40082627074">
                <text:p>-0.4008262707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004015">
                <text:p>0.00004015</text:p>
              </table:table-cell>
              <table:table-cell office:value-type="float" office:value="-0.39760759616">
                <text:p>-0.3976075961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00402">
                <text:p>0.0000402</text:p>
              </table:table-cell>
              <table:table-cell office:value-type="float" office:value="-0.3947219872">
                <text:p>-0.394721987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004025">
                <text:p>0.00004025</text:p>
              </table:table-cell>
              <table:table-cell office:value-type="float" office:value="-0.39538228419">
                <text:p>-0.3953822841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00403">
                <text:p>0.0000403</text:p>
              </table:table-cell>
              <table:table-cell office:value-type="float" office:value="-0.39742260325">
                <text:p>-0.3974226032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004035">
                <text:p>0.00004035</text:p>
              </table:table-cell>
              <table:table-cell office:value-type="float" office:value="-0.3911410003">
                <text:p>-0.391141000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00404">
                <text:p>0.0000404</text:p>
              </table:table-cell>
              <table:table-cell office:value-type="float" office:value="-0.39355309917">
                <text:p>-0.3935530991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004045">
                <text:p>0.00004045</text:p>
              </table:table-cell>
              <table:table-cell office:value-type="float" office:value="-0.39517800957">
                <text:p>-0.3951780095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00405">
                <text:p>0.0000405</text:p>
              </table:table-cell>
              <table:table-cell office:value-type="float" office:value="-0.38926927188">
                <text:p>-0.3892692718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004055">
                <text:p>0.00004055</text:p>
              </table:table-cell>
              <table:table-cell office:value-type="float" office:value="-0.38957919643">
                <text:p>-0.3895791964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00406">
                <text:p>0.0000406</text:p>
              </table:table-cell>
              <table:table-cell office:value-type="float" office:value="-0.38555881557">
                <text:p>-0.3855588155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004065">
                <text:p>0.00004065</text:p>
              </table:table-cell>
              <table:table-cell office:value-type="float" office:value="-0.38515358296">
                <text:p>-0.3851535829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00407">
                <text:p>0.0000407</text:p>
              </table:table-cell>
              <table:table-cell office:value-type="float" office:value="-0.38593204264">
                <text:p>-0.3859320426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004075">
                <text:p>0.00004075</text:p>
              </table:table-cell>
              <table:table-cell office:value-type="float" office:value="-0.38771955866">
                <text:p>-0.3877195586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00408">
                <text:p>0.0000408</text:p>
              </table:table-cell>
              <table:table-cell office:value-type="float" office:value="-0.38694129496">
                <text:p>-0.3869412949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004085">
                <text:p>0.00004085</text:p>
              </table:table-cell>
              <table:table-cell office:value-type="float" office:value="-0.38411716437">
                <text:p>-0.3841171643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00409">
                <text:p>0.0000409</text:p>
              </table:table-cell>
              <table:table-cell office:value-type="float" office:value="-0.38336146887">
                <text:p>-0.3833614688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004095">
                <text:p>0.00004095</text:p>
              </table:table-cell>
              <table:table-cell office:value-type="float" office:value="-0.38215205758">
                <text:p>-0.3821520575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0041">
                <text:p>0.000041</text:p>
              </table:table-cell>
              <table:table-cell office:value-type="float" office:value="-0.3771054191">
                <text:p>-0.377105419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004105">
                <text:p>0.00004105</text:p>
              </table:table-cell>
              <table:table-cell office:value-type="float" office:value="-0.38208962944">
                <text:p>-0.3820896294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00411">
                <text:p>0.0000411</text:p>
              </table:table-cell>
              <table:table-cell office:value-type="float" office:value="-0.37808931422">
                <text:p>-0.3780893142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004115">
                <text:p>0.00004115</text:p>
              </table:table-cell>
              <table:table-cell office:value-type="float" office:value="-0.37959339355">
                <text:p>-0.3795933935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00412">
                <text:p>0.0000412</text:p>
              </table:table-cell>
              <table:table-cell office:value-type="float" office:value="-0.37261623174">
                <text:p>-0.3726162317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004125">
                <text:p>0.00004125</text:p>
              </table:table-cell>
              <table:table-cell office:value-type="float" office:value="-0.37696087407">
                <text:p>-0.3769608740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00413">
                <text:p>0.0000413</text:p>
              </table:table-cell>
              <table:table-cell office:value-type="float" office:value="-0.37449988497">
                <text:p>-0.3744998849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004135">
                <text:p>0.00004135</text:p>
              </table:table-cell>
              <table:table-cell office:value-type="float" office:value="-0.37515703116">
                <text:p>-0.3751570311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00414">
                <text:p>0.0000414</text:p>
              </table:table-cell>
              <table:table-cell office:value-type="float" office:value="-0.37499163655">
                <text:p>-0.3749916365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004145">
                <text:p>0.00004145</text:p>
              </table:table-cell>
              <table:table-cell office:value-type="float" office:value="-0.37519910721">
                <text:p>-0.3751991072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00415">
                <text:p>0.0000415</text:p>
              </table:table-cell>
              <table:table-cell office:value-type="float" office:value="-0.37175814264">
                <text:p>-0.3717581426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004155">
                <text:p>0.00004155</text:p>
              </table:table-cell>
              <table:table-cell office:value-type="float" office:value="-0.36785667825">
                <text:p>-0.3678566782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00416">
                <text:p>0.0000416</text:p>
              </table:table-cell>
              <table:table-cell office:value-type="float" office:value="-0.36725243241">
                <text:p>-0.3672524324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004165">
                <text:p>0.00004165</text:p>
              </table:table-cell>
              <table:table-cell office:value-type="float" office:value="-0.36520244988">
                <text:p>-0.3652024498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00417">
                <text:p>0.0000417</text:p>
              </table:table-cell>
              <table:table-cell office:value-type="float" office:value="-0.36628257268">
                <text:p>-0.3662825726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004175">
                <text:p>0.00004175</text:p>
              </table:table-cell>
              <table:table-cell office:value-type="float" office:value="-0.36688410491">
                <text:p>-0.3668841049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00418">
                <text:p>0.0000418</text:p>
              </table:table-cell>
              <table:table-cell office:value-type="float" office:value="-0.36486590179">
                <text:p>-0.3648659017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004185">
                <text:p>0.00004185</text:p>
              </table:table-cell>
              <table:table-cell office:value-type="float" office:value="-0.36268738454">
                <text:p>-0.3626873845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00419">
                <text:p>0.0000419</text:p>
              </table:table-cell>
              <table:table-cell office:value-type="float" office:value="-0.36136712222">
                <text:p>-0.3613671222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004195">
                <text:p>0.00004195</text:p>
              </table:table-cell>
              <table:table-cell office:value-type="float" office:value="-0.35826953501">
                <text:p>-0.3582695350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0042">
                <text:p>0.000042</text:p>
              </table:table-cell>
              <table:table-cell office:value-type="float" office:value="-0.35820416713">
                <text:p>-0.3582041671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004205">
                <text:p>0.00004205</text:p>
              </table:table-cell>
              <table:table-cell office:value-type="float" office:value="-0.36103462947">
                <text:p>-0.3610346294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00421">
                <text:p>0.0000421</text:p>
              </table:table-cell>
              <table:table-cell office:value-type="float" office:value="-0.36413574438">
                <text:p>-0.3641357443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004215">
                <text:p>0.00004215</text:p>
              </table:table-cell>
              <table:table-cell office:value-type="float" office:value="-0.35810245193">
                <text:p>-0.3581024519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00422">
                <text:p>0.0000422</text:p>
              </table:table-cell>
              <table:table-cell office:value-type="float" office:value="-0.35409625723">
                <text:p>-0.3540962572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004225">
                <text:p>0.00004225</text:p>
              </table:table-cell>
              <table:table-cell office:value-type="float" office:value="-0.35364555655">
                <text:p>-0.3536455565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00423">
                <text:p>0.0000423</text:p>
              </table:table-cell>
              <table:table-cell office:value-type="float" office:value="-0.35590730628">
                <text:p>-0.3559073062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004235">
                <text:p>0.00004235</text:p>
              </table:table-cell>
              <table:table-cell office:value-type="float" office:value="-0.35750761328">
                <text:p>-0.3575076132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00424">
                <text:p>0.0000424</text:p>
              </table:table-cell>
              <table:table-cell office:value-type="float" office:value="-0.35666081582">
                <text:p>-0.3566608158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004245">
                <text:p>0.00004245</text:p>
              </table:table-cell>
              <table:table-cell office:value-type="float" office:value="-0.35011032415">
                <text:p>-0.3501103241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00425">
                <text:p>0.0000425</text:p>
              </table:table-cell>
              <table:table-cell office:value-type="float" office:value="-0.35036718252">
                <text:p>-0.3503671825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004255">
                <text:p>0.00004255</text:p>
              </table:table-cell>
              <table:table-cell office:value-type="float" office:value="-0.35145913968">
                <text:p>-0.3514591396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00426">
                <text:p>0.0000426</text:p>
              </table:table-cell>
              <table:table-cell office:value-type="float" office:value="-0.34869636686">
                <text:p>-0.3486963668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004265">
                <text:p>0.00004265</text:p>
              </table:table-cell>
              <table:table-cell office:value-type="float" office:value="-0.34784970509">
                <text:p>-0.3478497050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00427">
                <text:p>0.0000427</text:p>
              </table:table-cell>
              <table:table-cell office:value-type="float" office:value="-0.34459997473">
                <text:p>-0.3445999747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004275">
                <text:p>0.00004275</text:p>
              </table:table-cell>
              <table:table-cell office:value-type="float" office:value="-0.34755464509">
                <text:p>-0.3475546450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00428">
                <text:p>0.0000428</text:p>
              </table:table-cell>
              <table:table-cell office:value-type="float" office:value="-0.33994218167">
                <text:p>-0.3399421816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004285">
                <text:p>0.00004285</text:p>
              </table:table-cell>
              <table:table-cell office:value-type="float" office:value="-0.34196064107">
                <text:p>-0.3419606410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00429">
                <text:p>0.0000429</text:p>
              </table:table-cell>
              <table:table-cell office:value-type="float" office:value="-0.34335353772">
                <text:p>-0.3433535377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004295">
                <text:p>0.00004295</text:p>
              </table:table-cell>
              <table:table-cell office:value-type="float" office:value="-0.34198225951">
                <text:p>-0.3419822595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0043">
                <text:p>0.000043</text:p>
              </table:table-cell>
              <table:table-cell office:value-type="float" office:value="-0.34216518706">
                <text:p>-0.3421651870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004305">
                <text:p>0.00004305</text:p>
              </table:table-cell>
              <table:table-cell office:value-type="float" office:value="-0.34125101666">
                <text:p>-0.3412510166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00431">
                <text:p>0.0000431</text:p>
              </table:table-cell>
              <table:table-cell office:value-type="float" office:value="-0.33795553181">
                <text:p>-0.3379555318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004315">
                <text:p>0.00004315</text:p>
              </table:table-cell>
              <table:table-cell office:value-type="float" office:value="-0.34024773429">
                <text:p>-0.3402477342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00432">
                <text:p>0.0000432</text:p>
              </table:table-cell>
              <table:table-cell office:value-type="float" office:value="-0.33788313869">
                <text:p>-0.3378831386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004325">
                <text:p>0.00004325</text:p>
              </table:table-cell>
              <table:table-cell office:value-type="float" office:value="-0.33461968953">
                <text:p>-0.3346196895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00433">
                <text:p>0.0000433</text:p>
              </table:table-cell>
              <table:table-cell office:value-type="float" office:value="-0.3345134818">
                <text:p>-0.334513481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004335">
                <text:p>0.00004335</text:p>
              </table:table-cell>
              <table:table-cell office:value-type="float" office:value="-0.33514530095">
                <text:p>-0.3351453009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00434">
                <text:p>0.0000434</text:p>
              </table:table-cell>
              <table:table-cell office:value-type="float" office:value="-0.3341470086">
                <text:p>-0.334147008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004345">
                <text:p>0.00004345</text:p>
              </table:table-cell>
              <table:table-cell office:value-type="float" office:value="-0.33348080197">
                <text:p>-0.3334808019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00435">
                <text:p>0.0000435</text:p>
              </table:table-cell>
              <table:table-cell office:value-type="float" office:value="-0.33274585052">
                <text:p>-0.3327458505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004355">
                <text:p>0.00004355</text:p>
              </table:table-cell>
              <table:table-cell office:value-type="float" office:value="-0.32962534836">
                <text:p>-0.3296253483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00436">
                <text:p>0.0000436</text:p>
              </table:table-cell>
              <table:table-cell office:value-type="float" office:value="-0.3271676759">
                <text:p>-0.327167675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004365">
                <text:p>0.00004365</text:p>
              </table:table-cell>
              <table:table-cell office:value-type="float" office:value="-0.3274183382">
                <text:p>-0.327418338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00437">
                <text:p>0.0000437</text:p>
              </table:table-cell>
              <table:table-cell office:value-type="float" office:value="-0.32884384341">
                <text:p>-0.3288438434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004375">
                <text:p>0.00004375</text:p>
              </table:table-cell>
              <table:table-cell office:value-type="float" office:value="-0.32780237449">
                <text:p>-0.3278023744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00438">
                <text:p>0.0000438</text:p>
              </table:table-cell>
              <table:table-cell office:value-type="float" office:value="-0.32524226321">
                <text:p>-0.3252422632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004385">
                <text:p>0.00004385</text:p>
              </table:table-cell>
              <table:table-cell office:value-type="float" office:value="-0.32647710707">
                <text:p>-0.3264771070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00439">
                <text:p>0.0000439</text:p>
              </table:table-cell>
              <table:table-cell office:value-type="float" office:value="-0.32576216097">
                <text:p>-0.3257621609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004395">
                <text:p>0.00004395</text:p>
              </table:table-cell>
              <table:table-cell office:value-type="float" office:value="-0.32767362872">
                <text:p>-0.3276736287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0044">
                <text:p>0.000044</text:p>
              </table:table-cell>
              <table:table-cell office:value-type="float" office:value="-0.32373459588">
                <text:p>-0.3237345958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004405">
                <text:p>0.00004405</text:p>
              </table:table-cell>
              <table:table-cell office:value-type="float" office:value="-0.32392893567">
                <text:p>-0.3239289356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00441">
                <text:p>0.0000441</text:p>
              </table:table-cell>
              <table:table-cell office:value-type="float" office:value="-0.32237785057">
                <text:p>-0.3223778505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004415">
                <text:p>0.00004415</text:p>
              </table:table-cell>
              <table:table-cell office:value-type="float" office:value="-0.32215473143">
                <text:p>-0.3221547314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00442">
                <text:p>0.0000442</text:p>
              </table:table-cell>
              <table:table-cell office:value-type="float" office:value="-0.32026153533">
                <text:p>-0.3202615353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004425">
                <text:p>0.00004425</text:p>
              </table:table-cell>
              <table:table-cell office:value-type="float" office:value="-0.32076872434">
                <text:p>-0.3207687243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00443">
                <text:p>0.0000443</text:p>
              </table:table-cell>
              <table:table-cell office:value-type="float" office:value="-0.31852072357">
                <text:p>-0.3185207235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004435">
                <text:p>0.00004435</text:p>
              </table:table-cell>
              <table:table-cell office:value-type="float" office:value="-0.31697768885">
                <text:p>-0.3169776888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00444">
                <text:p>0.0000444</text:p>
              </table:table-cell>
              <table:table-cell office:value-type="float" office:value="-0.31582725337">
                <text:p>-0.3158272533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004445">
                <text:p>0.00004445</text:p>
              </table:table-cell>
              <table:table-cell office:value-type="float" office:value="-0.31584722856">
                <text:p>-0.3158472285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00445">
                <text:p>0.0000445</text:p>
              </table:table-cell>
              <table:table-cell office:value-type="float" office:value="-0.31579773531">
                <text:p>-0.3157977353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004455">
                <text:p>0.00004455</text:p>
              </table:table-cell>
              <table:table-cell office:value-type="float" office:value="-0.31608255896">
                <text:p>-0.3160825589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00446">
                <text:p>0.0000446</text:p>
              </table:table-cell>
              <table:table-cell office:value-type="float" office:value="-0.31729885982">
                <text:p>-0.3172988598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004465">
                <text:p>0.00004465</text:p>
              </table:table-cell>
              <table:table-cell office:value-type="float" office:value="-0.31301839439">
                <text:p>-0.3130183943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00447">
                <text:p>0.0000447</text:p>
              </table:table-cell>
              <table:table-cell office:value-type="float" office:value="-0.31696406049">
                <text:p>-0.3169640604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004475">
                <text:p>0.00004475</text:p>
              </table:table-cell>
              <table:table-cell office:value-type="float" office:value="-0.31202106688">
                <text:p>-0.3120210668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00448">
                <text:p>0.0000448</text:p>
              </table:table-cell>
              <table:table-cell office:value-type="float" office:value="-0.31100135209">
                <text:p>-0.3110013520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004485">
                <text:p>0.00004485</text:p>
              </table:table-cell>
              <table:table-cell office:value-type="float" office:value="-0.31069465372">
                <text:p>-0.3106946537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00449">
                <text:p>0.0000449</text:p>
              </table:table-cell>
              <table:table-cell office:value-type="float" office:value="-0.31045853939">
                <text:p>-0.3104585393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004495">
                <text:p>0.00004495</text:p>
              </table:table-cell>
              <table:table-cell office:value-type="float" office:value="-0.30531561294">
                <text:p>-0.3053156129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0045">
                <text:p>0.000045</text:p>
              </table:table-cell>
              <table:table-cell office:value-type="float" office:value="-0.30433584853">
                <text:p>-0.3043358485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004505">
                <text:p>0.00004505</text:p>
              </table:table-cell>
              <table:table-cell office:value-type="float" office:value="-0.30895423393">
                <text:p>-0.3089542339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00451">
                <text:p>0.0000451</text:p>
              </table:table-cell>
              <table:table-cell office:value-type="float" office:value="-0.30371039129">
                <text:p>-0.3037103912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004515">
                <text:p>0.00004515</text:p>
              </table:table-cell>
              <table:table-cell office:value-type="float" office:value="-0.30279282888">
                <text:p>-0.3027928288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00452">
                <text:p>0.0000452</text:p>
              </table:table-cell>
              <table:table-cell office:value-type="float" office:value="-0.30562867322">
                <text:p>-0.3056286732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004525">
                <text:p>0.00004525</text:p>
              </table:table-cell>
              <table:table-cell office:value-type="float" office:value="-0.30529051203">
                <text:p>-0.3052905120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00453">
                <text:p>0.0000453</text:p>
              </table:table-cell>
              <table:table-cell office:value-type="float" office:value="-0.30462031036">
                <text:p>-0.3046203103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004535">
                <text:p>0.00004535</text:p>
              </table:table-cell>
              <table:table-cell office:value-type="float" office:value="-0.30167944927">
                <text:p>-0.3016794492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00454">
                <text:p>0.0000454</text:p>
              </table:table-cell>
              <table:table-cell office:value-type="float" office:value="-0.29736334508">
                <text:p>-0.2973633450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004545">
                <text:p>0.00004545</text:p>
              </table:table-cell>
              <table:table-cell office:value-type="float" office:value="-0.30031240731">
                <text:p>-0.3003124073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00455">
                <text:p>0.0000455</text:p>
              </table:table-cell>
              <table:table-cell office:value-type="float" office:value="-0.29939775449">
                <text:p>-0.2993977544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004555">
                <text:p>0.00004555</text:p>
              </table:table-cell>
              <table:table-cell office:value-type="float" office:value="-0.30113283751">
                <text:p>-0.3011328375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0000456">
                <text:p>0.0000456</text:p>
              </table:table-cell>
              <table:table-cell office:value-type="float" office:value="-0.2998540633">
                <text:p>-0.299854063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00004565">
                <text:p>0.00004565</text:p>
              </table:table-cell>
              <table:table-cell office:value-type="float" office:value="-0.29255212745">
                <text:p>-0.2925521274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0000457">
                <text:p>0.0000457</text:p>
              </table:table-cell>
              <table:table-cell office:value-type="float" office:value="-0.29056776909">
                <text:p>-0.2905677690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00004575">
                <text:p>0.00004575</text:p>
              </table:table-cell>
              <table:table-cell office:value-type="float" office:value="-0.29504479042">
                <text:p>-0.2950447904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0000458">
                <text:p>0.0000458</text:p>
              </table:table-cell>
              <table:table-cell office:value-type="float" office:value="-0.29159776546">
                <text:p>-0.2915977654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0004585">
                <text:p>0.00004585</text:p>
              </table:table-cell>
              <table:table-cell office:value-type="float" office:value="-0.29222370511">
                <text:p>-0.2922237051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0000459">
                <text:p>0.0000459</text:p>
              </table:table-cell>
              <table:table-cell office:value-type="float" office:value="-0.29156413175">
                <text:p>-0.2915641317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00004595">
                <text:p>0.00004595</text:p>
              </table:table-cell>
              <table:table-cell office:value-type="float" office:value="-0.28620177968">
                <text:p>-0.2862017796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000046">
                <text:p>0.000046</text:p>
              </table:table-cell>
              <table:table-cell office:value-type="float" office:value="-0.29250884535">
                <text:p>-0.2925088453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0004605">
                <text:p>0.00004605</text:p>
              </table:table-cell>
              <table:table-cell office:value-type="float" office:value="-0.28543348096">
                <text:p>-0.2854334809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0000461">
                <text:p>0.0000461</text:p>
              </table:table-cell>
              <table:table-cell office:value-type="float" office:value="-0.28757640467">
                <text:p>-0.2875764046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00004615">
                <text:p>0.00004615</text:p>
              </table:table-cell>
              <table:table-cell office:value-type="float" office:value="-0.28467810205">
                <text:p>-0.2846781020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0000462">
                <text:p>0.0000462</text:p>
              </table:table-cell>
              <table:table-cell office:value-type="float" office:value="-0.2837302075">
                <text:p>-0.283730207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0004625">
                <text:p>0.00004625</text:p>
              </table:table-cell>
              <table:table-cell office:value-type="float" office:value="-0.28645025602">
                <text:p>-0.2864502560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0000463">
                <text:p>0.0000463</text:p>
              </table:table-cell>
              <table:table-cell office:value-type="float" office:value="-0.28257126937">
                <text:p>-0.2825712693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00004635">
                <text:p>0.00004635</text:p>
              </table:table-cell>
              <table:table-cell office:value-type="float" office:value="-0.28745893546">
                <text:p>-0.2874589354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0000464">
                <text:p>0.0000464</text:p>
              </table:table-cell>
              <table:table-cell office:value-type="float" office:value="-0.28694149503">
                <text:p>-0.2869414950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00004645">
                <text:p>0.00004645</text:p>
              </table:table-cell>
              <table:table-cell office:value-type="float" office:value="-0.28677884418">
                <text:p>-0.2867788441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0000465">
                <text:p>0.0000465</text:p>
              </table:table-cell>
              <table:table-cell office:value-type="float" office:value="-0.2817663972">
                <text:p>-0.281766397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00004655">
                <text:p>0.00004655</text:p>
              </table:table-cell>
              <table:table-cell office:value-type="float" office:value="-0.28140177831">
                <text:p>-0.2814017783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0000466">
                <text:p>0.0000466</text:p>
              </table:table-cell>
              <table:table-cell office:value-type="float" office:value="-0.2839614524">
                <text:p>-0.283961452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00004665">
                <text:p>0.00004665</text:p>
              </table:table-cell>
              <table:table-cell office:value-type="float" office:value="-0.27578154272">
                <text:p>-0.2757815427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0000467">
                <text:p>0.0000467</text:p>
              </table:table-cell>
              <table:table-cell office:value-type="float" office:value="-0.27667712488">
                <text:p>-0.2766771248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00004675">
                <text:p>0.00004675</text:p>
              </table:table-cell>
              <table:table-cell office:value-type="float" office:value="-0.27647447842">
                <text:p>-0.2764744784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0000468">
                <text:p>0.0000468</text:p>
              </table:table-cell>
              <table:table-cell office:value-type="float" office:value="-0.28087285025">
                <text:p>-0.2808728502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00004685">
                <text:p>0.00004685</text:p>
              </table:table-cell>
              <table:table-cell office:value-type="float" office:value="-0.27472855603">
                <text:p>-0.2747285560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0000469">
                <text:p>0.0000469</text:p>
              </table:table-cell>
              <table:table-cell office:value-type="float" office:value="-0.27431810726">
                <text:p>-0.2743181072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00004695">
                <text:p>0.00004695</text:p>
              </table:table-cell>
              <table:table-cell office:value-type="float" office:value="-0.27030475163">
                <text:p>-0.2703047516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000047">
                <text:p>0.000047</text:p>
              </table:table-cell>
              <table:table-cell office:value-type="float" office:value="-0.27228927582">
                <text:p>-0.2722892758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00004705">
                <text:p>0.00004705</text:p>
              </table:table-cell>
              <table:table-cell office:value-type="float" office:value="-0.2759847319">
                <text:p>-0.275984731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0000471">
                <text:p>0.0000471</text:p>
              </table:table-cell>
              <table:table-cell office:value-type="float" office:value="-0.27051100116">
                <text:p>-0.2705110011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00004715">
                <text:p>0.00004715</text:p>
              </table:table-cell>
              <table:table-cell office:value-type="float" office:value="-0.26648057993">
                <text:p>-0.2664805799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0000472">
                <text:p>0.0000472</text:p>
              </table:table-cell>
              <table:table-cell office:value-type="float" office:value="-0.26763914117">
                <text:p>-0.2676391411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00004725">
                <text:p>0.00004725</text:p>
              </table:table-cell>
              <table:table-cell office:value-type="float" office:value="-0.27010044686">
                <text:p>-0.2701004468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0000473">
                <text:p>0.0000473</text:p>
              </table:table-cell>
              <table:table-cell office:value-type="float" office:value="-0.26935926917">
                <text:p>-0.2693592691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00004735">
                <text:p>0.00004735</text:p>
              </table:table-cell>
              <table:table-cell office:value-type="float" office:value="-0.27050240806">
                <text:p>-0.2705024080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0000474">
                <text:p>0.0000474</text:p>
              </table:table-cell>
              <table:table-cell office:value-type="float" office:value="-0.26567821032">
                <text:p>-0.2656782103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00004745">
                <text:p>0.00004745</text:p>
              </table:table-cell>
              <table:table-cell office:value-type="float" office:value="-0.26584196168">
                <text:p>-0.2658419616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000475">
                <text:p>0.0000475</text:p>
              </table:table-cell>
              <table:table-cell office:value-type="float" office:value="-0.26510744742">
                <text:p>-0.2651074474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00004755">
                <text:p>0.00004755</text:p>
              </table:table-cell>
              <table:table-cell office:value-type="float" office:value="-0.26348095408">
                <text:p>-0.2634809540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0000476">
                <text:p>0.0000476</text:p>
              </table:table-cell>
              <table:table-cell office:value-type="float" office:value="-0.2597395626">
                <text:p>-0.259739562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00004765">
                <text:p>0.00004765</text:p>
              </table:table-cell>
              <table:table-cell office:value-type="float" office:value="-0.26120230458">
                <text:p>-0.2612023045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000477">
                <text:p>0.0000477</text:p>
              </table:table-cell>
              <table:table-cell office:value-type="float" office:value="-0.25993372148">
                <text:p>-0.2599337214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00004775">
                <text:p>0.00004775</text:p>
              </table:table-cell>
              <table:table-cell office:value-type="float" office:value="-0.26270018783">
                <text:p>-0.2627001878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0000478">
                <text:p>0.0000478</text:p>
              </table:table-cell>
              <table:table-cell office:value-type="float" office:value="-0.25896378638">
                <text:p>-0.2589637863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00004785">
                <text:p>0.00004785</text:p>
              </table:table-cell>
              <table:table-cell office:value-type="float" office:value="-0.25585204315">
                <text:p>-0.2558520431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000479">
                <text:p>0.0000479</text:p>
              </table:table-cell>
              <table:table-cell office:value-type="float" office:value="-0.25655340613">
                <text:p>-0.2565534061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00004795">
                <text:p>0.00004795</text:p>
              </table:table-cell>
              <table:table-cell office:value-type="float" office:value="-0.25843724027">
                <text:p>-0.2584372402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000048">
                <text:p>0.000048</text:p>
              </table:table-cell>
              <table:table-cell office:value-type="float" office:value="-0.25889039827">
                <text:p>-0.2588903982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00004805">
                <text:p>0.00004805</text:p>
              </table:table-cell>
              <table:table-cell office:value-type="float" office:value="-0.25766194646">
                <text:p>-0.2576619464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0000481">
                <text:p>0.0000481</text:p>
              </table:table-cell>
              <table:table-cell office:value-type="float" office:value="-0.25694849285">
                <text:p>-0.2569484928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00004815">
                <text:p>0.00004815</text:p>
              </table:table-cell>
              <table:table-cell office:value-type="float" office:value="-0.25893122304">
                <text:p>-0.2589312230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0000482">
                <text:p>0.0000482</text:p>
              </table:table-cell>
              <table:table-cell office:value-type="float" office:value="-0.25508974453">
                <text:p>-0.2550897445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00004825">
                <text:p>0.00004825</text:p>
              </table:table-cell>
              <table:table-cell office:value-type="float" office:value="-0.25422200704">
                <text:p>-0.2542220070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0000483">
                <text:p>0.0000483</text:p>
              </table:table-cell>
              <table:table-cell office:value-type="float" office:value="-0.25270021386">
                <text:p>-0.2527002138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00004835">
                <text:p>0.00004835</text:p>
              </table:table-cell>
              <table:table-cell office:value-type="float" office:value="-0.25383928233">
                <text:p>-0.2538392823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0000484">
                <text:p>0.0000484</text:p>
              </table:table-cell>
              <table:table-cell office:value-type="float" office:value="-0.25206424892">
                <text:p>-0.2520642489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00004845">
                <text:p>0.00004845</text:p>
              </table:table-cell>
              <table:table-cell office:value-type="float" office:value="-0.24966620053">
                <text:p>-0.2496662005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0000485">
                <text:p>0.0000485</text:p>
              </table:table-cell>
              <table:table-cell office:value-type="float" office:value="-0.24886571537">
                <text:p>-0.2488657153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00004855">
                <text:p>0.00004855</text:p>
              </table:table-cell>
              <table:table-cell office:value-type="float" office:value="-0.24952390177">
                <text:p>-0.2495239017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0000486">
                <text:p>0.0000486</text:p>
              </table:table-cell>
              <table:table-cell office:value-type="float" office:value="-0.24551410399">
                <text:p>-0.2455141039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00004865">
                <text:p>0.00004865</text:p>
              </table:table-cell>
              <table:table-cell office:value-type="float" office:value="-0.2497937101">
                <text:p>-0.249793710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0000487">
                <text:p>0.0000487</text:p>
              </table:table-cell>
              <table:table-cell office:value-type="float" office:value="-0.24625614098">
                <text:p>-0.2462561409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00004875">
                <text:p>0.00004875</text:p>
              </table:table-cell>
              <table:table-cell office:value-type="float" office:value="-0.24667813768">
                <text:p>-0.2466781376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0000488">
                <text:p>0.0000488</text:p>
              </table:table-cell>
              <table:table-cell office:value-type="float" office:value="-0.24790631812">
                <text:p>-0.2479063181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00004885">
                <text:p>0.00004885</text:p>
              </table:table-cell>
              <table:table-cell office:value-type="float" office:value="-0.24532614118">
                <text:p>-0.2453261411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0000489">
                <text:p>0.0000489</text:p>
              </table:table-cell>
              <table:table-cell office:value-type="float" office:value="-0.25071951888">
                <text:p>-0.2507195188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00004895">
                <text:p>0.00004895</text:p>
              </table:table-cell>
              <table:table-cell office:value-type="float" office:value="-0.24395471222">
                <text:p>-0.2439547122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000049">
                <text:p>0.000049</text:p>
              </table:table-cell>
              <table:table-cell office:value-type="float" office:value="-0.24663414702">
                <text:p>-0.2466341470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00004905">
                <text:p>0.00004905</text:p>
              </table:table-cell>
              <table:table-cell office:value-type="float" office:value="-0.24563252297">
                <text:p>-0.2456325229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000491">
                <text:p>0.0000491</text:p>
              </table:table-cell>
              <table:table-cell office:value-type="float" office:value="-0.24318032295">
                <text:p>-0.2431803229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0004915">
                <text:p>0.00004915</text:p>
              </table:table-cell>
              <table:table-cell office:value-type="float" office:value="-0.24112966202">
                <text:p>-0.24112966202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0000492">
                <text:p>0.0000492</text:p>
              </table:table-cell>
              <table:table-cell office:value-type="float" office:value="-0.23944075562">
                <text:p>-0.2394407556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00004925">
                <text:p>0.00004925</text:p>
              </table:table-cell>
              <table:table-cell office:value-type="float" office:value="-0.24148463252">
                <text:p>-0.2414846325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0000493">
                <text:p>0.0000493</text:p>
              </table:table-cell>
              <table:table-cell office:value-type="float" office:value="-0.2417219529">
                <text:p>-0.241721952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0004935">
                <text:p>0.00004935</text:p>
              </table:table-cell>
              <table:table-cell office:value-type="float" office:value="-0.24133078584">
                <text:p>-0.2413307858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0000494">
                <text:p>0.0000494</text:p>
              </table:table-cell>
              <table:table-cell office:value-type="float" office:value="-0.23977235892">
                <text:p>-0.23977235892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00004945">
                <text:p>0.00004945</text:p>
              </table:table-cell>
              <table:table-cell office:value-type="float" office:value="-0.23838347239">
                <text:p>-0.2383834723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0000495">
                <text:p>0.0000495</text:p>
              </table:table-cell>
              <table:table-cell office:value-type="float" office:value="-0.23412902748">
                <text:p>-0.2341290274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0004955">
                <text:p>0.00004955</text:p>
              </table:table-cell>
              <table:table-cell office:value-type="float" office:value="-0.23761656063">
                <text:p>-0.2376165606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000496">
                <text:p>0.0000496</text:p>
              </table:table-cell>
              <table:table-cell office:value-type="float" office:value="-0.23420564177">
                <text:p>-0.2342056417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00004965">
                <text:p>0.00004965</text:p>
              </table:table-cell>
              <table:table-cell office:value-type="float" office:value="-0.23206197935">
                <text:p>-0.2320619793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0000497">
                <text:p>0.0000497</text:p>
              </table:table-cell>
              <table:table-cell office:value-type="float" office:value="-0.23794406335">
                <text:p>-0.2379440633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00004975">
                <text:p>0.00004975</text:p>
              </table:table-cell>
              <table:table-cell office:value-type="float" office:value="-0.23295977763">
                <text:p>-0.2329597776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0000498">
                <text:p>0.0000498</text:p>
              </table:table-cell>
              <table:table-cell office:value-type="float" office:value="-0.23315714762">
                <text:p>-0.2331571476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00004985">
                <text:p>0.00004985</text:p>
              </table:table-cell>
              <table:table-cell office:value-type="float" office:value="-0.23123975515">
                <text:p>-0.2312397551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0000499">
                <text:p>0.0000499</text:p>
              </table:table-cell>
              <table:table-cell office:value-type="float" office:value="-0.22767464287">
                <text:p>-0.2276746428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00004995">
                <text:p>0.00004995</text:p>
              </table:table-cell>
              <table:table-cell office:value-type="float" office:value="-0.23216545839">
                <text:p>-0.2321654583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00005">
                <text:p>0.00005</text:p>
              </table:table-cell>
              <table:table-cell office:value-type="float" office:value="-0.23032139373">
                <text:p>-0.2303213937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00005005">
                <text:p>0.00005005</text:p>
              </table:table-cell>
              <table:table-cell office:value-type="float" office:value="-0.23033844425">
                <text:p>-0.2303384442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0000501">
                <text:p>0.0000501</text:p>
              </table:table-cell>
              <table:table-cell office:value-type="float" office:value="-0.23084702023">
                <text:p>-0.2308470202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00005015">
                <text:p>0.00005015</text:p>
              </table:table-cell>
              <table:table-cell office:value-type="float" office:value="-0.23106526995">
                <text:p>-0.2310652699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0000502">
                <text:p>0.0000502</text:p>
              </table:table-cell>
              <table:table-cell office:value-type="float" office:value="-0.22872309179">
                <text:p>-0.2287230917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00005025">
                <text:p>0.00005025</text:p>
              </table:table-cell>
              <table:table-cell office:value-type="float" office:value="-0.22923781862">
                <text:p>-0.2292378186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0000503">
                <text:p>0.0000503</text:p>
              </table:table-cell>
              <table:table-cell office:value-type="float" office:value="-0.23279278501">
                <text:p>-0.2327927850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00005035">
                <text:p>0.00005035</text:p>
              </table:table-cell>
              <table:table-cell office:value-type="float" office:value="-0.22815915815">
                <text:p>-0.2281591581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0000504">
                <text:p>0.0000504</text:p>
              </table:table-cell>
              <table:table-cell office:value-type="float" office:value="-0.22967743871">
                <text:p>-0.2296774387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00005045">
                <text:p>0.00005045</text:p>
              </table:table-cell>
              <table:table-cell office:value-type="float" office:value="-0.22823317944">
                <text:p>-0.2282331794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0000505">
                <text:p>0.0000505</text:p>
              </table:table-cell>
              <table:table-cell office:value-type="float" office:value="-0.22981355647">
                <text:p>-0.2298135564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00005055">
                <text:p>0.00005055</text:p>
              </table:table-cell>
              <table:table-cell office:value-type="float" office:value="-0.2231065045">
                <text:p>-0.223106504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0000506">
                <text:p>0.0000506</text:p>
              </table:table-cell>
              <table:table-cell office:value-type="float" office:value="-0.228015186">
                <text:p>-0.228015186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00005065">
                <text:p>0.00005065</text:p>
              </table:table-cell>
              <table:table-cell office:value-type="float" office:value="-0.22220450013">
                <text:p>-0.2222045001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0000507">
                <text:p>0.0000507</text:p>
              </table:table-cell>
              <table:table-cell office:value-type="float" office:value="-0.223006523">
                <text:p>-0.22300652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00005075">
                <text:p>0.00005075</text:p>
              </table:table-cell>
              <table:table-cell office:value-type="float" office:value="-0.22466405704">
                <text:p>-0.2246640570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0000508">
                <text:p>0.0000508</text:p>
              </table:table-cell>
              <table:table-cell office:value-type="float" office:value="-0.22027180591">
                <text:p>-0.2202718059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00005085">
                <text:p>0.00005085</text:p>
              </table:table-cell>
              <table:table-cell office:value-type="float" office:value="-0.21811201258">
                <text:p>-0.2181120125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0000509">
                <text:p>0.0000509</text:p>
              </table:table-cell>
              <table:table-cell office:value-type="float" office:value="-0.21623393733">
                <text:p>-0.2162339373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00005095">
                <text:p>0.00005095</text:p>
              </table:table-cell>
              <table:table-cell office:value-type="float" office:value="-0.21876240489">
                <text:p>-0.2187624048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00051">
                <text:p>0.000051</text:p>
              </table:table-cell>
              <table:table-cell office:value-type="float" office:value="-0.2208613681">
                <text:p>-0.220861368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00005105">
                <text:p>0.00005105</text:p>
              </table:table-cell>
              <table:table-cell office:value-type="float" office:value="-0.21978319006">
                <text:p>-0.2197831900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0000511">
                <text:p>0.0000511</text:p>
              </table:table-cell>
              <table:table-cell office:value-type="float" office:value="-0.21733206041">
                <text:p>-0.2173320604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00005115">
                <text:p>0.00005115</text:p>
              </table:table-cell>
              <table:table-cell office:value-type="float" office:value="-0.21573484392">
                <text:p>-0.2157348439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000512">
                <text:p>0.0000512</text:p>
              </table:table-cell>
              <table:table-cell office:value-type="float" office:value="-0.21814745536">
                <text:p>-0.2181474553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00005125">
                <text:p>0.00005125</text:p>
              </table:table-cell>
              <table:table-cell office:value-type="float" office:value="-0.21074672899">
                <text:p>-0.2107467289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0000513">
                <text:p>0.0000513</text:p>
              </table:table-cell>
              <table:table-cell office:value-type="float" office:value="-0.21131340639">
                <text:p>-0.2113134063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00005135">
                <text:p>0.00005135</text:p>
              </table:table-cell>
              <table:table-cell office:value-type="float" office:value="-0.20893843877">
                <text:p>-0.2089384387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0000514">
                <text:p>0.0000514</text:p>
              </table:table-cell>
              <table:table-cell office:value-type="float" office:value="-0.21234316155">
                <text:p>-0.2123431615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00005145">
                <text:p>0.00005145</text:p>
              </table:table-cell>
              <table:table-cell office:value-type="float" office:value="-0.21266888535">
                <text:p>-0.2126688853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0000515">
                <text:p>0.0000515</text:p>
              </table:table-cell>
              <table:table-cell office:value-type="float" office:value="-0.21207868998">
                <text:p>-0.2120786899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00005155">
                <text:p>0.00005155</text:p>
              </table:table-cell>
              <table:table-cell office:value-type="float" office:value="-0.20937760659">
                <text:p>-0.2093776065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0000516">
                <text:p>0.0000516</text:p>
              </table:table-cell>
              <table:table-cell office:value-type="float" office:value="-0.21352300956">
                <text:p>-0.2135230095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00005165">
                <text:p>0.00005165</text:p>
              </table:table-cell>
              <table:table-cell office:value-type="float" office:value="-0.20982948316">
                <text:p>-0.2098294831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0000517">
                <text:p>0.0000517</text:p>
              </table:table-cell>
              <table:table-cell office:value-type="float" office:value="-0.20800812238">
                <text:p>-0.20800812238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00005175">
                <text:p>0.00005175</text:p>
              </table:table-cell>
              <table:table-cell office:value-type="float" office:value="-0.21299485036">
                <text:p>-0.2129948503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0000518">
                <text:p>0.0000518</text:p>
              </table:table-cell>
              <table:table-cell office:value-type="float" office:value="-0.21079756397">
                <text:p>-0.21079756397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00005185">
                <text:p>0.00005185</text:p>
              </table:table-cell>
              <table:table-cell office:value-type="float" office:value="-0.21123992783">
                <text:p>-0.2112399278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0000519">
                <text:p>0.0000519</text:p>
              </table:table-cell>
              <table:table-cell office:value-type="float" office:value="-0.20964491238">
                <text:p>-0.2096449123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00005195">
                <text:p>0.00005195</text:p>
              </table:table-cell>
              <table:table-cell office:value-type="float" office:value="-0.21306065543">
                <text:p>-0.2130606554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000052">
                <text:p>0.000052</text:p>
              </table:table-cell>
              <table:table-cell office:value-type="float" office:value="-0.20548541371">
                <text:p>-0.2054854137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00005205">
                <text:p>0.00005205</text:p>
              </table:table-cell>
              <table:table-cell office:value-type="float" office:value="-0.2058798371">
                <text:p>-0.205879837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0000521">
                <text:p>0.0000521</text:p>
              </table:table-cell>
              <table:table-cell office:value-type="float" office:value="-0.20439951695">
                <text:p>-0.2043995169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00005215">
                <text:p>0.00005215</text:p>
              </table:table-cell>
              <table:table-cell office:value-type="float" office:value="-0.20449212647">
                <text:p>-0.2044921264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0000522">
                <text:p>0.0000522</text:p>
              </table:table-cell>
              <table:table-cell office:value-type="float" office:value="-0.20355389539">
                <text:p>-0.2035538953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00005225">
                <text:p>0.00005225</text:p>
              </table:table-cell>
              <table:table-cell office:value-type="float" office:value="-0.20439277815">
                <text:p>-0.2043927781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0000523">
                <text:p>0.0000523</text:p>
              </table:table-cell>
              <table:table-cell office:value-type="float" office:value="-0.20327896134">
                <text:p>-0.2032789613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00005235">
                <text:p>0.00005235</text:p>
              </table:table-cell>
              <table:table-cell office:value-type="float" office:value="-0.2040495817">
                <text:p>-0.204049581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0000524">
                <text:p>0.0000524</text:p>
              </table:table-cell>
              <table:table-cell office:value-type="float" office:value="-0.19940770849">
                <text:p>-0.1994077084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00005245">
                <text:p>0.00005245</text:p>
              </table:table-cell>
              <table:table-cell office:value-type="float" office:value="-0.20215833036">
                <text:p>-0.2021583303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0000525">
                <text:p>0.0000525</text:p>
              </table:table-cell>
              <table:table-cell office:value-type="float" office:value="-0.2055662944">
                <text:p>-0.205566294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00005255">
                <text:p>0.00005255</text:p>
              </table:table-cell>
              <table:table-cell office:value-type="float" office:value="-0.19951771527">
                <text:p>-0.19951771527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0000526">
                <text:p>0.0000526</text:p>
              </table:table-cell>
              <table:table-cell office:value-type="float" office:value="-0.19711057628">
                <text:p>-0.1971105762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00005265">
                <text:p>0.00005265</text:p>
              </table:table-cell>
              <table:table-cell office:value-type="float" office:value="-0.20197413646">
                <text:p>-0.2019741364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0000527">
                <text:p>0.0000527</text:p>
              </table:table-cell>
              <table:table-cell office:value-type="float" office:value="-0.19485977145">
                <text:p>-0.1948597714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00005275">
                <text:p>0.00005275</text:p>
              </table:table-cell>
              <table:table-cell office:value-type="float" office:value="-0.19614572166">
                <text:p>-0.1961457216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0000528">
                <text:p>0.0000528</text:p>
              </table:table-cell>
              <table:table-cell office:value-type="float" office:value="-0.20033458763">
                <text:p>-0.2003345876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00005285">
                <text:p>0.00005285</text:p>
              </table:table-cell>
              <table:table-cell office:value-type="float" office:value="-0.19694730734">
                <text:p>-0.1969473073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0000529">
                <text:p>0.0000529</text:p>
              </table:table-cell>
              <table:table-cell office:value-type="float" office:value="-0.19802135466">
                <text:p>-0.1980213546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00005295">
                <text:p>0.00005295</text:p>
              </table:table-cell>
              <table:table-cell office:value-type="float" office:value="-0.193488644">
                <text:p>-0.19348864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000053">
                <text:p>0.000053</text:p>
              </table:table-cell>
              <table:table-cell office:value-type="float" office:value="-0.19399489832">
                <text:p>-0.1939948983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00005305">
                <text:p>0.00005305</text:p>
              </table:table-cell>
              <table:table-cell office:value-type="float" office:value="-0.1976379214">
                <text:p>-0.197637921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0000531">
                <text:p>0.0000531</text:p>
              </table:table-cell>
              <table:table-cell office:value-type="float" office:value="-0.19051755629">
                <text:p>-0.1905175562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00005315">
                <text:p>0.00005315</text:p>
              </table:table-cell>
              <table:table-cell office:value-type="float" office:value="-0.19268146526">
                <text:p>-0.1926814652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0000532">
                <text:p>0.0000532</text:p>
              </table:table-cell>
              <table:table-cell office:value-type="float" office:value="-0.18921054544">
                <text:p>-0.18921054544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00005325">
                <text:p>0.00005325</text:p>
              </table:table-cell>
              <table:table-cell office:value-type="float" office:value="-0.19550879188">
                <text:p>-0.19550879188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0000533">
                <text:p>0.0000533</text:p>
              </table:table-cell>
              <table:table-cell office:value-type="float" office:value="-0.19512439377">
                <text:p>-0.1951243937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00005335">
                <text:p>0.00005335</text:p>
              </table:table-cell>
              <table:table-cell office:value-type="float" office:value="-0.1890820258">
                <text:p>-0.189082025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0000534">
                <text:p>0.0000534</text:p>
              </table:table-cell>
              <table:table-cell office:value-type="float" office:value="-0.19180750154">
                <text:p>-0.1918075015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00005345">
                <text:p>0.00005345</text:p>
              </table:table-cell>
              <table:table-cell office:value-type="float" office:value="-0.19022308425">
                <text:p>-0.1902230842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0000535">
                <text:p>0.0000535</text:p>
              </table:table-cell>
              <table:table-cell office:value-type="float" office:value="-0.18756259949">
                <text:p>-0.1875625994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00005355">
                <text:p>0.00005355</text:p>
              </table:table-cell>
              <table:table-cell office:value-type="float" office:value="-0.18988982264">
                <text:p>-0.1898898226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0000536">
                <text:p>0.0000536</text:p>
              </table:table-cell>
              <table:table-cell office:value-type="float" office:value="-0.18384745467">
                <text:p>-0.1838474546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00005365">
                <text:p>0.00005365</text:p>
              </table:table-cell>
              <table:table-cell office:value-type="float" office:value="-0.19008196139">
                <text:p>-0.1900819613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0000537">
                <text:p>0.0000537</text:p>
              </table:table-cell>
              <table:table-cell office:value-type="float" office:value="-0.18544960089">
                <text:p>-0.1854496008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00005375">
                <text:p>0.00005375</text:p>
              </table:table-cell>
              <table:table-cell office:value-type="float" office:value="-0.19095550299">
                <text:p>-0.1909555029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0000538">
                <text:p>0.0000538</text:p>
              </table:table-cell>
              <table:table-cell office:value-type="float" office:value="-0.19029021597">
                <text:p>-0.1902902159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00005385">
                <text:p>0.00005385</text:p>
              </table:table-cell>
              <table:table-cell office:value-type="float" office:value="-0.18945829815">
                <text:p>-0.1894582981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0000539">
                <text:p>0.0000539</text:p>
              </table:table-cell>
              <table:table-cell office:value-type="float" office:value="-0.18974562435">
                <text:p>-0.1897456243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00005395">
                <text:p>0.00005395</text:p>
              </table:table-cell>
              <table:table-cell office:value-type="float" office:value="-0.18776408513">
                <text:p>-0.1877640851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000054">
                <text:p>0.000054</text:p>
              </table:table-cell>
              <table:table-cell office:value-type="float" office:value="-0.18582520991">
                <text:p>-0.1858252099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00005405">
                <text:p>0.00005405</text:p>
              </table:table-cell>
              <table:table-cell office:value-type="float" office:value="-0.1849120948">
                <text:p>-0.184912094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0000541">
                <text:p>0.0000541</text:p>
              </table:table-cell>
              <table:table-cell office:value-type="float" office:value="-0.18441280541">
                <text:p>-0.1844128054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00005415">
                <text:p>0.00005415</text:p>
              </table:table-cell>
              <table:table-cell office:value-type="float" office:value="-0.18276077397">
                <text:p>-0.1827607739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0000542">
                <text:p>0.0000542</text:p>
              </table:table-cell>
              <table:table-cell office:value-type="float" office:value="-0.18543671123">
                <text:p>-0.1854367112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00005425">
                <text:p>0.00005425</text:p>
              </table:table-cell>
              <table:table-cell office:value-type="float" office:value="-0.18063389072">
                <text:p>-0.1806338907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0000543">
                <text:p>0.0000543</text:p>
              </table:table-cell>
              <table:table-cell office:value-type="float" office:value="-0.17802249218">
                <text:p>-0.1780224921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00005435">
                <text:p>0.00005435</text:p>
              </table:table-cell>
              <table:table-cell office:value-type="float" office:value="-0.17838914629">
                <text:p>-0.1783891462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0000544">
                <text:p>0.0000544</text:p>
              </table:table-cell>
              <table:table-cell office:value-type="float" office:value="-0.18418932445">
                <text:p>-0.1841893244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00005445">
                <text:p>0.00005445</text:p>
              </table:table-cell>
              <table:table-cell office:value-type="float" office:value="-0.17633076664">
                <text:p>-0.1763307666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0000545">
                <text:p>0.0000545</text:p>
              </table:table-cell>
              <table:table-cell office:value-type="float" office:value="-0.17694622874">
                <text:p>-0.1769462287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00005455">
                <text:p>0.00005455</text:p>
              </table:table-cell>
              <table:table-cell office:value-type="float" office:value="-0.17847384111">
                <text:p>-0.1784738411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0000546">
                <text:p>0.0000546</text:p>
              </table:table-cell>
              <table:table-cell office:value-type="float" office:value="-0.1796344074">
                <text:p>-0.179634407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00005465">
                <text:p>0.00005465</text:p>
              </table:table-cell>
              <table:table-cell office:value-type="float" office:value="-0.17938211694">
                <text:p>-0.1793821169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0000547">
                <text:p>0.0000547</text:p>
              </table:table-cell>
              <table:table-cell office:value-type="float" office:value="-0.17703405929">
                <text:p>-0.1770340592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00005475">
                <text:p>0.00005475</text:p>
              </table:table-cell>
              <table:table-cell office:value-type="float" office:value="-0.18002353925">
                <text:p>-0.1800235392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0000548">
                <text:p>0.0000548</text:p>
              </table:table-cell>
              <table:table-cell office:value-type="float" office:value="-0.17724896223">
                <text:p>-0.1772489622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00005485">
                <text:p>0.00005485</text:p>
              </table:table-cell>
              <table:table-cell office:value-type="float" office:value="-0.17880699719">
                <text:p>-0.1788069971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0000549">
                <text:p>0.0000549</text:p>
              </table:table-cell>
              <table:table-cell office:value-type="float" office:value="-0.17457254255">
                <text:p>-0.1745725425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00005495">
                <text:p>0.00005495</text:p>
              </table:table-cell>
              <table:table-cell office:value-type="float" office:value="-0.17432656876">
                <text:p>-0.1743265687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000055">
                <text:p>0.000055</text:p>
              </table:table-cell>
              <table:table-cell office:value-type="float" office:value="-0.17498808688">
                <text:p>-0.1749880868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00005505">
                <text:p>0.00005505</text:p>
              </table:table-cell>
              <table:table-cell office:value-type="float" office:value="-0.17380825394">
                <text:p>-0.1738082539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0000551">
                <text:p>0.0000551</text:p>
              </table:table-cell>
              <table:table-cell office:value-type="float" office:value="-0.1733576588">
                <text:p>-0.173357658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00005515">
                <text:p>0.00005515</text:p>
              </table:table-cell>
              <table:table-cell office:value-type="float" office:value="-0.17559087039">
                <text:p>-0.1755908703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0000552">
                <text:p>0.0000552</text:p>
              </table:table-cell>
              <table:table-cell office:value-type="float" office:value="-0.17355858664">
                <text:p>-0.1735585866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00005525">
                <text:p>0.00005525</text:p>
              </table:table-cell>
              <table:table-cell office:value-type="float" office:value="-0.17581587398">
                <text:p>-0.1758158739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0000553">
                <text:p>0.0000553</text:p>
              </table:table-cell>
              <table:table-cell office:value-type="float" office:value="-0.1710113047">
                <text:p>-0.171011304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00005535">
                <text:p>0.00005535</text:p>
              </table:table-cell>
              <table:table-cell office:value-type="float" office:value="-0.17354590804">
                <text:p>-0.1735459080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0000554">
                <text:p>0.0000554</text:p>
              </table:table-cell>
              <table:table-cell office:value-type="float" office:value="-0.17145568869">
                <text:p>-0.1714556886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00005545">
                <text:p>0.00005545</text:p>
              </table:table-cell>
              <table:table-cell office:value-type="float" office:value="-0.17075838106">
                <text:p>-0.1707583810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0000555">
                <text:p>0.0000555</text:p>
              </table:table-cell>
              <table:table-cell office:value-type="float" office:value="-0.16957458324">
                <text:p>-0.1695745832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00005555">
                <text:p>0.00005555</text:p>
              </table:table-cell>
              <table:table-cell office:value-type="float" office:value="-0.16840432332">
                <text:p>-0.1684043233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0000556">
                <text:p>0.0000556</text:p>
              </table:table-cell>
              <table:table-cell office:value-type="float" office:value="-0.16534985237">
                <text:p>-0.1653498523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00005565">
                <text:p>0.00005565</text:p>
              </table:table-cell>
              <table:table-cell office:value-type="float" office:value="-0.17256673158">
                <text:p>-0.1725667315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0000557">
                <text:p>0.0000557</text:p>
              </table:table-cell>
              <table:table-cell office:value-type="float" office:value="-0.16951547174">
                <text:p>-0.1695154717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00005575">
                <text:p>0.00005575</text:p>
              </table:table-cell>
              <table:table-cell office:value-type="float" office:value="-0.16617667463">
                <text:p>-0.1661766746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0000558">
                <text:p>0.0000558</text:p>
              </table:table-cell>
              <table:table-cell office:value-type="float" office:value="-0.16763650702">
                <text:p>-0.1676365070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00005585">
                <text:p>0.00005585</text:p>
              </table:table-cell>
              <table:table-cell office:value-type="float" office:value="-0.16889728095">
                <text:p>-0.1688972809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0000559">
                <text:p>0.0000559</text:p>
              </table:table-cell>
              <table:table-cell office:value-type="float" office:value="-0.16263107021">
                <text:p>-0.1626310702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00005595">
                <text:p>0.00005595</text:p>
              </table:table-cell>
              <table:table-cell office:value-type="float" office:value="-0.16651396143">
                <text:p>-0.1665139614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000056">
                <text:p>0.000056</text:p>
              </table:table-cell>
              <table:table-cell office:value-type="float" office:value="-0.16928838771">
                <text:p>-0.1692883877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00005605">
                <text:p>0.00005605</text:p>
              </table:table-cell>
              <table:table-cell office:value-type="float" office:value="-0.16838217724">
                <text:p>-0.1683821772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0000561">
                <text:p>0.0000561</text:p>
              </table:table-cell>
              <table:table-cell office:value-type="float" office:value="-0.16436217326">
                <text:p>-0.1643621732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00005615">
                <text:p>0.00005615</text:p>
              </table:table-cell>
              <table:table-cell office:value-type="float" office:value="-0.16421998003">
                <text:p>-0.1642199800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0000562">
                <text:p>0.0000562</text:p>
              </table:table-cell>
              <table:table-cell office:value-type="float" office:value="-0.16424101052">
                <text:p>-0.1642410105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00005625">
                <text:p>0.00005625</text:p>
              </table:table-cell>
              <table:table-cell office:value-type="float" office:value="-0.16490889054">
                <text:p>-0.1649088905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0000563">
                <text:p>0.0000563</text:p>
              </table:table-cell>
              <table:table-cell office:value-type="float" office:value="-0.1679292906">
                <text:p>-0.167929290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00005635">
                <text:p>0.00005635</text:p>
              </table:table-cell>
              <table:table-cell office:value-type="float" office:value="-0.15939070181">
                <text:p>-0.1593907018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0000564">
                <text:p>0.0000564</text:p>
              </table:table-cell>
              <table:table-cell office:value-type="float" office:value="-0.16349309404">
                <text:p>-0.1634930940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00005645">
                <text:p>0.00005645</text:p>
              </table:table-cell>
              <table:table-cell office:value-type="float" office:value="-0.16138152761">
                <text:p>-0.1613815276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0000565">
                <text:p>0.0000565</text:p>
              </table:table-cell>
              <table:table-cell office:value-type="float" office:value="-0.16239718707">
                <text:p>-0.1623971870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00005655">
                <text:p>0.00005655</text:p>
              </table:table-cell>
              <table:table-cell office:value-type="float" office:value="-0.16512335629">
                <text:p>-0.1651233562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0000566">
                <text:p>0.0000566</text:p>
              </table:table-cell>
              <table:table-cell office:value-type="float" office:value="-0.16302255385">
                <text:p>-0.1630225538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00005665">
                <text:p>0.00005665</text:p>
              </table:table-cell>
              <table:table-cell office:value-type="float" office:value="-0.16226788349">
                <text:p>-0.1622678834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0000567">
                <text:p>0.0000567</text:p>
              </table:table-cell>
              <table:table-cell office:value-type="float" office:value="-0.1619953314">
                <text:p>-0.161995331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00005675">
                <text:p>0.00005675</text:p>
              </table:table-cell>
              <table:table-cell office:value-type="float" office:value="-0.16289585836">
                <text:p>-0.1628958583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0000568">
                <text:p>0.0000568</text:p>
              </table:table-cell>
              <table:table-cell office:value-type="float" office:value="-0.15887142215">
                <text:p>-0.1588714221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00005685">
                <text:p>0.00005685</text:p>
              </table:table-cell>
              <table:table-cell office:value-type="float" office:value="-0.16038478806">
                <text:p>-0.1603847880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0000569">
                <text:p>0.0000569</text:p>
              </table:table-cell>
              <table:table-cell office:value-type="float" office:value="-0.15779466122">
                <text:p>-0.1577946612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00005695">
                <text:p>0.00005695</text:p>
              </table:table-cell>
              <table:table-cell office:value-type="float" office:value="-0.15687813902">
                <text:p>-0.1568781390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000057">
                <text:p>0.000057</text:p>
              </table:table-cell>
              <table:table-cell office:value-type="float" office:value="-0.15750627972">
                <text:p>-0.1575062797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00005705">
                <text:p>0.00005705</text:p>
              </table:table-cell>
              <table:table-cell office:value-type="float" office:value="-0.1585970459">
                <text:p>-0.158597045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0000571">
                <text:p>0.0000571</text:p>
              </table:table-cell>
              <table:table-cell office:value-type="float" office:value="-0.15842854572">
                <text:p>-0.1584285457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00005715">
                <text:p>0.00005715</text:p>
              </table:table-cell>
              <table:table-cell office:value-type="float" office:value="-0.15725726066">
                <text:p>-0.1572572606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0000572">
                <text:p>0.0000572</text:p>
              </table:table-cell>
              <table:table-cell office:value-type="float" office:value="-0.15686331969">
                <text:p>-0.1568633196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00005725">
                <text:p>0.00005725</text:p>
              </table:table-cell>
              <table:table-cell office:value-type="float" office:value="-0.15478124117">
                <text:p>-0.1547812411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0000573">
                <text:p>0.0000573</text:p>
              </table:table-cell>
              <table:table-cell office:value-type="float" office:value="-0.1545652528">
                <text:p>-0.154565252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00005735">
                <text:p>0.00005735</text:p>
              </table:table-cell>
              <table:table-cell office:value-type="float" office:value="-0.15751520449">
                <text:p>-0.1575152044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0000574">
                <text:p>0.0000574</text:p>
              </table:table-cell>
              <table:table-cell office:value-type="float" office:value="-0.15380725073">
                <text:p>-0.1538072507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00005745">
                <text:p>0.00005745</text:p>
              </table:table-cell>
              <table:table-cell office:value-type="float" office:value="-0.15437187784">
                <text:p>-0.1543718778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0000575">
                <text:p>0.0000575</text:p>
              </table:table-cell>
              <table:table-cell office:value-type="float" office:value="-0.15560595285">
                <text:p>-0.1556059528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00005755">
                <text:p>0.00005755</text:p>
              </table:table-cell>
              <table:table-cell office:value-type="float" office:value="-0.15622726429">
                <text:p>-0.1562272642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0000576">
                <text:p>0.0000576</text:p>
              </table:table-cell>
              <table:table-cell office:value-type="float" office:value="-0.14958790185">
                <text:p>-0.1495879018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00005765">
                <text:p>0.00005765</text:p>
              </table:table-cell>
              <table:table-cell office:value-type="float" office:value="-0.15538761268">
                <text:p>-0.1553876126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0000577">
                <text:p>0.0000577</text:p>
              </table:table-cell>
              <table:table-cell office:value-type="float" office:value="-0.15120156585">
                <text:p>-0.1512015658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00005775">
                <text:p>0.00005775</text:p>
              </table:table-cell>
              <table:table-cell office:value-type="float" office:value="-0.15234790076">
                <text:p>-0.1523479007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0000578">
                <text:p>0.0000578</text:p>
              </table:table-cell>
              <table:table-cell office:value-type="float" office:value="-0.15429990684">
                <text:p>-0.15429990684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00005785">
                <text:p>0.00005785</text:p>
              </table:table-cell>
              <table:table-cell office:value-type="float" office:value="-0.14999875767">
                <text:p>-0.1499987576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0000579">
                <text:p>0.0000579</text:p>
              </table:table-cell>
              <table:table-cell office:value-type="float" office:value="-0.15313456158">
                <text:p>-0.1531345615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00005795">
                <text:p>0.00005795</text:p>
              </table:table-cell>
              <table:table-cell office:value-type="float" office:value="-0.15289384919">
                <text:p>-0.1528938491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000058">
                <text:p>0.000058</text:p>
              </table:table-cell>
              <table:table-cell office:value-type="float" office:value="-0.15107155372">
                <text:p>-0.1510715537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00005805">
                <text:p>0.00005805</text:p>
              </table:table-cell>
              <table:table-cell office:value-type="float" office:value="-0.15204956936">
                <text:p>-0.1520495693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0000581">
                <text:p>0.0000581</text:p>
              </table:table-cell>
              <table:table-cell office:value-type="float" office:value="-0.15101345229">
                <text:p>-0.1510134522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00005815">
                <text:p>0.00005815</text:p>
              </table:table-cell>
              <table:table-cell office:value-type="float" office:value="-0.15243918363">
                <text:p>-0.1524391836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0000582">
                <text:p>0.0000582</text:p>
              </table:table-cell>
              <table:table-cell office:value-type="float" office:value="-0.15088238486">
                <text:p>-0.1508823848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00005825">
                <text:p>0.00005825</text:p>
              </table:table-cell>
              <table:table-cell office:value-type="float" office:value="-0.1498091064">
                <text:p>-0.149809106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0000583">
                <text:p>0.0000583</text:p>
              </table:table-cell>
              <table:table-cell office:value-type="float" office:value="-0.14828601672">
                <text:p>-0.1482860167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00005835">
                <text:p>0.00005835</text:p>
              </table:table-cell>
              <table:table-cell office:value-type="float" office:value="-0.14367109871">
                <text:p>-0.14367109871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0000584">
                <text:p>0.0000584</text:p>
              </table:table-cell>
              <table:table-cell office:value-type="float" office:value="-0.14909191402">
                <text:p>-0.1490919140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00005845">
                <text:p>0.00005845</text:p>
              </table:table-cell>
              <table:table-cell office:value-type="float" office:value="-0.14793115175">
                <text:p>-0.1479311517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0000585">
                <text:p>0.0000585</text:p>
              </table:table-cell>
              <table:table-cell office:value-type="float" office:value="-0.14703777063">
                <text:p>-0.14703777063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00005855">
                <text:p>0.00005855</text:p>
              </table:table-cell>
              <table:table-cell office:value-type="float" office:value="-0.14408098968">
                <text:p>-0.1440809896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0000586">
                <text:p>0.0000586</text:p>
              </table:table-cell>
              <table:table-cell office:value-type="float" office:value="-0.1470931283">
                <text:p>-0.147093128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00005865">
                <text:p>0.00005865</text:p>
              </table:table-cell>
              <table:table-cell office:value-type="float" office:value="-0.14318748796">
                <text:p>-0.14318748796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0000587">
                <text:p>0.0000587</text:p>
              </table:table-cell>
              <table:table-cell office:value-type="float" office:value="-0.14557160648">
                <text:p>-0.14557160648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00005875">
                <text:p>0.00005875</text:p>
              </table:table-cell>
              <table:table-cell office:value-type="float" office:value="-0.14211683265">
                <text:p>-0.1421168326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0000588">
                <text:p>0.0000588</text:p>
              </table:table-cell>
              <table:table-cell office:value-type="float" office:value="-0.14810896866">
                <text:p>-0.1481089686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00005885">
                <text:p>0.00005885</text:p>
              </table:table-cell>
              <table:table-cell office:value-type="float" office:value="-0.14158531159">
                <text:p>-0.1415853115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0000589">
                <text:p>0.0000589</text:p>
              </table:table-cell>
              <table:table-cell office:value-type="float" office:value="-0.14320670937">
                <text:p>-0.1432067093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00005895">
                <text:p>0.00005895</text:p>
              </table:table-cell>
              <table:table-cell office:value-type="float" office:value="-0.14425167583">
                <text:p>-0.1442516758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000059">
                <text:p>0.000059</text:p>
              </table:table-cell>
              <table:table-cell office:value-type="float" office:value="-0.14430722948">
                <text:p>-0.14430722948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00005905">
                <text:p>0.00005905</text:p>
              </table:table-cell>
              <table:table-cell office:value-type="float" office:value="-0.13922008281">
                <text:p>-0.1392200828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0000591">
                <text:p>0.0000591</text:p>
              </table:table-cell>
              <table:table-cell office:value-type="float" office:value="-0.14136424273">
                <text:p>-0.1413642427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00005915">
                <text:p>0.00005915</text:p>
              </table:table-cell>
              <table:table-cell office:value-type="float" office:value="-0.14165343831">
                <text:p>-0.1416534383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0000592">
                <text:p>0.0000592</text:p>
              </table:table-cell>
              <table:table-cell office:value-type="float" office:value="-0.14305679743">
                <text:p>-0.14305679743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00005925">
                <text:p>0.00005925</text:p>
              </table:table-cell>
              <table:table-cell office:value-type="float" office:value="-0.14068088004">
                <text:p>-0.1406808800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0000593">
                <text:p>0.0000593</text:p>
              </table:table-cell>
              <table:table-cell office:value-type="float" office:value="-0.14107441397">
                <text:p>-0.14107441397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00005935">
                <text:p>0.00005935</text:p>
              </table:table-cell>
              <table:table-cell office:value-type="float" office:value="-0.1395154594">
                <text:p>-0.139515459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0000594">
                <text:p>0.0000594</text:p>
              </table:table-cell>
              <table:table-cell office:value-type="float" office:value="-0.13550272187">
                <text:p>-0.1355027218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00005945">
                <text:p>0.00005945</text:p>
              </table:table-cell>
              <table:table-cell office:value-type="float" office:value="-0.14060910502">
                <text:p>-0.1406091050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0000595">
                <text:p>0.0000595</text:p>
              </table:table-cell>
              <table:table-cell office:value-type="float" office:value="-0.13741515446">
                <text:p>-0.13741515446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00005955">
                <text:p>0.00005955</text:p>
              </table:table-cell>
              <table:table-cell office:value-type="float" office:value="-0.13483654539">
                <text:p>-0.1348365453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0000596">
                <text:p>0.0000596</text:p>
              </table:table-cell>
              <table:table-cell office:value-type="float" office:value="-0.13660426712">
                <text:p>-0.1366042671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00005965">
                <text:p>0.00005965</text:p>
              </table:table-cell>
              <table:table-cell office:value-type="float" office:value="-0.13495923077">
                <text:p>-0.13495923077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0000597">
                <text:p>0.0000597</text:p>
              </table:table-cell>
              <table:table-cell office:value-type="float" office:value="-0.13765509799">
                <text:p>-0.13765509799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00005975">
                <text:p>0.00005975</text:p>
              </table:table-cell>
              <table:table-cell office:value-type="float" office:value="-0.1336633005">
                <text:p>-0.133663300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0000598">
                <text:p>0.0000598</text:p>
              </table:table-cell>
              <table:table-cell office:value-type="float" office:value="-0.13769519914">
                <text:p>-0.1376951991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00005985">
                <text:p>0.00005985</text:p>
              </table:table-cell>
              <table:table-cell office:value-type="float" office:value="-0.13395100359">
                <text:p>-0.1339510035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0000599">
                <text:p>0.0000599</text:p>
              </table:table-cell>
              <table:table-cell office:value-type="float" office:value="-0.13363693324">
                <text:p>-0.1336369332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00005995">
                <text:p>0.00005995</text:p>
              </table:table-cell>
              <table:table-cell office:value-type="float" office:value="-0.13199142955">
                <text:p>-0.1319914295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00006">
                <text:p>0.00006</text:p>
              </table:table-cell>
              <table:table-cell office:value-type="float" office:value="-0.13740675734">
                <text:p>-0.1374067573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00006005">
                <text:p>0.00006005</text:p>
              </table:table-cell>
              <table:table-cell office:value-type="float" office:value="-0.13464445186">
                <text:p>-0.1346444518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0000601">
                <text:p>0.0000601</text:p>
              </table:table-cell>
              <table:table-cell office:value-type="float" office:value="-0.13412107164">
                <text:p>-0.1341210716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00006015">
                <text:p>0.00006015</text:p>
              </table:table-cell>
              <table:table-cell office:value-type="float" office:value="-0.13491189333">
                <text:p>-0.1349118933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0000602">
                <text:p>0.0000602</text:p>
              </table:table-cell>
              <table:table-cell office:value-type="float" office:value="-0.13451742471">
                <text:p>-0.1345174247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00006025">
                <text:p>0.00006025</text:p>
              </table:table-cell>
              <table:table-cell office:value-type="float" office:value="-0.13074740463">
                <text:p>-0.13074740463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0000603">
                <text:p>0.0000603</text:p>
              </table:table-cell>
              <table:table-cell office:value-type="float" office:value="-0.13255623757">
                <text:p>-0.13255623757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00006035">
                <text:p>0.00006035</text:p>
              </table:table-cell>
              <table:table-cell office:value-type="float" office:value="-0.12955401871">
                <text:p>-0.1295540187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0000604">
                <text:p>0.0000604</text:p>
              </table:table-cell>
              <table:table-cell office:value-type="float" office:value="-0.12960639141">
                <text:p>-0.1296063914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00006045">
                <text:p>0.00006045</text:p>
              </table:table-cell>
              <table:table-cell office:value-type="float" office:value="-0.12929113009">
                <text:p>-0.1292911300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0000605">
                <text:p>0.0000605</text:p>
              </table:table-cell>
              <table:table-cell office:value-type="float" office:value="-0.12875508634">
                <text:p>-0.1287550863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00006055">
                <text:p>0.00006055</text:p>
              </table:table-cell>
              <table:table-cell office:value-type="float" office:value="-0.13038643403">
                <text:p>-0.1303864340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0000606">
                <text:p>0.0000606</text:p>
              </table:table-cell>
              <table:table-cell office:value-type="float" office:value="-0.12985039029">
                <text:p>-0.1298503902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00006065">
                <text:p>0.00006065</text:p>
              </table:table-cell>
              <table:table-cell office:value-type="float" office:value="-0.12638819925">
                <text:p>-0.1263881992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0000607">
                <text:p>0.0000607</text:p>
              </table:table-cell>
              <table:table-cell office:value-type="float" office:value="-0.12645995919">
                <text:p>-0.1264599591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00006075">
                <text:p>0.00006075</text:p>
              </table:table-cell>
              <table:table-cell office:value-type="float" office:value="-0.12568519303">
                <text:p>-0.1256851930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0000608">
                <text:p>0.0000608</text:p>
              </table:table-cell>
              <table:table-cell office:value-type="float" office:value="-0.12876704131">
                <text:p>-0.1287670413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00006085">
                <text:p>0.00006085</text:p>
              </table:table-cell>
              <table:table-cell office:value-type="float" office:value="-0.13146619502">
                <text:p>-0.1314661950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0000609">
                <text:p>0.0000609</text:p>
              </table:table-cell>
              <table:table-cell office:value-type="float" office:value="-0.12980159051">
                <text:p>-0.1298015905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00006095">
                <text:p>0.00006095</text:p>
              </table:table-cell>
              <table:table-cell office:value-type="float" office:value="-0.1281300663">
                <text:p>-0.128130066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000061">
                <text:p>0.000061</text:p>
              </table:table-cell>
              <table:table-cell office:value-type="float" office:value="-0.12351875136">
                <text:p>-0.1235187513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00006105">
                <text:p>0.00006105</text:p>
              </table:table-cell>
              <table:table-cell office:value-type="float" office:value="-0.12748516151">
                <text:p>-0.1274851615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0000611">
                <text:p>0.0000611</text:p>
              </table:table-cell>
              <table:table-cell office:value-type="float" office:value="-0.12646093911">
                <text:p>-0.1264609391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00006115">
                <text:p>0.00006115</text:p>
              </table:table-cell>
              <table:table-cell office:value-type="float" office:value="-0.12203523518">
                <text:p>-0.1220352351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0000612">
                <text:p>0.0000612</text:p>
              </table:table-cell>
              <table:table-cell office:value-type="float" office:value="-0.12357612916">
                <text:p>-0.1235761291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00006125">
                <text:p>0.00006125</text:p>
              </table:table-cell>
              <table:table-cell office:value-type="float" office:value="-0.12244618145">
                <text:p>-0.1224461814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0000613">
                <text:p>0.0000613</text:p>
              </table:table-cell>
              <table:table-cell office:value-type="float" office:value="-0.12433731219">
                <text:p>-0.12433731219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00006135">
                <text:p>0.00006135</text:p>
              </table:table-cell>
              <table:table-cell office:value-type="float" office:value="-0.12301759259">
                <text:p>-0.1230175925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0000614">
                <text:p>0.0000614</text:p>
              </table:table-cell>
              <table:table-cell office:value-type="float" office:value="-0.12023427171">
                <text:p>-0.1202342717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00006145">
                <text:p>0.00006145</text:p>
              </table:table-cell>
              <table:table-cell office:value-type="float" office:value="-0.11824009912">
                <text:p>-0.1182400991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0000615">
                <text:p>0.0000615</text:p>
              </table:table-cell>
              <table:table-cell office:value-type="float" office:value="-0.11986238636">
                <text:p>-0.1198623863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00006155">
                <text:p>0.00006155</text:p>
              </table:table-cell>
              <table:table-cell office:value-type="float" office:value="-0.11896265841">
                <text:p>-0.1189626584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0000616">
                <text:p>0.0000616</text:p>
              </table:table-cell>
              <table:table-cell office:value-type="float" office:value="-0.12316070543">
                <text:p>-0.1231607054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00006165">
                <text:p>0.00006165</text:p>
              </table:table-cell>
              <table:table-cell office:value-type="float" office:value="-0.11997448866">
                <text:p>-0.11997448866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0000617">
                <text:p>0.0000617</text:p>
              </table:table-cell>
              <table:table-cell office:value-type="float" office:value="-0.12285871065">
                <text:p>-0.1228587106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00006175">
                <text:p>0.00006175</text:p>
              </table:table-cell>
              <table:table-cell office:value-type="float" office:value="-0.11966307162">
                <text:p>-0.1196630716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0000618">
                <text:p>0.0000618</text:p>
              </table:table-cell>
              <table:table-cell office:value-type="float" office:value="-0.11667713443">
                <text:p>-0.1166771344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00006185">
                <text:p>0.00006185</text:p>
              </table:table-cell>
              <table:table-cell office:value-type="float" office:value="-0.11771620632">
                <text:p>-0.1177162063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0000619">
                <text:p>0.0000619</text:p>
              </table:table-cell>
              <table:table-cell office:value-type="float" office:value="-0.11921819013">
                <text:p>-0.1192181901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00006195">
                <text:p>0.00006195</text:p>
              </table:table-cell>
              <table:table-cell office:value-type="float" office:value="-0.12020611045">
                <text:p>-0.1202061104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000062">
                <text:p>0.000062</text:p>
              </table:table-cell>
              <table:table-cell office:value-type="float" office:value="-0.11650607139">
                <text:p>-0.1165060713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00006205">
                <text:p>0.00006205</text:p>
              </table:table-cell>
              <table:table-cell office:value-type="float" office:value="-0.11008254657">
                <text:p>-0.11008254657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0000621">
                <text:p>0.0000621</text:p>
              </table:table-cell>
              <table:table-cell office:value-type="float" office:value="-0.11588970475">
                <text:p>-0.1158897047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00006215">
                <text:p>0.00006215</text:p>
              </table:table-cell>
              <table:table-cell office:value-type="float" office:value="-0.11317173667">
                <text:p>-0.1131717366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0000622">
                <text:p>0.0000622</text:p>
              </table:table-cell>
              <table:table-cell office:value-type="float" office:value="-0.1186787996">
                <text:p>-0.1186787996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00006225">
                <text:p>0.00006225</text:p>
              </table:table-cell>
              <table:table-cell office:value-type="float" office:value="-0.11880866097">
                <text:p>-0.11880866097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0000623">
                <text:p>0.0000623</text:p>
              </table:table-cell>
              <table:table-cell office:value-type="float" office:value="-0.11738843223">
                <text:p>-0.1173884322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00006235">
                <text:p>0.00006235</text:p>
              </table:table-cell>
              <table:table-cell office:value-type="float" office:value="-0.11681108129">
                <text:p>-0.11681108129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0000624">
                <text:p>0.0000624</text:p>
              </table:table-cell>
              <table:table-cell office:value-type="float" office:value="-0.11220454533">
                <text:p>-0.1122045453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00006245">
                <text:p>0.00006245</text:p>
              </table:table-cell>
              <table:table-cell office:value-type="float" office:value="-0.11892331105">
                <text:p>-0.1189233110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0000625">
                <text:p>0.0000625</text:p>
              </table:table-cell>
              <table:table-cell office:value-type="float" office:value="-0.11552893014">
                <text:p>-0.1155289301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00006255">
                <text:p>0.00006255</text:p>
              </table:table-cell>
              <table:table-cell office:value-type="float" office:value="-0.11569130962">
                <text:p>-0.1156913096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0000626">
                <text:p>0.0000626</text:p>
              </table:table-cell>
              <table:table-cell office:value-type="float" office:value="-0.11342428342">
                <text:p>-0.11342428342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00006265">
                <text:p>0.00006265</text:p>
              </table:table-cell>
              <table:table-cell office:value-type="float" office:value="-0.11341516267">
                <text:p>-0.11341516267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0000627">
                <text:p>0.0000627</text:p>
              </table:table-cell>
              <table:table-cell office:value-type="float" office:value="-0.11447448112">
                <text:p>-0.11447448112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00006275">
                <text:p>0.00006275</text:p>
              </table:table-cell>
              <table:table-cell office:value-type="float" office:value="-0.11021105114">
                <text:p>-0.11021105114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0000628">
                <text:p>0.0000628</text:p>
              </table:table-cell>
              <table:table-cell office:value-type="float" office:value="-0.11060280615">
                <text:p>-0.1106028061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00006285">
                <text:p>0.00006285</text:p>
              </table:table-cell>
              <table:table-cell office:value-type="float" office:value="-0.10988134738">
                <text:p>-0.1098813473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0000629">
                <text:p>0.0000629</text:p>
              </table:table-cell>
              <table:table-cell office:value-type="float" office:value="-0.11369770991">
                <text:p>-0.11369770991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00006295">
                <text:p>0.00006295</text:p>
              </table:table-cell>
              <table:table-cell office:value-type="float" office:value="-0.10827912578">
                <text:p>-0.1082791257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000063">
                <text:p>0.000063</text:p>
              </table:table-cell>
              <table:table-cell office:value-type="float" office:value="-0.11102744108">
                <text:p>-0.1110274410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00006305">
                <text:p>0.00006305</text:p>
              </table:table-cell>
              <table:table-cell office:value-type="float" office:value="-0.11028875088">
                <text:p>-0.11028875088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0000631">
                <text:p>0.0000631</text:p>
              </table:table-cell>
              <table:table-cell office:value-type="float" office:value="-0.10955221649">
                <text:p>-0.10955221649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00006315">
                <text:p>0.00006315</text:p>
              </table:table-cell>
              <table:table-cell office:value-type="float" office:value="-0.10942164656">
                <text:p>-0.10942164656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0000632">
                <text:p>0.0000632</text:p>
              </table:table-cell>
              <table:table-cell office:value-type="float" office:value="-0.1151467783">
                <text:p>-0.1151467783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00006325">
                <text:p>0.00006325</text:p>
              </table:table-cell>
              <table:table-cell office:value-type="float" office:value="-0.11219367581">
                <text:p>-0.1121936758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0000633">
                <text:p>0.0000633</text:p>
              </table:table-cell>
              <table:table-cell office:value-type="float" office:value="-0.10863566414">
                <text:p>-0.1086356641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00006335">
                <text:p>0.00006335</text:p>
              </table:table-cell>
              <table:table-cell office:value-type="float" office:value="-0.10690193793">
                <text:p>-0.1069019379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0000634">
                <text:p>0.0000634</text:p>
              </table:table-cell>
              <table:table-cell office:value-type="float" office:value="-0.10568467223">
                <text:p>-0.10568467223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00006345">
                <text:p>0.00006345</text:p>
              </table:table-cell>
              <table:table-cell office:value-type="float" office:value="-0.1064201061">
                <text:p>-0.106420106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0000635">
                <text:p>0.0000635</text:p>
              </table:table-cell>
              <table:table-cell office:value-type="float" office:value="-0.10161882331">
                <text:p>-0.10161882331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00006355">
                <text:p>0.00006355</text:p>
              </table:table-cell>
              <table:table-cell office:value-type="float" office:value="-0.10390234223">
                <text:p>-0.10390234223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0000636">
                <text:p>0.0000636</text:p>
              </table:table-cell>
              <table:table-cell office:value-type="float" office:value="-0.10272457465">
                <text:p>-0.1027245746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00006365">
                <text:p>0.00006365</text:p>
              </table:table-cell>
              <table:table-cell office:value-type="float" office:value="-0.10775865514">
                <text:p>-0.10775865514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0000637">
                <text:p>0.0000637</text:p>
              </table:table-cell>
              <table:table-cell office:value-type="float" office:value="-0.10668753249">
                <text:p>-0.10668753249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00006375">
                <text:p>0.00006375</text:p>
              </table:table-cell>
              <table:table-cell office:value-type="float" office:value="-0.10966291675">
                <text:p>-0.1096629167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0000638">
                <text:p>0.0000638</text:p>
              </table:table-cell>
              <table:table-cell office:value-type="float" office:value="-0.11144878952">
                <text:p>-0.1114487895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00006385">
                <text:p>0.00006385</text:p>
              </table:table-cell>
              <table:table-cell office:value-type="float" office:value="-0.10126267691">
                <text:p>-0.10126267691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0000639">
                <text:p>0.0000639</text:p>
              </table:table-cell>
              <table:table-cell office:value-type="float" office:value="-0.10636096445">
                <text:p>-0.10636096445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00006395">
                <text:p>0.00006395</text:p>
              </table:table-cell>
              <table:table-cell office:value-type="float" office:value="-0.10345498834">
                <text:p>-0.1034549883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000064">
                <text:p>0.000064</text:p>
              </table:table-cell>
              <table:table-cell office:value-type="float" office:value="-0.10504893343">
                <text:p>-0.1050489334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00006405">
                <text:p>0.00006405</text:p>
              </table:table-cell>
              <table:table-cell office:value-type="float" office:value="-0.10143140322">
                <text:p>-0.1014314032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0000641">
                <text:p>0.0000641</text:p>
              </table:table-cell>
              <table:table-cell office:value-type="float" office:value="-0.09793992026">
                <text:p>-0.09793992026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00006415">
                <text:p>0.00006415</text:p>
              </table:table-cell>
              <table:table-cell office:value-type="float" office:value="-0.1012051182">
                <text:p>-0.101205118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0000642">
                <text:p>0.0000642</text:p>
              </table:table-cell>
              <table:table-cell office:value-type="float" office:value="-0.1034861798">
                <text:p>-0.1034861798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00006425">
                <text:p>0.00006425</text:p>
              </table:table-cell>
              <table:table-cell office:value-type="float" office:value="-0.10300855407">
                <text:p>-0.10300855407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0000643">
                <text:p>0.0000643</text:p>
              </table:table-cell>
              <table:table-cell office:value-type="float" office:value="-0.09824277435">
                <text:p>-0.0982427743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00006435">
                <text:p>0.00006435</text:p>
              </table:table-cell>
              <table:table-cell office:value-type="float" office:value="-0.09888299062">
                <text:p>-0.09888299062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0000644">
                <text:p>0.0000644</text:p>
              </table:table-cell>
              <table:table-cell office:value-type="float" office:value="-0.10218458109">
                <text:p>-0.1021845810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00006445">
                <text:p>0.00006445</text:p>
              </table:table-cell>
              <table:table-cell office:value-type="float" office:value="-0.10267955886">
                <text:p>-0.1026795588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0000645">
                <text:p>0.0000645</text:p>
              </table:table-cell>
              <table:table-cell office:value-type="float" office:value="-0.09829798126">
                <text:p>-0.09829798126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00006455">
                <text:p>0.00006455</text:p>
              </table:table-cell>
              <table:table-cell office:value-type="float" office:value="-0.10174741833">
                <text:p>-0.1017474183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0000646">
                <text:p>0.0000646</text:p>
              </table:table-cell>
              <table:table-cell office:value-type="float" office:value="-0.10211493174">
                <text:p>-0.10211493174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00006465">
                <text:p>0.00006465</text:p>
              </table:table-cell>
              <table:table-cell office:value-type="float" office:value="-0.09854562844">
                <text:p>-0.09854562844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0000647">
                <text:p>0.0000647</text:p>
              </table:table-cell>
              <table:table-cell office:value-type="float" office:value="-0.09814698387">
                <text:p>-0.09814698387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00006475">
                <text:p>0.00006475</text:p>
              </table:table-cell>
              <table:table-cell office:value-type="float" office:value="-0.09617611819">
                <text:p>-0.0961761181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0000648">
                <text:p>0.0000648</text:p>
              </table:table-cell>
              <table:table-cell office:value-type="float" office:value="-0.10072726634">
                <text:p>-0.1007272663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00006485">
                <text:p>0.00006485</text:p>
              </table:table-cell>
              <table:table-cell office:value-type="float" office:value="-0.09114122362">
                <text:p>-0.0911412236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0000649">
                <text:p>0.0000649</text:p>
              </table:table-cell>
              <table:table-cell office:value-type="float" office:value="-0.09469221004">
                <text:p>-0.09469221004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00006495">
                <text:p>0.00006495</text:p>
              </table:table-cell>
              <table:table-cell office:value-type="float" office:value="-0.09633475892">
                <text:p>-0.0963347589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000065">
                <text:p>0.000065</text:p>
              </table:table-cell>
              <table:table-cell office:value-type="float" office:value="-0.0977315903">
                <text:p>-0.097731590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00006505">
                <text:p>0.00006505</text:p>
              </table:table-cell>
              <table:table-cell office:value-type="float" office:value="-0.09697006053">
                <text:p>-0.09697006053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0000651">
                <text:p>0.0000651</text:p>
              </table:table-cell>
              <table:table-cell office:value-type="float" office:value="-0.09266764501">
                <text:p>-0.0926676450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00006515">
                <text:p>0.00006515</text:p>
              </table:table-cell>
              <table:table-cell office:value-type="float" office:value="-0.09101704575">
                <text:p>-0.0910170457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0000652">
                <text:p>0.0000652</text:p>
              </table:table-cell>
              <table:table-cell office:value-type="float" office:value="-0.09306785744">
                <text:p>-0.09306785744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00006525">
                <text:p>0.00006525</text:p>
              </table:table-cell>
              <table:table-cell office:value-type="float" office:value="-0.09341094835">
                <text:p>-0.0934109483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0000653">
                <text:p>0.0000653</text:p>
              </table:table-cell>
              <table:table-cell office:value-type="float" office:value="-0.09349157275">
                <text:p>-0.0934915727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00006535">
                <text:p>0.00006535</text:p>
              </table:table-cell>
              <table:table-cell office:value-type="float" office:value="-0.09307173187">
                <text:p>-0.09307173187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0000654">
                <text:p>0.0000654</text:p>
              </table:table-cell>
              <table:table-cell office:value-type="float" office:value="-0.09272647007">
                <text:p>-0.0927264700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00006545">
                <text:p>0.00006545</text:p>
              </table:table-cell>
              <table:table-cell office:value-type="float" office:value="-0.09160433152">
                <text:p>-0.0916043315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0000655">
                <text:p>0.0000655</text:p>
              </table:table-cell>
              <table:table-cell office:value-type="float" office:value="-0.09092172262">
                <text:p>-0.09092172262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00006555">
                <text:p>0.00006555</text:p>
              </table:table-cell>
              <table:table-cell office:value-type="float" office:value="-0.09104097076">
                <text:p>-0.0910409707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0000656">
                <text:p>0.0000656</text:p>
              </table:table-cell>
              <table:table-cell office:value-type="float" office:value="-0.09495053075">
                <text:p>-0.0949505307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00006565">
                <text:p>0.00006565</text:p>
              </table:table-cell>
              <table:table-cell office:value-type="float" office:value="-0.09587124397">
                <text:p>-0.09587124397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0000657">
                <text:p>0.0000657</text:p>
              </table:table-cell>
              <table:table-cell office:value-type="float" office:value="-0.09518727826">
                <text:p>-0.0951872782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00006575">
                <text:p>0.00006575</text:p>
              </table:table-cell>
              <table:table-cell office:value-type="float" office:value="-0.09287350257">
                <text:p>-0.09287350257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0000658">
                <text:p>0.0000658</text:p>
              </table:table-cell>
              <table:table-cell office:value-type="float" office:value="-0.0902211888">
                <text:p>-0.0902211888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00006585">
                <text:p>0.00006585</text:p>
              </table:table-cell>
              <table:table-cell office:value-type="float" office:value="-0.09534104956">
                <text:p>-0.09534104956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0000659">
                <text:p>0.0000659</text:p>
              </table:table-cell>
              <table:table-cell office:value-type="float" office:value="-0.09652049053">
                <text:p>-0.09652049053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00006595">
                <text:p>0.00006595</text:p>
              </table:table-cell>
              <table:table-cell office:value-type="float" office:value="-0.09312659204">
                <text:p>-0.0931265920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000066">
                <text:p>0.000066</text:p>
              </table:table-cell>
              <table:table-cell office:value-type="float" office:value="-0.09054522414">
                <text:p>-0.09054522414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00006605">
                <text:p>0.00006605</text:p>
              </table:table-cell>
              <table:table-cell office:value-type="float" office:value="-0.09173830854">
                <text:p>-0.0917383085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0000661">
                <text:p>0.0000661</text:p>
              </table:table-cell>
              <table:table-cell office:value-type="float" office:value="-0.09267528834">
                <text:p>-0.09267528834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00006615">
                <text:p>0.00006615</text:p>
              </table:table-cell>
              <table:table-cell office:value-type="float" office:value="-0.09016960004">
                <text:p>-0.09016960004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0000662">
                <text:p>0.0000662</text:p>
              </table:table-cell>
              <table:table-cell office:value-type="float" office:value="-0.08875594427">
                <text:p>-0.08875594427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00006625">
                <text:p>0.00006625</text:p>
              </table:table-cell>
              <table:table-cell office:value-type="float" office:value="-0.08356028331">
                <text:p>-0.0835602833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0000663">
                <text:p>0.0000663</text:p>
              </table:table-cell>
              <table:table-cell office:value-type="float" office:value="-0.08118282821">
                <text:p>-0.08118282821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00006635">
                <text:p>0.00006635</text:p>
              </table:table-cell>
              <table:table-cell office:value-type="float" office:value="-0.08509336812">
                <text:p>-0.0850933681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0000664">
                <text:p>0.0000664</text:p>
              </table:table-cell>
              <table:table-cell office:value-type="float" office:value="-0.08646463125">
                <text:p>-0.0864646312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00006645">
                <text:p>0.00006645</text:p>
              </table:table-cell>
              <table:table-cell office:value-type="float" office:value="-0.08254760882">
                <text:p>-0.0825476088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0000665">
                <text:p>0.0000665</text:p>
              </table:table-cell>
              <table:table-cell office:value-type="float" office:value="-0.08788080465">
                <text:p>-0.08788080465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00006655">
                <text:p>0.00006655</text:p>
              </table:table-cell>
              <table:table-cell office:value-type="float" office:value="-0.0866134879">
                <text:p>-0.0866134879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0000666">
                <text:p>0.0000666</text:p>
              </table:table-cell>
              <table:table-cell office:value-type="float" office:value="-0.08470874388">
                <text:p>-0.08470874388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00006665">
                <text:p>0.00006665</text:p>
              </table:table-cell>
              <table:table-cell office:value-type="float" office:value="-0.08509724255">
                <text:p>-0.0850972425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0000667">
                <text:p>0.0000667</text:p>
              </table:table-cell>
              <table:table-cell office:value-type="float" office:value="-0.08150861231">
                <text:p>-0.0815086123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00006675">
                <text:p>0.00006675</text:p>
              </table:table-cell>
              <table:table-cell office:value-type="float" office:value="-0.08573476029">
                <text:p>-0.08573476029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0000668">
                <text:p>0.0000668</text:p>
              </table:table-cell>
              <table:table-cell office:value-type="float" office:value="-0.09005036698">
                <text:p>-0.09005036698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00006685">
                <text:p>0.00006685</text:p>
              </table:table-cell>
              <table:table-cell office:value-type="float" office:value="-0.08748776821">
                <text:p>-0.0874877682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0000669">
                <text:p>0.0000669</text:p>
              </table:table-cell>
              <table:table-cell office:value-type="float" office:value="-0.08185132633">
                <text:p>-0.0818513263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00006695">
                <text:p>0.00006695</text:p>
              </table:table-cell>
              <table:table-cell office:value-type="float" office:value="-0.08416430301">
                <text:p>-0.08416430301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000067">
                <text:p>0.000067</text:p>
              </table:table-cell>
              <table:table-cell office:value-type="float" office:value="-0.08787469902">
                <text:p>-0.08787469902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00006705">
                <text:p>0.00006705</text:p>
              </table:table-cell>
              <table:table-cell office:value-type="float" office:value="-0.08466663768">
                <text:p>-0.0846666376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0000671">
                <text:p>0.0000671</text:p>
              </table:table-cell>
              <table:table-cell office:value-type="float" office:value="-0.0904358656">
                <text:p>-0.0904358656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00006715">
                <text:p>0.00006715</text:p>
              </table:table-cell>
              <table:table-cell office:value-type="float" office:value="-0.0827880197">
                <text:p>-0.0827880197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0000672">
                <text:p>0.0000672</text:p>
              </table:table-cell>
              <table:table-cell office:value-type="float" office:value="-0.08366239047">
                <text:p>-0.08366239047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00006725">
                <text:p>0.00006725</text:p>
              </table:table-cell>
              <table:table-cell office:value-type="float" office:value="-0.08640016791">
                <text:p>-0.08640016791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0000673">
                <text:p>0.0000673</text:p>
              </table:table-cell>
              <table:table-cell office:value-type="float" office:value="-0.08513267026">
                <text:p>-0.0851326702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00006735">
                <text:p>0.00006735</text:p>
              </table:table-cell>
              <table:table-cell office:value-type="float" office:value="-0.08655408997">
                <text:p>-0.08655408997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0000674">
                <text:p>0.0000674</text:p>
              </table:table-cell>
              <table:table-cell office:value-type="float" office:value="-0.08634413184">
                <text:p>-0.08634413184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00006745">
                <text:p>0.00006745</text:p>
              </table:table-cell>
              <table:table-cell office:value-type="float" office:value="-0.08432001907">
                <text:p>-0.08432001907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0000675">
                <text:p>0.0000675</text:p>
              </table:table-cell>
              <table:table-cell office:value-type="float" office:value="-0.08423331919">
                <text:p>-0.0842333191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00006755">
                <text:p>0.00006755</text:p>
              </table:table-cell>
              <table:table-cell office:value-type="float" office:value="-0.08925864075">
                <text:p>-0.0892586407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0000676">
                <text:p>0.0000676</text:p>
              </table:table-cell>
              <table:table-cell office:value-type="float" office:value="-0.08250639208">
                <text:p>-0.08250639208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00006765">
                <text:p>0.00006765</text:p>
              </table:table-cell>
              <table:table-cell office:value-type="float" office:value="-0.08061548748">
                <text:p>-0.0806154874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0000677">
                <text:p>0.0000677</text:p>
              </table:table-cell>
              <table:table-cell office:value-type="float" office:value="-0.08602359405">
                <text:p>-0.0860235940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00006775">
                <text:p>0.00006775</text:p>
              </table:table-cell>
              <table:table-cell office:value-type="float" office:value="-0.08316634233">
                <text:p>-0.0831663423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0000678">
                <text:p>0.0000678</text:p>
              </table:table-cell>
              <table:table-cell office:value-type="float" office:value="-0.08262542916">
                <text:p>-0.0826254291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00006785">
                <text:p>0.00006785</text:p>
              </table:table-cell>
              <table:table-cell office:value-type="float" office:value="-0.0787241909">
                <text:p>-0.0787241909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0000679">
                <text:p>0.0000679</text:p>
              </table:table-cell>
              <table:table-cell office:value-type="float" office:value="-0.07839248208">
                <text:p>-0.07839248208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00006795">
                <text:p>0.00006795</text:p>
              </table:table-cell>
              <table:table-cell office:value-type="float" office:value="-0.07942715189">
                <text:p>-0.07942715189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000068">
                <text:p>0.000068</text:p>
              </table:table-cell>
              <table:table-cell office:value-type="float" office:value="-0.07914816251">
                <text:p>-0.0791481625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00006805">
                <text:p>0.00006805</text:p>
              </table:table-cell>
              <table:table-cell office:value-type="float" office:value="-0.07992413471">
                <text:p>-0.0799241347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0000681">
                <text:p>0.0000681</text:p>
              </table:table-cell>
              <table:table-cell office:value-type="float" office:value="-0.07442156432">
                <text:p>-0.07442156432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00006815">
                <text:p>0.00006815</text:p>
              </table:table-cell>
              <table:table-cell office:value-type="float" office:value="-0.0789368325">
                <text:p>-0.078936832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0000682">
                <text:p>0.0000682</text:p>
              </table:table-cell>
              <table:table-cell office:value-type="float" office:value="-0.08080589253">
                <text:p>-0.08080589253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00006825">
                <text:p>0.00006825</text:p>
              </table:table-cell>
              <table:table-cell office:value-type="float" office:value="-0.07830109369">
                <text:p>-0.07830109369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0000683">
                <text:p>0.0000683</text:p>
              </table:table-cell>
              <table:table-cell office:value-type="float" office:value="-0.07871626113">
                <text:p>-0.0787162611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00006835">
                <text:p>0.00006835</text:p>
              </table:table-cell>
              <table:table-cell office:value-type="float" office:value="-0.07557872353">
                <text:p>-0.07557872353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0000684">
                <text:p>0.0000684</text:p>
              </table:table-cell>
              <table:table-cell office:value-type="float" office:value="-0.07794059044">
                <text:p>-0.0779405904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00006845">
                <text:p>0.00006845</text:p>
              </table:table-cell>
              <table:table-cell office:value-type="float" office:value="-0.07610457615">
                <text:p>-0.0761045761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0000685">
                <text:p>0.0000685</text:p>
              </table:table-cell>
              <table:table-cell office:value-type="float" office:value="-0.07418106299">
                <text:p>-0.07418106299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00006855">
                <text:p>0.00006855</text:p>
              </table:table-cell>
              <table:table-cell office:value-type="float" office:value="-0.07674232002">
                <text:p>-0.07674232002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0000686">
                <text:p>0.0000686</text:p>
              </table:table-cell>
              <table:table-cell office:value-type="float" office:value="-0.07310995541">
                <text:p>-0.0731099554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00006865">
                <text:p>0.00006865</text:p>
              </table:table-cell>
              <table:table-cell office:value-type="float" office:value="-0.07761739934">
                <text:p>-0.07761739934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0000687">
                <text:p>0.0000687</text:p>
              </table:table-cell>
              <table:table-cell office:value-type="float" office:value="-0.08215782872">
                <text:p>-0.08215782872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00006875">
                <text:p>0.00006875</text:p>
              </table:table-cell>
              <table:table-cell office:value-type="float" office:value="-0.07870213528">
                <text:p>-0.07870213528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0000688">
                <text:p>0.0000688</text:p>
              </table:table-cell>
              <table:table-cell office:value-type="float" office:value="-0.07619884399">
                <text:p>-0.07619884399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00006885">
                <text:p>0.00006885</text:p>
              </table:table-cell>
              <table:table-cell office:value-type="float" office:value="-0.0741984904">
                <text:p>-0.074198490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0000689">
                <text:p>0.0000689</text:p>
              </table:table-cell>
              <table:table-cell office:value-type="float" office:value="-0.07507577076">
                <text:p>-0.07507577076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00006895">
                <text:p>0.00006895</text:p>
              </table:table-cell>
              <table:table-cell office:value-type="float" office:value="-0.07753887044">
                <text:p>-0.07753887044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000069">
                <text:p>0.000069</text:p>
              </table:table-cell>
              <table:table-cell office:value-type="float" office:value="-0.07845530218">
                <text:p>-0.07845530218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00006905">
                <text:p>0.00006905</text:p>
              </table:table-cell>
              <table:table-cell office:value-type="float" office:value="-0.07827639982">
                <text:p>-0.07827639982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0000691">
                <text:p>0.0000691</text:p>
              </table:table-cell>
              <table:table-cell office:value-type="float" office:value="-0.07272442663">
                <text:p>-0.07272442663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00006915">
                <text:p>0.00006915</text:p>
              </table:table-cell>
              <table:table-cell office:value-type="float" office:value="-0.07207914496">
                <text:p>-0.0720791449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0000692">
                <text:p>0.0000692</text:p>
              </table:table-cell>
              <table:table-cell office:value-type="float" office:value="-0.07374674951">
                <text:p>-0.0737467495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00006925">
                <text:p>0.00006925</text:p>
              </table:table-cell>
              <table:table-cell office:value-type="float" office:value="-0.07036364517">
                <text:p>-0.07036364517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0000693">
                <text:p>0.0000693</text:p>
              </table:table-cell>
              <table:table-cell office:value-type="float" office:value="-0.07374870934">
                <text:p>-0.0737487093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00006935">
                <text:p>0.00006935</text:p>
              </table:table-cell>
              <table:table-cell office:value-type="float" office:value="-0.07453553599">
                <text:p>-0.07453553599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0000694">
                <text:p>0.0000694</text:p>
              </table:table-cell>
              <table:table-cell office:value-type="float" office:value="-0.07518502376">
                <text:p>-0.0751850237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00006945">
                <text:p>0.00006945</text:p>
              </table:table-cell>
              <table:table-cell office:value-type="float" office:value="-0.07026039226">
                <text:p>-0.07026039226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0000695">
                <text:p>0.0000695</text:p>
              </table:table-cell>
              <table:table-cell office:value-type="float" office:value="-0.07145822548">
                <text:p>-0.0714582254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00006955">
                <text:p>0.00006955</text:p>
              </table:table-cell>
              <table:table-cell office:value-type="float" office:value="-0.06887453593">
                <text:p>-0.0688745359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0000696">
                <text:p>0.0000696</text:p>
              </table:table-cell>
              <table:table-cell office:value-type="float" office:value="-0.07278114111">
                <text:p>-0.07278114111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00006965">
                <text:p>0.00006965</text:p>
              </table:table-cell>
              <table:table-cell office:value-type="float" office:value="-0.07476602711">
                <text:p>-0.07476602711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0000697">
                <text:p>0.0000697</text:p>
              </table:table-cell>
              <table:table-cell office:value-type="float" office:value="-0.07257000708">
                <text:p>-0.07257000708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00006975">
                <text:p>0.00006975</text:p>
              </table:table-cell>
              <table:table-cell office:value-type="float" office:value="-0.07227086159">
                <text:p>-0.07227086159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0000698">
                <text:p>0.0000698</text:p>
              </table:table-cell>
              <table:table-cell office:value-type="float" office:value="-0.06975585655">
                <text:p>-0.0697558565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00006985">
                <text:p>0.00006985</text:p>
              </table:table-cell>
              <table:table-cell office:value-type="float" office:value="-0.07134479653">
                <text:p>-0.07134479653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0000699">
                <text:p>0.0000699</text:p>
              </table:table-cell>
              <table:table-cell office:value-type="float" office:value="-0.06614759785">
                <text:p>-0.0661475978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00006995">
                <text:p>0.00006995</text:p>
              </table:table-cell>
              <table:table-cell office:value-type="float" office:value="-0.06749908178">
                <text:p>-0.06749908178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00007">
                <text:p>0.00007</text:p>
              </table:table-cell>
              <table:table-cell office:value-type="float" office:value="-0.074139198">
                <text:p>-0.074139198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00007005">
                <text:p>0.00007005</text:p>
              </table:table-cell>
              <table:table-cell office:value-type="float" office:value="-0.07585759231">
                <text:p>-0.07585759231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0000701">
                <text:p>0.0000701</text:p>
              </table:table-cell>
              <table:table-cell office:value-type="float" office:value="-0.06982737528">
                <text:p>-0.06982737528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00007015">
                <text:p>0.00007015</text:p>
              </table:table-cell>
              <table:table-cell office:value-type="float" office:value="-0.0680010094">
                <text:p>-0.068001009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0000702">
                <text:p>0.0000702</text:p>
              </table:table-cell>
              <table:table-cell office:value-type="float" office:value="-0.07057821644">
                <text:p>-0.0705782164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00007025">
                <text:p>0.00007025</text:p>
              </table:table-cell>
              <table:table-cell office:value-type="float" office:value="-0.07163135388">
                <text:p>-0.07163135388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0000703">
                <text:p>0.0000703</text:p>
              </table:table-cell>
              <table:table-cell office:value-type="float" office:value="-0.06939031805">
                <text:p>-0.0693903180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00007035">
                <text:p>0.00007035</text:p>
              </table:table-cell>
              <table:table-cell office:value-type="float" office:value="-0.07609928461">
                <text:p>-0.0760992846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0000704">
                <text:p>0.0000704</text:p>
              </table:table-cell>
              <table:table-cell office:value-type="float" office:value="-0.07122981479">
                <text:p>-0.07122981479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00007045">
                <text:p>0.00007045</text:p>
              </table:table-cell>
              <table:table-cell office:value-type="float" office:value="-0.0706175035">
                <text:p>-0.070617503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0000705">
                <text:p>0.0000705</text:p>
              </table:table-cell>
              <table:table-cell office:value-type="float" office:value="-0.06925251182">
                <text:p>-0.06925251182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00007055">
                <text:p>0.00007055</text:p>
              </table:table-cell>
              <table:table-cell office:value-type="float" office:value="-0.06614079875">
                <text:p>-0.0661407987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0000706">
                <text:p>0.0000706</text:p>
              </table:table-cell>
              <table:table-cell office:value-type="float" office:value="-0.06859869735">
                <text:p>-0.0685986973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00007065">
                <text:p>0.00007065</text:p>
              </table:table-cell>
              <table:table-cell office:value-type="float" office:value="-0.06662079135">
                <text:p>-0.0666207913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0000707">
                <text:p>0.0000707</text:p>
              </table:table-cell>
              <table:table-cell office:value-type="float" office:value="-0.06876730306">
                <text:p>-0.06876730306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00007075">
                <text:p>0.00007075</text:p>
              </table:table-cell>
              <table:table-cell office:value-type="float" office:value="-0.06140075311">
                <text:p>-0.06140075311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0000708">
                <text:p>0.0000708</text:p>
              </table:table-cell>
              <table:table-cell office:value-type="float" office:value="-0.06733513443">
                <text:p>-0.06733513443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00007085">
                <text:p>0.00007085</text:p>
              </table:table-cell>
              <table:table-cell office:value-type="float" office:value="-0.068456082">
                <text:p>-0.06845608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0000709">
                <text:p>0.0000709</text:p>
              </table:table-cell>
              <table:table-cell office:value-type="float" office:value="-0.06577017976">
                <text:p>-0.0657701797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00007095">
                <text:p>0.00007095</text:p>
              </table:table-cell>
              <table:table-cell office:value-type="float" office:value="-0.07099605226">
                <text:p>-0.0709960522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000071">
                <text:p>0.000071</text:p>
              </table:table-cell>
              <table:table-cell office:value-type="float" office:value="-0.06529002133">
                <text:p>-0.0652900213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00007105">
                <text:p>0.00007105</text:p>
              </table:table-cell>
              <table:table-cell office:value-type="float" office:value="-0.06620670935">
                <text:p>-0.0662067093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0000711">
                <text:p>0.0000711</text:p>
              </table:table-cell>
              <table:table-cell office:value-type="float" office:value="-0.06467553914">
                <text:p>-0.0646755391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00007115">
                <text:p>0.00007115</text:p>
              </table:table-cell>
              <table:table-cell office:value-type="float" office:value="-0.06637834526">
                <text:p>-0.06637834526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0000712">
                <text:p>0.0000712</text:p>
              </table:table-cell>
              <table:table-cell office:value-type="float" office:value="-0.06736808973">
                <text:p>-0.06736808973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00007125">
                <text:p>0.00007125</text:p>
              </table:table-cell>
              <table:table-cell office:value-type="float" office:value="-0.06414780206">
                <text:p>-0.06414780206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0000713">
                <text:p>0.0000713</text:p>
              </table:table-cell>
              <table:table-cell office:value-type="float" office:value="-0.0655533773">
                <text:p>-0.0655533773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00007135">
                <text:p>0.00007135</text:p>
              </table:table-cell>
              <table:table-cell office:value-type="float" office:value="-0.0633144219">
                <text:p>-0.0633144219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0000714">
                <text:p>0.0000714</text:p>
              </table:table-cell>
              <table:table-cell office:value-type="float" office:value="-0.06202981342">
                <text:p>-0.06202981342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00007145">
                <text:p>0.00007145</text:p>
              </table:table-cell>
              <table:table-cell office:value-type="float" office:value="-0.06358995897">
                <text:p>-0.06358995897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0000715">
                <text:p>0.0000715</text:p>
              </table:table-cell>
              <table:table-cell office:value-type="float" office:value="-0.06150845333">
                <text:p>-0.06150845333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00007155">
                <text:p>0.00007155</text:p>
              </table:table-cell>
              <table:table-cell office:value-type="float" office:value="-0.06369883508">
                <text:p>-0.06369883508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0000716">
                <text:p>0.0000716</text:p>
              </table:table-cell>
              <table:table-cell office:value-type="float" office:value="-0.0664781157">
                <text:p>-0.0664781157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00007165">
                <text:p>0.00007165</text:p>
              </table:table-cell>
              <table:table-cell office:value-type="float" office:value="-0.0640549061">
                <text:p>-0.0640549061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0000717">
                <text:p>0.0000717</text:p>
              </table:table-cell>
              <table:table-cell office:value-type="float" office:value="-0.06590295073">
                <text:p>-0.0659029507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00007175">
                <text:p>0.00007175</text:p>
              </table:table-cell>
              <table:table-cell office:value-type="float" office:value="-0.06277748869">
                <text:p>-0.0627774886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0000718">
                <text:p>0.0000718</text:p>
              </table:table-cell>
              <table:table-cell office:value-type="float" office:value="-0.06393553736">
                <text:p>-0.06393553736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00007185">
                <text:p>0.00007185</text:p>
              </table:table-cell>
              <table:table-cell office:value-type="float" office:value="-0.06181950855">
                <text:p>-0.0618195085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0000719">
                <text:p>0.0000719</text:p>
              </table:table-cell>
              <table:table-cell office:value-type="float" office:value="-0.06548366764">
                <text:p>-0.06548366764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00007195">
                <text:p>0.00007195</text:p>
              </table:table-cell>
              <table:table-cell office:value-type="float" office:value="-0.06937302631">
                <text:p>-0.06937302631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000072">
                <text:p>0.000072</text:p>
              </table:table-cell>
              <table:table-cell office:value-type="float" office:value="-0.06245236792">
                <text:p>-0.0624523679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00007205">
                <text:p>0.00007205</text:p>
              </table:table-cell>
              <table:table-cell office:value-type="float" office:value="-0.06062977093">
                <text:p>-0.06062977093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0000721">
                <text:p>0.0000721</text:p>
              </table:table-cell>
              <table:table-cell office:value-type="float" office:value="-0.05791961202">
                <text:p>-0.05791961202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00007215">
                <text:p>0.00007215</text:p>
              </table:table-cell>
              <table:table-cell office:value-type="float" office:value="-0.06032628367">
                <text:p>-0.06032628367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0000722">
                <text:p>0.0000722</text:p>
              </table:table-cell>
              <table:table-cell office:value-type="float" office:value="-0.06276502116">
                <text:p>-0.06276502116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00007225">
                <text:p>0.00007225</text:p>
              </table:table-cell>
              <table:table-cell office:value-type="float" office:value="-0.05730000413">
                <text:p>-0.05730000413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0000723">
                <text:p>0.0000723</text:p>
              </table:table-cell>
              <table:table-cell office:value-type="float" office:value="-0.06272618636">
                <text:p>-0.0627261863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00007235">
                <text:p>0.00007235</text:p>
              </table:table-cell>
              <table:table-cell office:value-type="float" office:value="-0.06096028878">
                <text:p>-0.06096028878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0000724">
                <text:p>0.0000724</text:p>
              </table:table-cell>
              <table:table-cell office:value-type="float" office:value="-0.05801529697">
                <text:p>-0.05801529697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00007245">
                <text:p>0.00007245</text:p>
              </table:table-cell>
              <table:table-cell office:value-type="float" office:value="-0.05920575822">
                <text:p>-0.05920575822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0000725">
                <text:p>0.0000725</text:p>
              </table:table-cell>
              <table:table-cell office:value-type="float" office:value="-0.05745098644">
                <text:p>-0.0574509864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00007255">
                <text:p>0.00007255</text:p>
              </table:table-cell>
              <table:table-cell office:value-type="float" office:value="-0.06607791835">
                <text:p>-0.0660779183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0000726">
                <text:p>0.0000726</text:p>
              </table:table-cell>
              <table:table-cell office:value-type="float" office:value="-0.06207425634">
                <text:p>-0.06207425634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00007265">
                <text:p>0.00007265</text:p>
              </table:table-cell>
              <table:table-cell office:value-type="float" office:value="-0.0592815132">
                <text:p>-0.0592815132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0000727">
                <text:p>0.0000727</text:p>
              </table:table-cell>
              <table:table-cell office:value-type="float" office:value="-0.06000009252">
                <text:p>-0.06000009252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00007275">
                <text:p>0.00007275</text:p>
              </table:table-cell>
              <table:table-cell office:value-type="float" office:value="-0.05442048572">
                <text:p>-0.0544204857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0000728">
                <text:p>0.0000728</text:p>
              </table:table-cell>
              <table:table-cell office:value-type="float" office:value="-0.06224334447">
                <text:p>-0.06224334447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00007285">
                <text:p>0.00007285</text:p>
              </table:table-cell>
              <table:table-cell office:value-type="float" office:value="-0.05853572238">
                <text:p>-0.05853572238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0000729">
                <text:p>0.0000729</text:p>
              </table:table-cell>
              <table:table-cell office:value-type="float" office:value="-0.05857411998">
                <text:p>-0.05857411998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00007295">
                <text:p>0.00007295</text:p>
              </table:table-cell>
              <table:table-cell office:value-type="float" office:value="-0.05867848848">
                <text:p>-0.05867848848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000073">
                <text:p>0.000073</text:p>
              </table:table-cell>
              <table:table-cell office:value-type="float" office:value="-0.05950389364">
                <text:p>-0.0595038936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00007305">
                <text:p>0.00007305</text:p>
              </table:table-cell>
              <table:table-cell office:value-type="float" office:value="-0.05631698338">
                <text:p>-0.05631698338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0000731">
                <text:p>0.0000731</text:p>
              </table:table-cell>
              <table:table-cell office:value-type="float" office:value="-0.06183211177">
                <text:p>-0.06183211177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00007315">
                <text:p>0.00007315</text:p>
              </table:table-cell>
              <table:table-cell office:value-type="float" office:value="-0.06098573642">
                <text:p>-0.06098573642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0000732">
                <text:p>0.0000732</text:p>
              </table:table-cell>
              <table:table-cell office:value-type="float" office:value="-0.0564601113">
                <text:p>-0.0564601113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00007325">
                <text:p>0.00007325</text:p>
              </table:table-cell>
              <table:table-cell office:value-type="float" office:value="-0.05985209518">
                <text:p>-0.05985209518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0000733">
                <text:p>0.0000733</text:p>
              </table:table-cell>
              <table:table-cell office:value-type="float" office:value="-0.0557422556">
                <text:p>-0.0557422556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00007335">
                <text:p>0.00007335</text:p>
              </table:table-cell>
              <table:table-cell office:value-type="float" office:value="-0.0559807368">
                <text:p>-0.0559807368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0000734">
                <text:p>0.0000734</text:p>
              </table:table-cell>
              <table:table-cell office:value-type="float" office:value="-0.0543197806">
                <text:p>-0.054319780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00007345">
                <text:p>0.00007345</text:p>
              </table:table-cell>
              <table:table-cell office:value-type="float" office:value="-0.05263016564">
                <text:p>-0.05263016564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0000735">
                <text:p>0.0000735</text:p>
              </table:table-cell>
              <table:table-cell office:value-type="float" office:value="-0.0527524892">
                <text:p>-0.0527524892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00007355">
                <text:p>0.00007355</text:p>
              </table:table-cell>
              <table:table-cell office:value-type="float" office:value="-0.05144698592">
                <text:p>-0.05144698592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0000736">
                <text:p>0.0000736</text:p>
              </table:table-cell>
              <table:table-cell office:value-type="float" office:value="-0.05705862841">
                <text:p>-0.05705862841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00007365">
                <text:p>0.00007365</text:p>
              </table:table-cell>
              <table:table-cell office:value-type="float" office:value="-0.05489648328">
                <text:p>-0.0548964832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0000737">
                <text:p>0.0000737</text:p>
              </table:table-cell>
              <table:table-cell office:value-type="float" office:value="-0.05357092943">
                <text:p>-0.05357092943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00007375">
                <text:p>0.00007375</text:p>
              </table:table-cell>
              <table:table-cell office:value-type="float" office:value="-0.05495049922">
                <text:p>-0.0549504992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0000738">
                <text:p>0.0000738</text:p>
              </table:table-cell>
              <table:table-cell office:value-type="float" office:value="-0.05095283731">
                <text:p>-0.05095283731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00007385">
                <text:p>0.00007385</text:p>
              </table:table-cell>
              <table:table-cell office:value-type="float" office:value="-0.04844868672">
                <text:p>-0.04844868672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0000739">
                <text:p>0.0000739</text:p>
              </table:table-cell>
              <table:table-cell office:value-type="float" office:value="-0.05500241965">
                <text:p>-0.0550024196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00007395">
                <text:p>0.00007395</text:p>
              </table:table-cell>
              <table:table-cell office:value-type="float" office:value="-0.05272826269">
                <text:p>-0.0527282626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000074">
                <text:p>0.000074</text:p>
              </table:table-cell>
              <table:table-cell office:value-type="float" office:value="-0.05195461212">
                <text:p>-0.0519546121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00007405">
                <text:p>0.00007405</text:p>
              </table:table-cell>
              <table:table-cell office:value-type="float" office:value="-0.04767455374">
                <text:p>-0.04767455374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0000741">
                <text:p>0.0000741</text:p>
              </table:table-cell>
              <table:table-cell office:value-type="float" office:value="-0.04722974763">
                <text:p>-0.04722974763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00007415">
                <text:p>0.00007415</text:p>
              </table:table-cell>
              <table:table-cell office:value-type="float" office:value="-0.05370101693">
                <text:p>-0.05370101693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0000742">
                <text:p>0.0000742</text:p>
              </table:table-cell>
              <table:table-cell office:value-type="float" office:value="-0.05260943667">
                <text:p>-0.05260943667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00007425">
                <text:p>0.00007425</text:p>
              </table:table-cell>
              <table:table-cell office:value-type="float" office:value="-0.05492909184">
                <text:p>-0.05492909184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0000743">
                <text:p>0.0000743</text:p>
              </table:table-cell>
              <table:table-cell office:value-type="float" office:value="-0.05094107833">
                <text:p>-0.0509410783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00007435">
                <text:p>0.00007435</text:p>
              </table:table-cell>
              <table:table-cell office:value-type="float" office:value="-0.05046360336">
                <text:p>-0.0504636033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0000744">
                <text:p>0.0000744</text:p>
              </table:table-cell>
              <table:table-cell office:value-type="float" office:value="-0.04559663609">
                <text:p>-0.04559663609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00007445">
                <text:p>0.00007445</text:p>
              </table:table-cell>
              <table:table-cell office:value-type="float" office:value="-0.05379655112">
                <text:p>-0.0537965511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0000745">
                <text:p>0.0000745</text:p>
              </table:table-cell>
              <table:table-cell office:value-type="float" office:value="-0.05365423729">
                <text:p>-0.05365423729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00007455">
                <text:p>0.00007455</text:p>
              </table:table-cell>
              <table:table-cell office:value-type="float" office:value="-0.05041882877">
                <text:p>-0.05041882877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0000746">
                <text:p>0.0000746</text:p>
              </table:table-cell>
              <table:table-cell office:value-type="float" office:value="-0.0490299724">
                <text:p>-0.0490299724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00007465">
                <text:p>0.00007465</text:p>
              </table:table-cell>
              <table:table-cell office:value-type="float" office:value="-0.04631601443">
                <text:p>-0.04631601443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0000747">
                <text:p>0.0000747</text:p>
              </table:table-cell>
              <table:table-cell office:value-type="float" office:value="-0.05134097417">
                <text:p>-0.0513409741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00007475">
                <text:p>0.00007475</text:p>
              </table:table-cell>
              <table:table-cell office:value-type="float" office:value="-0.05126452571">
                <text:p>-0.05126452571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0000748">
                <text:p>0.0000748</text:p>
              </table:table-cell>
              <table:table-cell office:value-type="float" office:value="-0.0500108524">
                <text:p>-0.0500108524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00007485">
                <text:p>0.00007485</text:p>
              </table:table-cell>
              <table:table-cell office:value-type="float" office:value="-0.05120049956">
                <text:p>-0.05120049956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0000749">
                <text:p>0.0000749</text:p>
              </table:table-cell>
              <table:table-cell office:value-type="float" office:value="-0.04955375967">
                <text:p>-0.04955375967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00007495">
                <text:p>0.00007495</text:p>
              </table:table-cell>
              <table:table-cell office:value-type="float" office:value="-0.05193091325">
                <text:p>-0.0519309132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000075">
                <text:p>0.000075</text:p>
              </table:table-cell>
              <table:table-cell office:value-type="float" office:value="-0.05176732772">
                <text:p>-0.05176732772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00007505">
                <text:p>0.00007505</text:p>
              </table:table-cell>
              <table:table-cell office:value-type="float" office:value="-0.05243100165">
                <text:p>-0.0524310016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0000751">
                <text:p>0.0000751</text:p>
              </table:table-cell>
              <table:table-cell office:value-type="float" office:value="-0.05057469559">
                <text:p>-0.0505746955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00007515">
                <text:p>0.00007515</text:p>
              </table:table-cell>
              <table:table-cell office:value-type="float" office:value="-0.04940950108">
                <text:p>-0.0494095010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0000752">
                <text:p>0.0000752</text:p>
              </table:table-cell>
              <table:table-cell office:value-type="float" office:value="-0.0477359115">
                <text:p>-0.047735911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00007525">
                <text:p>0.00007525</text:p>
              </table:table-cell>
              <table:table-cell office:value-type="float" office:value="-0.0468269422">
                <text:p>-0.0468269422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0000753">
                <text:p>0.0000753</text:p>
              </table:table-cell>
              <table:table-cell office:value-type="float" office:value="-0.04772244898">
                <text:p>-0.04772244898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00007535">
                <text:p>0.00007535</text:p>
              </table:table-cell>
              <table:table-cell office:value-type="float" office:value="-0.04605092476">
                <text:p>-0.04605092476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0000754">
                <text:p>0.0000754</text:p>
              </table:table-cell>
              <table:table-cell office:value-type="float" office:value="-0.04819553694">
                <text:p>-0.04819553694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00007545">
                <text:p>0.00007545</text:p>
              </table:table-cell>
              <table:table-cell office:value-type="float" office:value="-0.04621051525">
                <text:p>-0.0462105152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0000755">
                <text:p>0.0000755</text:p>
              </table:table-cell>
              <table:table-cell office:value-type="float" office:value="-0.04724328554">
                <text:p>-0.04724328554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00007555">
                <text:p>0.00007555</text:p>
              </table:table-cell>
              <table:table-cell office:value-type="float" office:value="-0.04408052642">
                <text:p>-0.04408052642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0000756">
                <text:p>0.0000756</text:p>
              </table:table-cell>
              <table:table-cell office:value-type="float" office:value="-0.04628179278">
                <text:p>-0.04628179278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00007565">
                <text:p>0.00007565</text:p>
              </table:table-cell>
              <table:table-cell office:value-type="float" office:value="-0.04880980807">
                <text:p>-0.04880980807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0000757">
                <text:p>0.0000757</text:p>
              </table:table-cell>
              <table:table-cell office:value-type="float" office:value="-0.05136581879">
                <text:p>-0.05136581879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00007575">
                <text:p>0.00007575</text:p>
              </table:table-cell>
              <table:table-cell office:value-type="float" office:value="-0.04466393776">
                <text:p>-0.04466393776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0000758">
                <text:p>0.0000758</text:p>
              </table:table-cell>
              <table:table-cell office:value-type="float" office:value="-0.05001576705">
                <text:p>-0.0500157670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00007585">
                <text:p>0.00007585</text:p>
              </table:table-cell>
              <table:table-cell office:value-type="float" office:value="-0.04945053691">
                <text:p>-0.04945053691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0000759">
                <text:p>0.0000759</text:p>
              </table:table-cell>
              <table:table-cell office:value-type="float" office:value="-0.04983246261">
                <text:p>-0.04983246261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00007595">
                <text:p>0.00007595</text:p>
              </table:table-cell>
              <table:table-cell office:value-type="float" office:value="-0.04859003571">
                <text:p>-0.04859003571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000076">
                <text:p>0.000076</text:p>
              </table:table-cell>
              <table:table-cell office:value-type="float" office:value="-0.04778302281">
                <text:p>-0.0477830228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00007605">
                <text:p>0.00007605</text:p>
              </table:table-cell>
              <table:table-cell office:value-type="float" office:value="-0.04585361508">
                <text:p>-0.0458536150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0000761">
                <text:p>0.0000761</text:p>
              </table:table-cell>
              <table:table-cell office:value-type="float" office:value="-0.04532637549">
                <text:p>-0.04532637549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00007615">
                <text:p>0.00007615</text:p>
              </table:table-cell>
              <table:table-cell office:value-type="float" office:value="-0.04533949128">
                <text:p>-0.0453394912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0000762">
                <text:p>0.0000762</text:p>
              </table:table-cell>
              <table:table-cell office:value-type="float" office:value="-0.0430663293">
                <text:p>-0.043066329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00007625">
                <text:p>0.00007625</text:p>
              </table:table-cell>
              <table:table-cell office:value-type="float" office:value="-0.04185892306">
                <text:p>-0.0418589230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0000763">
                <text:p>0.0000763</text:p>
              </table:table-cell>
              <table:table-cell office:value-type="float" office:value="-0.04616628339">
                <text:p>-0.0461662833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00007635">
                <text:p>0.00007635</text:p>
              </table:table-cell>
              <table:table-cell office:value-type="float" office:value="-0.04861875477">
                <text:p>-0.04861875477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0000764">
                <text:p>0.0000764</text:p>
              </table:table-cell>
              <table:table-cell office:value-type="float" office:value="-0.04482265387">
                <text:p>-0.04482265387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00007645">
                <text:p>0.00007645</text:p>
              </table:table-cell>
              <table:table-cell office:value-type="float" office:value="-0.04732253806">
                <text:p>-0.04732253806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0000765">
                <text:p>0.0000765</text:p>
              </table:table-cell>
              <table:table-cell office:value-type="float" office:value="-0.04349070795">
                <text:p>-0.0434907079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00007655">
                <text:p>0.00007655</text:p>
              </table:table-cell>
              <table:table-cell office:value-type="float" office:value="-0.04307202789">
                <text:p>-0.04307202789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0000766">
                <text:p>0.0000766</text:p>
              </table:table-cell>
              <table:table-cell office:value-type="float" office:value="-0.04228474897">
                <text:p>-0.04228474897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00007665">
                <text:p>0.00007665</text:p>
              </table:table-cell>
              <table:table-cell office:value-type="float" office:value="-0.03576155924">
                <text:p>-0.03576155924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0000767">
                <text:p>0.0000767</text:p>
              </table:table-cell>
              <table:table-cell office:value-type="float" office:value="-0.04665633143">
                <text:p>-0.04665633143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00007675">
                <text:p>0.00007675</text:p>
              </table:table-cell>
              <table:table-cell office:value-type="float" office:value="-0.04978719053">
                <text:p>-0.0497871905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0000768">
                <text:p>0.0000768</text:p>
              </table:table-cell>
              <table:table-cell office:value-type="float" office:value="-0.03972989907">
                <text:p>-0.03972989907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00007685">
                <text:p>0.00007685</text:p>
              </table:table-cell>
              <table:table-cell office:value-type="float" office:value="-0.04418697536">
                <text:p>-0.04418697536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0000769">
                <text:p>0.0000769</text:p>
              </table:table-cell>
              <table:table-cell office:value-type="float" office:value="-0.03982849361">
                <text:p>-0.03982849361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00007695">
                <text:p>0.00007695</text:p>
              </table:table-cell>
              <table:table-cell office:value-type="float" office:value="-0.04297390069">
                <text:p>-0.0429739006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000077">
                <text:p>0.000077</text:p>
              </table:table-cell>
              <table:table-cell office:value-type="float" office:value="-0.04056932455">
                <text:p>-0.0405693245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00007705">
                <text:p>0.00007705</text:p>
              </table:table-cell>
              <table:table-cell office:value-type="float" office:value="-0.04093263187">
                <text:p>-0.04093263187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0000771">
                <text:p>0.0000771</text:p>
              </table:table-cell>
              <table:table-cell office:value-type="float" office:value="-0.03952569983">
                <text:p>-0.03952569983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00007715">
                <text:p>0.00007715</text:p>
              </table:table-cell>
              <table:table-cell office:value-type="float" office:value="-0.03973369813">
                <text:p>-0.03973369813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0000772">
                <text:p>0.0000772</text:p>
              </table:table-cell>
              <table:table-cell office:value-type="float" office:value="-0.04035803977">
                <text:p>-0.04035803977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00007725">
                <text:p>0.00007725</text:p>
              </table:table-cell>
              <table:table-cell office:value-type="float" office:value="-0.03723559286">
                <text:p>-0.0372355928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0000773">
                <text:p>0.0000773</text:p>
              </table:table-cell>
              <table:table-cell office:value-type="float" office:value="-0.03893643915">
                <text:p>-0.0389364391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00007735">
                <text:p>0.00007735</text:p>
              </table:table-cell>
              <table:table-cell office:value-type="float" office:value="-0.03871728489">
                <text:p>-0.03871728489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0000774">
                <text:p>0.0000774</text:p>
              </table:table-cell>
              <table:table-cell office:value-type="float" office:value="-0.0351042623">
                <text:p>-0.0351042623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00007745">
                <text:p>0.00007745</text:p>
              </table:table-cell>
              <table:table-cell office:value-type="float" office:value="-0.0421292892">
                <text:p>-0.042129289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0000775">
                <text:p>0.0000775</text:p>
              </table:table-cell>
              <table:table-cell office:value-type="float" office:value="-0.039835549">
                <text:p>-0.039835549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00007755">
                <text:p>0.00007755</text:p>
              </table:table-cell>
              <table:table-cell office:value-type="float" office:value="-0.04231753844">
                <text:p>-0.04231753844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0000776">
                <text:p>0.0000776</text:p>
              </table:table-cell>
              <table:table-cell office:value-type="float" office:value="-0.04310284245">
                <text:p>-0.0431028424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00007765">
                <text:p>0.00007765</text:p>
              </table:table-cell>
              <table:table-cell office:value-type="float" office:value="-0.03591031036">
                <text:p>-0.03591031036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0000777">
                <text:p>0.0000777</text:p>
              </table:table-cell>
              <table:table-cell office:value-type="float" office:value="-0.03687810473">
                <text:p>-0.03687810473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00007775">
                <text:p>0.00007775</text:p>
              </table:table-cell>
              <table:table-cell office:value-type="float" office:value="-0.03486165038">
                <text:p>-0.03486165038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0000778">
                <text:p>0.0000778</text:p>
              </table:table-cell>
              <table:table-cell office:value-type="float" office:value="-0.03755810555">
                <text:p>-0.0375581055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00007785">
                <text:p>0.00007785</text:p>
              </table:table-cell>
              <table:table-cell office:value-type="float" office:value="-0.04129324065">
                <text:p>-0.0412932406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0000779">
                <text:p>0.0000779</text:p>
              </table:table-cell>
              <table:table-cell office:value-type="float" office:value="-0.0395708513">
                <text:p>-0.0395708513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00007795">
                <text:p>0.00007795</text:p>
              </table:table-cell>
              <table:table-cell office:value-type="float" office:value="-0.0389932893">
                <text:p>-0.0389932893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000078">
                <text:p>0.000078</text:p>
              </table:table-cell>
              <table:table-cell office:value-type="float" office:value="-0.03971388877">
                <text:p>-0.03971388877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00007805">
                <text:p>0.00007805</text:p>
              </table:table-cell>
              <table:table-cell office:value-type="float" office:value="-0.04045049853">
                <text:p>-0.04045049853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0000781">
                <text:p>0.0000781</text:p>
              </table:table-cell>
              <table:table-cell office:value-type="float" office:value="-0.04236360952">
                <text:p>-0.0423636095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00007815">
                <text:p>0.00007815</text:p>
              </table:table-cell>
              <table:table-cell office:value-type="float" office:value="-0.0432260404">
                <text:p>-0.0432260404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0000782">
                <text:p>0.0000782</text:p>
              </table:table-cell>
              <table:table-cell office:value-type="float" office:value="-0.03960517849">
                <text:p>-0.0396051784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00007825">
                <text:p>0.00007825</text:p>
              </table:table-cell>
              <table:table-cell office:value-type="float" office:value="-0.03538204563">
                <text:p>-0.03538204563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0000783">
                <text:p>0.0000783</text:p>
              </table:table-cell>
              <table:table-cell office:value-type="float" office:value="-0.03424344451">
                <text:p>-0.03424344451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00007835">
                <text:p>0.00007835</text:p>
              </table:table-cell>
              <table:table-cell office:value-type="float" office:value="-0.03057898391">
                <text:p>-0.03057898391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0000784">
                <text:p>0.0000784</text:p>
              </table:table-cell>
              <table:table-cell office:value-type="float" office:value="-0.03495566193">
                <text:p>-0.0349556619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00007845">
                <text:p>0.00007845</text:p>
              </table:table-cell>
              <table:table-cell office:value-type="float" office:value="-0.03383984007">
                <text:p>-0.03383984007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0000785">
                <text:p>0.0000785</text:p>
              </table:table-cell>
              <table:table-cell office:value-type="float" office:value="-0.03295640886">
                <text:p>-0.03295640886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00007855">
                <text:p>0.00007855</text:p>
              </table:table-cell>
              <table:table-cell office:value-type="float" office:value="-0.03572013144">
                <text:p>-0.03572013144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0000786">
                <text:p>0.0000786</text:p>
              </table:table-cell>
              <table:table-cell office:value-type="float" office:value="-0.03385199102">
                <text:p>-0.03385199102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00007865">
                <text:p>0.00007865</text:p>
              </table:table-cell>
              <table:table-cell office:value-type="float" office:value="-0.03611710261">
                <text:p>-0.03611710261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0000787">
                <text:p>0.0000787</text:p>
              </table:table-cell>
              <table:table-cell office:value-type="float" office:value="-0.03884699551">
                <text:p>-0.03884699551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00007875">
                <text:p>0.00007875</text:p>
              </table:table-cell>
              <table:table-cell office:value-type="float" office:value="-0.03962280188">
                <text:p>-0.03962280188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0000788">
                <text:p>0.0000788</text:p>
              </table:table-cell>
              <table:table-cell office:value-type="float" office:value="-0.03555978717">
                <text:p>-0.03555978717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00007885">
                <text:p>0.00007885</text:p>
              </table:table-cell>
              <table:table-cell office:value-type="float" office:value="-0.0327298374">
                <text:p>-0.0327298374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0000789">
                <text:p>0.0000789</text:p>
              </table:table-cell>
              <table:table-cell office:value-type="float" office:value="-0.03351033229">
                <text:p>-0.03351033229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00007895">
                <text:p>0.00007895</text:p>
              </table:table-cell>
              <table:table-cell office:value-type="float" office:value="-0.03453818792">
                <text:p>-0.0345381879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000079">
                <text:p>0.000079</text:p>
              </table:table-cell>
              <table:table-cell office:value-type="float" office:value="-0.03594281339">
                <text:p>-0.03594281339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00007905">
                <text:p>0.00007905</text:p>
              </table:table-cell>
              <table:table-cell office:value-type="float" office:value="-0.03501884385">
                <text:p>-0.0350188438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0000791">
                <text:p>0.0000791</text:p>
              </table:table-cell>
              <table:table-cell office:value-type="float" office:value="-0.03405994409">
                <text:p>-0.03405994409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00007915">
                <text:p>0.00007915</text:p>
              </table:table-cell>
              <table:table-cell office:value-type="float" office:value="-0.04051895692">
                <text:p>-0.04051895692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0000792">
                <text:p>0.0000792</text:p>
              </table:table-cell>
              <table:table-cell office:value-type="float" office:value="-0.03722445198">
                <text:p>-0.03722445198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00007925">
                <text:p>0.00007925</text:p>
              </table:table-cell>
              <table:table-cell office:value-type="float" office:value="-0.03550340436">
                <text:p>-0.03550340436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0000793">
                <text:p>0.0000793</text:p>
              </table:table-cell>
              <table:table-cell office:value-type="float" office:value="-0.03694285451">
                <text:p>-0.0369428545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00007935">
                <text:p>0.00007935</text:p>
              </table:table-cell>
              <table:table-cell office:value-type="float" office:value="-0.03646708308">
                <text:p>-0.03646708308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0000794">
                <text:p>0.0000794</text:p>
              </table:table-cell>
              <table:table-cell office:value-type="float" office:value="-0.03419570003">
                <text:p>-0.0341957000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00007945">
                <text:p>0.00007945</text:p>
              </table:table-cell>
              <table:table-cell office:value-type="float" office:value="-0.03941344678">
                <text:p>-0.03941344678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0000795">
                <text:p>0.0000795</text:p>
              </table:table-cell>
              <table:table-cell office:value-type="float" office:value="-0.03380837726">
                <text:p>-0.03380837726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00007955">
                <text:p>0.00007955</text:p>
              </table:table-cell>
              <table:table-cell office:value-type="float" office:value="-0.03218964786">
                <text:p>-0.03218964786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0000796">
                <text:p>0.0000796</text:p>
              </table:table-cell>
              <table:table-cell office:value-type="float" office:value="-0.03048127883">
                <text:p>-0.03048127883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00007965">
                <text:p>0.00007965</text:p>
              </table:table-cell>
              <table:table-cell office:value-type="float" office:value="-0.03237515333">
                <text:p>-0.03237515333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0000797">
                <text:p>0.0000797</text:p>
              </table:table-cell>
              <table:table-cell office:value-type="float" office:value="-0.03203412778">
                <text:p>-0.03203412778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00007975">
                <text:p>0.00007975</text:p>
              </table:table-cell>
              <table:table-cell office:value-type="float" office:value="-0.03344181361">
                <text:p>-0.03344181361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0000798">
                <text:p>0.0000798</text:p>
              </table:table-cell>
              <table:table-cell office:value-type="float" office:value="-0.0309110244">
                <text:p>-0.030911024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00007985">
                <text:p>0.00007985</text:p>
              </table:table-cell>
              <table:table-cell office:value-type="float" office:value="-0.03113063092">
                <text:p>-0.03113063092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0000799">
                <text:p>0.0000799</text:p>
              </table:table-cell>
              <table:table-cell office:value-type="float" office:value="-0.0289678074">
                <text:p>-0.028967807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00007995">
                <text:p>0.00007995</text:p>
              </table:table-cell>
              <table:table-cell office:value-type="float" office:value="-0.02908309065">
                <text:p>-0.0290830906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00008">
                <text:p>0.00008</text:p>
              </table:table-cell>
              <table:table-cell office:value-type="float" office:value="-0.030572622">
                <text:p>-0.030572622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00008005">
                <text:p>0.00008005</text:p>
              </table:table-cell>
              <table:table-cell office:value-type="float" office:value="-0.02839526558">
                <text:p>-0.0283952655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0000801">
                <text:p>0.0000801</text:p>
              </table:table-cell>
              <table:table-cell office:value-type="float" office:value="-0.02925169636">
                <text:p>-0.02925169636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00008015">
                <text:p>0.00008015</text:p>
              </table:table-cell>
              <table:table-cell office:value-type="float" office:value="-0.03330788182">
                <text:p>-0.03330788182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0000802">
                <text:p>0.0000802</text:p>
              </table:table-cell>
              <table:table-cell office:value-type="float" office:value="-0.03252170342">
                <text:p>-0.03252170342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00008025">
                <text:p>0.00008025</text:p>
              </table:table-cell>
              <table:table-cell office:value-type="float" office:value="-0.02463605472">
                <text:p>-0.02463605472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0000803">
                <text:p>0.0000803</text:p>
              </table:table-cell>
              <table:table-cell office:value-type="float" office:value="-0.02666461479">
                <text:p>-0.02666461479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00008035">
                <text:p>0.00008035</text:p>
              </table:table-cell>
              <table:table-cell office:value-type="float" office:value="-0.03468831092">
                <text:p>-0.03468831092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0000804">
                <text:p>0.0000804</text:p>
              </table:table-cell>
              <table:table-cell office:value-type="float" office:value="-0.02448636891">
                <text:p>-0.02448636891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00008045">
                <text:p>0.00008045</text:p>
              </table:table-cell>
              <table:table-cell office:value-type="float" office:value="-0.02844049243">
                <text:p>-0.02844049243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0000805">
                <text:p>0.0000805</text:p>
              </table:table-cell>
              <table:table-cell office:value-type="float" office:value="-0.02839356203">
                <text:p>-0.02839356203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00008055">
                <text:p>0.00008055</text:p>
              </table:table-cell>
              <table:table-cell office:value-type="float" office:value="-0.02774717984">
                <text:p>-0.02774717984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0000806">
                <text:p>0.0000806</text:p>
              </table:table-cell>
              <table:table-cell office:value-type="float" office:value="-0.02948865492">
                <text:p>-0.0294886549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00008065">
                <text:p>0.00008065</text:p>
              </table:table-cell>
              <table:table-cell office:value-type="float" office:value="-0.02720100528">
                <text:p>-0.02720100528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0000807">
                <text:p>0.0000807</text:p>
              </table:table-cell>
              <table:table-cell office:value-type="float" office:value="-0.03117481756">
                <text:p>-0.03117481756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00008075">
                <text:p>0.00008075</text:p>
              </table:table-cell>
              <table:table-cell office:value-type="float" office:value="-0.03103316705">
                <text:p>-0.03103316705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0000808">
                <text:p>0.0000808</text:p>
              </table:table-cell>
              <table:table-cell office:value-type="float" office:value="-0.02936379865">
                <text:p>-0.0293637986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00008085">
                <text:p>0.00008085</text:p>
              </table:table-cell>
              <table:table-cell office:value-type="float" office:value="-0.02930630025">
                <text:p>-0.02930630025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0000809">
                <text:p>0.0000809</text:p>
              </table:table-cell>
              <table:table-cell office:value-type="float" office:value="-0.0285373985">
                <text:p>-0.028537398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00008095">
                <text:p>0.00008095</text:p>
              </table:table-cell>
              <table:table-cell office:value-type="float" office:value="-0.03018786208">
                <text:p>-0.03018786208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000081">
                <text:p>0.000081</text:p>
              </table:table-cell>
              <table:table-cell office:value-type="float" office:value="-0.02070195161">
                <text:p>-0.02070195161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00008105">
                <text:p>0.00008105</text:p>
              </table:table-cell>
              <table:table-cell office:value-type="float" office:value="-0.02961948113">
                <text:p>-0.02961948113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0000811">
                <text:p>0.0000811</text:p>
              </table:table-cell>
              <table:table-cell office:value-type="float" office:value="-0.02673712851">
                <text:p>-0.02673712851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00008115">
                <text:p>0.00008115</text:p>
              </table:table-cell>
              <table:table-cell office:value-type="float" office:value="-0.02251797562">
                <text:p>-0.02251797562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0000812">
                <text:p>0.0000812</text:p>
              </table:table-cell>
              <table:table-cell office:value-type="float" office:value="-0.02858351482">
                <text:p>-0.02858351482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00008125">
                <text:p>0.00008125</text:p>
              </table:table-cell>
              <table:table-cell office:value-type="float" office:value="-0.02721965382">
                <text:p>-0.02721965382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0000813">
                <text:p>0.0000813</text:p>
              </table:table-cell>
              <table:table-cell office:value-type="float" office:value="-0.02204698317">
                <text:p>-0.02204698317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00008135">
                <text:p>0.00008135</text:p>
              </table:table-cell>
              <table:table-cell office:value-type="float" office:value="-0.02271122997">
                <text:p>-0.02271122997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0000814">
                <text:p>0.0000814</text:p>
              </table:table-cell>
              <table:table-cell office:value-type="float" office:value="-0.02616882294">
                <text:p>-0.02616882294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00008145">
                <text:p>0.00008145</text:p>
              </table:table-cell>
              <table:table-cell office:value-type="float" office:value="-0.02453363097">
                <text:p>-0.02453363097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0000815">
                <text:p>0.0000815</text:p>
              </table:table-cell>
              <table:table-cell office:value-type="float" office:value="-0.02396499374">
                <text:p>-0.0239649937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00008155">
                <text:p>0.00008155</text:p>
              </table:table-cell>
              <table:table-cell office:value-type="float" office:value="-0.0278132412">
                <text:p>-0.0278132412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0000816">
                <text:p>0.0000816</text:p>
              </table:table-cell>
              <table:table-cell office:value-type="float" office:value="-0.02433778362">
                <text:p>-0.02433778362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00008165">
                <text:p>0.00008165</text:p>
              </table:table-cell>
              <table:table-cell office:value-type="float" office:value="-0.02575009766">
                <text:p>-0.02575009766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0000817">
                <text:p>0.0000817</text:p>
              </table:table-cell>
              <table:table-cell office:value-type="float" office:value="-0.03097597016">
                <text:p>-0.03097597016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00008175">
                <text:p>0.00008175</text:p>
              </table:table-cell>
              <table:table-cell office:value-type="float" office:value="-0.02803299848">
                <text:p>-0.02803299848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0000818">
                <text:p>0.0000818</text:p>
              </table:table-cell>
              <table:table-cell office:value-type="float" office:value="-0.02510353455">
                <text:p>-0.02510353455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00008185">
                <text:p>0.00008185</text:p>
              </table:table-cell>
              <table:table-cell office:value-type="float" office:value="-0.02257610721">
                <text:p>-0.02257610721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0000819">
                <text:p>0.0000819</text:p>
              </table:table-cell>
              <table:table-cell office:value-type="float" office:value="-0.02265220893">
                <text:p>-0.02265220893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00008195">
                <text:p>0.00008195</text:p>
              </table:table-cell>
              <table:table-cell office:value-type="float" office:value="-0.0240329094">
                <text:p>-0.0240329094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000082">
                <text:p>0.000082</text:p>
              </table:table-cell>
              <table:table-cell office:value-type="float" office:value="-0.02592563815">
                <text:p>-0.02592563815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00008205">
                <text:p>0.00008205</text:p>
              </table:table-cell>
              <table:table-cell office:value-type="float" office:value="-0.0273723849">
                <text:p>-0.0273723849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0000821">
                <text:p>0.0000821</text:p>
              </table:table-cell>
              <table:table-cell office:value-type="float" office:value="-0.02610690738">
                <text:p>-0.02610690738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00008215">
                <text:p>0.00008215</text:p>
              </table:table-cell>
              <table:table-cell office:value-type="float" office:value="-0.0249533211">
                <text:p>-0.0249533211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0000822">
                <text:p>0.0000822</text:p>
              </table:table-cell>
              <table:table-cell office:value-type="float" office:value="-0.02525819532">
                <text:p>-0.02525819532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00008225">
                <text:p>0.00008225</text:p>
              </table:table-cell>
              <table:table-cell office:value-type="float" office:value="-0.02596723178">
                <text:p>-0.02596723178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0000823">
                <text:p>0.0000823</text:p>
              </table:table-cell>
              <table:table-cell office:value-type="float" office:value="-0.02298800324">
                <text:p>-0.02298800324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00008235">
                <text:p>0.00008235</text:p>
              </table:table-cell>
              <table:table-cell office:value-type="float" office:value="-0.02477775045">
                <text:p>-0.02477775045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0000824">
                <text:p>0.0000824</text:p>
              </table:table-cell>
              <table:table-cell office:value-type="float" office:value="-0.02504302102">
                <text:p>-0.02504302102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00008245">
                <text:p>0.00008245</text:p>
              </table:table-cell>
              <table:table-cell office:value-type="float" office:value="-0.02765345472">
                <text:p>-0.02765345472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0000825">
                <text:p>0.0000825</text:p>
              </table:table-cell>
              <table:table-cell office:value-type="float" office:value="-0.02332394831">
                <text:p>-0.02332394831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00008255">
                <text:p>0.00008255</text:p>
              </table:table-cell>
              <table:table-cell office:value-type="float" office:value="-0.02456290782">
                <text:p>-0.02456290782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0000826">
                <text:p>0.0000826</text:p>
              </table:table-cell>
              <table:table-cell office:value-type="float" office:value="-0.02390981697">
                <text:p>-0.02390981697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00008265">
                <text:p>0.00008265</text:p>
              </table:table-cell>
              <table:table-cell office:value-type="float" office:value="-0.02116593391">
                <text:p>-0.02116593391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0000827">
                <text:p>0.0000827</text:p>
              </table:table-cell>
              <table:table-cell office:value-type="float" office:value="-0.02458518958">
                <text:p>-0.02458518958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00008275">
                <text:p>0.00008275</text:p>
              </table:table-cell>
              <table:table-cell office:value-type="float" office:value="-0.02202800297">
                <text:p>-0.02202800297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0000828">
                <text:p>0.0000828</text:p>
              </table:table-cell>
              <table:table-cell office:value-type="float" office:value="-0.02143821464">
                <text:p>-0.02143821464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00008285">
                <text:p>0.00008285</text:p>
              </table:table-cell>
              <table:table-cell office:value-type="float" office:value="-0.02590754741">
                <text:p>-0.02590754741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.0000829">
                <text:p>0.0000829</text:p>
              </table:table-cell>
              <table:table-cell office:value-type="float" office:value="-0.0217470839">
                <text:p>-0.0217470839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.00008295">
                <text:p>0.00008295</text:p>
              </table:table-cell>
              <table:table-cell office:value-type="float" office:value="-0.0206266489">
                <text:p>-0.0206266489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.000083">
                <text:p>0.000083</text:p>
              </table:table-cell>
              <table:table-cell office:value-type="float" office:value="-0.02353747936">
                <text:p>-0.0235374793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.00008305">
                <text:p>0.00008305</text:p>
              </table:table-cell>
              <table:table-cell office:value-type="float" office:value="-0.02339824096">
                <text:p>-0.02339824096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.0000831">
                <text:p>0.0000831</text:p>
              </table:table-cell>
              <table:table-cell office:value-type="float" office:value="-0.01931687921">
                <text:p>-0.01931687921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.00008315">
                <text:p>0.00008315</text:p>
              </table:table-cell>
              <table:table-cell office:value-type="float" office:value="-0.01776951779">
                <text:p>-0.01776951779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.0000832">
                <text:p>0.0000832</text:p>
              </table:table-cell>
              <table:table-cell office:value-type="float" office:value="-0.01982958591">
                <text:p>-0.01982958591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.00008325">
                <text:p>0.00008325</text:p>
              </table:table-cell>
              <table:table-cell office:value-type="float" office:value="-0.02403717579">
                <text:p>-0.02403717579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0000833">
                <text:p>0.0000833</text:p>
              </table:table-cell>
              <table:table-cell office:value-type="float" office:value="-0.02035874009">
                <text:p>-0.02035874009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00008335">
                <text:p>0.00008335</text:p>
              </table:table-cell>
              <table:table-cell office:value-type="float" office:value="-0.02019643599">
                <text:p>-0.02019643599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0000834">
                <text:p>0.0000834</text:p>
              </table:table-cell>
              <table:table-cell office:value-type="float" office:value="-0.02132342889">
                <text:p>-0.02132342889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00008345">
                <text:p>0.00008345</text:p>
              </table:table-cell>
              <table:table-cell office:value-type="float" office:value="-0.01602053505">
                <text:p>-0.0160205350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0000835">
                <text:p>0.0000835</text:p>
              </table:table-cell>
              <table:table-cell office:value-type="float" office:value="-0.02499387451">
                <text:p>-0.02499387451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00008355">
                <text:p>0.00008355</text:p>
              </table:table-cell>
              <table:table-cell office:value-type="float" office:value="-0.0201459779">
                <text:p>-0.0201459779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0000836">
                <text:p>0.0000836</text:p>
              </table:table-cell>
              <table:table-cell office:value-type="float" office:value="-0.02094943296">
                <text:p>-0.02094943296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00008365">
                <text:p>0.00008365</text:p>
              </table:table-cell>
              <table:table-cell office:value-type="float" office:value="-0.0193043363">
                <text:p>-0.0193043363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0000837">
                <text:p>0.0000837</text:p>
              </table:table-cell>
              <table:table-cell office:value-type="float" office:value="-0.0138882698">
                <text:p>-0.0138882698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00008375">
                <text:p>0.00008375</text:p>
              </table:table-cell>
              <table:table-cell office:value-type="float" office:value="-0.0200056842">
                <text:p>-0.0200056842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0000838">
                <text:p>0.0000838</text:p>
              </table:table-cell>
              <table:table-cell office:value-type="float" office:value="-0.02317239312">
                <text:p>-0.02317239312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00008385">
                <text:p>0.00008385</text:p>
              </table:table-cell>
              <table:table-cell office:value-type="float" office:value="-0.01944057466">
                <text:p>-0.01944057466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0000839">
                <text:p>0.0000839</text:p>
              </table:table-cell>
              <table:table-cell office:value-type="float" office:value="-0.01950378673">
                <text:p>-0.0195037867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00008395">
                <text:p>0.00008395</text:p>
              </table:table-cell>
              <table:table-cell office:value-type="float" office:value="-0.01858652583">
                <text:p>-0.01858652583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000084">
                <text:p>0.000084</text:p>
              </table:table-cell>
              <table:table-cell office:value-type="float" office:value="-0.01617462294">
                <text:p>-0.01617462294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00008405">
                <text:p>0.00008405</text:p>
              </table:table-cell>
              <table:table-cell office:value-type="float" office:value="-0.02001822711">
                <text:p>-0.02001822711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0000841">
                <text:p>0.0000841</text:p>
              </table:table-cell>
              <table:table-cell office:value-type="float" office:value="-0.01805866814">
                <text:p>-0.01805866814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00008415">
                <text:p>0.00008415</text:p>
              </table:table-cell>
              <table:table-cell office:value-type="float" office:value="-0.01449082718">
                <text:p>-0.01449082718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0000842">
                <text:p>0.0000842</text:p>
              </table:table-cell>
              <table:table-cell office:value-type="float" office:value="-0.01723012726">
                <text:p>-0.01723012726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00008425">
                <text:p>0.00008425</text:p>
              </table:table-cell>
              <table:table-cell office:value-type="float" office:value="-0.01760718354">
                <text:p>-0.01760718354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0000843">
                <text:p>0.0000843</text:p>
              </table:table-cell>
              <table:table-cell office:value-type="float" office:value="-0.01820873084">
                <text:p>-0.01820873084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00008435">
                <text:p>0.00008435</text:p>
              </table:table-cell>
              <table:table-cell office:value-type="float" office:value="-0.01855777662">
                <text:p>-0.01855777662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0000844">
                <text:p>0.0000844</text:p>
              </table:table-cell>
              <table:table-cell office:value-type="float" office:value="-0.01648869329">
                <text:p>-0.01648869329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00008445">
                <text:p>0.00008445</text:p>
              </table:table-cell>
              <table:table-cell office:value-type="float" office:value="-0.01861222976">
                <text:p>-0.01861222976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0000845">
                <text:p>0.0000845</text:p>
              </table:table-cell>
              <table:table-cell office:value-type="float" office:value="-0.01709423564">
                <text:p>-0.01709423564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00008455">
                <text:p>0.00008455</text:p>
              </table:table-cell>
              <table:table-cell office:value-type="float" office:value="-0.0161364364">
                <text:p>-0.016136436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0000846">
                <text:p>0.0000846</text:p>
              </table:table-cell>
              <table:table-cell office:value-type="float" office:value="-0.01843673449">
                <text:p>-0.01843673449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00008465">
                <text:p>0.00008465</text:p>
              </table:table-cell>
              <table:table-cell office:value-type="float" office:value="-0.01333657756">
                <text:p>-0.01333657756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0000847">
                <text:p>0.0000847</text:p>
              </table:table-cell>
              <table:table-cell office:value-type="float" office:value="-0.0159711624">
                <text:p>-0.0159711624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00008475">
                <text:p>0.00008475</text:p>
              </table:table-cell>
              <table:table-cell office:value-type="float" office:value="-0.01448859598">
                <text:p>-0.0144885959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0000848">
                <text:p>0.0000848</text:p>
              </table:table-cell>
              <table:table-cell office:value-type="float" office:value="-0.01182477952">
                <text:p>-0.01182477952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00008485">
                <text:p>0.00008485</text:p>
              </table:table-cell>
              <table:table-cell office:value-type="float" office:value="-0.01994346712">
                <text:p>-0.01994346712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0000849">
                <text:p>0.0000849</text:p>
              </table:table-cell>
              <table:table-cell office:value-type="float" office:value="-0.01626667466">
                <text:p>-0.01626667466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00008495">
                <text:p>0.00008495</text:p>
              </table:table-cell>
              <table:table-cell office:value-type="float" office:value="-0.01554648225">
                <text:p>-0.01554648225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000085">
                <text:p>0.000085</text:p>
              </table:table-cell>
              <table:table-cell office:value-type="float" office:value="-0.01835336632">
                <text:p>-0.01835336632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00008505">
                <text:p>0.00008505</text:p>
              </table:table-cell>
              <table:table-cell office:value-type="float" office:value="-0.0114161549">
                <text:p>-0.0114161549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0000851">
                <text:p>0.0000851</text:p>
              </table:table-cell>
              <table:table-cell office:value-type="float" office:value="-0.01730158568">
                <text:p>-0.01730158568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00008515">
                <text:p>0.00008515</text:p>
              </table:table-cell>
              <table:table-cell office:value-type="float" office:value="-0.01261309866">
                <text:p>-0.01261309866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0000852">
                <text:p>0.0000852</text:p>
              </table:table-cell>
              <table:table-cell office:value-type="float" office:value="-0.01308017145">
                <text:p>-0.0130801714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00008525">
                <text:p>0.00008525</text:p>
              </table:table-cell>
              <table:table-cell office:value-type="float" office:value="-0.01030830804">
                <text:p>-0.01030830804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0000853">
                <text:p>0.0000853</text:p>
              </table:table-cell>
              <table:table-cell office:value-type="float" office:value="-0.01365272835">
                <text:p>-0.0136527283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00008535">
                <text:p>0.00008535</text:p>
              </table:table-cell>
              <table:table-cell office:value-type="float" office:value="-0.01743201993">
                <text:p>-0.01743201993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0000854">
                <text:p>0.0000854</text:p>
              </table:table-cell>
              <table:table-cell office:value-type="float" office:value="-0.01553045686">
                <text:p>-0.01553045686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.00008545">
                <text:p>0.00008545</text:p>
              </table:table-cell>
              <table:table-cell office:value-type="float" office:value="-0.01554648225">
                <text:p>-0.0155464822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0000855">
                <text:p>0.0000855</text:p>
              </table:table-cell>
              <table:table-cell office:value-type="float" office:value="-0.01479579185">
                <text:p>-0.01479579185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00008555">
                <text:p>0.00008555</text:p>
              </table:table-cell>
              <table:table-cell office:value-type="float" office:value="-0.0132342895">
                <text:p>-0.013234289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0000856">
                <text:p>0.0000856</text:p>
              </table:table-cell>
              <table:table-cell office:value-type="float" office:value="-0.01492161296">
                <text:p>-0.01492161296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00008565">
                <text:p>0.00008565</text:p>
              </table:table-cell>
              <table:table-cell office:value-type="float" office:value="-0.01326857145">
                <text:p>-0.0132685714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0000857">
                <text:p>0.0000857</text:p>
              </table:table-cell>
              <table:table-cell office:value-type="float" office:value="-0.0146420507">
                <text:p>-0.0146420507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00008575">
                <text:p>0.00008575</text:p>
              </table:table-cell>
              <table:table-cell office:value-type="float" office:value="-0.01308605094">
                <text:p>-0.01308605094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.0000858">
                <text:p>0.0000858</text:p>
              </table:table-cell>
              <table:table-cell office:value-type="float" office:value="-0.00969745908">
                <text:p>-0.0096974590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00008585">
                <text:p>0.00008585</text:p>
              </table:table-cell>
              <table:table-cell office:value-type="float" office:value="-0.01322911856">
                <text:p>-0.01322911856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.0000859">
                <text:p>0.0000859</text:p>
              </table:table-cell>
              <table:table-cell office:value-type="float" office:value="-0.01009320912">
                <text:p>-0.0100932091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00008595">
                <text:p>0.00008595</text:p>
              </table:table-cell>
              <table:table-cell office:value-type="float" office:value="-0.01588955808">
                <text:p>-0.01588955808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000086">
                <text:p>0.000086</text:p>
              </table:table-cell>
              <table:table-cell office:value-type="float" office:value="-0.01037750512">
                <text:p>-0.0103775051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00008605">
                <text:p>0.00008605</text:p>
              </table:table-cell>
              <table:table-cell office:value-type="float" office:value="-0.01648869329">
                <text:p>-0.01648869329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.0000861">
                <text:p>0.0000861</text:p>
              </table:table-cell>
              <table:table-cell office:value-type="float" office:value="-0.01811931735">
                <text:p>-0.0181193173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.00008615">
                <text:p>0.00008615</text:p>
              </table:table-cell>
              <table:table-cell office:value-type="float" office:value="-0.01241530655">
                <text:p>-0.012415306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